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5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5916.2" calcext:value-type="float">
            <text:p>5916,2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3487.9" calcext:value-type="float">
            <text:p>3487,9</text:p>
          </table:table-cell>
          <table:table-cell table:style-name="ce1" office:value-type="float" office:value="11161.3" calcext:value-type="float">
            <text:p>11161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91.8" calcext:value-type="float">
            <text:p>4391,8</text:p>
          </table:table-cell>
          <table:table-cell table:style-name="ce1" office:value-type="float" office:value="5555" calcext:value-type="float">
            <text:p>5555</text:p>
          </table:table-cell>
          <table:table-cell table:style-name="ce1" office:value-type="float" office:value="153829.9" calcext:value-type="float">
            <text:p>153829,9</text:p>
          </table:table-cell>
          <table:table-cell table:style-name="ce1" office:value-type="float" office:value="5133.8" calcext:value-type="float">
            <text:p>5133,8</text:p>
          </table:table-cell>
          <table:table-cell table:style-name="ce1" office:value-type="float" office:value="5113.8" calcext:value-type="float">
            <text:p>5113,8</text:p>
          </table:table-cell>
          <table:table-cell table:style-name="ce1" office:value-type="float" office:value="781.6" calcext:value-type="float">
            <text:p>781,6</text:p>
          </table:table-cell>
          <table:table-cell table:style-name="ce1" office:value-type="float" office:value="621.4" calcext:value-type="float">
            <text:p>621,4</text:p>
          </table:table-cell>
          <table:table-cell table:style-name="ce1" office:value-type="float" office:value="56136.8" calcext:value-type="float">
            <text:p>56136,8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5194.2" calcext:value-type="float">
            <text:p>5194,2</text:p>
          </table:table-cell>
          <table:table-cell table:style-name="ce1" office:value-type="float" office:value="661.2" calcext:value-type="float">
            <text:p>661,2</text:p>
          </table:table-cell>
          <table:table-cell table:number-columns-repeated="2" table:style-name="ce1" office:value-type="float" office:value="11161.3" calcext:value-type="float">
            <text:p>11161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12.4" calcext:value-type="float">
            <text:p>4612,4</text:p>
          </table:table-cell>
          <table:table-cell table:style-name="ce1" office:value-type="float" office:value="5795.6" calcext:value-type="float">
            <text:p>5795,6</text:p>
          </table:table-cell>
          <table:table-cell table:style-name="ce1" office:value-type="float" office:value="153857.8" calcext:value-type="float">
            <text:p>153857,8</text:p>
          </table:table-cell>
          <table:table-cell table:style-name="ce1" office:value-type="float" office:value="5073.8" calcext:value-type="float">
            <text:p>5073,8</text:p>
          </table:table-cell>
          <table:table-cell table:style-name="ce1" office:value-type="float" office:value="4186" calcext:value-type="float">
            <text:p>4186</text:p>
          </table:table-cell>
          <table:table-cell table:style-name="ce1" office:value-type="float" office:value="801.6" calcext:value-type="float">
            <text:p>801,6</text:p>
          </table:table-cell>
          <table:table-cell table:style-name="ce1" office:value-type="float" office:value="440.8" calcext:value-type="float">
            <text:p>440,8</text:p>
          </table:table-cell>
          <table:table-cell table:style-name="ce1" office:value-type="float" office:value="55194" calcext:value-type="float">
            <text:p>5519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41.8" calcext:value-type="float">
            <text:p>841,8</text:p>
          </table:table-cell>
          <table:table-cell table:style-name="ce1" office:value-type="float" office:value="212.5" calcext:value-type="float">
            <text:p>212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5695.6" calcext:value-type="float">
            <text:p>5695,6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6975.8" calcext:value-type="float">
            <text:p>6975,8</text:p>
          </table:table-cell>
          <table:table-cell table:style-name="ce1" office:value-type="float" office:value="11161.3" calcext:value-type="float">
            <text:p>11161,3</text:p>
          </table:table-cell>
          <table:table-cell table:style-name="ce1" office:value-type="float" office:value="4650.5" calcext:value-type="float">
            <text:p>4650,5</text:p>
          </table:table-cell>
          <table:table-cell table:style-name="ce1" office:value-type="float" office:value="5314.4" calcext:value-type="float">
            <text:p>5314,4</text:p>
          </table:table-cell>
          <table:table-cell table:style-name="ce1" office:value-type="float" office:value="6176.8" calcext:value-type="float">
            <text:p>6176,8</text:p>
          </table:table-cell>
          <table:table-cell table:style-name="ce1" office:value-type="float" office:value="153857.8" calcext:value-type="float">
            <text:p>153857,8</text:p>
          </table:table-cell>
          <table:table-cell table:style-name="ce1" office:value-type="float" office:value="4953.4" calcext:value-type="float">
            <text:p>4953,4</text:p>
          </table:table-cell>
          <table:table-cell table:style-name="ce1" office:value-type="float" office:value="4186.3" calcext:value-type="float">
            <text:p>4186,3</text:p>
          </table:table-cell>
          <table:table-cell table:style-name="ce1" office:value-type="float" office:value="425.8" calcext:value-type="float">
            <text:p>425,8</text:p>
          </table:table-cell>
          <table:table-cell table:style-name="ce1" office:value-type="float" office:value="601.3" calcext:value-type="float">
            <text:p>601,3</text:p>
          </table:table-cell>
          <table:table-cell table:style-name="ce1" office:value-type="float" office:value="55555" calcext:value-type="float">
            <text:p>5555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804.4" calcext:value-type="float">
            <text:p>1804,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.2" calcext:value-type="float">
            <text:p>80,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5936" calcext:value-type="float">
            <text:p>5936</text:p>
          </table:table-cell>
          <table:table-cell table:style-name="ce1" office:value-type="float" office:value="621.2" calcext:value-type="float">
            <text:p>621,2</text:p>
          </table:table-cell>
          <table:table-cell table:style-name="ce1" office:value-type="float" office:value="8370.9" calcext:value-type="float">
            <text:p>8370,9</text:p>
          </table:table-cell>
          <table:table-cell table:style-name="ce1" office:value-type="float" office:value="11161.3" calcext:value-type="float">
            <text:p>11161,3</text:p>
          </table:table-cell>
          <table:table-cell table:style-name="ce1" office:value-type="float" office:value="3487.9" calcext:value-type="float">
            <text:p>3487,9</text:p>
          </table:table-cell>
          <table:table-cell table:style-name="ce1" office:value-type="float" office:value="5174" calcext:value-type="float">
            <text:p>5174</text:p>
          </table:table-cell>
          <table:table-cell table:style-name="ce1" office:value-type="float" office:value="5254.2" calcext:value-type="float">
            <text:p>5254,2</text:p>
          </table:table-cell>
          <table:table-cell table:style-name="ce1" office:value-type="float" office:value="151039.6" calcext:value-type="float">
            <text:p>151039,6</text:p>
          </table:table-cell>
          <table:table-cell table:style-name="ce1" office:value-type="float" office:value="6477.6" calcext:value-type="float">
            <text:p>6477,6</text:p>
          </table:table-cell>
          <table:table-cell table:style-name="ce1" office:value-type="float" office:value="4938.3" calcext:value-type="float">
            <text:p>4938,3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float" office:value="400.8" calcext:value-type="float">
            <text:p>400,8</text:p>
          </table:table-cell>
          <table:table-cell table:style-name="ce1" office:value-type="float" office:value="53188.4" calcext:value-type="float">
            <text:p>53188,4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650.5" calcext:value-type="float">
            <text:p>4650,5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6176.8" calcext:value-type="float">
            <text:p>6176,8</text:p>
          </table:table-cell>
          <table:table-cell table:style-name="ce1" office:value-type="float" office:value="801.6" calcext:value-type="float">
            <text:p>801,6</text:p>
          </table:table-cell>
          <table:table-cell table:style-name="ce1" office:value-type="float" office:value="6975.8" calcext:value-type="float">
            <text:p>6975,8</text:p>
          </table:table-cell>
          <table:table-cell table:style-name="ce1" office:value-type="float" office:value="13951.6" calcext:value-type="float">
            <text:p>13951,6</text:p>
          </table:table-cell>
          <table:table-cell table:style-name="ce1" office:value-type="float" office:value="4650.5" calcext:value-type="float">
            <text:p>4650,5</text:p>
          </table:table-cell>
          <table:table-cell table:style-name="ce1" office:value-type="float" office:value="4271.6" calcext:value-type="float">
            <text:p>4271,6</text:p>
          </table:table-cell>
          <table:table-cell table:style-name="ce1" office:value-type="float" office:value="5515.2" calcext:value-type="float">
            <text:p>5515,2</text:p>
          </table:table-cell>
          <table:table-cell table:style-name="ce1" office:value-type="float" office:value="162228.8" calcext:value-type="float">
            <text:p>162228,8</text:p>
          </table:table-cell>
          <table:table-cell table:style-name="ce1" office:value-type="float" office:value="4652.6" calcext:value-type="float">
            <text:p>4652,6</text:p>
          </table:table-cell>
          <table:table-cell table:style-name="ce1" office:value-type="float" office:value="4337" calcext:value-type="float">
            <text:p>4337</text:p>
          </table:table-cell>
          <table:table-cell table:style-name="ce1" office:value-type="float" office:value="701.4" calcext:value-type="float">
            <text:p>701,4</text:p>
          </table:table-cell>
          <table:table-cell table:style-name="ce1" office:value-type="float" office:value="425.5" calcext:value-type="float">
            <text:p>425,5</text:p>
          </table:table-cell>
          <table:table-cell table:style-name="ce1" office:value-type="float" office:value="53669.8" calcext:value-type="float">
            <text:p>53669,8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1704.2" calcext:value-type="float">
            <text:p>1704,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3" calcext:value-type="float">
            <text:p>33,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5615.4" calcext:value-type="float">
            <text:p>5615,4</text:p>
          </table:table-cell>
          <table:table-cell table:style-name="ce1" office:value-type="float" office:value="681.2" calcext:value-type="float">
            <text:p>681,2</text:p>
          </table:table-cell>
          <table:table-cell table:style-name="ce1" office:value-type="float" office:value="6975.8" calcext:value-type="float">
            <text:p>6975,8</text:p>
          </table:table-cell>
          <table:table-cell table:style-name="ce1" office:value-type="float" office:value="11161.3" calcext:value-type="float">
            <text:p>11161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51.4" calcext:value-type="float">
            <text:p>4251,4</text:p>
          </table:table-cell>
          <table:table-cell table:style-name="ce1" office:value-type="float" office:value="5214" calcext:value-type="float">
            <text:p>5214</text:p>
          </table:table-cell>
          <table:table-cell table:style-name="ce1" office:value-type="float" office:value="151039.6" calcext:value-type="float">
            <text:p>151039,6</text:p>
          </table:table-cell>
          <table:table-cell table:style-name="ce1" office:value-type="float" office:value="5173.8" calcext:value-type="float">
            <text:p>5173,8</text:p>
          </table:table-cell>
          <table:table-cell table:style-name="ce1" office:value-type="float" office:value="4512" calcext:value-type="float">
            <text:p>4512</text:p>
          </table:table-cell>
          <table:table-cell table:style-name="ce1" office:value-type="float" office:value="1022.2" calcext:value-type="float">
            <text:p>1022,2</text:p>
          </table:table-cell>
          <table:table-cell table:style-name="ce1" office:value-type="float" office:value="621.2" calcext:value-type="float">
            <text:p>621,2</text:p>
          </table:table-cell>
          <table:table-cell table:style-name="ce1" office:value-type="float" office:value="55374.8" calcext:value-type="float">
            <text:p>55374,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23.8" calcext:value-type="float">
            <text:p>1523,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487.9" calcext:value-type="float">
            <text:p>3487,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5956.2" calcext:value-type="float">
            <text:p>5956,2</text:p>
          </table:table-cell>
          <table:table-cell table:style-name="ce1" office:value-type="float" office:value="400.6" calcext:value-type="float">
            <text:p>400,6</text:p>
          </table:table-cell>
          <table:table-cell table:style-name="ce1" office:value-type="float" office:value="5580.6" calcext:value-type="float">
            <text:p>5580,6</text:p>
          </table:table-cell>
          <table:table-cell table:style-name="ce1" office:value-type="float" office:value="11161.3" calcext:value-type="float">
            <text:p>11161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72.4" calcext:value-type="float">
            <text:p>4572,4</text:p>
          </table:table-cell>
          <table:table-cell table:style-name="ce1" office:value-type="float" office:value="4993.6" calcext:value-type="float">
            <text:p>4993,6</text:p>
          </table:table-cell>
          <table:table-cell table:style-name="ce1" office:value-type="float" office:value="145486.9" calcext:value-type="float">
            <text:p>145486,9</text:p>
          </table:table-cell>
          <table:table-cell table:style-name="ce1" office:value-type="float" office:value="5815.8" calcext:value-type="float">
            <text:p>5815,8</text:p>
          </table:table-cell>
          <table:table-cell table:style-name="ce1" office:value-type="float" office:value="4437" calcext:value-type="float">
            <text:p>4437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01.2" calcext:value-type="float">
            <text:p>601,2</text:p>
          </table:table-cell>
          <table:table-cell table:style-name="ce1" office:value-type="float" office:value="54772.8" calcext:value-type="float">
            <text:p>54772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22.6" calcext:value-type="float">
            <text:p>1122,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650.5" calcext:value-type="float">
            <text:p>4650,5</text:p>
          </table:table-cell>
          <table:table-cell table:style-name="ce1" office:value-type="float" office:value="100.3" calcext:value-type="float">
            <text:p>100,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6.7" calcext:value-type="float">
            <text:p>66,7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4.1" calcext:value-type="float">
            <text:p>14,1</text:p>
          </table:table-cell>
          <table:table-cell office:value-type="float" office:value="5916" calcext:value-type="float">
            <text:p>5916</text:p>
          </table:table-cell>
          <table:table-cell office:value-type="float" office:value="701.6" calcext:value-type="float">
            <text:p>701,6</text:p>
          </table:table-cell>
          <table:table-cell office:value-type="float" office:value="5580.6" calcext:value-type="float">
            <text:p>5580,6</text:p>
          </table:table-cell>
          <table:table-cell office:value-type="float" office:value="13951.6" calcext:value-type="float">
            <text:p>13951,6</text:p>
          </table:table-cell>
          <table:table-cell office:value-type="float" office:value="4650.5" calcext:value-type="float">
            <text:p>4650,5</text:p>
          </table:table-cell>
          <table:table-cell table:number-columns-repeated="2" office:value-type="float" office:value="5214.2" calcext:value-type="float">
            <text:p>5214,2</text:p>
          </table:table-cell>
          <table:table-cell office:value-type="float" office:value="151011.7" calcext:value-type="float">
            <text:p>151011,7</text:p>
          </table:table-cell>
          <table:table-cell office:value-type="float" office:value="5374.4" calcext:value-type="float">
            <text:p>5374,4</text:p>
          </table:table-cell>
          <table:table-cell office:value-type="float" office:value="4688" calcext:value-type="float">
            <text:p>4688</text:p>
          </table:table-cell>
          <table:table-cell office:value-type="float" office:value="661.4" calcext:value-type="float">
            <text:p>661,4</text:p>
          </table:table-cell>
          <table:table-cell office:value-type="float" office:value="375.5" calcext:value-type="float">
            <text:p>375,5</text:p>
          </table:table-cell>
          <table:table-cell office:value-type="float" office:value="55815.8" calcext:value-type="float">
            <text:p>55815,8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443.6" calcext:value-type="float">
            <text:p>1443,6</text:p>
          </table:table-cell>
          <table:table-cell office:value-type="float" office:value="240" calcext:value-type="float">
            <text:p>240</text:p>
          </table:table-cell>
          <table:table-cell office:value-type="float" office:value="6975.8" calcext:value-type="float">
            <text:p>6975,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15.9" calcext:value-type="float">
            <text:p>15,9</text:p>
          </table:table-cell>
          <table:table-cell office:value-type="float" office:value="5916" calcext:value-type="float">
            <text:p>5916</text:p>
          </table:table-cell>
          <table:table-cell office:value-type="float" office:value="541" calcext:value-type="float">
            <text:p>541</text:p>
          </table:table-cell>
          <table:table-cell office:value-type="float" office:value="5580.6" calcext:value-type="float">
            <text:p>5580,6</text:p>
          </table:table-cell>
          <table:table-cell office:value-type="float" office:value="11161.3" calcext:value-type="float">
            <text:p>11161,3</text:p>
          </table:table-cell>
          <table:table-cell office:value-type="float" office:value="0" calcext:value-type="float">
            <text:p>0</text:p>
          </table:table-cell>
          <table:table-cell office:value-type="float" office:value="4753" calcext:value-type="float">
            <text:p>4753</text:p>
          </table:table-cell>
          <table:table-cell office:value-type="float" office:value="4973.6" calcext:value-type="float">
            <text:p>4973,6</text:p>
          </table:table-cell>
          <table:table-cell office:value-type="float" office:value="151039.6" calcext:value-type="float">
            <text:p>151039,6</text:p>
          </table:table-cell>
          <table:table-cell office:value-type="float" office:value="5174" calcext:value-type="float">
            <text:p>5174</text:p>
          </table:table-cell>
          <table:table-cell office:value-type="float" office:value="3449.2" calcext:value-type="float">
            <text:p>3449,2</text:p>
          </table:table-cell>
          <table:table-cell office:value-type="float" office:value="821.8" calcext:value-type="float">
            <text:p>821,8</text:p>
          </table:table-cell>
          <table:table-cell office:value-type="float" office:value="501" calcext:value-type="float">
            <text:p>501</text:p>
          </table:table-cell>
          <table:table-cell office:value-type="float" office:value="56878.6" calcext:value-type="float">
            <text:p>56878,6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,2</text:p>
          </table:table-cell>
          <table:table-cell office:value-type="float" office:value="1262.8" calcext:value-type="float">
            <text:p>1262,8</text:p>
          </table:table-cell>
          <table:table-cell office:value-type="float" office:value="112.5" calcext:value-type="float">
            <text:p>112,5</text:p>
          </table:table-cell>
          <table:table-cell office:value-type="float" office:value="3487.9" calcext:value-type="float">
            <text:p>3487,9</text:p>
          </table:table-cell>
          <table:table-cell office:value-type="float" office:value="133.3" calcext:value-type="float">
            <text:p>1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17.7" calcext:value-type="float">
            <text:p>17,7</text:p>
          </table:table-cell>
          <table:table-cell office:value-type="float" office:value="5655.4" calcext:value-type="float">
            <text:p>5655,4</text:p>
          </table:table-cell>
          <table:table-cell office:value-type="float" office:value="821.8" calcext:value-type="float">
            <text:p>821,8</text:p>
          </table:table-cell>
          <table:table-cell office:value-type="float" office:value="6975.8" calcext:value-type="float">
            <text:p>6975,8</text:p>
          </table:table-cell>
          <table:table-cell office:value-type="float" office:value="11161.3" calcext:value-type="float">
            <text:p>11161,3</text:p>
          </table:table-cell>
          <table:table-cell office:value-type="float" office:value="0" calcext:value-type="float">
            <text:p>0</text:p>
          </table:table-cell>
          <table:table-cell office:value-type="float" office:value="4893" calcext:value-type="float">
            <text:p>4893</text:p>
          </table:table-cell>
          <table:table-cell office:value-type="float" office:value="5214.2" calcext:value-type="float">
            <text:p>5214,2</text:p>
          </table:table-cell>
          <table:table-cell office:value-type="float" office:value="142612.9" calcext:value-type="float">
            <text:p>142612,9</text:p>
          </table:table-cell>
          <table:table-cell office:value-type="float" office:value="4853.2" calcext:value-type="float">
            <text:p>4853,2</text:p>
          </table:table-cell>
          <table:table-cell office:value-type="float" office:value="5239" calcext:value-type="float">
            <text:p>5239</text:p>
          </table:table-cell>
          <table:table-cell office:value-type="float" office:value="821.8" calcext:value-type="float">
            <text:p>821,8</text:p>
          </table:table-cell>
          <table:table-cell office:value-type="float" office:value="501" calcext:value-type="float">
            <text:p>501</text:p>
          </table:table-cell>
          <table:table-cell office:value-type="float" office:value="54412" calcext:value-type="float">
            <text:p>54412</text:p>
          </table:table-cell>
          <table:table-cell office:value-type="float" office:value="14.3" calcext:value-type="float">
            <text:p>14,3</text:p>
          </table:table-cell>
          <table:table-cell office:value-type="float" office:value="80" calcext:value-type="float">
            <text:p>80</text:p>
          </table:table-cell>
          <table:table-cell office:value-type="float" office:value="1222.8" calcext:value-type="float">
            <text:p>1222,8</text:p>
          </table:table-cell>
          <table:table-cell office:value-type="float" office:value="100" calcext:value-type="float">
            <text:p>100</text:p>
          </table:table-cell>
          <table:table-cell office:value-type="float" office:value="6975.8" calcext:value-type="float">
            <text:p>6975,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19.4" calcext:value-type="float">
            <text:p>19,4</text:p>
          </table:table-cell>
          <table:table-cell office:value-type="float" office:value="5455" calcext:value-type="float">
            <text:p>5455</text:p>
          </table:table-cell>
          <table:table-cell office:value-type="float" office:value="801.8" calcext:value-type="float">
            <text:p>801,8</text:p>
          </table:table-cell>
          <table:table-cell office:value-type="float" office:value="5580.6" calcext:value-type="float">
            <text:p>5580,6</text:p>
          </table:table-cell>
          <table:table-cell office:value-type="float" office:value="11161.3" calcext:value-type="float">
            <text:p>11161,3</text:p>
          </table:table-cell>
          <table:table-cell office:value-type="float" office:value="4650.5" calcext:value-type="float">
            <text:p>4650,5</text:p>
          </table:table-cell>
          <table:table-cell office:value-type="float" office:value="4472" calcext:value-type="float">
            <text:p>4472</text:p>
          </table:table-cell>
          <table:table-cell office:value-type="float" office:value="5595.2" calcext:value-type="float">
            <text:p>5595,2</text:p>
          </table:table-cell>
          <table:table-cell office:value-type="float" office:value="148249.3" calcext:value-type="float">
            <text:p>148249,3</text:p>
          </table:table-cell>
          <table:table-cell office:value-type="float" office:value="4752.8" calcext:value-type="float">
            <text:p>4752,8</text:p>
          </table:table-cell>
          <table:table-cell office:value-type="float" office:value="4812.8" calcext:value-type="float">
            <text:p>4812,8</text:p>
          </table:table-cell>
          <table:table-cell office:value-type="float" office:value="761.6" calcext:value-type="float">
            <text:p>761,6</text:p>
          </table:table-cell>
          <table:table-cell office:value-type="float" office:value="601.2" calcext:value-type="float">
            <text:p>601,2</text:p>
          </table:table-cell>
          <table:table-cell office:value-type="float" office:value="53549.6" calcext:value-type="float">
            <text:p>53549,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624.2" calcext:value-type="float">
            <text:p>1624,2</text:p>
          </table:table-cell>
          <table:table-cell office:value-type="float" office:value="312.5" calcext:value-type="float">
            <text:p>312,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.2" calcext:value-type="float">
            <text:p>21,2</text:p>
          </table:table-cell>
          <table:table-cell office:value-type="float" office:value="6116.4" calcext:value-type="float">
            <text:p>6116,4</text:p>
          </table:table-cell>
          <table:table-cell office:value-type="float" office:value="621" calcext:value-type="float">
            <text:p>621</text:p>
          </table:table-cell>
          <table:table-cell office:value-type="float" office:value="2790.3" calcext:value-type="float">
            <text:p>2790,3</text:p>
          </table:table-cell>
          <table:table-cell office:value-type="float" office:value="13951.6" calcext:value-type="float">
            <text:p>13951,6</text:p>
          </table:table-cell>
          <table:table-cell office:value-type="float" office:value="0" calcext:value-type="float">
            <text:p>0</text:p>
          </table:table-cell>
          <table:table-cell office:value-type="float" office:value="4933.2" calcext:value-type="float">
            <text:p>4933,2</text:p>
          </table:table-cell>
          <table:table-cell office:value-type="float" office:value="4973.6" calcext:value-type="float">
            <text:p>4973,6</text:p>
          </table:table-cell>
          <table:table-cell office:value-type="float" office:value="151067.5" calcext:value-type="float">
            <text:p>151067,5</text:p>
          </table:table-cell>
          <table:table-cell office:value-type="float" office:value="5675.4" calcext:value-type="float">
            <text:p>5675,4</text:p>
          </table:table-cell>
          <table:table-cell office:value-type="float" office:value="4086" calcext:value-type="float">
            <text:p>4086</text:p>
          </table:table-cell>
          <table:table-cell office:value-type="float" office:value="701.5" calcext:value-type="float">
            <text:p>701,5</text:p>
          </table:table-cell>
          <table:table-cell office:value-type="float" office:value="576" calcext:value-type="float">
            <text:p>576</text:p>
          </table:table-cell>
          <table:table-cell office:value-type="float" office:value="53389.2" calcext:value-type="float">
            <text:p>53389,2</text:p>
          </table:table-cell>
          <table:table-cell office:value-type="float" office:value="25" calcext:value-type="float">
            <text:p>25</text:p>
          </table:table-cell>
          <table:table-cell office:value-type="float" office:value="125.3" calcext:value-type="float">
            <text:p>125,3</text:p>
          </table:table-cell>
          <table:table-cell office:value-type="float" office:value="1624" calcext:value-type="float">
            <text:p>1624</text:p>
          </table:table-cell>
          <table:table-cell office:value-type="float" office:value="200" calcext:value-type="float">
            <text:p>200</text:p>
          </table:table-cell>
          <table:table-cell office:value-type="float" office:value="4650.5" calcext:value-type="float">
            <text:p>4650,5</text:p>
          </table:table-cell>
          <table:table-cell office:value-type="float" office:value="140" calcext:value-type="float">
            <text:p>140</text:p>
          </table:table-cell>
          <table:table-cell office:value-type="float" office:value="1453.5" calcext:value-type="float">
            <text:p>1453,5</text:p>
          </table:table-cell>
          <table:table-cell office:value-type="float" office:value="601.2" calcext:value-type="float">
            <text:p>601,2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6417.6" calcext:value-type="float">
            <text:p>6417,6</text:p>
          </table:table-cell>
          <table:table-cell office:value-type="float" office:value="14414.8" calcext:value-type="float">
            <text:p>14414,8</text:p>
          </table:table-cell>
          <table:table-cell office:value-type="float" office:value="8131.9" calcext:value-type="float">
            <text:p>8131,9</text:p>
          </table:table-cell>
          <table:table-cell office:value-type="float" office:value="64479" calcext:value-type="float">
            <text:p>64479</text:p>
          </table:table-cell>
          <table:table-cell office:value-type="float" office:value="0" calcext:value-type="float">
            <text:p>0</text:p>
          </table:table-cell>
          <table:table-cell office:value-type="float" office:value="16586" calcext:value-type="float">
            <text:p>16586</text:p>
          </table:table-cell>
          <table:table-cell office:value-type="float" office:value="9200.3" calcext:value-type="float">
            <text:p>9200,3</text:p>
          </table:table-cell>
          <table:table-cell office:value-type="float" office:value="184783.3" calcext:value-type="float">
            <text:p>184783,3</text:p>
          </table:table-cell>
          <table:table-cell office:value-type="float" office:value="12995.8" calcext:value-type="float">
            <text:p>12995,8</text:p>
          </table:table-cell>
          <table:table-cell office:value-type="float" office:value="40312.6" calcext:value-type="float">
            <text:p>40312,6</text:p>
          </table:table-cell>
          <table:table-cell office:value-type="float" office:value="8022" calcext:value-type="float">
            <text:p>8022</text:p>
          </table:table-cell>
          <table:table-cell office:value-type="float" office:value="26333.2" calcext:value-type="float">
            <text:p>26333,2</text:p>
          </table:table-cell>
          <table:table-cell office:value-type="float" office:value="66846.2" calcext:value-type="float">
            <text:p>66846,2</text:p>
          </table:table-cell>
          <table:table-cell office:value-type="float" office:value="34897.1" calcext:value-type="float">
            <text:p>34897,1</text:p>
          </table:table-cell>
          <table:table-cell office:value-type="float" office:value="7239.8" calcext:value-type="float">
            <text:p>7239,8</text:p>
          </table:table-cell>
          <table:table-cell office:value-type="float" office:value="7500.6" calcext:value-type="float">
            <text:p>7500,6</text:p>
          </table:table-cell>
          <table:table-cell office:value-type="float" office:value="29999.6" calcext:value-type="float">
            <text:p>29999,6</text:p>
          </table:table-cell>
          <table:table-cell office:value-type="float" office:value="157595.7" calcext:value-type="float">
            <text:p>157595,7</text:p>
          </table:table-cell>
          <table:table-cell office:value-type="float" office:value="98495" calcext:value-type="float">
            <text:p>98495</text:p>
          </table:table-cell>
          <table:table-cell office:value-type="float" office:value="66024" calcext:value-type="float">
            <text:p>66024</text:p>
          </table:table-cell>
          <table:table-cell office:value-type="float" office:value="102264.6" calcext:value-type="float">
            <text:p>102264,6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.7" calcext:value-type="float">
            <text:p>24,7</text:p>
          </table:table-cell>
          <table:table-cell office:value-type="float" office:value="28419" calcext:value-type="float">
            <text:p>28419</text:p>
          </table:table-cell>
          <table:table-cell office:value-type="float" office:value="35759.6" calcext:value-type="float">
            <text:p>35759,6</text:p>
          </table:table-cell>
          <table:table-cell office:value-type="float" office:value="34323.8" calcext:value-type="float">
            <text:p>34323,8</text:p>
          </table:table-cell>
          <table:table-cell office:value-type="float" office:value="389947" calcext:value-type="float">
            <text:p>389947</text:p>
          </table:table-cell>
          <table:table-cell office:value-type="float" office:value="3575.4" calcext:value-type="float">
            <text:p>3575,4</text:p>
          </table:table-cell>
          <table:table-cell office:value-type="float" office:value="106938.8" calcext:value-type="float">
            <text:p>106938,8</text:p>
          </table:table-cell>
          <table:table-cell office:value-type="float" office:value="15182.2" calcext:value-type="float">
            <text:p>15182,2</text:p>
          </table:table-cell>
          <table:table-cell office:value-type="float" office:value="364203.6" calcext:value-type="float">
            <text:p>364203,6</text:p>
          </table:table-cell>
          <table:table-cell office:value-type="float" office:value="44283.4" calcext:value-type="float">
            <text:p>44283,4</text:p>
          </table:table-cell>
          <table:table-cell office:value-type="float" office:value="40352.6" calcext:value-type="float">
            <text:p>40352,6</text:p>
          </table:table-cell>
          <table:table-cell office:value-type="float" office:value="20797.8" calcext:value-type="float">
            <text:p>20797,8</text:p>
          </table:table-cell>
          <table:table-cell office:value-type="float" office:value="148213.6" calcext:value-type="float">
            <text:p>148213,6</text:p>
          </table:table-cell>
          <table:table-cell office:value-type="float" office:value="100179.2" calcext:value-type="float">
            <text:p>100179,2</text:p>
          </table:table-cell>
          <table:table-cell office:value-type="float" office:value="139638.5" calcext:value-type="float">
            <text:p>139638,5</text:p>
          </table:table-cell>
          <table:table-cell office:value-type="float" office:value="14841" calcext:value-type="float">
            <text:p>14841</text:p>
          </table:table-cell>
          <table:table-cell office:value-type="float" office:value="16345" calcext:value-type="float">
            <text:p>16345</text:p>
          </table:table-cell>
          <table:table-cell office:value-type="float" office:value="84433.2" calcext:value-type="float">
            <text:p>84433,2</text:p>
          </table:table-cell>
          <table:table-cell office:value-type="float" office:value="435854.8" calcext:value-type="float">
            <text:p>435854,8</text:p>
          </table:table-cell>
          <table:table-cell office:value-type="float" office:value="181144.8" calcext:value-type="float">
            <text:p>181144,8</text:p>
          </table:table-cell>
          <table:table-cell office:value-type="float" office:value="161050" calcext:value-type="float">
            <text:p>161050</text:p>
          </table:table-cell>
          <table:table-cell office:value-type="float" office:value="191033.6" calcext:value-type="float">
            <text:p>191033,6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.5" calcext:value-type="float">
            <text:p>26,5</text:p>
          </table:table-cell>
          <table:table-cell office:value-type="float" office:value="57640.6" calcext:value-type="float">
            <text:p>57640,6</text:p>
          </table:table-cell>
          <table:table-cell office:value-type="float" office:value="49798.8" calcext:value-type="float">
            <text:p>49798,8</text:p>
          </table:table-cell>
          <table:table-cell office:value-type="float" office:value="43604.4" calcext:value-type="float">
            <text:p>43604,4</text:p>
          </table:table-cell>
          <table:table-cell office:value-type="float" office:value="715009.8" calcext:value-type="float">
            <text:p>715009,8</text:p>
          </table:table-cell>
          <table:table-cell office:value-type="float" office:value="13609.4" calcext:value-type="float">
            <text:p>13609,4</text:p>
          </table:table-cell>
          <table:table-cell office:value-type="float" office:value="251400" calcext:value-type="float">
            <text:p>251400</text:p>
          </table:table-cell>
          <table:table-cell office:value-type="float" office:value="25491" calcext:value-type="float">
            <text:p>25491</text:p>
          </table:table-cell>
          <table:table-cell office:value-type="float" office:value="450334.2" calcext:value-type="float">
            <text:p>450334,2</text:p>
          </table:table-cell>
          <table:table-cell office:value-type="float" office:value="74808.8" calcext:value-type="float">
            <text:p>74808,8</text:p>
          </table:table-cell>
          <table:table-cell office:value-type="float" office:value="64479.8" calcext:value-type="float">
            <text:p>64479,8</text:p>
          </table:table-cell>
          <table:table-cell office:value-type="float" office:value="31628.2" calcext:value-type="float">
            <text:p>31628,2</text:p>
          </table:table-cell>
          <table:table-cell office:value-type="float" office:value="236639.2" calcext:value-type="float">
            <text:p>236639,2</text:p>
          </table:table-cell>
          <table:table-cell office:value-type="float" office:value="139770" calcext:value-type="float">
            <text:p>139770</text:p>
          </table:table-cell>
          <table:table-cell office:value-type="float" office:value="237147" calcext:value-type="float">
            <text:p>237147</text:p>
          </table:table-cell>
          <table:table-cell office:value-type="float" office:value="22061.2" calcext:value-type="float">
            <text:p>22061,2</text:p>
          </table:table-cell>
          <table:table-cell office:value-type="float" office:value="21399.6" calcext:value-type="float">
            <text:p>21399,6</text:p>
          </table:table-cell>
          <table:table-cell office:value-type="float" office:value="114213.2" calcext:value-type="float">
            <text:p>114213,2</text:p>
          </table:table-cell>
          <table:table-cell office:value-type="float" office:value="472136.4" calcext:value-type="float">
            <text:p>472136,4</text:p>
          </table:table-cell>
          <table:table-cell office:value-type="float" office:value="281766.4" calcext:value-type="float">
            <text:p>281766,4</text:p>
          </table:table-cell>
          <table:table-cell office:value-type="float" office:value="256092.8" calcext:value-type="float">
            <text:p>256092,8</text:p>
          </table:table-cell>
          <table:table-cell office:value-type="float" office:value="283229.6" calcext:value-type="float">
            <text:p>283229,6</text:p>
          </table:table-cell>
          <table:table-cell table:number-columns-repeated="1002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style-name="ce2" office:value-type="float" office:value="78558.8" calcext:value-type="float">
            <text:p>78558,8</text:p>
          </table:table-cell>
          <table:table-cell table:style-name="ce2" office:value-type="float" office:value="54471.8" calcext:value-type="float">
            <text:p>54471,8</text:p>
          </table:table-cell>
          <table:table-cell table:style-name="ce2" office:value-type="float" office:value="61677.6" calcext:value-type="float">
            <text:p>61677,6</text:p>
          </table:table-cell>
          <table:table-cell table:style-name="ce2" office:value-type="float" office:value="1395966.3" calcext:value-type="float">
            <text:p>1395966,3</text:p>
          </table:table-cell>
          <table:table-cell table:style-name="ce2" office:value-type="float" office:value="13992.2" calcext:value-type="float">
            <text:p>13992,2</text:p>
          </table:table-cell>
          <table:table-cell table:style-name="ce2" office:value-type="float" office:value="324264" calcext:value-type="float">
            <text:p>324264</text:p>
          </table:table-cell>
          <table:table-cell table:style-name="ce2" office:value-type="float" office:value="31868.8" calcext:value-type="float">
            <text:p>31868,8</text:p>
          </table:table-cell>
          <table:table-cell table:style-name="ce2" office:value-type="float" office:value="549893.4" calcext:value-type="float">
            <text:p>549893,4</text:p>
          </table:table-cell>
          <table:table-cell table:style-name="ce2" office:value-type="float" office:value="95726.4" calcext:value-type="float">
            <text:p>95726,4</text:p>
          </table:table-cell>
          <table:table-cell table:style-name="ce2" office:value-type="float" office:value="85398" calcext:value-type="float">
            <text:p>85398</text:p>
          </table:table-cell>
          <table:table-cell table:style-name="ce2" office:value-type="float" office:value="39149.2" calcext:value-type="float">
            <text:p>39149,2</text:p>
          </table:table-cell>
          <table:table-cell table:style-name="ce2" office:value-type="float" office:value="301099.2" calcext:value-type="float">
            <text:p>301099,2</text:p>
          </table:table-cell>
          <table:table-cell table:style-name="ce2" office:value-type="float" office:value="162353.6" calcext:value-type="float">
            <text:p>162353,6</text:p>
          </table:table-cell>
          <table:table-cell table:style-name="ce2" office:value-type="float" office:value="328900" calcext:value-type="float">
            <text:p>328900</text:p>
          </table:table-cell>
          <table:table-cell table:style-name="ce2" office:value-type="float" office:value="30765.6" calcext:value-type="float">
            <text:p>30765,6</text:p>
          </table:table-cell>
          <table:table-cell table:style-name="ce2" office:value-type="float" office:value="28760" calcext:value-type="float">
            <text:p>28760</text:p>
          </table:table-cell>
          <table:table-cell table:style-name="ce2" office:value-type="float" office:value="145153.6" calcext:value-type="float">
            <text:p>145153,6</text:p>
          </table:table-cell>
          <table:table-cell table:style-name="ce2" office:value-type="float" office:value="639751" calcext:value-type="float">
            <text:p>639751</text:p>
          </table:table-cell>
          <table:table-cell table:style-name="ce2" office:value-type="float" office:value="319430.4" calcext:value-type="float">
            <text:p>319430,4</text:p>
          </table:table-cell>
          <table:table-cell table:style-name="ce2" office:value-type="float" office:value="338002.4" calcext:value-type="float">
            <text:p>338002,4</text:p>
          </table:table-cell>
          <table:table-cell table:style-name="ce2" office:value-type="float" office:value="348571.2" calcext:value-type="float">
            <text:p>348571,2</text:p>
          </table:table-cell>
          <table:table-cell table:style-name="ce2"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style-name="ce2" office:value-type="float" office:value="106236.8" calcext:value-type="float">
            <text:p>106236,8</text:p>
          </table:table-cell>
          <table:table-cell table:style-name="ce2" office:value-type="float" office:value="55976.2" calcext:value-type="float">
            <text:p>55976,2</text:p>
          </table:table-cell>
          <table:table-cell table:style-name="ce2" office:value-type="float" office:value="56800.9" calcext:value-type="float">
            <text:p>56800,9</text:p>
          </table:table-cell>
          <table:table-cell table:style-name="ce2" office:value-type="float" office:value="1524044.2" calcext:value-type="float">
            <text:p>1524044,2</text:p>
          </table:table-cell>
          <table:table-cell table:style-name="ce2" office:value-type="float" office:value="21257.8" calcext:value-type="float">
            <text:p>21257,8</text:p>
          </table:table-cell>
          <table:table-cell table:style-name="ce2" office:value-type="float" office:value="394779.2" calcext:value-type="float">
            <text:p>394779,2</text:p>
          </table:table-cell>
          <table:table-cell table:style-name="ce2" office:value-type="float" office:value="39149.2" calcext:value-type="float">
            <text:p>39149,2</text:p>
          </table:table-cell>
          <table:table-cell table:style-name="ce2" office:value-type="float" office:value="633766.3" calcext:value-type="float">
            <text:p>633766,3</text:p>
          </table:table-cell>
          <table:table-cell table:style-name="ce2" office:value-type="float" office:value="106878" calcext:value-type="float">
            <text:p>106878</text:p>
          </table:table-cell>
          <table:table-cell table:style-name="ce2" office:value-type="float" office:value="98634.8" calcext:value-type="float">
            <text:p>98634,8</text:p>
          </table:table-cell>
          <table:table-cell table:style-name="ce2" office:value-type="float" office:value="44865" calcext:value-type="float">
            <text:p>44865</text:p>
          </table:table-cell>
          <table:table-cell table:style-name="ce2" office:value-type="float" office:value="357478.4" calcext:value-type="float">
            <text:p>357478,4</text:p>
          </table:table-cell>
          <table:table-cell table:style-name="ce2" office:value-type="float" office:value="179761.6" calcext:value-type="float">
            <text:p>179761,6</text:p>
          </table:table-cell>
          <table:table-cell table:style-name="ce2" office:value-type="float" office:value="398344" calcext:value-type="float">
            <text:p>398344</text:p>
          </table:table-cell>
          <table:table-cell table:style-name="ce2" office:value-type="float" office:value="39209.4" calcext:value-type="float">
            <text:p>39209,4</text:p>
          </table:table-cell>
          <table:table-cell table:style-name="ce2" office:value-type="float" office:value="28940.6" calcext:value-type="float">
            <text:p>28940,6</text:p>
          </table:table-cell>
          <table:table-cell table:style-name="ce2" office:value-type="float" office:value="158636.8" calcext:value-type="float">
            <text:p>158636,8</text:p>
          </table:table-cell>
          <table:table-cell table:style-name="ce2" office:value-type="float" office:value="662195.2" calcext:value-type="float">
            <text:p>662195,2</text:p>
          </table:table-cell>
          <table:table-cell table:style-name="ce2" office:value-type="float" office:value="346125.6" calcext:value-type="float">
            <text:p>346125,6</text:p>
          </table:table-cell>
          <table:table-cell table:style-name="ce2" office:value-type="float" office:value="385596.8" calcext:value-type="float">
            <text:p>385596,8</text:p>
          </table:table-cell>
          <table:table-cell table:style-name="ce2" office:value-type="float" office:value="429520" calcext:value-type="float">
            <text:p>429520</text:p>
          </table:table-cell>
          <table:table-cell table:style-name="ce2"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style-name="ce2" office:value-type="float" office:value="117949.2" calcext:value-type="float">
            <text:p>117949,2</text:p>
          </table:table-cell>
          <table:table-cell table:style-name="ce2" office:value-type="float" office:value="66786.4" calcext:value-type="float">
            <text:p>66786,4</text:p>
          </table:table-cell>
          <table:table-cell table:style-name="ce2" office:value-type="float" office:value="60348.3" calcext:value-type="float">
            <text:p>60348,3</text:p>
          </table:table-cell>
          <table:table-cell table:style-name="ce2" office:value-type="float" office:value="1688635.9" calcext:value-type="float">
            <text:p>1688635,9</text:p>
          </table:table-cell>
          <table:table-cell table:style-name="ce2" office:value-type="float" office:value="21905" calcext:value-type="float">
            <text:p>21905</text:p>
          </table:table-cell>
          <table:table-cell table:style-name="ce2" office:value-type="float" office:value="485073.6" calcext:value-type="float">
            <text:p>485073,6</text:p>
          </table:table-cell>
          <table:table-cell table:style-name="ce2" office:value-type="float" office:value="42358" calcext:value-type="float">
            <text:p>42358</text:p>
          </table:table-cell>
          <table:table-cell table:style-name="ce2" office:value-type="float" office:value="606768.5" calcext:value-type="float">
            <text:p>606768,5</text:p>
          </table:table-cell>
          <table:table-cell table:style-name="ce2" office:value-type="float" office:value="109304.8" calcext:value-type="float">
            <text:p>109304,8</text:p>
          </table:table-cell>
          <table:table-cell table:style-name="ce2" office:value-type="float" office:value="103067.6" calcext:value-type="float">
            <text:p>103067,6</text:p>
          </table:table-cell>
          <table:table-cell table:style-name="ce2" office:value-type="float" office:value="40773.6" calcext:value-type="float">
            <text:p>40773,6</text:p>
          </table:table-cell>
          <table:table-cell table:style-name="ce2" office:value-type="float" office:value="391390.4" calcext:value-type="float">
            <text:p>391390,4</text:p>
          </table:table-cell>
          <table:table-cell table:style-name="ce2" office:value-type="float" office:value="183612.8" calcext:value-type="float">
            <text:p>183612,8</text:p>
          </table:table-cell>
          <table:table-cell table:style-name="ce2" office:value-type="float" office:value="445651" calcext:value-type="float">
            <text:p>445651</text:p>
          </table:table-cell>
          <table:table-cell table:style-name="ce2" office:value-type="float" office:value="44644.4" calcext:value-type="float">
            <text:p>44644,4</text:p>
          </table:table-cell>
          <table:table-cell table:style-name="ce2" office:value-type="float" office:value="31488" calcext:value-type="float">
            <text:p>31488</text:p>
          </table:table-cell>
          <table:table-cell table:style-name="ce2" office:value-type="float" office:value="168465.6" calcext:value-type="float">
            <text:p>168465,6</text:p>
          </table:table-cell>
          <table:table-cell table:style-name="ce2" office:value-type="float" office:value="680889.8" calcext:value-type="float">
            <text:p>680889,8</text:p>
          </table:table-cell>
          <table:table-cell table:style-name="ce2" office:value-type="float" office:value="357937.6" calcext:value-type="float">
            <text:p>357937,6</text:p>
          </table:table-cell>
          <table:table-cell table:style-name="ce2" office:value-type="float" office:value="423542.4" calcext:value-type="float">
            <text:p>423542,4</text:p>
          </table:table-cell>
          <table:table-cell table:style-name="ce2" office:value-type="float" office:value="460443.2" calcext:value-type="float">
            <text:p>460443,2</text:p>
          </table:table-cell>
          <table:table-cell table:style-name="ce2"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style-name="ce2" office:value-type="float" office:value="125871.2" calcext:value-type="float">
            <text:p>125871,2</text:p>
          </table:table-cell>
          <table:table-cell table:style-name="ce2" office:value-type="float" office:value="46630.2" calcext:value-type="float">
            <text:p>46630,2</text:p>
          </table:table-cell>
          <table:table-cell table:style-name="ce2" office:value-type="float" office:value="57478.7" calcext:value-type="float">
            <text:p>57478,7</text:p>
          </table:table-cell>
          <table:table-cell table:style-name="ce2" office:value-type="float" office:value="1715549.5" calcext:value-type="float">
            <text:p>1715549,5</text:p>
          </table:table-cell>
          <table:table-cell table:style-name="ce2" office:value-type="float" office:value="23903.9" calcext:value-type="float">
            <text:p>23903,9</text:p>
          </table:table-cell>
          <table:table-cell table:style-name="ce2" office:value-type="float" office:value="470414.4" calcext:value-type="float">
            <text:p>470414,4</text:p>
          </table:table-cell>
          <table:table-cell table:style-name="ce2" office:value-type="float" office:value="45045.6" calcext:value-type="float">
            <text:p>45045,6</text:p>
          </table:table-cell>
          <table:table-cell table:style-name="ce2" office:value-type="float" office:value="627293.1" calcext:value-type="float">
            <text:p>627293,1</text:p>
          </table:table-cell>
          <table:table-cell table:style-name="ce2" office:value-type="float" office:value="115181.2" calcext:value-type="float">
            <text:p>115181,2</text:p>
          </table:table-cell>
          <table:table-cell table:style-name="ce2" office:value-type="float" office:value="109505.6" calcext:value-type="float">
            <text:p>109505,6</text:p>
          </table:table-cell>
          <table:table-cell table:style-name="ce2" office:value-type="float" office:value="42759.2" calcext:value-type="float">
            <text:p>42759,2</text:p>
          </table:table-cell>
          <table:table-cell table:style-name="ce2" office:value-type="float" office:value="415339.2" calcext:value-type="float">
            <text:p>415339,2</text:p>
          </table:table-cell>
          <table:table-cell table:style-name="ce2" office:value-type="float" office:value="199516.8" calcext:value-type="float">
            <text:p>199516,8</text:p>
          </table:table-cell>
          <table:table-cell table:style-name="ce2" office:value-type="float" office:value="473569" calcext:value-type="float">
            <text:p>473569</text:p>
          </table:table-cell>
          <table:table-cell table:style-name="ce2" office:value-type="float" office:value="43601.4" calcext:value-type="float">
            <text:p>43601,4</text:p>
          </table:table-cell>
          <table:table-cell table:style-name="ce2" office:value-type="float" office:value="34295.4" calcext:value-type="float">
            <text:p>34295,4</text:p>
          </table:table-cell>
          <table:table-cell table:style-name="ce2" office:value-type="float" office:value="166914.4" calcext:value-type="float">
            <text:p>166914,4</text:p>
          </table:table-cell>
          <table:table-cell table:style-name="ce2" office:value-type="float" office:value="692967.8" calcext:value-type="float">
            <text:p>692967,8</text:p>
          </table:table-cell>
          <table:table-cell table:style-name="ce2" office:value-type="float" office:value="348190.4" calcext:value-type="float">
            <text:p>348190,4</text:p>
          </table:table-cell>
          <table:table-cell table:style-name="ce2" office:value-type="float" office:value="452744" calcext:value-type="float">
            <text:p>452744</text:p>
          </table:table-cell>
          <table:table-cell table:style-name="ce2" office:value-type="float" office:value="471635.2" calcext:value-type="float">
            <text:p>471635,2</text:p>
          </table:table-cell>
          <table:table-cell table:style-name="ce2"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style-name="ce2" office:value-type="float" office:value="122882.8" calcext:value-type="float">
            <text:p>122882,8</text:p>
          </table:table-cell>
          <table:table-cell table:style-name="ce2" office:value-type="float" office:value="43421.2" calcext:value-type="float">
            <text:p>43421,2</text:p>
          </table:table-cell>
          <table:table-cell table:style-name="ce2" office:value-type="float" office:value="54771.8" calcext:value-type="float">
            <text:p>54771,8</text:p>
          </table:table-cell>
          <table:table-cell table:style-name="ce2" office:value-type="float" office:value="1825898.6" calcext:value-type="float">
            <text:p>1825898,6</text:p>
          </table:table-cell>
          <table:table-cell table:style-name="ce2" office:value-type="float" office:value="19131.9" calcext:value-type="float">
            <text:p>19131,9</text:p>
          </table:table-cell>
          <table:table-cell table:style-name="ce2" office:value-type="float" office:value="473278.4" calcext:value-type="float">
            <text:p>473278,4</text:p>
          </table:table-cell>
          <table:table-cell table:style-name="ce2" office:value-type="float" office:value="45206" calcext:value-type="float">
            <text:p>45206</text:p>
          </table:table-cell>
          <table:table-cell table:style-name="ce2" office:value-type="float" office:value="630313.5" calcext:value-type="float">
            <text:p>630313,5</text:p>
          </table:table-cell>
          <table:table-cell table:style-name="ce2" office:value-type="float" office:value="116585.6" calcext:value-type="float">
            <text:p>116585,6</text:p>
          </table:table-cell>
          <table:table-cell table:style-name="ce2" office:value-type="float" office:value="108282.4" calcext:value-type="float">
            <text:p>108282,4</text:p>
          </table:table-cell>
          <table:table-cell table:style-name="ce2" office:value-type="float" office:value="40573" calcext:value-type="float">
            <text:p>40573</text:p>
          </table:table-cell>
          <table:table-cell table:style-name="ce2" office:value-type="float" office:value="430961.6" calcext:value-type="float">
            <text:p>430961,6</text:p>
          </table:table-cell>
          <table:table-cell table:style-name="ce2" office:value-type="float" office:value="196868.8" calcext:value-type="float">
            <text:p>196868,8</text:p>
          </table:table-cell>
          <table:table-cell table:style-name="ce2" office:value-type="float" office:value="477570.5" calcext:value-type="float">
            <text:p>477570,5</text:p>
          </table:table-cell>
          <table:table-cell table:style-name="ce2" office:value-type="float" office:value="43280.8" calcext:value-type="float">
            <text:p>43280,8</text:p>
          </table:table-cell>
          <table:table-cell table:style-name="ce2" office:value-type="float" office:value="28679.8" calcext:value-type="float">
            <text:p>28679,8</text:p>
          </table:table-cell>
          <table:table-cell table:style-name="ce2" office:value-type="float" office:value="171079.2" calcext:value-type="float">
            <text:p>171079,2</text:p>
          </table:table-cell>
          <table:table-cell table:style-name="ce2" office:value-type="float" office:value="668659.2" calcext:value-type="float">
            <text:p>668659,2</text:p>
          </table:table-cell>
          <table:table-cell table:style-name="ce2" office:value-type="float" office:value="363454.4" calcext:value-type="float">
            <text:p>363454,4</text:p>
          </table:table-cell>
          <table:table-cell table:style-name="ce2" office:value-type="float" office:value="461729.6" calcext:value-type="float">
            <text:p>461729,6</text:p>
          </table:table-cell>
          <table:table-cell table:style-name="ce2" office:value-type="float" office:value="473262.4" calcext:value-type="float">
            <text:p>473262,4</text:p>
          </table:table-cell>
          <table:table-cell table:style-name="ce2"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2" office:value-type="float" office:value="134073.6" calcext:value-type="float">
            <text:p>134073,6</text:p>
          </table:table-cell>
          <table:table-cell table:style-name="ce2" office:value-type="float" office:value="54592" calcext:value-type="float">
            <text:p>54592</text:p>
          </table:table-cell>
          <table:table-cell table:style-name="ce2" office:value-type="float" office:value="56183.8" calcext:value-type="float">
            <text:p>56183,8</text:p>
          </table:table-cell>
          <table:table-cell table:style-name="ce2" office:value-type="float" office:value="1769722.4" calcext:value-type="float">
            <text:p>1769722,4</text:p>
          </table:table-cell>
          <table:table-cell table:style-name="ce2" office:value-type="float" office:value="23354.3" calcext:value-type="float">
            <text:p>23354,3</text:p>
          </table:table-cell>
          <table:table-cell table:style-name="ce2" office:value-type="float" office:value="476872" calcext:value-type="float">
            <text:p>476872</text:p>
          </table:table-cell>
          <table:table-cell table:style-name="ce2" office:value-type="float" office:value="47632.8" calcext:value-type="float">
            <text:p>47632,8</text:p>
          </table:table-cell>
          <table:table-cell table:style-name="ce2" office:value-type="float" office:value="620824.5" calcext:value-type="float">
            <text:p>620824,5</text:p>
          </table:table-cell>
          <table:table-cell table:style-name="ce2" office:value-type="float" office:value="115803.2" calcext:value-type="float">
            <text:p>115803,2</text:p>
          </table:table-cell>
          <table:table-cell table:style-name="ce2" office:value-type="float" office:value="110187.6" calcext:value-type="float">
            <text:p>110187,6</text:p>
          </table:table-cell>
          <table:table-cell table:style-name="ce2" office:value-type="float" office:value="39650.6" calcext:value-type="float">
            <text:p>39650,6</text:p>
          </table:table-cell>
          <table:table-cell table:style-name="ce2" office:value-type="float" office:value="419892.8" calcext:value-type="float">
            <text:p>419892,8</text:p>
          </table:table-cell>
          <table:table-cell table:style-name="ce2" office:value-type="float" office:value="201381.6" calcext:value-type="float">
            <text:p>201381,6</text:p>
          </table:table-cell>
          <table:table-cell table:style-name="ce2" office:value-type="float" office:value="475443.5" calcext:value-type="float">
            <text:p>475443,5</text:p>
          </table:table-cell>
          <table:table-cell table:style-name="ce2" office:value-type="float" office:value="43742" calcext:value-type="float">
            <text:p>43742</text:p>
          </table:table-cell>
          <table:table-cell table:style-name="ce2" office:value-type="float" office:value="32109.2" calcext:value-type="float">
            <text:p>32109,2</text:p>
          </table:table-cell>
          <table:table-cell table:style-name="ce2" office:value-type="float" office:value="164692" calcext:value-type="float">
            <text:p>164692</text:p>
          </table:table-cell>
          <table:table-cell table:style-name="ce2" office:value-type="float" office:value="658245" calcext:value-type="float">
            <text:p>658245</text:p>
          </table:table-cell>
          <table:table-cell table:style-name="ce2" office:value-type="float" office:value="346206.4" calcext:value-type="float">
            <text:p>346206,4</text:p>
          </table:table-cell>
          <table:table-cell table:style-name="ce2" office:value-type="float" office:value="466280" calcext:value-type="float">
            <text:p>466280</text:p>
          </table:table-cell>
          <table:table-cell table:style-name="ce2" office:value-type="float" office:value="469089.6" calcext:value-type="float">
            <text:p>469089,6</text:p>
          </table:table-cell>
          <table:table-cell table:style-name="ce2"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2" office:value-type="float" office:value="129180" calcext:value-type="float">
            <text:p>129180</text:p>
          </table:table-cell>
          <table:table-cell table:style-name="ce2" office:value-type="float" office:value="39811" calcext:value-type="float">
            <text:p>39811</text:p>
          </table:table-cell>
          <table:table-cell table:style-name="ce2" office:value-type="float" office:value="61361" calcext:value-type="float">
            <text:p>61361</text:p>
          </table:table-cell>
          <table:table-cell table:style-name="ce2" office:value-type="float" office:value="1810289.4" calcext:value-type="float">
            <text:p>1810289,4</text:p>
          </table:table-cell>
          <table:table-cell table:style-name="ce2" office:value-type="float" office:value="20871.1" calcext:value-type="float">
            <text:p>20871,1</text:p>
          </table:table-cell>
          <table:table-cell table:style-name="ce2" office:value-type="float" office:value="498168" calcext:value-type="float">
            <text:p>498168</text:p>
          </table:table-cell>
          <table:table-cell table:style-name="ce2" office:value-type="float" office:value="45266" calcext:value-type="float">
            <text:p>45266</text:p>
          </table:table-cell>
          <table:table-cell table:style-name="ce2" office:value-type="float" office:value="641744.8" calcext:value-type="float">
            <text:p>641744,8</text:p>
          </table:table-cell>
          <table:table-cell table:style-name="ce2" office:value-type="float" office:value="112132.8" calcext:value-type="float">
            <text:p>112132,8</text:p>
          </table:table-cell>
          <table:table-cell table:style-name="ce2" office:value-type="float" office:value="113718" calcext:value-type="float">
            <text:p>113718</text:p>
          </table:table-cell>
          <table:table-cell table:style-name="ce2" office:value-type="float" office:value="39450" calcext:value-type="float">
            <text:p>39450</text:p>
          </table:table-cell>
          <table:table-cell table:style-name="ce2" office:value-type="float" office:value="437540.8" calcext:value-type="float">
            <text:p>437540,8</text:p>
          </table:table-cell>
          <table:table-cell table:style-name="ce2" office:value-type="float" office:value="199677.6" calcext:value-type="float">
            <text:p>199677,6</text:p>
          </table:table-cell>
          <table:table-cell table:style-name="ce2" office:value-type="float" office:value="489109" calcext:value-type="float">
            <text:p>489109</text:p>
          </table:table-cell>
          <table:table-cell table:style-name="ce2" office:value-type="float" office:value="43300.6" calcext:value-type="float">
            <text:p>43300,6</text:p>
          </table:table-cell>
          <table:table-cell table:style-name="ce2" office:value-type="float" office:value="33493.4" calcext:value-type="float">
            <text:p>33493,4</text:p>
          </table:table-cell>
          <table:table-cell table:style-name="ce2" office:value-type="float" office:value="161889.6" calcext:value-type="float">
            <text:p>161889,6</text:p>
          </table:table-cell>
          <table:table-cell table:style-name="ce2" office:value-type="float" office:value="655631.2" calcext:value-type="float">
            <text:p>655631,2</text:p>
          </table:table-cell>
          <table:table-cell table:style-name="ce2" office:value-type="float" office:value="358780.8" calcext:value-type="float">
            <text:p>358780,8</text:p>
          </table:table-cell>
          <table:table-cell table:style-name="ce2" office:value-type="float" office:value="456816" calcext:value-type="float">
            <text:p>456816</text:p>
          </table:table-cell>
          <table:table-cell table:style-name="ce2" office:value-type="float" office:value="445441.6" calcext:value-type="float">
            <text:p>445441,6</text:p>
          </table:table-cell>
          <table:table-cell table:style-name="ce2"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2" office:value-type="float" office:value="126674.4" calcext:value-type="float">
            <text:p>126674,4</text:p>
          </table:table-cell>
          <table:table-cell table:style-name="ce2" office:value-type="float" office:value="38086.2" calcext:value-type="float">
            <text:p>38086,2</text:p>
          </table:table-cell>
          <table:table-cell table:style-name="ce2" office:value-type="float" office:value="51458.3" calcext:value-type="float">
            <text:p>51458,3</text:p>
          </table:table-cell>
          <table:table-cell table:style-name="ce2" office:value-type="float" office:value="1698083.9" calcext:value-type="float">
            <text:p>1698083,9</text:p>
          </table:table-cell>
          <table:table-cell table:style-name="ce2" office:value-type="float" office:value="23660.5" calcext:value-type="float">
            <text:p>23660,5</text:p>
          </table:table-cell>
          <table:table-cell table:style-name="ce2" office:value-type="float" office:value="471014.4" calcext:value-type="float">
            <text:p>471014,4</text:p>
          </table:table-cell>
          <table:table-cell table:style-name="ce2" office:value-type="float" office:value="44564.2" calcext:value-type="float">
            <text:p>44564,2</text:p>
          </table:table-cell>
          <table:table-cell table:style-name="ce2" office:value-type="float" office:value="620853.2" calcext:value-type="float">
            <text:p>620853,2</text:p>
          </table:table-cell>
          <table:table-cell table:style-name="ce2" office:value-type="float" office:value="107680.8" calcext:value-type="float">
            <text:p>107680,8</text:p>
          </table:table-cell>
          <table:table-cell table:style-name="ce2" office:value-type="float" office:value="102044.8" calcext:value-type="float">
            <text:p>102044,8</text:p>
          </table:table-cell>
          <table:table-cell table:style-name="ce2" office:value-type="float" office:value="36982.8" calcext:value-type="float">
            <text:p>36982,8</text:p>
          </table:table-cell>
          <table:table-cell table:style-name="ce2" office:value-type="float" office:value="399073.6" calcext:value-type="float">
            <text:p>399073,6</text:p>
          </table:table-cell>
          <table:table-cell table:style-name="ce2" office:value-type="float" office:value="193279.2" calcext:value-type="float">
            <text:p>193279,2</text:p>
          </table:table-cell>
          <table:table-cell table:style-name="ce2" office:value-type="float" office:value="479610" calcext:value-type="float">
            <text:p>479610</text:p>
          </table:table-cell>
          <table:table-cell table:style-name="ce2" office:value-type="float" office:value="42518.6" calcext:value-type="float">
            <text:p>42518,6</text:p>
          </table:table-cell>
          <table:table-cell table:style-name="ce2" office:value-type="float" office:value="28419.2" calcext:value-type="float">
            <text:p>28419,2</text:p>
          </table:table-cell>
          <table:table-cell table:style-name="ce2" office:value-type="float" office:value="157234.4" calcext:value-type="float">
            <text:p>157234,4</text:p>
          </table:table-cell>
          <table:table-cell table:style-name="ce2" office:value-type="float" office:value="599166.4" calcext:value-type="float">
            <text:p>599166,4</text:p>
          </table:table-cell>
          <table:table-cell table:style-name="ce2" office:value-type="float" office:value="319331.2" calcext:value-type="float">
            <text:p>319331,2</text:p>
          </table:table-cell>
          <table:table-cell table:style-name="ce2" office:value-type="float" office:value="436217.6" calcext:value-type="float">
            <text:p>436217,6</text:p>
          </table:table-cell>
          <table:table-cell table:style-name="ce2" office:value-type="float" office:value="436417.6" calcext:value-type="float">
            <text:p>436417,6</text:p>
          </table:table-cell>
          <table:table-cell table:style-name="ce2"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2" office:value-type="float" office:value="120516.4" calcext:value-type="float">
            <text:p>120516,4</text:p>
          </table:table-cell>
          <table:table-cell table:style-name="ce2" office:value-type="float" office:value="32811.4" calcext:value-type="float">
            <text:p>32811,4</text:p>
          </table:table-cell>
          <table:table-cell table:style-name="ce2" office:value-type="float" office:value="55670.1" calcext:value-type="float">
            <text:p>55670,1</text:p>
          </table:table-cell>
          <table:table-cell table:style-name="ce2" office:value-type="float" office:value="1670484.4" calcext:value-type="float">
            <text:p>1670484,4</text:p>
          </table:table-cell>
          <table:table-cell table:style-name="ce2" office:value-type="float" office:value="19435.9" calcext:value-type="float">
            <text:p>19435,9</text:p>
          </table:table-cell>
          <table:table-cell table:style-name="ce2" office:value-type="float" office:value="437158.4" calcext:value-type="float">
            <text:p>437158,4</text:p>
          </table:table-cell>
          <table:table-cell table:style-name="ce2" office:value-type="float" office:value="39771" calcext:value-type="float">
            <text:p>39771</text:p>
          </table:table-cell>
          <table:table-cell table:style-name="ce2" office:value-type="float" office:value="581828.9" calcext:value-type="float">
            <text:p>581828,9</text:p>
          </table:table-cell>
          <table:table-cell table:style-name="ce2" office:value-type="float" office:value="103649.2" calcext:value-type="float">
            <text:p>103649,2</text:p>
          </table:table-cell>
          <table:table-cell table:style-name="ce2" office:value-type="float" office:value="97472" calcext:value-type="float">
            <text:p>97472</text:p>
          </table:table-cell>
          <table:table-cell table:style-name="ce2" office:value-type="float" office:value="35278.2" calcext:value-type="float">
            <text:p>35278,2</text:p>
          </table:table-cell>
          <table:table-cell table:style-name="ce2" office:value-type="float" office:value="376350.4" calcext:value-type="float">
            <text:p>376350,4</text:p>
          </table:table-cell>
          <table:table-cell table:style-name="ce2" office:value-type="float" office:value="187141.6" calcext:value-type="float">
            <text:p>187141,6</text:p>
          </table:table-cell>
          <table:table-cell table:style-name="ce2" office:value-type="float" office:value="443186" calcext:value-type="float">
            <text:p>443186</text:p>
          </table:table-cell>
          <table:table-cell table:style-name="ce2" office:value-type="float" office:value="38587.4" calcext:value-type="float">
            <text:p>38587,4</text:p>
          </table:table-cell>
          <table:table-cell table:style-name="ce2" office:value-type="float" office:value="26012.2" calcext:value-type="float">
            <text:p>26012,2</text:p>
          </table:table-cell>
          <table:table-cell table:style-name="ce2" office:value-type="float" office:value="144142" calcext:value-type="float">
            <text:p>144142</text:p>
          </table:table-cell>
          <table:table-cell table:style-name="ce2" office:value-type="float" office:value="579107.6" calcext:value-type="float">
            <text:p>579107,6</text:p>
          </table:table-cell>
          <table:table-cell table:style-name="ce2" office:value-type="float" office:value="299575.2" calcext:value-type="float">
            <text:p>299575,2</text:p>
          </table:table-cell>
          <table:table-cell table:style-name="ce2" office:value-type="float" office:value="406193.6" calcext:value-type="float">
            <text:p>406193,6</text:p>
          </table:table-cell>
          <table:table-cell table:style-name="ce2" office:value-type="float" office:value="403966.4" calcext:value-type="float">
            <text:p>403966,4</text:p>
          </table:table-cell>
          <table:table-cell table:style-name="ce2"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2" office:value-type="float" office:value="111130" calcext:value-type="float">
            <text:p>111130</text:p>
          </table:table-cell>
          <table:table-cell table:style-name="ce2" office:value-type="float" office:value="32470.2" calcext:value-type="float">
            <text:p>32470,2</text:p>
          </table:table-cell>
          <table:table-cell table:style-name="ce2" office:value-type="float" office:value="55352.8" calcext:value-type="float">
            <text:p>55352,8</text:p>
          </table:table-cell>
          <table:table-cell table:style-name="ce2" office:value-type="float" office:value="1407922.4" calcext:value-type="float">
            <text:p>1407922,4</text:p>
          </table:table-cell>
          <table:table-cell table:style-name="ce2" office:value-type="float" office:value="29071.9" calcext:value-type="float">
            <text:p>29071,9</text:p>
          </table:table-cell>
          <table:table-cell table:style-name="ce2" office:value-type="float" office:value="423723.2" calcext:value-type="float">
            <text:p>423723,2</text:p>
          </table:table-cell>
          <table:table-cell table:style-name="ce2" office:value-type="float" office:value="42137.4" calcext:value-type="float">
            <text:p>42137,4</text:p>
          </table:table-cell>
          <table:table-cell table:style-name="ce2" office:value-type="float" office:value="588821.8" calcext:value-type="float">
            <text:p>588821,8</text:p>
          </table:table-cell>
          <table:table-cell table:style-name="ce2" office:value-type="float" office:value="97692.4" calcext:value-type="float">
            <text:p>97692,4</text:p>
          </table:table-cell>
          <table:table-cell table:style-name="ce2" office:value-type="float" office:value="97110.8" calcext:value-type="float">
            <text:p>97110,8</text:p>
          </table:table-cell>
          <table:table-cell table:style-name="ce2" office:value-type="float" office:value="32269.8" calcext:value-type="float">
            <text:p>32269,8</text:p>
          </table:table-cell>
          <table:table-cell table:style-name="ce2" office:value-type="float" office:value="370312" calcext:value-type="float">
            <text:p>370312</text:p>
          </table:table-cell>
          <table:table-cell table:style-name="ce2" office:value-type="float" office:value="180162.4" calcext:value-type="float">
            <text:p>180162,4</text:p>
          </table:table-cell>
          <table:table-cell table:style-name="ce2" office:value-type="float" office:value="426294.5" calcext:value-type="float">
            <text:p>426294,5</text:p>
          </table:table-cell>
          <table:table-cell table:style-name="ce2" office:value-type="float" office:value="39149" calcext:value-type="float">
            <text:p>39149</text:p>
          </table:table-cell>
          <table:table-cell table:style-name="ce2" office:value-type="float" office:value="22743.2" calcext:value-type="float">
            <text:p>22743,2</text:p>
          </table:table-cell>
          <table:table-cell table:style-name="ce2" office:value-type="float" office:value="141859.2" calcext:value-type="float">
            <text:p>141859,2</text:p>
          </table:table-cell>
          <table:table-cell table:style-name="ce2" office:value-type="float" office:value="600450.7" calcext:value-type="float">
            <text:p>600450,7</text:p>
          </table:table-cell>
          <table:table-cell table:style-name="ce2" office:value-type="float" office:value="296706.4" calcext:value-type="float">
            <text:p>296706,4</text:p>
          </table:table-cell>
          <table:table-cell table:style-name="ce2" office:value-type="float" office:value="401078.4" calcext:value-type="float">
            <text:p>401078,4</text:p>
          </table:table-cell>
          <table:table-cell table:style-name="ce2" office:value-type="float" office:value="391473.6" calcext:value-type="float">
            <text:p>391473,6</text:p>
          </table:table-cell>
          <table:table-cell table:style-name="ce2"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109284.4" calcext:value-type="float">
            <text:p>109284,4</text:p>
          </table:table-cell>
          <table:table-cell table:style-name="ce2" office:value-type="float" office:value="32751.2" calcext:value-type="float">
            <text:p>32751,2</text:p>
          </table:table-cell>
          <table:table-cell table:style-name="ce2" office:value-type="float" office:value="48800.4" calcext:value-type="float">
            <text:p>48800,4</text:p>
          </table:table-cell>
          <table:table-cell table:style-name="ce2" office:value-type="float" office:value="1483409.3" calcext:value-type="float">
            <text:p>1483409,3</text:p>
          </table:table-cell>
          <table:table-cell table:style-name="ce2" office:value-type="float" office:value="21665" calcext:value-type="float">
            <text:p>21665</text:p>
          </table:table-cell>
          <table:table-cell table:style-name="ce2" office:value-type="float" office:value="408640" calcext:value-type="float">
            <text:p>408640</text:p>
          </table:table-cell>
          <table:table-cell table:style-name="ce2" office:value-type="float" office:value="38507.2" calcext:value-type="float">
            <text:p>38507,2</text:p>
          </table:table-cell>
          <table:table-cell table:style-name="ce2" office:value-type="float" office:value="534908.9" calcext:value-type="float">
            <text:p>534908,9</text:p>
          </table:table-cell>
          <table:table-cell table:style-name="ce2" office:value-type="float" office:value="94403.6" calcext:value-type="float">
            <text:p>94403,6</text:p>
          </table:table-cell>
          <table:table-cell table:style-name="ce2" office:value-type="float" office:value="91675.6" calcext:value-type="float">
            <text:p>91675,6</text:p>
          </table:table-cell>
          <table:table-cell table:style-name="ce2" office:value-type="float" office:value="34676.6" calcext:value-type="float">
            <text:p>34676,6</text:p>
          </table:table-cell>
          <table:table-cell table:style-name="ce2" office:value-type="float" office:value="355771.2" calcext:value-type="float">
            <text:p>355771,2</text:p>
          </table:table-cell>
          <table:table-cell table:style-name="ce2" office:value-type="float" office:value="176954.4" calcext:value-type="float">
            <text:p>176954,4</text:p>
          </table:table-cell>
          <table:table-cell table:style-name="ce2" office:value-type="float" office:value="422078.5" calcext:value-type="float">
            <text:p>422078,5</text:p>
          </table:table-cell>
          <table:table-cell table:style-name="ce2" office:value-type="float" office:value="36882.8" calcext:value-type="float">
            <text:p>36882,8</text:p>
          </table:table-cell>
          <table:table-cell table:style-name="ce2" office:value-type="float" office:value="23043.8" calcext:value-type="float">
            <text:p>23043,8</text:p>
          </table:table-cell>
          <table:table-cell table:style-name="ce2" office:value-type="float" office:value="138016.4" calcext:value-type="float">
            <text:p>138016,4</text:p>
          </table:table-cell>
          <table:table-cell table:style-name="ce2" office:value-type="float" office:value="543087.4" calcext:value-type="float">
            <text:p>543087,4</text:p>
          </table:table-cell>
          <table:table-cell table:style-name="ce2" office:value-type="float" office:value="282248" calcext:value-type="float">
            <text:p>282248</text:p>
          </table:table-cell>
          <table:table-cell table:style-name="ce2" office:value-type="float" office:value="402963.2" calcext:value-type="float">
            <text:p>402963,2</text:p>
          </table:table-cell>
          <table:table-cell table:style-name="ce2" office:value-type="float" office:value="380641.6" calcext:value-type="float">
            <text:p>380641,6</text:p>
          </table:table-cell>
          <table:table-cell table:style-name="ce2"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2" office:value-type="float" office:value="110748.8" calcext:value-type="float">
            <text:p>110748,8</text:p>
          </table:table-cell>
          <table:table-cell table:style-name="ce2" office:value-type="float" office:value="32691" calcext:value-type="float">
            <text:p>32691</text:p>
          </table:table-cell>
          <table:table-cell table:style-name="ce2" office:value-type="float" office:value="46017.8" calcext:value-type="float">
            <text:p>46017,8</text:p>
          </table:table-cell>
          <table:table-cell table:style-name="ce2" office:value-type="float" office:value="1433528.5" calcext:value-type="float">
            <text:p>1433528,5</text:p>
          </table:table-cell>
          <table:table-cell table:style-name="ce2" office:value-type="float" office:value="16222.5" calcext:value-type="float">
            <text:p>16222,5</text:p>
          </table:table-cell>
          <table:table-cell table:style-name="ce2" office:value-type="float" office:value="410324.8" calcext:value-type="float">
            <text:p>410324,8</text:p>
          </table:table-cell>
          <table:table-cell table:style-name="ce2" office:value-type="float" office:value="38266.6" calcext:value-type="float">
            <text:p>38266,6</text:p>
          </table:table-cell>
          <table:table-cell table:style-name="ce2" office:value-type="float" office:value="542183" calcext:value-type="float">
            <text:p>542183</text:p>
          </table:table-cell>
          <table:table-cell table:style-name="ce2" office:value-type="float" office:value="95546.4" calcext:value-type="float">
            <text:p>95546,4</text:p>
          </table:table-cell>
          <table:table-cell table:style-name="ce2" office:value-type="float" office:value="88706.8" calcext:value-type="float">
            <text:p>88706,8</text:p>
          </table:table-cell>
          <table:table-cell table:style-name="ce2" office:value-type="float" office:value="32630.8" calcext:value-type="float">
            <text:p>32630,8</text:p>
          </table:table-cell>
          <table:table-cell table:style-name="ce2" office:value-type="float" office:value="360644.8" calcext:value-type="float">
            <text:p>360644,8</text:p>
          </table:table-cell>
          <table:table-cell table:style-name="ce2" office:value-type="float" office:value="173344" calcext:value-type="float">
            <text:p>173344</text:p>
          </table:table-cell>
          <table:table-cell table:style-name="ce2" office:value-type="float" office:value="418338.5" calcext:value-type="float">
            <text:p>418338,5</text:p>
          </table:table-cell>
          <table:table-cell table:style-name="ce2" office:value-type="float" office:value="37324" calcext:value-type="float">
            <text:p>37324</text:p>
          </table:table-cell>
          <table:table-cell table:style-name="ce2" office:value-type="float" office:value="21419.6" calcext:value-type="float">
            <text:p>21419,6</text:p>
          </table:table-cell>
          <table:table-cell table:style-name="ce2" office:value-type="float" office:value="135553.6" calcext:value-type="float">
            <text:p>135553,6</text:p>
          </table:table-cell>
          <table:table-cell table:style-name="ce2" office:value-type="float" office:value="509683.9" calcext:value-type="float">
            <text:p>509683,9</text:p>
          </table:table-cell>
          <table:table-cell table:style-name="ce2" office:value-type="float" office:value="279678.4" calcext:value-type="float">
            <text:p>279678,4</text:p>
          </table:table-cell>
          <table:table-cell table:style-name="ce2" office:value-type="float" office:value="385355.2" calcext:value-type="float">
            <text:p>385355,2</text:p>
          </table:table-cell>
          <table:table-cell table:style-name="ce2" office:value-type="float" office:value="376289.6" calcext:value-type="float">
            <text:p>376289,6</text:p>
          </table:table-cell>
          <table:table-cell table:style-name="ce2"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2" office:value-type="float" office:value="106176.4" calcext:value-type="float">
            <text:p>106176,4</text:p>
          </table:table-cell>
          <table:table-cell table:style-name="ce2" office:value-type="float" office:value="29863.2" calcext:value-type="float">
            <text:p>29863,2</text:p>
          </table:table-cell>
          <table:table-cell table:style-name="ce2" office:value-type="float" office:value="48957.1" calcext:value-type="float">
            <text:p>48957,1</text:p>
          </table:table-cell>
          <table:table-cell table:style-name="ce2" office:value-type="float" office:value="1405581.8" calcext:value-type="float">
            <text:p>1405581,8</text:p>
          </table:table-cell>
          <table:table-cell table:style-name="ce2" office:value-type="float" office:value="16291.9" calcext:value-type="float">
            <text:p>16291,9</text:p>
          </table:table-cell>
          <table:table-cell table:style-name="ce2" office:value-type="float" office:value="381363.2" calcext:value-type="float">
            <text:p>381363,2</text:p>
          </table:table-cell>
          <table:table-cell table:style-name="ce2" office:value-type="float" office:value="37965.8" calcext:value-type="float">
            <text:p>37965,8</text:p>
          </table:table-cell>
          <table:table-cell table:style-name="ce2" office:value-type="float" office:value="522725" calcext:value-type="float">
            <text:p>522725</text:p>
          </table:table-cell>
          <table:table-cell table:style-name="ce2" office:value-type="float" office:value="93440" calcext:value-type="float">
            <text:p>93440</text:p>
          </table:table-cell>
          <table:table-cell table:style-name="ce2" office:value-type="float" office:value="86681.6" calcext:value-type="float">
            <text:p>86681,6</text:p>
          </table:table-cell>
          <table:table-cell table:style-name="ce2" office:value-type="float" office:value="30565.2" calcext:value-type="float">
            <text:p>30565,2</text:p>
          </table:table-cell>
          <table:table-cell table:style-name="ce2" office:value-type="float" office:value="342636.8" calcext:value-type="float">
            <text:p>342636,8</text:p>
          </table:table-cell>
          <table:table-cell table:style-name="ce2" office:value-type="float" office:value="164879.2" calcext:value-type="float">
            <text:p>164879,2</text:p>
          </table:table-cell>
          <table:table-cell table:style-name="ce2" office:value-type="float" office:value="403399" calcext:value-type="float">
            <text:p>403399</text:p>
          </table:table-cell>
          <table:table-cell table:style-name="ce2" office:value-type="float" office:value="34817.2" calcext:value-type="float">
            <text:p>34817,2</text:p>
          </table:table-cell>
          <table:table-cell table:style-name="ce2" office:value-type="float" office:value="22402.2" calcext:value-type="float">
            <text:p>22402,2</text:p>
          </table:table-cell>
          <table:table-cell table:style-name="ce2" office:value-type="float" office:value="131939.6" calcext:value-type="float">
            <text:p>131939,6</text:p>
          </table:table-cell>
          <table:table-cell table:style-name="ce2" office:value-type="float" office:value="503663.3" calcext:value-type="float">
            <text:p>503663,3</text:p>
          </table:table-cell>
          <table:table-cell table:style-name="ce2" office:value-type="float" office:value="278817.6" calcext:value-type="float">
            <text:p>278817,6</text:p>
          </table:table-cell>
          <table:table-cell table:style-name="ce2" office:value-type="float" office:value="390828.8" calcext:value-type="float">
            <text:p>390828,8</text:p>
          </table:table-cell>
          <table:table-cell table:style-name="ce2" office:value-type="float" office:value="376750.4" calcext:value-type="float">
            <text:p>376750,4</text:p>
          </table:table-cell>
          <table:table-cell table:style-name="ce2"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2" office:value-type="float" office:value="107901.2" calcext:value-type="float">
            <text:p>107901,2</text:p>
          </table:table-cell>
          <table:table-cell table:style-name="ce2" office:value-type="float" office:value="31648" calcext:value-type="float">
            <text:p>31648</text:p>
          </table:table-cell>
          <table:table-cell table:style-name="ce2" office:value-type="float" office:value="47610.5" calcext:value-type="float">
            <text:p>47610,5</text:p>
          </table:table-cell>
          <table:table-cell table:style-name="ce2" office:value-type="float" office:value="1403360.4" calcext:value-type="float">
            <text:p>1403360,4</text:p>
          </table:table-cell>
          <table:table-cell table:style-name="ce2" office:value-type="float" office:value="15843.8" calcext:value-type="float">
            <text:p>15843,8</text:p>
          </table:table-cell>
          <table:table-cell table:style-name="ce2" office:value-type="float" office:value="401980.8" calcext:value-type="float">
            <text:p>401980,8</text:p>
          </table:table-cell>
          <table:table-cell table:style-name="ce2" office:value-type="float" office:value="38928.4" calcext:value-type="float">
            <text:p>38928,4</text:p>
          </table:table-cell>
          <table:table-cell table:style-name="ce2" office:value-type="float" office:value="529498.3" calcext:value-type="float">
            <text:p>529498,3</text:p>
          </table:table-cell>
          <table:table-cell table:style-name="ce2" office:value-type="float" office:value="93541.2" calcext:value-type="float">
            <text:p>93541,2</text:p>
          </table:table-cell>
          <table:table-cell table:style-name="ce2" office:value-type="float" office:value="86300.8" calcext:value-type="float">
            <text:p>86300,8</text:p>
          </table:table-cell>
          <table:table-cell table:style-name="ce2" office:value-type="float" office:value="30625.2" calcext:value-type="float">
            <text:p>30625,2</text:p>
          </table:table-cell>
          <table:table-cell table:style-name="ce2" office:value-type="float" office:value="340508.8" calcext:value-type="float">
            <text:p>340508,8</text:p>
          </table:table-cell>
          <table:table-cell table:style-name="ce2" office:value-type="float" office:value="171819.2" calcext:value-type="float">
            <text:p>171819,2</text:p>
          </table:table-cell>
          <table:table-cell table:style-name="ce2" office:value-type="float" office:value="417638.5" calcext:value-type="float">
            <text:p>417638,5</text:p>
          </table:table-cell>
          <table:table-cell table:style-name="ce2" office:value-type="float" office:value="38447.2" calcext:value-type="float">
            <text:p>38447,2</text:p>
          </table:table-cell>
          <table:table-cell table:style-name="ce2" office:value-type="float" office:value="22602.8" calcext:value-type="float">
            <text:p>22602,8</text:p>
          </table:table-cell>
          <table:table-cell table:style-name="ce2" office:value-type="float" office:value="137786.4" calcext:value-type="float">
            <text:p>137786,4</text:p>
          </table:table-cell>
          <table:table-cell table:style-name="ce2" office:value-type="float" office:value="516295" calcext:value-type="float">
            <text:p>516295</text:p>
          </table:table-cell>
          <table:table-cell table:style-name="ce2" office:value-type="float" office:value="280362.4" calcext:value-type="float">
            <text:p>280362,4</text:p>
          </table:table-cell>
          <table:table-cell table:style-name="ce2" office:value-type="float" office:value="402142.4" calcext:value-type="float">
            <text:p>402142,4</text:p>
          </table:table-cell>
          <table:table-cell table:style-name="ce2" office:value-type="float" office:value="374606.4" calcext:value-type="float">
            <text:p>374606,4</text:p>
          </table:table-cell>
          <table:table-cell table:style-name="ce2"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110528.4" calcext:value-type="float">
            <text:p>110528,4</text:p>
          </table:table-cell>
          <table:table-cell table:style-name="ce2" office:value-type="float" office:value="31728.4" calcext:value-type="float">
            <text:p>31728,4</text:p>
          </table:table-cell>
          <table:table-cell table:style-name="ce2" office:value-type="float" office:value="42991.9" calcext:value-type="float">
            <text:p>42991,9</text:p>
          </table:table-cell>
          <table:table-cell table:style-name="ce2" office:value-type="float" office:value="1440536.4" calcext:value-type="float">
            <text:p>1440536,4</text:p>
          </table:table-cell>
          <table:table-cell table:style-name="ce2" office:value-type="float" office:value="20139.8" calcext:value-type="float">
            <text:p>20139,8</text:p>
          </table:table-cell>
          <table:table-cell table:style-name="ce2" office:value-type="float" office:value="408260.8" calcext:value-type="float">
            <text:p>408260,8</text:p>
          </table:table-cell>
          <table:table-cell table:style-name="ce2" office:value-type="float" office:value="40072" calcext:value-type="float">
            <text:p>40072</text:p>
          </table:table-cell>
          <table:table-cell table:style-name="ce2" office:value-type="float" office:value="533088.3" calcext:value-type="float">
            <text:p>533088,3</text:p>
          </table:table-cell>
          <table:table-cell table:style-name="ce2" office:value-type="float" office:value="94824.4" calcext:value-type="float">
            <text:p>94824,4</text:p>
          </table:table-cell>
          <table:table-cell table:style-name="ce2" office:value-type="float" office:value="90091.2" calcext:value-type="float">
            <text:p>90091,2</text:p>
          </table:table-cell>
          <table:table-cell table:style-name="ce2" office:value-type="float" office:value="28138.2" calcext:value-type="float">
            <text:p>28138,2</text:p>
          </table:table-cell>
          <table:table-cell table:style-name="ce2" office:value-type="float" office:value="356214.4" calcext:value-type="float">
            <text:p>356214,4</text:p>
          </table:table-cell>
          <table:table-cell table:style-name="ce2" office:value-type="float" office:value="181707.2" calcext:value-type="float">
            <text:p>181707,2</text:p>
          </table:table-cell>
          <table:table-cell table:style-name="ce2" office:value-type="float" office:value="411245" calcext:value-type="float">
            <text:p>411245</text:p>
          </table:table-cell>
          <table:table-cell table:style-name="ce2" office:value-type="float" office:value="37163.6" calcext:value-type="float">
            <text:p>37163,6</text:p>
          </table:table-cell>
          <table:table-cell table:style-name="ce2" office:value-type="float" office:value="22562.6" calcext:value-type="float">
            <text:p>22562,6</text:p>
          </table:table-cell>
          <table:table-cell table:style-name="ce2" office:value-type="float" office:value="138096" calcext:value-type="float">
            <text:p>138096</text:p>
          </table:table-cell>
          <table:table-cell table:style-name="ce2" office:value-type="float" office:value="511552" calcext:value-type="float">
            <text:p>511552</text:p>
          </table:table-cell>
          <table:table-cell table:style-name="ce2" office:value-type="float" office:value="271738.4" calcext:value-type="float">
            <text:p>271738,4</text:p>
          </table:table-cell>
          <table:table-cell table:style-name="ce2" office:value-type="float" office:value="394340.8" calcext:value-type="float">
            <text:p>394340,8</text:p>
          </table:table-cell>
          <table:table-cell table:style-name="ce2" office:value-type="float" office:value="371056" calcext:value-type="float">
            <text:p>371056</text:p>
          </table:table-cell>
          <table:table-cell table:style-name="ce2"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2" office:value-type="float" office:value="106076" calcext:value-type="float">
            <text:p>106076</text:p>
          </table:table-cell>
          <table:table-cell table:style-name="ce2" office:value-type="float" office:value="28860.4" calcext:value-type="float">
            <text:p>28860,4</text:p>
          </table:table-cell>
          <table:table-cell table:style-name="ce2" office:value-type="float" office:value="48523.2" calcext:value-type="float">
            <text:p>48523,2</text:p>
          </table:table-cell>
          <table:table-cell table:style-name="ce2" office:value-type="float" office:value="1413344.1" calcext:value-type="float">
            <text:p>1413344,1</text:p>
          </table:table-cell>
          <table:table-cell table:style-name="ce2" office:value-type="float" office:value="16147.5" calcext:value-type="float">
            <text:p>16147,5</text:p>
          </table:table-cell>
          <table:table-cell table:style-name="ce2" office:value-type="float" office:value="390811.2" calcext:value-type="float">
            <text:p>390811,2</text:p>
          </table:table-cell>
          <table:table-cell table:style-name="ce2" office:value-type="float" office:value="36622.2" calcext:value-type="float">
            <text:p>36622,2</text:p>
          </table:table-cell>
          <table:table-cell table:style-name="ce2" office:value-type="float" office:value="523502" calcext:value-type="float">
            <text:p>523502</text:p>
          </table:table-cell>
          <table:table-cell table:style-name="ce2" office:value-type="float" office:value="92477.6" calcext:value-type="float">
            <text:p>92477,6</text:p>
          </table:table-cell>
          <table:table-cell table:style-name="ce2" office:value-type="float" office:value="89851.2" calcext:value-type="float">
            <text:p>89851,2</text:p>
          </table:table-cell>
          <table:table-cell table:style-name="ce2" office:value-type="float" office:value="30745.6" calcext:value-type="float">
            <text:p>30745,6</text:p>
          </table:table-cell>
          <table:table-cell table:style-name="ce2" office:value-type="float" office:value="341812.8" calcext:value-type="float">
            <text:p>341812,8</text:p>
          </table:table-cell>
          <table:table-cell table:style-name="ce2" office:value-type="float" office:value="170956.8" calcext:value-type="float">
            <text:p>170956,8</text:p>
          </table:table-cell>
          <table:table-cell table:style-name="ce2" office:value-type="float" office:value="405503.5" calcext:value-type="float">
            <text:p>405503,5</text:p>
          </table:table-cell>
          <table:table-cell table:style-name="ce2" office:value-type="float" office:value="36742.4" calcext:value-type="float">
            <text:p>36742,4</text:p>
          </table:table-cell>
          <table:table-cell table:style-name="ce2" office:value-type="float" office:value="20858" calcext:value-type="float">
            <text:p>20858</text:p>
          </table:table-cell>
          <table:table-cell table:style-name="ce2" office:value-type="float" office:value="136084.4" calcext:value-type="float">
            <text:p>136084,4</text:p>
          </table:table-cell>
          <table:table-cell table:style-name="ce2" office:value-type="float" office:value="501891.2" calcext:value-type="float">
            <text:p>501891,2</text:p>
          </table:table-cell>
          <table:table-cell table:style-name="ce2" office:value-type="float" office:value="268829.6" calcext:value-type="float">
            <text:p>268829,6</text:p>
          </table:table-cell>
          <table:table-cell table:style-name="ce2" office:value-type="float" office:value="382126.4" calcext:value-type="float">
            <text:p>382126,4</text:p>
          </table:table-cell>
          <table:table-cell table:style-name="ce2" office:value-type="float" office:value="365659.2" calcext:value-type="float">
            <text:p>365659,2</text:p>
          </table:table-cell>
          <table:table-cell table:style-name="ce2"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2" office:value-type="float" office:value="108242" calcext:value-type="float">
            <text:p>108242</text:p>
          </table:table-cell>
          <table:table-cell table:style-name="ce2" office:value-type="float" office:value="30083.6" calcext:value-type="float">
            <text:p>30083,6</text:p>
          </table:table-cell>
          <table:table-cell table:style-name="ce2" office:value-type="float" office:value="44350.4" calcext:value-type="float">
            <text:p>44350,4</text:p>
          </table:table-cell>
          <table:table-cell table:style-name="ce2" office:value-type="float" office:value="1485128.8" calcext:value-type="float">
            <text:p>1485128,8</text:p>
          </table:table-cell>
          <table:table-cell table:style-name="ce2" office:value-type="float" office:value="16610.6" calcext:value-type="float">
            <text:p>16610,6</text:p>
          </table:table-cell>
          <table:table-cell table:style-name="ce2" office:value-type="float" office:value="406776" calcext:value-type="float">
            <text:p>406776</text:p>
          </table:table-cell>
          <table:table-cell table:style-name="ce2" office:value-type="float" office:value="37103.4" calcext:value-type="float">
            <text:p>37103,4</text:p>
          </table:table-cell>
          <table:table-cell table:style-name="ce2" office:value-type="float" office:value="527360.1" calcext:value-type="float">
            <text:p>527360,1</text:p>
          </table:table-cell>
          <table:table-cell table:style-name="ce2" office:value-type="float" office:value="90873.6" calcext:value-type="float">
            <text:p>90873,6</text:p>
          </table:table-cell>
          <table:table-cell table:style-name="ce2" office:value-type="float" office:value="85738.8" calcext:value-type="float">
            <text:p>85738,8</text:p>
          </table:table-cell>
          <table:table-cell table:style-name="ce2" office:value-type="float" office:value="29462" calcext:value-type="float">
            <text:p>29462</text:p>
          </table:table-cell>
          <table:table-cell table:style-name="ce2" office:value-type="float" office:value="348552" calcext:value-type="float">
            <text:p>348552</text:p>
          </table:table-cell>
          <table:table-cell table:style-name="ce2" office:value-type="float" office:value="172140" calcext:value-type="float">
            <text:p>172140</text:p>
          </table:table-cell>
          <table:table-cell table:style-name="ce2" office:value-type="float" office:value="406702" calcext:value-type="float">
            <text:p>406702</text:p>
          </table:table-cell>
          <table:table-cell table:style-name="ce2" office:value-type="float" office:value="39008.6" calcext:value-type="float">
            <text:p>39008,6</text:p>
          </table:table-cell>
          <table:table-cell table:style-name="ce2" office:value-type="float" office:value="22322.2" calcext:value-type="float">
            <text:p>22322,2</text:p>
          </table:table-cell>
          <table:table-cell table:style-name="ce2" office:value-type="float" office:value="135062.8" calcext:value-type="float">
            <text:p>135062,8</text:p>
          </table:table-cell>
          <table:table-cell table:style-name="ce2" office:value-type="float" office:value="513462.5" calcext:value-type="float">
            <text:p>513462,5</text:p>
          </table:table-cell>
          <table:table-cell table:style-name="ce2" office:value-type="float" office:value="276550.4" calcext:value-type="float">
            <text:p>276550,4</text:p>
          </table:table-cell>
          <table:table-cell table:style-name="ce2" office:value-type="float" office:value="391852.8" calcext:value-type="float">
            <text:p>391852,8</text:p>
          </table:table-cell>
          <table:table-cell table:style-name="ce2" office:value-type="float" office:value="367947.2" calcext:value-type="float">
            <text:p>367947,2</text:p>
          </table:table-cell>
          <table:table-cell table:style-name="ce2"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2" office:value-type="float" office:value="109886.4" calcext:value-type="float">
            <text:p>109886,4</text:p>
          </table:table-cell>
          <table:table-cell table:style-name="ce2" office:value-type="float" office:value="27035.2" calcext:value-type="float">
            <text:p>27035,2</text:p>
          </table:table-cell>
          <table:table-cell table:style-name="ce2" office:value-type="float" office:value="43011.9" calcext:value-type="float">
            <text:p>43011,9</text:p>
          </table:table-cell>
          <table:table-cell table:style-name="ce2" office:value-type="float" office:value="1424449" calcext:value-type="float">
            <text:p>1424449</text:p>
          </table:table-cell>
          <table:table-cell table:style-name="ce2" office:value-type="float" office:value="16119.4" calcext:value-type="float">
            <text:p>16119,4</text:p>
          </table:table-cell>
          <table:table-cell table:style-name="ce2" office:value-type="float" office:value="394198.4" calcext:value-type="float">
            <text:p>394198,4</text:p>
          </table:table-cell>
          <table:table-cell table:style-name="ce2" office:value-type="float" office:value="38306.6" calcext:value-type="float">
            <text:p>38306,6</text:p>
          </table:table-cell>
          <table:table-cell table:style-name="ce2" office:value-type="float" office:value="514476.7" calcext:value-type="float">
            <text:p>514476,7</text:p>
          </table:table-cell>
          <table:table-cell table:style-name="ce2" office:value-type="float" office:value="92818.8" calcext:value-type="float">
            <text:p>92818,8</text:p>
          </table:table-cell>
          <table:table-cell table:style-name="ce2" office:value-type="float" office:value="86842" calcext:value-type="float">
            <text:p>86842</text:p>
          </table:table-cell>
          <table:table-cell table:style-name="ce2" office:value-type="float" office:value="28238.4" calcext:value-type="float">
            <text:p>28238,4</text:p>
          </table:table-cell>
          <table:table-cell table:style-name="ce2" office:value-type="float" office:value="350556.8" calcext:value-type="float">
            <text:p>350556,8</text:p>
          </table:table-cell>
          <table:table-cell table:style-name="ce2" office:value-type="float" office:value="168108.8" calcext:value-type="float">
            <text:p>168108,8</text:p>
          </table:table-cell>
          <table:table-cell table:style-name="ce2" office:value-type="float" office:value="396381" calcext:value-type="float">
            <text:p>396381</text:p>
          </table:table-cell>
          <table:table-cell table:style-name="ce2" office:value-type="float" office:value="35779.8" calcext:value-type="float">
            <text:p>35779,8</text:p>
          </table:table-cell>
          <table:table-cell table:style-name="ce2" office:value-type="float" office:value="19293.6" calcext:value-type="float">
            <text:p>19293,6</text:p>
          </table:table-cell>
          <table:table-cell table:style-name="ce2" office:value-type="float" office:value="130869.2" calcext:value-type="float">
            <text:p>130869,2</text:p>
          </table:table-cell>
          <table:table-cell table:style-name="ce2" office:value-type="float" office:value="511790.4" calcext:value-type="float">
            <text:p>511790,4</text:p>
          </table:table-cell>
          <table:table-cell table:style-name="ce2" office:value-type="float" office:value="265139.2" calcext:value-type="float">
            <text:p>265139,2</text:p>
          </table:table-cell>
          <table:table-cell table:style-name="ce2" office:value-type="float" office:value="377814.4" calcext:value-type="float">
            <text:p>377814,4</text:p>
          </table:table-cell>
          <table:table-cell table:style-name="ce2" office:value-type="float" office:value="368467.2" calcext:value-type="float">
            <text:p>368467,2</text:p>
          </table:table-cell>
          <table:table-cell table:style-name="ce2"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2" office:value-type="float" office:value="102225.6" calcext:value-type="float">
            <text:p>102225,6</text:p>
          </table:table-cell>
          <table:table-cell table:style-name="ce2" office:value-type="float" office:value="27496.4" calcext:value-type="float">
            <text:p>27496,4</text:p>
          </table:table-cell>
          <table:table-cell table:style-name="ce2" office:value-type="float" office:value="46113.6" calcext:value-type="float">
            <text:p>46113,6</text:p>
          </table:table-cell>
          <table:table-cell table:style-name="ce2" office:value-type="float" office:value="1354992.6" calcext:value-type="float">
            <text:p>1354992,6</text:p>
          </table:table-cell>
          <table:table-cell table:style-name="ce2" office:value-type="float" office:value="16933.6" calcext:value-type="float">
            <text:p>16933,6</text:p>
          </table:table-cell>
          <table:table-cell table:style-name="ce2" office:value-type="float" office:value="374204.8" calcext:value-type="float">
            <text:p>374204,8</text:p>
          </table:table-cell>
          <table:table-cell table:style-name="ce2" office:value-type="float" office:value="37484.6" calcext:value-type="float">
            <text:p>37484,6</text:p>
          </table:table-cell>
          <table:table-cell table:style-name="ce2" office:value-type="float" office:value="505244.5" calcext:value-type="float">
            <text:p>505244,5</text:p>
          </table:table-cell>
          <table:table-cell table:style-name="ce2" office:value-type="float" office:value="87403.6" calcext:value-type="float">
            <text:p>87403,6</text:p>
          </table:table-cell>
          <table:table-cell table:style-name="ce2" office:value-type="float" office:value="83733.2" calcext:value-type="float">
            <text:p>83733,2</text:p>
          </table:table-cell>
          <table:table-cell table:style-name="ce2" office:value-type="float" office:value="29100.8" calcext:value-type="float">
            <text:p>29100,8</text:p>
          </table:table-cell>
          <table:table-cell table:style-name="ce2" office:value-type="float" office:value="325105.6" calcext:value-type="float">
            <text:p>325105,6</text:p>
          </table:table-cell>
          <table:table-cell table:style-name="ce2" office:value-type="float" office:value="163475.2" calcext:value-type="float">
            <text:p>163475,2</text:p>
          </table:table-cell>
          <table:table-cell table:style-name="ce2" office:value-type="float" office:value="393640.5" calcext:value-type="float">
            <text:p>393640,5</text:p>
          </table:table-cell>
          <table:table-cell table:style-name="ce2" office:value-type="float" office:value="32270" calcext:value-type="float">
            <text:p>32270</text:p>
          </table:table-cell>
          <table:table-cell table:style-name="ce2" office:value-type="float" office:value="20276.4" calcext:value-type="float">
            <text:p>20276,4</text:p>
          </table:table-cell>
          <table:table-cell table:style-name="ce2" office:value-type="float" office:value="128356.8" calcext:value-type="float">
            <text:p>128356,8</text:p>
          </table:table-cell>
          <table:table-cell table:style-name="ce2" office:value-type="float" office:value="464549.4" calcext:value-type="float">
            <text:p>464549,4</text:p>
          </table:table-cell>
          <table:table-cell table:style-name="ce2" office:value-type="float" office:value="260204" calcext:value-type="float">
            <text:p>260204</text:p>
          </table:table-cell>
          <table:table-cell table:style-name="ce2" office:value-type="float" office:value="364116" calcext:value-type="float">
            <text:p>364116</text:p>
          </table:table-cell>
          <table:table-cell table:style-name="ce2" office:value-type="float" office:value="350417.6" calcext:value-type="float">
            <text:p>350417,6</text:p>
          </table:table-cell>
          <table:table-cell table:style-name="ce2"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2" office:value-type="float" office:value="97913.6" calcext:value-type="float">
            <text:p>97913,6</text:p>
          </table:table-cell>
          <table:table-cell table:style-name="ce2" office:value-type="float" office:value="27376.2" calcext:value-type="float">
            <text:p>27376,2</text:p>
          </table:table-cell>
          <table:table-cell table:style-name="ce2" office:value-type="float" office:value="45810.4" calcext:value-type="float">
            <text:p>45810,4</text:p>
          </table:table-cell>
          <table:table-cell table:style-name="ce2" office:value-type="float" office:value="1329194.8" calcext:value-type="float">
            <text:p>1329194,8</text:p>
          </table:table-cell>
          <table:table-cell table:style-name="ce2" office:value-type="float" office:value="13457.8" calcext:value-type="float">
            <text:p>13457,8</text:p>
          </table:table-cell>
          <table:table-cell table:style-name="ce2" office:value-type="float" office:value="367787.2" calcext:value-type="float">
            <text:p>367787,2</text:p>
          </table:table-cell>
          <table:table-cell table:style-name="ce2" office:value-type="float" office:value="37304" calcext:value-type="float">
            <text:p>37304</text:p>
          </table:table-cell>
          <table:table-cell table:style-name="ce2" office:value-type="float" office:value="493848.1" calcext:value-type="float">
            <text:p>493848,1</text:p>
          </table:table-cell>
          <table:table-cell table:style-name="ce2" office:value-type="float" office:value="84976.8" calcext:value-type="float">
            <text:p>84976,8</text:p>
          </table:table-cell>
          <table:table-cell table:style-name="ce2" office:value-type="float" office:value="84255.2" calcext:value-type="float">
            <text:p>84255,2</text:p>
          </table:table-cell>
          <table:table-cell table:style-name="ce2" office:value-type="float" office:value="25931.8" calcext:value-type="float">
            <text:p>25931,8</text:p>
          </table:table-cell>
          <table:table-cell table:style-name="ce2" office:value-type="float" office:value="324867.2" calcext:value-type="float">
            <text:p>324867,2</text:p>
          </table:table-cell>
          <table:table-cell table:style-name="ce2" office:value-type="float" office:value="162192.8" calcext:value-type="float">
            <text:p>162192,8</text:p>
          </table:table-cell>
          <table:table-cell table:style-name="ce2" office:value-type="float" office:value="377336.5" calcext:value-type="float">
            <text:p>377336,5</text:p>
          </table:table-cell>
          <table:table-cell table:style-name="ce2" office:value-type="float" office:value="33413" calcext:value-type="float">
            <text:p>33413</text:p>
          </table:table-cell>
          <table:table-cell table:style-name="ce2" office:value-type="float" office:value="20537" calcext:value-type="float">
            <text:p>20537</text:p>
          </table:table-cell>
          <table:table-cell table:style-name="ce2" office:value-type="float" office:value="126054.4" calcext:value-type="float">
            <text:p>126054,4</text:p>
          </table:table-cell>
          <table:table-cell table:style-name="ce2" office:value-type="float" office:value="464133.4" calcext:value-type="float">
            <text:p>464133,4</text:p>
          </table:table-cell>
          <table:table-cell table:style-name="ce2" office:value-type="float" office:value="258440.8" calcext:value-type="float">
            <text:p>258440,8</text:p>
          </table:table-cell>
          <table:table-cell table:style-name="ce2" office:value-type="float" office:value="350175.2" calcext:value-type="float">
            <text:p>350175,2</text:p>
          </table:table-cell>
          <table:table-cell table:style-name="ce2" office:value-type="float" office:value="344340.8" calcext:value-type="float">
            <text:p>344340,8</text:p>
          </table:table-cell>
          <table:table-cell table:style-name="ce2"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2" office:value-type="float" office:value="98976.4" calcext:value-type="float">
            <text:p>98976,4</text:p>
          </table:table-cell>
          <table:table-cell table:style-name="ce2" office:value-type="float" office:value="27276" calcext:value-type="float">
            <text:p>27276</text:p>
          </table:table-cell>
          <table:table-cell table:style-name="ce2" office:value-type="float" office:value="42961.8" calcext:value-type="float">
            <text:p>42961,8</text:p>
          </table:table-cell>
          <table:table-cell table:style-name="ce2" office:value-type="float" office:value="1348762.8" calcext:value-type="float">
            <text:p>1348762,8</text:p>
          </table:table-cell>
          <table:table-cell table:style-name="ce2" office:value-type="float" office:value="13417.2" calcext:value-type="float">
            <text:p>13417,2</text:p>
          </table:table-cell>
          <table:table-cell table:style-name="ce2" office:value-type="float" office:value="356776.8" calcext:value-type="float">
            <text:p>356776,8</text:p>
          </table:table-cell>
          <table:table-cell table:style-name="ce2" office:value-type="float" office:value="34877.2" calcext:value-type="float">
            <text:p>34877,2</text:p>
          </table:table-cell>
          <table:table-cell table:style-name="ce2" office:value-type="float" office:value="500381" calcext:value-type="float">
            <text:p>500381</text:p>
          </table:table-cell>
          <table:table-cell table:style-name="ce2" office:value-type="float" office:value="88025.2" calcext:value-type="float">
            <text:p>88025,2</text:p>
          </table:table-cell>
          <table:table-cell table:style-name="ce2" office:value-type="float" office:value="82069.2" calcext:value-type="float">
            <text:p>82069,2</text:p>
          </table:table-cell>
          <table:table-cell table:style-name="ce2" office:value-type="float" office:value="28178.4" calcext:value-type="float">
            <text:p>28178,4</text:p>
          </table:table-cell>
          <table:table-cell table:style-name="ce2" office:value-type="float" office:value="316603.2" calcext:value-type="float">
            <text:p>316603,2</text:p>
          </table:table-cell>
          <table:table-cell table:style-name="ce2" office:value-type="float" office:value="162833.6" calcext:value-type="float">
            <text:p>162833,6</text:p>
          </table:table-cell>
          <table:table-cell table:style-name="ce2" office:value-type="float" office:value="372607" calcext:value-type="float">
            <text:p>372607</text:p>
          </table:table-cell>
          <table:table-cell table:style-name="ce2" office:value-type="float" office:value="34195.6" calcext:value-type="float">
            <text:p>34195,6</text:p>
          </table:table-cell>
          <table:table-cell table:style-name="ce2" office:value-type="float" office:value="19574.4" calcext:value-type="float">
            <text:p>19574,4</text:p>
          </table:table-cell>
          <table:table-cell table:style-name="ce2" office:value-type="float" office:value="125714.4" calcext:value-type="float">
            <text:p>125714,4</text:p>
          </table:table-cell>
          <table:table-cell table:style-name="ce2" office:value-type="float" office:value="468152.5" calcext:value-type="float">
            <text:p>468152,5</text:p>
          </table:table-cell>
          <table:table-cell table:style-name="ce2" office:value-type="float" office:value="250318.4" calcext:value-type="float">
            <text:p>250318,4</text:p>
          </table:table-cell>
          <table:table-cell table:style-name="ce2" office:value-type="float" office:value="359243.2" calcext:value-type="float">
            <text:p>359243,2</text:p>
          </table:table-cell>
          <table:table-cell table:style-name="ce2" office:value-type="float" office:value="350338.4" calcext:value-type="float">
            <text:p>350338,4</text:p>
          </table:table-cell>
          <table:table-cell table:style-name="ce2"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2" office:value-type="float" office:value="98234.4" calcext:value-type="float">
            <text:p>98234,4</text:p>
          </table:table-cell>
          <table:table-cell table:style-name="ce2" office:value-type="float" office:value="26393.4" calcext:value-type="float">
            <text:p>26393,4</text:p>
          </table:table-cell>
          <table:table-cell table:style-name="ce2" office:value-type="float" office:value="40662" calcext:value-type="float">
            <text:p>40662</text:p>
          </table:table-cell>
          <table:table-cell table:style-name="ce2" office:value-type="float" office:value="1306387.7" calcext:value-type="float">
            <text:p>1306387,7</text:p>
          </table:table-cell>
          <table:table-cell table:style-name="ce2" office:value-type="float" office:value="20303.9" calcext:value-type="float">
            <text:p>20303,9</text:p>
          </table:table-cell>
          <table:table-cell table:style-name="ce2" office:value-type="float" office:value="368065.6" calcext:value-type="float">
            <text:p>368065,6</text:p>
          </table:table-cell>
          <table:table-cell table:style-name="ce2" office:value-type="float" office:value="35117.8" calcext:value-type="float">
            <text:p>35117,8</text:p>
          </table:table-cell>
          <table:table-cell table:style-name="ce2" office:value-type="float" office:value="488539.5" calcext:value-type="float">
            <text:p>488539,5</text:p>
          </table:table-cell>
          <table:table-cell table:style-name="ce2" office:value-type="float" office:value="84556" calcext:value-type="float">
            <text:p>84556</text:p>
          </table:table-cell>
          <table:table-cell table:style-name="ce2" office:value-type="float" office:value="82871.2" calcext:value-type="float">
            <text:p>82871,2</text:p>
          </table:table-cell>
          <table:table-cell table:style-name="ce2" office:value-type="float" office:value="26894.8" calcext:value-type="float">
            <text:p>26894,8</text:p>
          </table:table-cell>
          <table:table-cell table:style-name="ce2" office:value-type="float" office:value="318208" calcext:value-type="float">
            <text:p>318208</text:p>
          </table:table-cell>
          <table:table-cell table:style-name="ce2" office:value-type="float" office:value="161248.8" calcext:value-type="float">
            <text:p>161248,8</text:p>
          </table:table-cell>
          <table:table-cell table:style-name="ce2" office:value-type="float" office:value="372419.5" calcext:value-type="float">
            <text:p>372419,5</text:p>
          </table:table-cell>
          <table:table-cell table:style-name="ce2" office:value-type="float" office:value="31909" calcext:value-type="float">
            <text:p>31909</text:p>
          </table:table-cell>
          <table:table-cell table:style-name="ce2" office:value-type="float" office:value="19193" calcext:value-type="float">
            <text:p>19193</text:p>
          </table:table-cell>
          <table:table-cell table:style-name="ce2" office:value-type="float" office:value="125954.4" calcext:value-type="float">
            <text:p>125954,4</text:p>
          </table:table-cell>
          <table:table-cell table:style-name="ce2" office:value-type="float" office:value="469588.8" calcext:value-type="float">
            <text:p>469588,8</text:p>
          </table:table-cell>
          <table:table-cell table:style-name="ce2" office:value-type="float" office:value="248052" calcext:value-type="float">
            <text:p>248052</text:p>
          </table:table-cell>
          <table:table-cell table:style-name="ce2" office:value-type="float" office:value="349574.4" calcext:value-type="float">
            <text:p>349574,4</text:p>
          </table:table-cell>
          <table:table-cell table:style-name="ce2" office:value-type="float" office:value="337501.6" calcext:value-type="float">
            <text:p>337501,6</text:p>
          </table:table-cell>
          <table:table-cell table:style-name="ce2"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2" office:value-type="float" office:value="95767.2" calcext:value-type="float">
            <text:p>95767,2</text:p>
          </table:table-cell>
          <table:table-cell table:style-name="ce2" office:value-type="float" office:value="26553.8" calcext:value-type="float">
            <text:p>26553,8</text:p>
          </table:table-cell>
          <table:table-cell table:style-name="ce2" office:value-type="float" office:value="40583.3" calcext:value-type="float">
            <text:p>40583,3</text:p>
          </table:table-cell>
          <table:table-cell table:style-name="ce2" office:value-type="float" office:value="1308142.1" calcext:value-type="float">
            <text:p>1308142,1</text:p>
          </table:table-cell>
          <table:table-cell table:style-name="ce2" office:value-type="float" office:value="16222.5" calcext:value-type="float">
            <text:p>16222,5</text:p>
          </table:table-cell>
          <table:table-cell table:style-name="ce2" office:value-type="float" office:value="360987.2" calcext:value-type="float">
            <text:p>360987,2</text:p>
          </table:table-cell>
          <table:table-cell table:style-name="ce2" office:value-type="float" office:value="34977.4" calcext:value-type="float">
            <text:p>34977,4</text:p>
          </table:table-cell>
          <table:table-cell table:style-name="ce2" office:value-type="float" office:value="498814.8" calcext:value-type="float">
            <text:p>498814,8</text:p>
          </table:table-cell>
          <table:table-cell table:style-name="ce2" office:value-type="float" office:value="89509.6" calcext:value-type="float">
            <text:p>89509,6</text:p>
          </table:table-cell>
          <table:table-cell table:style-name="ce2" office:value-type="float" office:value="83713.2" calcext:value-type="float">
            <text:p>83713,2</text:p>
          </table:table-cell>
          <table:table-cell table:style-name="ce2" office:value-type="float" office:value="26373.6" calcext:value-type="float">
            <text:p>26373,6</text:p>
          </table:table-cell>
          <table:table-cell table:style-name="ce2" office:value-type="float" office:value="317265.6" calcext:value-type="float">
            <text:p>317265,6</text:p>
          </table:table-cell>
          <table:table-cell table:style-name="ce2" office:value-type="float" office:value="160326.4" calcext:value-type="float">
            <text:p>160326,4</text:p>
          </table:table-cell>
          <table:table-cell table:style-name="ce2" office:value-type="float" office:value="372519" calcext:value-type="float">
            <text:p>372519</text:p>
          </table:table-cell>
          <table:table-cell table:style-name="ce2" office:value-type="float" office:value="34676.4" calcext:value-type="float">
            <text:p>34676,4</text:p>
          </table:table-cell>
          <table:table-cell table:style-name="ce2" office:value-type="float" office:value="19714.8" calcext:value-type="float">
            <text:p>19714,8</text:p>
          </table:table-cell>
          <table:table-cell table:style-name="ce2" office:value-type="float" office:value="127055.6" calcext:value-type="float">
            <text:p>127055,6</text:p>
          </table:table-cell>
          <table:table-cell table:style-name="ce2" office:value-type="float" office:value="463557.9" calcext:value-type="float">
            <text:p>463557,9</text:p>
          </table:table-cell>
          <table:table-cell table:style-name="ce2" office:value-type="float" office:value="256232.8" calcext:value-type="float">
            <text:p>256232,8</text:p>
          </table:table-cell>
          <table:table-cell table:style-name="ce2" office:value-type="float" office:value="352964" calcext:value-type="float">
            <text:p>352964</text:p>
          </table:table-cell>
          <table:table-cell table:style-name="ce2" office:value-type="float" office:value="343376.8" calcext:value-type="float">
            <text:p>343376,8</text:p>
          </table:table-cell>
          <table:table-cell table:style-name="ce2"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2" office:value-type="float" office:value="96990.8" calcext:value-type="float">
            <text:p>96990,8</text:p>
          </table:table-cell>
          <table:table-cell table:style-name="ce2" office:value-type="float" office:value="27737" calcext:value-type="float">
            <text:p>27737</text:p>
          </table:table-cell>
          <table:table-cell table:style-name="ce2" office:value-type="float" office:value="49014.4" calcext:value-type="float">
            <text:p>49014,4</text:p>
          </table:table-cell>
          <table:table-cell table:style-name="ce2" office:value-type="float" office:value="1336472" calcext:value-type="float">
            <text:p>1336472</text:p>
          </table:table-cell>
          <table:table-cell table:style-name="ce2" office:value-type="float" office:value="13600" calcext:value-type="float">
            <text:p>13600</text:p>
          </table:table-cell>
          <table:table-cell table:style-name="ce2" office:value-type="float" office:value="360445.6" calcext:value-type="float">
            <text:p>360445,6</text:p>
          </table:table-cell>
          <table:table-cell table:style-name="ce2" office:value-type="float" office:value="33593.6" calcext:value-type="float">
            <text:p>33593,6</text:p>
          </table:table-cell>
          <table:table-cell table:style-name="ce2" office:value-type="float" office:value="490905.6" calcext:value-type="float">
            <text:p>490905,6</text:p>
          </table:table-cell>
          <table:table-cell table:style-name="ce2" office:value-type="float" office:value="82810.8" calcext:value-type="float">
            <text:p>82810,8</text:p>
          </table:table-cell>
          <table:table-cell table:style-name="ce2" office:value-type="float" office:value="80986" calcext:value-type="float">
            <text:p>80986</text:p>
          </table:table-cell>
          <table:table-cell table:style-name="ce2" office:value-type="float" office:value="27897.6" calcext:value-type="float">
            <text:p>27897,6</text:p>
          </table:table-cell>
          <table:table-cell table:style-name="ce2" office:value-type="float" office:value="313694.4" calcext:value-type="float">
            <text:p>313694,4</text:p>
          </table:table-cell>
          <table:table-cell table:style-name="ce2" office:value-type="float" office:value="158582" calcext:value-type="float">
            <text:p>158582</text:p>
          </table:table-cell>
          <table:table-cell table:style-name="ce2" office:value-type="float" office:value="373195" calcext:value-type="float">
            <text:p>373195</text:p>
          </table:table-cell>
          <table:table-cell table:style-name="ce2" office:value-type="float" office:value="33794.2" calcext:value-type="float">
            <text:p>33794,2</text:p>
          </table:table-cell>
          <table:table-cell table:style-name="ce2" office:value-type="float" office:value="19775.2" calcext:value-type="float">
            <text:p>19775,2</text:p>
          </table:table-cell>
          <table:table-cell table:style-name="ce2" office:value-type="float" office:value="124443.6" calcext:value-type="float">
            <text:p>124443,6</text:p>
          </table:table-cell>
          <table:table-cell table:style-name="ce2" office:value-type="float" office:value="471811.2" calcext:value-type="float">
            <text:p>471811,2</text:p>
          </table:table-cell>
          <table:table-cell table:style-name="ce2" office:value-type="float" office:value="258439.2" calcext:value-type="float">
            <text:p>258439,2</text:p>
          </table:table-cell>
          <table:table-cell table:style-name="ce2" office:value-type="float" office:value="356572.8" calcext:value-type="float">
            <text:p>356572,8</text:p>
          </table:table-cell>
          <table:table-cell table:style-name="ce2" office:value-type="float" office:value="340169.6" calcext:value-type="float">
            <text:p>340169,6</text:p>
          </table:table-cell>
          <table:table-cell table:style-name="ce2"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2" office:value-type="float" office:value="99838.8" calcext:value-type="float">
            <text:p>99838,8</text:p>
          </table:table-cell>
          <table:table-cell table:style-name="ce2" office:value-type="float" office:value="27576.8" calcext:value-type="float">
            <text:p>27576,8</text:p>
          </table:table-cell>
          <table:table-cell table:style-name="ce2" office:value-type="float" office:value="40883.5" calcext:value-type="float">
            <text:p>40883,5</text:p>
          </table:table-cell>
          <table:table-cell table:style-name="ce2" office:value-type="float" office:value="1310975.2" calcext:value-type="float">
            <text:p>1310975,2</text:p>
          </table:table-cell>
          <table:table-cell table:style-name="ce2" office:value-type="float" office:value="10895" calcext:value-type="float">
            <text:p>10895</text:p>
          </table:table-cell>
          <table:table-cell table:style-name="ce2" office:value-type="float" office:value="356355.2" calcext:value-type="float">
            <text:p>356355,2</text:p>
          </table:table-cell>
          <table:table-cell table:style-name="ce2" office:value-type="float" office:value="37364.2" calcext:value-type="float">
            <text:p>37364,2</text:p>
          </table:table-cell>
          <table:table-cell table:style-name="ce2" office:value-type="float" office:value="499780.9" calcext:value-type="float">
            <text:p>499780,9</text:p>
          </table:table-cell>
          <table:table-cell table:style-name="ce2" office:value-type="float" office:value="81587.6" calcext:value-type="float">
            <text:p>81587,6</text:p>
          </table:table-cell>
          <table:table-cell table:style-name="ce2" office:value-type="float" office:value="82690.8" calcext:value-type="float">
            <text:p>82690,8</text:p>
          </table:table-cell>
          <table:table-cell table:style-name="ce2" office:value-type="float" office:value="25310.4" calcext:value-type="float">
            <text:p>25310,4</text:p>
          </table:table-cell>
          <table:table-cell table:style-name="ce2" office:value-type="float" office:value="309883.2" calcext:value-type="float">
            <text:p>309883,2</text:p>
          </table:table-cell>
          <table:table-cell table:style-name="ce2" office:value-type="float" office:value="157238" calcext:value-type="float">
            <text:p>157238</text:p>
          </table:table-cell>
          <table:table-cell table:style-name="ce2" office:value-type="float" office:value="366439" calcext:value-type="float">
            <text:p>366439</text:p>
          </table:table-cell>
          <table:table-cell table:style-name="ce2" office:value-type="float" office:value="36361.4" calcext:value-type="float">
            <text:p>36361,4</text:p>
          </table:table-cell>
          <table:table-cell table:style-name="ce2" office:value-type="float" office:value="20837.6" calcext:value-type="float">
            <text:p>20837,6</text:p>
          </table:table-cell>
          <table:table-cell table:style-name="ce2" office:value-type="float" office:value="125244.4" calcext:value-type="float">
            <text:p>125244,4</text:p>
          </table:table-cell>
          <table:table-cell table:style-name="ce2" office:value-type="float" office:value="467014.2" calcext:value-type="float">
            <text:p>467014,2</text:p>
          </table:table-cell>
          <table:table-cell table:style-name="ce2" office:value-type="float" office:value="253987.2" calcext:value-type="float">
            <text:p>253987,2</text:p>
          </table:table-cell>
          <table:table-cell table:style-name="ce2" office:value-type="float" office:value="347688" calcext:value-type="float">
            <text:p>347688</text:p>
          </table:table-cell>
          <table:table-cell table:style-name="ce2" office:value-type="float" office:value="343638.4" calcext:value-type="float">
            <text:p>343638,4</text:p>
          </table:table-cell>
          <table:table-cell table:style-name="ce2"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2" office:value-type="float" office:value="99076.4" calcext:value-type="float">
            <text:p>99076,4</text:p>
          </table:table-cell>
          <table:table-cell table:style-name="ce2" office:value-type="float" office:value="28158.2" calcext:value-type="float">
            <text:p>28158,2</text:p>
          </table:table-cell>
          <table:table-cell table:style-name="ce2" office:value-type="float" office:value="40317.2" calcext:value-type="float">
            <text:p>40317,2</text:p>
          </table:table-cell>
          <table:table-cell table:style-name="ce2" office:value-type="float" office:value="1283498.4" calcext:value-type="float">
            <text:p>1283498,4</text:p>
          </table:table-cell>
          <table:table-cell table:style-name="ce2" office:value-type="float" office:value="16798.8" calcext:value-type="float">
            <text:p>16798,8</text:p>
          </table:table-cell>
          <table:table-cell table:style-name="ce2" office:value-type="float" office:value="362411.2" calcext:value-type="float">
            <text:p>362411,2</text:p>
          </table:table-cell>
          <table:table-cell table:style-name="ce2" office:value-type="float" office:value="37284" calcext:value-type="float">
            <text:p>37284</text:p>
          </table:table-cell>
          <table:table-cell table:style-name="ce2" office:value-type="float" office:value="514743.2" calcext:value-type="float">
            <text:p>514743,2</text:p>
          </table:table-cell>
          <table:table-cell table:style-name="ce2" office:value-type="float" office:value="85418.4" calcext:value-type="float">
            <text:p>85418,4</text:p>
          </table:table-cell>
          <table:table-cell table:style-name="ce2" office:value-type="float" office:value="83131.6" calcext:value-type="float">
            <text:p>83131,6</text:p>
          </table:table-cell>
          <table:table-cell table:style-name="ce2" office:value-type="float" office:value="29060.6" calcext:value-type="float">
            <text:p>29060,6</text:p>
          </table:table-cell>
          <table:table-cell table:style-name="ce2" office:value-type="float" office:value="319569.6" calcext:value-type="float">
            <text:p>319569,6</text:p>
          </table:table-cell>
          <table:table-cell table:style-name="ce2" office:value-type="float" office:value="163435.2" calcext:value-type="float">
            <text:p>163435,2</text:p>
          </table:table-cell>
          <table:table-cell table:style-name="ce2" office:value-type="float" office:value="381016.5" calcext:value-type="float">
            <text:p>381016,5</text:p>
          </table:table-cell>
          <table:table-cell table:style-name="ce2" office:value-type="float" office:value="34034.8" calcext:value-type="float">
            <text:p>34034,8</text:p>
          </table:table-cell>
          <table:table-cell table:style-name="ce2" office:value-type="float" office:value="19053" calcext:value-type="float">
            <text:p>19053</text:p>
          </table:table-cell>
          <table:table-cell table:style-name="ce2" office:value-type="float" office:value="127525.2" calcext:value-type="float">
            <text:p>127525,2</text:p>
          </table:table-cell>
          <table:table-cell table:style-name="ce2" office:value-type="float" office:value="468862.4" calcext:value-type="float">
            <text:p>468862,4</text:p>
          </table:table-cell>
          <table:table-cell table:style-name="ce2" office:value-type="float" office:value="258602.4" calcext:value-type="float">
            <text:p>258602,4</text:p>
          </table:table-cell>
          <table:table-cell table:style-name="ce2" office:value-type="float" office:value="360985.6" calcext:value-type="float">
            <text:p>360985,6</text:p>
          </table:table-cell>
          <table:table-cell table:style-name="ce2" office:value-type="float" office:value="339066.4" calcext:value-type="float">
            <text:p>339066,4</text:p>
          </table:table-cell>
          <table:table-cell table:style-name="ce2"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2" office:value-type="float" office:value="94964.8" calcext:value-type="float">
            <text:p>94964,8</text:p>
          </table:table-cell>
          <table:table-cell table:style-name="ce2" office:value-type="float" office:value="31106.4" calcext:value-type="float">
            <text:p>31106,4</text:p>
          </table:table-cell>
          <table:table-cell table:style-name="ce2" office:value-type="float" office:value="40611.4" calcext:value-type="float">
            <text:p>40611,4</text:p>
          </table:table-cell>
          <table:table-cell table:style-name="ce2" office:value-type="float" office:value="1312431.3" calcext:value-type="float">
            <text:p>1312431,3</text:p>
          </table:table-cell>
          <table:table-cell table:style-name="ce2" office:value-type="float" office:value="20292.2" calcext:value-type="float">
            <text:p>20292,2</text:p>
          </table:table-cell>
          <table:table-cell table:style-name="ce2" office:value-type="float" office:value="361751.2" calcext:value-type="float">
            <text:p>361751,2</text:p>
          </table:table-cell>
          <table:table-cell table:style-name="ce2" office:value-type="float" office:value="35559" calcext:value-type="float">
            <text:p>35559</text:p>
          </table:table-cell>
          <table:table-cell table:style-name="ce2" office:value-type="float" office:value="496455.1" calcext:value-type="float">
            <text:p>496455,1</text:p>
          </table:table-cell>
          <table:table-cell table:style-name="ce2" office:value-type="float" office:value="86521.2" calcext:value-type="float">
            <text:p>86521,2</text:p>
          </table:table-cell>
          <table:table-cell table:style-name="ce2" office:value-type="float" office:value="81948.4" calcext:value-type="float">
            <text:p>81948,4</text:p>
          </table:table-cell>
          <table:table-cell table:style-name="ce2" office:value-type="float" office:value="27075.2" calcext:value-type="float">
            <text:p>27075,2</text:p>
          </table:table-cell>
          <table:table-cell table:style-name="ce2" office:value-type="float" office:value="316985.6" calcext:value-type="float">
            <text:p>316985,6</text:p>
          </table:table-cell>
          <table:table-cell table:style-name="ce2" office:value-type="float" office:value="161489.6" calcext:value-type="float">
            <text:p>161489,6</text:p>
          </table:table-cell>
          <table:table-cell table:style-name="ce2" office:value-type="float" office:value="375183.5" calcext:value-type="float">
            <text:p>375183,5</text:p>
          </table:table-cell>
          <table:table-cell table:style-name="ce2" office:value-type="float" office:value="33272.6" calcext:value-type="float">
            <text:p>33272,6</text:p>
          </table:table-cell>
          <table:table-cell table:style-name="ce2" office:value-type="float" office:value="21018.4" calcext:value-type="float">
            <text:p>21018,4</text:p>
          </table:table-cell>
          <table:table-cell table:style-name="ce2" office:value-type="float" office:value="124462.8" calcext:value-type="float">
            <text:p>124462,8</text:p>
          </table:table-cell>
          <table:table-cell table:style-name="ce2" office:value-type="float" office:value="463879.4" calcext:value-type="float">
            <text:p>463879,4</text:p>
          </table:table-cell>
          <table:table-cell table:style-name="ce2" office:value-type="float" office:value="256856" calcext:value-type="float">
            <text:p>256856</text:p>
          </table:table-cell>
          <table:table-cell table:style-name="ce2" office:value-type="float" office:value="349173.6" calcext:value-type="float">
            <text:p>349173,6</text:p>
          </table:table-cell>
          <table:table-cell table:style-name="ce2" office:value-type="float" office:value="347230.4" calcext:value-type="float">
            <text:p>347230,4</text:p>
          </table:table-cell>
          <table:table-cell table:style-name="ce2"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98715.6" calcext:value-type="float">
            <text:p>98715,6</text:p>
          </table:table-cell>
          <table:table-cell table:style-name="ce2" office:value-type="float" office:value="29742.8" calcext:value-type="float">
            <text:p>29742,8</text:p>
          </table:table-cell>
          <table:table-cell table:style-name="ce2" office:value-type="float" office:value="40593.8" calcext:value-type="float">
            <text:p>40593,8</text:p>
          </table:table-cell>
          <table:table-cell table:style-name="ce2" office:value-type="float" office:value="1309351.4" calcext:value-type="float">
            <text:p>1309351,4</text:p>
          </table:table-cell>
          <table:table-cell table:style-name="ce2" office:value-type="float" office:value="16914.1" calcext:value-type="float">
            <text:p>16914,1</text:p>
          </table:table-cell>
          <table:table-cell table:style-name="ce2" office:value-type="float" office:value="345664" calcext:value-type="float">
            <text:p>345664</text:p>
          </table:table-cell>
          <table:table-cell table:style-name="ce2" office:value-type="float" office:value="34737" calcext:value-type="float">
            <text:p>34737</text:p>
          </table:table-cell>
          <table:table-cell table:style-name="ce2" office:value-type="float" office:value="499276.1" calcext:value-type="float">
            <text:p>499276,1</text:p>
          </table:table-cell>
          <table:table-cell table:style-name="ce2" office:value-type="float" office:value="84334.8" calcext:value-type="float">
            <text:p>84334,8</text:p>
          </table:table-cell>
          <table:table-cell table:style-name="ce2" office:value-type="float" office:value="81868.4" calcext:value-type="float">
            <text:p>81868,4</text:p>
          </table:table-cell>
          <table:table-cell table:style-name="ce2" office:value-type="float" office:value="24969.4" calcext:value-type="float">
            <text:p>24969,4</text:p>
          </table:table-cell>
          <table:table-cell table:style-name="ce2" office:value-type="float" office:value="319289.6" calcext:value-type="float">
            <text:p>319289,6</text:p>
          </table:table-cell>
          <table:table-cell table:style-name="ce2" office:value-type="float" office:value="158041.6" calcext:value-type="float">
            <text:p>158041,6</text:p>
          </table:table-cell>
          <table:table-cell table:style-name="ce2" office:value-type="float" office:value="365311" calcext:value-type="float">
            <text:p>365311</text:p>
          </table:table-cell>
          <table:table-cell table:style-name="ce2" office:value-type="float" office:value="33493.2" calcext:value-type="float">
            <text:p>33493,2</text:p>
          </table:table-cell>
          <table:table-cell table:style-name="ce2" office:value-type="float" office:value="18872.4" calcext:value-type="float">
            <text:p>18872,4</text:p>
          </table:table-cell>
          <table:table-cell table:style-name="ce2" office:value-type="float" office:value="127636.4" calcext:value-type="float">
            <text:p>127636,4</text:p>
          </table:table-cell>
          <table:table-cell table:style-name="ce2" office:value-type="float" office:value="466719.9" calcext:value-type="float">
            <text:p>466719,9</text:p>
          </table:table-cell>
          <table:table-cell table:style-name="ce2" office:value-type="float" office:value="251601.6" calcext:value-type="float">
            <text:p>251601,6</text:p>
          </table:table-cell>
          <table:table-cell table:style-name="ce2" office:value-type="float" office:value="348852" calcext:value-type="float">
            <text:p>348852</text:p>
          </table:table-cell>
          <table:table-cell table:style-name="ce2" office:value-type="float" office:value="332046.4" calcext:value-type="float">
            <text:p>332046,4</text:p>
          </table:table-cell>
          <table:table-cell table:style-name="ce2"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2" office:value-type="float" office:value="93600.8" calcext:value-type="float">
            <text:p>93600,8</text:p>
          </table:table-cell>
          <table:table-cell table:style-name="ce2" office:value-type="float" office:value="30384.6" calcext:value-type="float">
            <text:p>30384,6</text:p>
          </table:table-cell>
          <table:table-cell table:style-name="ce2" office:value-type="float" office:value="43634.5" calcext:value-type="float">
            <text:p>43634,5</text:p>
          </table:table-cell>
          <table:table-cell table:style-name="ce2" office:value-type="float" office:value="1283669.3" calcext:value-type="float">
            <text:p>1283669,3</text:p>
          </table:table-cell>
          <table:table-cell table:style-name="ce2" office:value-type="float" office:value="17023.4" calcext:value-type="float">
            <text:p>17023,4</text:p>
          </table:table-cell>
          <table:table-cell table:style-name="ce2" office:value-type="float" office:value="345724" calcext:value-type="float">
            <text:p>345724</text:p>
          </table:table-cell>
          <table:table-cell table:style-name="ce2" office:value-type="float" office:value="34696.6" calcext:value-type="float">
            <text:p>34696,6</text:p>
          </table:table-cell>
          <table:table-cell table:style-name="ce2" office:value-type="float" office:value="488831.4" calcext:value-type="float">
            <text:p>488831,4</text:p>
          </table:table-cell>
          <table:table-cell table:style-name="ce2" office:value-type="float" office:value="82870.8" calcext:value-type="float">
            <text:p>82870,8</text:p>
          </table:table-cell>
          <table:table-cell table:style-name="ce2" office:value-type="float" office:value="84595.6" calcext:value-type="float">
            <text:p>84595,6</text:p>
          </table:table-cell>
          <table:table-cell table:style-name="ce2" office:value-type="float" office:value="25771.8" calcext:value-type="float">
            <text:p>25771,8</text:p>
          </table:table-cell>
          <table:table-cell table:style-name="ce2" office:value-type="float" office:value="305152" calcext:value-type="float">
            <text:p>305152</text:p>
          </table:table-cell>
          <table:table-cell table:style-name="ce2" office:value-type="float" office:value="156155.6" calcext:value-type="float">
            <text:p>156155,6</text:p>
          </table:table-cell>
          <table:table-cell table:style-name="ce2" office:value-type="float" office:value="359893" calcext:value-type="float">
            <text:p>359893</text:p>
          </table:table-cell>
          <table:table-cell table:style-name="ce2" office:value-type="float" office:value="33774" calcext:value-type="float">
            <text:p>33774</text:p>
          </table:table-cell>
          <table:table-cell table:style-name="ce2" office:value-type="float" office:value="18932.6" calcext:value-type="float">
            <text:p>18932,6</text:p>
          </table:table-cell>
          <table:table-cell table:style-name="ce2" office:value-type="float" office:value="124753.6" calcext:value-type="float">
            <text:p>124753,6</text:p>
          </table:table-cell>
          <table:table-cell table:style-name="ce2" office:value-type="float" office:value="445169.7" calcext:value-type="float">
            <text:p>445169,7</text:p>
          </table:table-cell>
          <table:table-cell table:style-name="ce2" office:value-type="float" office:value="246908.8" calcext:value-type="float">
            <text:p>246908,8</text:p>
          </table:table-cell>
          <table:table-cell table:style-name="ce2" office:value-type="float" office:value="346928" calcext:value-type="float">
            <text:p>346928</text:p>
          </table:table-cell>
          <table:table-cell table:style-name="ce2" office:value-type="float" office:value="330661.6" calcext:value-type="float">
            <text:p>330661,6</text:p>
          </table:table-cell>
          <table:table-cell table:style-name="ce2"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2" office:value-type="float" office:value="92457.6" calcext:value-type="float">
            <text:p>92457,6</text:p>
          </table:table-cell>
          <table:table-cell table:style-name="ce2" office:value-type="float" office:value="27917.8" calcext:value-type="float">
            <text:p>27917,8</text:p>
          </table:table-cell>
          <table:table-cell table:style-name="ce2" office:value-type="float" office:value="40667.7" calcext:value-type="float">
            <text:p>40667,7</text:p>
          </table:table-cell>
          <table:table-cell table:style-name="ce2" office:value-type="float" office:value="1273474.5" calcext:value-type="float">
            <text:p>1273474,5</text:p>
          </table:table-cell>
          <table:table-cell table:style-name="ce2" office:value-type="float" office:value="10837.5" calcext:value-type="float">
            <text:p>10837,5</text:p>
          </table:table-cell>
          <table:table-cell table:style-name="ce2" office:value-type="float" office:value="338725.6" calcext:value-type="float">
            <text:p>338725,6</text:p>
          </table:table-cell>
          <table:table-cell table:style-name="ce2" office:value-type="float" office:value="35438.6" calcext:value-type="float">
            <text:p>35438,6</text:p>
          </table:table-cell>
          <table:table-cell table:style-name="ce2" office:value-type="float" office:value="491670.5" calcext:value-type="float">
            <text:p>491670,5</text:p>
          </table:table-cell>
          <table:table-cell table:style-name="ce2" office:value-type="float" office:value="82410" calcext:value-type="float">
            <text:p>82410</text:p>
          </table:table-cell>
          <table:table-cell table:style-name="ce2" office:value-type="float" office:value="83713.2" calcext:value-type="float">
            <text:p>83713,2</text:p>
          </table:table-cell>
          <table:table-cell table:style-name="ce2" office:value-type="float" office:value="26453.6" calcext:value-type="float">
            <text:p>26453,6</text:p>
          </table:table-cell>
          <table:table-cell table:style-name="ce2" office:value-type="float" office:value="307838.4" calcext:value-type="float">
            <text:p>307838,4</text:p>
          </table:table-cell>
          <table:table-cell table:style-name="ce2" office:value-type="float" office:value="153808.4" calcext:value-type="float">
            <text:p>153808,4</text:p>
          </table:table-cell>
          <table:table-cell table:style-name="ce2" office:value-type="float" office:value="365988.5" calcext:value-type="float">
            <text:p>365988,5</text:p>
          </table:table-cell>
          <table:table-cell table:style-name="ce2" office:value-type="float" office:value="32229.8" calcext:value-type="float">
            <text:p>32229,8</text:p>
          </table:table-cell>
          <table:table-cell table:style-name="ce2" office:value-type="float" office:value="19313.6" calcext:value-type="float">
            <text:p>19313,6</text:p>
          </table:table-cell>
          <table:table-cell table:style-name="ce2" office:value-type="float" office:value="123372.4" calcext:value-type="float">
            <text:p>123372,4</text:p>
          </table:table-cell>
          <table:table-cell table:style-name="ce2" office:value-type="float" office:value="450948.4" calcext:value-type="float">
            <text:p>450948,4</text:p>
          </table:table-cell>
          <table:table-cell table:style-name="ce2" office:value-type="float" office:value="258621.6" calcext:value-type="float">
            <text:p>258621,6</text:p>
          </table:table-cell>
          <table:table-cell table:style-name="ce2" office:value-type="float" office:value="350819.2" calcext:value-type="float">
            <text:p>350819,2</text:p>
          </table:table-cell>
          <table:table-cell table:style-name="ce2" office:value-type="float" office:value="343478.4" calcext:value-type="float">
            <text:p>343478,4</text:p>
          </table:table-cell>
          <table:table-cell table:style-name="ce2"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2" office:value-type="float" office:value="92438" calcext:value-type="float">
            <text:p>92438</text:p>
          </table:table-cell>
          <table:table-cell table:style-name="ce2" office:value-type="float" office:value="28078.4" calcext:value-type="float">
            <text:p>28078,4</text:p>
          </table:table-cell>
          <table:table-cell table:style-name="ce2" office:value-type="float" office:value="40555.1" calcext:value-type="float">
            <text:p>40555,1</text:p>
          </table:table-cell>
          <table:table-cell table:style-name="ce2" office:value-type="float" office:value="1252994.8" calcext:value-type="float">
            <text:p>1252994,8</text:p>
          </table:table-cell>
          <table:table-cell table:style-name="ce2" office:value-type="float" office:value="16886.7" calcext:value-type="float">
            <text:p>16886,7</text:p>
          </table:table-cell>
          <table:table-cell table:style-name="ce2" office:value-type="float" office:value="354669.6" calcext:value-type="float">
            <text:p>354669,6</text:p>
          </table:table-cell>
          <table:table-cell table:style-name="ce2" office:value-type="float" office:value="35158" calcext:value-type="float">
            <text:p>35158</text:p>
          </table:table-cell>
          <table:table-cell table:style-name="ce2" office:value-type="float" office:value="490309.5" calcext:value-type="float">
            <text:p>490309,5</text:p>
          </table:table-cell>
          <table:table-cell table:style-name="ce2" office:value-type="float" office:value="85297.6" calcext:value-type="float">
            <text:p>85297,6</text:p>
          </table:table-cell>
          <table:table-cell table:style-name="ce2" office:value-type="float" office:value="84636" calcext:value-type="float">
            <text:p>84636</text:p>
          </table:table-cell>
          <table:table-cell table:style-name="ce2" office:value-type="float" office:value="27055.4" calcext:value-type="float">
            <text:p>27055,4</text:p>
          </table:table-cell>
          <table:table-cell table:style-name="ce2" office:value-type="float" office:value="296827.2" calcext:value-type="float">
            <text:p>296827,2</text:p>
          </table:table-cell>
          <table:table-cell table:style-name="ce2" office:value-type="float" office:value="154511.2" calcext:value-type="float">
            <text:p>154511,2</text:p>
          </table:table-cell>
          <table:table-cell table:style-name="ce2" office:value-type="float" office:value="360994" calcext:value-type="float">
            <text:p>360994</text:p>
          </table:table-cell>
          <table:table-cell table:style-name="ce2" office:value-type="float" office:value="32269.8" calcext:value-type="float">
            <text:p>32269,8</text:p>
          </table:table-cell>
          <table:table-cell table:style-name="ce2" office:value-type="float" office:value="19534.4" calcext:value-type="float">
            <text:p>19534,4</text:p>
          </table:table-cell>
          <table:table-cell table:style-name="ce2" office:value-type="float" office:value="127035.6" calcext:value-type="float">
            <text:p>127035,6</text:p>
          </table:table-cell>
          <table:table-cell table:style-name="ce2" office:value-type="float" office:value="441594.5" calcext:value-type="float">
            <text:p>441594,5</text:p>
          </table:table-cell>
          <table:table-cell table:style-name="ce2" office:value-type="float" office:value="243018.4" calcext:value-type="float">
            <text:p>243018,4</text:p>
          </table:table-cell>
          <table:table-cell table:style-name="ce2" office:value-type="float" office:value="343600" calcext:value-type="float">
            <text:p>343600</text:p>
          </table:table-cell>
          <table:table-cell table:style-name="ce2" office:value-type="float" office:value="337962.4" calcext:value-type="float">
            <text:p>337962,4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83.1" calcext:value-type="float">
            <text:p>83,1</text:p>
          </table:table-cell>
          <table:table-cell office:value-type="float" office:value="93179.6" calcext:value-type="float">
            <text:p>93179,6</text:p>
          </table:table-cell>
          <table:table-cell office:value-type="float" office:value="25972.2" calcext:value-type="float">
            <text:p>25972,2</text:p>
          </table:table-cell>
          <table:table-cell office:value-type="float" office:value="40766.2" calcext:value-type="float">
            <text:p>40766,2</text:p>
          </table:table-cell>
          <table:table-cell office:value-type="float" office:value="1266374" calcext:value-type="float">
            <text:p>1266374</text:p>
          </table:table-cell>
          <table:table-cell office:value-type="float" office:value="16974.6" calcext:value-type="float">
            <text:p>16974,6</text:p>
          </table:table-cell>
          <table:table-cell office:value-type="float" office:value="346205.6" calcext:value-type="float">
            <text:p>346205,6</text:p>
          </table:table-cell>
          <table:table-cell office:value-type="float" office:value="32269.8" calcext:value-type="float">
            <text:p>32269,8</text:p>
          </table:table-cell>
          <table:table-cell office:value-type="float" office:value="476538.6" calcext:value-type="float">
            <text:p>476538,6</text:p>
          </table:table-cell>
          <table:table-cell office:value-type="float" office:value="80584.8" calcext:value-type="float">
            <text:p>80584,8</text:p>
          </table:table-cell>
          <table:table-cell office:value-type="float" office:value="80564.6" calcext:value-type="float">
            <text:p>80564,6</text:p>
          </table:table-cell>
          <table:table-cell office:value-type="float" office:value="26854.6" calcext:value-type="float">
            <text:p>26854,6</text:p>
          </table:table-cell>
          <table:table-cell office:value-type="float" office:value="298834.4" calcext:value-type="float">
            <text:p>298834,4</text:p>
          </table:table-cell>
          <table:table-cell office:value-type="float" office:value="152726" calcext:value-type="float">
            <text:p>152726</text:p>
          </table:table-cell>
          <table:table-cell office:value-type="float" office:value="360018.5" calcext:value-type="float">
            <text:p>360018,5</text:p>
          </table:table-cell>
          <table:table-cell office:value-type="float" office:value="31427.6" calcext:value-type="float">
            <text:p>31427,6</text:p>
          </table:table-cell>
          <table:table-cell office:value-type="float" office:value="19433.8" calcext:value-type="float">
            <text:p>19433,8</text:p>
          </table:table-cell>
          <table:table-cell office:value-type="float" office:value="122951.6" calcext:value-type="float">
            <text:p>122951,6</text:p>
          </table:table-cell>
          <table:table-cell office:value-type="float" office:value="432947.8" calcext:value-type="float">
            <text:p>432947,8</text:p>
          </table:table-cell>
          <table:table-cell office:value-type="float" office:value="248592.8" calcext:value-type="float">
            <text:p>248592,8</text:p>
          </table:table-cell>
          <table:table-cell office:value-type="float" office:value="329960" calcext:value-type="float">
            <text:p>329960</text:p>
          </table:table-cell>
          <table:table-cell office:value-type="float" office:value="323761.6" calcext:value-type="float">
            <text:p>323761,6</text:p>
          </table:table-cell>
          <table:table-cell table:number-columns-repeated="1002"/>
        </table:table-row>
        <table:table-row table:style-name="ro1">
          <table:table-cell table:style-name="Default" office:value-type="float" office:value="84.8" calcext:value-type="float">
            <text:p>84,8</text:p>
          </table:table-cell>
          <table:table-cell office:value-type="float" office:value="86481.2" calcext:value-type="float">
            <text:p>86481,2</text:p>
          </table:table-cell>
          <table:table-cell office:value-type="float" office:value="26774.4" calcext:value-type="float">
            <text:p>26774,4</text:p>
          </table:table-cell>
          <table:table-cell office:value-type="float" office:value="38015.3" calcext:value-type="float">
            <text:p>38015,3</text:p>
          </table:table-cell>
          <table:table-cell office:value-type="float" office:value="1220945.6" calcext:value-type="float">
            <text:p>1220945,6</text:p>
          </table:table-cell>
          <table:table-cell office:value-type="float" office:value="13567.2" calcext:value-type="float">
            <text:p>13567,2</text:p>
          </table:table-cell>
          <table:table-cell office:value-type="float" office:value="346868" calcext:value-type="float">
            <text:p>346868</text:p>
          </table:table-cell>
          <table:table-cell office:value-type="float" office:value="33132.4" calcext:value-type="float">
            <text:p>33132,4</text:p>
          </table:table-cell>
          <table:table-cell office:value-type="float" office:value="473359.4" calcext:value-type="float">
            <text:p>473359,4</text:p>
          </table:table-cell>
          <table:table-cell office:value-type="float" office:value="79842.4" calcext:value-type="float">
            <text:p>79842,4</text:p>
          </table:table-cell>
          <table:table-cell office:value-type="float" office:value="77816.8" calcext:value-type="float">
            <text:p>77816,8</text:p>
          </table:table-cell>
          <table:table-cell office:value-type="float" office:value="26293.2" calcext:value-type="float">
            <text:p>26293,2</text:p>
          </table:table-cell>
          <table:table-cell office:value-type="float" office:value="291312.8" calcext:value-type="float">
            <text:p>291312,8</text:p>
          </table:table-cell>
          <table:table-cell office:value-type="float" office:value="148012.8" calcext:value-type="float">
            <text:p>148012,8</text:p>
          </table:table-cell>
          <table:table-cell office:value-type="float" office:value="346179.5" calcext:value-type="float">
            <text:p>346179,5</text:p>
          </table:table-cell>
          <table:table-cell office:value-type="float" office:value="32671" calcext:value-type="float">
            <text:p>32671</text:p>
          </table:table-cell>
          <table:table-cell office:value-type="float" office:value="19173.2" calcext:value-type="float">
            <text:p>19173,2</text:p>
          </table:table-cell>
          <table:table-cell office:value-type="float" office:value="123512.8" calcext:value-type="float">
            <text:p>123512,8</text:p>
          </table:table-cell>
          <table:table-cell office:value-type="float" office:value="432522.1" calcext:value-type="float">
            <text:p>432522,1</text:p>
          </table:table-cell>
          <table:table-cell office:value-type="float" office:value="236078.4" calcext:value-type="float">
            <text:p>236078,4</text:p>
          </table:table-cell>
          <table:table-cell office:value-type="float" office:value="336720" calcext:value-type="float">
            <text:p>336720</text:p>
          </table:table-cell>
          <table:table-cell office:value-type="float" office:value="304629.6" calcext:value-type="float">
            <text:p>304629,6</text:p>
          </table:table-cell>
          <table:table-cell table:number-columns-repeated="1002"/>
        </table:table-row>
        <table:table-row table:style-name="ro1">
          <table:table-cell table:style-name="Default" office:value-type="float" office:value="86.6" calcext:value-type="float">
            <text:p>86,6</text:p>
          </table:table-cell>
          <table:table-cell office:value-type="float" office:value="88386.4" calcext:value-type="float">
            <text:p>88386,4</text:p>
          </table:table-cell>
          <table:table-cell office:value-type="float" office:value="31688.2" calcext:value-type="float">
            <text:p>31688,2</text:p>
          </table:table-cell>
          <table:table-cell office:value-type="float" office:value="38588.8" calcext:value-type="float">
            <text:p>38588,8</text:p>
          </table:table-cell>
          <table:table-cell office:value-type="float" office:value="1225593.6" calcext:value-type="float">
            <text:p>1225593,6</text:p>
          </table:table-cell>
          <table:table-cell office:value-type="float" office:value="13771.9" calcext:value-type="float">
            <text:p>13771,9</text:p>
          </table:table-cell>
          <table:table-cell office:value-type="float" office:value="339566.4" calcext:value-type="float">
            <text:p>339566,4</text:p>
          </table:table-cell>
          <table:table-cell office:value-type="float" office:value="33112.4" calcext:value-type="float">
            <text:p>33112,4</text:p>
          </table:table-cell>
          <table:table-cell office:value-type="float" office:value="477773.9" calcext:value-type="float">
            <text:p>477773,9</text:p>
          </table:table-cell>
          <table:table-cell office:value-type="float" office:value="80163.2" calcext:value-type="float">
            <text:p>80163,2</text:p>
          </table:table-cell>
          <table:table-cell office:value-type="float" office:value="77034.8" calcext:value-type="float">
            <text:p>77034,8</text:p>
          </table:table-cell>
          <table:table-cell office:value-type="float" office:value="24267.2" calcext:value-type="float">
            <text:p>24267,2</text:p>
          </table:table-cell>
          <table:table-cell office:value-type="float" office:value="283208.8" calcext:value-type="float">
            <text:p>283208,8</text:p>
          </table:table-cell>
          <table:table-cell office:value-type="float" office:value="146147.6" calcext:value-type="float">
            <text:p>146147,6</text:p>
          </table:table-cell>
          <table:table-cell office:value-type="float" office:value="345454.5" calcext:value-type="float">
            <text:p>345454,5</text:p>
          </table:table-cell>
          <table:table-cell office:value-type="float" office:value="30685.4" calcext:value-type="float">
            <text:p>30685,4</text:p>
          </table:table-cell>
          <table:table-cell office:value-type="float" office:value="18912.4" calcext:value-type="float">
            <text:p>18912,4</text:p>
          </table:table-cell>
          <table:table-cell office:value-type="float" office:value="117606.8" calcext:value-type="float">
            <text:p>117606,8</text:p>
          </table:table-cell>
          <table:table-cell office:value-type="float" office:value="411503.6" calcext:value-type="float">
            <text:p>411503,6</text:p>
          </table:table-cell>
          <table:table-cell office:value-type="float" office:value="242836.8" calcext:value-type="float">
            <text:p>242836,8</text:p>
          </table:table-cell>
          <table:table-cell office:value-type="float" office:value="323764" calcext:value-type="float">
            <text:p>323764</text:p>
          </table:table-cell>
          <table:table-cell office:value-type="float" office:value="313916" calcext:value-type="float">
            <text:p>313916</text:p>
          </table:table-cell>
          <table:table-cell table:number-columns-repeated="1002"/>
        </table:table-row>
        <table:table-row table:style-name="ro1">
          <table:table-cell table:style-name="Default" office:value-type="float" office:value="88.4" calcext:value-type="float">
            <text:p>88,4</text:p>
          </table:table-cell>
          <table:table-cell office:value-type="float" office:value="88486.4" calcext:value-type="float">
            <text:p>88486,4</text:p>
          </table:table-cell>
          <table:table-cell office:value-type="float" office:value="25992.2" calcext:value-type="float">
            <text:p>25992,2</text:p>
          </table:table-cell>
          <table:table-cell office:value-type="float" office:value="38106.3" calcext:value-type="float">
            <text:p>38106,3</text:p>
          </table:table-cell>
          <table:table-cell office:value-type="float" office:value="1156457.4" calcext:value-type="float">
            <text:p>1156457,4</text:p>
          </table:table-cell>
          <table:table-cell office:value-type="float" office:value="10887.5" calcext:value-type="float">
            <text:p>10887,5</text:p>
          </table:table-cell>
          <table:table-cell office:value-type="float" office:value="336638.4" calcext:value-type="float">
            <text:p>336638,4</text:p>
          </table:table-cell>
          <table:table-cell office:value-type="float" office:value="33473.2" calcext:value-type="float">
            <text:p>33473,2</text:p>
          </table:table-cell>
          <table:table-cell office:value-type="float" office:value="455750.8" calcext:value-type="float">
            <text:p>455750,8</text:p>
          </table:table-cell>
          <table:table-cell office:value-type="float" office:value="78900" calcext:value-type="float">
            <text:p>78900</text:p>
          </table:table-cell>
          <table:table-cell office:value-type="float" office:value="76854.2" calcext:value-type="float">
            <text:p>76854,2</text:p>
          </table:table-cell>
          <table:table-cell office:value-type="float" office:value="24227.4" calcext:value-type="float">
            <text:p>24227,4</text:p>
          </table:table-cell>
          <table:table-cell office:value-type="float" office:value="280121.6" calcext:value-type="float">
            <text:p>280121,6</text:p>
          </table:table-cell>
          <table:table-cell office:value-type="float" office:value="145746" calcext:value-type="float">
            <text:p>145746</text:p>
          </table:table-cell>
          <table:table-cell office:value-type="float" office:value="343603.5" calcext:value-type="float">
            <text:p>343603,5</text:p>
          </table:table-cell>
          <table:table-cell office:value-type="float" office:value="31126.8" calcext:value-type="float">
            <text:p>31126,8</text:p>
          </table:table-cell>
          <table:table-cell office:value-type="float" office:value="17288" calcext:value-type="float">
            <text:p>17288</text:p>
          </table:table-cell>
          <table:table-cell office:value-type="float" office:value="116485.6" calcext:value-type="float">
            <text:p>116485,6</text:p>
          </table:table-cell>
          <table:table-cell office:value-type="float" office:value="401177.2" calcext:value-type="float">
            <text:p>401177,2</text:p>
          </table:table-cell>
          <table:table-cell office:value-type="float" office:value="234212.8" calcext:value-type="float">
            <text:p>234212,8</text:p>
          </table:table-cell>
          <table:table-cell office:value-type="float" office:value="312429.6" calcext:value-type="float">
            <text:p>312429,6</text:p>
          </table:table-cell>
          <table:table-cell office:value-type="float" office:value="306374.4" calcext:value-type="float">
            <text:p>306374,4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blanc moy</text:p>
          </table:table-cell>
          <table:table-cell table:formula="of:=AVERAGE([.B2:.B8])" office:value-type="float" office:value="5784.34285714286" calcext:value-type="float">
            <text:p>5784,3428571429</text:p>
          </table:table-cell>
          <table:table-cell table:formula="of:=AVERAGE([.C2:.C8])" office:value-type="float" office:value="671.257142857143" calcext:value-type="float">
            <text:p>671,2571428571</text:p>
          </table:table-cell>
          <table:table-cell table:formula="of:=AVERAGE([.D2:.D8])" office:value-type="float" office:value="7075.44285714286" calcext:value-type="float">
            <text:p>7075,4428571429</text:p>
          </table:table-cell>
          <table:table-cell table:formula="of:=AVERAGE([.E2:.E8])" office:value-type="float" office:value="11559.9142857143" calcext:value-type="float">
            <text:p>11559,9142857143</text:p>
          </table:table-cell>
          <table:table-cell table:formula="of:=AVERAGE([.F2:.F8])" office:value-type="float" office:value="1826.98571428571" calcext:value-type="float">
            <text:p>1826,9857142857</text:p>
          </table:table-cell>
          <table:table-cell table:formula="of:=AVERAGE([.G2:.G8])" office:value-type="float" office:value="4655.42857142857" calcext:value-type="float">
            <text:p>4655,4285714286</text:p>
          </table:table-cell>
          <table:table-cell table:formula="of:=AVERAGE([.H2:.H8])" office:value-type="float" office:value="5500.62857142857" calcext:value-type="float">
            <text:p>5500,6285714286</text:p>
          </table:table-cell>
          <table:table-cell table:formula="of:=AVERAGE([.I2:.I8])" office:value-type="float" office:value="153048.628571429" calcext:value-type="float">
            <text:p>153048,628571429</text:p>
          </table:table-cell>
          <table:table-cell table:formula="of:=AVERAGE([.J2:.J8])" office:value-type="float" office:value="5325.82857142857" calcext:value-type="float">
            <text:p>5325,8285714286</text:p>
          </table:table-cell>
          <table:table-cell table:formula="of:=AVERAGE([.K2:.K8])" office:value-type="float" office:value="4530.05714285714" calcext:value-type="float">
            <text:p>4530,0571428572</text:p>
          </table:table-cell>
          <table:table-cell table:formula="of:=AVERAGE([.L2:.L8])" office:value-type="float" office:value="740.085714285714" calcext:value-type="float">
            <text:p>740,0857142857</text:p>
          </table:table-cell>
          <table:table-cell table:formula="of:=AVERAGE([.M2:.M8])" office:value-type="float" office:value="530.314285714286" calcext:value-type="float">
            <text:p>530,3142857143</text:p>
          </table:table-cell>
          <table:table-cell table:formula="of:=AVERAGE([.N2:.N8])" office:value-type="float" office:value="54841.6571428571" calcext:value-type="float">
            <text:p>54841,6571428571</text:p>
          </table:table-cell>
          <table:table-cell table:formula="of:=AVERAGE([.O2:.O8])" office:value-type="float" office:value="19.6428571428571" calcext:value-type="float">
            <text:p>19,6428571429</text:p>
          </table:table-cell>
          <table:table-cell table:formula="of:=AVERAGE([.P2:.P8])" office:value-type="float" office:value="95.0428571428571" calcext:value-type="float">
            <text:p>95,0428571429</text:p>
          </table:table-cell>
          <table:table-cell table:formula="of:=AVERAGE([.Q2:.Q8])" office:value-type="float" office:value="1406.25714285714" calcext:value-type="float">
            <text:p>1406,2571428572</text:p>
          </table:table-cell>
          <table:table-cell table:formula="of:=AVERAGE([.R2:.R8])" office:value-type="float" office:value="154.642857142857" calcext:value-type="float">
            <text:p>154,6428571429</text:p>
          </table:table-cell>
          <table:table-cell table:formula="of:=AVERAGE([.S2:.S8])" office:value-type="float" office:value="1826.98571428571" calcext:value-type="float">
            <text:p>1826,9857142857</text:p>
          </table:table-cell>
          <table:table-cell table:formula="of:=AVERAGE([.T2:.T8])" office:value-type="float" office:value="69.0857142857143" calcext:value-type="float">
            <text:p>69,0857142857</text:p>
          </table:table-cell>
          <table:table-cell table:formula="of:=AVERAGE([.U2:.U8])" office:value-type="float" office:value="17.8857142857143" calcext:value-type="float">
            <text:p>17,8857142857</text:p>
          </table:table-cell>
          <table:table-cell table:formula="of:=AVERAGE([.V2:.V8])" office:value-type="float" office:value="9.52857142857143" calcext:value-type="float">
            <text:p>9,5285714286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LOD</text:p>
          </table:table-cell>
          <table:table-cell table:formula="of:=STDEV([.B2:.B8])*3" office:value-type="float" office:value="955.480970880261" calcext:value-type="float">
            <text:p>955,4809708803</text:p>
          </table:table-cell>
          <table:table-cell table:formula="of:=STDEV([.C2:.C8])*3" office:value-type="float" office:value="519.4899091554" calcext:value-type="float">
            <text:p>519,4899091554</text:p>
          </table:table-cell>
          <table:table-cell table:formula="of:=STDEV([.D2:.D8])*3" office:value-type="float" office:value="7089.48970136175" calcext:value-type="float">
            <text:p>7089,4897013618</text:p>
          </table:table-cell>
          <table:table-cell table:formula="of:=STDEV([.E2:.E8])*3" office:value-type="float" office:value="3163.90280711294" calcext:value-type="float">
            <text:p>3163,902807113</text:p>
          </table:table-cell>
          <table:table-cell table:formula="of:=STDEV([.F2:.F8])*3" office:value-type="float" office:value="6934.11234137846" calcext:value-type="float">
            <text:p>6934,1123413785</text:p>
          </table:table-cell>
          <table:table-cell table:formula="of:=STDEV([.G2:.G8])*3" office:value-type="float" office:value="1279.82519565313" calcext:value-type="float">
            <text:p>1279,8251956531</text:p>
          </table:table-cell>
          <table:table-cell table:formula="of:=STDEV([.H2:.H8])*3" office:value-type="float" office:value="1192.06468424686" calcext:value-type="float">
            <text:p>1192,0646842469</text:p>
          </table:table-cell>
          <table:table-cell table:formula="of:=STDEV([.I2:.I8])*3" office:value-type="float" office:value="15072.2052083107" calcext:value-type="float">
            <text:p>15072,2052083107</text:p>
          </table:table-cell>
          <table:table-cell table:formula="of:=STDEV([.J2:.J8])*3" office:value-type="float" office:value="1850.1737354715" calcext:value-type="float">
            <text:p>1850,1737354715</text:p>
          </table:table-cell>
          <table:table-cell table:formula="of:=STDEV([.K2:.K8])*3" office:value-type="float" office:value="1088.72792547738" calcext:value-type="float">
            <text:p>1088,7279254774</text:p>
          </table:table-cell>
          <table:table-cell table:formula="of:=STDEV([.L2:.L8])*3" office:value-type="float" office:value="554.653281660843" calcext:value-type="float">
            <text:p>554,6532816608</text:p>
          </table:table-cell>
          <table:table-cell table:formula="of:=STDEV([.M2:.M8])*3" office:value-type="float" office:value="305.924913756861" calcext:value-type="float">
            <text:p>305,9249137569</text:p>
          </table:table-cell>
          <table:table-cell table:formula="of:=STDEV([.N2:.N8])*3" office:value-type="float" office:value="3171.56652865966" calcext:value-type="float">
            <text:p>3171,5665286597</text:p>
          </table:table-cell>
          <table:table-cell table:formula="of:=STDEV([.O2:.O8])*3" office:value-type="float" office:value="36.59625273557" calcext:value-type="float">
            <text:p>36,5962527356</text:p>
          </table:table-cell>
          <table:table-cell table:formula="of:=STDEV([.P2:.P8])*3" office:value-type="float" office:value="251.269408632021" calcext:value-type="float">
            <text:p>251,269408632</text:p>
          </table:table-cell>
          <table:table-cell table:formula="of:=STDEV([.Q2:.Q8])*3" office:value-type="float" office:value="1043.50302621233" calcext:value-type="float">
            <text:p>1043,5030262123</text:p>
          </table:table-cell>
          <table:table-cell table:formula="of:=STDEV([.R2:.R8])*3" office:value-type="float" office:value="157.108356602333" calcext:value-type="float">
            <text:p>157,1083566023</text:p>
          </table:table-cell>
          <table:table-cell table:formula="of:=STDEV([.S2:.S8])*3" office:value-type="float" office:value="6934.11234137846" calcext:value-type="float">
            <text:p>6934,1123413785</text:p>
          </table:table-cell>
          <table:table-cell table:formula="of:=STDEV([.T2:.T8])*3" office:value-type="float" office:value="77.5480035664546" calcext:value-type="float">
            <text:p>77,5480035665</text:p>
          </table:table-cell>
          <table:table-cell table:formula="of:=STDEV([.U2:.U8])*3" office:value-type="float" office:value="88.4682025201307" calcext:value-type="float">
            <text:p>88,4682025201</text:p>
          </table:table-cell>
          <table:table-cell table:formula="of:=STDEV([.V2:.V8])*3" office:value-type="float" office:value="75.6306910491464" calcext:value-type="float">
            <text:p>75,6306910491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formula="of:=[.B17]-[.B$53]" office:value-type="float" office:value="72774.4571428572" calcext:value-type="float">
            <text:p>72774,4571428572</text:p>
          </table:table-cell>
          <table:table-cell table:formula="of:=[.C17]-[.C$53]" office:value-type="float" office:value="53800.5428571429" calcext:value-type="float">
            <text:p>53800,5428571429</text:p>
          </table:table-cell>
          <table:table-cell table:formula="of:=[.D17]-[.D$53]" office:value-type="float" office:value="54602.1571428571" calcext:value-type="float">
            <text:p>54602,1571428571</text:p>
          </table:table-cell>
          <table:table-cell table:formula="of:=[.E17]-[.E$53]" office:value-type="float" office:value="1384406.38571429" calcext:value-type="float">
            <text:p>1384406,38571429</text:p>
          </table:table-cell>
          <table:table-cell table:formula="of:=[.F17]-[.F$53]" office:value-type="float" office:value="12165.2142857143" calcext:value-type="float">
            <text:p>12165,2142857143</text:p>
          </table:table-cell>
          <table:table-cell table:formula="of:=[.G17]-[.G$53]" office:value-type="float" office:value="319608.571428571" calcext:value-type="float">
            <text:p>319608,571428571</text:p>
          </table:table-cell>
          <table:table-cell table:formula="of:=[.H17]-[.H$53]" office:value-type="float" office:value="26368.1714285714" calcext:value-type="float">
            <text:p>26368,1714285714</text:p>
          </table:table-cell>
          <table:table-cell table:formula="of:=[.I17]-[.I$53]" office:value-type="float" office:value="396844.771428571" calcext:value-type="float">
            <text:p>396844,771428571</text:p>
          </table:table-cell>
          <table:table-cell table:formula="of:=[.J17]-[.J$53]" office:value-type="float" office:value="90400.5714285714" calcext:value-type="float">
            <text:p>90400,5714285714</text:p>
          </table:table-cell>
          <table:table-cell table:formula="of:=[.K17]-[.K$53]" office:value-type="float" office:value="80867.9428571429" calcext:value-type="float">
            <text:p>80867,9428571429</text:p>
          </table:table-cell>
          <table:table-cell table:formula="of:=[.L17]-[.L$53]" office:value-type="float" office:value="38409.1142857143" calcext:value-type="float">
            <text:p>38409,1142857143</text:p>
          </table:table-cell>
          <table:table-cell table:formula="of:=[.M17]-[.M$53]" office:value-type="float" office:value="300568.885714286" calcext:value-type="float">
            <text:p>300568,885714286</text:p>
          </table:table-cell>
          <table:table-cell table:formula="of:=[.N17]-[.N$53]" office:value-type="float" office:value="107511.942857143" calcext:value-type="float">
            <text:p>107511,942857143</text:p>
          </table:table-cell>
          <table:table-cell table:formula="of:=[.O17]-[.O$53]" office:value-type="float" office:value="328880.357142857" calcext:value-type="float">
            <text:p>328880,357142857</text:p>
          </table:table-cell>
          <table:table-cell table:formula="of:=[.P17]-[.P$53]" office:value-type="float" office:value="30670.5571428571" calcext:value-type="float">
            <text:p>30670,5571428571</text:p>
          </table:table-cell>
          <table:table-cell table:formula="of:=[.Q17]-[.Q$53]" office:value-type="float" office:value="27353.7428571429" calcext:value-type="float">
            <text:p>27353,7428571429</text:p>
          </table:table-cell>
          <table:table-cell table:formula="of:=[.R17]-[.R$53]" office:value-type="float" office:value="144998.957142857" calcext:value-type="float">
            <text:p>144998,957142857</text:p>
          </table:table-cell>
          <table:table-cell table:formula="of:=[.S17]-[.S$53]" office:value-type="float" office:value="637924.014285714" calcext:value-type="float">
            <text:p>637924,014285714</text:p>
          </table:table-cell>
          <table:table-cell table:formula="of:=[.T17]-[.T$53]" office:value-type="float" office:value="319361.314285714" calcext:value-type="float">
            <text:p>319361,314285714</text:p>
          </table:table-cell>
          <table:table-cell table:formula="of:=[.U17]-[.U$53]" office:value-type="float" office:value="337984.514285714" calcext:value-type="float">
            <text:p>337984,514285714</text:p>
          </table:table-cell>
          <table:table-cell table:formula="of:=[.V17]-[.V$53]" office:value-type="float" office:value="348561.671428571" calcext:value-type="float">
            <text:p>348561,671428571</text:p>
          </table:table-cell>
          <table:table-cell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formula="of:=[.B18]-[.B$53]" office:value-type="float" office:value="100452.457142857" calcext:value-type="float">
            <text:p>100452,457142857</text:p>
          </table:table-cell>
          <table:table-cell table:formula="of:=[.C18]-[.C$53]" office:value-type="float" office:value="55304.9428571429" calcext:value-type="float">
            <text:p>55304,9428571429</text:p>
          </table:table-cell>
          <table:table-cell table:formula="of:=[.D18]-[.D$53]" office:value-type="float" office:value="49725.4571428571" calcext:value-type="float">
            <text:p>49725,4571428571</text:p>
          </table:table-cell>
          <table:table-cell table:formula="of:=[.E18]-[.E$53]" office:value-type="float" office:value="1512484.28571429" calcext:value-type="float">
            <text:p>1512484,28571429</text:p>
          </table:table-cell>
          <table:table-cell table:formula="of:=[.F18]-[.F$53]" office:value-type="float" office:value="19430.8142857143" calcext:value-type="float">
            <text:p>19430,8142857143</text:p>
          </table:table-cell>
          <table:table-cell table:formula="of:=[.G18]-[.G$53]" office:value-type="float" office:value="390123.771428571" calcext:value-type="float">
            <text:p>390123,771428571</text:p>
          </table:table-cell>
          <table:table-cell table:formula="of:=[.H18]-[.H$53]" office:value-type="float" office:value="33648.5714285714" calcext:value-type="float">
            <text:p>33648,5714285714</text:p>
          </table:table-cell>
          <table:table-cell table:formula="of:=[.I18]-[.I$53]" office:value-type="float" office:value="480717.671428571" calcext:value-type="float">
            <text:p>480717,671428571</text:p>
          </table:table-cell>
          <table:table-cell table:formula="of:=[.J18]-[.J$53]" office:value-type="float" office:value="101552.171428571" calcext:value-type="float">
            <text:p>101552,171428571</text:p>
          </table:table-cell>
          <table:table-cell table:formula="of:=[.K18]-[.K$53]" office:value-type="float" office:value="94104.7428571429" calcext:value-type="float">
            <text:p>94104,7428571429</text:p>
          </table:table-cell>
          <table:table-cell table:formula="of:=[.L18]-[.L$53]" office:value-type="float" office:value="44124.9142857143" calcext:value-type="float">
            <text:p>44124,9142857143</text:p>
          </table:table-cell>
          <table:table-cell table:formula="of:=[.M18]-[.M$53]" office:value-type="float" office:value="356948.085714286" calcext:value-type="float">
            <text:p>356948,085714286</text:p>
          </table:table-cell>
          <table:table-cell table:formula="of:=[.N18]-[.N$53]" office:value-type="float" office:value="124919.942857143" calcext:value-type="float">
            <text:p>124919,942857143</text:p>
          </table:table-cell>
          <table:table-cell table:formula="of:=[.O18]-[.O$53]" office:value-type="float" office:value="398324.357142857" calcext:value-type="float">
            <text:p>398324,357142857</text:p>
          </table:table-cell>
          <table:table-cell table:formula="of:=[.P18]-[.P$53]" office:value-type="float" office:value="39114.3571428571" calcext:value-type="float">
            <text:p>39114,3571428571</text:p>
          </table:table-cell>
          <table:table-cell table:formula="of:=[.Q18]-[.Q$53]" office:value-type="float" office:value="27534.3428571429" calcext:value-type="float">
            <text:p>27534,3428571429</text:p>
          </table:table-cell>
          <table:table-cell table:formula="of:=[.R18]-[.R$53]" office:value-type="float" office:value="158482.157142857" calcext:value-type="float">
            <text:p>158482,157142857</text:p>
          </table:table-cell>
          <table:table-cell table:formula="of:=[.S18]-[.S$53]" office:value-type="float" office:value="660368.214285714" calcext:value-type="float">
            <text:p>660368,214285714</text:p>
          </table:table-cell>
          <table:table-cell table:formula="of:=[.T18]-[.T$53]" office:value-type="float" office:value="346056.514285714" calcext:value-type="float">
            <text:p>346056,514285714</text:p>
          </table:table-cell>
          <table:table-cell table:formula="of:=[.U18]-[.U$53]" office:value-type="float" office:value="385578.914285714" calcext:value-type="float">
            <text:p>385578,914285714</text:p>
          </table:table-cell>
          <table:table-cell table:formula="of:=[.V18]-[.V$53]" office:value-type="float" office:value="429510.471428571" calcext:value-type="float">
            <text:p>429510,471428571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[.B19]-[.B$53]" office:value-type="float" office:value="112164.857142857" calcext:value-type="float">
            <text:p>112164,857142857</text:p>
          </table:table-cell>
          <table:table-cell table:formula="of:=[.C19]-[.C$53]" office:value-type="float" office:value="66115.1428571429" calcext:value-type="float">
            <text:p>66115,1428571429</text:p>
          </table:table-cell>
          <table:table-cell table:formula="of:=[.D19]-[.D$53]" office:value-type="float" office:value="53272.8571428572" calcext:value-type="float">
            <text:p>53272,8571428572</text:p>
          </table:table-cell>
          <table:table-cell table:formula="of:=[.E19]-[.E$53]" office:value-type="float" office:value="1677075.98571429" calcext:value-type="float">
            <text:p>1677075,98571429</text:p>
          </table:table-cell>
          <table:table-cell table:formula="of:=[.F19]-[.F$53]" office:value-type="float" office:value="20078.0142857143" calcext:value-type="float">
            <text:p>20078,0142857143</text:p>
          </table:table-cell>
          <table:table-cell table:formula="of:=[.G19]-[.G$53]" office:value-type="float" office:value="480418.171428571" calcext:value-type="float">
            <text:p>480418,171428571</text:p>
          </table:table-cell>
          <table:table-cell table:formula="of:=[.H19]-[.H$53]" office:value-type="float" office:value="36857.3714285714" calcext:value-type="float">
            <text:p>36857,3714285714</text:p>
          </table:table-cell>
          <table:table-cell table:formula="of:=[.I19]-[.I$53]" office:value-type="float" office:value="453719.871428571" calcext:value-type="float">
            <text:p>453719,871428571</text:p>
          </table:table-cell>
          <table:table-cell table:formula="of:=[.J19]-[.J$53]" office:value-type="float" office:value="103978.971428571" calcext:value-type="float">
            <text:p>103978,971428571</text:p>
          </table:table-cell>
          <table:table-cell table:formula="of:=[.K19]-[.K$53]" office:value-type="float" office:value="98537.5428571429" calcext:value-type="float">
            <text:p>98537,5428571429</text:p>
          </table:table-cell>
          <table:table-cell table:formula="of:=[.L19]-[.L$53]" office:value-type="float" office:value="40033.5142857143" calcext:value-type="float">
            <text:p>40033,5142857143</text:p>
          </table:table-cell>
          <table:table-cell table:formula="of:=[.M19]-[.M$53]" office:value-type="float" office:value="390860.085714286" calcext:value-type="float">
            <text:p>390860,085714286</text:p>
          </table:table-cell>
          <table:table-cell table:formula="of:=[.N19]-[.N$53]" office:value-type="float" office:value="128771.142857143" calcext:value-type="float">
            <text:p>128771,142857143</text:p>
          </table:table-cell>
          <table:table-cell table:formula="of:=[.O19]-[.O$53]" office:value-type="float" office:value="445631.357142857" calcext:value-type="float">
            <text:p>445631,357142857</text:p>
          </table:table-cell>
          <table:table-cell table:formula="of:=[.P19]-[.P$53]" office:value-type="float" office:value="44549.3571428572" calcext:value-type="float">
            <text:p>44549,3571428572</text:p>
          </table:table-cell>
          <table:table-cell table:formula="of:=[.Q19]-[.Q$53]" office:value-type="float" office:value="30081.7428571429" calcext:value-type="float">
            <text:p>30081,7428571429</text:p>
          </table:table-cell>
          <table:table-cell table:formula="of:=[.R19]-[.R$53]" office:value-type="float" office:value="168310.957142857" calcext:value-type="float">
            <text:p>168310,957142857</text:p>
          </table:table-cell>
          <table:table-cell table:formula="of:=[.S19]-[.S$53]" office:value-type="float" office:value="679062.814285714" calcext:value-type="float">
            <text:p>679062,814285714</text:p>
          </table:table-cell>
          <table:table-cell table:formula="of:=[.T19]-[.T$53]" office:value-type="float" office:value="357868.514285714" calcext:value-type="float">
            <text:p>357868,514285714</text:p>
          </table:table-cell>
          <table:table-cell table:formula="of:=[.U19]-[.U$53]" office:value-type="float" office:value="423524.514285714" calcext:value-type="float">
            <text:p>423524,514285714</text:p>
          </table:table-cell>
          <table:table-cell table:formula="of:=[.V19]-[.V$53]" office:value-type="float" office:value="460433.671428571" calcext:value-type="float">
            <text:p>460433,671428571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[.B20]-[.B$53]" office:value-type="float" office:value="120086.857142857" calcext:value-type="float">
            <text:p>120086,857142857</text:p>
          </table:table-cell>
          <table:table-cell table:formula="of:=[.C20]-[.C$53]" office:value-type="float" office:value="45958.9428571429" calcext:value-type="float">
            <text:p>45958,9428571429</text:p>
          </table:table-cell>
          <table:table-cell table:formula="of:=[.D20]-[.D$53]" office:value-type="float" office:value="50403.2571428571" calcext:value-type="float">
            <text:p>50403,2571428571</text:p>
          </table:table-cell>
          <table:table-cell table:formula="of:=[.E20]-[.E$53]" office:value-type="float" office:value="1703989.58571429" calcext:value-type="float">
            <text:p>1703989,58571429</text:p>
          </table:table-cell>
          <table:table-cell table:formula="of:=[.F20]-[.F$53]" office:value-type="float" office:value="22076.9142857143" calcext:value-type="float">
            <text:p>22076,9142857143</text:p>
          </table:table-cell>
          <table:table-cell table:formula="of:=[.G20]-[.G$53]" office:value-type="float" office:value="465758.971428572" calcext:value-type="float">
            <text:p>465758,971428572</text:p>
          </table:table-cell>
          <table:table-cell table:formula="of:=[.H20]-[.H$53]" office:value-type="float" office:value="39544.9714285714" calcext:value-type="float">
            <text:p>39544,9714285714</text:p>
          </table:table-cell>
          <table:table-cell table:formula="of:=[.I20]-[.I$53]" office:value-type="float" office:value="474244.471428571" calcext:value-type="float">
            <text:p>474244,471428571</text:p>
          </table:table-cell>
          <table:table-cell table:formula="of:=[.J20]-[.J$53]" office:value-type="float" office:value="109855.371428571" calcext:value-type="float">
            <text:p>109855,371428571</text:p>
          </table:table-cell>
          <table:table-cell table:formula="of:=[.K20]-[.K$53]" office:value-type="float" office:value="104975.542857143" calcext:value-type="float">
            <text:p>104975,542857143</text:p>
          </table:table-cell>
          <table:table-cell table:formula="of:=[.L20]-[.L$53]" office:value-type="float" office:value="42019.1142857143" calcext:value-type="float">
            <text:p>42019,1142857143</text:p>
          </table:table-cell>
          <table:table-cell table:formula="of:=[.M20]-[.M$53]" office:value-type="float" office:value="414808.885714286" calcext:value-type="float">
            <text:p>414808,885714286</text:p>
          </table:table-cell>
          <table:table-cell table:formula="of:=[.N20]-[.N$53]" office:value-type="float" office:value="144675.142857143" calcext:value-type="float">
            <text:p>144675,142857143</text:p>
          </table:table-cell>
          <table:table-cell table:formula="of:=[.O20]-[.O$53]" office:value-type="float" office:value="473549.357142857" calcext:value-type="float">
            <text:p>473549,357142857</text:p>
          </table:table-cell>
          <table:table-cell table:formula="of:=[.P20]-[.P$53]" office:value-type="float" office:value="43506.3571428571" calcext:value-type="float">
            <text:p>43506,3571428571</text:p>
          </table:table-cell>
          <table:table-cell table:formula="of:=[.Q20]-[.Q$53]" office:value-type="float" office:value="32889.1428571429" calcext:value-type="float">
            <text:p>32889,1428571429</text:p>
          </table:table-cell>
          <table:table-cell table:formula="of:=[.R20]-[.R$53]" office:value-type="float" office:value="166759.757142857" calcext:value-type="float">
            <text:p>166759,757142857</text:p>
          </table:table-cell>
          <table:table-cell table:formula="of:=[.S20]-[.S$53]" office:value-type="float" office:value="691140.814285714" calcext:value-type="float">
            <text:p>691140,814285714</text:p>
          </table:table-cell>
          <table:table-cell table:formula="of:=[.T20]-[.T$53]" office:value-type="float" office:value="348121.314285714" calcext:value-type="float">
            <text:p>348121,314285714</text:p>
          </table:table-cell>
          <table:table-cell table:formula="of:=[.U20]-[.U$53]" office:value-type="float" office:value="452726.114285714" calcext:value-type="float">
            <text:p>452726,114285714</text:p>
          </table:table-cell>
          <table:table-cell table:formula="of:=[.V20]-[.V$53]" office:value-type="float" office:value="471625.671428571" calcext:value-type="float">
            <text:p>471625,671428571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B21]-[.B$53]" office:value-type="float" office:value="117098.457142857" calcext:value-type="float">
            <text:p>117098,457142857</text:p>
          </table:table-cell>
          <table:table-cell table:formula="of:=[.C21]-[.C$53]" office:value-type="float" office:value="42749.9428571428" calcext:value-type="float">
            <text:p>42749,9428571428</text:p>
          </table:table-cell>
          <table:table-cell table:formula="of:=[.D21]-[.D$53]" office:value-type="float" office:value="47696.3571428571" calcext:value-type="float">
            <text:p>47696,3571428571</text:p>
          </table:table-cell>
          <table:table-cell table:formula="of:=[.E21]-[.E$53]" office:value-type="float" office:value="1814338.68571429" calcext:value-type="float">
            <text:p>1814338,68571429</text:p>
          </table:table-cell>
          <table:table-cell table:formula="of:=[.F21]-[.F$53]" office:value-type="float" office:value="17304.9142857143" calcext:value-type="float">
            <text:p>17304,9142857143</text:p>
          </table:table-cell>
          <table:table-cell table:formula="of:=[.G21]-[.G$53]" office:value-type="float" office:value="468622.971428571" calcext:value-type="float">
            <text:p>468622,971428571</text:p>
          </table:table-cell>
          <table:table-cell table:formula="of:=[.H21]-[.H$53]" office:value-type="float" office:value="39705.3714285714" calcext:value-type="float">
            <text:p>39705,3714285714</text:p>
          </table:table-cell>
          <table:table-cell table:formula="of:=[.I21]-[.I$53]" office:value-type="float" office:value="477264.871428571" calcext:value-type="float">
            <text:p>477264,871428571</text:p>
          </table:table-cell>
          <table:table-cell table:formula="of:=[.J21]-[.J$53]" office:value-type="float" office:value="111259.771428571" calcext:value-type="float">
            <text:p>111259,771428571</text:p>
          </table:table-cell>
          <table:table-cell table:formula="of:=[.K21]-[.K$53]" office:value-type="float" office:value="103752.342857143" calcext:value-type="float">
            <text:p>103752,342857143</text:p>
          </table:table-cell>
          <table:table-cell table:formula="of:=[.L21]-[.L$53]" office:value-type="float" office:value="39832.9142857143" calcext:value-type="float">
            <text:p>39832,9142857143</text:p>
          </table:table-cell>
          <table:table-cell table:formula="of:=[.M21]-[.M$53]" office:value-type="float" office:value="430431.285714286" calcext:value-type="float">
            <text:p>430431,285714286</text:p>
          </table:table-cell>
          <table:table-cell table:formula="of:=[.N21]-[.N$53]" office:value-type="float" office:value="142027.142857143" calcext:value-type="float">
            <text:p>142027,142857143</text:p>
          </table:table-cell>
          <table:table-cell table:formula="of:=[.O21]-[.O$53]" office:value-type="float" office:value="477550.857142857" calcext:value-type="float">
            <text:p>477550,857142857</text:p>
          </table:table-cell>
          <table:table-cell table:formula="of:=[.P21]-[.P$53]" office:value-type="float" office:value="43185.7571428572" calcext:value-type="float">
            <text:p>43185,7571428572</text:p>
          </table:table-cell>
          <table:table-cell table:formula="of:=[.Q21]-[.Q$53]" office:value-type="float" office:value="27273.5428571429" calcext:value-type="float">
            <text:p>27273,5428571429</text:p>
          </table:table-cell>
          <table:table-cell table:formula="of:=[.R21]-[.R$53]" office:value-type="float" office:value="170924.557142857" calcext:value-type="float">
            <text:p>170924,557142857</text:p>
          </table:table-cell>
          <table:table-cell table:formula="of:=[.S21]-[.S$53]" office:value-type="float" office:value="666832.214285714" calcext:value-type="float">
            <text:p>666832,214285714</text:p>
          </table:table-cell>
          <table:table-cell table:formula="of:=[.T21]-[.T$53]" office:value-type="float" office:value="363385.314285714" calcext:value-type="float">
            <text:p>363385,314285714</text:p>
          </table:table-cell>
          <table:table-cell table:formula="of:=[.U21]-[.U$53]" office:value-type="float" office:value="461711.714285714" calcext:value-type="float">
            <text:p>461711,714285714</text:p>
          </table:table-cell>
          <table:table-cell table:formula="of:=[.V21]-[.V$53]" office:value-type="float" office:value="473252.871428571" calcext:value-type="float">
            <text:p>473252,871428571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[.B22]-[.B$53]" office:value-type="float" office:value="128289.257142857" calcext:value-type="float">
            <text:p>128289,257142857</text:p>
          </table:table-cell>
          <table:table-cell table:formula="of:=[.C22]-[.C$53]" office:value-type="float" office:value="53920.7428571429" calcext:value-type="float">
            <text:p>53920,7428571429</text:p>
          </table:table-cell>
          <table:table-cell table:formula="of:=[.D22]-[.D$53]" office:value-type="float" office:value="49108.3571428571" calcext:value-type="float">
            <text:p>49108,3571428571</text:p>
          </table:table-cell>
          <table:table-cell table:formula="of:=[.E22]-[.E$53]" office:value-type="float" office:value="1758162.48571429" calcext:value-type="float">
            <text:p>1758162,48571429</text:p>
          </table:table-cell>
          <table:table-cell table:formula="of:=[.F22]-[.F$53]" office:value-type="float" office:value="21527.3142857143" calcext:value-type="float">
            <text:p>21527,3142857143</text:p>
          </table:table-cell>
          <table:table-cell table:formula="of:=[.G22]-[.G$53]" office:value-type="float" office:value="472216.571428571" calcext:value-type="float">
            <text:p>472216,571428571</text:p>
          </table:table-cell>
          <table:table-cell table:formula="of:=[.H22]-[.H$53]" office:value-type="float" office:value="42132.1714285714" calcext:value-type="float">
            <text:p>42132,1714285714</text:p>
          </table:table-cell>
          <table:table-cell table:formula="of:=[.I22]-[.I$53]" office:value-type="float" office:value="467775.871428571" calcext:value-type="float">
            <text:p>467775,871428571</text:p>
          </table:table-cell>
          <table:table-cell table:formula="of:=[.J22]-[.J$53]" office:value-type="float" office:value="110477.371428571" calcext:value-type="float">
            <text:p>110477,371428571</text:p>
          </table:table-cell>
          <table:table-cell table:formula="of:=[.K22]-[.K$53]" office:value-type="float" office:value="105657.542857143" calcext:value-type="float">
            <text:p>105657,542857143</text:p>
          </table:table-cell>
          <table:table-cell table:formula="of:=[.L22]-[.L$53]" office:value-type="float" office:value="38910.5142857143" calcext:value-type="float">
            <text:p>38910,5142857143</text:p>
          </table:table-cell>
          <table:table-cell table:formula="of:=[.M22]-[.M$53]" office:value-type="float" office:value="419362.485714286" calcext:value-type="float">
            <text:p>419362,485714286</text:p>
          </table:table-cell>
          <table:table-cell table:formula="of:=[.N22]-[.N$53]" office:value-type="float" office:value="146539.942857143" calcext:value-type="float">
            <text:p>146539,942857143</text:p>
          </table:table-cell>
          <table:table-cell table:formula="of:=[.O22]-[.O$53]" office:value-type="float" office:value="475423.857142857" calcext:value-type="float">
            <text:p>475423,857142857</text:p>
          </table:table-cell>
          <table:table-cell table:formula="of:=[.P22]-[.P$53]" office:value-type="float" office:value="43646.9571428571" calcext:value-type="float">
            <text:p>43646,9571428571</text:p>
          </table:table-cell>
          <table:table-cell table:formula="of:=[.Q22]-[.Q$53]" office:value-type="float" office:value="30702.9428571429" calcext:value-type="float">
            <text:p>30702,9428571429</text:p>
          </table:table-cell>
          <table:table-cell table:formula="of:=[.R22]-[.R$53]" office:value-type="float" office:value="164537.357142857" calcext:value-type="float">
            <text:p>164537,357142857</text:p>
          </table:table-cell>
          <table:table-cell table:formula="of:=[.S22]-[.S$53]" office:value-type="float" office:value="656418.014285714" calcext:value-type="float">
            <text:p>656418,014285714</text:p>
          </table:table-cell>
          <table:table-cell table:formula="of:=[.T22]-[.T$53]" office:value-type="float" office:value="346137.314285714" calcext:value-type="float">
            <text:p>346137,314285714</text:p>
          </table:table-cell>
          <table:table-cell table:formula="of:=[.U22]-[.U$53]" office:value-type="float" office:value="466262.114285714" calcext:value-type="float">
            <text:p>466262,114285714</text:p>
          </table:table-cell>
          <table:table-cell table:formula="of:=[.V22]-[.V$53]" office:value-type="float" office:value="469080.071428571" calcext:value-type="float">
            <text:p>469080,071428571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[.B23]-[.B$53]" office:value-type="float" office:value="123395.657142857" calcext:value-type="float">
            <text:p>123395,657142857</text:p>
          </table:table-cell>
          <table:table-cell table:formula="of:=[.C23]-[.C$53]" office:value-type="float" office:value="39139.7428571429" calcext:value-type="float">
            <text:p>39139,7428571429</text:p>
          </table:table-cell>
          <table:table-cell table:formula="of:=[.D23]-[.D$53]" office:value-type="float" office:value="54285.5571428571" calcext:value-type="float">
            <text:p>54285,5571428571</text:p>
          </table:table-cell>
          <table:table-cell table:formula="of:=[.E23]-[.E$53]" office:value-type="float" office:value="1798729.48571429" calcext:value-type="float">
            <text:p>1798729,48571429</text:p>
          </table:table-cell>
          <table:table-cell table:formula="of:=[.F23]-[.F$53]" office:value-type="float" office:value="19044.1142857143" calcext:value-type="float">
            <text:p>19044,1142857143</text:p>
          </table:table-cell>
          <table:table-cell table:formula="of:=[.G23]-[.G$53]" office:value-type="float" office:value="493512.571428571" calcext:value-type="float">
            <text:p>493512,571428571</text:p>
          </table:table-cell>
          <table:table-cell table:formula="of:=[.H23]-[.H$53]" office:value-type="float" office:value="39765.3714285714" calcext:value-type="float">
            <text:p>39765,3714285714</text:p>
          </table:table-cell>
          <table:table-cell table:formula="of:=[.I23]-[.I$53]" office:value-type="float" office:value="488696.171428571" calcext:value-type="float">
            <text:p>488696,171428571</text:p>
          </table:table-cell>
          <table:table-cell table:formula="of:=[.J23]-[.J$53]" office:value-type="float" office:value="106806.971428571" calcext:value-type="float">
            <text:p>106806,971428571</text:p>
          </table:table-cell>
          <table:table-cell table:formula="of:=[.K23]-[.K$53]" office:value-type="float" office:value="109187.942857143" calcext:value-type="float">
            <text:p>109187,942857143</text:p>
          </table:table-cell>
          <table:table-cell table:formula="of:=[.L23]-[.L$53]" office:value-type="float" office:value="38709.9142857143" calcext:value-type="float">
            <text:p>38709,9142857143</text:p>
          </table:table-cell>
          <table:table-cell table:formula="of:=[.M23]-[.M$53]" office:value-type="float" office:value="437010.485714286" calcext:value-type="float">
            <text:p>437010,485714286</text:p>
          </table:table-cell>
          <table:table-cell table:formula="of:=[.N23]-[.N$53]" office:value-type="float" office:value="144835.942857143" calcext:value-type="float">
            <text:p>144835,942857143</text:p>
          </table:table-cell>
          <table:table-cell table:formula="of:=[.O23]-[.O$53]" office:value-type="float" office:value="489089.357142857" calcext:value-type="float">
            <text:p>489089,357142857</text:p>
          </table:table-cell>
          <table:table-cell table:formula="of:=[.P23]-[.P$53]" office:value-type="float" office:value="43205.5571428571" calcext:value-type="float">
            <text:p>43205,5571428571</text:p>
          </table:table-cell>
          <table:table-cell table:formula="of:=[.Q23]-[.Q$53]" office:value-type="float" office:value="32087.1428571429" calcext:value-type="float">
            <text:p>32087,1428571429</text:p>
          </table:table-cell>
          <table:table-cell table:formula="of:=[.R23]-[.R$53]" office:value-type="float" office:value="161734.957142857" calcext:value-type="float">
            <text:p>161734,957142857</text:p>
          </table:table-cell>
          <table:table-cell table:formula="of:=[.S23]-[.S$53]" office:value-type="float" office:value="653804.214285714" calcext:value-type="float">
            <text:p>653804,214285714</text:p>
          </table:table-cell>
          <table:table-cell table:formula="of:=[.T23]-[.T$53]" office:value-type="float" office:value="358711.714285714" calcext:value-type="float">
            <text:p>358711,714285714</text:p>
          </table:table-cell>
          <table:table-cell table:formula="of:=[.U23]-[.U$53]" office:value-type="float" office:value="456798.114285714" calcext:value-type="float">
            <text:p>456798,114285714</text:p>
          </table:table-cell>
          <table:table-cell table:formula="of:=[.V23]-[.V$53]" office:value-type="float" office:value="445432.071428571" calcext:value-type="float">
            <text:p>445432,071428571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[.B24]-[.B$53]" office:value-type="float" office:value="120890.057142857" calcext:value-type="float">
            <text:p>120890,057142857</text:p>
          </table:table-cell>
          <table:table-cell table:formula="of:=[.C24]-[.C$53]" office:value-type="float" office:value="37414.9428571428" calcext:value-type="float">
            <text:p>37414,9428571428</text:p>
          </table:table-cell>
          <table:table-cell table:formula="of:=[.D24]-[.D$53]" office:value-type="float" office:value="44382.8571428571" calcext:value-type="float">
            <text:p>44382,8571428571</text:p>
          </table:table-cell>
          <table:table-cell table:formula="of:=[.E24]-[.E$53]" office:value-type="float" office:value="1686523.98571429" calcext:value-type="float">
            <text:p>1686523,98571429</text:p>
          </table:table-cell>
          <table:table-cell table:formula="of:=[.F24]-[.F$53]" office:value-type="float" office:value="21833.5142857143" calcext:value-type="float">
            <text:p>21833,5142857143</text:p>
          </table:table-cell>
          <table:table-cell table:formula="of:=[.G24]-[.G$53]" office:value-type="float" office:value="466358.971428571" calcext:value-type="float">
            <text:p>466358,971428571</text:p>
          </table:table-cell>
          <table:table-cell table:formula="of:=[.H24]-[.H$53]" office:value-type="float" office:value="39063.5714285714" calcext:value-type="float">
            <text:p>39063,5714285714</text:p>
          </table:table-cell>
          <table:table-cell table:formula="of:=[.I24]-[.I$53]" office:value-type="float" office:value="467804.571428571" calcext:value-type="float">
            <text:p>467804,571428571</text:p>
          </table:table-cell>
          <table:table-cell table:formula="of:=[.J24]-[.J$53]" office:value-type="float" office:value="102354.971428571" calcext:value-type="float">
            <text:p>102354,971428571</text:p>
          </table:table-cell>
          <table:table-cell table:formula="of:=[.K24]-[.K$53]" office:value-type="float" office:value="97514.7428571429" calcext:value-type="float">
            <text:p>97514,7428571429</text:p>
          </table:table-cell>
          <table:table-cell table:formula="of:=[.L24]-[.L$53]" office:value-type="float" office:value="36242.7142857143" calcext:value-type="float">
            <text:p>36242,7142857143</text:p>
          </table:table-cell>
          <table:table-cell table:formula="of:=[.M24]-[.M$53]" office:value-type="float" office:value="398543.285714286" calcext:value-type="float">
            <text:p>398543,285714286</text:p>
          </table:table-cell>
          <table:table-cell table:formula="of:=[.N24]-[.N$53]" office:value-type="float" office:value="138437.542857143" calcext:value-type="float">
            <text:p>138437,542857143</text:p>
          </table:table-cell>
          <table:table-cell table:formula="of:=[.O24]-[.O$53]" office:value-type="float" office:value="479590.357142857" calcext:value-type="float">
            <text:p>479590,357142857</text:p>
          </table:table-cell>
          <table:table-cell table:formula="of:=[.P24]-[.P$53]" office:value-type="float" office:value="42423.5571428571" calcext:value-type="float">
            <text:p>42423,5571428571</text:p>
          </table:table-cell>
          <table:table-cell table:formula="of:=[.Q24]-[.Q$53]" office:value-type="float" office:value="27012.9428571429" calcext:value-type="float">
            <text:p>27012,9428571429</text:p>
          </table:table-cell>
          <table:table-cell table:formula="of:=[.R24]-[.R$53]" office:value-type="float" office:value="157079.757142857" calcext:value-type="float">
            <text:p>157079,757142857</text:p>
          </table:table-cell>
          <table:table-cell table:formula="of:=[.S24]-[.S$53]" office:value-type="float" office:value="597339.414285714" calcext:value-type="float">
            <text:p>597339,414285714</text:p>
          </table:table-cell>
          <table:table-cell table:formula="of:=[.T24]-[.T$53]" office:value-type="float" office:value="319262.114285714" calcext:value-type="float">
            <text:p>319262,114285714</text:p>
          </table:table-cell>
          <table:table-cell table:formula="of:=[.U24]-[.U$53]" office:value-type="float" office:value="436199.714285714" calcext:value-type="float">
            <text:p>436199,714285714</text:p>
          </table:table-cell>
          <table:table-cell table:formula="of:=[.V24]-[.V$53]" office:value-type="float" office:value="436408.071428571" calcext:value-type="float">
            <text:p>436408,071428571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B25]-[.B$53]" office:value-type="float" office:value="114732.057142857" calcext:value-type="float">
            <text:p>114732,057142857</text:p>
          </table:table-cell>
          <table:table-cell table:formula="of:=[.C25]-[.C$53]" office:value-type="float" office:value="32140.1428571429" calcext:value-type="float">
            <text:p>32140,1428571429</text:p>
          </table:table-cell>
          <table:table-cell table:formula="of:=[.D25]-[.D$53]" office:value-type="float" office:value="48594.6571428571" calcext:value-type="float">
            <text:p>48594,6571428571</text:p>
          </table:table-cell>
          <table:table-cell table:formula="of:=[.E25]-[.E$53]" office:value-type="float" office:value="1658924.48571429" calcext:value-type="float">
            <text:p>1658924,48571429</text:p>
          </table:table-cell>
          <table:table-cell table:formula="of:=[.F25]-[.F$53]" office:value-type="float" office:value="17608.9142857143" calcext:value-type="float">
            <text:p>17608,9142857143</text:p>
          </table:table-cell>
          <table:table-cell table:formula="of:=[.G25]-[.G$53]" office:value-type="float" office:value="432502.971428572" calcext:value-type="float">
            <text:p>432502,971428572</text:p>
          </table:table-cell>
          <table:table-cell table:formula="of:=[.H25]-[.H$53]" office:value-type="float" office:value="34270.3714285714" calcext:value-type="float">
            <text:p>34270,3714285714</text:p>
          </table:table-cell>
          <table:table-cell table:formula="of:=[.I25]-[.I$53]" office:value-type="float" office:value="428780.271428571" calcext:value-type="float">
            <text:p>428780,271428571</text:p>
          </table:table-cell>
          <table:table-cell table:formula="of:=[.J25]-[.J$53]" office:value-type="float" office:value="98323.3714285714" calcext:value-type="float">
            <text:p>98323,3714285714</text:p>
          </table:table-cell>
          <table:table-cell table:formula="of:=[.K25]-[.K$53]" office:value-type="float" office:value="92941.9428571429" calcext:value-type="float">
            <text:p>92941,9428571429</text:p>
          </table:table-cell>
          <table:table-cell table:formula="of:=[.L25]-[.L$53]" office:value-type="float" office:value="34538.1142857143" calcext:value-type="float">
            <text:p>34538,1142857143</text:p>
          </table:table-cell>
          <table:table-cell table:formula="of:=[.M25]-[.M$53]" office:value-type="float" office:value="375820.085714286" calcext:value-type="float">
            <text:p>375820,085714286</text:p>
          </table:table-cell>
          <table:table-cell table:formula="of:=[.N25]-[.N$53]" office:value-type="float" office:value="132299.942857143" calcext:value-type="float">
            <text:p>132299,942857143</text:p>
          </table:table-cell>
          <table:table-cell table:formula="of:=[.O25]-[.O$53]" office:value-type="float" office:value="443166.357142857" calcext:value-type="float">
            <text:p>443166,357142857</text:p>
          </table:table-cell>
          <table:table-cell table:formula="of:=[.P25]-[.P$53]" office:value-type="float" office:value="38492.3571428571" calcext:value-type="float">
            <text:p>38492,3571428571</text:p>
          </table:table-cell>
          <table:table-cell table:formula="of:=[.Q25]-[.Q$53]" office:value-type="float" office:value="24605.9428571429" calcext:value-type="float">
            <text:p>24605,9428571429</text:p>
          </table:table-cell>
          <table:table-cell table:formula="of:=[.R25]-[.R$53]" office:value-type="float" office:value="143987.357142857" calcext:value-type="float">
            <text:p>143987,357142857</text:p>
          </table:table-cell>
          <table:table-cell table:formula="of:=[.S25]-[.S$53]" office:value-type="float" office:value="577280.614285714" calcext:value-type="float">
            <text:p>577280,614285714</text:p>
          </table:table-cell>
          <table:table-cell table:formula="of:=[.T25]-[.T$53]" office:value-type="float" office:value="299506.114285714" calcext:value-type="float">
            <text:p>299506,114285714</text:p>
          </table:table-cell>
          <table:table-cell table:formula="of:=[.U25]-[.U$53]" office:value-type="float" office:value="406175.714285714" calcext:value-type="float">
            <text:p>406175,714285714</text:p>
          </table:table-cell>
          <table:table-cell table:formula="of:=[.V25]-[.V$53]" office:value-type="float" office:value="403956.871428572" calcext:value-type="float">
            <text:p>403956,871428572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[.B26]-[.B$53]" office:value-type="float" office:value="105345.657142857" calcext:value-type="float">
            <text:p>105345,657142857</text:p>
          </table:table-cell>
          <table:table-cell table:formula="of:=[.C26]-[.C$53]" office:value-type="float" office:value="31798.9428571429" calcext:value-type="float">
            <text:p>31798,9428571429</text:p>
          </table:table-cell>
          <table:table-cell table:formula="of:=[.D26]-[.D$53]" office:value-type="float" office:value="48277.3571428572" calcext:value-type="float">
            <text:p>48277,3571428572</text:p>
          </table:table-cell>
          <table:table-cell table:formula="of:=[.E26]-[.E$53]" office:value-type="float" office:value="1396362.48571429" calcext:value-type="float">
            <text:p>1396362,48571429</text:p>
          </table:table-cell>
          <table:table-cell table:formula="of:=[.F26]-[.F$53]" office:value-type="float" office:value="27244.9142857143" calcext:value-type="float">
            <text:p>27244,9142857143</text:p>
          </table:table-cell>
          <table:table-cell table:formula="of:=[.G26]-[.G$53]" office:value-type="float" office:value="419067.771428571" calcext:value-type="float">
            <text:p>419067,771428571</text:p>
          </table:table-cell>
          <table:table-cell table:formula="of:=[.H26]-[.H$53]" office:value-type="float" office:value="36636.7714285714" calcext:value-type="float">
            <text:p>36636,7714285714</text:p>
          </table:table-cell>
          <table:table-cell table:formula="of:=[.I26]-[.I$53]" office:value-type="float" office:value="435773.171428571" calcext:value-type="float">
            <text:p>435773,171428571</text:p>
          </table:table-cell>
          <table:table-cell table:formula="of:=[.J26]-[.J$53]" office:value-type="float" office:value="92366.5714285714" calcext:value-type="float">
            <text:p>92366,5714285714</text:p>
          </table:table-cell>
          <table:table-cell table:formula="of:=[.K26]-[.K$53]" office:value-type="float" office:value="92580.7428571429" calcext:value-type="float">
            <text:p>92580,7428571429</text:p>
          </table:table-cell>
          <table:table-cell table:formula="of:=[.L26]-[.L$53]" office:value-type="float" office:value="31529.7142857143" calcext:value-type="float">
            <text:p>31529,7142857143</text:p>
          </table:table-cell>
          <table:table-cell table:formula="of:=[.M26]-[.M$53]" office:value-type="float" office:value="369781.685714286" calcext:value-type="float">
            <text:p>369781,685714286</text:p>
          </table:table-cell>
          <table:table-cell table:formula="of:=[.N26]-[.N$53]" office:value-type="float" office:value="125320.742857143" calcext:value-type="float">
            <text:p>125320,742857143</text:p>
          </table:table-cell>
          <table:table-cell table:formula="of:=[.O26]-[.O$53]" office:value-type="float" office:value="426274.857142857" calcext:value-type="float">
            <text:p>426274,857142857</text:p>
          </table:table-cell>
          <table:table-cell table:formula="of:=[.P26]-[.P$53]" office:value-type="float" office:value="39053.9571428571" calcext:value-type="float">
            <text:p>39053,9571428571</text:p>
          </table:table-cell>
          <table:table-cell table:formula="of:=[.Q26]-[.Q$53]" office:value-type="float" office:value="21336.9428571429" calcext:value-type="float">
            <text:p>21336,9428571429</text:p>
          </table:table-cell>
          <table:table-cell table:formula="of:=[.R26]-[.R$53]" office:value-type="float" office:value="141704.557142857" calcext:value-type="float">
            <text:p>141704,557142857</text:p>
          </table:table-cell>
          <table:table-cell table:formula="of:=[.S26]-[.S$53]" office:value-type="float" office:value="598623.714285714" calcext:value-type="float">
            <text:p>598623,714285714</text:p>
          </table:table-cell>
          <table:table-cell table:formula="of:=[.T26]-[.T$53]" office:value-type="float" office:value="296637.314285714" calcext:value-type="float">
            <text:p>296637,314285714</text:p>
          </table:table-cell>
          <table:table-cell table:formula="of:=[.U26]-[.U$53]" office:value-type="float" office:value="401060.514285714" calcext:value-type="float">
            <text:p>401060,514285714</text:p>
          </table:table-cell>
          <table:table-cell table:formula="of:=[.V26]-[.V$53]" office:value-type="float" office:value="391464.071428571" calcext:value-type="float">
            <text:p>391464,071428571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27]-[.B$53]" office:value-type="float" office:value="103500.057142857" calcext:value-type="float">
            <text:p>103500,057142857</text:p>
          </table:table-cell>
          <table:table-cell table:formula="of:=[.C27]-[.C$53]" office:value-type="float" office:value="32079.9428571429" calcext:value-type="float">
            <text:p>32079,9428571429</text:p>
          </table:table-cell>
          <table:table-cell table:formula="of:=[.D27]-[.D$53]" office:value-type="float" office:value="41724.9571428571" calcext:value-type="float">
            <text:p>41724,9571428571</text:p>
          </table:table-cell>
          <table:table-cell table:formula="of:=[.E27]-[.E$53]" office:value-type="float" office:value="1471849.38571429" calcext:value-type="float">
            <text:p>1471849,38571429</text:p>
          </table:table-cell>
          <table:table-cell table:formula="of:=[.F27]-[.F$53]" office:value-type="float" office:value="19838.0142857143" calcext:value-type="float">
            <text:p>19838,0142857143</text:p>
          </table:table-cell>
          <table:table-cell table:formula="of:=[.G27]-[.G$53]" office:value-type="float" office:value="403984.571428571" calcext:value-type="float">
            <text:p>403984,571428571</text:p>
          </table:table-cell>
          <table:table-cell table:formula="of:=[.H27]-[.H$53]" office:value-type="float" office:value="33006.5714285714" calcext:value-type="float">
            <text:p>33006,5714285714</text:p>
          </table:table-cell>
          <table:table-cell table:formula="of:=[.I27]-[.I$53]" office:value-type="float" office:value="381860.271428571" calcext:value-type="float">
            <text:p>381860,271428571</text:p>
          </table:table-cell>
          <table:table-cell table:formula="of:=[.J27]-[.J$53]" office:value-type="float" office:value="89077.7714285714" calcext:value-type="float">
            <text:p>89077,7714285714</text:p>
          </table:table-cell>
          <table:table-cell table:formula="of:=[.K27]-[.K$53]" office:value-type="float" office:value="87145.5428571429" calcext:value-type="float">
            <text:p>87145,5428571429</text:p>
          </table:table-cell>
          <table:table-cell table:formula="of:=[.L27]-[.L$53]" office:value-type="float" office:value="33936.5142857143" calcext:value-type="float">
            <text:p>33936,5142857143</text:p>
          </table:table-cell>
          <table:table-cell table:formula="of:=[.M27]-[.M$53]" office:value-type="float" office:value="355240.885714286" calcext:value-type="float">
            <text:p>355240,885714286</text:p>
          </table:table-cell>
          <table:table-cell table:formula="of:=[.N27]-[.N$53]" office:value-type="float" office:value="122112.742857143" calcext:value-type="float">
            <text:p>122112,742857143</text:p>
          </table:table-cell>
          <table:table-cell table:formula="of:=[.O27]-[.O$53]" office:value-type="float" office:value="422058.857142857" calcext:value-type="float">
            <text:p>422058,857142857</text:p>
          </table:table-cell>
          <table:table-cell table:formula="of:=[.P27]-[.P$53]" office:value-type="float" office:value="36787.7571428571" calcext:value-type="float">
            <text:p>36787,7571428571</text:p>
          </table:table-cell>
          <table:table-cell table:formula="of:=[.Q27]-[.Q$53]" office:value-type="float" office:value="21637.5428571429" calcext:value-type="float">
            <text:p>21637,5428571429</text:p>
          </table:table-cell>
          <table:table-cell table:formula="of:=[.R27]-[.R$53]" office:value-type="float" office:value="137861.757142857" calcext:value-type="float">
            <text:p>137861,757142857</text:p>
          </table:table-cell>
          <table:table-cell table:formula="of:=[.S27]-[.S$53]" office:value-type="float" office:value="541260.414285714" calcext:value-type="float">
            <text:p>541260,414285714</text:p>
          </table:table-cell>
          <table:table-cell table:formula="of:=[.T27]-[.T$53]" office:value-type="float" office:value="282178.914285714" calcext:value-type="float">
            <text:p>282178,914285714</text:p>
          </table:table-cell>
          <table:table-cell table:formula="of:=[.U27]-[.U$53]" office:value-type="float" office:value="402945.314285714" calcext:value-type="float">
            <text:p>402945,314285714</text:p>
          </table:table-cell>
          <table:table-cell table:formula="of:=[.V27]-[.V$53]" office:value-type="float" office:value="380632.071428571" calcext:value-type="float">
            <text:p>380632,071428571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[.B28]-[.B$53]" office:value-type="float" office:value="104964.457142857" calcext:value-type="float">
            <text:p>104964,457142857</text:p>
          </table:table-cell>
          <table:table-cell table:formula="of:=[.C28]-[.C$53]" office:value-type="float" office:value="32019.7428571429" calcext:value-type="float">
            <text:p>32019,7428571429</text:p>
          </table:table-cell>
          <table:table-cell table:formula="of:=[.D28]-[.D$53]" office:value-type="float" office:value="38942.3571428571" calcext:value-type="float">
            <text:p>38942,3571428571</text:p>
          </table:table-cell>
          <table:table-cell table:formula="of:=[.E28]-[.E$53]" office:value-type="float" office:value="1421968.58571429" calcext:value-type="float">
            <text:p>1421968,58571429</text:p>
          </table:table-cell>
          <table:table-cell table:formula="of:=[.F28]-[.F$53]" office:value-type="float" office:value="14395.5142857143" calcext:value-type="float">
            <text:p>14395,5142857143</text:p>
          </table:table-cell>
          <table:table-cell table:formula="of:=[.G28]-[.G$53]" office:value-type="float" office:value="405669.371428571" calcext:value-type="float">
            <text:p>405669,371428571</text:p>
          </table:table-cell>
          <table:table-cell table:formula="of:=[.H28]-[.H$53]" office:value-type="float" office:value="32765.9714285714" calcext:value-type="float">
            <text:p>32765,9714285714</text:p>
          </table:table-cell>
          <table:table-cell table:formula="of:=[.I28]-[.I$53]" office:value-type="float" office:value="389134.371428571" calcext:value-type="float">
            <text:p>389134,371428571</text:p>
          </table:table-cell>
          <table:table-cell table:formula="of:=[.J28]-[.J$53]" office:value-type="float" office:value="90220.5714285714" calcext:value-type="float">
            <text:p>90220,5714285714</text:p>
          </table:table-cell>
          <table:table-cell table:formula="of:=[.K28]-[.K$53]" office:value-type="float" office:value="84176.7428571429" calcext:value-type="float">
            <text:p>84176,7428571429</text:p>
          </table:table-cell>
          <table:table-cell table:formula="of:=[.L28]-[.L$53]" office:value-type="float" office:value="31890.7142857143" calcext:value-type="float">
            <text:p>31890,7142857143</text:p>
          </table:table-cell>
          <table:table-cell table:formula="of:=[.M28]-[.M$53]" office:value-type="float" office:value="360114.485714286" calcext:value-type="float">
            <text:p>360114,485714286</text:p>
          </table:table-cell>
          <table:table-cell table:formula="of:=[.N28]-[.N$53]" office:value-type="float" office:value="118502.342857143" calcext:value-type="float">
            <text:p>118502,342857143</text:p>
          </table:table-cell>
          <table:table-cell table:formula="of:=[.O28]-[.O$53]" office:value-type="float" office:value="418318.857142857" calcext:value-type="float">
            <text:p>418318,857142857</text:p>
          </table:table-cell>
          <table:table-cell table:formula="of:=[.P28]-[.P$53]" office:value-type="float" office:value="37228.9571428571" calcext:value-type="float">
            <text:p>37228,9571428571</text:p>
          </table:table-cell>
          <table:table-cell table:formula="of:=[.Q28]-[.Q$53]" office:value-type="float" office:value="20013.3428571429" calcext:value-type="float">
            <text:p>20013,3428571429</text:p>
          </table:table-cell>
          <table:table-cell table:formula="of:=[.R28]-[.R$53]" office:value-type="float" office:value="135398.957142857" calcext:value-type="float">
            <text:p>135398,957142857</text:p>
          </table:table-cell>
          <table:table-cell table:formula="of:=[.S28]-[.S$53]" office:value-type="float" office:value="507856.914285714" calcext:value-type="float">
            <text:p>507856,914285714</text:p>
          </table:table-cell>
          <table:table-cell table:formula="of:=[.T28]-[.T$53]" office:value-type="float" office:value="279609.314285714" calcext:value-type="float">
            <text:p>279609,314285714</text:p>
          </table:table-cell>
          <table:table-cell table:formula="of:=[.U28]-[.U$53]" office:value-type="float" office:value="385337.314285714" calcext:value-type="float">
            <text:p>385337,314285714</text:p>
          </table:table-cell>
          <table:table-cell table:formula="of:=[.V28]-[.V$53]" office:value-type="float" office:value="376280.071428571" calcext:value-type="float">
            <text:p>376280,071428571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B29]-[.B$53]" office:value-type="float" office:value="100392.057142857" calcext:value-type="float">
            <text:p>100392,057142857</text:p>
          </table:table-cell>
          <table:table-cell table:formula="of:=[.C29]-[.C$53]" office:value-type="float" office:value="29191.9428571429" calcext:value-type="float">
            <text:p>29191,9428571429</text:p>
          </table:table-cell>
          <table:table-cell table:formula="of:=[.D29]-[.D$53]" office:value-type="float" office:value="41881.6571428571" calcext:value-type="float">
            <text:p>41881,6571428571</text:p>
          </table:table-cell>
          <table:table-cell table:formula="of:=[.E29]-[.E$53]" office:value-type="float" office:value="1394021.88571429" calcext:value-type="float">
            <text:p>1394021,88571429</text:p>
          </table:table-cell>
          <table:table-cell table:formula="of:=[.F29]-[.F$53]" office:value-type="float" office:value="14464.9142857143" calcext:value-type="float">
            <text:p>14464,9142857143</text:p>
          </table:table-cell>
          <table:table-cell table:formula="of:=[.G29]-[.G$53]" office:value-type="float" office:value="376707.771428571" calcext:value-type="float">
            <text:p>376707,771428571</text:p>
          </table:table-cell>
          <table:table-cell table:formula="of:=[.H29]-[.H$53]" office:value-type="float" office:value="32465.1714285714" calcext:value-type="float">
            <text:p>32465,1714285714</text:p>
          </table:table-cell>
          <table:table-cell table:formula="of:=[.I29]-[.I$53]" office:value-type="float" office:value="369676.371428571" calcext:value-type="float">
            <text:p>369676,371428571</text:p>
          </table:table-cell>
          <table:table-cell table:formula="of:=[.J29]-[.J$53]" office:value-type="float" office:value="88114.1714285714" calcext:value-type="float">
            <text:p>88114,1714285714</text:p>
          </table:table-cell>
          <table:table-cell table:formula="of:=[.K29]-[.K$53]" office:value-type="float" office:value="82151.5428571429" calcext:value-type="float">
            <text:p>82151,5428571429</text:p>
          </table:table-cell>
          <table:table-cell table:formula="of:=[.L29]-[.L$53]" office:value-type="float" office:value="29825.1142857143" calcext:value-type="float">
            <text:p>29825,1142857143</text:p>
          </table:table-cell>
          <table:table-cell table:formula="of:=[.M29]-[.M$53]" office:value-type="float" office:value="342106.485714286" calcext:value-type="float">
            <text:p>342106,485714286</text:p>
          </table:table-cell>
          <table:table-cell table:formula="of:=[.N29]-[.N$53]" office:value-type="float" office:value="110037.542857143" calcext:value-type="float">
            <text:p>110037,542857143</text:p>
          </table:table-cell>
          <table:table-cell table:formula="of:=[.O29]-[.O$53]" office:value-type="float" office:value="403379.357142857" calcext:value-type="float">
            <text:p>403379,357142857</text:p>
          </table:table-cell>
          <table:table-cell table:formula="of:=[.P29]-[.P$53]" office:value-type="float" office:value="34722.1571428571" calcext:value-type="float">
            <text:p>34722,1571428571</text:p>
          </table:table-cell>
          <table:table-cell table:formula="of:=[.Q29]-[.Q$53]" office:value-type="float" office:value="20995.9428571429" calcext:value-type="float">
            <text:p>20995,9428571429</text:p>
          </table:table-cell>
          <table:table-cell table:formula="of:=[.R29]-[.R$53]" office:value-type="float" office:value="131784.957142857" calcext:value-type="float">
            <text:p>131784,957142857</text:p>
          </table:table-cell>
          <table:table-cell table:formula="of:=[.S29]-[.S$53]" office:value-type="float" office:value="501836.314285714" calcext:value-type="float">
            <text:p>501836,314285714</text:p>
          </table:table-cell>
          <table:table-cell table:formula="of:=[.T29]-[.T$53]" office:value-type="float" office:value="278748.514285714" calcext:value-type="float">
            <text:p>278748,514285714</text:p>
          </table:table-cell>
          <table:table-cell table:formula="of:=[.U29]-[.U$53]" office:value-type="float" office:value="390810.914285714" calcext:value-type="float">
            <text:p>390810,914285714</text:p>
          </table:table-cell>
          <table:table-cell table:formula="of:=[.V29]-[.V$53]" office:value-type="float" office:value="376740.871428571" calcext:value-type="float">
            <text:p>376740,871428571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[.B30]-[.B$53]" office:value-type="float" office:value="102116.857142857" calcext:value-type="float">
            <text:p>102116,857142857</text:p>
          </table:table-cell>
          <table:table-cell table:formula="of:=[.C30]-[.C$53]" office:value-type="float" office:value="30976.7428571429" calcext:value-type="float">
            <text:p>30976,7428571429</text:p>
          </table:table-cell>
          <table:table-cell table:formula="of:=[.D30]-[.D$53]" office:value-type="float" office:value="40535.0571428571" calcext:value-type="float">
            <text:p>40535,0571428571</text:p>
          </table:table-cell>
          <table:table-cell table:formula="of:=[.E30]-[.E$53]" office:value-type="float" office:value="1391800.48571429" calcext:value-type="float">
            <text:p>1391800,48571429</text:p>
          </table:table-cell>
          <table:table-cell table:formula="of:=[.F30]-[.F$53]" office:value-type="float" office:value="14016.8142857143" calcext:value-type="float">
            <text:p>14016,8142857143</text:p>
          </table:table-cell>
          <table:table-cell table:formula="of:=[.G30]-[.G$53]" office:value-type="float" office:value="397325.371428571" calcext:value-type="float">
            <text:p>397325,371428571</text:p>
          </table:table-cell>
          <table:table-cell table:formula="of:=[.H30]-[.H$53]" office:value-type="float" office:value="33427.7714285714" calcext:value-type="float">
            <text:p>33427,7714285714</text:p>
          </table:table-cell>
          <table:table-cell table:formula="of:=[.I30]-[.I$53]" office:value-type="float" office:value="376449.671428571" calcext:value-type="float">
            <text:p>376449,671428571</text:p>
          </table:table-cell>
          <table:table-cell table:formula="of:=[.J30]-[.J$53]" office:value-type="float" office:value="88215.3714285714" calcext:value-type="float">
            <text:p>88215,3714285714</text:p>
          </table:table-cell>
          <table:table-cell table:formula="of:=[.K30]-[.K$53]" office:value-type="float" office:value="81770.7428571429" calcext:value-type="float">
            <text:p>81770,7428571429</text:p>
          </table:table-cell>
          <table:table-cell table:formula="of:=[.L30]-[.L$53]" office:value-type="float" office:value="29885.1142857143" calcext:value-type="float">
            <text:p>29885,1142857143</text:p>
          </table:table-cell>
          <table:table-cell table:formula="of:=[.M30]-[.M$53]" office:value-type="float" office:value="339978.485714286" calcext:value-type="float">
            <text:p>339978,485714286</text:p>
          </table:table-cell>
          <table:table-cell table:formula="of:=[.N30]-[.N$53]" office:value-type="float" office:value="116977.542857143" calcext:value-type="float">
            <text:p>116977,542857143</text:p>
          </table:table-cell>
          <table:table-cell table:formula="of:=[.O30]-[.O$53]" office:value-type="float" office:value="417618.857142857" calcext:value-type="float">
            <text:p>417618,857142857</text:p>
          </table:table-cell>
          <table:table-cell table:formula="of:=[.P30]-[.P$53]" office:value-type="float" office:value="38352.1571428571" calcext:value-type="float">
            <text:p>38352,1571428571</text:p>
          </table:table-cell>
          <table:table-cell table:formula="of:=[.Q30]-[.Q$53]" office:value-type="float" office:value="21196.5428571429" calcext:value-type="float">
            <text:p>21196,5428571429</text:p>
          </table:table-cell>
          <table:table-cell table:formula="of:=[.R30]-[.R$53]" office:value-type="float" office:value="137631.757142857" calcext:value-type="float">
            <text:p>137631,757142857</text:p>
          </table:table-cell>
          <table:table-cell table:formula="of:=[.S30]-[.S$53]" office:value-type="float" office:value="514468.014285714" calcext:value-type="float">
            <text:p>514468,014285714</text:p>
          </table:table-cell>
          <table:table-cell table:formula="of:=[.T30]-[.T$53]" office:value-type="float" office:value="280293.314285714" calcext:value-type="float">
            <text:p>280293,314285714</text:p>
          </table:table-cell>
          <table:table-cell table:formula="of:=[.U30]-[.U$53]" office:value-type="float" office:value="402124.514285714" calcext:value-type="float">
            <text:p>402124,514285714</text:p>
          </table:table-cell>
          <table:table-cell table:formula="of:=[.V30]-[.V$53]" office:value-type="float" office:value="374596.871428571" calcext:value-type="float">
            <text:p>374596,871428571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31]-[.B$53]" office:value-type="float" office:value="104744.057142857" calcext:value-type="float">
            <text:p>104744,057142857</text:p>
          </table:table-cell>
          <table:table-cell table:formula="of:=[.C31]-[.C$53]" office:value-type="float" office:value="31057.1428571429" calcext:value-type="float">
            <text:p>31057,1428571429</text:p>
          </table:table-cell>
          <table:table-cell table:formula="of:=[.D31]-[.D$53]" office:value-type="float" office:value="35916.4571428571" calcext:value-type="float">
            <text:p>35916,4571428571</text:p>
          </table:table-cell>
          <table:table-cell table:formula="of:=[.E31]-[.E$53]" office:value-type="float" office:value="1428976.48571429" calcext:value-type="float">
            <text:p>1428976,48571429</text:p>
          </table:table-cell>
          <table:table-cell table:formula="of:=[.F31]-[.F$53]" office:value-type="float" office:value="18312.8142857143" calcext:value-type="float">
            <text:p>18312,8142857143</text:p>
          </table:table-cell>
          <table:table-cell table:formula="of:=[.G31]-[.G$53]" office:value-type="float" office:value="403605.371428571" calcext:value-type="float">
            <text:p>403605,371428571</text:p>
          </table:table-cell>
          <table:table-cell table:formula="of:=[.H31]-[.H$53]" office:value-type="float" office:value="34571.3714285714" calcext:value-type="float">
            <text:p>34571,3714285714</text:p>
          </table:table-cell>
          <table:table-cell table:formula="of:=[.I31]-[.I$53]" office:value-type="float" office:value="380039.671428571" calcext:value-type="float">
            <text:p>380039,671428571</text:p>
          </table:table-cell>
          <table:table-cell table:formula="of:=[.J31]-[.J$53]" office:value-type="float" office:value="89498.5714285714" calcext:value-type="float">
            <text:p>89498,5714285714</text:p>
          </table:table-cell>
          <table:table-cell table:formula="of:=[.K31]-[.K$53]" office:value-type="float" office:value="85561.1428571429" calcext:value-type="float">
            <text:p>85561,1428571429</text:p>
          </table:table-cell>
          <table:table-cell table:formula="of:=[.L31]-[.L$53]" office:value-type="float" office:value="27398.1142857143" calcext:value-type="float">
            <text:p>27398,1142857143</text:p>
          </table:table-cell>
          <table:table-cell table:formula="of:=[.M31]-[.M$53]" office:value-type="float" office:value="355684.085714286" calcext:value-type="float">
            <text:p>355684,085714286</text:p>
          </table:table-cell>
          <table:table-cell table:formula="of:=[.N31]-[.N$53]" office:value-type="float" office:value="126865.542857143" calcext:value-type="float">
            <text:p>126865,542857143</text:p>
          </table:table-cell>
          <table:table-cell table:formula="of:=[.O31]-[.O$53]" office:value-type="float" office:value="411225.357142857" calcext:value-type="float">
            <text:p>411225,357142857</text:p>
          </table:table-cell>
          <table:table-cell table:formula="of:=[.P31]-[.P$53]" office:value-type="float" office:value="37068.5571428571" calcext:value-type="float">
            <text:p>37068,5571428571</text:p>
          </table:table-cell>
          <table:table-cell table:formula="of:=[.Q31]-[.Q$53]" office:value-type="float" office:value="21156.3428571429" calcext:value-type="float">
            <text:p>21156,3428571429</text:p>
          </table:table-cell>
          <table:table-cell table:formula="of:=[.R31]-[.R$53]" office:value-type="float" office:value="137941.357142857" calcext:value-type="float">
            <text:p>137941,357142857</text:p>
          </table:table-cell>
          <table:table-cell table:formula="of:=[.S31]-[.S$53]" office:value-type="float" office:value="509725.014285714" calcext:value-type="float">
            <text:p>509725,014285714</text:p>
          </table:table-cell>
          <table:table-cell table:formula="of:=[.T31]-[.T$53]" office:value-type="float" office:value="271669.314285714" calcext:value-type="float">
            <text:p>271669,314285714</text:p>
          </table:table-cell>
          <table:table-cell table:formula="of:=[.U31]-[.U$53]" office:value-type="float" office:value="394322.914285714" calcext:value-type="float">
            <text:p>394322,914285714</text:p>
          </table:table-cell>
          <table:table-cell table:formula="of:=[.V31]-[.V$53]" office:value-type="float" office:value="371046.471428571" calcext:value-type="float">
            <text:p>371046,471428571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[.B32]-[.B$53]" office:value-type="float" office:value="100291.657142857" calcext:value-type="float">
            <text:p>100291,657142857</text:p>
          </table:table-cell>
          <table:table-cell table:formula="of:=[.C32]-[.C$53]" office:value-type="float" office:value="28189.1428571429" calcext:value-type="float">
            <text:p>28189,1428571429</text:p>
          </table:table-cell>
          <table:table-cell table:formula="of:=[.D32]-[.D$53]" office:value-type="float" office:value="41447.7571428571" calcext:value-type="float">
            <text:p>41447,7571428571</text:p>
          </table:table-cell>
          <table:table-cell table:formula="of:=[.E32]-[.E$53]" office:value-type="float" office:value="1401784.18571429" calcext:value-type="float">
            <text:p>1401784,18571429</text:p>
          </table:table-cell>
          <table:table-cell table:formula="of:=[.F32]-[.F$53]" office:value-type="float" office:value="14320.5142857143" calcext:value-type="float">
            <text:p>14320,5142857143</text:p>
          </table:table-cell>
          <table:table-cell table:formula="of:=[.G32]-[.G$53]" office:value-type="float" office:value="386155.771428571" calcext:value-type="float">
            <text:p>386155,771428571</text:p>
          </table:table-cell>
          <table:table-cell table:formula="of:=[.H32]-[.H$53]" office:value-type="float" office:value="31121.5714285714" calcext:value-type="float">
            <text:p>31121,5714285714</text:p>
          </table:table-cell>
          <table:table-cell table:formula="of:=[.I32]-[.I$53]" office:value-type="float" office:value="370453.371428571" calcext:value-type="float">
            <text:p>370453,371428571</text:p>
          </table:table-cell>
          <table:table-cell table:formula="of:=[.J32]-[.J$53]" office:value-type="float" office:value="87151.7714285714" calcext:value-type="float">
            <text:p>87151,7714285714</text:p>
          </table:table-cell>
          <table:table-cell table:formula="of:=[.K32]-[.K$53]" office:value-type="float" office:value="85321.1428571429" calcext:value-type="float">
            <text:p>85321,1428571429</text:p>
          </table:table-cell>
          <table:table-cell table:formula="of:=[.L32]-[.L$53]" office:value-type="float" office:value="30005.5142857143" calcext:value-type="float">
            <text:p>30005,5142857143</text:p>
          </table:table-cell>
          <table:table-cell table:formula="of:=[.M32]-[.M$53]" office:value-type="float" office:value="341282.485714286" calcext:value-type="float">
            <text:p>341282,485714286</text:p>
          </table:table-cell>
          <table:table-cell table:formula="of:=[.N32]-[.N$53]" office:value-type="float" office:value="116115.142857143" calcext:value-type="float">
            <text:p>116115,142857143</text:p>
          </table:table-cell>
          <table:table-cell table:formula="of:=[.O32]-[.O$53]" office:value-type="float" office:value="405483.857142857" calcext:value-type="float">
            <text:p>405483,857142857</text:p>
          </table:table-cell>
          <table:table-cell table:formula="of:=[.P32]-[.P$53]" office:value-type="float" office:value="36647.3571428571" calcext:value-type="float">
            <text:p>36647,3571428571</text:p>
          </table:table-cell>
          <table:table-cell table:formula="of:=[.Q32]-[.Q$53]" office:value-type="float" office:value="19451.7428571429" calcext:value-type="float">
            <text:p>19451,7428571429</text:p>
          </table:table-cell>
          <table:table-cell table:formula="of:=[.R32]-[.R$53]" office:value-type="float" office:value="135929.757142857" calcext:value-type="float">
            <text:p>135929,757142857</text:p>
          </table:table-cell>
          <table:table-cell table:formula="of:=[.S32]-[.S$53]" office:value-type="float" office:value="500064.214285714" calcext:value-type="float">
            <text:p>500064,214285714</text:p>
          </table:table-cell>
          <table:table-cell table:formula="of:=[.T32]-[.T$53]" office:value-type="float" office:value="268760.514285714" calcext:value-type="float">
            <text:p>268760,514285714</text:p>
          </table:table-cell>
          <table:table-cell table:formula="of:=[.U32]-[.U$53]" office:value-type="float" office:value="382108.514285714" calcext:value-type="float">
            <text:p>382108,514285714</text:p>
          </table:table-cell>
          <table:table-cell table:formula="of:=[.V32]-[.V$53]" office:value-type="float" office:value="365649.671428571" calcext:value-type="float">
            <text:p>365649,671428571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[.B33]-[.B$53]" office:value-type="float" office:value="102457.657142857" calcext:value-type="float">
            <text:p>102457,657142857</text:p>
          </table:table-cell>
          <table:table-cell table:formula="of:=[.C33]-[.C$53]" office:value-type="float" office:value="29412.3428571429" calcext:value-type="float">
            <text:p>29412,3428571429</text:p>
          </table:table-cell>
          <table:table-cell table:formula="of:=[.D33]-[.D$53]" office:value-type="float" office:value="37274.9571428571" calcext:value-type="float">
            <text:p>37274,9571428571</text:p>
          </table:table-cell>
          <table:table-cell table:formula="of:=[.E33]-[.E$53]" office:value-type="float" office:value="1473568.88571429" calcext:value-type="float">
            <text:p>1473568,88571429</text:p>
          </table:table-cell>
          <table:table-cell table:formula="of:=[.F33]-[.F$53]" office:value-type="float" office:value="14783.6142857143" calcext:value-type="float">
            <text:p>14783,6142857143</text:p>
          </table:table-cell>
          <table:table-cell table:formula="of:=[.G33]-[.G$53]" office:value-type="float" office:value="402120.571428571" calcext:value-type="float">
            <text:p>402120,571428571</text:p>
          </table:table-cell>
          <table:table-cell table:formula="of:=[.H33]-[.H$53]" office:value-type="float" office:value="31602.7714285714" calcext:value-type="float">
            <text:p>31602,7714285714</text:p>
          </table:table-cell>
          <table:table-cell table:formula="of:=[.I33]-[.I$53]" office:value-type="float" office:value="374311.471428571" calcext:value-type="float">
            <text:p>374311,471428571</text:p>
          </table:table-cell>
          <table:table-cell table:formula="of:=[.J33]-[.J$53]" office:value-type="float" office:value="85547.7714285714" calcext:value-type="float">
            <text:p>85547,7714285714</text:p>
          </table:table-cell>
          <table:table-cell table:formula="of:=[.K33]-[.K$53]" office:value-type="float" office:value="81208.7428571429" calcext:value-type="float">
            <text:p>81208,7428571429</text:p>
          </table:table-cell>
          <table:table-cell table:formula="of:=[.L33]-[.L$53]" office:value-type="float" office:value="28721.9142857143" calcext:value-type="float">
            <text:p>28721,9142857143</text:p>
          </table:table-cell>
          <table:table-cell table:formula="of:=[.M33]-[.M$53]" office:value-type="float" office:value="348021.685714286" calcext:value-type="float">
            <text:p>348021,685714286</text:p>
          </table:table-cell>
          <table:table-cell table:formula="of:=[.N33]-[.N$53]" office:value-type="float" office:value="117298.342857143" calcext:value-type="float">
            <text:p>117298,342857143</text:p>
          </table:table-cell>
          <table:table-cell table:formula="of:=[.O33]-[.O$53]" office:value-type="float" office:value="406682.357142857" calcext:value-type="float">
            <text:p>406682,357142857</text:p>
          </table:table-cell>
          <table:table-cell table:formula="of:=[.P33]-[.P$53]" office:value-type="float" office:value="38913.5571428571" calcext:value-type="float">
            <text:p>38913,5571428571</text:p>
          </table:table-cell>
          <table:table-cell table:formula="of:=[.Q33]-[.Q$53]" office:value-type="float" office:value="20915.9428571429" calcext:value-type="float">
            <text:p>20915,9428571429</text:p>
          </table:table-cell>
          <table:table-cell table:formula="of:=[.R33]-[.R$53]" office:value-type="float" office:value="134908.157142857" calcext:value-type="float">
            <text:p>134908,157142857</text:p>
          </table:table-cell>
          <table:table-cell table:formula="of:=[.S33]-[.S$53]" office:value-type="float" office:value="511635.514285714" calcext:value-type="float">
            <text:p>511635,514285714</text:p>
          </table:table-cell>
          <table:table-cell table:formula="of:=[.T33]-[.T$53]" office:value-type="float" office:value="276481.314285714" calcext:value-type="float">
            <text:p>276481,314285714</text:p>
          </table:table-cell>
          <table:table-cell table:formula="of:=[.U33]-[.U$53]" office:value-type="float" office:value="391834.914285714" calcext:value-type="float">
            <text:p>391834,914285714</text:p>
          </table:table-cell>
          <table:table-cell table:formula="of:=[.V33]-[.V$53]" office:value-type="float" office:value="367937.671428571" calcext:value-type="float">
            <text:p>367937,671428571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[.B34]-[.B$53]" office:value-type="float" office:value="104102.057142857" calcext:value-type="float">
            <text:p>104102,057142857</text:p>
          </table:table-cell>
          <table:table-cell table:formula="of:=[.C34]-[.C$53]" office:value-type="float" office:value="26363.9428571429" calcext:value-type="float">
            <text:p>26363,9428571429</text:p>
          </table:table-cell>
          <table:table-cell table:formula="of:=[.D34]-[.D$53]" office:value-type="float" office:value="35936.4571428571" calcext:value-type="float">
            <text:p>35936,4571428571</text:p>
          </table:table-cell>
          <table:table-cell table:formula="of:=[.E34]-[.E$53]" office:value-type="float" office:value="1412889.08571429" calcext:value-type="float">
            <text:p>1412889,08571429</text:p>
          </table:table-cell>
          <table:table-cell table:formula="of:=[.F34]-[.F$53]" office:value-type="float" office:value="14292.4142857143" calcext:value-type="float">
            <text:p>14292,4142857143</text:p>
          </table:table-cell>
          <table:table-cell table:formula="of:=[.G34]-[.G$53]" office:value-type="float" office:value="389542.971428571" calcext:value-type="float">
            <text:p>389542,971428571</text:p>
          </table:table-cell>
          <table:table-cell table:formula="of:=[.H34]-[.H$53]" office:value-type="float" office:value="32805.9714285714" calcext:value-type="float">
            <text:p>32805,9714285714</text:p>
          </table:table-cell>
          <table:table-cell table:formula="of:=[.I34]-[.I$53]" office:value-type="float" office:value="361428.071428571" calcext:value-type="float">
            <text:p>361428,071428571</text:p>
          </table:table-cell>
          <table:table-cell table:formula="of:=[.J34]-[.J$53]" office:value-type="float" office:value="87492.9714285714" calcext:value-type="float">
            <text:p>87492,9714285714</text:p>
          </table:table-cell>
          <table:table-cell table:formula="of:=[.K34]-[.K$53]" office:value-type="float" office:value="82311.9428571429" calcext:value-type="float">
            <text:p>82311,9428571429</text:p>
          </table:table-cell>
          <table:table-cell table:formula="of:=[.L34]-[.L$53]" office:value-type="float" office:value="27498.3142857143" calcext:value-type="float">
            <text:p>27498,3142857143</text:p>
          </table:table-cell>
          <table:table-cell table:formula="of:=[.M34]-[.M$53]" office:value-type="float" office:value="350026.485714286" calcext:value-type="float">
            <text:p>350026,485714286</text:p>
          </table:table-cell>
          <table:table-cell table:formula="of:=[.N34]-[.N$53]" office:value-type="float" office:value="113267.142857143" calcext:value-type="float">
            <text:p>113267,142857143</text:p>
          </table:table-cell>
          <table:table-cell table:formula="of:=[.O34]-[.O$53]" office:value-type="float" office:value="396361.357142857" calcext:value-type="float">
            <text:p>396361,357142857</text:p>
          </table:table-cell>
          <table:table-cell table:formula="of:=[.P34]-[.P$53]" office:value-type="float" office:value="35684.7571428571" calcext:value-type="float">
            <text:p>35684,7571428571</text:p>
          </table:table-cell>
          <table:table-cell table:formula="of:=[.Q34]-[.Q$53]" office:value-type="float" office:value="17887.3428571429" calcext:value-type="float">
            <text:p>17887,3428571429</text:p>
          </table:table-cell>
          <table:table-cell table:formula="of:=[.R34]-[.R$53]" office:value-type="float" office:value="130714.557142857" calcext:value-type="float">
            <text:p>130714,557142857</text:p>
          </table:table-cell>
          <table:table-cell table:formula="of:=[.S34]-[.S$53]" office:value-type="float" office:value="509963.414285714" calcext:value-type="float">
            <text:p>509963,414285714</text:p>
          </table:table-cell>
          <table:table-cell table:formula="of:=[.T34]-[.T$53]" office:value-type="float" office:value="265070.114285714" calcext:value-type="float">
            <text:p>265070,114285714</text:p>
          </table:table-cell>
          <table:table-cell table:formula="of:=[.U34]-[.U$53]" office:value-type="float" office:value="377796.514285714" calcext:value-type="float">
            <text:p>377796,514285714</text:p>
          </table:table-cell>
          <table:table-cell table:formula="of:=[.V34]-[.V$53]" office:value-type="float" office:value="368457.671428571" calcext:value-type="float">
            <text:p>368457,671428571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[.B35]-[.B$53]" office:value-type="float" office:value="96441.2571428572" calcext:value-type="float">
            <text:p>96441,2571428572</text:p>
          </table:table-cell>
          <table:table-cell table:formula="of:=[.C35]-[.C$53]" office:value-type="float" office:value="26825.1428571429" calcext:value-type="float">
            <text:p>26825,1428571429</text:p>
          </table:table-cell>
          <table:table-cell table:formula="of:=[.D35]-[.D$53]" office:value-type="float" office:value="39038.1571428571" calcext:value-type="float">
            <text:p>39038,1571428571</text:p>
          </table:table-cell>
          <table:table-cell table:formula="of:=[.E35]-[.E$53]" office:value-type="float" office:value="1343432.68571429" calcext:value-type="float">
            <text:p>1343432,68571429</text:p>
          </table:table-cell>
          <table:table-cell table:formula="of:=[.F35]-[.F$53]" office:value-type="float" office:value="15106.6142857143" calcext:value-type="float">
            <text:p>15106,6142857143</text:p>
          </table:table-cell>
          <table:table-cell table:formula="of:=[.G35]-[.G$53]" office:value-type="float" office:value="369549.371428571" calcext:value-type="float">
            <text:p>369549,371428571</text:p>
          </table:table-cell>
          <table:table-cell table:formula="of:=[.H35]-[.H$53]" office:value-type="float" office:value="31983.9714285714" calcext:value-type="float">
            <text:p>31983,9714285714</text:p>
          </table:table-cell>
          <table:table-cell table:formula="of:=[.I35]-[.I$53]" office:value-type="float" office:value="352195.871428571" calcext:value-type="float">
            <text:p>352195,871428571</text:p>
          </table:table-cell>
          <table:table-cell table:formula="of:=[.J35]-[.J$53]" office:value-type="float" office:value="82077.7714285714" calcext:value-type="float">
            <text:p>82077,7714285714</text:p>
          </table:table-cell>
          <table:table-cell table:formula="of:=[.K35]-[.K$53]" office:value-type="float" office:value="79203.1428571429" calcext:value-type="float">
            <text:p>79203,1428571429</text:p>
          </table:table-cell>
          <table:table-cell table:formula="of:=[.L35]-[.L$53]" office:value-type="float" office:value="28360.7142857143" calcext:value-type="float">
            <text:p>28360,7142857143</text:p>
          </table:table-cell>
          <table:table-cell table:formula="of:=[.M35]-[.M$53]" office:value-type="float" office:value="324575.285714286" calcext:value-type="float">
            <text:p>324575,285714286</text:p>
          </table:table-cell>
          <table:table-cell table:formula="of:=[.N35]-[.N$53]" office:value-type="float" office:value="108633.542857143" calcext:value-type="float">
            <text:p>108633,542857143</text:p>
          </table:table-cell>
          <table:table-cell table:formula="of:=[.O35]-[.O$53]" office:value-type="float" office:value="393620.857142857" calcext:value-type="float">
            <text:p>393620,857142857</text:p>
          </table:table-cell>
          <table:table-cell table:formula="of:=[.P35]-[.P$53]" office:value-type="float" office:value="32174.9571428571" calcext:value-type="float">
            <text:p>32174,9571428571</text:p>
          </table:table-cell>
          <table:table-cell table:formula="of:=[.Q35]-[.Q$53]" office:value-type="float" office:value="18870.1428571429" calcext:value-type="float">
            <text:p>18870,1428571429</text:p>
          </table:table-cell>
          <table:table-cell table:formula="of:=[.R35]-[.R$53]" office:value-type="float" office:value="128202.157142857" calcext:value-type="float">
            <text:p>128202,157142857</text:p>
          </table:table-cell>
          <table:table-cell table:formula="of:=[.S35]-[.S$53]" office:value-type="float" office:value="462722.414285714" calcext:value-type="float">
            <text:p>462722,414285714</text:p>
          </table:table-cell>
          <table:table-cell table:formula="of:=[.T35]-[.T$53]" office:value-type="float" office:value="260134.914285714" calcext:value-type="float">
            <text:p>260134,914285714</text:p>
          </table:table-cell>
          <table:table-cell table:formula="of:=[.U35]-[.U$53]" office:value-type="float" office:value="364098.114285714" calcext:value-type="float">
            <text:p>364098,114285714</text:p>
          </table:table-cell>
          <table:table-cell table:formula="of:=[.V35]-[.V$53]" office:value-type="float" office:value="350408.071428571" calcext:value-type="float">
            <text:p>350408,071428571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[.B36]-[.B$53]" office:value-type="float" office:value="92129.2571428572" calcext:value-type="float">
            <text:p>92129,2571428572</text:p>
          </table:table-cell>
          <table:table-cell table:formula="of:=[.C36]-[.C$53]" office:value-type="float" office:value="26704.9428571429" calcext:value-type="float">
            <text:p>26704,9428571429</text:p>
          </table:table-cell>
          <table:table-cell table:formula="of:=[.D36]-[.D$53]" office:value-type="float" office:value="38734.9571428571" calcext:value-type="float">
            <text:p>38734,9571428571</text:p>
          </table:table-cell>
          <table:table-cell table:formula="of:=[.E36]-[.E$53]" office:value-type="float" office:value="1317634.88571429" calcext:value-type="float">
            <text:p>1317634,88571429</text:p>
          </table:table-cell>
          <table:table-cell table:formula="of:=[.F36]-[.F$53]" office:value-type="float" office:value="11630.8142857143" calcext:value-type="float">
            <text:p>11630,8142857143</text:p>
          </table:table-cell>
          <table:table-cell table:formula="of:=[.G36]-[.G$53]" office:value-type="float" office:value="363131.771428571" calcext:value-type="float">
            <text:p>363131,771428571</text:p>
          </table:table-cell>
          <table:table-cell table:formula="of:=[.H36]-[.H$53]" office:value-type="float" office:value="31803.3714285714" calcext:value-type="float">
            <text:p>31803,3714285714</text:p>
          </table:table-cell>
          <table:table-cell table:formula="of:=[.I36]-[.I$53]" office:value-type="float" office:value="340799.471428571" calcext:value-type="float">
            <text:p>340799,471428571</text:p>
          </table:table-cell>
          <table:table-cell table:formula="of:=[.J36]-[.J$53]" office:value-type="float" office:value="79650.9714285714" calcext:value-type="float">
            <text:p>79650,9714285714</text:p>
          </table:table-cell>
          <table:table-cell table:formula="of:=[.K36]-[.K$53]" office:value-type="float" office:value="79725.1428571429" calcext:value-type="float">
            <text:p>79725,1428571429</text:p>
          </table:table-cell>
          <table:table-cell table:formula="of:=[.L36]-[.L$53]" office:value-type="float" office:value="25191.7142857143" calcext:value-type="float">
            <text:p>25191,7142857143</text:p>
          </table:table-cell>
          <table:table-cell table:formula="of:=[.M36]-[.M$53]" office:value-type="float" office:value="324336.885714286" calcext:value-type="float">
            <text:p>324336,885714286</text:p>
          </table:table-cell>
          <table:table-cell table:formula="of:=[.N36]-[.N$53]" office:value-type="float" office:value="107351.142857143" calcext:value-type="float">
            <text:p>107351,142857143</text:p>
          </table:table-cell>
          <table:table-cell table:formula="of:=[.O36]-[.O$53]" office:value-type="float" office:value="377316.857142857" calcext:value-type="float">
            <text:p>377316,857142857</text:p>
          </table:table-cell>
          <table:table-cell table:formula="of:=[.P36]-[.P$53]" office:value-type="float" office:value="33317.9571428571" calcext:value-type="float">
            <text:p>33317,9571428571</text:p>
          </table:table-cell>
          <table:table-cell table:formula="of:=[.Q36]-[.Q$53]" office:value-type="float" office:value="19130.7428571429" calcext:value-type="float">
            <text:p>19130,7428571429</text:p>
          </table:table-cell>
          <table:table-cell table:formula="of:=[.R36]-[.R$53]" office:value-type="float" office:value="125899.757142857" calcext:value-type="float">
            <text:p>125899,757142857</text:p>
          </table:table-cell>
          <table:table-cell table:formula="of:=[.S36]-[.S$53]" office:value-type="float" office:value="462306.414285714" calcext:value-type="float">
            <text:p>462306,414285714</text:p>
          </table:table-cell>
          <table:table-cell table:formula="of:=[.T36]-[.T$53]" office:value-type="float" office:value="258371.714285714" calcext:value-type="float">
            <text:p>258371,714285714</text:p>
          </table:table-cell>
          <table:table-cell table:formula="of:=[.U36]-[.U$53]" office:value-type="float" office:value="350157.314285714" calcext:value-type="float">
            <text:p>350157,314285714</text:p>
          </table:table-cell>
          <table:table-cell table:formula="of:=[.V36]-[.V$53]" office:value-type="float" office:value="344331.271428571" calcext:value-type="float">
            <text:p>344331,271428571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[.B37]-[.B$53]" office:value-type="float" office:value="93192.0571428571" calcext:value-type="float">
            <text:p>93192,0571428571</text:p>
          </table:table-cell>
          <table:table-cell table:formula="of:=[.C37]-[.C$53]" office:value-type="float" office:value="26604.7428571429" calcext:value-type="float">
            <text:p>26604,7428571429</text:p>
          </table:table-cell>
          <table:table-cell table:formula="of:=[.D37]-[.D$53]" office:value-type="float" office:value="35886.3571428571" calcext:value-type="float">
            <text:p>35886,3571428571</text:p>
          </table:table-cell>
          <table:table-cell table:formula="of:=[.E37]-[.E$53]" office:value-type="float" office:value="1337202.88571429" calcext:value-type="float">
            <text:p>1337202,88571429</text:p>
          </table:table-cell>
          <table:table-cell table:formula="of:=[.F37]-[.F$53]" office:value-type="float" office:value="11590.2142857143" calcext:value-type="float">
            <text:p>11590,2142857143</text:p>
          </table:table-cell>
          <table:table-cell table:formula="of:=[.G37]-[.G$53]" office:value-type="float" office:value="352121.371428571" calcext:value-type="float">
            <text:p>352121,371428571</text:p>
          </table:table-cell>
          <table:table-cell table:formula="of:=[.H37]-[.H$53]" office:value-type="float" office:value="29376.5714285714" calcext:value-type="float">
            <text:p>29376,5714285714</text:p>
          </table:table-cell>
          <table:table-cell table:formula="of:=[.I37]-[.I$53]" office:value-type="float" office:value="347332.371428571" calcext:value-type="float">
            <text:p>347332,371428571</text:p>
          </table:table-cell>
          <table:table-cell table:formula="of:=[.J37]-[.J$53]" office:value-type="float" office:value="82699.3714285714" calcext:value-type="float">
            <text:p>82699,3714285714</text:p>
          </table:table-cell>
          <table:table-cell table:formula="of:=[.K37]-[.K$53]" office:value-type="float" office:value="77539.1428571429" calcext:value-type="float">
            <text:p>77539,1428571429</text:p>
          </table:table-cell>
          <table:table-cell table:formula="of:=[.L37]-[.L$53]" office:value-type="float" office:value="27438.3142857143" calcext:value-type="float">
            <text:p>27438,3142857143</text:p>
          </table:table-cell>
          <table:table-cell table:formula="of:=[.M37]-[.M$53]" office:value-type="float" office:value="316072.885714286" calcext:value-type="float">
            <text:p>316072,885714286</text:p>
          </table:table-cell>
          <table:table-cell table:formula="of:=[.N37]-[.N$53]" office:value-type="float" office:value="107991.942857143" calcext:value-type="float">
            <text:p>107991,942857143</text:p>
          </table:table-cell>
          <table:table-cell table:formula="of:=[.O37]-[.O$53]" office:value-type="float" office:value="372587.357142857" calcext:value-type="float">
            <text:p>372587,357142857</text:p>
          </table:table-cell>
          <table:table-cell table:formula="of:=[.P37]-[.P$53]" office:value-type="float" office:value="34100.5571428571" calcext:value-type="float">
            <text:p>34100,5571428571</text:p>
          </table:table-cell>
          <table:table-cell table:formula="of:=[.Q37]-[.Q$53]" office:value-type="float" office:value="18168.1428571429" calcext:value-type="float">
            <text:p>18168,1428571429</text:p>
          </table:table-cell>
          <table:table-cell table:formula="of:=[.R37]-[.R$53]" office:value-type="float" office:value="125559.757142857" calcext:value-type="float">
            <text:p>125559,757142857</text:p>
          </table:table-cell>
          <table:table-cell table:formula="of:=[.S37]-[.S$53]" office:value-type="float" office:value="466325.514285714" calcext:value-type="float">
            <text:p>466325,514285714</text:p>
          </table:table-cell>
          <table:table-cell table:formula="of:=[.T37]-[.T$53]" office:value-type="float" office:value="250249.314285714" calcext:value-type="float">
            <text:p>250249,314285714</text:p>
          </table:table-cell>
          <table:table-cell table:formula="of:=[.U37]-[.U$53]" office:value-type="float" office:value="359225.314285714" calcext:value-type="float">
            <text:p>359225,314285714</text:p>
          </table:table-cell>
          <table:table-cell table:formula="of:=[.V37]-[.V$53]" office:value-type="float" office:value="350328.871428571" calcext:value-type="float">
            <text:p>350328,871428571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[.B38]-[.B$53]" office:value-type="float" office:value="92450.0571428571" calcext:value-type="float">
            <text:p>92450,0571428571</text:p>
          </table:table-cell>
          <table:table-cell table:formula="of:=[.C38]-[.C$53]" office:value-type="float" office:value="25722.1428571429" calcext:value-type="float">
            <text:p>25722,1428571429</text:p>
          </table:table-cell>
          <table:table-cell table:formula="of:=[.D38]-[.D$53]" office:value-type="float" office:value="33586.5571428571" calcext:value-type="float">
            <text:p>33586,5571428571</text:p>
          </table:table-cell>
          <table:table-cell table:formula="of:=[.E38]-[.E$53]" office:value-type="float" office:value="1294827.78571429" calcext:value-type="float">
            <text:p>1294827,78571429</text:p>
          </table:table-cell>
          <table:table-cell table:formula="of:=[.F38]-[.F$53]" office:value-type="float" office:value="18476.9142857143" calcext:value-type="float">
            <text:p>18476,9142857143</text:p>
          </table:table-cell>
          <table:table-cell table:formula="of:=[.G38]-[.G$53]" office:value-type="float" office:value="363410.171428571" calcext:value-type="float">
            <text:p>363410,171428571</text:p>
          </table:table-cell>
          <table:table-cell table:formula="of:=[.H38]-[.H$53]" office:value-type="float" office:value="29617.1714285714" calcext:value-type="float">
            <text:p>29617,1714285714</text:p>
          </table:table-cell>
          <table:table-cell table:formula="of:=[.I38]-[.I$53]" office:value-type="float" office:value="335490.871428571" calcext:value-type="float">
            <text:p>335490,871428571</text:p>
          </table:table-cell>
          <table:table-cell table:formula="of:=[.J38]-[.J$53]" office:value-type="float" office:value="79230.1714285714" calcext:value-type="float">
            <text:p>79230,1714285714</text:p>
          </table:table-cell>
          <table:table-cell table:formula="of:=[.K38]-[.K$53]" office:value-type="float" office:value="78341.1428571429" calcext:value-type="float">
            <text:p>78341,1428571429</text:p>
          </table:table-cell>
          <table:table-cell table:formula="of:=[.L38]-[.L$53]" office:value-type="float" office:value="26154.7142857143" calcext:value-type="float">
            <text:p>26154,7142857143</text:p>
          </table:table-cell>
          <table:table-cell table:formula="of:=[.M38]-[.M$53]" office:value-type="float" office:value="317677.685714286" calcext:value-type="float">
            <text:p>317677,685714286</text:p>
          </table:table-cell>
          <table:table-cell table:formula="of:=[.N38]-[.N$53]" office:value-type="float" office:value="106407.142857143" calcext:value-type="float">
            <text:p>106407,142857143</text:p>
          </table:table-cell>
          <table:table-cell table:formula="of:=[.O38]-[.O$53]" office:value-type="float" office:value="372399.857142857" calcext:value-type="float">
            <text:p>372399,857142857</text:p>
          </table:table-cell>
          <table:table-cell table:formula="of:=[.P38]-[.P$53]" office:value-type="float" office:value="31813.9571428571" calcext:value-type="float">
            <text:p>31813,9571428571</text:p>
          </table:table-cell>
          <table:table-cell table:formula="of:=[.Q38]-[.Q$53]" office:value-type="float" office:value="17786.7428571429" calcext:value-type="float">
            <text:p>17786,7428571429</text:p>
          </table:table-cell>
          <table:table-cell table:formula="of:=[.R38]-[.R$53]" office:value-type="float" office:value="125799.757142857" calcext:value-type="float">
            <text:p>125799,757142857</text:p>
          </table:table-cell>
          <table:table-cell table:formula="of:=[.S38]-[.S$53]" office:value-type="float" office:value="467761.814285714" calcext:value-type="float">
            <text:p>467761,814285714</text:p>
          </table:table-cell>
          <table:table-cell table:formula="of:=[.T38]-[.T$53]" office:value-type="float" office:value="247982.914285714" calcext:value-type="float">
            <text:p>247982,914285714</text:p>
          </table:table-cell>
          <table:table-cell table:formula="of:=[.U38]-[.U$53]" office:value-type="float" office:value="349556.514285714" calcext:value-type="float">
            <text:p>349556,514285714</text:p>
          </table:table-cell>
          <table:table-cell table:formula="of:=[.V38]-[.V$53]" office:value-type="float" office:value="337492.071428571" calcext:value-type="float">
            <text:p>337492,071428571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[.B39]-[.B$53]" office:value-type="float" office:value="89982.8571428571" calcext:value-type="float">
            <text:p>89982,8571428571</text:p>
          </table:table-cell>
          <table:table-cell table:formula="of:=[.C39]-[.C$53]" office:value-type="float" office:value="25882.5428571429" calcext:value-type="float">
            <text:p>25882,5428571429</text:p>
          </table:table-cell>
          <table:table-cell table:formula="of:=[.D39]-[.D$53]" office:value-type="float" office:value="33507.8571428571" calcext:value-type="float">
            <text:p>33507,8571428571</text:p>
          </table:table-cell>
          <table:table-cell table:formula="of:=[.E39]-[.E$53]" office:value-type="float" office:value="1296582.18571429" calcext:value-type="float">
            <text:p>1296582,18571429</text:p>
          </table:table-cell>
          <table:table-cell table:formula="of:=[.F39]-[.F$53]" office:value-type="float" office:value="14395.5142857143" calcext:value-type="float">
            <text:p>14395,5142857143</text:p>
          </table:table-cell>
          <table:table-cell table:formula="of:=[.G39]-[.G$53]" office:value-type="float" office:value="356331.771428571" calcext:value-type="float">
            <text:p>356331,771428571</text:p>
          </table:table-cell>
          <table:table-cell table:formula="of:=[.H39]-[.H$53]" office:value-type="float" office:value="29476.7714285714" calcext:value-type="float">
            <text:p>29476,7714285714</text:p>
          </table:table-cell>
          <table:table-cell table:formula="of:=[.I39]-[.I$53]" office:value-type="float" office:value="345766.171428571" calcext:value-type="float">
            <text:p>345766,171428571</text:p>
          </table:table-cell>
          <table:table-cell table:formula="of:=[.J39]-[.J$53]" office:value-type="float" office:value="84183.7714285714" calcext:value-type="float">
            <text:p>84183,7714285714</text:p>
          </table:table-cell>
          <table:table-cell table:formula="of:=[.K39]-[.K$53]" office:value-type="float" office:value="79183.1428571429" calcext:value-type="float">
            <text:p>79183,1428571429</text:p>
          </table:table-cell>
          <table:table-cell table:formula="of:=[.L39]-[.L$53]" office:value-type="float" office:value="25633.5142857143" calcext:value-type="float">
            <text:p>25633,5142857143</text:p>
          </table:table-cell>
          <table:table-cell table:formula="of:=[.M39]-[.M$53]" office:value-type="float" office:value="316735.285714286" calcext:value-type="float">
            <text:p>316735,285714286</text:p>
          </table:table-cell>
          <table:table-cell table:formula="of:=[.N39]-[.N$53]" office:value-type="float" office:value="105484.742857143" calcext:value-type="float">
            <text:p>105484,742857143</text:p>
          </table:table-cell>
          <table:table-cell table:formula="of:=[.O39]-[.O$53]" office:value-type="float" office:value="372499.357142857" calcext:value-type="float">
            <text:p>372499,357142857</text:p>
          </table:table-cell>
          <table:table-cell table:formula="of:=[.P39]-[.P$53]" office:value-type="float" office:value="34581.3571428571" calcext:value-type="float">
            <text:p>34581,3571428571</text:p>
          </table:table-cell>
          <table:table-cell table:formula="of:=[.Q39]-[.Q$53]" office:value-type="float" office:value="18308.5428571429" calcext:value-type="float">
            <text:p>18308,5428571429</text:p>
          </table:table-cell>
          <table:table-cell table:formula="of:=[.R39]-[.R$53]" office:value-type="float" office:value="126900.957142857" calcext:value-type="float">
            <text:p>126900,957142857</text:p>
          </table:table-cell>
          <table:table-cell table:formula="of:=[.S39]-[.S$53]" office:value-type="float" office:value="461730.914285714" calcext:value-type="float">
            <text:p>461730,914285714</text:p>
          </table:table-cell>
          <table:table-cell table:formula="of:=[.T39]-[.T$53]" office:value-type="float" office:value="256163.714285714" calcext:value-type="float">
            <text:p>256163,714285714</text:p>
          </table:table-cell>
          <table:table-cell table:formula="of:=[.U39]-[.U$53]" office:value-type="float" office:value="352946.114285714" calcext:value-type="float">
            <text:p>352946,114285714</text:p>
          </table:table-cell>
          <table:table-cell table:formula="of:=[.V39]-[.V$53]" office:value-type="float" office:value="343367.271428571" calcext:value-type="float">
            <text:p>343367,271428571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B40]-[.B$53]" office:value-type="float" office:value="91206.4571428572" calcext:value-type="float">
            <text:p>91206,4571428572</text:p>
          </table:table-cell>
          <table:table-cell table:formula="of:=[.C40]-[.C$53]" office:value-type="float" office:value="27065.7428571429" calcext:value-type="float">
            <text:p>27065,7428571429</text:p>
          </table:table-cell>
          <table:table-cell table:formula="of:=[.D40]-[.D$53]" office:value-type="float" office:value="41938.9571428571" calcext:value-type="float">
            <text:p>41938,9571428571</text:p>
          </table:table-cell>
          <table:table-cell table:formula="of:=[.E40]-[.E$53]" office:value-type="float" office:value="1324912.08571429" calcext:value-type="float">
            <text:p>1324912,08571429</text:p>
          </table:table-cell>
          <table:table-cell table:formula="of:=[.F40]-[.F$53]" office:value-type="float" office:value="11773.0142857143" calcext:value-type="float">
            <text:p>11773,0142857143</text:p>
          </table:table-cell>
          <table:table-cell table:formula="of:=[.G40]-[.G$53]" office:value-type="float" office:value="355790.171428571" calcext:value-type="float">
            <text:p>355790,171428571</text:p>
          </table:table-cell>
          <table:table-cell table:formula="of:=[.H40]-[.H$53]" office:value-type="float" office:value="28092.9714285714" calcext:value-type="float">
            <text:p>28092,9714285714</text:p>
          </table:table-cell>
          <table:table-cell table:formula="of:=[.I40]-[.I$53]" office:value-type="float" office:value="337856.971428571" calcext:value-type="float">
            <text:p>337856,971428571</text:p>
          </table:table-cell>
          <table:table-cell table:formula="of:=[.J40]-[.J$53]" office:value-type="float" office:value="77484.9714285714" calcext:value-type="float">
            <text:p>77484,9714285714</text:p>
          </table:table-cell>
          <table:table-cell table:formula="of:=[.K40]-[.K$53]" office:value-type="float" office:value="76455.9428571429" calcext:value-type="float">
            <text:p>76455,9428571429</text:p>
          </table:table-cell>
          <table:table-cell table:formula="of:=[.L40]-[.L$53]" office:value-type="float" office:value="27157.5142857143" calcext:value-type="float">
            <text:p>27157,5142857143</text:p>
          </table:table-cell>
          <table:table-cell table:formula="of:=[.M40]-[.M$53]" office:value-type="float" office:value="313164.085714286" calcext:value-type="float">
            <text:p>313164,085714286</text:p>
          </table:table-cell>
          <table:table-cell table:formula="of:=[.N40]-[.N$53]" office:value-type="float" office:value="103740.342857143" calcext:value-type="float">
            <text:p>103740,342857143</text:p>
          </table:table-cell>
          <table:table-cell table:formula="of:=[.O40]-[.O$53]" office:value-type="float" office:value="373175.357142857" calcext:value-type="float">
            <text:p>373175,357142857</text:p>
          </table:table-cell>
          <table:table-cell table:formula="of:=[.P40]-[.P$53]" office:value-type="float" office:value="33699.1571428571" calcext:value-type="float">
            <text:p>33699,1571428571</text:p>
          </table:table-cell>
          <table:table-cell table:formula="of:=[.Q40]-[.Q$53]" office:value-type="float" office:value="18368.9428571429" calcext:value-type="float">
            <text:p>18368,9428571429</text:p>
          </table:table-cell>
          <table:table-cell table:formula="of:=[.R40]-[.R$53]" office:value-type="float" office:value="124288.957142857" calcext:value-type="float">
            <text:p>124288,957142857</text:p>
          </table:table-cell>
          <table:table-cell table:formula="of:=[.S40]-[.S$53]" office:value-type="float" office:value="469984.214285714" calcext:value-type="float">
            <text:p>469984,214285714</text:p>
          </table:table-cell>
          <table:table-cell table:formula="of:=[.T40]-[.T$53]" office:value-type="float" office:value="258370.114285714" calcext:value-type="float">
            <text:p>258370,114285714</text:p>
          </table:table-cell>
          <table:table-cell table:formula="of:=[.U40]-[.U$53]" office:value-type="float" office:value="356554.914285714" calcext:value-type="float">
            <text:p>356554,914285714</text:p>
          </table:table-cell>
          <table:table-cell table:formula="of:=[.V40]-[.V$53]" office:value-type="float" office:value="340160.071428571" calcext:value-type="float">
            <text:p>340160,071428571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B41]-[.B$53]" office:value-type="float" office:value="94054.4571428572" calcext:value-type="float">
            <text:p>94054,4571428572</text:p>
          </table:table-cell>
          <table:table-cell table:formula="of:=[.C41]-[.C$53]" office:value-type="float" office:value="26905.5428571429" calcext:value-type="float">
            <text:p>26905,5428571429</text:p>
          </table:table-cell>
          <table:table-cell table:formula="of:=[.D41]-[.D$53]" office:value-type="float" office:value="33808.0571428571" calcext:value-type="float">
            <text:p>33808,0571428571</text:p>
          </table:table-cell>
          <table:table-cell table:formula="of:=[.E41]-[.E$53]" office:value-type="float" office:value="1299415.28571429" calcext:value-type="float">
            <text:p>1299415,28571429</text:p>
          </table:table-cell>
          <table:table-cell table:formula="of:=[.F41]-[.F$53]" office:value-type="float" office:value="9068.01428571429" calcext:value-type="float">
            <text:p>9068,0142857143</text:p>
          </table:table-cell>
          <table:table-cell table:formula="of:=[.G41]-[.G$53]" office:value-type="float" office:value="351699.771428571" calcext:value-type="float">
            <text:p>351699,771428571</text:p>
          </table:table-cell>
          <table:table-cell table:formula="of:=[.H41]-[.H$53]" office:value-type="float" office:value="31863.5714285714" calcext:value-type="float">
            <text:p>31863,5714285714</text:p>
          </table:table-cell>
          <table:table-cell table:formula="of:=[.I41]-[.I$53]" office:value-type="float" office:value="346732.271428571" calcext:value-type="float">
            <text:p>346732,271428571</text:p>
          </table:table-cell>
          <table:table-cell table:formula="of:=[.J41]-[.J$53]" office:value-type="float" office:value="76261.7714285714" calcext:value-type="float">
            <text:p>76261,7714285714</text:p>
          </table:table-cell>
          <table:table-cell table:formula="of:=[.K41]-[.K$53]" office:value-type="float" office:value="78160.7428571429" calcext:value-type="float">
            <text:p>78160,7428571429</text:p>
          </table:table-cell>
          <table:table-cell table:formula="of:=[.L41]-[.L$53]" office:value-type="float" office:value="24570.3142857143" calcext:value-type="float">
            <text:p>24570,3142857143</text:p>
          </table:table-cell>
          <table:table-cell table:formula="of:=[.M41]-[.M$53]" office:value-type="float" office:value="309352.885714286" calcext:value-type="float">
            <text:p>309352,885714286</text:p>
          </table:table-cell>
          <table:table-cell table:formula="of:=[.N41]-[.N$53]" office:value-type="float" office:value="102396.342857143" calcext:value-type="float">
            <text:p>102396,342857143</text:p>
          </table:table-cell>
          <table:table-cell table:formula="of:=[.O41]-[.O$53]" office:value-type="float" office:value="366419.357142857" calcext:value-type="float">
            <text:p>366419,357142857</text:p>
          </table:table-cell>
          <table:table-cell table:formula="of:=[.P41]-[.P$53]" office:value-type="float" office:value="36266.3571428571" calcext:value-type="float">
            <text:p>36266,3571428571</text:p>
          </table:table-cell>
          <table:table-cell table:formula="of:=[.Q41]-[.Q$53]" office:value-type="float" office:value="19431.3428571429" calcext:value-type="float">
            <text:p>19431,3428571429</text:p>
          </table:table-cell>
          <table:table-cell table:formula="of:=[.R41]-[.R$53]" office:value-type="float" office:value="125089.757142857" calcext:value-type="float">
            <text:p>125089,757142857</text:p>
          </table:table-cell>
          <table:table-cell table:formula="of:=[.S41]-[.S$53]" office:value-type="float" office:value="465187.214285714" calcext:value-type="float">
            <text:p>465187,214285714</text:p>
          </table:table-cell>
          <table:table-cell table:formula="of:=[.T41]-[.T$53]" office:value-type="float" office:value="253918.114285714" calcext:value-type="float">
            <text:p>253918,114285714</text:p>
          </table:table-cell>
          <table:table-cell table:formula="of:=[.U41]-[.U$53]" office:value-type="float" office:value="347670.114285714" calcext:value-type="float">
            <text:p>347670,114285714</text:p>
          </table:table-cell>
          <table:table-cell table:formula="of:=[.V41]-[.V$53]" office:value-type="float" office:value="343628.871428571" calcext:value-type="float">
            <text:p>343628,871428571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B42]-[.B$53]" office:value-type="float" office:value="93292.0571428572" calcext:value-type="float">
            <text:p>93292,0571428572</text:p>
          </table:table-cell>
          <table:table-cell table:formula="of:=[.C42]-[.C$53]" office:value-type="float" office:value="27486.9428571429" calcext:value-type="float">
            <text:p>27486,9428571429</text:p>
          </table:table-cell>
          <table:table-cell table:formula="of:=[.D42]-[.D$53]" office:value-type="float" office:value="33241.7571428571" calcext:value-type="float">
            <text:p>33241,7571428571</text:p>
          </table:table-cell>
          <table:table-cell table:formula="of:=[.E42]-[.E$53]" office:value-type="float" office:value="1271938.48571429" calcext:value-type="float">
            <text:p>1271938,48571429</text:p>
          </table:table-cell>
          <table:table-cell table:formula="of:=[.F42]-[.F$53]" office:value-type="float" office:value="14971.8142857143" calcext:value-type="float">
            <text:p>14971,8142857143</text:p>
          </table:table-cell>
          <table:table-cell table:formula="of:=[.G42]-[.G$53]" office:value-type="float" office:value="357755.771428571" calcext:value-type="float">
            <text:p>357755,771428571</text:p>
          </table:table-cell>
          <table:table-cell table:formula="of:=[.H42]-[.H$53]" office:value-type="float" office:value="31783.3714285714" calcext:value-type="float">
            <text:p>31783,3714285714</text:p>
          </table:table-cell>
          <table:table-cell table:formula="of:=[.I42]-[.I$53]" office:value-type="float" office:value="361694.571428571" calcext:value-type="float">
            <text:p>361694,571428571</text:p>
          </table:table-cell>
          <table:table-cell table:formula="of:=[.J42]-[.J$53]" office:value-type="float" office:value="80092.5714285714" calcext:value-type="float">
            <text:p>80092,5714285714</text:p>
          </table:table-cell>
          <table:table-cell table:formula="of:=[.K42]-[.K$53]" office:value-type="float" office:value="78601.5428571429" calcext:value-type="float">
            <text:p>78601,5428571429</text:p>
          </table:table-cell>
          <table:table-cell table:formula="of:=[.L42]-[.L$53]" office:value-type="float" office:value="28320.5142857143" calcext:value-type="float">
            <text:p>28320,5142857143</text:p>
          </table:table-cell>
          <table:table-cell table:formula="of:=[.M42]-[.M$53]" office:value-type="float" office:value="319039.285714286" calcext:value-type="float">
            <text:p>319039,285714286</text:p>
          </table:table-cell>
          <table:table-cell table:formula="of:=[.N42]-[.N$53]" office:value-type="float" office:value="108593.542857143" calcext:value-type="float">
            <text:p>108593,542857143</text:p>
          </table:table-cell>
          <table:table-cell table:formula="of:=[.O42]-[.O$53]" office:value-type="float" office:value="380996.857142857" calcext:value-type="float">
            <text:p>380996,857142857</text:p>
          </table:table-cell>
          <table:table-cell table:formula="of:=[.P42]-[.P$53]" office:value-type="float" office:value="33939.7571428571" calcext:value-type="float">
            <text:p>33939,7571428571</text:p>
          </table:table-cell>
          <table:table-cell table:formula="of:=[.Q42]-[.Q$53]" office:value-type="float" office:value="17646.7428571429" calcext:value-type="float">
            <text:p>17646,7428571429</text:p>
          </table:table-cell>
          <table:table-cell table:formula="of:=[.R42]-[.R$53]" office:value-type="float" office:value="127370.557142857" calcext:value-type="float">
            <text:p>127370,557142857</text:p>
          </table:table-cell>
          <table:table-cell table:formula="of:=[.S42]-[.S$53]" office:value-type="float" office:value="467035.414285714" calcext:value-type="float">
            <text:p>467035,414285714</text:p>
          </table:table-cell>
          <table:table-cell table:formula="of:=[.T42]-[.T$53]" office:value-type="float" office:value="258533.314285714" calcext:value-type="float">
            <text:p>258533,314285714</text:p>
          </table:table-cell>
          <table:table-cell table:formula="of:=[.U42]-[.U$53]" office:value-type="float" office:value="360967.714285714" calcext:value-type="float">
            <text:p>360967,714285714</text:p>
          </table:table-cell>
          <table:table-cell table:formula="of:=[.V42]-[.V$53]" office:value-type="float" office:value="339056.871428571" calcext:value-type="float">
            <text:p>339056,871428571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[.B43]-[.B$53]" office:value-type="float" office:value="89180.4571428571" calcext:value-type="float">
            <text:p>89180,4571428571</text:p>
          </table:table-cell>
          <table:table-cell table:formula="of:=[.C43]-[.C$53]" office:value-type="float" office:value="30435.1428571429" calcext:value-type="float">
            <text:p>30435,1428571429</text:p>
          </table:table-cell>
          <table:table-cell table:formula="of:=[.D43]-[.D$53]" office:value-type="float" office:value="33535.9571428571" calcext:value-type="float">
            <text:p>33535,9571428571</text:p>
          </table:table-cell>
          <table:table-cell table:formula="of:=[.E43]-[.E$53]" office:value-type="float" office:value="1300871.38571429" calcext:value-type="float">
            <text:p>1300871,38571429</text:p>
          </table:table-cell>
          <table:table-cell table:formula="of:=[.F43]-[.F$53]" office:value-type="float" office:value="18465.2142857143" calcext:value-type="float">
            <text:p>18465,2142857143</text:p>
          </table:table-cell>
          <table:table-cell table:formula="of:=[.G43]-[.G$53]" office:value-type="float" office:value="357095.771428571" calcext:value-type="float">
            <text:p>357095,771428571</text:p>
          </table:table-cell>
          <table:table-cell table:formula="of:=[.H43]-[.H$53]" office:value-type="float" office:value="30058.3714285714" calcext:value-type="float">
            <text:p>30058,3714285714</text:p>
          </table:table-cell>
          <table:table-cell table:formula="of:=[.I43]-[.I$53]" office:value-type="float" office:value="343406.471428571" calcext:value-type="float">
            <text:p>343406,471428571</text:p>
          </table:table-cell>
          <table:table-cell table:formula="of:=[.J43]-[.J$53]" office:value-type="float" office:value="81195.3714285714" calcext:value-type="float">
            <text:p>81195,3714285714</text:p>
          </table:table-cell>
          <table:table-cell table:formula="of:=[.K43]-[.K$53]" office:value-type="float" office:value="77418.3428571429" calcext:value-type="float">
            <text:p>77418,3428571429</text:p>
          </table:table-cell>
          <table:table-cell table:formula="of:=[.L43]-[.L$53]" office:value-type="float" office:value="26335.1142857143" calcext:value-type="float">
            <text:p>26335,1142857143</text:p>
          </table:table-cell>
          <table:table-cell table:formula="of:=[.M43]-[.M$53]" office:value-type="float" office:value="316455.285714286" calcext:value-type="float">
            <text:p>316455,285714286</text:p>
          </table:table-cell>
          <table:table-cell table:formula="of:=[.N43]-[.N$53]" office:value-type="float" office:value="106647.942857143" calcext:value-type="float">
            <text:p>106647,942857143</text:p>
          </table:table-cell>
          <table:table-cell table:formula="of:=[.O43]-[.O$53]" office:value-type="float" office:value="375163.857142857" calcext:value-type="float">
            <text:p>375163,857142857</text:p>
          </table:table-cell>
          <table:table-cell table:formula="of:=[.P43]-[.P$53]" office:value-type="float" office:value="33177.5571428571" calcext:value-type="float">
            <text:p>33177,5571428571</text:p>
          </table:table-cell>
          <table:table-cell table:formula="of:=[.Q43]-[.Q$53]" office:value-type="float" office:value="19612.1428571429" calcext:value-type="float">
            <text:p>19612,1428571429</text:p>
          </table:table-cell>
          <table:table-cell table:formula="of:=[.R43]-[.R$53]" office:value-type="float" office:value="124308.157142857" calcext:value-type="float">
            <text:p>124308,157142857</text:p>
          </table:table-cell>
          <table:table-cell table:formula="of:=[.S43]-[.S$53]" office:value-type="float" office:value="462052.414285714" calcext:value-type="float">
            <text:p>462052,414285714</text:p>
          </table:table-cell>
          <table:table-cell table:formula="of:=[.T43]-[.T$53]" office:value-type="float" office:value="256786.914285714" calcext:value-type="float">
            <text:p>256786,914285714</text:p>
          </table:table-cell>
          <table:table-cell table:formula="of:=[.U43]-[.U$53]" office:value-type="float" office:value="349155.714285714" calcext:value-type="float">
            <text:p>349155,714285714</text:p>
          </table:table-cell>
          <table:table-cell table:formula="of:=[.V43]-[.V$53]" office:value-type="float" office:value="347220.871428571" calcext:value-type="float">
            <text:p>347220,871428571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44]-[.B$53]" office:value-type="float" office:value="92931.2571428572" calcext:value-type="float">
            <text:p>92931,2571428572</text:p>
          </table:table-cell>
          <table:table-cell table:formula="of:=[.C44]-[.C$53]" office:value-type="float" office:value="29071.5428571429" calcext:value-type="float">
            <text:p>29071,5428571429</text:p>
          </table:table-cell>
          <table:table-cell table:formula="of:=[.D44]-[.D$53]" office:value-type="float" office:value="33518.3571428571" calcext:value-type="float">
            <text:p>33518,3571428571</text:p>
          </table:table-cell>
          <table:table-cell table:formula="of:=[.E44]-[.E$53]" office:value-type="float" office:value="1297791.48571429" calcext:value-type="float">
            <text:p>1297791,48571429</text:p>
          </table:table-cell>
          <table:table-cell table:formula="of:=[.F44]-[.F$53]" office:value-type="float" office:value="15087.1142857143" calcext:value-type="float">
            <text:p>15087,1142857143</text:p>
          </table:table-cell>
          <table:table-cell table:formula="of:=[.G44]-[.G$53]" office:value-type="float" office:value="341008.571428571" calcext:value-type="float">
            <text:p>341008,571428571</text:p>
          </table:table-cell>
          <table:table-cell table:formula="of:=[.H44]-[.H$53]" office:value-type="float" office:value="29236.3714285714" calcext:value-type="float">
            <text:p>29236,3714285714</text:p>
          </table:table-cell>
          <table:table-cell table:formula="of:=[.I44]-[.I$53]" office:value-type="float" office:value="346227.471428571" calcext:value-type="float">
            <text:p>346227,471428571</text:p>
          </table:table-cell>
          <table:table-cell table:formula="of:=[.J44]-[.J$53]" office:value-type="float" office:value="79008.9714285714" calcext:value-type="float">
            <text:p>79008,9714285714</text:p>
          </table:table-cell>
          <table:table-cell table:formula="of:=[.K44]-[.K$53]" office:value-type="float" office:value="77338.3428571429" calcext:value-type="float">
            <text:p>77338,3428571429</text:p>
          </table:table-cell>
          <table:table-cell table:formula="of:=[.L44]-[.L$53]" office:value-type="float" office:value="24229.3142857143" calcext:value-type="float">
            <text:p>24229,3142857143</text:p>
          </table:table-cell>
          <table:table-cell table:formula="of:=[.M44]-[.M$53]" office:value-type="float" office:value="318759.285714286" calcext:value-type="float">
            <text:p>318759,285714286</text:p>
          </table:table-cell>
          <table:table-cell table:formula="of:=[.N44]-[.N$53]" office:value-type="float" office:value="103199.942857143" calcext:value-type="float">
            <text:p>103199,942857143</text:p>
          </table:table-cell>
          <table:table-cell table:formula="of:=[.O44]-[.O$53]" office:value-type="float" office:value="365291.357142857" calcext:value-type="float">
            <text:p>365291,357142857</text:p>
          </table:table-cell>
          <table:table-cell table:formula="of:=[.P44]-[.P$53]" office:value-type="float" office:value="33398.1571428571" calcext:value-type="float">
            <text:p>33398,1571428571</text:p>
          </table:table-cell>
          <table:table-cell table:formula="of:=[.Q44]-[.Q$53]" office:value-type="float" office:value="17466.1428571429" calcext:value-type="float">
            <text:p>17466,1428571429</text:p>
          </table:table-cell>
          <table:table-cell table:formula="of:=[.R44]-[.R$53]" office:value-type="float" office:value="127481.757142857" calcext:value-type="float">
            <text:p>127481,757142857</text:p>
          </table:table-cell>
          <table:table-cell table:formula="of:=[.S44]-[.S$53]" office:value-type="float" office:value="464892.914285714" calcext:value-type="float">
            <text:p>464892,914285714</text:p>
          </table:table-cell>
          <table:table-cell table:formula="of:=[.T44]-[.T$53]" office:value-type="float" office:value="251532.514285714" calcext:value-type="float">
            <text:p>251532,514285714</text:p>
          </table:table-cell>
          <table:table-cell table:formula="of:=[.U44]-[.U$53]" office:value-type="float" office:value="348834.114285714" calcext:value-type="float">
            <text:p>348834,114285714</text:p>
          </table:table-cell>
          <table:table-cell table:formula="of:=[.V44]-[.V$53]" office:value-type="float" office:value="332036.871428571" calcext:value-type="float">
            <text:p>332036,871428571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[.B45]-[.B$53]" office:value-type="float" office:value="87816.4571428571" calcext:value-type="float">
            <text:p>87816,4571428571</text:p>
          </table:table-cell>
          <table:table-cell table:formula="of:=[.C45]-[.C$53]" office:value-type="float" office:value="29713.3428571429" calcext:value-type="float">
            <text:p>29713,3428571429</text:p>
          </table:table-cell>
          <table:table-cell table:formula="of:=[.D45]-[.D$53]" office:value-type="float" office:value="36559.0571428571" calcext:value-type="float">
            <text:p>36559,0571428571</text:p>
          </table:table-cell>
          <table:table-cell table:formula="of:=[.E45]-[.E$53]" office:value-type="float" office:value="1272109.38571429" calcext:value-type="float">
            <text:p>1272109,38571429</text:p>
          </table:table-cell>
          <table:table-cell table:formula="of:=[.F45]-[.F$53]" office:value-type="float" office:value="15196.4142857143" calcext:value-type="float">
            <text:p>15196,4142857143</text:p>
          </table:table-cell>
          <table:table-cell table:formula="of:=[.G45]-[.G$53]" office:value-type="float" office:value="341068.571428571" calcext:value-type="float">
            <text:p>341068,571428571</text:p>
          </table:table-cell>
          <table:table-cell table:formula="of:=[.H45]-[.H$53]" office:value-type="float" office:value="29195.9714285714" calcext:value-type="float">
            <text:p>29195,9714285714</text:p>
          </table:table-cell>
          <table:table-cell table:formula="of:=[.I45]-[.I$53]" office:value-type="float" office:value="335782.771428571" calcext:value-type="float">
            <text:p>335782,771428571</text:p>
          </table:table-cell>
          <table:table-cell table:formula="of:=[.J45]-[.J$53]" office:value-type="float" office:value="77544.9714285714" calcext:value-type="float">
            <text:p>77544,9714285714</text:p>
          </table:table-cell>
          <table:table-cell table:formula="of:=[.K45]-[.K$53]" office:value-type="float" office:value="80065.5428571429" calcext:value-type="float">
            <text:p>80065,5428571429</text:p>
          </table:table-cell>
          <table:table-cell table:formula="of:=[.L45]-[.L$53]" office:value-type="float" office:value="25031.7142857143" calcext:value-type="float">
            <text:p>25031,7142857143</text:p>
          </table:table-cell>
          <table:table-cell table:formula="of:=[.M45]-[.M$53]" office:value-type="float" office:value="304621.685714286" calcext:value-type="float">
            <text:p>304621,685714286</text:p>
          </table:table-cell>
          <table:table-cell table:formula="of:=[.N45]-[.N$53]" office:value-type="float" office:value="101313.942857143" calcext:value-type="float">
            <text:p>101313,942857143</text:p>
          </table:table-cell>
          <table:table-cell table:formula="of:=[.O45]-[.O$53]" office:value-type="float" office:value="359873.357142857" calcext:value-type="float">
            <text:p>359873,357142857</text:p>
          </table:table-cell>
          <table:table-cell table:formula="of:=[.P45]-[.P$53]" office:value-type="float" office:value="33678.9571428571" calcext:value-type="float">
            <text:p>33678,9571428571</text:p>
          </table:table-cell>
          <table:table-cell table:formula="of:=[.Q45]-[.Q$53]" office:value-type="float" office:value="17526.3428571429" calcext:value-type="float">
            <text:p>17526,3428571429</text:p>
          </table:table-cell>
          <table:table-cell table:formula="of:=[.R45]-[.R$53]" office:value-type="float" office:value="124598.957142857" calcext:value-type="float">
            <text:p>124598,957142857</text:p>
          </table:table-cell>
          <table:table-cell table:formula="of:=[.S45]-[.S$53]" office:value-type="float" office:value="443342.714285714" calcext:value-type="float">
            <text:p>443342,714285714</text:p>
          </table:table-cell>
          <table:table-cell table:formula="of:=[.T45]-[.T$53]" office:value-type="float" office:value="246839.714285714" calcext:value-type="float">
            <text:p>246839,714285714</text:p>
          </table:table-cell>
          <table:table-cell table:formula="of:=[.U45]-[.U$53]" office:value-type="float" office:value="346910.114285714" calcext:value-type="float">
            <text:p>346910,114285714</text:p>
          </table:table-cell>
          <table:table-cell table:formula="of:=[.V45]-[.V$53]" office:value-type="float" office:value="330652.071428571" calcext:value-type="float">
            <text:p>330652,071428571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[.B46]-[.B$53]" office:value-type="float" office:value="86673.2571428572" calcext:value-type="float">
            <text:p>86673,2571428572</text:p>
          </table:table-cell>
          <table:table-cell table:formula="of:=[.C46]-[.C$53]" office:value-type="float" office:value="27246.5428571429" calcext:value-type="float">
            <text:p>27246,5428571429</text:p>
          </table:table-cell>
          <table:table-cell table:formula="of:=[.D46]-[.D$53]" office:value-type="float" office:value="33592.2571428571" calcext:value-type="float">
            <text:p>33592,2571428571</text:p>
          </table:table-cell>
          <table:table-cell table:formula="of:=[.E46]-[.E$53]" office:value-type="float" office:value="1261914.58571429" calcext:value-type="float">
            <text:p>1261914,58571429</text:p>
          </table:table-cell>
          <table:table-cell table:formula="of:=[.F46]-[.F$53]" office:value-type="float" office:value="9010.51428571429" calcext:value-type="float">
            <text:p>9010,5142857143</text:p>
          </table:table-cell>
          <table:table-cell table:formula="of:=[.G46]-[.G$53]" office:value-type="float" office:value="334070.171428571" calcext:value-type="float">
            <text:p>334070,171428571</text:p>
          </table:table-cell>
          <table:table-cell table:formula="of:=[.H46]-[.H$53]" office:value-type="float" office:value="29937.9714285714" calcext:value-type="float">
            <text:p>29937,9714285714</text:p>
          </table:table-cell>
          <table:table-cell table:formula="of:=[.I46]-[.I$53]" office:value-type="float" office:value="338621.871428571" calcext:value-type="float">
            <text:p>338621,871428571</text:p>
          </table:table-cell>
          <table:table-cell table:formula="of:=[.J46]-[.J$53]" office:value-type="float" office:value="77084.1714285714" calcext:value-type="float">
            <text:p>77084,1714285714</text:p>
          </table:table-cell>
          <table:table-cell table:formula="of:=[.K46]-[.K$53]" office:value-type="float" office:value="79183.1428571429" calcext:value-type="float">
            <text:p>79183,1428571429</text:p>
          </table:table-cell>
          <table:table-cell table:formula="of:=[.L46]-[.L$53]" office:value-type="float" office:value="25713.5142857143" calcext:value-type="float">
            <text:p>25713,5142857143</text:p>
          </table:table-cell>
          <table:table-cell table:formula="of:=[.M46]-[.M$53]" office:value-type="float" office:value="307308.085714286" calcext:value-type="float">
            <text:p>307308,085714286</text:p>
          </table:table-cell>
          <table:table-cell table:formula="of:=[.N46]-[.N$53]" office:value-type="float" office:value="98966.7428571429" calcext:value-type="float">
            <text:p>98966,7428571429</text:p>
          </table:table-cell>
          <table:table-cell table:formula="of:=[.O46]-[.O$53]" office:value-type="float" office:value="365968.857142857" calcext:value-type="float">
            <text:p>365968,857142857</text:p>
          </table:table-cell>
          <table:table-cell table:formula="of:=[.P46]-[.P$53]" office:value-type="float" office:value="32134.7571428571" calcext:value-type="float">
            <text:p>32134,7571428571</text:p>
          </table:table-cell>
          <table:table-cell table:formula="of:=[.Q46]-[.Q$53]" office:value-type="float" office:value="17907.3428571429" calcext:value-type="float">
            <text:p>17907,3428571429</text:p>
          </table:table-cell>
          <table:table-cell table:formula="of:=[.R46]-[.R$53]" office:value-type="float" office:value="123217.757142857" calcext:value-type="float">
            <text:p>123217,757142857</text:p>
          </table:table-cell>
          <table:table-cell table:formula="of:=[.S46]-[.S$53]" office:value-type="float" office:value="449121.414285714" calcext:value-type="float">
            <text:p>449121,414285714</text:p>
          </table:table-cell>
          <table:table-cell table:formula="of:=[.T46]-[.T$53]" office:value-type="float" office:value="258552.514285714" calcext:value-type="float">
            <text:p>258552,514285714</text:p>
          </table:table-cell>
          <table:table-cell table:formula="of:=[.U46]-[.U$53]" office:value-type="float" office:value="350801.314285714" calcext:value-type="float">
            <text:p>350801,314285714</text:p>
          </table:table-cell>
          <table:table-cell table:formula="of:=[.V46]-[.V$53]" office:value-type="float" office:value="343468.871428571" calcext:value-type="float">
            <text:p>343468,871428571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[.B47]-[.B$53]" office:value-type="float" office:value="86653.6571428571" calcext:value-type="float">
            <text:p>86653,6571428571</text:p>
          </table:table-cell>
          <table:table-cell table:formula="of:=[.C47]-[.C$53]" office:value-type="float" office:value="27407.1428571429" calcext:value-type="float">
            <text:p>27407,1428571429</text:p>
          </table:table-cell>
          <table:table-cell table:formula="of:=[.D47]-[.D$53]" office:value-type="float" office:value="33479.6571428571" calcext:value-type="float">
            <text:p>33479,6571428571</text:p>
          </table:table-cell>
          <table:table-cell table:formula="of:=[.E47]-[.E$53]" office:value-type="float" office:value="1241434.88571429" calcext:value-type="float">
            <text:p>1241434,88571429</text:p>
          </table:table-cell>
          <table:table-cell table:formula="of:=[.F47]-[.F$53]" office:value-type="float" office:value="15059.7142857143" calcext:value-type="float">
            <text:p>15059,7142857143</text:p>
          </table:table-cell>
          <table:table-cell table:formula="of:=[.G47]-[.G$53]" office:value-type="float" office:value="350014.171428571" calcext:value-type="float">
            <text:p>350014,171428571</text:p>
          </table:table-cell>
          <table:table-cell table:formula="of:=[.H47]-[.H$53]" office:value-type="float" office:value="29657.3714285714" calcext:value-type="float">
            <text:p>29657,3714285714</text:p>
          </table:table-cell>
          <table:table-cell table:formula="of:=[.I47]-[.I$53]" office:value-type="float" office:value="337260.871428571" calcext:value-type="float">
            <text:p>337260,871428571</text:p>
          </table:table-cell>
          <table:table-cell table:formula="of:=[.J47]-[.J$53]" office:value-type="float" office:value="79971.7714285714" calcext:value-type="float">
            <text:p>79971,7714285714</text:p>
          </table:table-cell>
          <table:table-cell table:formula="of:=[.K47]-[.K$53]" office:value-type="float" office:value="80105.9428571429" calcext:value-type="float">
            <text:p>80105,9428571429</text:p>
          </table:table-cell>
          <table:table-cell table:formula="of:=[.L47]-[.L$53]" office:value-type="float" office:value="26315.3142857143" calcext:value-type="float">
            <text:p>26315,3142857143</text:p>
          </table:table-cell>
          <table:table-cell table:formula="of:=[.M47]-[.M$53]" office:value-type="float" office:value="296296.885714286" calcext:value-type="float">
            <text:p>296296,885714286</text:p>
          </table:table-cell>
          <table:table-cell table:formula="of:=[.N47]-[.N$53]" office:value-type="float" office:value="99669.5428571429" calcext:value-type="float">
            <text:p>99669,5428571429</text:p>
          </table:table-cell>
          <table:table-cell table:formula="of:=[.O47]-[.O$53]" office:value-type="float" office:value="360974.357142857" calcext:value-type="float">
            <text:p>360974,357142857</text:p>
          </table:table-cell>
          <table:table-cell table:formula="of:=[.P47]-[.P$53]" office:value-type="float" office:value="32174.7571428571" calcext:value-type="float">
            <text:p>32174,7571428571</text:p>
          </table:table-cell>
          <table:table-cell table:formula="of:=[.Q47]-[.Q$53]" office:value-type="float" office:value="18128.1428571429" calcext:value-type="float">
            <text:p>18128,1428571429</text:p>
          </table:table-cell>
          <table:table-cell table:formula="of:=[.R47]-[.R$53]" office:value-type="float" office:value="126880.957142857" calcext:value-type="float">
            <text:p>126880,957142857</text:p>
          </table:table-cell>
          <table:table-cell table:formula="of:=[.S47]-[.S$53]" office:value-type="float" office:value="439767.514285714" calcext:value-type="float">
            <text:p>439767,514285714</text:p>
          </table:table-cell>
          <table:table-cell table:formula="of:=[.T47]-[.T$53]" office:value-type="float" office:value="242949.314285714" calcext:value-type="float">
            <text:p>242949,314285714</text:p>
          </table:table-cell>
          <table:table-cell table:formula="of:=[.U47]-[.U$53]" office:value-type="float" office:value="343582.114285714" calcext:value-type="float">
            <text:p>343582,114285714</text:p>
          </table:table-cell>
          <table:table-cell table:formula="of:=[.V47]-[.V$53]" office:value-type="float" office:value="337952.871428571" calcext:value-type="float">
            <text:p>337952,871428571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&gt; LOD</text:p>
          </table:table-cell>
          <table:table-cell table:number-columns-repeated="1023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formula="of:=IF([.B57]&gt;[.B$54];[.B57];na)" office:value-type="float" office:value="72774.4571428572" calcext:value-type="float">
            <text:p>72774,4571428572</text:p>
          </table:table-cell>
          <table:table-cell table:formula="of:=IF([.C57]&gt;[.C$54];[.C57];na)" office:value-type="float" office:value="53800.5428571429" calcext:value-type="float">
            <text:p>53800,5428571429</text:p>
          </table:table-cell>
          <table:table-cell table:formula="of:=IF([.D57]&gt;[.D$54];[.D57];na)" office:value-type="float" office:value="54602.1571428571" calcext:value-type="float">
            <text:p>54602,1571428571</text:p>
          </table:table-cell>
          <table:table-cell table:formula="of:=IF([.E57]&gt;[.E$54];[.E57];na)" office:value-type="float" office:value="1384406.38571429" calcext:value-type="float">
            <text:p>1384406,38571429</text:p>
          </table:table-cell>
          <table:table-cell table:formula="of:=IF([.F57]&gt;[.F$54];[.F57];na)" office:value-type="float" office:value="12165.2142857143" calcext:value-type="float">
            <text:p>12165,2142857143</text:p>
          </table:table-cell>
          <table:table-cell table:formula="of:=IF([.G57]&gt;[.G$54];[.G57];na)" office:value-type="float" office:value="319608.571428571" calcext:value-type="float">
            <text:p>319608,571428571</text:p>
          </table:table-cell>
          <table:table-cell table:formula="of:=IF([.H57]&gt;[.H$54];[.H57];na)" office:value-type="float" office:value="26368.1714285714" calcext:value-type="float">
            <text:p>26368,1714285714</text:p>
          </table:table-cell>
          <table:table-cell table:formula="of:=IF([.I57]&gt;[.I$54];[.I57];na)" office:value-type="float" office:value="396844.771428571" calcext:value-type="float">
            <text:p>396844,771428571</text:p>
          </table:table-cell>
          <table:table-cell table:formula="of:=IF([.J57]&gt;[.J$54];[.J57];na)" office:value-type="float" office:value="90400.5714285714" calcext:value-type="float">
            <text:p>90400,5714285714</text:p>
          </table:table-cell>
          <table:table-cell table:formula="of:=IF([.K57]&gt;[.K$54];[.K57];na)" office:value-type="float" office:value="80867.9428571429" calcext:value-type="float">
            <text:p>80867,9428571429</text:p>
          </table:table-cell>
          <table:table-cell table:formula="of:=IF([.L57]&gt;[.L$54];[.L57];na)" office:value-type="float" office:value="38409.1142857143" calcext:value-type="float">
            <text:p>38409,1142857143</text:p>
          </table:table-cell>
          <table:table-cell table:formula="of:=IF([.M57]&gt;[.M$54];[.M57];na)" office:value-type="float" office:value="300568.885714286" calcext:value-type="float">
            <text:p>300568,885714286</text:p>
          </table:table-cell>
          <table:table-cell table:formula="of:=IF([.N57]&gt;[.N$54];[.N57];na)" office:value-type="float" office:value="107511.942857143" calcext:value-type="float">
            <text:p>107511,942857143</text:p>
          </table:table-cell>
          <table:table-cell table:formula="of:=IF([.O57]&gt;[.O$54];[.O57];na)" office:value-type="float" office:value="328880.357142857" calcext:value-type="float">
            <text:p>328880,357142857</text:p>
          </table:table-cell>
          <table:table-cell table:formula="of:=IF([.P57]&gt;[.P$54];[.P57];na)" office:value-type="float" office:value="30670.5571428571" calcext:value-type="float">
            <text:p>30670,5571428571</text:p>
          </table:table-cell>
          <table:table-cell table:formula="of:=IF([.Q57]&gt;[.Q$54];[.Q57];na)" office:value-type="float" office:value="27353.7428571429" calcext:value-type="float">
            <text:p>27353,7428571429</text:p>
          </table:table-cell>
          <table:table-cell table:formula="of:=IF([.R57]&gt;[.R$54];[.R57];na)" office:value-type="float" office:value="144998.957142857" calcext:value-type="float">
            <text:p>144998,957142857</text:p>
          </table:table-cell>
          <table:table-cell table:formula="of:=IF([.S57]&gt;[.S$54];[.S57];na)" office:value-type="float" office:value="637924.014285714" calcext:value-type="float">
            <text:p>637924,014285714</text:p>
          </table:table-cell>
          <table:table-cell table:formula="of:=IF([.T57]&gt;[.T$54];[.T57];na)" office:value-type="float" office:value="319361.314285714" calcext:value-type="float">
            <text:p>319361,314285714</text:p>
          </table:table-cell>
          <table:table-cell table:formula="of:=IF([.U57]&gt;[.U$54];[.U57];na)" office:value-type="float" office:value="337984.514285714" calcext:value-type="float">
            <text:p>337984,514285714</text:p>
          </table:table-cell>
          <table:table-cell table:formula="of:=IF([.V57]&gt;[.V$54];[.V57];na)" office:value-type="float" office:value="348561.671428571" calcext:value-type="float">
            <text:p>348561,671428571</text:p>
          </table:table-cell>
          <table:table-cell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formula="of:=IF([.B58]&gt;[.B$54];[.B58];na)" office:value-type="float" office:value="100452.457142857" calcext:value-type="float">
            <text:p>100452,457142857</text:p>
          </table:table-cell>
          <table:table-cell table:formula="of:=IF([.C58]&gt;[.C$54];[.C58];na)" office:value-type="float" office:value="55304.9428571429" calcext:value-type="float">
            <text:p>55304,9428571429</text:p>
          </table:table-cell>
          <table:table-cell table:formula="of:=IF([.D58]&gt;[.D$54];[.D58];na)" office:value-type="float" office:value="49725.4571428571" calcext:value-type="float">
            <text:p>49725,4571428571</text:p>
          </table:table-cell>
          <table:table-cell table:formula="of:=IF([.E58]&gt;[.E$54];[.E58];na)" office:value-type="float" office:value="1512484.28571429" calcext:value-type="float">
            <text:p>1512484,28571429</text:p>
          </table:table-cell>
          <table:table-cell table:formula="of:=IF([.F58]&gt;[.F$54];[.F58];na)" office:value-type="float" office:value="19430.8142857143" calcext:value-type="float">
            <text:p>19430,8142857143</text:p>
          </table:table-cell>
          <table:table-cell table:formula="of:=IF([.G58]&gt;[.G$54];[.G58];na)" office:value-type="float" office:value="390123.771428571" calcext:value-type="float">
            <text:p>390123,771428571</text:p>
          </table:table-cell>
          <table:table-cell table:formula="of:=IF([.H58]&gt;[.H$54];[.H58];na)" office:value-type="float" office:value="33648.5714285714" calcext:value-type="float">
            <text:p>33648,5714285714</text:p>
          </table:table-cell>
          <table:table-cell table:formula="of:=IF([.I58]&gt;[.I$54];[.I58];na)" office:value-type="float" office:value="480717.671428571" calcext:value-type="float">
            <text:p>480717,671428571</text:p>
          </table:table-cell>
          <table:table-cell table:formula="of:=IF([.J58]&gt;[.J$54];[.J58];na)" office:value-type="float" office:value="101552.171428571" calcext:value-type="float">
            <text:p>101552,171428571</text:p>
          </table:table-cell>
          <table:table-cell table:formula="of:=IF([.K58]&gt;[.K$54];[.K58];na)" office:value-type="float" office:value="94104.7428571429" calcext:value-type="float">
            <text:p>94104,7428571429</text:p>
          </table:table-cell>
          <table:table-cell table:formula="of:=IF([.L58]&gt;[.L$54];[.L58];na)" office:value-type="float" office:value="44124.9142857143" calcext:value-type="float">
            <text:p>44124,9142857143</text:p>
          </table:table-cell>
          <table:table-cell table:formula="of:=IF([.M58]&gt;[.M$54];[.M58];na)" office:value-type="float" office:value="356948.085714286" calcext:value-type="float">
            <text:p>356948,085714286</text:p>
          </table:table-cell>
          <table:table-cell table:formula="of:=IF([.N58]&gt;[.N$54];[.N58];na)" office:value-type="float" office:value="124919.942857143" calcext:value-type="float">
            <text:p>124919,942857143</text:p>
          </table:table-cell>
          <table:table-cell table:formula="of:=IF([.O58]&gt;[.O$54];[.O58];na)" office:value-type="float" office:value="398324.357142857" calcext:value-type="float">
            <text:p>398324,357142857</text:p>
          </table:table-cell>
          <table:table-cell table:formula="of:=IF([.P58]&gt;[.P$54];[.P58];na)" office:value-type="float" office:value="39114.3571428571" calcext:value-type="float">
            <text:p>39114,3571428571</text:p>
          </table:table-cell>
          <table:table-cell table:formula="of:=IF([.Q58]&gt;[.Q$54];[.Q58];na)" office:value-type="float" office:value="27534.3428571429" calcext:value-type="float">
            <text:p>27534,3428571429</text:p>
          </table:table-cell>
          <table:table-cell table:formula="of:=IF([.R58]&gt;[.R$54];[.R58];na)" office:value-type="float" office:value="158482.157142857" calcext:value-type="float">
            <text:p>158482,157142857</text:p>
          </table:table-cell>
          <table:table-cell table:formula="of:=IF([.S58]&gt;[.S$54];[.S58];na)" office:value-type="float" office:value="660368.214285714" calcext:value-type="float">
            <text:p>660368,214285714</text:p>
          </table:table-cell>
          <table:table-cell table:formula="of:=IF([.T58]&gt;[.T$54];[.T58];na)" office:value-type="float" office:value="346056.514285714" calcext:value-type="float">
            <text:p>346056,514285714</text:p>
          </table:table-cell>
          <table:table-cell table:formula="of:=IF([.U58]&gt;[.U$54];[.U58];na)" office:value-type="float" office:value="385578.914285714" calcext:value-type="float">
            <text:p>385578,914285714</text:p>
          </table:table-cell>
          <table:table-cell table:formula="of:=IF([.V58]&gt;[.V$54];[.V58];na)" office:value-type="float" office:value="429510.471428571" calcext:value-type="float">
            <text:p>429510,471428571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IF([.B59]&gt;[.B$54];[.B59];na)" office:value-type="float" office:value="112164.857142857" calcext:value-type="float">
            <text:p>112164,857142857</text:p>
          </table:table-cell>
          <table:table-cell table:formula="of:=IF([.C59]&gt;[.C$54];[.C59];na)" office:value-type="float" office:value="66115.1428571429" calcext:value-type="float">
            <text:p>66115,1428571429</text:p>
          </table:table-cell>
          <table:table-cell table:formula="of:=IF([.D59]&gt;[.D$54];[.D59];na)" office:value-type="float" office:value="53272.8571428572" calcext:value-type="float">
            <text:p>53272,8571428572</text:p>
          </table:table-cell>
          <table:table-cell table:formula="of:=IF([.E59]&gt;[.E$54];[.E59];na)" office:value-type="float" office:value="1677075.98571429" calcext:value-type="float">
            <text:p>1677075,98571429</text:p>
          </table:table-cell>
          <table:table-cell table:formula="of:=IF([.F59]&gt;[.F$54];[.F59];na)" office:value-type="float" office:value="20078.0142857143" calcext:value-type="float">
            <text:p>20078,0142857143</text:p>
          </table:table-cell>
          <table:table-cell table:formula="of:=IF([.G59]&gt;[.G$54];[.G59];na)" office:value-type="float" office:value="480418.171428571" calcext:value-type="float">
            <text:p>480418,171428571</text:p>
          </table:table-cell>
          <table:table-cell table:formula="of:=IF([.H59]&gt;[.H$54];[.H59];na)" office:value-type="float" office:value="36857.3714285714" calcext:value-type="float">
            <text:p>36857,3714285714</text:p>
          </table:table-cell>
          <table:table-cell table:formula="of:=IF([.I59]&gt;[.I$54];[.I59];na)" office:value-type="float" office:value="453719.871428571" calcext:value-type="float">
            <text:p>453719,871428571</text:p>
          </table:table-cell>
          <table:table-cell table:formula="of:=IF([.J59]&gt;[.J$54];[.J59];na)" office:value-type="float" office:value="103978.971428571" calcext:value-type="float">
            <text:p>103978,971428571</text:p>
          </table:table-cell>
          <table:table-cell table:formula="of:=IF([.K59]&gt;[.K$54];[.K59];na)" office:value-type="float" office:value="98537.5428571429" calcext:value-type="float">
            <text:p>98537,5428571429</text:p>
          </table:table-cell>
          <table:table-cell table:formula="of:=IF([.L59]&gt;[.L$54];[.L59];na)" office:value-type="float" office:value="40033.5142857143" calcext:value-type="float">
            <text:p>40033,5142857143</text:p>
          </table:table-cell>
          <table:table-cell table:formula="of:=IF([.M59]&gt;[.M$54];[.M59];na)" office:value-type="float" office:value="390860.085714286" calcext:value-type="float">
            <text:p>390860,085714286</text:p>
          </table:table-cell>
          <table:table-cell table:formula="of:=IF([.N59]&gt;[.N$54];[.N59];na)" office:value-type="float" office:value="128771.142857143" calcext:value-type="float">
            <text:p>128771,142857143</text:p>
          </table:table-cell>
          <table:table-cell table:formula="of:=IF([.O59]&gt;[.O$54];[.O59];na)" office:value-type="float" office:value="445631.357142857" calcext:value-type="float">
            <text:p>445631,357142857</text:p>
          </table:table-cell>
          <table:table-cell table:formula="of:=IF([.P59]&gt;[.P$54];[.P59];na)" office:value-type="float" office:value="44549.3571428572" calcext:value-type="float">
            <text:p>44549,3571428572</text:p>
          </table:table-cell>
          <table:table-cell table:formula="of:=IF([.Q59]&gt;[.Q$54];[.Q59];na)" office:value-type="float" office:value="30081.7428571429" calcext:value-type="float">
            <text:p>30081,7428571429</text:p>
          </table:table-cell>
          <table:table-cell table:formula="of:=IF([.R59]&gt;[.R$54];[.R59];na)" office:value-type="float" office:value="168310.957142857" calcext:value-type="float">
            <text:p>168310,957142857</text:p>
          </table:table-cell>
          <table:table-cell table:formula="of:=IF([.S59]&gt;[.S$54];[.S59];na)" office:value-type="float" office:value="679062.814285714" calcext:value-type="float">
            <text:p>679062,814285714</text:p>
          </table:table-cell>
          <table:table-cell table:formula="of:=IF([.T59]&gt;[.T$54];[.T59];na)" office:value-type="float" office:value="357868.514285714" calcext:value-type="float">
            <text:p>357868,514285714</text:p>
          </table:table-cell>
          <table:table-cell table:formula="of:=IF([.U59]&gt;[.U$54];[.U59];na)" office:value-type="float" office:value="423524.514285714" calcext:value-type="float">
            <text:p>423524,514285714</text:p>
          </table:table-cell>
          <table:table-cell table:formula="of:=IF([.V59]&gt;[.V$54];[.V59];na)" office:value-type="float" office:value="460433.671428571" calcext:value-type="float">
            <text:p>460433,671428571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IF([.B60]&gt;[.B$54];[.B60];na)" office:value-type="float" office:value="120086.857142857" calcext:value-type="float">
            <text:p>120086,857142857</text:p>
          </table:table-cell>
          <table:table-cell table:formula="of:=IF([.C60]&gt;[.C$54];[.C60];na)" office:value-type="float" office:value="45958.9428571429" calcext:value-type="float">
            <text:p>45958,9428571429</text:p>
          </table:table-cell>
          <table:table-cell table:formula="of:=IF([.D60]&gt;[.D$54];[.D60];na)" office:value-type="float" office:value="50403.2571428571" calcext:value-type="float">
            <text:p>50403,2571428571</text:p>
          </table:table-cell>
          <table:table-cell table:formula="of:=IF([.E60]&gt;[.E$54];[.E60];na)" office:value-type="float" office:value="1703989.58571429" calcext:value-type="float">
            <text:p>1703989,58571429</text:p>
          </table:table-cell>
          <table:table-cell table:formula="of:=IF([.F60]&gt;[.F$54];[.F60];na)" office:value-type="float" office:value="22076.9142857143" calcext:value-type="float">
            <text:p>22076,9142857143</text:p>
          </table:table-cell>
          <table:table-cell table:formula="of:=IF([.G60]&gt;[.G$54];[.G60];na)" office:value-type="float" office:value="465758.971428572" calcext:value-type="float">
            <text:p>465758,971428572</text:p>
          </table:table-cell>
          <table:table-cell table:formula="of:=IF([.H60]&gt;[.H$54];[.H60];na)" office:value-type="float" office:value="39544.9714285714" calcext:value-type="float">
            <text:p>39544,9714285714</text:p>
          </table:table-cell>
          <table:table-cell table:formula="of:=IF([.I60]&gt;[.I$54];[.I60];na)" office:value-type="float" office:value="474244.471428571" calcext:value-type="float">
            <text:p>474244,471428571</text:p>
          </table:table-cell>
          <table:table-cell table:formula="of:=IF([.J60]&gt;[.J$54];[.J60];na)" office:value-type="float" office:value="109855.371428571" calcext:value-type="float">
            <text:p>109855,371428571</text:p>
          </table:table-cell>
          <table:table-cell table:formula="of:=IF([.K60]&gt;[.K$54];[.K60];na)" office:value-type="float" office:value="104975.542857143" calcext:value-type="float">
            <text:p>104975,542857143</text:p>
          </table:table-cell>
          <table:table-cell table:formula="of:=IF([.L60]&gt;[.L$54];[.L60];na)" office:value-type="float" office:value="42019.1142857143" calcext:value-type="float">
            <text:p>42019,1142857143</text:p>
          </table:table-cell>
          <table:table-cell table:formula="of:=IF([.M60]&gt;[.M$54];[.M60];na)" office:value-type="float" office:value="414808.885714286" calcext:value-type="float">
            <text:p>414808,885714286</text:p>
          </table:table-cell>
          <table:table-cell table:formula="of:=IF([.N60]&gt;[.N$54];[.N60];na)" office:value-type="float" office:value="144675.142857143" calcext:value-type="float">
            <text:p>144675,142857143</text:p>
          </table:table-cell>
          <table:table-cell table:formula="of:=IF([.O60]&gt;[.O$54];[.O60];na)" office:value-type="float" office:value="473549.357142857" calcext:value-type="float">
            <text:p>473549,357142857</text:p>
          </table:table-cell>
          <table:table-cell table:formula="of:=IF([.P60]&gt;[.P$54];[.P60];na)" office:value-type="float" office:value="43506.3571428571" calcext:value-type="float">
            <text:p>43506,3571428571</text:p>
          </table:table-cell>
          <table:table-cell table:formula="of:=IF([.Q60]&gt;[.Q$54];[.Q60];na)" office:value-type="float" office:value="32889.1428571429" calcext:value-type="float">
            <text:p>32889,1428571429</text:p>
          </table:table-cell>
          <table:table-cell table:formula="of:=IF([.R60]&gt;[.R$54];[.R60];na)" office:value-type="float" office:value="166759.757142857" calcext:value-type="float">
            <text:p>166759,757142857</text:p>
          </table:table-cell>
          <table:table-cell table:formula="of:=IF([.S60]&gt;[.S$54];[.S60];na)" office:value-type="float" office:value="691140.814285714" calcext:value-type="float">
            <text:p>691140,814285714</text:p>
          </table:table-cell>
          <table:table-cell table:formula="of:=IF([.T60]&gt;[.T$54];[.T60];na)" office:value-type="float" office:value="348121.314285714" calcext:value-type="float">
            <text:p>348121,314285714</text:p>
          </table:table-cell>
          <table:table-cell table:formula="of:=IF([.U60]&gt;[.U$54];[.U60];na)" office:value-type="float" office:value="452726.114285714" calcext:value-type="float">
            <text:p>452726,114285714</text:p>
          </table:table-cell>
          <table:table-cell table:formula="of:=IF([.V60]&gt;[.V$54];[.V60];na)" office:value-type="float" office:value="471625.671428571" calcext:value-type="float">
            <text:p>471625,671428571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IF([.B61]&gt;[.B$54];[.B61];na)" office:value-type="float" office:value="117098.457142857" calcext:value-type="float">
            <text:p>117098,457142857</text:p>
          </table:table-cell>
          <table:table-cell table:formula="of:=IF([.C61]&gt;[.C$54];[.C61];na)" office:value-type="float" office:value="42749.9428571428" calcext:value-type="float">
            <text:p>42749,9428571428</text:p>
          </table:table-cell>
          <table:table-cell table:formula="of:=IF([.D61]&gt;[.D$54];[.D61];na)" office:value-type="float" office:value="47696.3571428571" calcext:value-type="float">
            <text:p>47696,3571428571</text:p>
          </table:table-cell>
          <table:table-cell table:formula="of:=IF([.E61]&gt;[.E$54];[.E61];na)" office:value-type="float" office:value="1814338.68571429" calcext:value-type="float">
            <text:p>1814338,68571429</text:p>
          </table:table-cell>
          <table:table-cell table:formula="of:=IF([.F61]&gt;[.F$54];[.F61];na)" office:value-type="float" office:value="17304.9142857143" calcext:value-type="float">
            <text:p>17304,9142857143</text:p>
          </table:table-cell>
          <table:table-cell table:formula="of:=IF([.G61]&gt;[.G$54];[.G61];na)" office:value-type="float" office:value="468622.971428571" calcext:value-type="float">
            <text:p>468622,971428571</text:p>
          </table:table-cell>
          <table:table-cell table:formula="of:=IF([.H61]&gt;[.H$54];[.H61];na)" office:value-type="float" office:value="39705.3714285714" calcext:value-type="float">
            <text:p>39705,3714285714</text:p>
          </table:table-cell>
          <table:table-cell table:formula="of:=IF([.I61]&gt;[.I$54];[.I61];na)" office:value-type="float" office:value="477264.871428571" calcext:value-type="float">
            <text:p>477264,871428571</text:p>
          </table:table-cell>
          <table:table-cell table:formula="of:=IF([.J61]&gt;[.J$54];[.J61];na)" office:value-type="float" office:value="111259.771428571" calcext:value-type="float">
            <text:p>111259,771428571</text:p>
          </table:table-cell>
          <table:table-cell table:formula="of:=IF([.K61]&gt;[.K$54];[.K61];na)" office:value-type="float" office:value="103752.342857143" calcext:value-type="float">
            <text:p>103752,342857143</text:p>
          </table:table-cell>
          <table:table-cell table:formula="of:=IF([.L61]&gt;[.L$54];[.L61];na)" office:value-type="float" office:value="39832.9142857143" calcext:value-type="float">
            <text:p>39832,9142857143</text:p>
          </table:table-cell>
          <table:table-cell table:formula="of:=IF([.M61]&gt;[.M$54];[.M61];na)" office:value-type="float" office:value="430431.285714286" calcext:value-type="float">
            <text:p>430431,285714286</text:p>
          </table:table-cell>
          <table:table-cell table:formula="of:=IF([.N61]&gt;[.N$54];[.N61];na)" office:value-type="float" office:value="142027.142857143" calcext:value-type="float">
            <text:p>142027,142857143</text:p>
          </table:table-cell>
          <table:table-cell table:formula="of:=IF([.O61]&gt;[.O$54];[.O61];na)" office:value-type="float" office:value="477550.857142857" calcext:value-type="float">
            <text:p>477550,857142857</text:p>
          </table:table-cell>
          <table:table-cell table:formula="of:=IF([.P61]&gt;[.P$54];[.P61];na)" office:value-type="float" office:value="43185.7571428572" calcext:value-type="float">
            <text:p>43185,7571428572</text:p>
          </table:table-cell>
          <table:table-cell table:formula="of:=IF([.Q61]&gt;[.Q$54];[.Q61];na)" office:value-type="float" office:value="27273.5428571429" calcext:value-type="float">
            <text:p>27273,5428571429</text:p>
          </table:table-cell>
          <table:table-cell table:formula="of:=IF([.R61]&gt;[.R$54];[.R61];na)" office:value-type="float" office:value="170924.557142857" calcext:value-type="float">
            <text:p>170924,557142857</text:p>
          </table:table-cell>
          <table:table-cell table:formula="of:=IF([.S61]&gt;[.S$54];[.S61];na)" office:value-type="float" office:value="666832.214285714" calcext:value-type="float">
            <text:p>666832,214285714</text:p>
          </table:table-cell>
          <table:table-cell table:formula="of:=IF([.T61]&gt;[.T$54];[.T61];na)" office:value-type="float" office:value="363385.314285714" calcext:value-type="float">
            <text:p>363385,314285714</text:p>
          </table:table-cell>
          <table:table-cell table:formula="of:=IF([.U61]&gt;[.U$54];[.U61];na)" office:value-type="float" office:value="461711.714285714" calcext:value-type="float">
            <text:p>461711,714285714</text:p>
          </table:table-cell>
          <table:table-cell table:formula="of:=IF([.V61]&gt;[.V$54];[.V61];na)" office:value-type="float" office:value="473252.871428571" calcext:value-type="float">
            <text:p>473252,871428571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IF([.B62]&gt;[.B$54];[.B62];na)" office:value-type="float" office:value="128289.257142857" calcext:value-type="float">
            <text:p>128289,257142857</text:p>
          </table:table-cell>
          <table:table-cell table:formula="of:=IF([.C62]&gt;[.C$54];[.C62];na)" office:value-type="float" office:value="53920.7428571429" calcext:value-type="float">
            <text:p>53920,7428571429</text:p>
          </table:table-cell>
          <table:table-cell table:formula="of:=IF([.D62]&gt;[.D$54];[.D62];na)" office:value-type="float" office:value="49108.3571428571" calcext:value-type="float">
            <text:p>49108,3571428571</text:p>
          </table:table-cell>
          <table:table-cell table:formula="of:=IF([.E62]&gt;[.E$54];[.E62];na)" office:value-type="float" office:value="1758162.48571429" calcext:value-type="float">
            <text:p>1758162,48571429</text:p>
          </table:table-cell>
          <table:table-cell table:formula="of:=IF([.F62]&gt;[.F$54];[.F62];na)" office:value-type="float" office:value="21527.3142857143" calcext:value-type="float">
            <text:p>21527,3142857143</text:p>
          </table:table-cell>
          <table:table-cell table:formula="of:=IF([.G62]&gt;[.G$54];[.G62];na)" office:value-type="float" office:value="472216.571428571" calcext:value-type="float">
            <text:p>472216,571428571</text:p>
          </table:table-cell>
          <table:table-cell table:formula="of:=IF([.H62]&gt;[.H$54];[.H62];na)" office:value-type="float" office:value="42132.1714285714" calcext:value-type="float">
            <text:p>42132,1714285714</text:p>
          </table:table-cell>
          <table:table-cell table:formula="of:=IF([.I62]&gt;[.I$54];[.I62];na)" office:value-type="float" office:value="467775.871428571" calcext:value-type="float">
            <text:p>467775,871428571</text:p>
          </table:table-cell>
          <table:table-cell table:formula="of:=IF([.J62]&gt;[.J$54];[.J62];na)" office:value-type="float" office:value="110477.371428571" calcext:value-type="float">
            <text:p>110477,371428571</text:p>
          </table:table-cell>
          <table:table-cell table:formula="of:=IF([.K62]&gt;[.K$54];[.K62];na)" office:value-type="float" office:value="105657.542857143" calcext:value-type="float">
            <text:p>105657,542857143</text:p>
          </table:table-cell>
          <table:table-cell table:formula="of:=IF([.L62]&gt;[.L$54];[.L62];na)" office:value-type="float" office:value="38910.5142857143" calcext:value-type="float">
            <text:p>38910,5142857143</text:p>
          </table:table-cell>
          <table:table-cell table:formula="of:=IF([.M62]&gt;[.M$54];[.M62];na)" office:value-type="float" office:value="419362.485714286" calcext:value-type="float">
            <text:p>419362,485714286</text:p>
          </table:table-cell>
          <table:table-cell table:formula="of:=IF([.N62]&gt;[.N$54];[.N62];na)" office:value-type="float" office:value="146539.942857143" calcext:value-type="float">
            <text:p>146539,942857143</text:p>
          </table:table-cell>
          <table:table-cell table:formula="of:=IF([.O62]&gt;[.O$54];[.O62];na)" office:value-type="float" office:value="475423.857142857" calcext:value-type="float">
            <text:p>475423,857142857</text:p>
          </table:table-cell>
          <table:table-cell table:formula="of:=IF([.P62]&gt;[.P$54];[.P62];na)" office:value-type="float" office:value="43646.9571428571" calcext:value-type="float">
            <text:p>43646,9571428571</text:p>
          </table:table-cell>
          <table:table-cell table:formula="of:=IF([.Q62]&gt;[.Q$54];[.Q62];na)" office:value-type="float" office:value="30702.9428571429" calcext:value-type="float">
            <text:p>30702,9428571429</text:p>
          </table:table-cell>
          <table:table-cell table:formula="of:=IF([.R62]&gt;[.R$54];[.R62];na)" office:value-type="float" office:value="164537.357142857" calcext:value-type="float">
            <text:p>164537,357142857</text:p>
          </table:table-cell>
          <table:table-cell table:formula="of:=IF([.S62]&gt;[.S$54];[.S62];na)" office:value-type="float" office:value="656418.014285714" calcext:value-type="float">
            <text:p>656418,014285714</text:p>
          </table:table-cell>
          <table:table-cell table:formula="of:=IF([.T62]&gt;[.T$54];[.T62];na)" office:value-type="float" office:value="346137.314285714" calcext:value-type="float">
            <text:p>346137,314285714</text:p>
          </table:table-cell>
          <table:table-cell table:formula="of:=IF([.U62]&gt;[.U$54];[.U62];na)" office:value-type="float" office:value="466262.114285714" calcext:value-type="float">
            <text:p>466262,114285714</text:p>
          </table:table-cell>
          <table:table-cell table:formula="of:=IF([.V62]&gt;[.V$54];[.V62];na)" office:value-type="float" office:value="469080.071428571" calcext:value-type="float">
            <text:p>469080,071428571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IF([.B63]&gt;[.B$54];[.B63];na)" office:value-type="float" office:value="123395.657142857" calcext:value-type="float">
            <text:p>123395,657142857</text:p>
          </table:table-cell>
          <table:table-cell table:formula="of:=IF([.C63]&gt;[.C$54];[.C63];na)" office:value-type="float" office:value="39139.7428571429" calcext:value-type="float">
            <text:p>39139,7428571429</text:p>
          </table:table-cell>
          <table:table-cell table:formula="of:=IF([.D63]&gt;[.D$54];[.D63];na)" office:value-type="float" office:value="54285.5571428571" calcext:value-type="float">
            <text:p>54285,5571428571</text:p>
          </table:table-cell>
          <table:table-cell table:formula="of:=IF([.E63]&gt;[.E$54];[.E63];na)" office:value-type="float" office:value="1798729.48571429" calcext:value-type="float">
            <text:p>1798729,48571429</text:p>
          </table:table-cell>
          <table:table-cell table:formula="of:=IF([.F63]&gt;[.F$54];[.F63];na)" office:value-type="float" office:value="19044.1142857143" calcext:value-type="float">
            <text:p>19044,1142857143</text:p>
          </table:table-cell>
          <table:table-cell table:formula="of:=IF([.G63]&gt;[.G$54];[.G63];na)" office:value-type="float" office:value="493512.571428571" calcext:value-type="float">
            <text:p>493512,571428571</text:p>
          </table:table-cell>
          <table:table-cell table:formula="of:=IF([.H63]&gt;[.H$54];[.H63];na)" office:value-type="float" office:value="39765.3714285714" calcext:value-type="float">
            <text:p>39765,3714285714</text:p>
          </table:table-cell>
          <table:table-cell table:formula="of:=IF([.I63]&gt;[.I$54];[.I63];na)" office:value-type="float" office:value="488696.171428571" calcext:value-type="float">
            <text:p>488696,171428571</text:p>
          </table:table-cell>
          <table:table-cell table:formula="of:=IF([.J63]&gt;[.J$54];[.J63];na)" office:value-type="float" office:value="106806.971428571" calcext:value-type="float">
            <text:p>106806,971428571</text:p>
          </table:table-cell>
          <table:table-cell table:formula="of:=IF([.K63]&gt;[.K$54];[.K63];na)" office:value-type="float" office:value="109187.942857143" calcext:value-type="float">
            <text:p>109187,942857143</text:p>
          </table:table-cell>
          <table:table-cell table:formula="of:=IF([.L63]&gt;[.L$54];[.L63];na)" office:value-type="float" office:value="38709.9142857143" calcext:value-type="float">
            <text:p>38709,9142857143</text:p>
          </table:table-cell>
          <table:table-cell table:formula="of:=IF([.M63]&gt;[.M$54];[.M63];na)" office:value-type="float" office:value="437010.485714286" calcext:value-type="float">
            <text:p>437010,485714286</text:p>
          </table:table-cell>
          <table:table-cell table:formula="of:=IF([.N63]&gt;[.N$54];[.N63];na)" office:value-type="float" office:value="144835.942857143" calcext:value-type="float">
            <text:p>144835,942857143</text:p>
          </table:table-cell>
          <table:table-cell table:formula="of:=IF([.O63]&gt;[.O$54];[.O63];na)" office:value-type="float" office:value="489089.357142857" calcext:value-type="float">
            <text:p>489089,357142857</text:p>
          </table:table-cell>
          <table:table-cell table:formula="of:=IF([.P63]&gt;[.P$54];[.P63];na)" office:value-type="float" office:value="43205.5571428571" calcext:value-type="float">
            <text:p>43205,5571428571</text:p>
          </table:table-cell>
          <table:table-cell table:formula="of:=IF([.Q63]&gt;[.Q$54];[.Q63];na)" office:value-type="float" office:value="32087.1428571429" calcext:value-type="float">
            <text:p>32087,1428571429</text:p>
          </table:table-cell>
          <table:table-cell table:formula="of:=IF([.R63]&gt;[.R$54];[.R63];na)" office:value-type="float" office:value="161734.957142857" calcext:value-type="float">
            <text:p>161734,957142857</text:p>
          </table:table-cell>
          <table:table-cell table:formula="of:=IF([.S63]&gt;[.S$54];[.S63];na)" office:value-type="float" office:value="653804.214285714" calcext:value-type="float">
            <text:p>653804,214285714</text:p>
          </table:table-cell>
          <table:table-cell table:formula="of:=IF([.T63]&gt;[.T$54];[.T63];na)" office:value-type="float" office:value="358711.714285714" calcext:value-type="float">
            <text:p>358711,714285714</text:p>
          </table:table-cell>
          <table:table-cell table:formula="of:=IF([.U63]&gt;[.U$54];[.U63];na)" office:value-type="float" office:value="456798.114285714" calcext:value-type="float">
            <text:p>456798,114285714</text:p>
          </table:table-cell>
          <table:table-cell table:formula="of:=IF([.V63]&gt;[.V$54];[.V63];na)" office:value-type="float" office:value="445432.071428571" calcext:value-type="float">
            <text:p>445432,071428571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IF([.B64]&gt;[.B$54];[.B64];na)" office:value-type="float" office:value="120890.057142857" calcext:value-type="float">
            <text:p>120890,057142857</text:p>
          </table:table-cell>
          <table:table-cell table:formula="of:=IF([.C64]&gt;[.C$54];[.C64];na)" office:value-type="float" office:value="37414.9428571428" calcext:value-type="float">
            <text:p>37414,9428571428</text:p>
          </table:table-cell>
          <table:table-cell table:formula="of:=IF([.D64]&gt;[.D$54];[.D64];na)" office:value-type="float" office:value="44382.8571428571" calcext:value-type="float">
            <text:p>44382,8571428571</text:p>
          </table:table-cell>
          <table:table-cell table:formula="of:=IF([.E64]&gt;[.E$54];[.E64];na)" office:value-type="float" office:value="1686523.98571429" calcext:value-type="float">
            <text:p>1686523,98571429</text:p>
          </table:table-cell>
          <table:table-cell table:formula="of:=IF([.F64]&gt;[.F$54];[.F64];na)" office:value-type="float" office:value="21833.5142857143" calcext:value-type="float">
            <text:p>21833,5142857143</text:p>
          </table:table-cell>
          <table:table-cell table:formula="of:=IF([.G64]&gt;[.G$54];[.G64];na)" office:value-type="float" office:value="466358.971428571" calcext:value-type="float">
            <text:p>466358,971428571</text:p>
          </table:table-cell>
          <table:table-cell table:formula="of:=IF([.H64]&gt;[.H$54];[.H64];na)" office:value-type="float" office:value="39063.5714285714" calcext:value-type="float">
            <text:p>39063,5714285714</text:p>
          </table:table-cell>
          <table:table-cell table:formula="of:=IF([.I64]&gt;[.I$54];[.I64];na)" office:value-type="float" office:value="467804.571428571" calcext:value-type="float">
            <text:p>467804,571428571</text:p>
          </table:table-cell>
          <table:table-cell table:formula="of:=IF([.J64]&gt;[.J$54];[.J64];na)" office:value-type="float" office:value="102354.971428571" calcext:value-type="float">
            <text:p>102354,971428571</text:p>
          </table:table-cell>
          <table:table-cell table:formula="of:=IF([.K64]&gt;[.K$54];[.K64];na)" office:value-type="float" office:value="97514.7428571429" calcext:value-type="float">
            <text:p>97514,7428571429</text:p>
          </table:table-cell>
          <table:table-cell table:formula="of:=IF([.L64]&gt;[.L$54];[.L64];na)" office:value-type="float" office:value="36242.7142857143" calcext:value-type="float">
            <text:p>36242,7142857143</text:p>
          </table:table-cell>
          <table:table-cell table:formula="of:=IF([.M64]&gt;[.M$54];[.M64];na)" office:value-type="float" office:value="398543.285714286" calcext:value-type="float">
            <text:p>398543,285714286</text:p>
          </table:table-cell>
          <table:table-cell table:formula="of:=IF([.N64]&gt;[.N$54];[.N64];na)" office:value-type="float" office:value="138437.542857143" calcext:value-type="float">
            <text:p>138437,542857143</text:p>
          </table:table-cell>
          <table:table-cell table:formula="of:=IF([.O64]&gt;[.O$54];[.O64];na)" office:value-type="float" office:value="479590.357142857" calcext:value-type="float">
            <text:p>479590,357142857</text:p>
          </table:table-cell>
          <table:table-cell table:formula="of:=IF([.P64]&gt;[.P$54];[.P64];na)" office:value-type="float" office:value="42423.5571428571" calcext:value-type="float">
            <text:p>42423,5571428571</text:p>
          </table:table-cell>
          <table:table-cell table:formula="of:=IF([.Q64]&gt;[.Q$54];[.Q64];na)" office:value-type="float" office:value="27012.9428571429" calcext:value-type="float">
            <text:p>27012,9428571429</text:p>
          </table:table-cell>
          <table:table-cell table:formula="of:=IF([.R64]&gt;[.R$54];[.R64];na)" office:value-type="float" office:value="157079.757142857" calcext:value-type="float">
            <text:p>157079,757142857</text:p>
          </table:table-cell>
          <table:table-cell table:formula="of:=IF([.S64]&gt;[.S$54];[.S64];na)" office:value-type="float" office:value="597339.414285714" calcext:value-type="float">
            <text:p>597339,414285714</text:p>
          </table:table-cell>
          <table:table-cell table:formula="of:=IF([.T64]&gt;[.T$54];[.T64];na)" office:value-type="float" office:value="319262.114285714" calcext:value-type="float">
            <text:p>319262,114285714</text:p>
          </table:table-cell>
          <table:table-cell table:formula="of:=IF([.U64]&gt;[.U$54];[.U64];na)" office:value-type="float" office:value="436199.714285714" calcext:value-type="float">
            <text:p>436199,714285714</text:p>
          </table:table-cell>
          <table:table-cell table:formula="of:=IF([.V64]&gt;[.V$54];[.V64];na)" office:value-type="float" office:value="436408.071428571" calcext:value-type="float">
            <text:p>436408,071428571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IF([.B65]&gt;[.B$54];[.B65];na)" office:value-type="float" office:value="114732.057142857" calcext:value-type="float">
            <text:p>114732,057142857</text:p>
          </table:table-cell>
          <table:table-cell table:formula="of:=IF([.C65]&gt;[.C$54];[.C65];na)" office:value-type="float" office:value="32140.1428571429" calcext:value-type="float">
            <text:p>32140,1428571429</text:p>
          </table:table-cell>
          <table:table-cell table:formula="of:=IF([.D65]&gt;[.D$54];[.D65];na)" office:value-type="float" office:value="48594.6571428571" calcext:value-type="float">
            <text:p>48594,6571428571</text:p>
          </table:table-cell>
          <table:table-cell table:formula="of:=IF([.E65]&gt;[.E$54];[.E65];na)" office:value-type="float" office:value="1658924.48571429" calcext:value-type="float">
            <text:p>1658924,48571429</text:p>
          </table:table-cell>
          <table:table-cell table:formula="of:=IF([.F65]&gt;[.F$54];[.F65];na)" office:value-type="float" office:value="17608.9142857143" calcext:value-type="float">
            <text:p>17608,9142857143</text:p>
          </table:table-cell>
          <table:table-cell table:formula="of:=IF([.G65]&gt;[.G$54];[.G65];na)" office:value-type="float" office:value="432502.971428572" calcext:value-type="float">
            <text:p>432502,971428572</text:p>
          </table:table-cell>
          <table:table-cell table:formula="of:=IF([.H65]&gt;[.H$54];[.H65];na)" office:value-type="float" office:value="34270.3714285714" calcext:value-type="float">
            <text:p>34270,3714285714</text:p>
          </table:table-cell>
          <table:table-cell table:formula="of:=IF([.I65]&gt;[.I$54];[.I65];na)" office:value-type="float" office:value="428780.271428571" calcext:value-type="float">
            <text:p>428780,271428571</text:p>
          </table:table-cell>
          <table:table-cell table:formula="of:=IF([.J65]&gt;[.J$54];[.J65];na)" office:value-type="float" office:value="98323.3714285714" calcext:value-type="float">
            <text:p>98323,3714285714</text:p>
          </table:table-cell>
          <table:table-cell table:formula="of:=IF([.K65]&gt;[.K$54];[.K65];na)" office:value-type="float" office:value="92941.9428571429" calcext:value-type="float">
            <text:p>92941,9428571429</text:p>
          </table:table-cell>
          <table:table-cell table:formula="of:=IF([.L65]&gt;[.L$54];[.L65];na)" office:value-type="float" office:value="34538.1142857143" calcext:value-type="float">
            <text:p>34538,1142857143</text:p>
          </table:table-cell>
          <table:table-cell table:formula="of:=IF([.M65]&gt;[.M$54];[.M65];na)" office:value-type="float" office:value="375820.085714286" calcext:value-type="float">
            <text:p>375820,085714286</text:p>
          </table:table-cell>
          <table:table-cell table:formula="of:=IF([.N65]&gt;[.N$54];[.N65];na)" office:value-type="float" office:value="132299.942857143" calcext:value-type="float">
            <text:p>132299,942857143</text:p>
          </table:table-cell>
          <table:table-cell table:formula="of:=IF([.O65]&gt;[.O$54];[.O65];na)" office:value-type="float" office:value="443166.357142857" calcext:value-type="float">
            <text:p>443166,357142857</text:p>
          </table:table-cell>
          <table:table-cell table:formula="of:=IF([.P65]&gt;[.P$54];[.P65];na)" office:value-type="float" office:value="38492.3571428571" calcext:value-type="float">
            <text:p>38492,3571428571</text:p>
          </table:table-cell>
          <table:table-cell table:formula="of:=IF([.Q65]&gt;[.Q$54];[.Q65];na)" office:value-type="float" office:value="24605.9428571429" calcext:value-type="float">
            <text:p>24605,9428571429</text:p>
          </table:table-cell>
          <table:table-cell table:formula="of:=IF([.R65]&gt;[.R$54];[.R65];na)" office:value-type="float" office:value="143987.357142857" calcext:value-type="float">
            <text:p>143987,357142857</text:p>
          </table:table-cell>
          <table:table-cell table:formula="of:=IF([.S65]&gt;[.S$54];[.S65];na)" office:value-type="float" office:value="577280.614285714" calcext:value-type="float">
            <text:p>577280,614285714</text:p>
          </table:table-cell>
          <table:table-cell table:formula="of:=IF([.T65]&gt;[.T$54];[.T65];na)" office:value-type="float" office:value="299506.114285714" calcext:value-type="float">
            <text:p>299506,114285714</text:p>
          </table:table-cell>
          <table:table-cell table:formula="of:=IF([.U65]&gt;[.U$54];[.U65];na)" office:value-type="float" office:value="406175.714285714" calcext:value-type="float">
            <text:p>406175,714285714</text:p>
          </table:table-cell>
          <table:table-cell table:formula="of:=IF([.V65]&gt;[.V$54];[.V65];na)" office:value-type="float" office:value="403956.871428572" calcext:value-type="float">
            <text:p>403956,871428572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IF([.B66]&gt;[.B$54];[.B66];na)" office:value-type="float" office:value="105345.657142857" calcext:value-type="float">
            <text:p>105345,657142857</text:p>
          </table:table-cell>
          <table:table-cell table:formula="of:=IF([.C66]&gt;[.C$54];[.C66];na)" office:value-type="float" office:value="31798.9428571429" calcext:value-type="float">
            <text:p>31798,9428571429</text:p>
          </table:table-cell>
          <table:table-cell table:formula="of:=IF([.D66]&gt;[.D$54];[.D66];na)" office:value-type="float" office:value="48277.3571428572" calcext:value-type="float">
            <text:p>48277,3571428572</text:p>
          </table:table-cell>
          <table:table-cell table:formula="of:=IF([.E66]&gt;[.E$54];[.E66];na)" office:value-type="float" office:value="1396362.48571429" calcext:value-type="float">
            <text:p>1396362,48571429</text:p>
          </table:table-cell>
          <table:table-cell table:formula="of:=IF([.F66]&gt;[.F$54];[.F66];na)" office:value-type="float" office:value="27244.9142857143" calcext:value-type="float">
            <text:p>27244,9142857143</text:p>
          </table:table-cell>
          <table:table-cell table:formula="of:=IF([.G66]&gt;[.G$54];[.G66];na)" office:value-type="float" office:value="419067.771428571" calcext:value-type="float">
            <text:p>419067,771428571</text:p>
          </table:table-cell>
          <table:table-cell table:formula="of:=IF([.H66]&gt;[.H$54];[.H66];na)" office:value-type="float" office:value="36636.7714285714" calcext:value-type="float">
            <text:p>36636,7714285714</text:p>
          </table:table-cell>
          <table:table-cell table:formula="of:=IF([.I66]&gt;[.I$54];[.I66];na)" office:value-type="float" office:value="435773.171428571" calcext:value-type="float">
            <text:p>435773,171428571</text:p>
          </table:table-cell>
          <table:table-cell table:formula="of:=IF([.J66]&gt;[.J$54];[.J66];na)" office:value-type="float" office:value="92366.5714285714" calcext:value-type="float">
            <text:p>92366,5714285714</text:p>
          </table:table-cell>
          <table:table-cell table:formula="of:=IF([.K66]&gt;[.K$54];[.K66];na)" office:value-type="float" office:value="92580.7428571429" calcext:value-type="float">
            <text:p>92580,7428571429</text:p>
          </table:table-cell>
          <table:table-cell table:formula="of:=IF([.L66]&gt;[.L$54];[.L66];na)" office:value-type="float" office:value="31529.7142857143" calcext:value-type="float">
            <text:p>31529,7142857143</text:p>
          </table:table-cell>
          <table:table-cell table:formula="of:=IF([.M66]&gt;[.M$54];[.M66];na)" office:value-type="float" office:value="369781.685714286" calcext:value-type="float">
            <text:p>369781,685714286</text:p>
          </table:table-cell>
          <table:table-cell table:formula="of:=IF([.N66]&gt;[.N$54];[.N66];na)" office:value-type="float" office:value="125320.742857143" calcext:value-type="float">
            <text:p>125320,742857143</text:p>
          </table:table-cell>
          <table:table-cell table:formula="of:=IF([.O66]&gt;[.O$54];[.O66];na)" office:value-type="float" office:value="426274.857142857" calcext:value-type="float">
            <text:p>426274,857142857</text:p>
          </table:table-cell>
          <table:table-cell table:formula="of:=IF([.P66]&gt;[.P$54];[.P66];na)" office:value-type="float" office:value="39053.9571428571" calcext:value-type="float">
            <text:p>39053,9571428571</text:p>
          </table:table-cell>
          <table:table-cell table:formula="of:=IF([.Q66]&gt;[.Q$54];[.Q66];na)" office:value-type="float" office:value="21336.9428571429" calcext:value-type="float">
            <text:p>21336,9428571429</text:p>
          </table:table-cell>
          <table:table-cell table:formula="of:=IF([.R66]&gt;[.R$54];[.R66];na)" office:value-type="float" office:value="141704.557142857" calcext:value-type="float">
            <text:p>141704,557142857</text:p>
          </table:table-cell>
          <table:table-cell table:formula="of:=IF([.S66]&gt;[.S$54];[.S66];na)" office:value-type="float" office:value="598623.714285714" calcext:value-type="float">
            <text:p>598623,714285714</text:p>
          </table:table-cell>
          <table:table-cell table:formula="of:=IF([.T66]&gt;[.T$54];[.T66];na)" office:value-type="float" office:value="296637.314285714" calcext:value-type="float">
            <text:p>296637,314285714</text:p>
          </table:table-cell>
          <table:table-cell table:formula="of:=IF([.U66]&gt;[.U$54];[.U66];na)" office:value-type="float" office:value="401060.514285714" calcext:value-type="float">
            <text:p>401060,514285714</text:p>
          </table:table-cell>
          <table:table-cell table:formula="of:=IF([.V66]&gt;[.V$54];[.V66];na)" office:value-type="float" office:value="391464.071428571" calcext:value-type="float">
            <text:p>391464,071428571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B67]&gt;[.B$54];[.B67];na)" office:value-type="float" office:value="103500.057142857" calcext:value-type="float">
            <text:p>103500,057142857</text:p>
          </table:table-cell>
          <table:table-cell table:formula="of:=IF([.C67]&gt;[.C$54];[.C67];na)" office:value-type="float" office:value="32079.9428571429" calcext:value-type="float">
            <text:p>32079,9428571429</text:p>
          </table:table-cell>
          <table:table-cell table:formula="of:=IF([.D67]&gt;[.D$54];[.D67];na)" office:value-type="float" office:value="41724.9571428571" calcext:value-type="float">
            <text:p>41724,9571428571</text:p>
          </table:table-cell>
          <table:table-cell table:formula="of:=IF([.E67]&gt;[.E$54];[.E67];na)" office:value-type="float" office:value="1471849.38571429" calcext:value-type="float">
            <text:p>1471849,38571429</text:p>
          </table:table-cell>
          <table:table-cell table:formula="of:=IF([.F67]&gt;[.F$54];[.F67];na)" office:value-type="float" office:value="19838.0142857143" calcext:value-type="float">
            <text:p>19838,0142857143</text:p>
          </table:table-cell>
          <table:table-cell table:formula="of:=IF([.G67]&gt;[.G$54];[.G67];na)" office:value-type="float" office:value="403984.571428571" calcext:value-type="float">
            <text:p>403984,571428571</text:p>
          </table:table-cell>
          <table:table-cell table:formula="of:=IF([.H67]&gt;[.H$54];[.H67];na)" office:value-type="float" office:value="33006.5714285714" calcext:value-type="float">
            <text:p>33006,5714285714</text:p>
          </table:table-cell>
          <table:table-cell table:formula="of:=IF([.I67]&gt;[.I$54];[.I67];na)" office:value-type="float" office:value="381860.271428571" calcext:value-type="float">
            <text:p>381860,271428571</text:p>
          </table:table-cell>
          <table:table-cell table:formula="of:=IF([.J67]&gt;[.J$54];[.J67];na)" office:value-type="float" office:value="89077.7714285714" calcext:value-type="float">
            <text:p>89077,7714285714</text:p>
          </table:table-cell>
          <table:table-cell table:formula="of:=IF([.K67]&gt;[.K$54];[.K67];na)" office:value-type="float" office:value="87145.5428571429" calcext:value-type="float">
            <text:p>87145,5428571429</text:p>
          </table:table-cell>
          <table:table-cell table:formula="of:=IF([.L67]&gt;[.L$54];[.L67];na)" office:value-type="float" office:value="33936.5142857143" calcext:value-type="float">
            <text:p>33936,5142857143</text:p>
          </table:table-cell>
          <table:table-cell table:formula="of:=IF([.M67]&gt;[.M$54];[.M67];na)" office:value-type="float" office:value="355240.885714286" calcext:value-type="float">
            <text:p>355240,885714286</text:p>
          </table:table-cell>
          <table:table-cell table:formula="of:=IF([.N67]&gt;[.N$54];[.N67];na)" office:value-type="float" office:value="122112.742857143" calcext:value-type="float">
            <text:p>122112,742857143</text:p>
          </table:table-cell>
          <table:table-cell table:formula="of:=IF([.O67]&gt;[.O$54];[.O67];na)" office:value-type="float" office:value="422058.857142857" calcext:value-type="float">
            <text:p>422058,857142857</text:p>
          </table:table-cell>
          <table:table-cell table:formula="of:=IF([.P67]&gt;[.P$54];[.P67];na)" office:value-type="float" office:value="36787.7571428571" calcext:value-type="float">
            <text:p>36787,7571428571</text:p>
          </table:table-cell>
          <table:table-cell table:formula="of:=IF([.Q67]&gt;[.Q$54];[.Q67];na)" office:value-type="float" office:value="21637.5428571429" calcext:value-type="float">
            <text:p>21637,5428571429</text:p>
          </table:table-cell>
          <table:table-cell table:formula="of:=IF([.R67]&gt;[.R$54];[.R67];na)" office:value-type="float" office:value="137861.757142857" calcext:value-type="float">
            <text:p>137861,757142857</text:p>
          </table:table-cell>
          <table:table-cell table:formula="of:=IF([.S67]&gt;[.S$54];[.S67];na)" office:value-type="float" office:value="541260.414285714" calcext:value-type="float">
            <text:p>541260,414285714</text:p>
          </table:table-cell>
          <table:table-cell table:formula="of:=IF([.T67]&gt;[.T$54];[.T67];na)" office:value-type="float" office:value="282178.914285714" calcext:value-type="float">
            <text:p>282178,914285714</text:p>
          </table:table-cell>
          <table:table-cell table:formula="of:=IF([.U67]&gt;[.U$54];[.U67];na)" office:value-type="float" office:value="402945.314285714" calcext:value-type="float">
            <text:p>402945,314285714</text:p>
          </table:table-cell>
          <table:table-cell table:formula="of:=IF([.V67]&gt;[.V$54];[.V67];na)" office:value-type="float" office:value="380632.071428571" calcext:value-type="float">
            <text:p>380632,071428571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IF([.B68]&gt;[.B$54];[.B68];na)" office:value-type="float" office:value="104964.457142857" calcext:value-type="float">
            <text:p>104964,457142857</text:p>
          </table:table-cell>
          <table:table-cell table:formula="of:=IF([.C68]&gt;[.C$54];[.C68];na)" office:value-type="float" office:value="32019.7428571429" calcext:value-type="float">
            <text:p>32019,7428571429</text:p>
          </table:table-cell>
          <table:table-cell table:formula="of:=IF([.D68]&gt;[.D$54];[.D68];na)" office:value-type="float" office:value="38942.3571428571" calcext:value-type="float">
            <text:p>38942,3571428571</text:p>
          </table:table-cell>
          <table:table-cell table:formula="of:=IF([.E68]&gt;[.E$54];[.E68];na)" office:value-type="float" office:value="1421968.58571429" calcext:value-type="float">
            <text:p>1421968,58571429</text:p>
          </table:table-cell>
          <table:table-cell table:formula="of:=IF([.F68]&gt;[.F$54];[.F68];na)" office:value-type="float" office:value="14395.5142857143" calcext:value-type="float">
            <text:p>14395,5142857143</text:p>
          </table:table-cell>
          <table:table-cell table:formula="of:=IF([.G68]&gt;[.G$54];[.G68];na)" office:value-type="float" office:value="405669.371428571" calcext:value-type="float">
            <text:p>405669,371428571</text:p>
          </table:table-cell>
          <table:table-cell table:formula="of:=IF([.H68]&gt;[.H$54];[.H68];na)" office:value-type="float" office:value="32765.9714285714" calcext:value-type="float">
            <text:p>32765,9714285714</text:p>
          </table:table-cell>
          <table:table-cell table:formula="of:=IF([.I68]&gt;[.I$54];[.I68];na)" office:value-type="float" office:value="389134.371428571" calcext:value-type="float">
            <text:p>389134,371428571</text:p>
          </table:table-cell>
          <table:table-cell table:formula="of:=IF([.J68]&gt;[.J$54];[.J68];na)" office:value-type="float" office:value="90220.5714285714" calcext:value-type="float">
            <text:p>90220,5714285714</text:p>
          </table:table-cell>
          <table:table-cell table:formula="of:=IF([.K68]&gt;[.K$54];[.K68];na)" office:value-type="float" office:value="84176.7428571429" calcext:value-type="float">
            <text:p>84176,7428571429</text:p>
          </table:table-cell>
          <table:table-cell table:formula="of:=IF([.L68]&gt;[.L$54];[.L68];na)" office:value-type="float" office:value="31890.7142857143" calcext:value-type="float">
            <text:p>31890,7142857143</text:p>
          </table:table-cell>
          <table:table-cell table:formula="of:=IF([.M68]&gt;[.M$54];[.M68];na)" office:value-type="float" office:value="360114.485714286" calcext:value-type="float">
            <text:p>360114,485714286</text:p>
          </table:table-cell>
          <table:table-cell table:formula="of:=IF([.N68]&gt;[.N$54];[.N68];na)" office:value-type="float" office:value="118502.342857143" calcext:value-type="float">
            <text:p>118502,342857143</text:p>
          </table:table-cell>
          <table:table-cell table:formula="of:=IF([.O68]&gt;[.O$54];[.O68];na)" office:value-type="float" office:value="418318.857142857" calcext:value-type="float">
            <text:p>418318,857142857</text:p>
          </table:table-cell>
          <table:table-cell table:formula="of:=IF([.P68]&gt;[.P$54];[.P68];na)" office:value-type="float" office:value="37228.9571428571" calcext:value-type="float">
            <text:p>37228,9571428571</text:p>
          </table:table-cell>
          <table:table-cell table:formula="of:=IF([.Q68]&gt;[.Q$54];[.Q68];na)" office:value-type="float" office:value="20013.3428571429" calcext:value-type="float">
            <text:p>20013,3428571429</text:p>
          </table:table-cell>
          <table:table-cell table:formula="of:=IF([.R68]&gt;[.R$54];[.R68];na)" office:value-type="float" office:value="135398.957142857" calcext:value-type="float">
            <text:p>135398,957142857</text:p>
          </table:table-cell>
          <table:table-cell table:formula="of:=IF([.S68]&gt;[.S$54];[.S68];na)" office:value-type="float" office:value="507856.914285714" calcext:value-type="float">
            <text:p>507856,914285714</text:p>
          </table:table-cell>
          <table:table-cell table:formula="of:=IF([.T68]&gt;[.T$54];[.T68];na)" office:value-type="float" office:value="279609.314285714" calcext:value-type="float">
            <text:p>279609,314285714</text:p>
          </table:table-cell>
          <table:table-cell table:formula="of:=IF([.U68]&gt;[.U$54];[.U68];na)" office:value-type="float" office:value="385337.314285714" calcext:value-type="float">
            <text:p>385337,314285714</text:p>
          </table:table-cell>
          <table:table-cell table:formula="of:=IF([.V68]&gt;[.V$54];[.V68];na)" office:value-type="float" office:value="376280.071428571" calcext:value-type="float">
            <text:p>376280,071428571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IF([.B69]&gt;[.B$54];[.B69];na)" office:value-type="float" office:value="100392.057142857" calcext:value-type="float">
            <text:p>100392,057142857</text:p>
          </table:table-cell>
          <table:table-cell table:formula="of:=IF([.C69]&gt;[.C$54];[.C69];na)" office:value-type="float" office:value="29191.9428571429" calcext:value-type="float">
            <text:p>29191,9428571429</text:p>
          </table:table-cell>
          <table:table-cell table:formula="of:=IF([.D69]&gt;[.D$54];[.D69];na)" office:value-type="float" office:value="41881.6571428571" calcext:value-type="float">
            <text:p>41881,6571428571</text:p>
          </table:table-cell>
          <table:table-cell table:formula="of:=IF([.E69]&gt;[.E$54];[.E69];na)" office:value-type="float" office:value="1394021.88571429" calcext:value-type="float">
            <text:p>1394021,88571429</text:p>
          </table:table-cell>
          <table:table-cell table:formula="of:=IF([.F69]&gt;[.F$54];[.F69];na)" office:value-type="float" office:value="14464.9142857143" calcext:value-type="float">
            <text:p>14464,9142857143</text:p>
          </table:table-cell>
          <table:table-cell table:formula="of:=IF([.G69]&gt;[.G$54];[.G69];na)" office:value-type="float" office:value="376707.771428571" calcext:value-type="float">
            <text:p>376707,771428571</text:p>
          </table:table-cell>
          <table:table-cell table:formula="of:=IF([.H69]&gt;[.H$54];[.H69];na)" office:value-type="float" office:value="32465.1714285714" calcext:value-type="float">
            <text:p>32465,1714285714</text:p>
          </table:table-cell>
          <table:table-cell table:formula="of:=IF([.I69]&gt;[.I$54];[.I69];na)" office:value-type="float" office:value="369676.371428571" calcext:value-type="float">
            <text:p>369676,371428571</text:p>
          </table:table-cell>
          <table:table-cell table:formula="of:=IF([.J69]&gt;[.J$54];[.J69];na)" office:value-type="float" office:value="88114.1714285714" calcext:value-type="float">
            <text:p>88114,1714285714</text:p>
          </table:table-cell>
          <table:table-cell table:formula="of:=IF([.K69]&gt;[.K$54];[.K69];na)" office:value-type="float" office:value="82151.5428571429" calcext:value-type="float">
            <text:p>82151,5428571429</text:p>
          </table:table-cell>
          <table:table-cell table:formula="of:=IF([.L69]&gt;[.L$54];[.L69];na)" office:value-type="float" office:value="29825.1142857143" calcext:value-type="float">
            <text:p>29825,1142857143</text:p>
          </table:table-cell>
          <table:table-cell table:formula="of:=IF([.M69]&gt;[.M$54];[.M69];na)" office:value-type="float" office:value="342106.485714286" calcext:value-type="float">
            <text:p>342106,485714286</text:p>
          </table:table-cell>
          <table:table-cell table:formula="of:=IF([.N69]&gt;[.N$54];[.N69];na)" office:value-type="float" office:value="110037.542857143" calcext:value-type="float">
            <text:p>110037,542857143</text:p>
          </table:table-cell>
          <table:table-cell table:formula="of:=IF([.O69]&gt;[.O$54];[.O69];na)" office:value-type="float" office:value="403379.357142857" calcext:value-type="float">
            <text:p>403379,357142857</text:p>
          </table:table-cell>
          <table:table-cell table:formula="of:=IF([.P69]&gt;[.P$54];[.P69];na)" office:value-type="float" office:value="34722.1571428571" calcext:value-type="float">
            <text:p>34722,1571428571</text:p>
          </table:table-cell>
          <table:table-cell table:formula="of:=IF([.Q69]&gt;[.Q$54];[.Q69];na)" office:value-type="float" office:value="20995.9428571429" calcext:value-type="float">
            <text:p>20995,9428571429</text:p>
          </table:table-cell>
          <table:table-cell table:formula="of:=IF([.R69]&gt;[.R$54];[.R69];na)" office:value-type="float" office:value="131784.957142857" calcext:value-type="float">
            <text:p>131784,957142857</text:p>
          </table:table-cell>
          <table:table-cell table:formula="of:=IF([.S69]&gt;[.S$54];[.S69];na)" office:value-type="float" office:value="501836.314285714" calcext:value-type="float">
            <text:p>501836,314285714</text:p>
          </table:table-cell>
          <table:table-cell table:formula="of:=IF([.T69]&gt;[.T$54];[.T69];na)" office:value-type="float" office:value="278748.514285714" calcext:value-type="float">
            <text:p>278748,514285714</text:p>
          </table:table-cell>
          <table:table-cell table:formula="of:=IF([.U69]&gt;[.U$54];[.U69];na)" office:value-type="float" office:value="390810.914285714" calcext:value-type="float">
            <text:p>390810,914285714</text:p>
          </table:table-cell>
          <table:table-cell table:formula="of:=IF([.V69]&gt;[.V$54];[.V69];na)" office:value-type="float" office:value="376740.871428571" calcext:value-type="float">
            <text:p>376740,871428571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IF([.B70]&gt;[.B$54];[.B70];na)" office:value-type="float" office:value="102116.857142857" calcext:value-type="float">
            <text:p>102116,857142857</text:p>
          </table:table-cell>
          <table:table-cell table:formula="of:=IF([.C70]&gt;[.C$54];[.C70];na)" office:value-type="float" office:value="30976.7428571429" calcext:value-type="float">
            <text:p>30976,7428571429</text:p>
          </table:table-cell>
          <table:table-cell table:formula="of:=IF([.D70]&gt;[.D$54];[.D70];na)" office:value-type="float" office:value="40535.0571428571" calcext:value-type="float">
            <text:p>40535,0571428571</text:p>
          </table:table-cell>
          <table:table-cell table:formula="of:=IF([.E70]&gt;[.E$54];[.E70];na)" office:value-type="float" office:value="1391800.48571429" calcext:value-type="float">
            <text:p>1391800,48571429</text:p>
          </table:table-cell>
          <table:table-cell table:formula="of:=IF([.F70]&gt;[.F$54];[.F70];na)" office:value-type="float" office:value="14016.8142857143" calcext:value-type="float">
            <text:p>14016,8142857143</text:p>
          </table:table-cell>
          <table:table-cell table:formula="of:=IF([.G70]&gt;[.G$54];[.G70];na)" office:value-type="float" office:value="397325.371428571" calcext:value-type="float">
            <text:p>397325,371428571</text:p>
          </table:table-cell>
          <table:table-cell table:formula="of:=IF([.H70]&gt;[.H$54];[.H70];na)" office:value-type="float" office:value="33427.7714285714" calcext:value-type="float">
            <text:p>33427,7714285714</text:p>
          </table:table-cell>
          <table:table-cell table:formula="of:=IF([.I70]&gt;[.I$54];[.I70];na)" office:value-type="float" office:value="376449.671428571" calcext:value-type="float">
            <text:p>376449,671428571</text:p>
          </table:table-cell>
          <table:table-cell table:formula="of:=IF([.J70]&gt;[.J$54];[.J70];na)" office:value-type="float" office:value="88215.3714285714" calcext:value-type="float">
            <text:p>88215,3714285714</text:p>
          </table:table-cell>
          <table:table-cell table:formula="of:=IF([.K70]&gt;[.K$54];[.K70];na)" office:value-type="float" office:value="81770.7428571429" calcext:value-type="float">
            <text:p>81770,7428571429</text:p>
          </table:table-cell>
          <table:table-cell table:formula="of:=IF([.L70]&gt;[.L$54];[.L70];na)" office:value-type="float" office:value="29885.1142857143" calcext:value-type="float">
            <text:p>29885,1142857143</text:p>
          </table:table-cell>
          <table:table-cell table:formula="of:=IF([.M70]&gt;[.M$54];[.M70];na)" office:value-type="float" office:value="339978.485714286" calcext:value-type="float">
            <text:p>339978,485714286</text:p>
          </table:table-cell>
          <table:table-cell table:formula="of:=IF([.N70]&gt;[.N$54];[.N70];na)" office:value-type="float" office:value="116977.542857143" calcext:value-type="float">
            <text:p>116977,542857143</text:p>
          </table:table-cell>
          <table:table-cell table:formula="of:=IF([.O70]&gt;[.O$54];[.O70];na)" office:value-type="float" office:value="417618.857142857" calcext:value-type="float">
            <text:p>417618,857142857</text:p>
          </table:table-cell>
          <table:table-cell table:formula="of:=IF([.P70]&gt;[.P$54];[.P70];na)" office:value-type="float" office:value="38352.1571428571" calcext:value-type="float">
            <text:p>38352,1571428571</text:p>
          </table:table-cell>
          <table:table-cell table:formula="of:=IF([.Q70]&gt;[.Q$54];[.Q70];na)" office:value-type="float" office:value="21196.5428571429" calcext:value-type="float">
            <text:p>21196,5428571429</text:p>
          </table:table-cell>
          <table:table-cell table:formula="of:=IF([.R70]&gt;[.R$54];[.R70];na)" office:value-type="float" office:value="137631.757142857" calcext:value-type="float">
            <text:p>137631,757142857</text:p>
          </table:table-cell>
          <table:table-cell table:formula="of:=IF([.S70]&gt;[.S$54];[.S70];na)" office:value-type="float" office:value="514468.014285714" calcext:value-type="float">
            <text:p>514468,014285714</text:p>
          </table:table-cell>
          <table:table-cell table:formula="of:=IF([.T70]&gt;[.T$54];[.T70];na)" office:value-type="float" office:value="280293.314285714" calcext:value-type="float">
            <text:p>280293,314285714</text:p>
          </table:table-cell>
          <table:table-cell table:formula="of:=IF([.U70]&gt;[.U$54];[.U70];na)" office:value-type="float" office:value="402124.514285714" calcext:value-type="float">
            <text:p>402124,514285714</text:p>
          </table:table-cell>
          <table:table-cell table:formula="of:=IF([.V70]&gt;[.V$54];[.V70];na)" office:value-type="float" office:value="374596.871428571" calcext:value-type="float">
            <text:p>374596,871428571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B71]&gt;[.B$54];[.B71];na)" office:value-type="float" office:value="104744.057142857" calcext:value-type="float">
            <text:p>104744,057142857</text:p>
          </table:table-cell>
          <table:table-cell table:formula="of:=IF([.C71]&gt;[.C$54];[.C71];na)" office:value-type="float" office:value="31057.1428571429" calcext:value-type="float">
            <text:p>31057,1428571429</text:p>
          </table:table-cell>
          <table:table-cell table:formula="of:=IF([.D71]&gt;[.D$54];[.D71];na)" office:value-type="float" office:value="35916.4571428571" calcext:value-type="float">
            <text:p>35916,4571428571</text:p>
          </table:table-cell>
          <table:table-cell table:formula="of:=IF([.E71]&gt;[.E$54];[.E71];na)" office:value-type="float" office:value="1428976.48571429" calcext:value-type="float">
            <text:p>1428976,48571429</text:p>
          </table:table-cell>
          <table:table-cell table:formula="of:=IF([.F71]&gt;[.F$54];[.F71];na)" office:value-type="float" office:value="18312.8142857143" calcext:value-type="float">
            <text:p>18312,8142857143</text:p>
          </table:table-cell>
          <table:table-cell table:formula="of:=IF([.G71]&gt;[.G$54];[.G71];na)" office:value-type="float" office:value="403605.371428571" calcext:value-type="float">
            <text:p>403605,371428571</text:p>
          </table:table-cell>
          <table:table-cell table:formula="of:=IF([.H71]&gt;[.H$54];[.H71];na)" office:value-type="float" office:value="34571.3714285714" calcext:value-type="float">
            <text:p>34571,3714285714</text:p>
          </table:table-cell>
          <table:table-cell table:formula="of:=IF([.I71]&gt;[.I$54];[.I71];na)" office:value-type="float" office:value="380039.671428571" calcext:value-type="float">
            <text:p>380039,671428571</text:p>
          </table:table-cell>
          <table:table-cell table:formula="of:=IF([.J71]&gt;[.J$54];[.J71];na)" office:value-type="float" office:value="89498.5714285714" calcext:value-type="float">
            <text:p>89498,5714285714</text:p>
          </table:table-cell>
          <table:table-cell table:formula="of:=IF([.K71]&gt;[.K$54];[.K71];na)" office:value-type="float" office:value="85561.1428571429" calcext:value-type="float">
            <text:p>85561,1428571429</text:p>
          </table:table-cell>
          <table:table-cell table:formula="of:=IF([.L71]&gt;[.L$54];[.L71];na)" office:value-type="float" office:value="27398.1142857143" calcext:value-type="float">
            <text:p>27398,1142857143</text:p>
          </table:table-cell>
          <table:table-cell table:formula="of:=IF([.M71]&gt;[.M$54];[.M71];na)" office:value-type="float" office:value="355684.085714286" calcext:value-type="float">
            <text:p>355684,085714286</text:p>
          </table:table-cell>
          <table:table-cell table:formula="of:=IF([.N71]&gt;[.N$54];[.N71];na)" office:value-type="float" office:value="126865.542857143" calcext:value-type="float">
            <text:p>126865,542857143</text:p>
          </table:table-cell>
          <table:table-cell table:formula="of:=IF([.O71]&gt;[.O$54];[.O71];na)" office:value-type="float" office:value="411225.357142857" calcext:value-type="float">
            <text:p>411225,357142857</text:p>
          </table:table-cell>
          <table:table-cell table:formula="of:=IF([.P71]&gt;[.P$54];[.P71];na)" office:value-type="float" office:value="37068.5571428571" calcext:value-type="float">
            <text:p>37068,5571428571</text:p>
          </table:table-cell>
          <table:table-cell table:formula="of:=IF([.Q71]&gt;[.Q$54];[.Q71];na)" office:value-type="float" office:value="21156.3428571429" calcext:value-type="float">
            <text:p>21156,3428571429</text:p>
          </table:table-cell>
          <table:table-cell table:formula="of:=IF([.R71]&gt;[.R$54];[.R71];na)" office:value-type="float" office:value="137941.357142857" calcext:value-type="float">
            <text:p>137941,357142857</text:p>
          </table:table-cell>
          <table:table-cell table:formula="of:=IF([.S71]&gt;[.S$54];[.S71];na)" office:value-type="float" office:value="509725.014285714" calcext:value-type="float">
            <text:p>509725,014285714</text:p>
          </table:table-cell>
          <table:table-cell table:formula="of:=IF([.T71]&gt;[.T$54];[.T71];na)" office:value-type="float" office:value="271669.314285714" calcext:value-type="float">
            <text:p>271669,314285714</text:p>
          </table:table-cell>
          <table:table-cell table:formula="of:=IF([.U71]&gt;[.U$54];[.U71];na)" office:value-type="float" office:value="394322.914285714" calcext:value-type="float">
            <text:p>394322,914285714</text:p>
          </table:table-cell>
          <table:table-cell table:formula="of:=IF([.V71]&gt;[.V$54];[.V71];na)" office:value-type="float" office:value="371046.471428571" calcext:value-type="float">
            <text:p>371046,471428571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IF([.B72]&gt;[.B$54];[.B72];na)" office:value-type="float" office:value="100291.657142857" calcext:value-type="float">
            <text:p>100291,657142857</text:p>
          </table:table-cell>
          <table:table-cell table:formula="of:=IF([.C72]&gt;[.C$54];[.C72];na)" office:value-type="float" office:value="28189.1428571429" calcext:value-type="float">
            <text:p>28189,1428571429</text:p>
          </table:table-cell>
          <table:table-cell table:formula="of:=IF([.D72]&gt;[.D$54];[.D72];na)" office:value-type="float" office:value="41447.7571428571" calcext:value-type="float">
            <text:p>41447,7571428571</text:p>
          </table:table-cell>
          <table:table-cell table:formula="of:=IF([.E72]&gt;[.E$54];[.E72];na)" office:value-type="float" office:value="1401784.18571429" calcext:value-type="float">
            <text:p>1401784,18571429</text:p>
          </table:table-cell>
          <table:table-cell table:formula="of:=IF([.F72]&gt;[.F$54];[.F72];na)" office:value-type="float" office:value="14320.5142857143" calcext:value-type="float">
            <text:p>14320,5142857143</text:p>
          </table:table-cell>
          <table:table-cell table:formula="of:=IF([.G72]&gt;[.G$54];[.G72];na)" office:value-type="float" office:value="386155.771428571" calcext:value-type="float">
            <text:p>386155,771428571</text:p>
          </table:table-cell>
          <table:table-cell table:formula="of:=IF([.H72]&gt;[.H$54];[.H72];na)" office:value-type="float" office:value="31121.5714285714" calcext:value-type="float">
            <text:p>31121,5714285714</text:p>
          </table:table-cell>
          <table:table-cell table:formula="of:=IF([.I72]&gt;[.I$54];[.I72];na)" office:value-type="float" office:value="370453.371428571" calcext:value-type="float">
            <text:p>370453,371428571</text:p>
          </table:table-cell>
          <table:table-cell table:formula="of:=IF([.J72]&gt;[.J$54];[.J72];na)" office:value-type="float" office:value="87151.7714285714" calcext:value-type="float">
            <text:p>87151,7714285714</text:p>
          </table:table-cell>
          <table:table-cell table:formula="of:=IF([.K72]&gt;[.K$54];[.K72];na)" office:value-type="float" office:value="85321.1428571429" calcext:value-type="float">
            <text:p>85321,1428571429</text:p>
          </table:table-cell>
          <table:table-cell table:formula="of:=IF([.L72]&gt;[.L$54];[.L72];na)" office:value-type="float" office:value="30005.5142857143" calcext:value-type="float">
            <text:p>30005,5142857143</text:p>
          </table:table-cell>
          <table:table-cell table:formula="of:=IF([.M72]&gt;[.M$54];[.M72];na)" office:value-type="float" office:value="341282.485714286" calcext:value-type="float">
            <text:p>341282,485714286</text:p>
          </table:table-cell>
          <table:table-cell table:formula="of:=IF([.N72]&gt;[.N$54];[.N72];na)" office:value-type="float" office:value="116115.142857143" calcext:value-type="float">
            <text:p>116115,142857143</text:p>
          </table:table-cell>
          <table:table-cell table:formula="of:=IF([.O72]&gt;[.O$54];[.O72];na)" office:value-type="float" office:value="405483.857142857" calcext:value-type="float">
            <text:p>405483,857142857</text:p>
          </table:table-cell>
          <table:table-cell table:formula="of:=IF([.P72]&gt;[.P$54];[.P72];na)" office:value-type="float" office:value="36647.3571428571" calcext:value-type="float">
            <text:p>36647,3571428571</text:p>
          </table:table-cell>
          <table:table-cell table:formula="of:=IF([.Q72]&gt;[.Q$54];[.Q72];na)" office:value-type="float" office:value="19451.7428571429" calcext:value-type="float">
            <text:p>19451,7428571429</text:p>
          </table:table-cell>
          <table:table-cell table:formula="of:=IF([.R72]&gt;[.R$54];[.R72];na)" office:value-type="float" office:value="135929.757142857" calcext:value-type="float">
            <text:p>135929,757142857</text:p>
          </table:table-cell>
          <table:table-cell table:formula="of:=IF([.S72]&gt;[.S$54];[.S72];na)" office:value-type="float" office:value="500064.214285714" calcext:value-type="float">
            <text:p>500064,214285714</text:p>
          </table:table-cell>
          <table:table-cell table:formula="of:=IF([.T72]&gt;[.T$54];[.T72];na)" office:value-type="float" office:value="268760.514285714" calcext:value-type="float">
            <text:p>268760,514285714</text:p>
          </table:table-cell>
          <table:table-cell table:formula="of:=IF([.U72]&gt;[.U$54];[.U72];na)" office:value-type="float" office:value="382108.514285714" calcext:value-type="float">
            <text:p>382108,514285714</text:p>
          </table:table-cell>
          <table:table-cell table:formula="of:=IF([.V72]&gt;[.V$54];[.V72];na)" office:value-type="float" office:value="365649.671428571" calcext:value-type="float">
            <text:p>365649,671428571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IF([.B73]&gt;[.B$54];[.B73];na)" office:value-type="float" office:value="102457.657142857" calcext:value-type="float">
            <text:p>102457,657142857</text:p>
          </table:table-cell>
          <table:table-cell table:formula="of:=IF([.C73]&gt;[.C$54];[.C73];na)" office:value-type="float" office:value="29412.3428571429" calcext:value-type="float">
            <text:p>29412,3428571429</text:p>
          </table:table-cell>
          <table:table-cell table:formula="of:=IF([.D73]&gt;[.D$54];[.D73];na)" office:value-type="float" office:value="37274.9571428571" calcext:value-type="float">
            <text:p>37274,9571428571</text:p>
          </table:table-cell>
          <table:table-cell table:formula="of:=IF([.E73]&gt;[.E$54];[.E73];na)" office:value-type="float" office:value="1473568.88571429" calcext:value-type="float">
            <text:p>1473568,88571429</text:p>
          </table:table-cell>
          <table:table-cell table:formula="of:=IF([.F73]&gt;[.F$54];[.F73];na)" office:value-type="float" office:value="14783.6142857143" calcext:value-type="float">
            <text:p>14783,6142857143</text:p>
          </table:table-cell>
          <table:table-cell table:formula="of:=IF([.G73]&gt;[.G$54];[.G73];na)" office:value-type="float" office:value="402120.571428571" calcext:value-type="float">
            <text:p>402120,571428571</text:p>
          </table:table-cell>
          <table:table-cell table:formula="of:=IF([.H73]&gt;[.H$54];[.H73];na)" office:value-type="float" office:value="31602.7714285714" calcext:value-type="float">
            <text:p>31602,7714285714</text:p>
          </table:table-cell>
          <table:table-cell table:formula="of:=IF([.I73]&gt;[.I$54];[.I73];na)" office:value-type="float" office:value="374311.471428571" calcext:value-type="float">
            <text:p>374311,471428571</text:p>
          </table:table-cell>
          <table:table-cell table:formula="of:=IF([.J73]&gt;[.J$54];[.J73];na)" office:value-type="float" office:value="85547.7714285714" calcext:value-type="float">
            <text:p>85547,7714285714</text:p>
          </table:table-cell>
          <table:table-cell table:formula="of:=IF([.K73]&gt;[.K$54];[.K73];na)" office:value-type="float" office:value="81208.7428571429" calcext:value-type="float">
            <text:p>81208,7428571429</text:p>
          </table:table-cell>
          <table:table-cell table:formula="of:=IF([.L73]&gt;[.L$54];[.L73];na)" office:value-type="float" office:value="28721.9142857143" calcext:value-type="float">
            <text:p>28721,9142857143</text:p>
          </table:table-cell>
          <table:table-cell table:formula="of:=IF([.M73]&gt;[.M$54];[.M73];na)" office:value-type="float" office:value="348021.685714286" calcext:value-type="float">
            <text:p>348021,685714286</text:p>
          </table:table-cell>
          <table:table-cell table:formula="of:=IF([.N73]&gt;[.N$54];[.N73];na)" office:value-type="float" office:value="117298.342857143" calcext:value-type="float">
            <text:p>117298,342857143</text:p>
          </table:table-cell>
          <table:table-cell table:formula="of:=IF([.O73]&gt;[.O$54];[.O73];na)" office:value-type="float" office:value="406682.357142857" calcext:value-type="float">
            <text:p>406682,357142857</text:p>
          </table:table-cell>
          <table:table-cell table:formula="of:=IF([.P73]&gt;[.P$54];[.P73];na)" office:value-type="float" office:value="38913.5571428571" calcext:value-type="float">
            <text:p>38913,5571428571</text:p>
          </table:table-cell>
          <table:table-cell table:formula="of:=IF([.Q73]&gt;[.Q$54];[.Q73];na)" office:value-type="float" office:value="20915.9428571429" calcext:value-type="float">
            <text:p>20915,9428571429</text:p>
          </table:table-cell>
          <table:table-cell table:formula="of:=IF([.R73]&gt;[.R$54];[.R73];na)" office:value-type="float" office:value="134908.157142857" calcext:value-type="float">
            <text:p>134908,157142857</text:p>
          </table:table-cell>
          <table:table-cell table:formula="of:=IF([.S73]&gt;[.S$54];[.S73];na)" office:value-type="float" office:value="511635.514285714" calcext:value-type="float">
            <text:p>511635,514285714</text:p>
          </table:table-cell>
          <table:table-cell table:formula="of:=IF([.T73]&gt;[.T$54];[.T73];na)" office:value-type="float" office:value="276481.314285714" calcext:value-type="float">
            <text:p>276481,314285714</text:p>
          </table:table-cell>
          <table:table-cell table:formula="of:=IF([.U73]&gt;[.U$54];[.U73];na)" office:value-type="float" office:value="391834.914285714" calcext:value-type="float">
            <text:p>391834,914285714</text:p>
          </table:table-cell>
          <table:table-cell table:formula="of:=IF([.V73]&gt;[.V$54];[.V73];na)" office:value-type="float" office:value="367937.671428571" calcext:value-type="float">
            <text:p>367937,671428571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IF([.B74]&gt;[.B$54];[.B74];na)" office:value-type="float" office:value="104102.057142857" calcext:value-type="float">
            <text:p>104102,057142857</text:p>
          </table:table-cell>
          <table:table-cell table:formula="of:=IF([.C74]&gt;[.C$54];[.C74];na)" office:value-type="float" office:value="26363.9428571429" calcext:value-type="float">
            <text:p>26363,9428571429</text:p>
          </table:table-cell>
          <table:table-cell table:formula="of:=IF([.D74]&gt;[.D$54];[.D74];na)" office:value-type="float" office:value="35936.4571428571" calcext:value-type="float">
            <text:p>35936,4571428571</text:p>
          </table:table-cell>
          <table:table-cell table:formula="of:=IF([.E74]&gt;[.E$54];[.E74];na)" office:value-type="float" office:value="1412889.08571429" calcext:value-type="float">
            <text:p>1412889,08571429</text:p>
          </table:table-cell>
          <table:table-cell table:formula="of:=IF([.F74]&gt;[.F$54];[.F74];na)" office:value-type="float" office:value="14292.4142857143" calcext:value-type="float">
            <text:p>14292,4142857143</text:p>
          </table:table-cell>
          <table:table-cell table:formula="of:=IF([.G74]&gt;[.G$54];[.G74];na)" office:value-type="float" office:value="389542.971428571" calcext:value-type="float">
            <text:p>389542,971428571</text:p>
          </table:table-cell>
          <table:table-cell table:formula="of:=IF([.H74]&gt;[.H$54];[.H74];na)" office:value-type="float" office:value="32805.9714285714" calcext:value-type="float">
            <text:p>32805,9714285714</text:p>
          </table:table-cell>
          <table:table-cell table:formula="of:=IF([.I74]&gt;[.I$54];[.I74];na)" office:value-type="float" office:value="361428.071428571" calcext:value-type="float">
            <text:p>361428,071428571</text:p>
          </table:table-cell>
          <table:table-cell table:formula="of:=IF([.J74]&gt;[.J$54];[.J74];na)" office:value-type="float" office:value="87492.9714285714" calcext:value-type="float">
            <text:p>87492,9714285714</text:p>
          </table:table-cell>
          <table:table-cell table:formula="of:=IF([.K74]&gt;[.K$54];[.K74];na)" office:value-type="float" office:value="82311.9428571429" calcext:value-type="float">
            <text:p>82311,9428571429</text:p>
          </table:table-cell>
          <table:table-cell table:formula="of:=IF([.L74]&gt;[.L$54];[.L74];na)" office:value-type="float" office:value="27498.3142857143" calcext:value-type="float">
            <text:p>27498,3142857143</text:p>
          </table:table-cell>
          <table:table-cell table:formula="of:=IF([.M74]&gt;[.M$54];[.M74];na)" office:value-type="float" office:value="350026.485714286" calcext:value-type="float">
            <text:p>350026,485714286</text:p>
          </table:table-cell>
          <table:table-cell table:formula="of:=IF([.N74]&gt;[.N$54];[.N74];na)" office:value-type="float" office:value="113267.142857143" calcext:value-type="float">
            <text:p>113267,142857143</text:p>
          </table:table-cell>
          <table:table-cell table:formula="of:=IF([.O74]&gt;[.O$54];[.O74];na)" office:value-type="float" office:value="396361.357142857" calcext:value-type="float">
            <text:p>396361,357142857</text:p>
          </table:table-cell>
          <table:table-cell table:formula="of:=IF([.P74]&gt;[.P$54];[.P74];na)" office:value-type="float" office:value="35684.7571428571" calcext:value-type="float">
            <text:p>35684,7571428571</text:p>
          </table:table-cell>
          <table:table-cell table:formula="of:=IF([.Q74]&gt;[.Q$54];[.Q74];na)" office:value-type="float" office:value="17887.3428571429" calcext:value-type="float">
            <text:p>17887,3428571429</text:p>
          </table:table-cell>
          <table:table-cell table:formula="of:=IF([.R74]&gt;[.R$54];[.R74];na)" office:value-type="float" office:value="130714.557142857" calcext:value-type="float">
            <text:p>130714,557142857</text:p>
          </table:table-cell>
          <table:table-cell table:formula="of:=IF([.S74]&gt;[.S$54];[.S74];na)" office:value-type="float" office:value="509963.414285714" calcext:value-type="float">
            <text:p>509963,414285714</text:p>
          </table:table-cell>
          <table:table-cell table:formula="of:=IF([.T74]&gt;[.T$54];[.T74];na)" office:value-type="float" office:value="265070.114285714" calcext:value-type="float">
            <text:p>265070,114285714</text:p>
          </table:table-cell>
          <table:table-cell table:formula="of:=IF([.U74]&gt;[.U$54];[.U74];na)" office:value-type="float" office:value="377796.514285714" calcext:value-type="float">
            <text:p>377796,514285714</text:p>
          </table:table-cell>
          <table:table-cell table:formula="of:=IF([.V74]&gt;[.V$54];[.V74];na)" office:value-type="float" office:value="368457.671428571" calcext:value-type="float">
            <text:p>368457,671428571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IF([.B75]&gt;[.B$54];[.B75];na)" office:value-type="float" office:value="96441.2571428572" calcext:value-type="float">
            <text:p>96441,2571428572</text:p>
          </table:table-cell>
          <table:table-cell table:formula="of:=IF([.C75]&gt;[.C$54];[.C75];na)" office:value-type="float" office:value="26825.1428571429" calcext:value-type="float">
            <text:p>26825,1428571429</text:p>
          </table:table-cell>
          <table:table-cell table:formula="of:=IF([.D75]&gt;[.D$54];[.D75];na)" office:value-type="float" office:value="39038.1571428571" calcext:value-type="float">
            <text:p>39038,1571428571</text:p>
          </table:table-cell>
          <table:table-cell table:formula="of:=IF([.E75]&gt;[.E$54];[.E75];na)" office:value-type="float" office:value="1343432.68571429" calcext:value-type="float">
            <text:p>1343432,68571429</text:p>
          </table:table-cell>
          <table:table-cell table:formula="of:=IF([.F75]&gt;[.F$54];[.F75];na)" office:value-type="float" office:value="15106.6142857143" calcext:value-type="float">
            <text:p>15106,6142857143</text:p>
          </table:table-cell>
          <table:table-cell table:formula="of:=IF([.G75]&gt;[.G$54];[.G75];na)" office:value-type="float" office:value="369549.371428571" calcext:value-type="float">
            <text:p>369549,371428571</text:p>
          </table:table-cell>
          <table:table-cell table:formula="of:=IF([.H75]&gt;[.H$54];[.H75];na)" office:value-type="float" office:value="31983.9714285714" calcext:value-type="float">
            <text:p>31983,9714285714</text:p>
          </table:table-cell>
          <table:table-cell table:formula="of:=IF([.I75]&gt;[.I$54];[.I75];na)" office:value-type="float" office:value="352195.871428571" calcext:value-type="float">
            <text:p>352195,871428571</text:p>
          </table:table-cell>
          <table:table-cell table:formula="of:=IF([.J75]&gt;[.J$54];[.J75];na)" office:value-type="float" office:value="82077.7714285714" calcext:value-type="float">
            <text:p>82077,7714285714</text:p>
          </table:table-cell>
          <table:table-cell table:formula="of:=IF([.K75]&gt;[.K$54];[.K75];na)" office:value-type="float" office:value="79203.1428571429" calcext:value-type="float">
            <text:p>79203,1428571429</text:p>
          </table:table-cell>
          <table:table-cell table:formula="of:=IF([.L75]&gt;[.L$54];[.L75];na)" office:value-type="float" office:value="28360.7142857143" calcext:value-type="float">
            <text:p>28360,7142857143</text:p>
          </table:table-cell>
          <table:table-cell table:formula="of:=IF([.M75]&gt;[.M$54];[.M75];na)" office:value-type="float" office:value="324575.285714286" calcext:value-type="float">
            <text:p>324575,285714286</text:p>
          </table:table-cell>
          <table:table-cell table:formula="of:=IF([.N75]&gt;[.N$54];[.N75];na)" office:value-type="float" office:value="108633.542857143" calcext:value-type="float">
            <text:p>108633,542857143</text:p>
          </table:table-cell>
          <table:table-cell table:formula="of:=IF([.O75]&gt;[.O$54];[.O75];na)" office:value-type="float" office:value="393620.857142857" calcext:value-type="float">
            <text:p>393620,857142857</text:p>
          </table:table-cell>
          <table:table-cell table:formula="of:=IF([.P75]&gt;[.P$54];[.P75];na)" office:value-type="float" office:value="32174.9571428571" calcext:value-type="float">
            <text:p>32174,9571428571</text:p>
          </table:table-cell>
          <table:table-cell table:formula="of:=IF([.Q75]&gt;[.Q$54];[.Q75];na)" office:value-type="float" office:value="18870.1428571429" calcext:value-type="float">
            <text:p>18870,1428571429</text:p>
          </table:table-cell>
          <table:table-cell table:formula="of:=IF([.R75]&gt;[.R$54];[.R75];na)" office:value-type="float" office:value="128202.157142857" calcext:value-type="float">
            <text:p>128202,157142857</text:p>
          </table:table-cell>
          <table:table-cell table:formula="of:=IF([.S75]&gt;[.S$54];[.S75];na)" office:value-type="float" office:value="462722.414285714" calcext:value-type="float">
            <text:p>462722,414285714</text:p>
          </table:table-cell>
          <table:table-cell table:formula="of:=IF([.T75]&gt;[.T$54];[.T75];na)" office:value-type="float" office:value="260134.914285714" calcext:value-type="float">
            <text:p>260134,914285714</text:p>
          </table:table-cell>
          <table:table-cell table:formula="of:=IF([.U75]&gt;[.U$54];[.U75];na)" office:value-type="float" office:value="364098.114285714" calcext:value-type="float">
            <text:p>364098,114285714</text:p>
          </table:table-cell>
          <table:table-cell table:formula="of:=IF([.V75]&gt;[.V$54];[.V75];na)" office:value-type="float" office:value="350408.071428571" calcext:value-type="float">
            <text:p>350408,071428571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IF([.B76]&gt;[.B$54];[.B76];na)" office:value-type="float" office:value="92129.2571428572" calcext:value-type="float">
            <text:p>92129,2571428572</text:p>
          </table:table-cell>
          <table:table-cell table:formula="of:=IF([.C76]&gt;[.C$54];[.C76];na)" office:value-type="float" office:value="26704.9428571429" calcext:value-type="float">
            <text:p>26704,9428571429</text:p>
          </table:table-cell>
          <table:table-cell table:formula="of:=IF([.D76]&gt;[.D$54];[.D76];na)" office:value-type="float" office:value="38734.9571428571" calcext:value-type="float">
            <text:p>38734,9571428571</text:p>
          </table:table-cell>
          <table:table-cell table:formula="of:=IF([.E76]&gt;[.E$54];[.E76];na)" office:value-type="float" office:value="1317634.88571429" calcext:value-type="float">
            <text:p>1317634,88571429</text:p>
          </table:table-cell>
          <table:table-cell table:formula="of:=IF([.F76]&gt;[.F$54];[.F76];na)" office:value-type="float" office:value="11630.8142857143" calcext:value-type="float">
            <text:p>11630,8142857143</text:p>
          </table:table-cell>
          <table:table-cell table:formula="of:=IF([.G76]&gt;[.G$54];[.G76];na)" office:value-type="float" office:value="363131.771428571" calcext:value-type="float">
            <text:p>363131,771428571</text:p>
          </table:table-cell>
          <table:table-cell table:formula="of:=IF([.H76]&gt;[.H$54];[.H76];na)" office:value-type="float" office:value="31803.3714285714" calcext:value-type="float">
            <text:p>31803,3714285714</text:p>
          </table:table-cell>
          <table:table-cell table:formula="of:=IF([.I76]&gt;[.I$54];[.I76];na)" office:value-type="float" office:value="340799.471428571" calcext:value-type="float">
            <text:p>340799,471428571</text:p>
          </table:table-cell>
          <table:table-cell table:formula="of:=IF([.J76]&gt;[.J$54];[.J76];na)" office:value-type="float" office:value="79650.9714285714" calcext:value-type="float">
            <text:p>79650,9714285714</text:p>
          </table:table-cell>
          <table:table-cell table:formula="of:=IF([.K76]&gt;[.K$54];[.K76];na)" office:value-type="float" office:value="79725.1428571429" calcext:value-type="float">
            <text:p>79725,1428571429</text:p>
          </table:table-cell>
          <table:table-cell table:formula="of:=IF([.L76]&gt;[.L$54];[.L76];na)" office:value-type="float" office:value="25191.7142857143" calcext:value-type="float">
            <text:p>25191,7142857143</text:p>
          </table:table-cell>
          <table:table-cell table:formula="of:=IF([.M76]&gt;[.M$54];[.M76];na)" office:value-type="float" office:value="324336.885714286" calcext:value-type="float">
            <text:p>324336,885714286</text:p>
          </table:table-cell>
          <table:table-cell table:formula="of:=IF([.N76]&gt;[.N$54];[.N76];na)" office:value-type="float" office:value="107351.142857143" calcext:value-type="float">
            <text:p>107351,142857143</text:p>
          </table:table-cell>
          <table:table-cell table:formula="of:=IF([.O76]&gt;[.O$54];[.O76];na)" office:value-type="float" office:value="377316.857142857" calcext:value-type="float">
            <text:p>377316,857142857</text:p>
          </table:table-cell>
          <table:table-cell table:formula="of:=IF([.P76]&gt;[.P$54];[.P76];na)" office:value-type="float" office:value="33317.9571428571" calcext:value-type="float">
            <text:p>33317,9571428571</text:p>
          </table:table-cell>
          <table:table-cell table:formula="of:=IF([.Q76]&gt;[.Q$54];[.Q76];na)" office:value-type="float" office:value="19130.7428571429" calcext:value-type="float">
            <text:p>19130,7428571429</text:p>
          </table:table-cell>
          <table:table-cell table:formula="of:=IF([.R76]&gt;[.R$54];[.R76];na)" office:value-type="float" office:value="125899.757142857" calcext:value-type="float">
            <text:p>125899,757142857</text:p>
          </table:table-cell>
          <table:table-cell table:formula="of:=IF([.S76]&gt;[.S$54];[.S76];na)" office:value-type="float" office:value="462306.414285714" calcext:value-type="float">
            <text:p>462306,414285714</text:p>
          </table:table-cell>
          <table:table-cell table:formula="of:=IF([.T76]&gt;[.T$54];[.T76];na)" office:value-type="float" office:value="258371.714285714" calcext:value-type="float">
            <text:p>258371,714285714</text:p>
          </table:table-cell>
          <table:table-cell table:formula="of:=IF([.U76]&gt;[.U$54];[.U76];na)" office:value-type="float" office:value="350157.314285714" calcext:value-type="float">
            <text:p>350157,314285714</text:p>
          </table:table-cell>
          <table:table-cell table:formula="of:=IF([.V76]&gt;[.V$54];[.V76];na)" office:value-type="float" office:value="344331.271428571" calcext:value-type="float">
            <text:p>344331,271428571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IF([.B77]&gt;[.B$54];[.B77];na)" office:value-type="float" office:value="93192.0571428571" calcext:value-type="float">
            <text:p>93192,0571428571</text:p>
          </table:table-cell>
          <table:table-cell table:formula="of:=IF([.C77]&gt;[.C$54];[.C77];na)" office:value-type="float" office:value="26604.7428571429" calcext:value-type="float">
            <text:p>26604,7428571429</text:p>
          </table:table-cell>
          <table:table-cell table:formula="of:=IF([.D77]&gt;[.D$54];[.D77];na)" office:value-type="float" office:value="35886.3571428571" calcext:value-type="float">
            <text:p>35886,3571428571</text:p>
          </table:table-cell>
          <table:table-cell table:formula="of:=IF([.E77]&gt;[.E$54];[.E77];na)" office:value-type="float" office:value="1337202.88571429" calcext:value-type="float">
            <text:p>1337202,88571429</text:p>
          </table:table-cell>
          <table:table-cell table:formula="of:=IF([.F77]&gt;[.F$54];[.F77];na)" office:value-type="float" office:value="11590.2142857143" calcext:value-type="float">
            <text:p>11590,2142857143</text:p>
          </table:table-cell>
          <table:table-cell table:formula="of:=IF([.G77]&gt;[.G$54];[.G77];na)" office:value-type="float" office:value="352121.371428571" calcext:value-type="float">
            <text:p>352121,371428571</text:p>
          </table:table-cell>
          <table:table-cell table:formula="of:=IF([.H77]&gt;[.H$54];[.H77];na)" office:value-type="float" office:value="29376.5714285714" calcext:value-type="float">
            <text:p>29376,5714285714</text:p>
          </table:table-cell>
          <table:table-cell table:formula="of:=IF([.I77]&gt;[.I$54];[.I77];na)" office:value-type="float" office:value="347332.371428571" calcext:value-type="float">
            <text:p>347332,371428571</text:p>
          </table:table-cell>
          <table:table-cell table:formula="of:=IF([.J77]&gt;[.J$54];[.J77];na)" office:value-type="float" office:value="82699.3714285714" calcext:value-type="float">
            <text:p>82699,3714285714</text:p>
          </table:table-cell>
          <table:table-cell table:formula="of:=IF([.K77]&gt;[.K$54];[.K77];na)" office:value-type="float" office:value="77539.1428571429" calcext:value-type="float">
            <text:p>77539,1428571429</text:p>
          </table:table-cell>
          <table:table-cell table:formula="of:=IF([.L77]&gt;[.L$54];[.L77];na)" office:value-type="float" office:value="27438.3142857143" calcext:value-type="float">
            <text:p>27438,3142857143</text:p>
          </table:table-cell>
          <table:table-cell table:formula="of:=IF([.M77]&gt;[.M$54];[.M77];na)" office:value-type="float" office:value="316072.885714286" calcext:value-type="float">
            <text:p>316072,885714286</text:p>
          </table:table-cell>
          <table:table-cell table:formula="of:=IF([.N77]&gt;[.N$54];[.N77];na)" office:value-type="float" office:value="107991.942857143" calcext:value-type="float">
            <text:p>107991,942857143</text:p>
          </table:table-cell>
          <table:table-cell table:formula="of:=IF([.O77]&gt;[.O$54];[.O77];na)" office:value-type="float" office:value="372587.357142857" calcext:value-type="float">
            <text:p>372587,357142857</text:p>
          </table:table-cell>
          <table:table-cell table:formula="of:=IF([.P77]&gt;[.P$54];[.P77];na)" office:value-type="float" office:value="34100.5571428571" calcext:value-type="float">
            <text:p>34100,5571428571</text:p>
          </table:table-cell>
          <table:table-cell table:formula="of:=IF([.Q77]&gt;[.Q$54];[.Q77];na)" office:value-type="float" office:value="18168.1428571429" calcext:value-type="float">
            <text:p>18168,1428571429</text:p>
          </table:table-cell>
          <table:table-cell table:formula="of:=IF([.R77]&gt;[.R$54];[.R77];na)" office:value-type="float" office:value="125559.757142857" calcext:value-type="float">
            <text:p>125559,757142857</text:p>
          </table:table-cell>
          <table:table-cell table:formula="of:=IF([.S77]&gt;[.S$54];[.S77];na)" office:value-type="float" office:value="466325.514285714" calcext:value-type="float">
            <text:p>466325,514285714</text:p>
          </table:table-cell>
          <table:table-cell table:formula="of:=IF([.T77]&gt;[.T$54];[.T77];na)" office:value-type="float" office:value="250249.314285714" calcext:value-type="float">
            <text:p>250249,314285714</text:p>
          </table:table-cell>
          <table:table-cell table:formula="of:=IF([.U77]&gt;[.U$54];[.U77];na)" office:value-type="float" office:value="359225.314285714" calcext:value-type="float">
            <text:p>359225,314285714</text:p>
          </table:table-cell>
          <table:table-cell table:formula="of:=IF([.V77]&gt;[.V$54];[.V77];na)" office:value-type="float" office:value="350328.871428571" calcext:value-type="float">
            <text:p>350328,871428571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IF([.B78]&gt;[.B$54];[.B78];na)" office:value-type="float" office:value="92450.0571428571" calcext:value-type="float">
            <text:p>92450,0571428571</text:p>
          </table:table-cell>
          <table:table-cell table:formula="of:=IF([.C78]&gt;[.C$54];[.C78];na)" office:value-type="float" office:value="25722.1428571429" calcext:value-type="float">
            <text:p>25722,1428571429</text:p>
          </table:table-cell>
          <table:table-cell table:formula="of:=IF([.D78]&gt;[.D$54];[.D78];na)" office:value-type="float" office:value="33586.5571428571" calcext:value-type="float">
            <text:p>33586,5571428571</text:p>
          </table:table-cell>
          <table:table-cell table:formula="of:=IF([.E78]&gt;[.E$54];[.E78];na)" office:value-type="float" office:value="1294827.78571429" calcext:value-type="float">
            <text:p>1294827,78571429</text:p>
          </table:table-cell>
          <table:table-cell table:formula="of:=IF([.F78]&gt;[.F$54];[.F78];na)" office:value-type="float" office:value="18476.9142857143" calcext:value-type="float">
            <text:p>18476,9142857143</text:p>
          </table:table-cell>
          <table:table-cell table:formula="of:=IF([.G78]&gt;[.G$54];[.G78];na)" office:value-type="float" office:value="363410.171428571" calcext:value-type="float">
            <text:p>363410,171428571</text:p>
          </table:table-cell>
          <table:table-cell table:formula="of:=IF([.H78]&gt;[.H$54];[.H78];na)" office:value-type="float" office:value="29617.1714285714" calcext:value-type="float">
            <text:p>29617,1714285714</text:p>
          </table:table-cell>
          <table:table-cell table:formula="of:=IF([.I78]&gt;[.I$54];[.I78];na)" office:value-type="float" office:value="335490.871428571" calcext:value-type="float">
            <text:p>335490,871428571</text:p>
          </table:table-cell>
          <table:table-cell table:formula="of:=IF([.J78]&gt;[.J$54];[.J78];na)" office:value-type="float" office:value="79230.1714285714" calcext:value-type="float">
            <text:p>79230,1714285714</text:p>
          </table:table-cell>
          <table:table-cell table:formula="of:=IF([.K78]&gt;[.K$54];[.K78];na)" office:value-type="float" office:value="78341.1428571429" calcext:value-type="float">
            <text:p>78341,1428571429</text:p>
          </table:table-cell>
          <table:table-cell table:formula="of:=IF([.L78]&gt;[.L$54];[.L78];na)" office:value-type="float" office:value="26154.7142857143" calcext:value-type="float">
            <text:p>26154,7142857143</text:p>
          </table:table-cell>
          <table:table-cell table:formula="of:=IF([.M78]&gt;[.M$54];[.M78];na)" office:value-type="float" office:value="317677.685714286" calcext:value-type="float">
            <text:p>317677,685714286</text:p>
          </table:table-cell>
          <table:table-cell table:formula="of:=IF([.N78]&gt;[.N$54];[.N78];na)" office:value-type="float" office:value="106407.142857143" calcext:value-type="float">
            <text:p>106407,142857143</text:p>
          </table:table-cell>
          <table:table-cell table:formula="of:=IF([.O78]&gt;[.O$54];[.O78];na)" office:value-type="float" office:value="372399.857142857" calcext:value-type="float">
            <text:p>372399,857142857</text:p>
          </table:table-cell>
          <table:table-cell table:formula="of:=IF([.P78]&gt;[.P$54];[.P78];na)" office:value-type="float" office:value="31813.9571428571" calcext:value-type="float">
            <text:p>31813,9571428571</text:p>
          </table:table-cell>
          <table:table-cell table:formula="of:=IF([.Q78]&gt;[.Q$54];[.Q78];na)" office:value-type="float" office:value="17786.7428571429" calcext:value-type="float">
            <text:p>17786,7428571429</text:p>
          </table:table-cell>
          <table:table-cell table:formula="of:=IF([.R78]&gt;[.R$54];[.R78];na)" office:value-type="float" office:value="125799.757142857" calcext:value-type="float">
            <text:p>125799,757142857</text:p>
          </table:table-cell>
          <table:table-cell table:formula="of:=IF([.S78]&gt;[.S$54];[.S78];na)" office:value-type="float" office:value="467761.814285714" calcext:value-type="float">
            <text:p>467761,814285714</text:p>
          </table:table-cell>
          <table:table-cell table:formula="of:=IF([.T78]&gt;[.T$54];[.T78];na)" office:value-type="float" office:value="247982.914285714" calcext:value-type="float">
            <text:p>247982,914285714</text:p>
          </table:table-cell>
          <table:table-cell table:formula="of:=IF([.U78]&gt;[.U$54];[.U78];na)" office:value-type="float" office:value="349556.514285714" calcext:value-type="float">
            <text:p>349556,514285714</text:p>
          </table:table-cell>
          <table:table-cell table:formula="of:=IF([.V78]&gt;[.V$54];[.V78];na)" office:value-type="float" office:value="337492.071428571" calcext:value-type="float">
            <text:p>337492,071428571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IF([.B79]&gt;[.B$54];[.B79];na)" office:value-type="float" office:value="89982.8571428571" calcext:value-type="float">
            <text:p>89982,8571428571</text:p>
          </table:table-cell>
          <table:table-cell table:formula="of:=IF([.C79]&gt;[.C$54];[.C79];na)" office:value-type="float" office:value="25882.5428571429" calcext:value-type="float">
            <text:p>25882,5428571429</text:p>
          </table:table-cell>
          <table:table-cell table:formula="of:=IF([.D79]&gt;[.D$54];[.D79];na)" office:value-type="float" office:value="33507.8571428571" calcext:value-type="float">
            <text:p>33507,8571428571</text:p>
          </table:table-cell>
          <table:table-cell table:formula="of:=IF([.E79]&gt;[.E$54];[.E79];na)" office:value-type="float" office:value="1296582.18571429" calcext:value-type="float">
            <text:p>1296582,18571429</text:p>
          </table:table-cell>
          <table:table-cell table:formula="of:=IF([.F79]&gt;[.F$54];[.F79];na)" office:value-type="float" office:value="14395.5142857143" calcext:value-type="float">
            <text:p>14395,5142857143</text:p>
          </table:table-cell>
          <table:table-cell table:formula="of:=IF([.G79]&gt;[.G$54];[.G79];na)" office:value-type="float" office:value="356331.771428571" calcext:value-type="float">
            <text:p>356331,771428571</text:p>
          </table:table-cell>
          <table:table-cell table:formula="of:=IF([.H79]&gt;[.H$54];[.H79];na)" office:value-type="float" office:value="29476.7714285714" calcext:value-type="float">
            <text:p>29476,7714285714</text:p>
          </table:table-cell>
          <table:table-cell table:formula="of:=IF([.I79]&gt;[.I$54];[.I79];na)" office:value-type="float" office:value="345766.171428571" calcext:value-type="float">
            <text:p>345766,171428571</text:p>
          </table:table-cell>
          <table:table-cell table:formula="of:=IF([.J79]&gt;[.J$54];[.J79];na)" office:value-type="float" office:value="84183.7714285714" calcext:value-type="float">
            <text:p>84183,7714285714</text:p>
          </table:table-cell>
          <table:table-cell table:formula="of:=IF([.K79]&gt;[.K$54];[.K79];na)" office:value-type="float" office:value="79183.1428571429" calcext:value-type="float">
            <text:p>79183,1428571429</text:p>
          </table:table-cell>
          <table:table-cell table:formula="of:=IF([.L79]&gt;[.L$54];[.L79];na)" office:value-type="float" office:value="25633.5142857143" calcext:value-type="float">
            <text:p>25633,5142857143</text:p>
          </table:table-cell>
          <table:table-cell table:formula="of:=IF([.M79]&gt;[.M$54];[.M79];na)" office:value-type="float" office:value="316735.285714286" calcext:value-type="float">
            <text:p>316735,285714286</text:p>
          </table:table-cell>
          <table:table-cell table:formula="of:=IF([.N79]&gt;[.N$54];[.N79];na)" office:value-type="float" office:value="105484.742857143" calcext:value-type="float">
            <text:p>105484,742857143</text:p>
          </table:table-cell>
          <table:table-cell table:formula="of:=IF([.O79]&gt;[.O$54];[.O79];na)" office:value-type="float" office:value="372499.357142857" calcext:value-type="float">
            <text:p>372499,357142857</text:p>
          </table:table-cell>
          <table:table-cell table:formula="of:=IF([.P79]&gt;[.P$54];[.P79];na)" office:value-type="float" office:value="34581.3571428571" calcext:value-type="float">
            <text:p>34581,3571428571</text:p>
          </table:table-cell>
          <table:table-cell table:formula="of:=IF([.Q79]&gt;[.Q$54];[.Q79];na)" office:value-type="float" office:value="18308.5428571429" calcext:value-type="float">
            <text:p>18308,5428571429</text:p>
          </table:table-cell>
          <table:table-cell table:formula="of:=IF([.R79]&gt;[.R$54];[.R79];na)" office:value-type="float" office:value="126900.957142857" calcext:value-type="float">
            <text:p>126900,957142857</text:p>
          </table:table-cell>
          <table:table-cell table:formula="of:=IF([.S79]&gt;[.S$54];[.S79];na)" office:value-type="float" office:value="461730.914285714" calcext:value-type="float">
            <text:p>461730,914285714</text:p>
          </table:table-cell>
          <table:table-cell table:formula="of:=IF([.T79]&gt;[.T$54];[.T79];na)" office:value-type="float" office:value="256163.714285714" calcext:value-type="float">
            <text:p>256163,714285714</text:p>
          </table:table-cell>
          <table:table-cell table:formula="of:=IF([.U79]&gt;[.U$54];[.U79];na)" office:value-type="float" office:value="352946.114285714" calcext:value-type="float">
            <text:p>352946,114285714</text:p>
          </table:table-cell>
          <table:table-cell table:formula="of:=IF([.V79]&gt;[.V$54];[.V79];na)" office:value-type="float" office:value="343367.271428571" calcext:value-type="float">
            <text:p>343367,271428571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IF([.B80]&gt;[.B$54];[.B80];na)" office:value-type="float" office:value="91206.4571428572" calcext:value-type="float">
            <text:p>91206,4571428572</text:p>
          </table:table-cell>
          <table:table-cell table:formula="of:=IF([.C80]&gt;[.C$54];[.C80];na)" office:value-type="float" office:value="27065.7428571429" calcext:value-type="float">
            <text:p>27065,7428571429</text:p>
          </table:table-cell>
          <table:table-cell table:formula="of:=IF([.D80]&gt;[.D$54];[.D80];na)" office:value-type="float" office:value="41938.9571428571" calcext:value-type="float">
            <text:p>41938,9571428571</text:p>
          </table:table-cell>
          <table:table-cell table:formula="of:=IF([.E80]&gt;[.E$54];[.E80];na)" office:value-type="float" office:value="1324912.08571429" calcext:value-type="float">
            <text:p>1324912,08571429</text:p>
          </table:table-cell>
          <table:table-cell table:formula="of:=IF([.F80]&gt;[.F$54];[.F80];na)" office:value-type="float" office:value="11773.0142857143" calcext:value-type="float">
            <text:p>11773,0142857143</text:p>
          </table:table-cell>
          <table:table-cell table:formula="of:=IF([.G80]&gt;[.G$54];[.G80];na)" office:value-type="float" office:value="355790.171428571" calcext:value-type="float">
            <text:p>355790,171428571</text:p>
          </table:table-cell>
          <table:table-cell table:formula="of:=IF([.H80]&gt;[.H$54];[.H80];na)" office:value-type="float" office:value="28092.9714285714" calcext:value-type="float">
            <text:p>28092,9714285714</text:p>
          </table:table-cell>
          <table:table-cell table:formula="of:=IF([.I80]&gt;[.I$54];[.I80];na)" office:value-type="float" office:value="337856.971428571" calcext:value-type="float">
            <text:p>337856,971428571</text:p>
          </table:table-cell>
          <table:table-cell table:formula="of:=IF([.J80]&gt;[.J$54];[.J80];na)" office:value-type="float" office:value="77484.9714285714" calcext:value-type="float">
            <text:p>77484,9714285714</text:p>
          </table:table-cell>
          <table:table-cell table:formula="of:=IF([.K80]&gt;[.K$54];[.K80];na)" office:value-type="float" office:value="76455.9428571429" calcext:value-type="float">
            <text:p>76455,9428571429</text:p>
          </table:table-cell>
          <table:table-cell table:formula="of:=IF([.L80]&gt;[.L$54];[.L80];na)" office:value-type="float" office:value="27157.5142857143" calcext:value-type="float">
            <text:p>27157,5142857143</text:p>
          </table:table-cell>
          <table:table-cell table:formula="of:=IF([.M80]&gt;[.M$54];[.M80];na)" office:value-type="float" office:value="313164.085714286" calcext:value-type="float">
            <text:p>313164,085714286</text:p>
          </table:table-cell>
          <table:table-cell table:formula="of:=IF([.N80]&gt;[.N$54];[.N80];na)" office:value-type="float" office:value="103740.342857143" calcext:value-type="float">
            <text:p>103740,342857143</text:p>
          </table:table-cell>
          <table:table-cell table:formula="of:=IF([.O80]&gt;[.O$54];[.O80];na)" office:value-type="float" office:value="373175.357142857" calcext:value-type="float">
            <text:p>373175,357142857</text:p>
          </table:table-cell>
          <table:table-cell table:formula="of:=IF([.P80]&gt;[.P$54];[.P80];na)" office:value-type="float" office:value="33699.1571428571" calcext:value-type="float">
            <text:p>33699,1571428571</text:p>
          </table:table-cell>
          <table:table-cell table:formula="of:=IF([.Q80]&gt;[.Q$54];[.Q80];na)" office:value-type="float" office:value="18368.9428571429" calcext:value-type="float">
            <text:p>18368,9428571429</text:p>
          </table:table-cell>
          <table:table-cell table:formula="of:=IF([.R80]&gt;[.R$54];[.R80];na)" office:value-type="float" office:value="124288.957142857" calcext:value-type="float">
            <text:p>124288,957142857</text:p>
          </table:table-cell>
          <table:table-cell table:formula="of:=IF([.S80]&gt;[.S$54];[.S80];na)" office:value-type="float" office:value="469984.214285714" calcext:value-type="float">
            <text:p>469984,214285714</text:p>
          </table:table-cell>
          <table:table-cell table:formula="of:=IF([.T80]&gt;[.T$54];[.T80];na)" office:value-type="float" office:value="258370.114285714" calcext:value-type="float">
            <text:p>258370,114285714</text:p>
          </table:table-cell>
          <table:table-cell table:formula="of:=IF([.U80]&gt;[.U$54];[.U80];na)" office:value-type="float" office:value="356554.914285714" calcext:value-type="float">
            <text:p>356554,914285714</text:p>
          </table:table-cell>
          <table:table-cell table:formula="of:=IF([.V80]&gt;[.V$54];[.V80];na)" office:value-type="float" office:value="340160.071428571" calcext:value-type="float">
            <text:p>340160,071428571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IF([.B81]&gt;[.B$54];[.B81];na)" office:value-type="float" office:value="94054.4571428572" calcext:value-type="float">
            <text:p>94054,4571428572</text:p>
          </table:table-cell>
          <table:table-cell table:formula="of:=IF([.C81]&gt;[.C$54];[.C81];na)" office:value-type="float" office:value="26905.5428571429" calcext:value-type="float">
            <text:p>26905,5428571429</text:p>
          </table:table-cell>
          <table:table-cell table:formula="of:=IF([.D81]&gt;[.D$54];[.D81];na)" office:value-type="float" office:value="33808.0571428571" calcext:value-type="float">
            <text:p>33808,0571428571</text:p>
          </table:table-cell>
          <table:table-cell table:formula="of:=IF([.E81]&gt;[.E$54];[.E81];na)" office:value-type="float" office:value="1299415.28571429" calcext:value-type="float">
            <text:p>1299415,28571429</text:p>
          </table:table-cell>
          <table:table-cell table:formula="of:=IF([.F81]&gt;[.F$54];[.F81];na)" office:value-type="float" office:value="9068.01428571429" calcext:value-type="float">
            <text:p>9068,0142857143</text:p>
          </table:table-cell>
          <table:table-cell table:formula="of:=IF([.G81]&gt;[.G$54];[.G81];na)" office:value-type="float" office:value="351699.771428571" calcext:value-type="float">
            <text:p>351699,771428571</text:p>
          </table:table-cell>
          <table:table-cell table:formula="of:=IF([.H81]&gt;[.H$54];[.H81];na)" office:value-type="float" office:value="31863.5714285714" calcext:value-type="float">
            <text:p>31863,5714285714</text:p>
          </table:table-cell>
          <table:table-cell table:formula="of:=IF([.I81]&gt;[.I$54];[.I81];na)" office:value-type="float" office:value="346732.271428571" calcext:value-type="float">
            <text:p>346732,271428571</text:p>
          </table:table-cell>
          <table:table-cell table:formula="of:=IF([.J81]&gt;[.J$54];[.J81];na)" office:value-type="float" office:value="76261.7714285714" calcext:value-type="float">
            <text:p>76261,7714285714</text:p>
          </table:table-cell>
          <table:table-cell table:formula="of:=IF([.K81]&gt;[.K$54];[.K81];na)" office:value-type="float" office:value="78160.7428571429" calcext:value-type="float">
            <text:p>78160,7428571429</text:p>
          </table:table-cell>
          <table:table-cell table:formula="of:=IF([.L81]&gt;[.L$54];[.L81];na)" office:value-type="float" office:value="24570.3142857143" calcext:value-type="float">
            <text:p>24570,3142857143</text:p>
          </table:table-cell>
          <table:table-cell table:formula="of:=IF([.M81]&gt;[.M$54];[.M81];na)" office:value-type="float" office:value="309352.885714286" calcext:value-type="float">
            <text:p>309352,885714286</text:p>
          </table:table-cell>
          <table:table-cell table:formula="of:=IF([.N81]&gt;[.N$54];[.N81];na)" office:value-type="float" office:value="102396.342857143" calcext:value-type="float">
            <text:p>102396,342857143</text:p>
          </table:table-cell>
          <table:table-cell table:formula="of:=IF([.O81]&gt;[.O$54];[.O81];na)" office:value-type="float" office:value="366419.357142857" calcext:value-type="float">
            <text:p>366419,357142857</text:p>
          </table:table-cell>
          <table:table-cell table:formula="of:=IF([.P81]&gt;[.P$54];[.P81];na)" office:value-type="float" office:value="36266.3571428571" calcext:value-type="float">
            <text:p>36266,3571428571</text:p>
          </table:table-cell>
          <table:table-cell table:formula="of:=IF([.Q81]&gt;[.Q$54];[.Q81];na)" office:value-type="float" office:value="19431.3428571429" calcext:value-type="float">
            <text:p>19431,3428571429</text:p>
          </table:table-cell>
          <table:table-cell table:formula="of:=IF([.R81]&gt;[.R$54];[.R81];na)" office:value-type="float" office:value="125089.757142857" calcext:value-type="float">
            <text:p>125089,757142857</text:p>
          </table:table-cell>
          <table:table-cell table:formula="of:=IF([.S81]&gt;[.S$54];[.S81];na)" office:value-type="float" office:value="465187.214285714" calcext:value-type="float">
            <text:p>465187,214285714</text:p>
          </table:table-cell>
          <table:table-cell table:formula="of:=IF([.T81]&gt;[.T$54];[.T81];na)" office:value-type="float" office:value="253918.114285714" calcext:value-type="float">
            <text:p>253918,114285714</text:p>
          </table:table-cell>
          <table:table-cell table:formula="of:=IF([.U81]&gt;[.U$54];[.U81];na)" office:value-type="float" office:value="347670.114285714" calcext:value-type="float">
            <text:p>347670,114285714</text:p>
          </table:table-cell>
          <table:table-cell table:formula="of:=IF([.V81]&gt;[.V$54];[.V81];na)" office:value-type="float" office:value="343628.871428571" calcext:value-type="float">
            <text:p>343628,871428571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IF([.B82]&gt;[.B$54];[.B82];na)" office:value-type="float" office:value="93292.0571428572" calcext:value-type="float">
            <text:p>93292,0571428572</text:p>
          </table:table-cell>
          <table:table-cell table:formula="of:=IF([.C82]&gt;[.C$54];[.C82];na)" office:value-type="float" office:value="27486.9428571429" calcext:value-type="float">
            <text:p>27486,9428571429</text:p>
          </table:table-cell>
          <table:table-cell table:formula="of:=IF([.D82]&gt;[.D$54];[.D82];na)" office:value-type="float" office:value="33241.7571428571" calcext:value-type="float">
            <text:p>33241,7571428571</text:p>
          </table:table-cell>
          <table:table-cell table:formula="of:=IF([.E82]&gt;[.E$54];[.E82];na)" office:value-type="float" office:value="1271938.48571429" calcext:value-type="float">
            <text:p>1271938,48571429</text:p>
          </table:table-cell>
          <table:table-cell table:formula="of:=IF([.F82]&gt;[.F$54];[.F82];na)" office:value-type="float" office:value="14971.8142857143" calcext:value-type="float">
            <text:p>14971,8142857143</text:p>
          </table:table-cell>
          <table:table-cell table:formula="of:=IF([.G82]&gt;[.G$54];[.G82];na)" office:value-type="float" office:value="357755.771428571" calcext:value-type="float">
            <text:p>357755,771428571</text:p>
          </table:table-cell>
          <table:table-cell table:formula="of:=IF([.H82]&gt;[.H$54];[.H82];na)" office:value-type="float" office:value="31783.3714285714" calcext:value-type="float">
            <text:p>31783,3714285714</text:p>
          </table:table-cell>
          <table:table-cell table:formula="of:=IF([.I82]&gt;[.I$54];[.I82];na)" office:value-type="float" office:value="361694.571428571" calcext:value-type="float">
            <text:p>361694,571428571</text:p>
          </table:table-cell>
          <table:table-cell table:formula="of:=IF([.J82]&gt;[.J$54];[.J82];na)" office:value-type="float" office:value="80092.5714285714" calcext:value-type="float">
            <text:p>80092,5714285714</text:p>
          </table:table-cell>
          <table:table-cell table:formula="of:=IF([.K82]&gt;[.K$54];[.K82];na)" office:value-type="float" office:value="78601.5428571429" calcext:value-type="float">
            <text:p>78601,5428571429</text:p>
          </table:table-cell>
          <table:table-cell table:formula="of:=IF([.L82]&gt;[.L$54];[.L82];na)" office:value-type="float" office:value="28320.5142857143" calcext:value-type="float">
            <text:p>28320,5142857143</text:p>
          </table:table-cell>
          <table:table-cell table:formula="of:=IF([.M82]&gt;[.M$54];[.M82];na)" office:value-type="float" office:value="319039.285714286" calcext:value-type="float">
            <text:p>319039,285714286</text:p>
          </table:table-cell>
          <table:table-cell table:formula="of:=IF([.N82]&gt;[.N$54];[.N82];na)" office:value-type="float" office:value="108593.542857143" calcext:value-type="float">
            <text:p>108593,542857143</text:p>
          </table:table-cell>
          <table:table-cell table:formula="of:=IF([.O82]&gt;[.O$54];[.O82];na)" office:value-type="float" office:value="380996.857142857" calcext:value-type="float">
            <text:p>380996,857142857</text:p>
          </table:table-cell>
          <table:table-cell table:formula="of:=IF([.P82]&gt;[.P$54];[.P82];na)" office:value-type="float" office:value="33939.7571428571" calcext:value-type="float">
            <text:p>33939,7571428571</text:p>
          </table:table-cell>
          <table:table-cell table:formula="of:=IF([.Q82]&gt;[.Q$54];[.Q82];na)" office:value-type="float" office:value="17646.7428571429" calcext:value-type="float">
            <text:p>17646,7428571429</text:p>
          </table:table-cell>
          <table:table-cell table:formula="of:=IF([.R82]&gt;[.R$54];[.R82];na)" office:value-type="float" office:value="127370.557142857" calcext:value-type="float">
            <text:p>127370,557142857</text:p>
          </table:table-cell>
          <table:table-cell table:formula="of:=IF([.S82]&gt;[.S$54];[.S82];na)" office:value-type="float" office:value="467035.414285714" calcext:value-type="float">
            <text:p>467035,414285714</text:p>
          </table:table-cell>
          <table:table-cell table:formula="of:=IF([.T82]&gt;[.T$54];[.T82];na)" office:value-type="float" office:value="258533.314285714" calcext:value-type="float">
            <text:p>258533,314285714</text:p>
          </table:table-cell>
          <table:table-cell table:formula="of:=IF([.U82]&gt;[.U$54];[.U82];na)" office:value-type="float" office:value="360967.714285714" calcext:value-type="float">
            <text:p>360967,714285714</text:p>
          </table:table-cell>
          <table:table-cell table:formula="of:=IF([.V82]&gt;[.V$54];[.V82];na)" office:value-type="float" office:value="339056.871428571" calcext:value-type="float">
            <text:p>339056,871428571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IF([.B83]&gt;[.B$54];[.B83];na)" office:value-type="float" office:value="89180.4571428571" calcext:value-type="float">
            <text:p>89180,4571428571</text:p>
          </table:table-cell>
          <table:table-cell table:formula="of:=IF([.C83]&gt;[.C$54];[.C83];na)" office:value-type="float" office:value="30435.1428571429" calcext:value-type="float">
            <text:p>30435,1428571429</text:p>
          </table:table-cell>
          <table:table-cell table:formula="of:=IF([.D83]&gt;[.D$54];[.D83];na)" office:value-type="float" office:value="33535.9571428571" calcext:value-type="float">
            <text:p>33535,9571428571</text:p>
          </table:table-cell>
          <table:table-cell table:formula="of:=IF([.E83]&gt;[.E$54];[.E83];na)" office:value-type="float" office:value="1300871.38571429" calcext:value-type="float">
            <text:p>1300871,38571429</text:p>
          </table:table-cell>
          <table:table-cell table:formula="of:=IF([.F83]&gt;[.F$54];[.F83];na)" office:value-type="float" office:value="18465.2142857143" calcext:value-type="float">
            <text:p>18465,2142857143</text:p>
          </table:table-cell>
          <table:table-cell table:formula="of:=IF([.G83]&gt;[.G$54];[.G83];na)" office:value-type="float" office:value="357095.771428571" calcext:value-type="float">
            <text:p>357095,771428571</text:p>
          </table:table-cell>
          <table:table-cell table:formula="of:=IF([.H83]&gt;[.H$54];[.H83];na)" office:value-type="float" office:value="30058.3714285714" calcext:value-type="float">
            <text:p>30058,3714285714</text:p>
          </table:table-cell>
          <table:table-cell table:formula="of:=IF([.I83]&gt;[.I$54];[.I83];na)" office:value-type="float" office:value="343406.471428571" calcext:value-type="float">
            <text:p>343406,471428571</text:p>
          </table:table-cell>
          <table:table-cell table:formula="of:=IF([.J83]&gt;[.J$54];[.J83];na)" office:value-type="float" office:value="81195.3714285714" calcext:value-type="float">
            <text:p>81195,3714285714</text:p>
          </table:table-cell>
          <table:table-cell table:formula="of:=IF([.K83]&gt;[.K$54];[.K83];na)" office:value-type="float" office:value="77418.3428571429" calcext:value-type="float">
            <text:p>77418,3428571429</text:p>
          </table:table-cell>
          <table:table-cell table:formula="of:=IF([.L83]&gt;[.L$54];[.L83];na)" office:value-type="float" office:value="26335.1142857143" calcext:value-type="float">
            <text:p>26335,1142857143</text:p>
          </table:table-cell>
          <table:table-cell table:formula="of:=IF([.M83]&gt;[.M$54];[.M83];na)" office:value-type="float" office:value="316455.285714286" calcext:value-type="float">
            <text:p>316455,285714286</text:p>
          </table:table-cell>
          <table:table-cell table:formula="of:=IF([.N83]&gt;[.N$54];[.N83];na)" office:value-type="float" office:value="106647.942857143" calcext:value-type="float">
            <text:p>106647,942857143</text:p>
          </table:table-cell>
          <table:table-cell table:formula="of:=IF([.O83]&gt;[.O$54];[.O83];na)" office:value-type="float" office:value="375163.857142857" calcext:value-type="float">
            <text:p>375163,857142857</text:p>
          </table:table-cell>
          <table:table-cell table:formula="of:=IF([.P83]&gt;[.P$54];[.P83];na)" office:value-type="float" office:value="33177.5571428571" calcext:value-type="float">
            <text:p>33177,5571428571</text:p>
          </table:table-cell>
          <table:table-cell table:formula="of:=IF([.Q83]&gt;[.Q$54];[.Q83];na)" office:value-type="float" office:value="19612.1428571429" calcext:value-type="float">
            <text:p>19612,1428571429</text:p>
          </table:table-cell>
          <table:table-cell table:formula="of:=IF([.R83]&gt;[.R$54];[.R83];na)" office:value-type="float" office:value="124308.157142857" calcext:value-type="float">
            <text:p>124308,157142857</text:p>
          </table:table-cell>
          <table:table-cell table:formula="of:=IF([.S83]&gt;[.S$54];[.S83];na)" office:value-type="float" office:value="462052.414285714" calcext:value-type="float">
            <text:p>462052,414285714</text:p>
          </table:table-cell>
          <table:table-cell table:formula="of:=IF([.T83]&gt;[.T$54];[.T83];na)" office:value-type="float" office:value="256786.914285714" calcext:value-type="float">
            <text:p>256786,914285714</text:p>
          </table:table-cell>
          <table:table-cell table:formula="of:=IF([.U83]&gt;[.U$54];[.U83];na)" office:value-type="float" office:value="349155.714285714" calcext:value-type="float">
            <text:p>349155,714285714</text:p>
          </table:table-cell>
          <table:table-cell table:formula="of:=IF([.V83]&gt;[.V$54];[.V83];na)" office:value-type="float" office:value="347220.871428571" calcext:value-type="float">
            <text:p>347220,871428571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[.B84]&gt;[.B$54];[.B84];na)" office:value-type="float" office:value="92931.2571428572" calcext:value-type="float">
            <text:p>92931,2571428572</text:p>
          </table:table-cell>
          <table:table-cell table:formula="of:=IF([.C84]&gt;[.C$54];[.C84];na)" office:value-type="float" office:value="29071.5428571429" calcext:value-type="float">
            <text:p>29071,5428571429</text:p>
          </table:table-cell>
          <table:table-cell table:formula="of:=IF([.D84]&gt;[.D$54];[.D84];na)" office:value-type="float" office:value="33518.3571428571" calcext:value-type="float">
            <text:p>33518,3571428571</text:p>
          </table:table-cell>
          <table:table-cell table:formula="of:=IF([.E84]&gt;[.E$54];[.E84];na)" office:value-type="float" office:value="1297791.48571429" calcext:value-type="float">
            <text:p>1297791,48571429</text:p>
          </table:table-cell>
          <table:table-cell table:formula="of:=IF([.F84]&gt;[.F$54];[.F84];na)" office:value-type="float" office:value="15087.1142857143" calcext:value-type="float">
            <text:p>15087,1142857143</text:p>
          </table:table-cell>
          <table:table-cell table:formula="of:=IF([.G84]&gt;[.G$54];[.G84];na)" office:value-type="float" office:value="341008.571428571" calcext:value-type="float">
            <text:p>341008,571428571</text:p>
          </table:table-cell>
          <table:table-cell table:formula="of:=IF([.H84]&gt;[.H$54];[.H84];na)" office:value-type="float" office:value="29236.3714285714" calcext:value-type="float">
            <text:p>29236,3714285714</text:p>
          </table:table-cell>
          <table:table-cell table:formula="of:=IF([.I84]&gt;[.I$54];[.I84];na)" office:value-type="float" office:value="346227.471428571" calcext:value-type="float">
            <text:p>346227,471428571</text:p>
          </table:table-cell>
          <table:table-cell table:formula="of:=IF([.J84]&gt;[.J$54];[.J84];na)" office:value-type="float" office:value="79008.9714285714" calcext:value-type="float">
            <text:p>79008,9714285714</text:p>
          </table:table-cell>
          <table:table-cell table:formula="of:=IF([.K84]&gt;[.K$54];[.K84];na)" office:value-type="float" office:value="77338.3428571429" calcext:value-type="float">
            <text:p>77338,3428571429</text:p>
          </table:table-cell>
          <table:table-cell table:formula="of:=IF([.L84]&gt;[.L$54];[.L84];na)" office:value-type="float" office:value="24229.3142857143" calcext:value-type="float">
            <text:p>24229,3142857143</text:p>
          </table:table-cell>
          <table:table-cell table:formula="of:=IF([.M84]&gt;[.M$54];[.M84];na)" office:value-type="float" office:value="318759.285714286" calcext:value-type="float">
            <text:p>318759,285714286</text:p>
          </table:table-cell>
          <table:table-cell table:formula="of:=IF([.N84]&gt;[.N$54];[.N84];na)" office:value-type="float" office:value="103199.942857143" calcext:value-type="float">
            <text:p>103199,942857143</text:p>
          </table:table-cell>
          <table:table-cell table:formula="of:=IF([.O84]&gt;[.O$54];[.O84];na)" office:value-type="float" office:value="365291.357142857" calcext:value-type="float">
            <text:p>365291,357142857</text:p>
          </table:table-cell>
          <table:table-cell table:formula="of:=IF([.P84]&gt;[.P$54];[.P84];na)" office:value-type="float" office:value="33398.1571428571" calcext:value-type="float">
            <text:p>33398,1571428571</text:p>
          </table:table-cell>
          <table:table-cell table:formula="of:=IF([.Q84]&gt;[.Q$54];[.Q84];na)" office:value-type="float" office:value="17466.1428571429" calcext:value-type="float">
            <text:p>17466,1428571429</text:p>
          </table:table-cell>
          <table:table-cell table:formula="of:=IF([.R84]&gt;[.R$54];[.R84];na)" office:value-type="float" office:value="127481.757142857" calcext:value-type="float">
            <text:p>127481,757142857</text:p>
          </table:table-cell>
          <table:table-cell table:formula="of:=IF([.S84]&gt;[.S$54];[.S84];na)" office:value-type="float" office:value="464892.914285714" calcext:value-type="float">
            <text:p>464892,914285714</text:p>
          </table:table-cell>
          <table:table-cell table:formula="of:=IF([.T84]&gt;[.T$54];[.T84];na)" office:value-type="float" office:value="251532.514285714" calcext:value-type="float">
            <text:p>251532,514285714</text:p>
          </table:table-cell>
          <table:table-cell table:formula="of:=IF([.U84]&gt;[.U$54];[.U84];na)" office:value-type="float" office:value="348834.114285714" calcext:value-type="float">
            <text:p>348834,114285714</text:p>
          </table:table-cell>
          <table:table-cell table:formula="of:=IF([.V84]&gt;[.V$54];[.V84];na)" office:value-type="float" office:value="332036.871428571" calcext:value-type="float">
            <text:p>332036,871428571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IF([.B85]&gt;[.B$54];[.B85];na)" office:value-type="float" office:value="87816.4571428571" calcext:value-type="float">
            <text:p>87816,4571428571</text:p>
          </table:table-cell>
          <table:table-cell table:formula="of:=IF([.C85]&gt;[.C$54];[.C85];na)" office:value-type="float" office:value="29713.3428571429" calcext:value-type="float">
            <text:p>29713,3428571429</text:p>
          </table:table-cell>
          <table:table-cell table:formula="of:=IF([.D85]&gt;[.D$54];[.D85];na)" office:value-type="float" office:value="36559.0571428571" calcext:value-type="float">
            <text:p>36559,0571428571</text:p>
          </table:table-cell>
          <table:table-cell table:formula="of:=IF([.E85]&gt;[.E$54];[.E85];na)" office:value-type="float" office:value="1272109.38571429" calcext:value-type="float">
            <text:p>1272109,38571429</text:p>
          </table:table-cell>
          <table:table-cell table:formula="of:=IF([.F85]&gt;[.F$54];[.F85];na)" office:value-type="float" office:value="15196.4142857143" calcext:value-type="float">
            <text:p>15196,4142857143</text:p>
          </table:table-cell>
          <table:table-cell table:formula="of:=IF([.G85]&gt;[.G$54];[.G85];na)" office:value-type="float" office:value="341068.571428571" calcext:value-type="float">
            <text:p>341068,571428571</text:p>
          </table:table-cell>
          <table:table-cell table:formula="of:=IF([.H85]&gt;[.H$54];[.H85];na)" office:value-type="float" office:value="29195.9714285714" calcext:value-type="float">
            <text:p>29195,9714285714</text:p>
          </table:table-cell>
          <table:table-cell table:formula="of:=IF([.I85]&gt;[.I$54];[.I85];na)" office:value-type="float" office:value="335782.771428571" calcext:value-type="float">
            <text:p>335782,771428571</text:p>
          </table:table-cell>
          <table:table-cell table:formula="of:=IF([.J85]&gt;[.J$54];[.J85];na)" office:value-type="float" office:value="77544.9714285714" calcext:value-type="float">
            <text:p>77544,9714285714</text:p>
          </table:table-cell>
          <table:table-cell table:formula="of:=IF([.K85]&gt;[.K$54];[.K85];na)" office:value-type="float" office:value="80065.5428571429" calcext:value-type="float">
            <text:p>80065,5428571429</text:p>
          </table:table-cell>
          <table:table-cell table:formula="of:=IF([.L85]&gt;[.L$54];[.L85];na)" office:value-type="float" office:value="25031.7142857143" calcext:value-type="float">
            <text:p>25031,7142857143</text:p>
          </table:table-cell>
          <table:table-cell table:formula="of:=IF([.M85]&gt;[.M$54];[.M85];na)" office:value-type="float" office:value="304621.685714286" calcext:value-type="float">
            <text:p>304621,685714286</text:p>
          </table:table-cell>
          <table:table-cell table:formula="of:=IF([.N85]&gt;[.N$54];[.N85];na)" office:value-type="float" office:value="101313.942857143" calcext:value-type="float">
            <text:p>101313,942857143</text:p>
          </table:table-cell>
          <table:table-cell table:formula="of:=IF([.O85]&gt;[.O$54];[.O85];na)" office:value-type="float" office:value="359873.357142857" calcext:value-type="float">
            <text:p>359873,357142857</text:p>
          </table:table-cell>
          <table:table-cell table:formula="of:=IF([.P85]&gt;[.P$54];[.P85];na)" office:value-type="float" office:value="33678.9571428571" calcext:value-type="float">
            <text:p>33678,9571428571</text:p>
          </table:table-cell>
          <table:table-cell table:formula="of:=IF([.Q85]&gt;[.Q$54];[.Q85];na)" office:value-type="float" office:value="17526.3428571429" calcext:value-type="float">
            <text:p>17526,3428571429</text:p>
          </table:table-cell>
          <table:table-cell table:formula="of:=IF([.R85]&gt;[.R$54];[.R85];na)" office:value-type="float" office:value="124598.957142857" calcext:value-type="float">
            <text:p>124598,957142857</text:p>
          </table:table-cell>
          <table:table-cell table:formula="of:=IF([.S85]&gt;[.S$54];[.S85];na)" office:value-type="float" office:value="443342.714285714" calcext:value-type="float">
            <text:p>443342,714285714</text:p>
          </table:table-cell>
          <table:table-cell table:formula="of:=IF([.T85]&gt;[.T$54];[.T85];na)" office:value-type="float" office:value="246839.714285714" calcext:value-type="float">
            <text:p>246839,714285714</text:p>
          </table:table-cell>
          <table:table-cell table:formula="of:=IF([.U85]&gt;[.U$54];[.U85];na)" office:value-type="float" office:value="346910.114285714" calcext:value-type="float">
            <text:p>346910,114285714</text:p>
          </table:table-cell>
          <table:table-cell table:formula="of:=IF([.V85]&gt;[.V$54];[.V85];na)" office:value-type="float" office:value="330652.071428571" calcext:value-type="float">
            <text:p>330652,071428571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IF([.B86]&gt;[.B$54];[.B86];na)" office:value-type="float" office:value="86673.2571428572" calcext:value-type="float">
            <text:p>86673,2571428572</text:p>
          </table:table-cell>
          <table:table-cell table:formula="of:=IF([.C86]&gt;[.C$54];[.C86];na)" office:value-type="float" office:value="27246.5428571429" calcext:value-type="float">
            <text:p>27246,5428571429</text:p>
          </table:table-cell>
          <table:table-cell table:formula="of:=IF([.D86]&gt;[.D$54];[.D86];na)" office:value-type="float" office:value="33592.2571428571" calcext:value-type="float">
            <text:p>33592,2571428571</text:p>
          </table:table-cell>
          <table:table-cell table:formula="of:=IF([.E86]&gt;[.E$54];[.E86];na)" office:value-type="float" office:value="1261914.58571429" calcext:value-type="float">
            <text:p>1261914,58571429</text:p>
          </table:table-cell>
          <table:table-cell table:formula="of:=IF([.F86]&gt;[.F$54];[.F86];na)" office:value-type="float" office:value="9010.51428571429" calcext:value-type="float">
            <text:p>9010,5142857143</text:p>
          </table:table-cell>
          <table:table-cell table:formula="of:=IF([.G86]&gt;[.G$54];[.G86];na)" office:value-type="float" office:value="334070.171428571" calcext:value-type="float">
            <text:p>334070,171428571</text:p>
          </table:table-cell>
          <table:table-cell table:formula="of:=IF([.H86]&gt;[.H$54];[.H86];na)" office:value-type="float" office:value="29937.9714285714" calcext:value-type="float">
            <text:p>29937,9714285714</text:p>
          </table:table-cell>
          <table:table-cell table:formula="of:=IF([.I86]&gt;[.I$54];[.I86];na)" office:value-type="float" office:value="338621.871428571" calcext:value-type="float">
            <text:p>338621,871428571</text:p>
          </table:table-cell>
          <table:table-cell table:formula="of:=IF([.J86]&gt;[.J$54];[.J86];na)" office:value-type="float" office:value="77084.1714285714" calcext:value-type="float">
            <text:p>77084,1714285714</text:p>
          </table:table-cell>
          <table:table-cell table:formula="of:=IF([.K86]&gt;[.K$54];[.K86];na)" office:value-type="float" office:value="79183.1428571429" calcext:value-type="float">
            <text:p>79183,1428571429</text:p>
          </table:table-cell>
          <table:table-cell table:formula="of:=IF([.L86]&gt;[.L$54];[.L86];na)" office:value-type="float" office:value="25713.5142857143" calcext:value-type="float">
            <text:p>25713,5142857143</text:p>
          </table:table-cell>
          <table:table-cell table:formula="of:=IF([.M86]&gt;[.M$54];[.M86];na)" office:value-type="float" office:value="307308.085714286" calcext:value-type="float">
            <text:p>307308,085714286</text:p>
          </table:table-cell>
          <table:table-cell table:formula="of:=IF([.N86]&gt;[.N$54];[.N86];na)" office:value-type="float" office:value="98966.7428571429" calcext:value-type="float">
            <text:p>98966,7428571429</text:p>
          </table:table-cell>
          <table:table-cell table:formula="of:=IF([.O86]&gt;[.O$54];[.O86];na)" office:value-type="float" office:value="365968.857142857" calcext:value-type="float">
            <text:p>365968,857142857</text:p>
          </table:table-cell>
          <table:table-cell table:formula="of:=IF([.P86]&gt;[.P$54];[.P86];na)" office:value-type="float" office:value="32134.7571428571" calcext:value-type="float">
            <text:p>32134,7571428571</text:p>
          </table:table-cell>
          <table:table-cell table:formula="of:=IF([.Q86]&gt;[.Q$54];[.Q86];na)" office:value-type="float" office:value="17907.3428571429" calcext:value-type="float">
            <text:p>17907,3428571429</text:p>
          </table:table-cell>
          <table:table-cell table:formula="of:=IF([.R86]&gt;[.R$54];[.R86];na)" office:value-type="float" office:value="123217.757142857" calcext:value-type="float">
            <text:p>123217,757142857</text:p>
          </table:table-cell>
          <table:table-cell table:formula="of:=IF([.S86]&gt;[.S$54];[.S86];na)" office:value-type="float" office:value="449121.414285714" calcext:value-type="float">
            <text:p>449121,414285714</text:p>
          </table:table-cell>
          <table:table-cell table:formula="of:=IF([.T86]&gt;[.T$54];[.T86];na)" office:value-type="float" office:value="258552.514285714" calcext:value-type="float">
            <text:p>258552,514285714</text:p>
          </table:table-cell>
          <table:table-cell table:formula="of:=IF([.U86]&gt;[.U$54];[.U86];na)" office:value-type="float" office:value="350801.314285714" calcext:value-type="float">
            <text:p>350801,314285714</text:p>
          </table:table-cell>
          <table:table-cell table:formula="of:=IF([.V86]&gt;[.V$54];[.V86];na)" office:value-type="float" office:value="343468.871428571" calcext:value-type="float">
            <text:p>343468,871428571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IF([.B87]&gt;[.B$54];[.B87];na)" office:value-type="float" office:value="86653.6571428571" calcext:value-type="float">
            <text:p>86653,6571428571</text:p>
          </table:table-cell>
          <table:table-cell table:formula="of:=IF([.C87]&gt;[.C$54];[.C87];na)" office:value-type="float" office:value="27407.1428571429" calcext:value-type="float">
            <text:p>27407,1428571429</text:p>
          </table:table-cell>
          <table:table-cell table:formula="of:=IF([.D87]&gt;[.D$54];[.D87];na)" office:value-type="float" office:value="33479.6571428571" calcext:value-type="float">
            <text:p>33479,6571428571</text:p>
          </table:table-cell>
          <table:table-cell table:formula="of:=IF([.E87]&gt;[.E$54];[.E87];na)" office:value-type="float" office:value="1241434.88571429" calcext:value-type="float">
            <text:p>1241434,88571429</text:p>
          </table:table-cell>
          <table:table-cell table:formula="of:=IF([.F87]&gt;[.F$54];[.F87];na)" office:value-type="float" office:value="15059.7142857143" calcext:value-type="float">
            <text:p>15059,7142857143</text:p>
          </table:table-cell>
          <table:table-cell table:formula="of:=IF([.G87]&gt;[.G$54];[.G87];na)" office:value-type="float" office:value="350014.171428571" calcext:value-type="float">
            <text:p>350014,171428571</text:p>
          </table:table-cell>
          <table:table-cell table:formula="of:=IF([.H87]&gt;[.H$54];[.H87];na)" office:value-type="float" office:value="29657.3714285714" calcext:value-type="float">
            <text:p>29657,3714285714</text:p>
          </table:table-cell>
          <table:table-cell table:formula="of:=IF([.I87]&gt;[.I$54];[.I87];na)" office:value-type="float" office:value="337260.871428571" calcext:value-type="float">
            <text:p>337260,871428571</text:p>
          </table:table-cell>
          <table:table-cell table:formula="of:=IF([.J87]&gt;[.J$54];[.J87];na)" office:value-type="float" office:value="79971.7714285714" calcext:value-type="float">
            <text:p>79971,7714285714</text:p>
          </table:table-cell>
          <table:table-cell table:formula="of:=IF([.K87]&gt;[.K$54];[.K87];na)" office:value-type="float" office:value="80105.9428571429" calcext:value-type="float">
            <text:p>80105,9428571429</text:p>
          </table:table-cell>
          <table:table-cell table:formula="of:=IF([.L87]&gt;[.L$54];[.L87];na)" office:value-type="float" office:value="26315.3142857143" calcext:value-type="float">
            <text:p>26315,3142857143</text:p>
          </table:table-cell>
          <table:table-cell table:formula="of:=IF([.M87]&gt;[.M$54];[.M87];na)" office:value-type="float" office:value="296296.885714286" calcext:value-type="float">
            <text:p>296296,885714286</text:p>
          </table:table-cell>
          <table:table-cell table:formula="of:=IF([.N87]&gt;[.N$54];[.N87];na)" office:value-type="float" office:value="99669.5428571429" calcext:value-type="float">
            <text:p>99669,5428571429</text:p>
          </table:table-cell>
          <table:table-cell table:formula="of:=IF([.O87]&gt;[.O$54];[.O87];na)" office:value-type="float" office:value="360974.357142857" calcext:value-type="float">
            <text:p>360974,357142857</text:p>
          </table:table-cell>
          <table:table-cell table:formula="of:=IF([.P87]&gt;[.P$54];[.P87];na)" office:value-type="float" office:value="32174.7571428571" calcext:value-type="float">
            <text:p>32174,7571428571</text:p>
          </table:table-cell>
          <table:table-cell table:formula="of:=IF([.Q87]&gt;[.Q$54];[.Q87];na)" office:value-type="float" office:value="18128.1428571429" calcext:value-type="float">
            <text:p>18128,1428571429</text:p>
          </table:table-cell>
          <table:table-cell table:formula="of:=IF([.R87]&gt;[.R$54];[.R87];na)" office:value-type="float" office:value="126880.957142857" calcext:value-type="float">
            <text:p>126880,957142857</text:p>
          </table:table-cell>
          <table:table-cell table:formula="of:=IF([.S87]&gt;[.S$54];[.S87];na)" office:value-type="float" office:value="439767.514285714" calcext:value-type="float">
            <text:p>439767,514285714</text:p>
          </table:table-cell>
          <table:table-cell table:formula="of:=IF([.T87]&gt;[.T$54];[.T87];na)" office:value-type="float" office:value="242949.314285714" calcext:value-type="float">
            <text:p>242949,314285714</text:p>
          </table:table-cell>
          <table:table-cell table:formula="of:=IF([.U87]&gt;[.U$54];[.U87];na)" office:value-type="float" office:value="343582.114285714" calcext:value-type="float">
            <text:p>343582,114285714</text:p>
          </table:table-cell>
          <table:table-cell table:formula="of:=IF([.V87]&gt;[.V$54];[.V87];na)" office:value-type="float" office:value="337952.871428571" calcext:value-type="float">
            <text:p>337952,871428571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Norma</text:p>
          </table:table-cell>
          <table:table-cell table:number-columns-repeated="1023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formula="of:=[.B91]/[.$E91]" office:value-type="float" office:value="0.0525672648535994" calcext:value-type="float">
            <text:p>0,0525672649</text:p>
          </table:table-cell>
          <table:table-cell table:formula="of:=[.C91]/[.$E91]" office:value-type="float" office:value="0.0388618135630633" calcext:value-type="float">
            <text:p>0,0388618136</text:p>
          </table:table-cell>
          <table:table-cell table:formula="of:=[.D91]/[.$E91]" office:value-type="float" office:value="0.0394408446149178" calcext:value-type="float">
            <text:p>0,0394408446</text:p>
          </table:table-cell>
          <table:table-cell table:formula="of:=[.E91]/[.$E91]" office:value-type="float" office:value="1" calcext:value-type="float">
            <text:p>1</text:p>
          </table:table-cell>
          <table:table-cell table:formula="of:=[.F91]/[.$E91]" office:value-type="float" office:value="0.00878731448456707" calcext:value-type="float">
            <text:p>0,0087873145</text:p>
          </table:table-cell>
          <table:table-cell table:formula="of:=[.G91]/[.$E91]" office:value-type="float" office:value="0.230863260041717" calcext:value-type="float">
            <text:p>0,23086326</text:p>
          </table:table-cell>
          <table:table-cell table:formula="of:=[.H91]/[.$E91]" office:value-type="float" office:value="0.0190465543215237" calcext:value-type="float">
            <text:p>0,0190465543</text:p>
          </table:table-cell>
          <table:table-cell table:formula="of:=[.I91]/[.$E91]" office:value-type="float" office:value="0.286653381206284" calcext:value-type="float">
            <text:p>0,2866533812</text:p>
          </table:table-cell>
          <table:table-cell table:formula="of:=[.J91]/[.$E91]" office:value-type="float" office:value="0.065299158080616" calcext:value-type="float">
            <text:p>0,0652991581</text:p>
          </table:table-cell>
          <table:table-cell table:formula="of:=[.K91]/[.$E91]" office:value-type="float" office:value="0.0584134425350971" calcext:value-type="float">
            <text:p>0,0584134425</text:p>
          </table:table-cell>
          <table:table-cell table:formula="of:=[.L91]/[.$E91]" office:value-type="float" office:value="0.0277441036693117" calcext:value-type="float">
            <text:p>0,0277441037</text:p>
          </table:table-cell>
          <table:table-cell table:formula="of:=[.M91]/[.$E91]" office:value-type="float" office:value="0.217110299992734" calcext:value-type="float">
            <text:p>0,2171103</text:p>
          </table:table-cell>
          <table:table-cell table:formula="of:=[.N91]/[.$E91]" office:value-type="float" office:value="0.0776592364543826" calcext:value-type="float">
            <text:p>0,0776592365</text:p>
          </table:table-cell>
          <table:table-cell table:formula="of:=[.O91]/[.$E91]" office:value-type="float" office:value="0.23756056063926" calcext:value-type="float">
            <text:p>0,2375605606</text:p>
          </table:table-cell>
          <table:table-cell table:formula="of:=[.P91]/[.$E91]" office:value-type="float" office:value="0.0221543019877307" calcext:value-type="float">
            <text:p>0,022154302</text:p>
          </table:table-cell>
          <table:table-cell table:formula="of:=[.Q91]/[.$E91]" office:value-type="float" office:value="0.0197584633669756" calcext:value-type="float">
            <text:p>0,0197584634</text:p>
          </table:table-cell>
          <table:table-cell table:formula="of:=[.R91]/[.$E91]" office:value-type="float" office:value="0.104737278474806" calcext:value-type="float">
            <text:p>0,1047372785</text:p>
          </table:table-cell>
          <table:table-cell table:formula="of:=[.S91]/[.$E91]" office:value-type="float" office:value="0.460792452901448" calcext:value-type="float">
            <text:p>0,4607924529</text:p>
          </table:table-cell>
          <table:table-cell table:formula="of:=[.T91]/[.$E91]" office:value-type="float" office:value="0.230684658479771" calcext:value-type="float">
            <text:p>0,2306846585</text:p>
          </table:table-cell>
          <table:table-cell table:formula="of:=[.U91]/[.$E91]" office:value-type="float" office:value="0.244136777880673" calcext:value-type="float">
            <text:p>0,2441367779</text:p>
          </table:table-cell>
          <table:table-cell table:formula="of:=[.V91]/[.$E91]" office:value-type="float" office:value="0.251776989058549" calcext:value-type="float">
            <text:p>0,2517769891</text:p>
          </table:table-cell>
          <table:table-cell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formula="of:=[.B92]/[.$E92]" office:value-type="float" office:value="0.0664155377293176" calcext:value-type="float">
            <text:p>0,0664155377</text:p>
          </table:table-cell>
          <table:table-cell table:formula="of:=[.C92]/[.$E92]" office:value-type="float" office:value="0.0365656313784606" calcext:value-type="float">
            <text:p>0,0365656314</text:p>
          </table:table-cell>
          <table:table-cell table:formula="of:=[.D92]/[.$E92]" office:value-type="float" office:value="0.0328766768769262" calcext:value-type="float">
            <text:p>0,0328766769</text:p>
          </table:table-cell>
          <table:table-cell table:formula="of:=[.E92]/[.$E92]" office:value-type="float" office:value="1" calcext:value-type="float">
            <text:p>1</text:p>
          </table:table-cell>
          <table:table-cell table:formula="of:=[.F92]/[.$E92]" office:value-type="float" office:value="0.0128469528372904" calcext:value-type="float">
            <text:p>0,0128469528</text:p>
          </table:table-cell>
          <table:table-cell table:formula="of:=[.G92]/[.$E92]" office:value-type="float" office:value="0.257935751870858" calcext:value-type="float">
            <text:p>0,2579357519</text:p>
          </table:table-cell>
          <table:table-cell table:formula="of:=[.H92]/[.$E92]" office:value-type="float" office:value="0.0222472205142155" calcext:value-type="float">
            <text:p>0,0222472205</text:p>
          </table:table-cell>
          <table:table-cell table:formula="of:=[.I92]/[.$E92]" office:value-type="float" office:value="0.3178331675701" calcext:value-type="float">
            <text:p>0,3178331676</text:p>
          </table:table-cell>
          <table:table-cell table:formula="of:=[.J92]/[.$E92]" office:value-type="float" office:value="0.0671426291087794" calcext:value-type="float">
            <text:p>0,0671426291</text:p>
          </table:table-cell>
          <table:table-cell table:formula="of:=[.K92]/[.$E92]" office:value-type="float" office:value="0.0622186582339935" calcext:value-type="float">
            <text:p>0,0622186582</text:p>
          </table:table-cell>
          <table:table-cell table:formula="of:=[.L92]/[.$E92]" office:value-type="float" office:value="0.0291738001528233" calcext:value-type="float">
            <text:p>0,0291738002</text:p>
          </table:table-cell>
          <table:table-cell table:formula="of:=[.M92]/[.$E92]" office:value-type="float" office:value="0.23600118631693" calcext:value-type="float">
            <text:p>0,2360011863</text:p>
          </table:table-cell>
          <table:table-cell table:formula="of:=[.N92]/[.$E92]" office:value-type="float" office:value="0.0825925558612652" calcext:value-type="float">
            <text:p>0,0825925559</text:p>
          </table:table-cell>
          <table:table-cell table:formula="of:=[.O92]/[.$E92]" office:value-type="float" office:value="0.263357683055031" calcext:value-type="float">
            <text:p>0,2633576831</text:p>
          </table:table-cell>
          <table:table-cell table:formula="of:=[.P92]/[.$E92]" office:value-type="float" office:value="0.0258610006809988" calcext:value-type="float">
            <text:p>0,0258610007</text:p>
          </table:table-cell>
          <table:table-cell table:formula="of:=[.Q92]/[.$E92]" office:value-type="float" office:value="0.0182047133429485" calcext:value-type="float">
            <text:p>0,0182047133</text:p>
          </table:table-cell>
          <table:table-cell table:formula="of:=[.R92]/[.$E92]" office:value-type="float" office:value="0.104782680150632" calcext:value-type="float">
            <text:p>0,1047826802</text:p>
          </table:table-cell>
          <table:table-cell table:formula="of:=[.S92]/[.$E92]" office:value-type="float" office:value="0.43661162004989" calcext:value-type="float">
            <text:p>0,43661162</text:p>
          </table:table-cell>
          <table:table-cell table:formula="of:=[.T92]/[.$E92]" office:value-type="float" office:value="0.228800072539124" calcext:value-type="float">
            <text:p>0,2288000725</text:p>
          </table:table-cell>
          <table:table-cell table:formula="of:=[.U92]/[.$E92]" office:value-type="float" office:value="0.254930856424482" calcext:value-type="float">
            <text:p>0,2549308564</text:p>
          </table:table-cell>
          <table:table-cell table:formula="of:=[.V92]/[.$E92]" office:value-type="float" office:value="0.283976815815796" calcext:value-type="float">
            <text:p>0,2839768158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[.B93]/[.$E93]" office:value-type="float" office:value="0.0668812016261057" calcext:value-type="float">
            <text:p>0,0668812016</text:p>
          </table:table-cell>
          <table:table-cell table:formula="of:=[.C93]/[.$E93]" office:value-type="float" office:value="0.0394228665965804" calcext:value-type="float">
            <text:p>0,0394228666</text:p>
          </table:table-cell>
          <table:table-cell table:formula="of:=[.D93]/[.$E93]" office:value-type="float" office:value="0.0317653210687217" calcext:value-type="float">
            <text:p>0,0317653211</text:p>
          </table:table-cell>
          <table:table-cell table:formula="of:=[.E93]/[.$E93]" office:value-type="float" office:value="1" calcext:value-type="float">
            <text:p>1</text:p>
          </table:table-cell>
          <table:table-cell table:formula="of:=[.F93]/[.$E93]" office:value-type="float" office:value="0.0119720361252223" calcext:value-type="float">
            <text:p>0,0119720361</text:p>
          </table:table-cell>
          <table:table-cell table:formula="of:=[.G93]/[.$E93]" office:value-type="float" office:value="0.286461779621724" calcext:value-type="float">
            <text:p>0,2864617796</text:p>
          </table:table-cell>
          <table:table-cell table:formula="of:=[.H93]/[.$E93]" office:value-type="float" office:value="0.0219771624795363" calcext:value-type="float">
            <text:p>0,0219771625</text:p>
          </table:table-cell>
          <table:table-cell table:formula="of:=[.I93]/[.$E93]" office:value-type="float" office:value="0.27054222664534" calcext:value-type="float">
            <text:p>0,2705422266</text:p>
          </table:table-cell>
          <table:table-cell table:formula="of:=[.J93]/[.$E93]" office:value-type="float" office:value="0.0620001552191361" calcext:value-type="float">
            <text:p>0,0620001552</text:p>
          </table:table-cell>
          <table:table-cell table:formula="of:=[.K93]/[.$E93]" office:value-type="float" office:value="0.0587555624768991" calcext:value-type="float">
            <text:p>0,0587555625</text:p>
          </table:table-cell>
          <table:table-cell table:formula="of:=[.L93]/[.$E93]" office:value-type="float" office:value="0.0238710199339379" calcext:value-type="float">
            <text:p>0,0238710199</text:p>
          </table:table-cell>
          <table:table-cell table:formula="of:=[.M93]/[.$E93]" office:value-type="float" office:value="0.233060451073011" calcext:value-type="float">
            <text:p>0,2330604511</text:p>
          </table:table-cell>
          <table:table-cell table:formula="of:=[.N93]/[.$E93]" office:value-type="float" office:value="0.0767831296578358" calcext:value-type="float">
            <text:p>0,0767831297</text:p>
          </table:table-cell>
          <table:table-cell table:formula="of:=[.O93]/[.$E93]" office:value-type="float" office:value="0.265719240474997" calcext:value-type="float">
            <text:p>0,2657192405</text:p>
          </table:table-cell>
          <table:table-cell table:formula="of:=[.P93]/[.$E93]" office:value-type="float" office:value="0.0265637082173609" calcext:value-type="float">
            <text:p>0,0265637082</text:p>
          </table:table-cell>
          <table:table-cell table:formula="of:=[.Q93]/[.$E93]" office:value-type="float" office:value="0.0179370184257517" calcext:value-type="float">
            <text:p>0,0179370184</text:p>
          </table:table-cell>
          <table:table-cell table:formula="of:=[.R93]/[.$E93]" office:value-type="float" office:value="0.10035976817781" calcext:value-type="float">
            <text:p>0,1003597682</text:p>
          </table:table-cell>
          <table:table-cell table:formula="of:=[.S93]/[.$E93]" office:value-type="float" office:value="0.404908793680266" calcext:value-type="float">
            <text:p>0,4049087937</text:p>
          </table:table-cell>
          <table:table-cell table:formula="of:=[.T93]/[.$E93]" office:value-type="float" office:value="0.213388371984406" calcext:value-type="float">
            <text:p>0,213388372</text:p>
          </table:table-cell>
          <table:table-cell table:formula="of:=[.U93]/[.$E93]" office:value-type="float" office:value="0.25253746275863" calcext:value-type="float">
            <text:p>0,2525374628</text:p>
          </table:table-cell>
          <table:table-cell table:formula="of:=[.V93]/[.$E93]" office:value-type="float" office:value="0.274545503811783" calcext:value-type="float">
            <text:p>0,2745455038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[.B94]/[.$E94]" office:value-type="float" office:value="0.070473938426401" calcext:value-type="float">
            <text:p>0,0704739384</text:p>
          </table:table-cell>
          <table:table-cell table:formula="of:=[.C94]/[.$E94]" office:value-type="float" office:value="0.0269713754370615" calcext:value-type="float">
            <text:p>0,0269713754</text:p>
          </table:table-cell>
          <table:table-cell table:formula="of:=[.D94]/[.$E94]" office:value-type="float" office:value="0.0295795570380372" calcext:value-type="float">
            <text:p>0,029579557</text:p>
          </table:table-cell>
          <table:table-cell table:formula="of:=[.E94]/[.$E94]" office:value-type="float" office:value="1" calcext:value-type="float">
            <text:p>1</text:p>
          </table:table-cell>
          <table:table-cell table:formula="of:=[.F94]/[.$E94]" office:value-type="float" office:value="0.0129560147965693" calcext:value-type="float">
            <text:p>0,0129560148</text:p>
          </table:table-cell>
          <table:table-cell table:formula="of:=[.G94]/[.$E94]" office:value-type="float" office:value="0.273334400241262" calcext:value-type="float">
            <text:p>0,2733344002</text:p>
          </table:table-cell>
          <table:table-cell table:formula="of:=[.H94]/[.$E94]" office:value-type="float" office:value="0.023207284692409" calcext:value-type="float">
            <text:p>0,0232072847</text:p>
          </table:table-cell>
          <table:table-cell table:formula="of:=[.I94]/[.$E94]" office:value-type="float" office:value="0.278314184197185" calcext:value-type="float">
            <text:p>0,2783141842</text:p>
          </table:table-cell>
          <table:table-cell table:formula="of:=[.J94]/[.$E94]" office:value-type="float" office:value="0.0644695087044923" calcext:value-type="float">
            <text:p>0,0644695087</text:p>
          </table:table-cell>
          <table:table-cell table:formula="of:=[.K94]/[.$E94]" office:value-type="float" office:value="0.061605742040459" calcext:value-type="float">
            <text:p>0,061605742</text:p>
          </table:table-cell>
          <table:table-cell table:formula="of:=[.L94]/[.$E94]" office:value-type="float" office:value="0.0246592553369982" calcext:value-type="float">
            <text:p>0,0246592553</text:p>
          </table:table-cell>
          <table:table-cell table:formula="of:=[.M94]/[.$E94]" office:value-type="float" office:value="0.243433932455875" calcext:value-type="float">
            <text:p>0,2434339325</text:p>
          </table:table-cell>
          <table:table-cell table:formula="of:=[.N94]/[.$E94]" office:value-type="float" office:value="0.0849037717542724" calcext:value-type="float">
            <text:p>0,0849037718</text:p>
          </table:table-cell>
          <table:table-cell table:formula="of:=[.O94]/[.$E94]" office:value-type="float" office:value="0.277906250785185" calcext:value-type="float">
            <text:p>0,2779062508</text:p>
          </table:table-cell>
          <table:table-cell table:formula="of:=[.P94]/[.$E94]" office:value-type="float" office:value="0.0255320557752235" calcext:value-type="float">
            <text:p>0,0255320558</text:p>
          </table:table-cell>
          <table:table-cell table:formula="of:=[.Q94]/[.$E94]" office:value-type="float" office:value="0.0193012581373003" calcext:value-type="float">
            <text:p>0,0193012581</text:p>
          </table:table-cell>
          <table:table-cell table:formula="of:=[.R94]/[.$E94]" office:value-type="float" office:value="0.0978643053578018" calcext:value-type="float">
            <text:p>0,0978643054</text:p>
          </table:table-cell>
          <table:table-cell table:formula="of:=[.S94]/[.$E94]" office:value-type="float" office:value="0.405601548319322" calcext:value-type="float">
            <text:p>0,4056015483</text:p>
          </table:table-cell>
          <table:table-cell table:formula="of:=[.T94]/[.$E94]" office:value-type="float" office:value="0.204297794543027" calcext:value-type="float">
            <text:p>0,2042977945</text:p>
          </table:table-cell>
          <table:table-cell table:formula="of:=[.U94]/[.$E94]" office:value-type="float" office:value="0.265685963154486" calcext:value-type="float">
            <text:p>0,2656859632</text:p>
          </table:table-cell>
          <table:table-cell table:formula="of:=[.V94]/[.$E94]" office:value-type="float" office:value="0.276777320344287" calcext:value-type="float">
            <text:p>0,2767773203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[.B95]/[.$E95]" office:value-type="float" office:value="0.0645405723114793" calcext:value-type="float">
            <text:p>0,0645405723</text:p>
          </table:table-cell>
          <table:table-cell table:formula="of:=[.C95]/[.$E95]" office:value-type="float" office:value="0.0235622726857707" calcext:value-type="float">
            <text:p>0,0235622727</text:p>
          </table:table-cell>
          <table:table-cell table:formula="of:=[.D95]/[.$E95]" office:value-type="float" office:value="0.0262885631654156" calcext:value-type="float">
            <text:p>0,0262885632</text:p>
          </table:table-cell>
          <table:table-cell table:formula="of:=[.E95]/[.$E95]" office:value-type="float" office:value="1" calcext:value-type="float">
            <text:p>1</text:p>
          </table:table-cell>
          <table:table-cell table:formula="of:=[.F95]/[.$E95]" office:value-type="float" office:value="0.00953786325671688" calcext:value-type="float">
            <text:p>0,0095378633</text:p>
          </table:table-cell>
          <table:table-cell table:formula="of:=[.G95]/[.$E95]" office:value-type="float" office:value="0.258288584771084" calcext:value-type="float">
            <text:p>0,2582885848</text:p>
          </table:table-cell>
          <table:table-cell table:formula="of:=[.H95]/[.$E95]" office:value-type="float" office:value="0.0218842114436533" calcext:value-type="float">
            <text:p>0,0218842114</text:p>
          </table:table-cell>
          <table:table-cell table:formula="of:=[.I95]/[.$E95]" office:value-type="float" office:value="0.263051697671693" calcext:value-type="float">
            <text:p>0,2630516977</text:p>
          </table:table-cell>
          <table:table-cell table:formula="of:=[.J95]/[.$E95]" office:value-type="float" office:value="0.0613224930409118" calcext:value-type="float">
            <text:p>0,061322493</text:p>
          </table:table-cell>
          <table:table-cell table:formula="of:=[.K95]/[.$E95]" office:value-type="float" office:value="0.0571846610966666" calcext:value-type="float">
            <text:p>0,0571846611</text:p>
          </table:table-cell>
          <table:table-cell table:formula="of:=[.L95]/[.$E95]" office:value-type="float" office:value="0.021954508603796" calcext:value-type="float">
            <text:p>0,0219545086</text:p>
          </table:table-cell>
          <table:table-cell table:formula="of:=[.M95]/[.$E95]" office:value-type="float" office:value="0.237238663929403" calcext:value-type="float">
            <text:p>0,2372386639</text:p>
          </table:table-cell>
          <table:table-cell table:formula="of:=[.N95]/[.$E95]" office:value-type="float" office:value="0.0782803916244713" calcext:value-type="float">
            <text:p>0,0782803916</text:p>
          </table:table-cell>
          <table:table-cell table:formula="of:=[.O95]/[.$E95]" office:value-type="float" office:value="0.26320932299079" calcext:value-type="float">
            <text:p>0,263209323</text:p>
          </table:table-cell>
          <table:table-cell table:formula="of:=[.P95]/[.$E95]" office:value-type="float" office:value="0.0238024782709494" calcext:value-type="float">
            <text:p>0,0238024783</text:p>
          </table:table-cell>
          <table:table-cell table:formula="of:=[.Q95]/[.$E95]" office:value-type="float" office:value="0.0150322225237707" calcext:value-type="float">
            <text:p>0,0150322225</text:p>
          </table:table-cell>
          <table:table-cell table:formula="of:=[.R95]/[.$E95]" office:value-type="float" office:value="0.094207635260539" calcext:value-type="float">
            <text:p>0,0942076353</text:p>
          </table:table-cell>
          <table:table-cell table:formula="of:=[.S95]/[.$E95]" office:value-type="float" office:value="0.367534584108363" calcext:value-type="float">
            <text:p>0,3675345841</text:p>
          </table:table-cell>
          <table:table-cell table:formula="of:=[.T95]/[.$E95]" office:value-type="float" office:value="0.20028527041116" calcext:value-type="float">
            <text:p>0,2002852704</text:p>
          </table:table-cell>
          <table:table-cell table:formula="of:=[.U95]/[.$E95]" office:value-type="float" office:value="0.254479341658277" calcext:value-type="float">
            <text:p>0,2544793417</text:p>
          </table:table-cell>
          <table:table-cell table:formula="of:=[.V95]/[.$E95]" office:value-type="float" office:value="0.260840423651253" calcext:value-type="float">
            <text:p>0,2608404237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[.B96]/[.$E96]" office:value-type="float" office:value="0.0729678048446912" calcext:value-type="float">
            <text:p>0,0729678048</text:p>
          </table:table-cell>
          <table:table-cell table:formula="of:=[.C96]/[.$E96]" office:value-type="float" office:value="0.0306688052414203" calcext:value-type="float">
            <text:p>0,0306688052</text:p>
          </table:table-cell>
          <table:table-cell table:formula="of:=[.D96]/[.$E96]" office:value-type="float" office:value="0.0279316374577893" calcext:value-type="float">
            <text:p>0,0279316375</text:p>
          </table:table-cell>
          <table:table-cell table:formula="of:=[.E96]/[.$E96]" office:value-type="float" office:value="1" calcext:value-type="float">
            <text:p>1</text:p>
          </table:table-cell>
          <table:table-cell table:formula="of:=[.F96]/[.$E96]" office:value-type="float" office:value="0.0122442120456053" calcext:value-type="float">
            <text:p>0,012244212</text:p>
          </table:table-cell>
          <table:table-cell table:formula="of:=[.G96]/[.$E96]" office:value-type="float" office:value="0.268585284503283" calcext:value-type="float">
            <text:p>0,2685852845</text:p>
          </table:table-cell>
          <table:table-cell table:formula="of:=[.H96]/[.$E96]" office:value-type="float" office:value="0.0239637529357558" calcext:value-type="float">
            <text:p>0,0239637529</text:p>
          </table:table-cell>
          <table:table-cell table:formula="of:=[.I96]/[.$E96]" office:value-type="float" office:value="0.266059522501146" calcext:value-type="float">
            <text:p>0,2660595225</text:p>
          </table:table-cell>
          <table:table-cell table:formula="of:=[.J96]/[.$E96]" office:value-type="float" office:value="0.0628368380773908" calcext:value-type="float">
            <text:p>0,0628368381</text:p>
          </table:table-cell>
          <table:table-cell table:formula="of:=[.K96]/[.$E96]" office:value-type="float" office:value="0.0600954369778955" calcext:value-type="float">
            <text:p>0,060095437</text:p>
          </table:table-cell>
          <table:table-cell table:formula="of:=[.L96]/[.$E96]" office:value-type="float" office:value="0.0221313528197061" calcext:value-type="float">
            <text:p>0,0221313528</text:p>
          </table:table-cell>
          <table:table-cell table:formula="of:=[.M96]/[.$E96]" office:value-type="float" office:value="0.238523167865177" calcext:value-type="float">
            <text:p>0,2385231679</text:p>
          </table:table-cell>
          <table:table-cell table:formula="of:=[.N96]/[.$E96]" office:value-type="float" office:value="0.0833483503645616" calcext:value-type="float">
            <text:p>0,0833483504</text:p>
          </table:table-cell>
          <table:table-cell table:formula="of:=[.O96]/[.$E96]" office:value-type="float" office:value="0.270409510500793" calcext:value-type="float">
            <text:p>0,2704095105</text:p>
          </table:table-cell>
          <table:table-cell table:formula="of:=[.P96]/[.$E96]" office:value-type="float" office:value="0.0248253261558614" calcext:value-type="float">
            <text:p>0,0248253262</text:p>
          </table:table-cell>
          <table:table-cell table:formula="of:=[.Q96]/[.$E96]" office:value-type="float" office:value="0.0174630860950655" calcext:value-type="float">
            <text:p>0,0174630861</text:p>
          </table:table-cell>
          <table:table-cell table:formula="of:=[.R96]/[.$E96]" office:value-type="float" office:value="0.0935848412645495" calcext:value-type="float">
            <text:p>0,0935848413</text:p>
          </table:table-cell>
          <table:table-cell table:formula="of:=[.S96]/[.$E96]" office:value-type="float" office:value="0.373354578782878" calcext:value-type="float">
            <text:p>0,3733545788</text:p>
          </table:table-cell>
          <table:table-cell table:formula="of:=[.T96]/[.$E96]" office:value-type="float" office:value="0.196874473831746" calcext:value-type="float">
            <text:p>0,1968744738</text:p>
          </table:table-cell>
          <table:table-cell table:formula="of:=[.U96]/[.$E96]" office:value-type="float" office:value="0.265198534307417" calcext:value-type="float">
            <text:p>0,2651985343</text:p>
          </table:table-cell>
          <table:table-cell table:formula="of:=[.V96]/[.$E96]" office:value-type="float" office:value="0.266801319696" calcext:value-type="float">
            <text:p>0,2668013197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[.B97]/[.$E97]" office:value-type="float" office:value="0.0686015646726645" calcext:value-type="float">
            <text:p>0,0686015647</text:p>
          </table:table-cell>
          <table:table-cell table:formula="of:=[.C97]/[.$E97]" office:value-type="float" office:value="0.0217596604536675" calcext:value-type="float">
            <text:p>0,0217596605</text:p>
          </table:table-cell>
          <table:table-cell table:formula="of:=[.D97]/[.$E97]" office:value-type="float" office:value="0.0301799451079216" calcext:value-type="float">
            <text:p>0,0301799451</text:p>
          </table:table-cell>
          <table:table-cell table:formula="of:=[.E97]/[.$E97]" office:value-type="float" office:value="1" calcext:value-type="float">
            <text:p>1</text:p>
          </table:table-cell>
          <table:table-cell table:formula="of:=[.F97]/[.$E97]" office:value-type="float" office:value="0.0105875366123504" calcext:value-type="float">
            <text:p>0,0105875366</text:p>
          </table:table-cell>
          <table:table-cell table:formula="of:=[.G97]/[.$E97]" office:value-type="float" office:value="0.274367310564543" calcext:value-type="float">
            <text:p>0,2743673106</text:p>
          </table:table-cell>
          <table:table-cell table:formula="of:=[.H97]/[.$E97]" office:value-type="float" office:value="0.022107477385784" calcext:value-type="float">
            <text:p>0,0221074774</text:p>
          </table:table-cell>
          <table:table-cell table:formula="of:=[.I97]/[.$E97]" office:value-type="float" office:value="0.271689642778334" calcext:value-type="float">
            <text:p>0,2716896428</text:p>
          </table:table-cell>
          <table:table-cell table:formula="of:=[.J97]/[.$E97]" office:value-type="float" office:value="0.0593791185816681" calcext:value-type="float">
            <text:p>0,0593791186</text:p>
          </table:table-cell>
          <table:table-cell table:formula="of:=[.K97]/[.$E97]" office:value-type="float" office:value="0.0607028148058538" calcext:value-type="float">
            <text:p>0,0607028148</text:p>
          </table:table-cell>
          <table:table-cell table:formula="of:=[.L97]/[.$E97]" office:value-type="float" office:value="0.0215206981334063" calcext:value-type="float">
            <text:p>0,0215206981</text:p>
          </table:table-cell>
          <table:table-cell table:formula="of:=[.M97]/[.$E97]" office:value-type="float" office:value="0.242955090904482" calcext:value-type="float">
            <text:p>0,2429550909</text:p>
          </table:table-cell>
          <table:table-cell table:formula="of:=[.N97]/[.$E97]" office:value-type="float" office:value="0.0805212479182926" calcext:value-type="float">
            <text:p>0,0805212479</text:p>
          </table:table-cell>
          <table:table-cell table:formula="of:=[.O97]/[.$E97]" office:value-type="float" office:value="0.271908233576678" calcext:value-type="float">
            <text:p>0,2719082336</text:p>
          </table:table-cell>
          <table:table-cell table:formula="of:=[.P97]/[.$E97]" office:value-type="float" office:value="0.0240200416382789" calcext:value-type="float">
            <text:p>0,0240200416</text:p>
          </table:table-cell>
          <table:table-cell table:formula="of:=[.Q97]/[.$E97]" office:value-type="float" office:value="0.017838781824606" calcext:value-type="float">
            <text:p>0,0178387818</text:p>
          </table:table-cell>
          <table:table-cell table:formula="of:=[.R97]/[.$E97]" office:value-type="float" office:value="0.0899162205475446" calcext:value-type="float">
            <text:p>0,0899162205</text:p>
          </table:table-cell>
          <table:table-cell table:formula="of:=[.S97]/[.$E97]" office:value-type="float" office:value="0.363481123469817" calcext:value-type="float">
            <text:p>0,3634811235</text:p>
          </table:table-cell>
          <table:table-cell table:formula="of:=[.T97]/[.$E97]" office:value-type="float" office:value="0.199425048143505" calcext:value-type="float">
            <text:p>0,1994250481</text:p>
          </table:table-cell>
          <table:table-cell table:formula="of:=[.U97]/[.$E97]" office:value-type="float" office:value="0.253955982772094" calcext:value-type="float">
            <text:p>0,2539559828</text:p>
          </table:table-cell>
          <table:table-cell table:formula="of:=[.V97]/[.$E97]" office:value-type="float" office:value="0.247637054357669" calcext:value-type="float">
            <text:p>0,2476370544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[.B98]/[.$E98]" office:value-type="float" office:value="0.0716800105820358" calcext:value-type="float">
            <text:p>0,0716800106</text:p>
          </table:table-cell>
          <table:table-cell table:formula="of:=[.C98]/[.$E98]" office:value-type="float" office:value="0.0221846491209532" calcext:value-type="float">
            <text:p>0,0221846491</text:p>
          </table:table-cell>
          <table:table-cell table:formula="of:=[.D98]/[.$E98]" office:value-type="float" office:value="0.0263161730985165" calcext:value-type="float">
            <text:p>0,0263161731</text:p>
          </table:table-cell>
          <table:table-cell table:formula="of:=[.E98]/[.$E98]" office:value-type="float" office:value="1" calcext:value-type="float">
            <text:p>1</text:p>
          </table:table-cell>
          <table:table-cell table:formula="of:=[.F98]/[.$E98]" office:value-type="float" office:value="0.0129458664511476" calcext:value-type="float">
            <text:p>0,0129458665</text:p>
          </table:table-cell>
          <table:table-cell table:formula="of:=[.G98]/[.$E98]" office:value-type="float" office:value="0.276520805739419" calcext:value-type="float">
            <text:p>0,2765208057</text:p>
          </table:table-cell>
          <table:table-cell table:formula="of:=[.H98]/[.$E98]" office:value-type="float" office:value="0.0231621795832492" calcext:value-type="float">
            <text:p>0,0231621796</text:p>
          </table:table-cell>
          <table:table-cell table:formula="of:=[.I98]/[.$E98]" office:value-type="float" office:value="0.277377953347307" calcext:value-type="float">
            <text:p>0,2773779533</text:p>
          </table:table-cell>
          <table:table-cell table:formula="of:=[.J98]/[.$E98]" office:value-type="float" office:value="0.0606898996371057" calcext:value-type="float">
            <text:p>0,0606898996</text:p>
          </table:table-cell>
          <table:table-cell table:formula="of:=[.K98]/[.$E98]" office:value-type="float" office:value="0.057819956124634" calcext:value-type="float">
            <text:p>0,0578199561</text:p>
          </table:table-cell>
          <table:table-cell table:formula="of:=[.L98]/[.$E98]" office:value-type="float" office:value="0.0214895931470341" calcext:value-type="float">
            <text:p>0,0214895931</text:p>
          </table:table-cell>
          <table:table-cell table:formula="of:=[.M98]/[.$E98]" office:value-type="float" office:value="0.236310475919791" calcext:value-type="float">
            <text:p>0,2363104759</text:p>
          </table:table-cell>
          <table:table-cell table:formula="of:=[.N98]/[.$E98]" office:value-type="float" office:value="0.0820845383936304" calcext:value-type="float">
            <text:p>0,0820845384</text:p>
          </table:table-cell>
          <table:table-cell table:formula="of:=[.O98]/[.$E98]" office:value-type="float" office:value="0.284366164492904" calcext:value-type="float">
            <text:p>0,2843661645</text:p>
          </table:table-cell>
          <table:table-cell table:formula="of:=[.P98]/[.$E98]" office:value-type="float" office:value="0.0251544345068355" calcext:value-type="float">
            <text:p>0,0251544345</text:p>
          </table:table-cell>
          <table:table-cell table:formula="of:=[.Q98]/[.$E98]" office:value-type="float" office:value="0.0160169336967373" calcext:value-type="float">
            <text:p>0,0160169337</text:p>
          </table:table-cell>
          <table:table-cell table:formula="of:=[.R98]/[.$E98]" office:value-type="float" office:value="0.0931381696752625" calcext:value-type="float">
            <text:p>0,0931381697</text:p>
          </table:table-cell>
          <table:table-cell table:formula="of:=[.S98]/[.$E98]" office:value-type="float" office:value="0.354183764562783" calcext:value-type="float">
            <text:p>0,3541837646</text:p>
          </table:table-cell>
          <table:table-cell table:formula="of:=[.T98]/[.$E98]" office:value-type="float" office:value="0.189301852206092" calcext:value-type="float">
            <text:p>0,1893018522</text:p>
          </table:table-cell>
          <table:table-cell table:formula="of:=[.U98]/[.$E98]" office:value-type="float" office:value="0.258638310501687" calcext:value-type="float">
            <text:p>0,2586383105</text:p>
          </table:table-cell>
          <table:table-cell table:formula="of:=[.V98]/[.$E98]" office:value-type="float" office:value="0.258761852855441" calcext:value-type="float">
            <text:p>0,2587618529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B99]/[.$E99]" office:value-type="float" office:value="0.0691605061778667" calcext:value-type="float">
            <text:p>0,0691605062</text:p>
          </table:table-cell>
          <table:table-cell table:formula="of:=[.C99]/[.$E99]" office:value-type="float" office:value="0.0193740843142141" calcext:value-type="float">
            <text:p>0,0193740843</text:p>
          </table:table-cell>
          <table:table-cell table:formula="of:=[.D99]/[.$E99]" office:value-type="float" office:value="0.029292868699767" calcext:value-type="float">
            <text:p>0,0292928687</text:p>
          </table:table-cell>
          <table:table-cell table:formula="of:=[.E99]/[.$E99]" office:value-type="float" office:value="1" calcext:value-type="float">
            <text:p>1</text:p>
          </table:table-cell>
          <table:table-cell table:formula="of:=[.F99]/[.$E99]" office:value-type="float" office:value="0.0106146569282401" calcext:value-type="float">
            <text:p>0,0106146569</text:p>
          </table:table-cell>
          <table:table-cell table:formula="of:=[.G99]/[.$E99]" office:value-type="float" office:value="0.260712874608242" calcext:value-type="float">
            <text:p>0,2607128746</text:p>
          </table:table-cell>
          <table:table-cell table:formula="of:=[.H99]/[.$E99]" office:value-type="float" office:value="0.0206581865079986" calcext:value-type="float">
            <text:p>0,0206581865</text:p>
          </table:table-cell>
          <table:table-cell table:formula="of:=[.I99]/[.$E99]" office:value-type="float" office:value="0.258468830330122" calcext:value-type="float">
            <text:p>0,2584688303</text:p>
          </table:table-cell>
          <table:table-cell table:formula="of:=[.J99]/[.$E99]" office:value-type="float" office:value="0.0592693472640114" calcext:value-type="float">
            <text:p>0,0592693473</text:p>
          </table:table-cell>
          <table:table-cell table:formula="of:=[.K99]/[.$E99]" office:value-type="float" office:value="0.0560254210830608" calcext:value-type="float">
            <text:p>0,0560254211</text:p>
          </table:table-cell>
          <table:table-cell table:formula="of:=[.L99]/[.$E99]" office:value-type="float" office:value="0.0208195819539327" calcext:value-type="float">
            <text:p>0,020819582</text:p>
          </table:table-cell>
          <table:table-cell table:formula="of:=[.M99]/[.$E99]" office:value-type="float" office:value="0.226544420165375" calcext:value-type="float">
            <text:p>0,2265444202</text:p>
          </table:table-cell>
          <table:table-cell table:formula="of:=[.N99]/[.$E99]" office:value-type="float" office:value="0.0797504310753351" calcext:value-type="float">
            <text:p>0,0797504311</text:p>
          </table:table-cell>
          <table:table-cell table:formula="of:=[.O99]/[.$E99]" office:value-type="float" office:value="0.267140765573812" calcext:value-type="float">
            <text:p>0,2671407656</text:p>
          </table:table-cell>
          <table:table-cell table:formula="of:=[.P99]/[.$E99]" office:value-type="float" office:value="0.0232032003110036" calcext:value-type="float">
            <text:p>0,0232032003</text:p>
          </table:table-cell>
          <table:table-cell table:formula="of:=[.Q99]/[.$E99]" office:value-type="float" office:value="0.0148324671008447" calcext:value-type="float">
            <text:p>0,0148324671</text:p>
          </table:table-cell>
          <table:table-cell table:formula="of:=[.R99]/[.$E99]" office:value-type="float" office:value="0.0867956066613004" calcext:value-type="float">
            <text:p>0,0867956067</text:p>
          </table:table-cell>
          <table:table-cell table:formula="of:=[.S99]/[.$E99]" office:value-type="float" office:value="0.347984865650562" calcext:value-type="float">
            <text:p>0,3479848657</text:p>
          </table:table-cell>
          <table:table-cell table:formula="of:=[.T99]/[.$E99]" office:value-type="float" office:value="0.180542343467042" calcext:value-type="float">
            <text:p>0,1805423435</text:p>
          </table:table-cell>
          <table:table-cell table:formula="of:=[.U99]/[.$E99]" office:value-type="float" office:value="0.244842798923922" calcext:value-type="float">
            <text:p>0,2448427989</text:p>
          </table:table-cell>
          <table:table-cell table:formula="of:=[.V99]/[.$E99]" office:value-type="float" office:value="0.243505280021615" calcext:value-type="float">
            <text:p>0,24350528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[.B100]/[.$E100]" office:value-type="float" office:value="0.0754429155900514" calcext:value-type="float">
            <text:p>0,0754429156</text:p>
          </table:table-cell>
          <table:table-cell table:formula="of:=[.C100]/[.$E100]" office:value-type="float" office:value="0.0227726991969973" calcext:value-type="float">
            <text:p>0,0227726992</text:p>
          </table:table-cell>
          <table:table-cell table:formula="of:=[.D100]/[.$E100]" office:value-type="float" office:value="0.0345736566520273" calcext:value-type="float">
            <text:p>0,0345736567</text:p>
          </table:table-cell>
          <table:table-cell table:formula="of:=[.E100]/[.$E100]" office:value-type="float" office:value="1" calcext:value-type="float">
            <text:p>1</text:p>
          </table:table-cell>
          <table:table-cell table:formula="of:=[.F100]/[.$E100]" office:value-type="float" office:value="0.0195113479232276" calcext:value-type="float">
            <text:p>0,0195113479</text:p>
          </table:table-cell>
          <table:table-cell table:formula="of:=[.G100]/[.$E100]" office:value-type="float" office:value="0.300113885696524" calcext:value-type="float">
            <text:p>0,3001138857</text:p>
          </table:table-cell>
          <table:table-cell table:formula="of:=[.H100]/[.$E100]" office:value-type="float" office:value="0.0262372928257454" calcext:value-type="float">
            <text:p>0,0262372928</text:p>
          </table:table-cell>
          <table:table-cell table:formula="of:=[.I100]/[.$E100]" office:value-type="float" office:value="0.312077398159017" calcext:value-type="float">
            <text:p>0,3120773982</text:p>
          </table:table-cell>
          <table:table-cell table:formula="of:=[.J100]/[.$E100]" office:value-type="float" office:value="0.0661479897759663" calcext:value-type="float">
            <text:p>0,0661479898</text:p>
          </table:table-cell>
          <table:table-cell table:formula="of:=[.K100]/[.$E100]" office:value-type="float" office:value="0.0663013678785453" calcext:value-type="float">
            <text:p>0,0663013679</text:p>
          </table:table-cell>
          <table:table-cell table:formula="of:=[.L100]/[.$E100]" office:value-type="float" office:value="0.0225798921184751" calcext:value-type="float">
            <text:p>0,0225798921</text:p>
          </table:table-cell>
          <table:table-cell table:formula="of:=[.M100]/[.$E100]" office:value-type="float" office:value="0.264817831685825" calcext:value-type="float">
            <text:p>0,2648178317</text:p>
          </table:table-cell>
          <table:table-cell table:formula="of:=[.N100]/[.$E100]" office:value-type="float" office:value="0.0897480017826726" calcext:value-type="float">
            <text:p>0,0897480018</text:p>
          </table:table-cell>
          <table:table-cell table:formula="of:=[.O100]/[.$E100]" office:value-type="float" office:value="0.30527521435439" calcext:value-type="float">
            <text:p>0,3052752144</text:p>
          </table:table-cell>
          <table:table-cell table:formula="of:=[.P100]/[.$E100]" office:value-type="float" office:value="0.0279683517298732" calcext:value-type="float">
            <text:p>0,0279683517</text:p>
          </table:table-cell>
          <table:table-cell table:formula="of:=[.Q100]/[.$E100]" office:value-type="float" office:value="0.0152803753147438" calcext:value-type="float">
            <text:p>0,0152803753</text:p>
          </table:table-cell>
          <table:table-cell table:formula="of:=[.R100]/[.$E100]" office:value-type="float" office:value="0.101481211786043" calcext:value-type="float">
            <text:p>0,1014812118</text:p>
          </table:table-cell>
          <table:table-cell table:formula="of:=[.S100]/[.$E100]" office:value-type="float" office:value="0.428702231984912" calcext:value-type="float">
            <text:p>0,428702232</text:p>
          </table:table-cell>
          <table:table-cell table:formula="of:=[.T100]/[.$E100]" office:value-type="float" office:value="0.212435751690919" calcext:value-type="float">
            <text:p>0,2124357517</text:p>
          </table:table-cell>
          <table:table-cell table:formula="of:=[.U100]/[.$E100]" office:value-type="float" office:value="0.287218052897317" calcext:value-type="float">
            <text:p>0,2872180529</text:p>
          </table:table-cell>
          <table:table-cell table:formula="of:=[.V100]/[.$E100]" office:value-type="float" office:value="0.280345594667222" calcext:value-type="float">
            <text:p>0,2803455947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101]/[.$E101]" office:value-type="float" office:value="0.0703197338990149" calcext:value-type="float">
            <text:p>0,0703197339</text:p>
          </table:table-cell>
          <table:table-cell table:formula="of:=[.C101]/[.$E101]" office:value-type="float" office:value="0.0217956695627349" calcext:value-type="float">
            <text:p>0,0217956696</text:p>
          </table:table-cell>
          <table:table-cell table:formula="of:=[.D101]/[.$E101]" office:value-type="float" office:value="0.02834865954889" calcext:value-type="float">
            <text:p>0,0283486595</text:p>
          </table:table-cell>
          <table:table-cell table:formula="of:=[.E101]/[.$E101]" office:value-type="float" office:value="1" calcext:value-type="float">
            <text:p>1</text:p>
          </table:table-cell>
          <table:table-cell table:formula="of:=[.F101]/[.$E101]" office:value-type="float" office:value="0.0134782909707075" calcext:value-type="float">
            <text:p>0,013478291</text:p>
          </table:table-cell>
          <table:table-cell table:formula="of:=[.G101]/[.$E101]" office:value-type="float" office:value="0.274474124424435" calcext:value-type="float">
            <text:p>0,2744741244</text:p>
          </table:table-cell>
          <table:table-cell table:formula="of:=[.H101]/[.$E101]" office:value-type="float" office:value="0.0224252370853512" calcext:value-type="float">
            <text:p>0,0224252371</text:p>
          </table:table-cell>
          <table:table-cell table:formula="of:=[.I101]/[.$E101]" office:value-type="float" office:value="0.259442491286739" calcext:value-type="float">
            <text:p>0,2594424913</text:p>
          </table:table-cell>
          <table:table-cell table:formula="of:=[.J101]/[.$E101]" office:value-type="float" office:value="0.0605209828486236" calcext:value-type="float">
            <text:p>0,0605209828</text:p>
          </table:table-cell>
          <table:table-cell table:formula="of:=[.K101]/[.$E101]" office:value-type="float" office:value="0.059208193245161" calcext:value-type="float">
            <text:p>0,0592081932</text:p>
          </table:table-cell>
          <table:table-cell table:formula="of:=[.L101]/[.$E101]" office:value-type="float" office:value="0.0230570563911639" calcext:value-type="float">
            <text:p>0,0230570564</text:p>
          </table:table-cell>
          <table:table-cell table:formula="of:=[.M101]/[.$E101]" office:value-type="float" office:value="0.241356818953244" calcext:value-type="float">
            <text:p>0,241356819</text:p>
          </table:table-cell>
          <table:table-cell table:formula="of:=[.N101]/[.$E101]" office:value-type="float" office:value="0.0829655153865365" calcext:value-type="float">
            <text:p>0,0829655154</text:p>
          </table:table-cell>
          <table:table-cell table:formula="of:=[.O101]/[.$E101]" office:value-type="float" office:value="0.286754107614097" calcext:value-type="float">
            <text:p>0,2867541076</text:p>
          </table:table-cell>
          <table:table-cell table:formula="of:=[.P101]/[.$E101]" office:value-type="float" office:value="0.0249942402394686" calcext:value-type="float">
            <text:p>0,0249942402</text:p>
          </table:table-cell>
          <table:table-cell table:formula="of:=[.Q101]/[.$E101]" office:value-type="float" office:value="0.0147009218926583" calcext:value-type="float">
            <text:p>0,0147009219</text:p>
          </table:table-cell>
          <table:table-cell table:formula="of:=[.R101]/[.$E101]" office:value-type="float" office:value="0.0936656688387671" calcext:value-type="float">
            <text:p>0,0936656688</text:p>
          </table:table-cell>
          <table:table-cell table:formula="of:=[.S101]/[.$E101]" office:value-type="float" office:value="0.367741712935554" calcext:value-type="float">
            <text:p>0,3677417129</text:p>
          </table:table-cell>
          <table:table-cell table:formula="of:=[.T101]/[.$E101]" office:value-type="float" office:value="0.191717248398194" calcext:value-type="float">
            <text:p>0,1917172484</text:p>
          </table:table-cell>
          <table:table-cell table:formula="of:=[.U101]/[.$E101]" office:value-type="float" office:value="0.273768035096992" calcext:value-type="float">
            <text:p>0,2737680351</text:p>
          </table:table-cell>
          <table:table-cell table:formula="of:=[.V101]/[.$E101]" office:value-type="float" office:value="0.258608030905181" calcext:value-type="float">
            <text:p>0,2586080309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[.B102]/[.$E102]" office:value-type="float" office:value="0.0738162981920808" calcext:value-type="float">
            <text:p>0,0738162982</text:p>
          </table:table-cell>
          <table:table-cell table:formula="of:=[.C102]/[.$E102]" office:value-type="float" office:value="0.0225178974970524" calcext:value-type="float">
            <text:p>0,0225178975</text:p>
          </table:table-cell>
          <table:table-cell table:formula="of:=[.D102]/[.$E102]" office:value-type="float" office:value="0.0273862288760026" calcext:value-type="float">
            <text:p>0,0273862289</text:p>
          </table:table-cell>
          <table:table-cell table:formula="of:=[.E102]/[.$E102]" office:value-type="float" office:value="1" calcext:value-type="float">
            <text:p>1</text:p>
          </table:table-cell>
          <table:table-cell table:formula="of:=[.F102]/[.$E102]" office:value-type="float" office:value="0.0101236514156064" calcext:value-type="float">
            <text:p>0,0101236514</text:p>
          </table:table-cell>
          <table:table-cell table:formula="of:=[.G102]/[.$E102]" office:value-type="float" office:value="0.285287154374648" calcext:value-type="float">
            <text:p>0,2852871544</text:p>
          </table:table-cell>
          <table:table-cell table:formula="of:=[.H102]/[.$E102]" office:value-type="float" office:value="0.0230426830506332" calcext:value-type="float">
            <text:p>0,0230426831</text:p>
          </table:table-cell>
          <table:table-cell table:formula="of:=[.I102]/[.$E102]" office:value-type="float" office:value="0.273658908739605" calcext:value-type="float">
            <text:p>0,2736589087</text:p>
          </table:table-cell>
          <table:table-cell table:formula="of:=[.J102]/[.$E102]" office:value-type="float" office:value="0.0634476544242724" calcext:value-type="float">
            <text:p>0,0634476544</text:p>
          </table:table-cell>
          <table:table-cell table:formula="of:=[.K102]/[.$E102]" office:value-type="float" office:value="0.0591973294648131" calcext:value-type="float">
            <text:p>0,0591973295</text:p>
          </table:table-cell>
          <table:table-cell table:formula="of:=[.L102]/[.$E102]" office:value-type="float" office:value="0.0224271581004688" calcext:value-type="float">
            <text:p>0,0224271581</text:p>
          </table:table-cell>
          <table:table-cell table:formula="of:=[.M102]/[.$E102]" office:value-type="float" office:value="0.253250662027384" calcext:value-type="float">
            <text:p>0,253250662</text:p>
          </table:table-cell>
          <table:table-cell table:formula="of:=[.N102]/[.$E102]" office:value-type="float" office:value="0.0833368219577203" calcext:value-type="float">
            <text:p>0,083336822</text:p>
          </table:table-cell>
          <table:table-cell table:formula="of:=[.O102]/[.$E102]" office:value-type="float" office:value="0.294182910470365" calcext:value-type="float">
            <text:p>0,2941829105</text:p>
          </table:table-cell>
          <table:table-cell table:formula="of:=[.P102]/[.$E102]" office:value-type="float" office:value="0.0261812796125564" calcext:value-type="float">
            <text:p>0,0261812796</text:p>
          </table:table-cell>
          <table:table-cell table:formula="of:=[.Q102]/[.$E102]" office:value-type="float" office:value="0.0140743916976828" calcext:value-type="float">
            <text:p>0,0140743917</text:p>
          </table:table-cell>
          <table:table-cell table:formula="of:=[.R102]/[.$E102]" office:value-type="float" office:value="0.095219372989765" calcext:value-type="float">
            <text:p>0,095219373</text:p>
          </table:table-cell>
          <table:table-cell table:formula="of:=[.S102]/[.$E102]" office:value-type="float" office:value="0.357150586439015" calcext:value-type="float">
            <text:p>0,3571505864</text:p>
          </table:table-cell>
          <table:table-cell table:formula="of:=[.T102]/[.$E102]" office:value-type="float" office:value="0.196635366698527" calcext:value-type="float">
            <text:p>0,1966353667</text:p>
          </table:table-cell>
          <table:table-cell table:formula="of:=[.U102]/[.$E102]" office:value-type="float" office:value="0.270988626722827" calcext:value-type="float">
            <text:p>0,2709886267</text:p>
          </table:table-cell>
          <table:table-cell table:formula="of:=[.V102]/[.$E102]" office:value-type="float" office:value="0.264619116912177" calcext:value-type="float">
            <text:p>0,2646191169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B103]/[.$E103]" office:value-type="float" office:value="0.0720161269859957" calcext:value-type="float">
            <text:p>0,072016127</text:p>
          </table:table-cell>
          <table:table-cell table:formula="of:=[.C103]/[.$E103]" office:value-type="float" office:value="0.020940806709204" calcext:value-type="float">
            <text:p>0,0209408067</text:p>
          </table:table-cell>
          <table:table-cell table:formula="of:=[.D103]/[.$E103]" office:value-type="float" office:value="0.0300437586899128" calcext:value-type="float">
            <text:p>0,0300437587</text:p>
          </table:table-cell>
          <table:table-cell table:formula="of:=[.E103]/[.$E103]" office:value-type="float" office:value="1" calcext:value-type="float">
            <text:p>1</text:p>
          </table:table-cell>
          <table:table-cell table:formula="of:=[.F103]/[.$E103]" office:value-type="float" office:value="0.0103763896635687" calcext:value-type="float">
            <text:p>0,0103763897</text:p>
          </table:table-cell>
          <table:table-cell table:formula="of:=[.G103]/[.$E103]" office:value-type="float" office:value="0.270230887541302" calcext:value-type="float">
            <text:p>0,2702308875</text:p>
          </table:table-cell>
          <table:table-cell table:formula="of:=[.H103]/[.$E103]" office:value-type="float" office:value="0.0232888534687076" calcext:value-type="float">
            <text:p>0,0232888535</text:p>
          </table:table-cell>
          <table:table-cell table:formula="of:=[.I103]/[.$E103]" office:value-type="float" office:value="0.265186920820222" calcext:value-type="float">
            <text:p>0,2651869208</text:p>
          </table:table-cell>
          <table:table-cell table:formula="of:=[.J103]/[.$E103]" office:value-type="float" office:value="0.0632085997584051" calcext:value-type="float">
            <text:p>0,0632085998</text:p>
          </table:table-cell>
          <table:table-cell table:formula="of:=[.K103]/[.$E103]" office:value-type="float" office:value="0.0589313149951366" calcext:value-type="float">
            <text:p>0,058931315</text:p>
          </table:table-cell>
          <table:table-cell table:formula="of:=[.L103]/[.$E103]" office:value-type="float" office:value="0.0213950115068905" calcext:value-type="float">
            <text:p>0,0213950115</text:p>
          </table:table-cell>
          <table:table-cell table:formula="of:=[.M103]/[.$E103]" office:value-type="float" office:value="0.245409694941047" calcext:value-type="float">
            <text:p>0,2454096949</text:p>
          </table:table-cell>
          <table:table-cell table:formula="of:=[.N103]/[.$E103]" office:value-type="float" office:value="0.0789353050944107" calcext:value-type="float">
            <text:p>0,0789353051</text:p>
          </table:table-cell>
          <table:table-cell table:formula="of:=[.O103]/[.$E103]" office:value-type="float" office:value="0.289363718946327" calcext:value-type="float">
            <text:p>0,2893637189</text:p>
          </table:table-cell>
          <table:table-cell table:formula="of:=[.P103]/[.$E103]" office:value-type="float" office:value="0.0249078995808346" calcext:value-type="float">
            <text:p>0,0249078996</text:p>
          </table:table-cell>
          <table:table-cell table:formula="of:=[.Q103]/[.$E103]" office:value-type="float" office:value="0.0150614155145668" calcext:value-type="float">
            <text:p>0,0150614155</text:p>
          </table:table-cell>
          <table:table-cell table:formula="of:=[.R103]/[.$E103]" office:value-type="float" office:value="0.0945357877759082" calcext:value-type="float">
            <text:p>0,0945357878</text:p>
          </table:table-cell>
          <table:table-cell table:formula="of:=[.S103]/[.$E103]" office:value-type="float" office:value="0.359991704167957" calcext:value-type="float">
            <text:p>0,3599917042</text:p>
          </table:table-cell>
          <table:table-cell table:formula="of:=[.T103]/[.$E103]" office:value-type="float" office:value="0.199959926843534" calcext:value-type="float">
            <text:p>0,1999599268</text:p>
          </table:table-cell>
          <table:table-cell table:formula="of:=[.U103]/[.$E103]" office:value-type="float" office:value="0.280347760885738" calcext:value-type="float">
            <text:p>0,2803477609</text:p>
          </table:table-cell>
          <table:table-cell table:formula="of:=[.V103]/[.$E103]" office:value-type="float" office:value="0.270254631788318" calcext:value-type="float">
            <text:p>0,2702546318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[.B104]/[.$E104]" office:value-type="float" office:value="0.0733703272782304" calcext:value-type="float">
            <text:p>0,0733703273</text:p>
          </table:table-cell>
          <table:table-cell table:formula="of:=[.C104]/[.$E104]" office:value-type="float" office:value="0.0222565972458655" calcext:value-type="float">
            <text:p>0,0222565972</text:p>
          </table:table-cell>
          <table:table-cell table:formula="of:=[.D104]/[.$E104]" office:value-type="float" office:value="0.0291241866624685" calcext:value-type="float">
            <text:p>0,0291241867</text:p>
          </table:table-cell>
          <table:table-cell table:formula="of:=[.E104]/[.$E104]" office:value-type="float" office:value="1" calcext:value-type="float">
            <text:p>1</text:p>
          </table:table-cell>
          <table:table-cell table:formula="of:=[.F104]/[.$E104]" office:value-type="float" office:value="0.0100709939604028" calcext:value-type="float">
            <text:p>0,010070994</text:p>
          </table:table-cell>
          <table:table-cell table:formula="of:=[.G104]/[.$E104]" office:value-type="float" office:value="0.285475810295224" calcext:value-type="float">
            <text:p>0,2854758103</text:p>
          </table:table-cell>
          <table:table-cell table:formula="of:=[.H104]/[.$E104]" office:value-type="float" office:value="0.0240176460431511" calcext:value-type="float">
            <text:p>0,024017646</text:p>
          </table:table-cell>
          <table:table-cell table:formula="of:=[.I104]/[.$E104]" office:value-type="float" office:value="0.270476749571885" calcext:value-type="float">
            <text:p>0,2704767496</text:p>
          </table:table-cell>
          <table:table-cell table:formula="of:=[.J104]/[.$E104]" office:value-type="float" office:value="0.0633821961797193" calcext:value-type="float">
            <text:p>0,0633821962</text:p>
          </table:table-cell>
          <table:table-cell table:formula="of:=[.K104]/[.$E104]" office:value-type="float" office:value="0.0587517705996326" calcext:value-type="float">
            <text:p>0,0587517706</text:p>
          </table:table-cell>
          <table:table-cell table:formula="of:=[.L104]/[.$E104]" office:value-type="float" office:value="0.0214722689009387" calcext:value-type="float">
            <text:p>0,0214722689</text:p>
          </table:table-cell>
          <table:table-cell table:formula="of:=[.M104]/[.$E104]" office:value-type="float" office:value="0.244272429276963" calcext:value-type="float">
            <text:p>0,2442724293</text:p>
          </table:table-cell>
          <table:table-cell table:formula="of:=[.N104]/[.$E104]" office:value-type="float" office:value="0.0840476376160401" calcext:value-type="float">
            <text:p>0,0840476376</text:p>
          </table:table-cell>
          <table:table-cell table:formula="of:=[.O104]/[.$E104]" office:value-type="float" office:value="0.300056553672297" calcext:value-type="float">
            <text:p>0,3000565537</text:p>
          </table:table-cell>
          <table:table-cell table:formula="of:=[.P104]/[.$E104]" office:value-type="float" office:value="0.0275557865775384" calcext:value-type="float">
            <text:p>0,0275557866</text:p>
          </table:table-cell>
          <table:table-cell table:formula="of:=[.Q104]/[.$E104]" office:value-type="float" office:value="0.0152295843223999" calcext:value-type="float">
            <text:p>0,0152295843</text:p>
          </table:table-cell>
          <table:table-cell table:formula="of:=[.R104]/[.$E104]" office:value-type="float" office:value="0.0988875622300298" calcext:value-type="float">
            <text:p>0,0988875622</text:p>
          </table:table-cell>
          <table:table-cell table:formula="of:=[.S104]/[.$E104]" office:value-type="float" office:value="0.369642071235292" calcext:value-type="float">
            <text:p>0,3696420712</text:p>
          </table:table-cell>
          <table:table-cell table:formula="of:=[.T104]/[.$E104]" office:value-type="float" office:value="0.201389004503663" calcext:value-type="float">
            <text:p>0,2013890045</text:p>
          </table:table-cell>
          <table:table-cell table:formula="of:=[.U104]/[.$E104]" office:value-type="float" office:value="0.288923964615043" calcext:value-type="float">
            <text:p>0,2889239646</text:p>
          </table:table-cell>
          <table:table-cell table:formula="of:=[.V104]/[.$E104]" office:value-type="float" office:value="0.269145524285634" calcext:value-type="float">
            <text:p>0,2691455243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05]/[.$E105]" office:value-type="float" office:value="0.0733000565019794" calcext:value-type="float">
            <text:p>0,0733000565</text:p>
          </table:table-cell>
          <table:table-cell table:formula="of:=[.C105]/[.$E105]" office:value-type="float" office:value="0.0217338375876904" calcext:value-type="float">
            <text:p>0,0217338376</text:p>
          </table:table-cell>
          <table:table-cell table:formula="of:=[.D105]/[.$E105]" office:value-type="float" office:value="0.025134393394097" calcext:value-type="float">
            <text:p>0,0251343934</text:p>
          </table:table-cell>
          <table:table-cell table:formula="of:=[.E105]/[.$E105]" office:value-type="float" office:value="1" calcext:value-type="float">
            <text:p>1</text:p>
          </table:table-cell>
          <table:table-cell table:formula="of:=[.F105]/[.$E105]" office:value-type="float" office:value="0.0128153363395343" calcext:value-type="float">
            <text:p>0,0128153363</text:p>
          </table:table-cell>
          <table:table-cell table:formula="of:=[.G105]/[.$E105]" office:value-type="float" office:value="0.28244367592013" calcext:value-type="float">
            <text:p>0,2824436759</text:p>
          </table:table-cell>
          <table:table-cell table:formula="of:=[.H105]/[.$E105]" office:value-type="float" office:value="0.0241931002883442" calcext:value-type="float">
            <text:p>0,0241931003</text:p>
          </table:table-cell>
          <table:table-cell table:formula="of:=[.I105]/[.$E105]" office:value-type="float" office:value="0.265952361867316" calcext:value-type="float">
            <text:p>0,2659523619</text:p>
          </table:table-cell>
          <table:table-cell table:formula="of:=[.J105]/[.$E105]" office:value-type="float" office:value="0.0626312415377744" calcext:value-type="float">
            <text:p>0,0626312415</text:p>
          </table:table-cell>
          <table:table-cell table:formula="of:=[.K105]/[.$E105]" office:value-type="float" office:value="0.0598758228092007" calcext:value-type="float">
            <text:p>0,0598758228</text:p>
          </table:table-cell>
          <table:table-cell table:formula="of:=[.L105]/[.$E105]" office:value-type="float" office:value="0.0191732436185044" calcext:value-type="float">
            <text:p>0,0191732436</text:p>
          </table:table-cell>
          <table:table-cell table:formula="of:=[.M105]/[.$E105]" office:value-type="float" office:value="0.248908284545" calcext:value-type="float">
            <text:p>0,2489082845</text:p>
          </table:table-cell>
          <table:table-cell table:formula="of:=[.N105]/[.$E105]" office:value-type="float" office:value="0.0887807071183037" calcext:value-type="float">
            <text:p>0,0887807071</text:p>
          </table:table-cell>
          <table:table-cell table:formula="of:=[.O105]/[.$E105]" office:value-type="float" office:value="0.287776153949309" calcext:value-type="float">
            <text:p>0,2877761539</text:p>
          </table:table-cell>
          <table:table-cell table:formula="of:=[.P105]/[.$E105]" office:value-type="float" office:value="0.025940634792411" calcext:value-type="float">
            <text:p>0,0259406348</text:p>
          </table:table-cell>
          <table:table-cell table:formula="of:=[.Q105]/[.$E105]" office:value-type="float" office:value="0.0148052421216488" calcext:value-type="float">
            <text:p>0,0148052421</text:p>
          </table:table-cell>
          <table:table-cell table:formula="of:=[.R105]/[.$E105]" office:value-type="float" office:value="0.0965315794359667" calcext:value-type="float">
            <text:p>0,0965315794</text:p>
          </table:table-cell>
          <table:table-cell table:formula="of:=[.S105]/[.$E105]" office:value-type="float" office:value="0.356706369475999" calcext:value-type="float">
            <text:p>0,3567063695</text:p>
          </table:table-cell>
          <table:table-cell table:formula="of:=[.T105]/[.$E105]" office:value-type="float" office:value="0.190114614902091" calcext:value-type="float">
            <text:p>0,1901146149</text:p>
          </table:table-cell>
          <table:table-cell table:formula="of:=[.U105]/[.$E105]" office:value-type="float" office:value="0.275947797761423" calcext:value-type="float">
            <text:p>0,2759477978</text:p>
          </table:table-cell>
          <table:table-cell table:formula="of:=[.V105]/[.$E105]" office:value-type="float" office:value="0.259658906313704" calcext:value-type="float">
            <text:p>0,2596589063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[.B106]/[.$E106]" office:value-type="float" office:value="0.071545718781064" calcext:value-type="float">
            <text:p>0,0715457188</text:p>
          </table:table-cell>
          <table:table-cell table:formula="of:=[.C106]/[.$E106]" office:value-type="float" office:value="0.0201094741575922" calcext:value-type="float">
            <text:p>0,0201094742</text:p>
          </table:table-cell>
          <table:table-cell table:formula="of:=[.D106]/[.$E106]" office:value-type="float" office:value="0.0295678589937418" calcext:value-type="float">
            <text:p>0,029567859</text:p>
          </table:table-cell>
          <table:table-cell table:formula="of:=[.E106]/[.$E106]" office:value-type="float" office:value="1" calcext:value-type="float">
            <text:p>1</text:p>
          </table:table-cell>
          <table:table-cell table:formula="of:=[.F106]/[.$E106]" office:value-type="float" office:value="0.0102159194201618" calcext:value-type="float">
            <text:p>0,0102159194</text:p>
          </table:table-cell>
          <table:table-cell table:formula="of:=[.G106]/[.$E106]" office:value-type="float" office:value="0.275474481281727" calcext:value-type="float">
            <text:p>0,2754744813</text:p>
          </table:table-cell>
          <table:table-cell table:formula="of:=[.H106]/[.$E106]" office:value-type="float" office:value="0.0222014000056031" calcext:value-type="float">
            <text:p>0,0222014</text:p>
          </table:table-cell>
          <table:table-cell table:formula="of:=[.I106]/[.$E106]" office:value-type="float" office:value="0.264272756964943" calcext:value-type="float">
            <text:p>0,264272757</text:p>
          </table:table-cell>
          <table:table-cell table:formula="of:=[.J106]/[.$E106]" office:value-type="float" office:value="0.0621720321264452" calcext:value-type="float">
            <text:p>0,0621720321</text:p>
          </table:table-cell>
          <table:table-cell table:formula="of:=[.K106]/[.$E106]" office:value-type="float" office:value="0.0608661045877523" calcext:value-type="float">
            <text:p>0,0608661046</text:p>
          </table:table-cell>
          <table:table-cell table:formula="of:=[.L106]/[.$E106]" office:value-type="float" office:value="0.0214052309845576" calcext:value-type="float">
            <text:p>0,021405231</text:p>
          </table:table-cell>
          <table:table-cell table:formula="of:=[.M106]/[.$E106]" office:value-type="float" office:value="0.243462930451297" calcext:value-type="float">
            <text:p>0,2434629305</text:p>
          </table:table-cell>
          <table:table-cell table:formula="of:=[.N106]/[.$E106]" office:value-type="float" office:value="0.0828338228098756" calcext:value-type="float">
            <text:p>0,0828338228</text:p>
          </table:table-cell>
          <table:table-cell table:formula="of:=[.O106]/[.$E106]" office:value-type="float" office:value="0.289262684852049" calcext:value-type="float">
            <text:p>0,2892626849</text:p>
          </table:table-cell>
          <table:table-cell table:formula="of:=[.P106]/[.$E106]" office:value-type="float" office:value="0.0261433660875431" calcext:value-type="float">
            <text:p>0,0261433661</text:p>
          </table:table-cell>
          <table:table-cell table:formula="of:=[.Q106]/[.$E106]" office:value-type="float" office:value="0.0138764176792529" calcext:value-type="float">
            <text:p>0,0138764177</text:p>
          </table:table-cell>
          <table:table-cell table:formula="of:=[.R106]/[.$E106]" office:value-type="float" office:value="0.0969691044656731" calcext:value-type="float">
            <text:p>0,0969691045</text:p>
          </table:table-cell>
          <table:table-cell table:formula="of:=[.S106]/[.$E106]" office:value-type="float" office:value="0.356734096005587" calcext:value-type="float">
            <text:p>0,356734096</text:p>
          </table:table-cell>
          <table:table-cell table:formula="of:=[.T106]/[.$E106]" office:value-type="float" office:value="0.191727454928282" calcext:value-type="float">
            <text:p>0,1917274549</text:p>
          </table:table-cell>
          <table:table-cell table:formula="of:=[.U106]/[.$E106]" office:value-type="float" office:value="0.272587262846748" calcext:value-type="float">
            <text:p>0,2725872628</text:p>
          </table:table-cell>
          <table:table-cell table:formula="of:=[.V106]/[.$E106]" office:value-type="float" office:value="0.26084590991605" calcext:value-type="float">
            <text:p>0,2608459099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[.B107]/[.$E107]" office:value-type="float" office:value="0.0695302799456115" calcext:value-type="float">
            <text:p>0,0695302799</text:p>
          </table:table-cell>
          <table:table-cell table:formula="of:=[.C107]/[.$E107]" office:value-type="float" office:value="0.019959937497517" calcext:value-type="float">
            <text:p>0,0199599375</text:p>
          </table:table-cell>
          <table:table-cell table:formula="of:=[.D107]/[.$E107]" office:value-type="float" office:value="0.0252957004618001" calcext:value-type="float">
            <text:p>0,0252957005</text:p>
          </table:table-cell>
          <table:table-cell table:formula="of:=[.E107]/[.$E107]" office:value-type="float" office:value="1" calcext:value-type="float">
            <text:p>1</text:p>
          </table:table-cell>
          <table:table-cell table:formula="of:=[.F107]/[.$E107]" office:value-type="float" office:value="0.0100325233716836" calcext:value-type="float">
            <text:p>0,0100325234</text:p>
          </table:table-cell>
          <table:table-cell table:formula="of:=[.G107]/[.$E107]" office:value-type="float" office:value="0.27288888583831" calcext:value-type="float">
            <text:p>0,2728888858</text:p>
          </table:table-cell>
          <table:table-cell table:formula="of:=[.H107]/[.$E107]" office:value-type="float" office:value="0.021446416068464" calcext:value-type="float">
            <text:p>0,0214464161</text:p>
          </table:table-cell>
          <table:table-cell table:formula="of:=[.I107]/[.$E107]" office:value-type="float" office:value="0.254016948279368" calcext:value-type="float">
            <text:p>0,2540169483</text:p>
          </table:table-cell>
          <table:table-cell table:formula="of:=[.J107]/[.$E107]" office:value-type="float" office:value="0.0580548166142255" calcext:value-type="float">
            <text:p>0,0580548166</text:p>
          </table:table-cell>
          <table:table-cell table:formula="of:=[.K107]/[.$E107]" office:value-type="float" office:value="0.0551102453671709" calcext:value-type="float">
            <text:p>0,0551102454</text:p>
          </table:table-cell>
          <table:table-cell table:formula="of:=[.L107]/[.$E107]" office:value-type="float" office:value="0.0194913957292142" calcext:value-type="float">
            <text:p>0,0194913957</text:p>
          </table:table-cell>
          <table:table-cell table:formula="of:=[.M107]/[.$E107]" office:value-type="float" office:value="0.236176054671233" calcext:value-type="float">
            <text:p>0,2361760547</text:p>
          </table:table-cell>
          <table:table-cell table:formula="of:=[.N107]/[.$E107]" office:value-type="float" office:value="0.0796015333889767" calcext:value-type="float">
            <text:p>0,0796015334</text:p>
          </table:table-cell>
          <table:table-cell table:formula="of:=[.O107]/[.$E107]" office:value-type="float" office:value="0.275984625547875" calcext:value-type="float">
            <text:p>0,2759846255</text:p>
          </table:table-cell>
          <table:table-cell table:formula="of:=[.P107]/[.$E107]" office:value-type="float" office:value="0.0264076946250087" calcext:value-type="float">
            <text:p>0,0264076946</text:p>
          </table:table-cell>
          <table:table-cell table:formula="of:=[.Q107]/[.$E107]" office:value-type="float" office:value="0.0141940719975261" calcext:value-type="float">
            <text:p>0,014194072</text:p>
          </table:table-cell>
          <table:table-cell table:formula="of:=[.R107]/[.$E107]" office:value-type="float" office:value="0.0915519854217489" calcext:value-type="float">
            <text:p>0,0915519854</text:p>
          </table:table-cell>
          <table:table-cell table:formula="of:=[.S107]/[.$E107]" office:value-type="float" office:value="0.347208413020819" calcext:value-type="float">
            <text:p>0,347208413</text:p>
          </table:table-cell>
          <table:table-cell table:formula="of:=[.T107]/[.$E107]" office:value-type="float" office:value="0.187627003369914" calcext:value-type="float">
            <text:p>0,1876270034</text:p>
          </table:table-cell>
          <table:table-cell table:formula="of:=[.U107]/[.$E107]" office:value-type="float" office:value="0.26590878654158" calcext:value-type="float">
            <text:p>0,2659087865</text:p>
          </table:table-cell>
          <table:table-cell table:formula="of:=[.V107]/[.$E107]" office:value-type="float" office:value="0.249691531217572" calcext:value-type="float">
            <text:p>0,2496915312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[.B108]/[.$E108]" office:value-type="float" office:value="0.0736802755399787" calcext:value-type="float">
            <text:p>0,0736802755</text:p>
          </table:table-cell>
          <table:table-cell table:formula="of:=[.C108]/[.$E108]" office:value-type="float" office:value="0.0186595983532668" calcext:value-type="float">
            <text:p>0,0186595984</text:p>
          </table:table-cell>
          <table:table-cell table:formula="of:=[.D108]/[.$E108]" office:value-type="float" office:value="0.0254347333461703" calcext:value-type="float">
            <text:p>0,0254347333</text:p>
          </table:table-cell>
          <table:table-cell table:formula="of:=[.E108]/[.$E108]" office:value-type="float" office:value="1" calcext:value-type="float">
            <text:p>1</text:p>
          </table:table-cell>
          <table:table-cell table:formula="of:=[.F108]/[.$E108]" office:value-type="float" office:value="0.010115736918223" calcext:value-type="float">
            <text:p>0,0101157369</text:p>
          </table:table-cell>
          <table:table-cell table:formula="of:=[.G108]/[.$E108]" office:value-type="float" office:value="0.275706688774964" calcext:value-type="float">
            <text:p>0,2757066888</text:p>
          </table:table-cell>
          <table:table-cell table:formula="of:=[.H108]/[.$E108]" office:value-type="float" office:value="0.0232190705981612" calcext:value-type="float">
            <text:p>0,0232190706</text:p>
          </table:table-cell>
          <table:table-cell table:formula="of:=[.I108]/[.$E108]" office:value-type="float" office:value="0.255807816114491" calcext:value-type="float">
            <text:p>0,2558078161</text:p>
          </table:table-cell>
          <table:table-cell table:formula="of:=[.J108]/[.$E108]" office:value-type="float" office:value="0.0619248689180293" calcext:value-type="float">
            <text:p>0,0619248689</text:p>
          </table:table-cell>
          <table:table-cell table:formula="of:=[.K108]/[.$E108]" office:value-type="float" office:value="0.0582578941895712" calcext:value-type="float">
            <text:p>0,0582578942</text:p>
          </table:table-cell>
          <table:table-cell table:formula="of:=[.L108]/[.$E108]" office:value-type="float" office:value="0.0194624720112496" calcext:value-type="float">
            <text:p>0,019462472</text:p>
          </table:table-cell>
          <table:table-cell table:formula="of:=[.M108]/[.$E108]" office:value-type="float" office:value="0.247738119894478" calcext:value-type="float">
            <text:p>0,2477381199</text:p>
          </table:table-cell>
          <table:table-cell table:formula="of:=[.N108]/[.$E108]" office:value-type="float" office:value="0.0801670449594284" calcext:value-type="float">
            <text:p>0,080167045</text:p>
          </table:table-cell>
          <table:table-cell table:formula="of:=[.O108]/[.$E108]" office:value-type="float" office:value="0.280532535179488" calcext:value-type="float">
            <text:p>0,2805325352</text:p>
          </table:table-cell>
          <table:table-cell table:formula="of:=[.P108]/[.$E108]" office:value-type="float" office:value="0.0252565877277031" calcext:value-type="float">
            <text:p>0,0252565877</text:p>
          </table:table-cell>
          <table:table-cell table:formula="of:=[.Q108]/[.$E108]" office:value-type="float" office:value="0.0126601182201786" calcext:value-type="float">
            <text:p>0,0126601182</text:p>
          </table:table-cell>
          <table:table-cell table:formula="of:=[.R108]/[.$E108]" office:value-type="float" office:value="0.092515795092843" calcext:value-type="float">
            <text:p>0,0925157951</text:p>
          </table:table-cell>
          <table:table-cell table:formula="of:=[.S108]/[.$E108]" office:value-type="float" office:value="0.360936622302452" calcext:value-type="float">
            <text:p>0,3609366223</text:p>
          </table:table-cell>
          <table:table-cell table:formula="of:=[.T108]/[.$E108]" office:value-type="float" office:value="0.18760857944607" calcext:value-type="float">
            <text:p>0,1876085794</text:p>
          </table:table-cell>
          <table:table-cell table:formula="of:=[.U108]/[.$E108]" office:value-type="float" office:value="0.267392903027996" calcext:value-type="float">
            <text:p>0,267392903</text:p>
          </table:table-cell>
          <table:table-cell table:formula="of:=[.V108]/[.$E108]" office:value-type="float" office:value="0.260783153578044" calcext:value-type="float">
            <text:p>0,2607831536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[.B109]/[.$E109]" office:value-type="float" office:value="0.0717871897627536" calcext:value-type="float">
            <text:p>0,0717871898</text:p>
          </table:table-cell>
          <table:table-cell table:formula="of:=[.C109]/[.$E109]" office:value-type="float" office:value="0.0199676121791545" calcext:value-type="float">
            <text:p>0,0199676122</text:p>
          </table:table-cell>
          <table:table-cell table:formula="of:=[.D109]/[.$E109]" office:value-type="float" office:value="0.029058513729775" calcext:value-type="float">
            <text:p>0,0290585137</text:p>
          </table:table-cell>
          <table:table-cell table:formula="of:=[.E109]/[.$E109]" office:value-type="float" office:value="1" calcext:value-type="float">
            <text:p>1</text:p>
          </table:table-cell>
          <table:table-cell table:formula="of:=[.F109]/[.$E109]" office:value-type="float" office:value="0.011244786915157" calcext:value-type="float">
            <text:p>0,0112447869</text:p>
          </table:table-cell>
          <table:table-cell table:formula="of:=[.G109]/[.$E109]" office:value-type="float" office:value="0.275078442975419" calcext:value-type="float">
            <text:p>0,275078443</text:p>
          </table:table-cell>
          <table:table-cell table:formula="of:=[.H109]/[.$E109]" office:value-type="float" office:value="0.0238076472075458" calcext:value-type="float">
            <text:p>0,0238076472</text:p>
          </table:table-cell>
          <table:table-cell table:formula="of:=[.I109]/[.$E109]" office:value-type="float" office:value="0.262161160118948" calcext:value-type="float">
            <text:p>0,2621611601</text:p>
          </table:table-cell>
          <table:table-cell table:formula="of:=[.J109]/[.$E109]" office:value-type="float" office:value="0.0610955593840802" calcext:value-type="float">
            <text:p>0,0610955594</text:p>
          </table:table-cell>
          <table:table-cell table:formula="of:=[.K109]/[.$E109]" office:value-type="float" office:value="0.0589557956266574" calcext:value-type="float">
            <text:p>0,0589557956</text:p>
          </table:table-cell>
          <table:table-cell table:formula="of:=[.L109]/[.$E109]" office:value-type="float" office:value="0.0211106329236252" calcext:value-type="float">
            <text:p>0,0211106329</text:p>
          </table:table-cell>
          <table:table-cell table:formula="of:=[.M109]/[.$E109]" office:value-type="float" office:value="0.241601450646344" calcext:value-type="float">
            <text:p>0,2416014506</text:p>
          </table:table-cell>
          <table:table-cell table:formula="of:=[.N109]/[.$E109]" office:value-type="float" office:value="0.0808626617562039" calcext:value-type="float">
            <text:p>0,0808626618</text:p>
          </table:table-cell>
          <table:table-cell table:formula="of:=[.O109]/[.$E109]" office:value-type="float" office:value="0.292996337909982" calcext:value-type="float">
            <text:p>0,2929963379</text:p>
          </table:table-cell>
          <table:table-cell table:formula="of:=[.P109]/[.$E109]" office:value-type="float" office:value="0.0239498096815697" calcext:value-type="float">
            <text:p>0,0239498097</text:p>
          </table:table-cell>
          <table:table-cell table:formula="of:=[.Q109]/[.$E109]" office:value-type="float" office:value="0.0140462138950489" calcext:value-type="float">
            <text:p>0,0140462139</text:p>
          </table:table-cell>
          <table:table-cell table:formula="of:=[.R109]/[.$E109]" office:value-type="float" office:value="0.0954287911155695" calcext:value-type="float">
            <text:p>0,0954287911</text:p>
          </table:table-cell>
          <table:table-cell table:formula="of:=[.S109]/[.$E109]" office:value-type="float" office:value="0.344432898801841" calcext:value-type="float">
            <text:p>0,3444328988</text:p>
          </table:table-cell>
          <table:table-cell table:formula="of:=[.T109]/[.$E109]" office:value-type="float" office:value="0.193634498439647" calcext:value-type="float">
            <text:p>0,1936344984</text:p>
          </table:table-cell>
          <table:table-cell table:formula="of:=[.U109]/[.$E109]" office:value-type="float" office:value="0.271020735283159" calcext:value-type="float">
            <text:p>0,2710207353</text:p>
          </table:table-cell>
          <table:table-cell table:formula="of:=[.V109]/[.$E109]" office:value-type="float" office:value="0.260830390055802" calcext:value-type="float">
            <text:p>0,2608303901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[.B110]/[.$E110]" office:value-type="float" office:value="0.0699201714691352" calcext:value-type="float">
            <text:p>0,0699201715</text:p>
          </table:table-cell>
          <table:table-cell table:formula="of:=[.C110]/[.$E110]" office:value-type="float" office:value="0.0202673313728076" calcext:value-type="float">
            <text:p>0,0202673314</text:p>
          </table:table-cell>
          <table:table-cell table:formula="of:=[.D110]/[.$E110]" office:value-type="float" office:value="0.0293973372766759" calcext:value-type="float">
            <text:p>0,0293973373</text:p>
          </table:table-cell>
          <table:table-cell table:formula="of:=[.E110]/[.$E110]" office:value-type="float" office:value="1" calcext:value-type="float">
            <text:p>1</text:p>
          </table:table-cell>
          <table:table-cell table:formula="of:=[.F110]/[.$E110]" office:value-type="float" office:value="0.00882703881918644" calcext:value-type="float">
            <text:p>0,0088270388</text:p>
          </table:table-cell>
          <table:table-cell table:formula="of:=[.G110]/[.$E110]" office:value-type="float" office:value="0.275593622607919" calcext:value-type="float">
            <text:p>0,2755936226</text:p>
          </table:table-cell>
          <table:table-cell table:formula="of:=[.H110]/[.$E110]" office:value-type="float" office:value="0.024136710232388" calcext:value-type="float">
            <text:p>0,0241367102</text:p>
          </table:table-cell>
          <table:table-cell table:formula="of:=[.I110]/[.$E110]" office:value-type="float" office:value="0.258644845490581" calcext:value-type="float">
            <text:p>0,2586448455</text:p>
          </table:table-cell>
          <table:table-cell table:formula="of:=[.J110]/[.$E110]" office:value-type="float" office:value="0.0604499564273398" calcext:value-type="float">
            <text:p>0,0604499564</text:p>
          </table:table-cell>
          <table:table-cell table:formula="of:=[.K110]/[.$E110]" office:value-type="float" office:value="0.060506247763715" calcext:value-type="float">
            <text:p>0,0605062478</text:p>
          </table:table-cell>
          <table:table-cell table:formula="of:=[.L110]/[.$E110]" office:value-type="float" office:value="0.0191188883649342" calcext:value-type="float">
            <text:p>0,0191188884</text:p>
          </table:table-cell>
          <table:table-cell table:formula="of:=[.M110]/[.$E110]" office:value-type="float" office:value="0.246150803405955" calcext:value-type="float">
            <text:p>0,2461508034</text:p>
          </table:table-cell>
          <table:table-cell table:formula="of:=[.N110]/[.$E110]" office:value-type="float" office:value="0.0814726021760938" calcext:value-type="float">
            <text:p>0,0814726022</text:p>
          </table:table-cell>
          <table:table-cell table:formula="of:=[.O110]/[.$E110]" office:value-type="float" office:value="0.286359188902558" calcext:value-type="float">
            <text:p>0,2863591889</text:p>
          </table:table-cell>
          <table:table-cell table:formula="of:=[.P110]/[.$E110]" office:value-type="float" office:value="0.0252861832242667" calcext:value-type="float">
            <text:p>0,0252861832</text:p>
          </table:table-cell>
          <table:table-cell table:formula="of:=[.Q110]/[.$E110]" office:value-type="float" office:value="0.0145190014810303" calcext:value-type="float">
            <text:p>0,0145190015</text:p>
          </table:table-cell>
          <table:table-cell table:formula="of:=[.R110]/[.$E110]" office:value-type="float" office:value="0.0955498055704614" calcext:value-type="float">
            <text:p>0,0955498056</text:p>
          </table:table-cell>
          <table:table-cell table:formula="of:=[.S110]/[.$E110]" office:value-type="float" office:value="0.350860787990673" calcext:value-type="float">
            <text:p>0,350860788</text:p>
          </table:table-cell>
          <table:table-cell table:formula="of:=[.T110]/[.$E110]" office:value-type="float" office:value="0.196087487578664" calcext:value-type="float">
            <text:p>0,1960874876</text:p>
          </table:table-cell>
          <table:table-cell table:formula="of:=[.U110]/[.$E110]" office:value-type="float" office:value="0.265746845413777" calcext:value-type="float">
            <text:p>0,2657468454</text:p>
          </table:table-cell>
          <table:table-cell table:formula="of:=[.V110]/[.$E110]" office:value-type="float" office:value="0.261325254182163" calcext:value-type="float">
            <text:p>0,2613252542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[.B111]/[.$E111]" office:value-type="float" office:value="0.0696917858452551" calcext:value-type="float">
            <text:p>0,0696917858</text:p>
          </table:table-cell>
          <table:table-cell table:formula="of:=[.C111]/[.$E111]" office:value-type="float" office:value="0.0198958162156011" calcext:value-type="float">
            <text:p>0,0198958162</text:p>
          </table:table-cell>
          <table:table-cell table:formula="of:=[.D111]/[.$E111]" office:value-type="float" office:value="0.0268368828142993" calcext:value-type="float">
            <text:p>0,0268368828</text:p>
          </table:table-cell>
          <table:table-cell table:formula="of:=[.E111]/[.$E111]" office:value-type="float" office:value="1" calcext:value-type="float">
            <text:p>1</text:p>
          </table:table-cell>
          <table:table-cell table:formula="of:=[.F111]/[.$E111]" office:value-type="float" office:value="0.00866750618738248" calcext:value-type="float">
            <text:p>0,0086675062</text:p>
          </table:table-cell>
          <table:table-cell table:formula="of:=[.G111]/[.$E111]" office:value-type="float" office:value="0.263326810905348" calcext:value-type="float">
            <text:p>0,2633268109</text:p>
          </table:table-cell>
          <table:table-cell table:formula="of:=[.H111]/[.$E111]" office:value-type="float" office:value="0.021968671876504" calcext:value-type="float">
            <text:p>0,0219686719</text:p>
          </table:table-cell>
          <table:table-cell table:formula="of:=[.I111]/[.$E111]" office:value-type="float" office:value="0.259745454589742" calcext:value-type="float">
            <text:p>0,2597454546</text:p>
          </table:table-cell>
          <table:table-cell table:formula="of:=[.J111]/[.$E111]" office:value-type="float" office:value="0.0618450440932128" calcext:value-type="float">
            <text:p>0,0618450441</text:p>
          </table:table-cell>
          <table:table-cell table:formula="of:=[.K111]/[.$E111]" office:value-type="float" office:value="0.0579860720355268" calcext:value-type="float">
            <text:p>0,057986072</text:p>
          </table:table-cell>
          <table:table-cell table:formula="of:=[.L111]/[.$E111]" office:value-type="float" office:value="0.0205191856664725" calcext:value-type="float">
            <text:p>0,0205191857</text:p>
          </table:table-cell>
          <table:table-cell table:formula="of:=[.M111]/[.$E111]" office:value-type="float" office:value="0.2363686835341" calcext:value-type="float">
            <text:p>0,2363686835</text:p>
          </table:table-cell>
          <table:table-cell table:formula="of:=[.N111]/[.$E111]" office:value-type="float" office:value="0.0807595795752845" calcext:value-type="float">
            <text:p>0,0807595796</text:p>
          </table:table-cell>
          <table:table-cell table:formula="of:=[.O111]/[.$E111]" office:value-type="float" office:value="0.278631882359298" calcext:value-type="float">
            <text:p>0,2786318824</text:p>
          </table:table-cell>
          <table:table-cell table:formula="of:=[.P111]/[.$E111]" office:value-type="float" office:value="0.0255014085799268" calcext:value-type="float">
            <text:p>0,0255014086</text:p>
          </table:table-cell>
          <table:table-cell table:formula="of:=[.Q111]/[.$E111]" office:value-type="float" office:value="0.0135866763759174" calcext:value-type="float">
            <text:p>0,0135866764</text:p>
          </table:table-cell>
          <table:table-cell table:formula="of:=[.R111]/[.$E111]" office:value-type="float" office:value="0.0938973124304826" calcext:value-type="float">
            <text:p>0,0938973124</text:p>
          </table:table-cell>
          <table:table-cell table:formula="of:=[.S111]/[.$E111]" office:value-type="float" office:value="0.348732057990303" calcext:value-type="float">
            <text:p>0,348732058</text:p>
          </table:table-cell>
          <table:table-cell table:formula="of:=[.T111]/[.$E111]" office:value-type="float" office:value="0.187143863477411" calcext:value-type="float">
            <text:p>0,1871438635</text:p>
          </table:table-cell>
          <table:table-cell table:formula="of:=[.U111]/[.$E111]" office:value-type="float" office:value="0.268639350186437" calcext:value-type="float">
            <text:p>0,2686393502</text:p>
          </table:table-cell>
          <table:table-cell table:formula="of:=[.V111]/[.$E111]" office:value-type="float" office:value="0.26198632621215" calcext:value-type="float">
            <text:p>0,2619863262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[.B112]/[.$E112]" office:value-type="float" office:value="0.0713995005072103" calcext:value-type="float">
            <text:p>0,0713995005</text:p>
          </table:table-cell>
          <table:table-cell table:formula="of:=[.C112]/[.$E112]" office:value-type="float" office:value="0.0198653003441329" calcext:value-type="float">
            <text:p>0,0198653003</text:p>
          </table:table-cell>
          <table:table-cell table:formula="of:=[.D112]/[.$E112]" office:value-type="float" office:value="0.025939014835343" calcext:value-type="float">
            <text:p>0,0259390148</text:p>
          </table:table-cell>
          <table:table-cell table:formula="of:=[.E112]/[.$E112]" office:value-type="float" office:value="1" calcext:value-type="float">
            <text:p>1</text:p>
          </table:table-cell>
          <table:table-cell table:formula="of:=[.F112]/[.$E112]" office:value-type="float" office:value="0.0142697851324851" calcext:value-type="float">
            <text:p>0,0142697851</text:p>
          </table:table-cell>
          <table:table-cell table:formula="of:=[.G112]/[.$E112]" office:value-type="float" office:value="0.280662938684234" calcext:value-type="float">
            <text:p>0,2806629387</text:p>
          </table:table-cell>
          <table:table-cell table:formula="of:=[.H112]/[.$E112]" office:value-type="float" office:value="0.0228734444497832" calcext:value-type="float">
            <text:p>0,0228734444</text:p>
          </table:table-cell>
          <table:table-cell table:formula="of:=[.I112]/[.$E112]" office:value-type="float" office:value="0.259100766240894" calcext:value-type="float">
            <text:p>0,2591007662</text:p>
          </table:table-cell>
          <table:table-cell table:formula="of:=[.J112]/[.$E112]" office:value-type="float" office:value="0.061189736814973" calcext:value-type="float">
            <text:p>0,0611897368</text:p>
          </table:table-cell>
          <table:table-cell table:formula="of:=[.K112]/[.$E112]" office:value-type="float" office:value="0.060503136958809" calcext:value-type="float">
            <text:p>0,060503137</text:p>
          </table:table-cell>
          <table:table-cell table:formula="of:=[.L112]/[.$E112]" office:value-type="float" office:value="0.0201993767621276" calcext:value-type="float">
            <text:p>0,0201993768</text:p>
          </table:table-cell>
          <table:table-cell table:formula="of:=[.M112]/[.$E112]" office:value-type="float" office:value="0.245343580991383" calcext:value-type="float">
            <text:p>0,245343581</text:p>
          </table:table-cell>
          <table:table-cell table:formula="of:=[.N112]/[.$E112]" office:value-type="float" office:value="0.0821786063221093" calcext:value-type="float">
            <text:p>0,0821786063</text:p>
          </table:table-cell>
          <table:table-cell table:formula="of:=[.O112]/[.$E112]" office:value-type="float" office:value="0.28760570421141" calcext:value-type="float">
            <text:p>0,2876057042</text:p>
          </table:table-cell>
          <table:table-cell table:formula="of:=[.P112]/[.$E112]" office:value-type="float" office:value="0.0245700296934137" calcext:value-type="float">
            <text:p>0,0245700297</text:p>
          </table:table-cell>
          <table:table-cell table:formula="of:=[.Q112]/[.$E112]" office:value-type="float" office:value="0.0137367633390188" calcext:value-type="float">
            <text:p>0,0137367633</text:p>
          </table:table-cell>
          <table:table-cell table:formula="of:=[.R112]/[.$E112]" office:value-type="float" office:value="0.0971555897477596" calcext:value-type="float">
            <text:p>0,0971555897</text:p>
          </table:table-cell>
          <table:table-cell table:formula="of:=[.S112]/[.$E112]" office:value-type="float" office:value="0.361254075210995" calcext:value-type="float">
            <text:p>0,3612540752</text:p>
          </table:table-cell>
          <table:table-cell table:formula="of:=[.T112]/[.$E112]" office:value-type="float" office:value="0.191518066743459" calcext:value-type="float">
            <text:p>0,1915180667</text:p>
          </table:table-cell>
          <table:table-cell table:formula="of:=[.U112]/[.$E112]" office:value-type="float" office:value="0.269963711114589" calcext:value-type="float">
            <text:p>0,2699637111</text:p>
          </table:table-cell>
          <table:table-cell table:formula="of:=[.V112]/[.$E112]" office:value-type="float" office:value="0.260646299957485" calcext:value-type="float">
            <text:p>0,2606463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[.B113]/[.$E113]" office:value-type="float" office:value="0.0694000412270709" calcext:value-type="float">
            <text:p>0,0694000412</text:p>
          </table:table-cell>
          <table:table-cell table:formula="of:=[.C113]/[.$E113]" office:value-type="float" office:value="0.019962130547771" calcext:value-type="float">
            <text:p>0,0199621305</text:p>
          </table:table-cell>
          <table:table-cell table:formula="of:=[.D113]/[.$E113]" office:value-type="float" office:value="0.0258432188194825" calcext:value-type="float">
            <text:p>0,0258432188</text:p>
          </table:table-cell>
          <table:table-cell table:formula="of:=[.E113]/[.$E113]" office:value-type="float" office:value="1" calcext:value-type="float">
            <text:p>1</text:p>
          </table:table-cell>
          <table:table-cell table:formula="of:=[.F113]/[.$E113]" office:value-type="float" office:value="0.0111026624029882" calcext:value-type="float">
            <text:p>0,0111026624</text:p>
          </table:table-cell>
          <table:table-cell table:formula="of:=[.G113]/[.$E113]" office:value-type="float" office:value="0.274823898827723" calcext:value-type="float">
            <text:p>0,2748238988</text:p>
          </table:table-cell>
          <table:table-cell table:formula="of:=[.H113]/[.$E113]" office:value-type="float" office:value="0.0227342097966067" calcext:value-type="float">
            <text:p>0,0227342098</text:p>
          </table:table-cell>
          <table:table-cell table:formula="of:=[.I113]/[.$E113]" office:value-type="float" office:value="0.266675090278284" calcext:value-type="float">
            <text:p>0,2666750903</text:p>
          </table:table-cell>
          <table:table-cell table:formula="of:=[.J113]/[.$E113]" office:value-type="float" office:value="0.0649274472193945" calcext:value-type="float">
            <text:p>0,0649274472</text:p>
          </table:table-cell>
          <table:table-cell table:formula="of:=[.K113]/[.$E113]" office:value-type="float" office:value="0.0610706700505228" calcext:value-type="float">
            <text:p>0,0610706701</text:p>
          </table:table-cell>
          <table:table-cell table:formula="of:=[.L113]/[.$E113]" office:value-type="float" office:value="0.0197700651513986" calcext:value-type="float">
            <text:p>0,0197700652</text:p>
          </table:table-cell>
          <table:table-cell table:formula="of:=[.M113]/[.$E113]" office:value-type="float" office:value="0.244284773617953" calcext:value-type="float">
            <text:p>0,2442847736</text:p>
          </table:table-cell>
          <table:table-cell table:formula="of:=[.N113]/[.$E113]" office:value-type="float" office:value="0.0813560019714689" calcext:value-type="float">
            <text:p>0,081356002</text:p>
          </table:table-cell>
          <table:table-cell table:formula="of:=[.O113]/[.$E113]" office:value-type="float" office:value="0.287293286339306" calcext:value-type="float">
            <text:p>0,2872932863</text:p>
          </table:table-cell>
          <table:table-cell table:formula="of:=[.P113]/[.$E113]" office:value-type="float" office:value="0.0266711647930025" calcext:value-type="float">
            <text:p>0,0266711648</text:p>
          </table:table-cell>
          <table:table-cell table:formula="of:=[.Q113]/[.$E113]" office:value-type="float" office:value="0.0141206188538343" calcext:value-type="float">
            <text:p>0,0141206189</text:p>
          </table:table-cell>
          <table:table-cell table:formula="of:=[.R113]/[.$E113]" office:value-type="float" office:value="0.0978734387538631" calcext:value-type="float">
            <text:p>0,0978734388</text:p>
          </table:table-cell>
          <table:table-cell table:formula="of:=[.S113]/[.$E113]" office:value-type="float" office:value="0.356113881073684" calcext:value-type="float">
            <text:p>0,3561138811</text:p>
          </table:table-cell>
          <table:table-cell table:formula="of:=[.T113]/[.$E113]" office:value-type="float" office:value="0.197568435775318" calcext:value-type="float">
            <text:p>0,1975684358</text:p>
          </table:table-cell>
          <table:table-cell table:formula="of:=[.U113]/[.$E113]" office:value-type="float" office:value="0.272212682060934" calcext:value-type="float">
            <text:p>0,2722126821</text:p>
          </table:table-cell>
          <table:table-cell table:formula="of:=[.V113]/[.$E113]" office:value-type="float" office:value="0.264824918321248" calcext:value-type="float">
            <text:p>0,2648249183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B114]/[.$E114]" office:value-type="float" office:value="0.0688396295318614" calcext:value-type="float">
            <text:p>0,0688396295</text:p>
          </table:table-cell>
          <table:table-cell table:formula="of:=[.C114]/[.$E114]" office:value-type="float" office:value="0.0204283311692724" calcext:value-type="float">
            <text:p>0,0204283312</text:p>
          </table:table-cell>
          <table:table-cell table:formula="of:=[.D114]/[.$E114]" office:value-type="float" office:value="0.0316541433918969" calcext:value-type="float">
            <text:p>0,0316541434</text:p>
          </table:table-cell>
          <table:table-cell table:formula="of:=[.E114]/[.$E114]" office:value-type="float" office:value="1" calcext:value-type="float">
            <text:p>1</text:p>
          </table:table-cell>
          <table:table-cell table:formula="of:=[.F114]/[.$E114]" office:value-type="float" office:value="0.00888588338249419" calcext:value-type="float">
            <text:p>0,0088858834</text:p>
          </table:table-cell>
          <table:table-cell table:formula="of:=[.G114]/[.$E114]" office:value-type="float" office:value="0.26853870174847" calcext:value-type="float">
            <text:p>0,2685387017</text:p>
          </table:table-cell>
          <table:table-cell table:formula="of:=[.H114]/[.$E114]" office:value-type="float" office:value="0.0212036494583155" calcext:value-type="float">
            <text:p>0,0212036495</text:p>
          </table:table-cell>
          <table:table-cell table:formula="of:=[.I114]/[.$E114]" office:value-type="float" office:value="0.255003313103923" calcext:value-type="float">
            <text:p>0,2550033131</text:p>
          </table:table-cell>
          <table:table-cell table:formula="of:=[.J114]/[.$E114]" office:value-type="float" office:value="0.0584831040972789" calcext:value-type="float">
            <text:p>0,0584831041</text:p>
          </table:table-cell>
          <table:table-cell table:formula="of:=[.K114]/[.$E114]" office:value-type="float" office:value="0.0577064272275273" calcext:value-type="float">
            <text:p>0,0577064272</text:p>
          </table:table-cell>
          <table:table-cell table:formula="of:=[.L114]/[.$E114]" office:value-type="float" office:value="0.0204975972206285" calcext:value-type="float">
            <text:p>0,0204975972</text:p>
          </table:table-cell>
          <table:table-cell table:formula="of:=[.M114]/[.$E114]" office:value-type="float" office:value="0.236365936344714" calcext:value-type="float">
            <text:p>0,2363659363</text:p>
          </table:table-cell>
          <table:table-cell table:formula="of:=[.N114]/[.$E114]" office:value-type="float" office:value="0.0782997936057127" calcext:value-type="float">
            <text:p>0,0782997936</text:p>
          </table:table-cell>
          <table:table-cell table:formula="of:=[.O114]/[.$E114]" office:value-type="float" office:value="0.281660467261623" calcext:value-type="float">
            <text:p>0,2816604673</text:p>
          </table:table-cell>
          <table:table-cell table:formula="of:=[.P114]/[.$E114]" office:value-type="float" office:value="0.0254350137689998" calcext:value-type="float">
            <text:p>0,0254350138</text:p>
          </table:table-cell>
          <table:table-cell table:formula="of:=[.Q114]/[.$E114]" office:value-type="float" office:value="0.0138642729998495" calcext:value-type="float">
            <text:p>0,013864273</text:p>
          </table:table-cell>
          <table:table-cell table:formula="of:=[.R114]/[.$E114]" office:value-type="float" office:value="0.093809210801976" calcext:value-type="float">
            <text:p>0,0938092108</text:p>
          </table:table-cell>
          <table:table-cell table:formula="of:=[.S114]/[.$E114]" office:value-type="float" office:value="0.354728603771726" calcext:value-type="float">
            <text:p>0,3547286038</text:p>
          </table:table-cell>
          <table:table-cell table:formula="of:=[.T114]/[.$E114]" office:value-type="float" office:value="0.195009251611153" calcext:value-type="float">
            <text:p>0,1950092516</text:p>
          </table:table-cell>
          <table:table-cell table:formula="of:=[.U114]/[.$E114]" office:value-type="float" office:value="0.269115904466588" calcext:value-type="float">
            <text:p>0,2691159045</text:p>
          </table:table-cell>
          <table:table-cell table:formula="of:=[.V114]/[.$E114]" office:value-type="float" office:value="0.256741617120342" calcext:value-type="float">
            <text:p>0,2567416171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B115]/[.$E115]" office:value-type="float" office:value="0.0723821384717324" calcext:value-type="float">
            <text:p>0,0723821385</text:p>
          </table:table-cell>
          <table:table-cell table:formula="of:=[.C115]/[.$E115]" office:value-type="float" office:value="0.0207058845258642" calcext:value-type="float">
            <text:p>0,0207058845</text:p>
          </table:table-cell>
          <table:table-cell table:formula="of:=[.D115]/[.$E115]" office:value-type="float" office:value="0.0260179001390406" calcext:value-type="float">
            <text:p>0,0260179001</text:p>
          </table:table-cell>
          <table:table-cell table:formula="of:=[.E115]/[.$E115]" office:value-type="float" office:value="1" calcext:value-type="float">
            <text:p>1</text:p>
          </table:table-cell>
          <table:table-cell table:formula="of:=[.F115]/[.$E115]" office:value-type="float" office:value="0.00697853441113679" calcext:value-type="float">
            <text:p>0,0069785344</text:p>
          </table:table-cell>
          <table:table-cell table:formula="of:=[.G115]/[.$E115]" office:value-type="float" office:value="0.270660023239024" calcext:value-type="float">
            <text:p>0,2706600232</text:p>
          </table:table-cell>
          <table:table-cell table:formula="of:=[.H115]/[.$E115]" office:value-type="float" office:value="0.0245214688320802" calcext:value-type="float">
            <text:p>0,0245214688</text:p>
          </table:table-cell>
          <table:table-cell table:formula="of:=[.I115]/[.$E115]" office:value-type="float" office:value="0.266837149940077" calcext:value-type="float">
            <text:p>0,2668371499</text:p>
          </table:table-cell>
          <table:table-cell table:formula="of:=[.J115]/[.$E115]" office:value-type="float" office:value="0.0586892983844272" calcext:value-type="float">
            <text:p>0,0586892984</text:p>
          </table:table-cell>
          <table:table-cell table:formula="of:=[.K115]/[.$E115]" office:value-type="float" office:value="0.0601507029480403" calcext:value-type="float">
            <text:p>0,0601507029</text:p>
          </table:table-cell>
          <table:table-cell table:formula="of:=[.L115]/[.$E115]" office:value-type="float" office:value="0.0189087465384156" calcext:value-type="float">
            <text:p>0,0189087465</text:p>
          </table:table-cell>
          <table:table-cell table:formula="of:=[.M115]/[.$E115]" office:value-type="float" office:value="0.238070837795505" calcext:value-type="float">
            <text:p>0,2380708378</text:p>
          </table:table-cell>
          <table:table-cell table:formula="of:=[.N115]/[.$E115]" office:value-type="float" office:value="0.0788018611008226" calcext:value-type="float">
            <text:p>0,0788018611</text:p>
          </table:table-cell>
          <table:table-cell table:formula="of:=[.O115]/[.$E115]" office:value-type="float" office:value="0.281987876525123" calcext:value-type="float">
            <text:p>0,2819878765</text:p>
          </table:table-cell>
          <table:table-cell table:formula="of:=[.P115]/[.$E115]" office:value-type="float" office:value="0.0279097510561619" calcext:value-type="float">
            <text:p>0,0279097511</text:p>
          </table:table-cell>
          <table:table-cell table:formula="of:=[.Q115]/[.$E115]" office:value-type="float" office:value="0.0149539127873669" calcext:value-type="float">
            <text:p>0,0149539128</text:p>
          </table:table-cell>
          <table:table-cell table:formula="of:=[.R115]/[.$E115]" office:value-type="float" office:value="0.0962661887374178" calcext:value-type="float">
            <text:p>0,0962661887</text:p>
          </table:table-cell>
          <table:table-cell table:formula="of:=[.S115]/[.$E115]" office:value-type="float" office:value="0.357997338803046" calcext:value-type="float">
            <text:p>0,3579973388</text:p>
          </table:table-cell>
          <table:table-cell table:formula="of:=[.T115]/[.$E115]" office:value-type="float" office:value="0.195409517709449" calcext:value-type="float">
            <text:p>0,1954095177</text:p>
          </table:table-cell>
          <table:table-cell table:formula="of:=[.U115]/[.$E115]" office:value-type="float" office:value="0.267558892147864" calcext:value-type="float">
            <text:p>0,2675588921</text:p>
          </table:table-cell>
          <table:table-cell table:formula="of:=[.V115]/[.$E115]" office:value-type="float" office:value="0.264448844958507" calcext:value-type="float">
            <text:p>0,264448845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B116]/[.$E116]" office:value-type="float" office:value="0.0733463592702495" calcext:value-type="float">
            <text:p>0,0733463593</text:p>
          </table:table-cell>
          <table:table-cell table:formula="of:=[.C116]/[.$E116]" office:value-type="float" office:value="0.0216102768851333" calcext:value-type="float">
            <text:p>0,0216102769</text:p>
          </table:table-cell>
          <table:table-cell table:formula="of:=[.D116]/[.$E116]" office:value-type="float" office:value="0.0261347207559251" calcext:value-type="float">
            <text:p>0,0261347208</text:p>
          </table:table-cell>
          <table:table-cell table:formula="of:=[.E116]/[.$E116]" office:value-type="float" office:value="1" calcext:value-type="float">
            <text:p>1</text:p>
          </table:table-cell>
          <table:table-cell table:formula="of:=[.F116]/[.$E116]" office:value-type="float" office:value="0.0117708634921181" calcext:value-type="float">
            <text:p>0,0117708635</text:p>
          </table:table-cell>
          <table:table-cell table:formula="of:=[.G116]/[.$E116]" office:value-type="float" office:value="0.281268139494706" calcext:value-type="float">
            <text:p>0,2812681395</text:p>
          </table:table-cell>
          <table:table-cell table:formula="of:=[.H116]/[.$E116]" office:value-type="float" office:value="0.0249881356571444" calcext:value-type="float">
            <text:p>0,0249881357</text:p>
          </table:table-cell>
          <table:table-cell table:formula="of:=[.I116]/[.$E116]" office:value-type="float" office:value="0.284364830132059" calcext:value-type="float">
            <text:p>0,2843648301</text:p>
          </table:table-cell>
          <table:table-cell table:formula="of:=[.J116]/[.$E116]" office:value-type="float" office:value="0.0629689032355945" calcext:value-type="float">
            <text:p>0,0629689032</text:p>
          </table:table-cell>
          <table:table-cell table:formula="of:=[.K116]/[.$E116]" office:value-type="float" office:value="0.0617966542721619" calcext:value-type="float">
            <text:p>0,0617966543</text:p>
          </table:table-cell>
          <table:table-cell table:formula="of:=[.L116]/[.$E116]" office:value-type="float" office:value="0.0222656320284312" calcext:value-type="float">
            <text:p>0,022265632</text:p>
          </table:table-cell>
          <table:table-cell table:formula="of:=[.M116]/[.$E116]" office:value-type="float" office:value="0.250829178688718" calcext:value-type="float">
            <text:p>0,2508291787</text:p>
          </table:table-cell>
          <table:table-cell table:formula="of:=[.N116]/[.$E116]" office:value-type="float" office:value="0.0853764109481755" calcext:value-type="float">
            <text:p>0,0853764109</text:p>
          </table:table-cell>
          <table:table-cell table:formula="of:=[.O116]/[.$E116]" office:value-type="float" office:value="0.299540316943" calcext:value-type="float">
            <text:p>0,2995403169</text:p>
          </table:table-cell>
          <table:table-cell table:formula="of:=[.P116]/[.$E116]" office:value-type="float" office:value="0.0266834894329009" calcext:value-type="float">
            <text:p>0,0266834894</text:p>
          </table:table-cell>
          <table:table-cell table:formula="of:=[.Q116]/[.$E116]" office:value-type="float" office:value="0.0138738964622436" calcext:value-type="float">
            <text:p>0,0138738965</text:p>
          </table:table-cell>
          <table:table-cell table:formula="of:=[.R116]/[.$E116]" office:value-type="float" office:value="0.100138928551509" calcext:value-type="float">
            <text:p>0,1001389286</text:p>
          </table:table-cell>
          <table:table-cell table:formula="of:=[.S116]/[.$E116]" office:value-type="float" office:value="0.367183963321497" calcext:value-type="float">
            <text:p>0,3671839633</text:p>
          </table:table-cell>
          <table:table-cell table:formula="of:=[.T116]/[.$E116]" office:value-type="float" office:value="0.203259290594174" calcext:value-type="float">
            <text:p>0,2032592906</text:p>
          </table:table-cell>
          <table:table-cell table:formula="of:=[.U116]/[.$E116]" office:value-type="float" office:value="0.283793373924844" calcext:value-type="float">
            <text:p>0,2837933739</text:p>
          </table:table-cell>
          <table:table-cell table:formula="of:=[.V116]/[.$E116]" office:value-type="float" office:value="0.266567035463328" calcext:value-type="float">
            <text:p>0,2665670355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[.B117]/[.$E117]" office:value-type="float" office:value="0.0685543998601289" calcext:value-type="float">
            <text:p>0,0685543999</text:p>
          </table:table-cell>
          <table:table-cell table:formula="of:=[.C117]/[.$E117]" office:value-type="float" office:value="0.0233959661126926" calcext:value-type="float">
            <text:p>0,0233959661</text:p>
          </table:table-cell>
          <table:table-cell table:formula="of:=[.D117]/[.$E117]" office:value-type="float" office:value="0.0257796101222129" calcext:value-type="float">
            <text:p>0,0257796101</text:p>
          </table:table-cell>
          <table:table-cell table:formula="of:=[.E117]/[.$E117]" office:value-type="float" office:value="1" calcext:value-type="float">
            <text:p>1</text:p>
          </table:table-cell>
          <table:table-cell table:formula="of:=[.F117]/[.$E117]" office:value-type="float" office:value="0.0141944964648257" calcext:value-type="float">
            <text:p>0,0141944965</text:p>
          </table:table-cell>
          <table:table-cell table:formula="of:=[.G117]/[.$E117]" office:value-type="float" office:value="0.274505055111575" calcext:value-type="float">
            <text:p>0,2745050551</text:p>
          </table:table-cell>
          <table:table-cell table:formula="of:=[.H117]/[.$E117]" office:value-type="float" office:value="0.0231063360749279" calcext:value-type="float">
            <text:p>0,0231063361</text:p>
          </table:table-cell>
          <table:table-cell table:formula="of:=[.I117]/[.$E117]" office:value-type="float" office:value="0.263981877993275" calcext:value-type="float">
            <text:p>0,263981878</text:p>
          </table:table-cell>
          <table:table-cell table:formula="of:=[.J117]/[.$E117]" office:value-type="float" office:value="0.0624161406886419" calcext:value-type="float">
            <text:p>0,0624161407</text:p>
          </table:table-cell>
          <table:table-cell table:formula="of:=[.K117]/[.$E117]" office:value-type="float" office:value="0.0595126802751786" calcext:value-type="float">
            <text:p>0,0595126803</text:p>
          </table:table-cell>
          <table:table-cell table:formula="of:=[.L117]/[.$E117]" office:value-type="float" office:value="0.0202442105921595" calcext:value-type="float">
            <text:p>0,0202442106</text:p>
          </table:table-cell>
          <table:table-cell table:formula="of:=[.M117]/[.$E117]" office:value-type="float" office:value="0.243264083743779" calcext:value-type="float">
            <text:p>0,2432640837</text:p>
          </table:table-cell>
          <table:table-cell table:formula="of:=[.N117]/[.$E117]" office:value-type="float" office:value="0.0819819269055444" calcext:value-type="float">
            <text:p>0,0819819269</text:p>
          </table:table-cell>
          <table:table-cell table:formula="of:=[.O117]/[.$E117]" office:value-type="float" office:value="0.28839427268735" calcext:value-type="float">
            <text:p>0,2883942727</text:p>
          </table:table-cell>
          <table:table-cell table:formula="of:=[.P117]/[.$E117]" office:value-type="float" office:value="0.0255041024863806" calcext:value-type="float">
            <text:p>0,0255041025</text:p>
          </table:table-cell>
          <table:table-cell table:formula="of:=[.Q117]/[.$E117]" office:value-type="float" office:value="0.015076158237099" calcext:value-type="float">
            <text:p>0,0150761582</text:p>
          </table:table-cell>
          <table:table-cell table:formula="of:=[.R117]/[.$E117]" office:value-type="float" office:value="0.0955576073914499" calcext:value-type="float">
            <text:p>0,0955576074</text:p>
          </table:table-cell>
          <table:table-cell table:formula="of:=[.S117]/[.$E117]" office:value-type="float" office:value="0.355186853488986" calcext:value-type="float">
            <text:p>0,3551868535</text:p>
          </table:table-cell>
          <table:table-cell table:formula="of:=[.T117]/[.$E117]" office:value-type="float" office:value="0.197396081661614" calcext:value-type="float">
            <text:p>0,1973960817</text:p>
          </table:table-cell>
          <table:table-cell table:formula="of:=[.U117]/[.$E117]" office:value-type="float" office:value="0.268401410100968" calcext:value-type="float">
            <text:p>0,2684014101</text:p>
          </table:table-cell>
          <table:table-cell table:formula="of:=[.V117]/[.$E117]" office:value-type="float" office:value="0.266914066403204" calcext:value-type="float">
            <text:p>0,2669140664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18]/[.$E118]" office:value-type="float" office:value="0.0716072328766351" calcext:value-type="float">
            <text:p>0,0716072329</text:p>
          </table:table-cell>
          <table:table-cell table:formula="of:=[.C118]/[.$E118]" office:value-type="float" office:value="0.0224007810015353" calcext:value-type="float">
            <text:p>0,022400781</text:p>
          </table:table-cell>
          <table:table-cell table:formula="of:=[.D118]/[.$E118]" office:value-type="float" office:value="0.0258272284198329" calcext:value-type="float">
            <text:p>0,0258272284</text:p>
          </table:table-cell>
          <table:table-cell table:formula="of:=[.E118]/[.$E118]" office:value-type="float" office:value="1" calcext:value-type="float">
            <text:p>1</text:p>
          </table:table-cell>
          <table:table-cell table:formula="of:=[.F118]/[.$E118]" office:value-type="float" office:value="0.0116252221191069" calcext:value-type="float">
            <text:p>0,0116252221</text:p>
          </table:table-cell>
          <table:table-cell table:formula="of:=[.G118]/[.$E118]" office:value-type="float" office:value="0.262760678569936" calcext:value-type="float">
            <text:p>0,2627606786</text:p>
          </table:table-cell>
          <table:table-cell table:formula="of:=[.H118]/[.$E118]" office:value-type="float" office:value="0.022527787977034" calcext:value-type="float">
            <text:p>0,022527788</text:p>
          </table:table-cell>
          <table:table-cell table:formula="of:=[.I118]/[.$E118]" office:value-type="float" office:value="0.266782048764954" calcext:value-type="float">
            <text:p>0,2667820488</text:p>
          </table:table-cell>
          <table:table-cell table:formula="of:=[.J118]/[.$E118]" office:value-type="float" office:value="0.0608795575393115" calcext:value-type="float">
            <text:p>0,0608795575</text:p>
          </table:table-cell>
          <table:table-cell table:formula="of:=[.K118]/[.$E118]" office:value-type="float" office:value="0.0595922717235095" calcext:value-type="float">
            <text:p>0,0595922717</text:p>
          </table:table-cell>
          <table:table-cell table:formula="of:=[.L118]/[.$E118]" office:value-type="float" office:value="0.0186696511361213" calcext:value-type="float">
            <text:p>0,0186696511</text:p>
          </table:table-cell>
          <table:table-cell table:formula="of:=[.M118]/[.$E118]" office:value-type="float" office:value="0.245616718265681" calcext:value-type="float">
            <text:p>0,2456167183</text:p>
          </table:table-cell>
          <table:table-cell table:formula="of:=[.N118]/[.$E118]" office:value-type="float" office:value="0.0795196639777176" calcext:value-type="float">
            <text:p>0,079519664</text:p>
          </table:table-cell>
          <table:table-cell table:formula="of:=[.O118]/[.$E118]" office:value-type="float" office:value="0.281471531570271" calcext:value-type="float">
            <text:p>0,2814715316</text:p>
          </table:table-cell>
          <table:table-cell table:formula="of:=[.P118]/[.$E118]" office:value-type="float" office:value="0.0257346095351175" calcext:value-type="float">
            <text:p>0,0257346095</text:p>
          </table:table-cell>
          <table:table-cell table:formula="of:=[.Q118]/[.$E118]" office:value-type="float" office:value="0.0134583583336808" calcext:value-type="float">
            <text:p>0,0134583583</text:p>
          </table:table-cell>
          <table:table-cell table:formula="of:=[.R118]/[.$E118]" office:value-type="float" office:value="0.0982297684536688" calcext:value-type="float">
            <text:p>0,0982297685</text:p>
          </table:table-cell>
          <table:table-cell table:formula="of:=[.S118]/[.$E118]" office:value-type="float" office:value="0.358218496116766" calcext:value-type="float">
            <text:p>0,3582184961</text:p>
          </table:table-cell>
          <table:table-cell table:formula="of:=[.T118]/[.$E118]" office:value-type="float" office:value="0.193815814831975" calcext:value-type="float">
            <text:p>0,1938158148</text:p>
          </table:table-cell>
          <table:table-cell table:formula="of:=[.U118]/[.$E118]" office:value-type="float" office:value="0.26879057084715" calcext:value-type="float">
            <text:p>0,2687905708</text:p>
          </table:table-cell>
          <table:table-cell table:formula="of:=[.V118]/[.$E118]" office:value-type="float" office:value="0.255847626589893" calcext:value-type="float">
            <text:p>0,2558476266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[.B119]/[.$E119]" office:value-type="float" office:value="0.0690321588135665" calcext:value-type="float">
            <text:p>0,0690321588</text:p>
          </table:table-cell>
          <table:table-cell table:formula="of:=[.C119]/[.$E119]" office:value-type="float" office:value="0.0233575376385254" calcext:value-type="float">
            <text:p>0,0233575376</text:p>
          </table:table-cell>
          <table:table-cell table:formula="of:=[.D119]/[.$E119]" office:value-type="float" office:value="0.0287389257192921" calcext:value-type="float">
            <text:p>0,0287389257</text:p>
          </table:table-cell>
          <table:table-cell table:formula="of:=[.E119]/[.$E119]" office:value-type="float" office:value="1" calcext:value-type="float">
            <text:p>1</text:p>
          </table:table-cell>
          <table:table-cell table:formula="of:=[.F119]/[.$E119]" office:value-type="float" office:value="0.0119458392936717" calcext:value-type="float">
            <text:p>0,0119458393</text:p>
          </table:table-cell>
          <table:table-cell table:formula="of:=[.G119]/[.$E119]" office:value-type="float" office:value="0.268112613002271" calcext:value-type="float">
            <text:p>0,268112613</text:p>
          </table:table-cell>
          <table:table-cell table:formula="of:=[.H119]/[.$E119]" office:value-type="float" office:value="0.0229508340685483" calcext:value-type="float">
            <text:p>0,0229508341</text:p>
          </table:table-cell>
          <table:table-cell table:formula="of:=[.I119]/[.$E119]" office:value-type="float" office:value="0.263957467179625" calcext:value-type="float">
            <text:p>0,2639574672</text:p>
          </table:table-cell>
          <table:table-cell table:formula="of:=[.J119]/[.$E119]" office:value-type="float" office:value="0.060957785784302" calcext:value-type="float">
            <text:p>0,0609577858</text:p>
          </table:table-cell>
          <table:table-cell table:formula="of:=[.K119]/[.$E119]" office:value-type="float" office:value="0.0629391967045242" calcext:value-type="float">
            <text:p>0,0629391967</text:p>
          </table:table-cell>
          <table:table-cell table:formula="of:=[.L119]/[.$E119]" office:value-type="float" office:value="0.0196773285118552" calcext:value-type="float">
            <text:p>0,0196773285</text:p>
          </table:table-cell>
          <table:table-cell table:formula="of:=[.M119]/[.$E119]" office:value-type="float" office:value="0.239461864785505" calcext:value-type="float">
            <text:p>0,2394618648</text:p>
          </table:table-cell>
          <table:table-cell table:formula="of:=[.N119]/[.$E119]" office:value-type="float" office:value="0.0796424772860672" calcext:value-type="float">
            <text:p>0,0796424773</text:p>
          </table:table-cell>
          <table:table-cell table:formula="of:=[.O119]/[.$E119]" office:value-type="float" office:value="0.282894978359734" calcext:value-type="float">
            <text:p>0,2828949784</text:p>
          </table:table-cell>
          <table:table-cell table:formula="of:=[.P119]/[.$E119]" office:value-type="float" office:value="0.026474890855354" calcext:value-type="float">
            <text:p>0,0264748909</text:p>
          </table:table-cell>
          <table:table-cell table:formula="of:=[.Q119]/[.$E119]" office:value-type="float" office:value="0.0137773866414026" calcext:value-type="float">
            <text:p>0,0137773866</text:p>
          </table:table-cell>
          <table:table-cell table:formula="of:=[.R119]/[.$E119]" office:value-type="float" office:value="0.09794673205158" calcext:value-type="float">
            <text:p>0,0979467321</text:p>
          </table:table-cell>
          <table:table-cell table:formula="of:=[.S119]/[.$E119]" office:value-type="float" office:value="0.348509899592305" calcext:value-type="float">
            <text:p>0,3485098996</text:p>
          </table:table-cell>
          <table:table-cell table:formula="of:=[.T119]/[.$E119]" office:value-type="float" office:value="0.19403969270073" calcext:value-type="float">
            <text:p>0,1940396927</text:p>
          </table:table-cell>
          <table:table-cell table:formula="of:=[.U119]/[.$E119]" office:value-type="float" office:value="0.272704626018403" calcext:value-type="float">
            <text:p>0,272704626</text:p>
          </table:table-cell>
          <table:table-cell table:formula="of:=[.V119]/[.$E119]" office:value-type="float" office:value="0.259924244834426" calcext:value-type="float">
            <text:p>0,2599242448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[.B120]/[.$E120]" office:value-type="float" office:value="0.0686839332265877" calcext:value-type="float">
            <text:p>0,0686839332</text:p>
          </table:table-cell>
          <table:table-cell table:formula="of:=[.C120]/[.$E120]" office:value-type="float" office:value="0.0215914319127395" calcext:value-type="float">
            <text:p>0,0215914319</text:p>
          </table:table-cell>
          <table:table-cell table:formula="of:=[.D120]/[.$E120]" office:value-type="float" office:value="0.0266200720105337" calcext:value-type="float">
            <text:p>0,026620072</text:p>
          </table:table-cell>
          <table:table-cell table:formula="of:=[.E120]/[.$E120]" office:value-type="float" office:value="1" calcext:value-type="float">
            <text:p>1</text:p>
          </table:table-cell>
          <table:table-cell table:formula="of:=[.F120]/[.$E120]" office:value-type="float" office:value="0.00714035196020342" calcext:value-type="float">
            <text:p>0,007140352</text:p>
          </table:table-cell>
          <table:table-cell table:formula="of:=[.G120]/[.$E120]" office:value-type="float" office:value="0.264732791910378" calcext:value-type="float">
            <text:p>0,2647327919</text:p>
          </table:table-cell>
          <table:table-cell table:formula="of:=[.H120]/[.$E120]" office:value-type="float" office:value="0.0237242454976662" calcext:value-type="float">
            <text:p>0,0237242455</text:p>
          </table:table-cell>
          <table:table-cell table:formula="of:=[.I120]/[.$E120]" office:value-type="float" office:value="0.268339771377553" calcext:value-type="float">
            <text:p>0,2683397714</text:p>
          </table:table-cell>
          <table:table-cell table:formula="of:=[.J120]/[.$E120]" office:value-type="float" office:value="0.0610850942696246" calcext:value-type="float">
            <text:p>0,0610850943</text:p>
          </table:table-cell>
          <table:table-cell table:formula="of:=[.K120]/[.$E120]" office:value-type="float" office:value="0.0627484171698694" calcext:value-type="float">
            <text:p>0,0627484172</text:p>
          </table:table-cell>
          <table:table-cell table:formula="of:=[.L120]/[.$E120]" office:value-type="float" office:value="0.0203765885399919" calcext:value-type="float">
            <text:p>0,0203765885</text:p>
          </table:table-cell>
          <table:table-cell table:formula="of:=[.M120]/[.$E120]" office:value-type="float" office:value="0.243525266442926" calcext:value-type="float">
            <text:p>0,2435252664</text:p>
          </table:table-cell>
          <table:table-cell table:formula="of:=[.N120]/[.$E120]" office:value-type="float" office:value="0.0784258649337383" calcext:value-type="float">
            <text:p>0,0784258649</text:p>
          </table:table-cell>
          <table:table-cell table:formula="of:=[.O120]/[.$E120]" office:value-type="float" office:value="0.290010798897064" calcext:value-type="float">
            <text:p>0,2900107989</text:p>
          </table:table-cell>
          <table:table-cell table:formula="of:=[.P120]/[.$E120]" office:value-type="float" office:value="0.0254650810020298" calcext:value-type="float">
            <text:p>0,025465081</text:p>
          </table:table-cell>
          <table:table-cell table:formula="of:=[.Q120]/[.$E120]" office:value-type="float" office:value="0.0141906140557102" calcext:value-type="float">
            <text:p>0,0141906141</text:p>
          </table:table-cell>
          <table:table-cell table:formula="of:=[.R120]/[.$E120]" office:value-type="float" office:value="0.0976435002319208" calcext:value-type="float">
            <text:p>0,0976435002</text:p>
          </table:table-cell>
          <table:table-cell table:formula="of:=[.S120]/[.$E120]" office:value-type="float" office:value="0.355904765164036" calcext:value-type="float">
            <text:p>0,3559047652</text:p>
          </table:table-cell>
          <table:table-cell table:formula="of:=[.T120]/[.$E120]" office:value-type="float" office:value="0.204889076655981" calcext:value-type="float">
            <text:p>0,2048890767</text:p>
          </table:table-cell>
          <table:table-cell table:formula="of:=[.U120]/[.$E120]" office:value-type="float" office:value="0.277991330203343" calcext:value-type="float">
            <text:p>0,2779913302</text:p>
          </table:table-cell>
          <table:table-cell table:formula="of:=[.V120]/[.$E120]" office:value-type="float" office:value="0.272180760343741" calcext:value-type="float">
            <text:p>0,2721807603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[.B121]/[.$E121]" office:value-type="float" office:value="0.0698012099869411" calcext:value-type="float">
            <text:p>0,06980121</text:p>
          </table:table-cell>
          <table:table-cell table:formula="of:=[.C121]/[.$E121]" office:value-type="float" office:value="0.022076987824757" calcext:value-type="float">
            <text:p>0,0220769878</text:p>
          </table:table-cell>
          <table:table-cell table:formula="of:=[.D121]/[.$E121]" office:value-type="float" office:value="0.0269685164547264" calcext:value-type="float">
            <text:p>0,0269685165</text:p>
          </table:table-cell>
          <table:table-cell table:formula="of:=[.E121]/[.$E121]" office:value-type="float" office:value="1" calcext:value-type="float">
            <text:p>1</text:p>
          </table:table-cell>
          <table:table-cell table:formula="of:=[.F121]/[.$E121]" office:value-type="float" office:value="0.0121308934193914" calcext:value-type="float">
            <text:p>0,0121308934</text:p>
          </table:table-cell>
          <table:table-cell table:formula="of:=[.G121]/[.$E121]" office:value-type="float" office:value="0.281943237987213" calcext:value-type="float">
            <text:p>0,281943238</text:p>
          </table:table-cell>
          <table:table-cell table:formula="of:=[.H121]/[.$E121]" office:value-type="float" office:value="0.023889590803232" calcext:value-type="float">
            <text:p>0,0238895908</text:p>
          </table:table-cell>
          <table:table-cell table:formula="of:=[.I121]/[.$E121]" office:value-type="float" office:value="0.271670206234394" calcext:value-type="float">
            <text:p>0,2716702062</text:p>
          </table:table-cell>
          <table:table-cell table:formula="of:=[.J121]/[.$E121]" office:value-type="float" office:value="0.0644188207926491" calcext:value-type="float">
            <text:p>0,0644188208</text:p>
          </table:table-cell>
          <table:table-cell table:formula="of:=[.K121]/[.$E121]" office:value-type="float" office:value="0.0645268984937959" calcext:value-type="float">
            <text:p>0,0645268985</text:p>
          </table:table-cell>
          <table:table-cell table:formula="of:=[.L121]/[.$E121]" office:value-type="float" office:value="0.0211974986272222" calcext:value-type="float">
            <text:p>0,0211974986</text:p>
          </table:table-cell>
          <table:table-cell table:formula="of:=[.M121]/[.$E121]" office:value-type="float" office:value="0.238672917221756" calcext:value-type="float">
            <text:p>0,2386729172</text:p>
          </table:table-cell>
          <table:table-cell table:formula="of:=[.N121]/[.$E121]" office:value-type="float" office:value="0.080285759651257" calcext:value-type="float">
            <text:p>0,0802857597</text:p>
          </table:table-cell>
          <table:table-cell table:formula="of:=[.O121]/[.$E121]" office:value-type="float" office:value="0.290771881229327" calcext:value-type="float">
            <text:p>0,2907718812</text:p>
          </table:table-cell>
          <table:table-cell table:formula="of:=[.P121]/[.$E121]" office:value-type="float" office:value="0.0259173940680302" calcext:value-type="float">
            <text:p>0,0259173941</text:p>
          </table:table-cell>
          <table:table-cell table:formula="of:=[.Q121]/[.$E121]" office:value-type="float" office:value="0.0146025724472149" calcext:value-type="float">
            <text:p>0,0146025724</text:p>
          </table:table-cell>
          <table:table-cell table:formula="of:=[.R121]/[.$E121]" office:value-type="float" office:value="0.102205084296349" calcext:value-type="float">
            <text:p>0,1022050843</text:p>
          </table:table-cell>
          <table:table-cell table:formula="of:=[.S121]/[.$E121]" office:value-type="float" office:value="0.354241305239851" calcext:value-type="float">
            <text:p>0,3542413052</text:p>
          </table:table-cell>
          <table:table-cell table:formula="of:=[.T121]/[.$E121]" office:value-type="float" office:value="0.195700408520362" calcext:value-type="float">
            <text:p>0,1957004085</text:p>
          </table:table-cell>
          <table:table-cell table:formula="of:=[.U121]/[.$E121]" office:value-type="float" office:value="0.276762090577169" calcext:value-type="float">
            <text:p>0,2767620906</text:p>
          </table:table-cell>
          <table:table-cell table:formula="of:=[.V121]/[.$E121]" office:value-type="float" office:value="0.272227625723699" calcext:value-type="float">
            <text:p>0,2722276257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ValMin</text:p>
          </table:table-cell>
          <table:table-cell table:formula="of:=AVERAGE([.B125:.B155])-2*STDEV([.B125:.B155])" office:value-type="float" office:value="0.0619517766768319" calcext:value-type="float">
            <text:p>0,0619517767</text:p>
          </table:table-cell>
          <table:table-cell table:formula="of:=AVERAGE([.C125:.C155])-2*STDEV([.C125:.C155])" office:value-type="float" office:value="0.0124677932225544" calcext:value-type="float">
            <text:p>0,0124677932</text:p>
          </table:table-cell>
          <table:table-cell table:formula="of:=AVERAGE([.D125:.D155])-2*STDEV([.D125:.D155])" office:value-type="float" office:value="0.0222053040155432" calcext:value-type="float">
            <text:p>0,022205304</text:p>
          </table:table-cell>
          <table:table-cell table:formula="of:=AVERAGE([.E125:.E155])-2*STDEV([.E125:.E155])" office:value-type="float" office:value="1" calcext:value-type="float">
            <text:p>1</text:p>
          </table:table-cell>
          <table:table-cell table:formula="of:=AVERAGE([.F125:.F155])-2*STDEV([.F125:.F155])" office:value-type="float" office:value="0.00639118707851913" calcext:value-type="float">
            <text:p>0,0063911871</text:p>
          </table:table-cell>
          <table:table-cell table:formula="of:=AVERAGE([.G125:.G155])-2*STDEV([.G125:.G155])" office:value-type="float" office:value="0.24874545331736" calcext:value-type="float">
            <text:p>0,2487454533</text:p>
          </table:table-cell>
          <table:table-cell table:formula="of:=AVERAGE([.H125:.H155])-2*STDEV([.H125:.H155])" office:value-type="float" office:value="0.020190292783834" calcext:value-type="float">
            <text:p>0,0201902928</text:p>
          </table:table-cell>
          <table:table-cell table:formula="of:=AVERAGE([.I125:.I155])-2*STDEV([.I125:.I155])" office:value-type="float" office:value="0.240716934328407" calcext:value-type="float">
            <text:p>0,2407169343</text:p>
          </table:table-cell>
          <table:table-cell table:formula="of:=AVERAGE([.J125:.J155])-2*STDEV([.J125:.J155])" office:value-type="float" office:value="0.0576092843452033" calcext:value-type="float">
            <text:p>0,0576092843</text:p>
          </table:table-cell>
          <table:table-cell table:formula="of:=AVERAGE([.K125:.K155])-2*STDEV([.K125:.K155])" office:value-type="float" office:value="0.0552357754590425" calcext:value-type="float">
            <text:p>0,0552357755</text:p>
          </table:table-cell>
          <table:table-cell table:formula="of:=AVERAGE([.L125:.L155])-2*STDEV([.L125:.L155])" office:value-type="float" office:value="0.0167823544858133" calcext:value-type="float">
            <text:p>0,0167823545</text:p>
          </table:table-cell>
          <table:table-cell table:formula="of:=AVERAGE([.M125:.M155])-2*STDEV([.M125:.M155])" office:value-type="float" office:value="0.224985276191555" calcext:value-type="float">
            <text:p>0,2249852762</text:p>
          </table:table-cell>
          <table:table-cell table:formula="of:=AVERAGE([.N125:.N155])-2*STDEV([.N125:.N155])" office:value-type="float" office:value="0.0754928363434719" calcext:value-type="float">
            <text:p>0,0754928363</text:p>
          </table:table-cell>
          <table:table-cell table:formula="of:=AVERAGE([.O125:.O155])-2*STDEV([.O125:.O155])" office:value-type="float" office:value="0.255267437168373" calcext:value-type="float">
            <text:p>0,2552674372</text:p>
          </table:table-cell>
          <table:table-cell table:formula="of:=AVERAGE([.P125:.P155])-2*STDEV([.P125:.P155])" office:value-type="float" office:value="0.0229708441831685" calcext:value-type="float">
            <text:p>0,0229708442</text:p>
          </table:table-cell>
          <table:table-cell table:formula="of:=AVERAGE([.Q125:.Q155])-2*STDEV([.Q125:.Q155])" office:value-type="float" office:value="0.0115922593887243" calcext:value-type="float">
            <text:p>0,0115922594</text:p>
          </table:table-cell>
          <table:table-cell table:formula="of:=AVERAGE([.R125:.R155])-2*STDEV([.R125:.R155])" office:value-type="float" office:value="0.0884716527338724" calcext:value-type="float">
            <text:p>0,0884716527</text:p>
          </table:table-cell>
          <table:table-cell table:formula="of:=AVERAGE([.S125:.S155])-2*STDEV([.S125:.S155])" office:value-type="float" office:value="0.312248743105656" calcext:value-type="float">
            <text:p>0,3122487431</text:p>
          </table:table-cell>
          <table:table-cell table:formula="of:=AVERAGE([.T125:.T155])-2*STDEV([.T125:.T155])" office:value-type="float" office:value="0.17650376382524" calcext:value-type="float">
            <text:p>0,1765037638</text:p>
          </table:table-cell>
          <table:table-cell table:formula="of:=AVERAGE([.U125:.U155])-2*STDEV([.U125:.U155])" office:value-type="float" office:value="0.246241925053794" calcext:value-type="float">
            <text:p>0,2462419251</text:p>
          </table:table-cell>
          <table:table-cell table:formula="of:=AVERAGE([.V125:.V155])-2*STDEV([.V125:.V155])" office:value-type="float" office:value="0.245188207849742" calcext:value-type="float">
            <text:p>0,2451882078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ValMax</text:p>
          </table:table-cell>
          <table:table-cell table:formula="of:=AVERAGE([.B125:.B155])+2*STDEV([.B125:.B155])" office:value-type="float" office:value="0.0780969900836388" calcext:value-type="float">
            <text:p>0,0780969901</text:p>
          </table:table-cell>
          <table:table-cell table:formula="of:=AVERAGE([.C125:.C155])+2*STDEV([.C125:.C155])" office:value-type="float" office:value="0.0343478883470648" calcext:value-type="float">
            <text:p>0,0343478883</text:p>
          </table:table-cell>
          <table:table-cell table:formula="of:=AVERAGE([.D125:.D155])+2*STDEV([.D125:.D155])" office:value-type="float" office:value="0.0347880410323381" calcext:value-type="float">
            <text:p>0,034788041</text:p>
          </table:table-cell>
          <table:table-cell table:formula="of:=AVERAGE([.E125:.E155])+2*STDEV([.E125:.E155])" office:value-type="float" office:value="1" calcext:value-type="float">
            <text:p>1</text:p>
          </table:table-cell>
          <table:table-cell table:formula="of:=AVERAGE([.F125:.F155])+2*STDEV([.F125:.F155])" office:value-type="float" office:value="0.0160614908260597" calcext:value-type="float">
            <text:p>0,0160614908</text:p>
          </table:table-cell>
          <table:table-cell table:formula="of:=AVERAGE([.G125:.G155])+2*STDEV([.G125:.G155])" office:value-type="float" office:value="0.296491488693841" calcext:value-type="float">
            <text:p>0,2964914887</text:p>
          </table:table-cell>
          <table:table-cell table:formula="of:=AVERAGE([.H125:.H155])+2*STDEV([.H125:.H155])" office:value-type="float" office:value="0.0256650918116539" calcext:value-type="float">
            <text:p>0,0256650918</text:p>
          </table:table-cell>
          <table:table-cell table:formula="of:=AVERAGE([.I125:.I155])+2*STDEV([.I125:.I155])" office:value-type="float" office:value="0.298518352090651" calcext:value-type="float">
            <text:p>0,2985183521</text:p>
          </table:table-cell>
          <table:table-cell table:formula="of:=AVERAGE([.J125:.J155])+2*STDEV([.J125:.J155])" office:value-type="float" office:value="0.0664749723405001" calcext:value-type="float">
            <text:p>0,0664749723</text:p>
          </table:table-cell>
          <table:table-cell table:formula="of:=AVERAGE([.K125:.K155])+2*STDEV([.K125:.K155])" office:value-type="float" office:value="0.0645911219449175" calcext:value-type="float">
            <text:p>0,0645911219</text:p>
          </table:table-cell>
          <table:table-cell table:formula="of:=AVERAGE([.L125:.L155])+2*STDEV([.L125:.L155])" office:value-type="float" office:value="0.0262101000416572" calcext:value-type="float">
            <text:p>0,0262101</text:p>
          </table:table-cell>
          <table:table-cell table:formula="of:=AVERAGE([.M125:.M155])+2*STDEV([.M125:.M155])" office:value-type="float" office:value="0.25799063416674" calcext:value-type="float">
            <text:p>0,2579906342</text:p>
          </table:table-cell>
          <table:table-cell table:formula="of:=AVERAGE([.N125:.N155])+2*STDEV([.N125:.N155])" office:value-type="float" office:value="0.0874299542002833" calcext:value-type="float">
            <text:p>0,0874299542</text:p>
          </table:table-cell>
          <table:table-cell table:formula="of:=AVERAGE([.O125:.O155])+2*STDEV([.O125:.O155])" office:value-type="float" office:value="0.308628353791091" calcext:value-type="float">
            <text:p>0,3086283538</text:p>
          </table:table-cell>
          <table:table-cell table:formula="of:=AVERAGE([.P125:.P155])+2*STDEV([.P125:.P155])" office:value-type="float" office:value="0.0280985310874337" calcext:value-type="float">
            <text:p>0,0280985311</text:p>
          </table:table-cell>
          <table:table-cell table:formula="of:=AVERAGE([.Q125:.Q155])+2*STDEV([.Q125:.Q155])" office:value-type="float" office:value="0.0187350908812161" calcext:value-type="float">
            <text:p>0,0187350909</text:p>
          </table:table-cell>
          <table:table-cell table:formula="of:=AVERAGE([.R125:.R155])+2*STDEV([.R125:.R155])" office:value-type="float" office:value="0.104331349313934" calcext:value-type="float">
            <text:p>0,1043313493</text:p>
          </table:table-cell>
          <table:table-cell table:formula="of:=AVERAGE([.S125:.S155])+2*STDEV([.S125:.S155])" office:value-type="float" office:value="0.425340422420707" calcext:value-type="float">
            <text:p>0,4253404224</text:p>
          </table:table-cell>
          <table:table-cell table:formula="of:=AVERAGE([.T125:.T155])+2*STDEV([.T125:.T155])" office:value-type="float" office:value="0.220159869896502" calcext:value-type="float">
            <text:p>0,2201598699</text:p>
          </table:table-cell>
          <table:table-cell table:formula="of:=AVERAGE([.U125:.U155])+2*STDEV([.U125:.U155])" office:value-type="float" office:value="0.289899413083146" calcext:value-type="float">
            <text:p>0,2898994131</text:p>
          </table:table-cell>
          <table:table-cell table:formula="of:=AVERAGE([.V125:.V155])+2*STDEV([.V125:.V155])" office:value-type="float" office:value="0.281459532109116" calcext:value-type="float">
            <text:p>0,2814595321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1">
          <table:table-cell office:value-type="float" office:value="28.3" calcext:value-type="float">
            <text:p>28,3</text:p>
          </table:table-cell>
          <table:table-cell table:formula="of:=IF(OR([.B125]&lt;[.B$157];[.B125]&gt;[.B$158]);na;[.B125])" office:value-type="string" office:string-value="" calcext:value-type="error">
            <text:p>#NOM ?</text:p>
          </table:table-cell>
          <table:table-cell table:formula="of:=IF(OR([.C125]&lt;[.C$157];[.C125]&gt;[.C$158]);na;[.C125])" office:value-type="string" office:string-value="" calcext:value-type="error">
            <text:p>#NOM ?</text:p>
          </table:table-cell>
          <table:table-cell table:formula="of:=IF(OR([.D125]&lt;[.D$157];[.D125]&gt;[.D$158]);na;[.D125])" office:value-type="string" office:string-value="" calcext:value-type="error">
            <text:p>#NOM ?</text:p>
          </table:table-cell>
          <table:table-cell table:formula="of:=IF(OR([.E125]&lt;[.E$157];[.E125]&gt;[.E$158]);na;[.E125])" office:value-type="float" office:value="1" calcext:value-type="float">
            <text:p>1</text:p>
          </table:table-cell>
          <table:table-cell table:formula="of:=IF(OR([.F125]&lt;[.F$157];[.F125]&gt;[.F$158]);na;[.F125])" office:value-type="float" office:value="0.00878731448456707" calcext:value-type="float">
            <text:p>0,0087873145</text:p>
          </table:table-cell>
          <table:table-cell table:formula="of:=IF(OR([.G125]&lt;[.G$157];[.G125]&gt;[.G$158]);na;[.G125])" office:value-type="string" office:string-value="" calcext:value-type="error">
            <text:p>#NOM ?</text:p>
          </table:table-cell>
          <table:table-cell table:formula="of:=IF(OR([.H125]&lt;[.H$157];[.H125]&gt;[.H$158]);na;[.H125])" office:value-type="string" office:string-value="" calcext:value-type="error">
            <text:p>#NOM ?</text:p>
          </table:table-cell>
          <table:table-cell table:formula="of:=IF(OR([.I125]&lt;[.I$157];[.I125]&gt;[.I$158]);na;[.I125])" office:value-type="float" office:value="0.286653381206284" calcext:value-type="float">
            <text:p>0,2866533812</text:p>
          </table:table-cell>
          <table:table-cell table:formula="of:=IF(OR([.J125]&lt;[.J$157];[.J125]&gt;[.J$158]);na;[.J125])" office:value-type="float" office:value="0.065299158080616" calcext:value-type="float">
            <text:p>0,0652991581</text:p>
          </table:table-cell>
          <table:table-cell table:formula="of:=IF(OR([.K125]&lt;[.K$157];[.K125]&gt;[.K$158]);na;[.K125])" office:value-type="float" office:value="0.0584134425350971" calcext:value-type="float">
            <text:p>0,0584134425</text:p>
          </table:table-cell>
          <table:table-cell table:formula="of:=IF(OR([.L125]&lt;[.L$157];[.L125]&gt;[.L$158]);na;[.L125])" office:value-type="string" office:string-value="" calcext:value-type="error">
            <text:p>#NOM ?</text:p>
          </table:table-cell>
          <table:table-cell table:formula="of:=IF(OR([.M125]&lt;[.M$157];[.M125]&gt;[.M$158]);na;[.M125])" office:value-type="string" office:string-value="" calcext:value-type="error">
            <text:p>#NOM ?</text:p>
          </table:table-cell>
          <table:table-cell table:formula="of:=IF(OR([.N125]&lt;[.N$157];[.N125]&gt;[.N$158]);na;[.N125])" office:value-type="float" office:value="0.0776592364543826" calcext:value-type="float">
            <text:p>0,0776592365</text:p>
          </table:table-cell>
          <table:table-cell table:formula="of:=IF(OR([.O125]&lt;[.O$157];[.O125]&gt;[.O$158]);na;[.O125])" office:value-type="string" office:string-value="" calcext:value-type="error">
            <text:p>#NOM ?</text:p>
          </table:table-cell>
          <table:table-cell table:formula="of:=IF(OR([.P125]&lt;[.P$157];[.P125]&gt;[.P$158]);na;[.P125])" office:value-type="string" office:string-value="" calcext:value-type="error">
            <text:p>#NOM ?</text:p>
          </table:table-cell>
          <table:table-cell table:formula="of:=IF(OR([.Q125]&lt;[.Q$157];[.Q125]&gt;[.Q$158]);na;[.Q125])" office:value-type="string" office:string-value="" calcext:value-type="error">
            <text:p>#NOM ?</text:p>
          </table:table-cell>
          <table:table-cell table:formula="of:=IF(OR([.R125]&lt;[.R$157];[.R125]&gt;[.R$158]);na;[.R125])" office:value-type="string" office:string-value="" calcext:value-type="error">
            <text:p>#NOM ?</text:p>
          </table:table-cell>
          <table:table-cell table:formula="of:=IF(OR([.S125]&lt;[.S$157];[.S125]&gt;[.S$158]);na;[.S125])" office:value-type="string" office:string-value="" calcext:value-type="error">
            <text:p>#NOM ?</text:p>
          </table:table-cell>
          <table:table-cell table:formula="of:=IF(OR([.T125]&lt;[.T$157];[.T125]&gt;[.T$158]);na;[.T125])" office:value-type="string" office:string-value="" calcext:value-type="error">
            <text:p>#NOM ?</text:p>
          </table:table-cell>
          <table:table-cell table:formula="of:=IF(OR([.U125]&lt;[.U$157];[.U125]&gt;[.U$158]);na;[.U125])" office:value-type="string" office:string-value="" calcext:value-type="error">
            <text:p>#NOM ?</text:p>
          </table:table-cell>
          <table:table-cell table:formula="of:=IF(OR([.V125]&lt;[.V$157];[.V125]&gt;[.V$158]);na;[.V125])" office:value-type="float" office:value="0.251776989058549" calcext:value-type="float">
            <text:p>0,2517769891</text:p>
          </table:table-cell>
          <table:table-cell table:number-columns-repeated="1002"/>
        </table:table-row>
        <table:table-row table:style-name="ro1">
          <table:table-cell office:value-type="float" office:value="30.1" calcext:value-type="float">
            <text:p>30,1</text:p>
          </table:table-cell>
          <table:table-cell table:formula="of:=IF(OR([.B126]&lt;[.B$157];[.B126]&gt;[.B$158]);na;[.B126])" office:value-type="float" office:value="0.0664155377293176" calcext:value-type="float">
            <text:p>0,0664155377</text:p>
          </table:table-cell>
          <table:table-cell table:formula="of:=IF(OR([.C126]&lt;[.C$157];[.C126]&gt;[.C$158]);na;[.C126])" office:value-type="string" office:string-value="" calcext:value-type="error">
            <text:p>#NOM ?</text:p>
          </table:table-cell>
          <table:table-cell table:formula="of:=IF(OR([.D126]&lt;[.D$157];[.D126]&gt;[.D$158]);na;[.D126])" office:value-type="float" office:value="0.0328766768769262" calcext:value-type="float">
            <text:p>0,0328766769</text:p>
          </table:table-cell>
          <table:table-cell table:formula="of:=IF(OR([.E126]&lt;[.E$157];[.E126]&gt;[.E$158]);na;[.E126])" office:value-type="float" office:value="1" calcext:value-type="float">
            <text:p>1</text:p>
          </table:table-cell>
          <table:table-cell table:formula="of:=IF(OR([.F126]&lt;[.F$157];[.F126]&gt;[.F$158]);na;[.F126])" office:value-type="float" office:value="0.0128469528372904" calcext:value-type="float">
            <text:p>0,0128469528</text:p>
          </table:table-cell>
          <table:table-cell table:formula="of:=IF(OR([.G126]&lt;[.G$157];[.G126]&gt;[.G$158]);na;[.G126])" office:value-type="float" office:value="0.257935751870858" calcext:value-type="float">
            <text:p>0,2579357519</text:p>
          </table:table-cell>
          <table:table-cell table:formula="of:=IF(OR([.H126]&lt;[.H$157];[.H126]&gt;[.H$158]);na;[.H126])" office:value-type="float" office:value="0.0222472205142155" calcext:value-type="float">
            <text:p>0,0222472205</text:p>
          </table:table-cell>
          <table:table-cell table:formula="of:=IF(OR([.I126]&lt;[.I$157];[.I126]&gt;[.I$158]);na;[.I126])" office:value-type="string" office:string-value="" calcext:value-type="error">
            <text:p>#NOM ?</text:p>
          </table:table-cell>
          <table:table-cell table:formula="of:=IF(OR([.J126]&lt;[.J$157];[.J126]&gt;[.J$158]);na;[.J126])" office:value-type="string" office:string-value="" calcext:value-type="error">
            <text:p>#NOM ?</text:p>
          </table:table-cell>
          <table:table-cell table:formula="of:=IF(OR([.K126]&lt;[.K$157];[.K126]&gt;[.K$158]);na;[.K126])" office:value-type="float" office:value="0.0622186582339935" calcext:value-type="float">
            <text:p>0,0622186582</text:p>
          </table:table-cell>
          <table:table-cell table:formula="of:=IF(OR([.L126]&lt;[.L$157];[.L126]&gt;[.L$158]);na;[.L126])" office:value-type="string" office:string-value="" calcext:value-type="error">
            <text:p>#NOM ?</text:p>
          </table:table-cell>
          <table:table-cell table:formula="of:=IF(OR([.M126]&lt;[.M$157];[.M126]&gt;[.M$158]);na;[.M126])" office:value-type="float" office:value="0.23600118631693" calcext:value-type="float">
            <text:p>0,2360011863</text:p>
          </table:table-cell>
          <table:table-cell table:formula="of:=IF(OR([.N126]&lt;[.N$157];[.N126]&gt;[.N$158]);na;[.N126])" office:value-type="float" office:value="0.0825925558612652" calcext:value-type="float">
            <text:p>0,0825925559</text:p>
          </table:table-cell>
          <table:table-cell table:formula="of:=IF(OR([.O126]&lt;[.O$157];[.O126]&gt;[.O$158]);na;[.O126])" office:value-type="float" office:value="0.263357683055031" calcext:value-type="float">
            <text:p>0,2633576831</text:p>
          </table:table-cell>
          <table:table-cell table:formula="of:=IF(OR([.P126]&lt;[.P$157];[.P126]&gt;[.P$158]);na;[.P126])" office:value-type="float" office:value="0.0258610006809988" calcext:value-type="float">
            <text:p>0,0258610007</text:p>
          </table:table-cell>
          <table:table-cell table:formula="of:=IF(OR([.Q126]&lt;[.Q$157];[.Q126]&gt;[.Q$158]);na;[.Q126])" office:value-type="float" office:value="0.0182047133429485" calcext:value-type="float">
            <text:p>0,0182047133</text:p>
          </table:table-cell>
          <table:table-cell table:formula="of:=IF(OR([.R126]&lt;[.R$157];[.R126]&gt;[.R$158]);na;[.R126])" office:value-type="string" office:string-value="" calcext:value-type="error">
            <text:p>#NOM ?</text:p>
          </table:table-cell>
          <table:table-cell table:formula="of:=IF(OR([.S126]&lt;[.S$157];[.S126]&gt;[.S$158]);na;[.S126])" office:value-type="string" office:string-value="" calcext:value-type="error">
            <text:p>#NOM ?</text:p>
          </table:table-cell>
          <table:table-cell table:formula="of:=IF(OR([.T126]&lt;[.T$157];[.T126]&gt;[.T$158]);na;[.T126])" office:value-type="string" office:string-value="" calcext:value-type="error">
            <text:p>#NOM ?</text:p>
          </table:table-cell>
          <table:table-cell table:formula="of:=IF(OR([.U126]&lt;[.U$157];[.U126]&gt;[.U$158]);na;[.U126])" office:value-type="float" office:value="0.254930856424482" calcext:value-type="float">
            <text:p>0,2549308564</text:p>
          </table:table-cell>
          <table:table-cell table:formula="of:=IF(OR([.V126]&lt;[.V$157];[.V126]&gt;[.V$158]);na;[.V126])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office:value-type="float" office:value="31.8" calcext:value-type="float">
            <text:p>31,8</text:p>
          </table:table-cell>
          <table:table-cell table:formula="of:=IF(OR([.B127]&lt;[.B$157];[.B127]&gt;[.B$158]);na;[.B127])" office:value-type="float" office:value="0.0668812016261057" calcext:value-type="float">
            <text:p>0,0668812016</text:p>
          </table:table-cell>
          <table:table-cell table:formula="of:=IF(OR([.C127]&lt;[.C$157];[.C127]&gt;[.C$158]);na;[.C127])" office:value-type="string" office:string-value="" calcext:value-type="error">
            <text:p>#NOM ?</text:p>
          </table:table-cell>
          <table:table-cell table:formula="of:=IF(OR([.D127]&lt;[.D$157];[.D127]&gt;[.D$158]);na;[.D127])" office:value-type="float" office:value="0.0317653210687217" calcext:value-type="float">
            <text:p>0,0317653211</text:p>
          </table:table-cell>
          <table:table-cell table:formula="of:=IF(OR([.E127]&lt;[.E$157];[.E127]&gt;[.E$158]);na;[.E127])" office:value-type="float" office:value="1" calcext:value-type="float">
            <text:p>1</text:p>
          </table:table-cell>
          <table:table-cell table:formula="of:=IF(OR([.F127]&lt;[.F$157];[.F127]&gt;[.F$158]);na;[.F127])" office:value-type="float" office:value="0.0119720361252223" calcext:value-type="float">
            <text:p>0,0119720361</text:p>
          </table:table-cell>
          <table:table-cell table:formula="of:=IF(OR([.G127]&lt;[.G$157];[.G127]&gt;[.G$158]);na;[.G127])" office:value-type="float" office:value="0.286461779621724" calcext:value-type="float">
            <text:p>0,2864617796</text:p>
          </table:table-cell>
          <table:table-cell table:formula="of:=IF(OR([.H127]&lt;[.H$157];[.H127]&gt;[.H$158]);na;[.H127])" office:value-type="float" office:value="0.0219771624795363" calcext:value-type="float">
            <text:p>0,0219771625</text:p>
          </table:table-cell>
          <table:table-cell table:formula="of:=IF(OR([.I127]&lt;[.I$157];[.I127]&gt;[.I$158]);na;[.I127])" office:value-type="float" office:value="0.27054222664534" calcext:value-type="float">
            <text:p>0,2705422266</text:p>
          </table:table-cell>
          <table:table-cell table:formula="of:=IF(OR([.J127]&lt;[.J$157];[.J127]&gt;[.J$158]);na;[.J127])" office:value-type="float" office:value="0.0620001552191361" calcext:value-type="float">
            <text:p>0,0620001552</text:p>
          </table:table-cell>
          <table:table-cell table:formula="of:=IF(OR([.K127]&lt;[.K$157];[.K127]&gt;[.K$158]);na;[.K127])" office:value-type="float" office:value="0.0587555624768991" calcext:value-type="float">
            <text:p>0,0587555625</text:p>
          </table:table-cell>
          <table:table-cell table:formula="of:=IF(OR([.L127]&lt;[.L$157];[.L127]&gt;[.L$158]);na;[.L127])" office:value-type="float" office:value="0.0238710199339379" calcext:value-type="float">
            <text:p>0,0238710199</text:p>
          </table:table-cell>
          <table:table-cell table:formula="of:=IF(OR([.M127]&lt;[.M$157];[.M127]&gt;[.M$158]);na;[.M127])" office:value-type="float" office:value="0.233060451073011" calcext:value-type="float">
            <text:p>0,2330604511</text:p>
          </table:table-cell>
          <table:table-cell table:formula="of:=IF(OR([.N127]&lt;[.N$157];[.N127]&gt;[.N$158]);na;[.N127])" office:value-type="float" office:value="0.0767831296578358" calcext:value-type="float">
            <text:p>0,0767831297</text:p>
          </table:table-cell>
          <table:table-cell table:formula="of:=IF(OR([.O127]&lt;[.O$157];[.O127]&gt;[.O$158]);na;[.O127])" office:value-type="float" office:value="0.265719240474997" calcext:value-type="float">
            <text:p>0,2657192405</text:p>
          </table:table-cell>
          <table:table-cell table:formula="of:=IF(OR([.P127]&lt;[.P$157];[.P127]&gt;[.P$158]);na;[.P127])" office:value-type="float" office:value="0.0265637082173609" calcext:value-type="float">
            <text:p>0,0265637082</text:p>
          </table:table-cell>
          <table:table-cell table:formula="of:=IF(OR([.Q127]&lt;[.Q$157];[.Q127]&gt;[.Q$158]);na;[.Q127])" office:value-type="float" office:value="0.0179370184257517" calcext:value-type="float">
            <text:p>0,0179370184</text:p>
          </table:table-cell>
          <table:table-cell table:formula="of:=IF(OR([.R127]&lt;[.R$157];[.R127]&gt;[.R$158]);na;[.R127])" office:value-type="float" office:value="0.10035976817781" calcext:value-type="float">
            <text:p>0,1003597682</text:p>
          </table:table-cell>
          <table:table-cell table:formula="of:=IF(OR([.S127]&lt;[.S$157];[.S127]&gt;[.S$158]);na;[.S127])" office:value-type="float" office:value="0.404908793680266" calcext:value-type="float">
            <text:p>0,4049087937</text:p>
          </table:table-cell>
          <table:table-cell table:formula="of:=IF(OR([.T127]&lt;[.T$157];[.T127]&gt;[.T$158]);na;[.T127])" office:value-type="float" office:value="0.213388371984406" calcext:value-type="float">
            <text:p>0,213388372</text:p>
          </table:table-cell>
          <table:table-cell table:formula="of:=IF(OR([.U127]&lt;[.U$157];[.U127]&gt;[.U$158]);na;[.U127])" office:value-type="float" office:value="0.25253746275863" calcext:value-type="float">
            <text:p>0,2525374628</text:p>
          </table:table-cell>
          <table:table-cell table:formula="of:=IF(OR([.V127]&lt;[.V$157];[.V127]&gt;[.V$158]);na;[.V127])" office:value-type="float" office:value="0.274545503811783" calcext:value-type="float">
            <text:p>0,2745455038</text:p>
          </table:table-cell>
          <table:table-cell table:number-columns-repeated="1002"/>
        </table:table-row>
        <table:table-row table:style-name="ro1">
          <table:table-cell office:value-type="float" office:value="33.6" calcext:value-type="float">
            <text:p>33,6</text:p>
          </table:table-cell>
          <table:table-cell table:formula="of:=IF(OR([.B128]&lt;[.B$157];[.B128]&gt;[.B$158]);na;[.B128])" office:value-type="float" office:value="0.070473938426401" calcext:value-type="float">
            <text:p>0,0704739384</text:p>
          </table:table-cell>
          <table:table-cell table:formula="of:=IF(OR([.C128]&lt;[.C$157];[.C128]&gt;[.C$158]);na;[.C128])" office:value-type="float" office:value="0.0269713754370615" calcext:value-type="float">
            <text:p>0,0269713754</text:p>
          </table:table-cell>
          <table:table-cell table:formula="of:=IF(OR([.D128]&lt;[.D$157];[.D128]&gt;[.D$158]);na;[.D128])" office:value-type="float" office:value="0.0295795570380372" calcext:value-type="float">
            <text:p>0,029579557</text:p>
          </table:table-cell>
          <table:table-cell table:formula="of:=IF(OR([.E128]&lt;[.E$157];[.E128]&gt;[.E$158]);na;[.E128])" office:value-type="float" office:value="1" calcext:value-type="float">
            <text:p>1</text:p>
          </table:table-cell>
          <table:table-cell table:formula="of:=IF(OR([.F128]&lt;[.F$157];[.F128]&gt;[.F$158]);na;[.F128])" office:value-type="float" office:value="0.0129560147965693" calcext:value-type="float">
            <text:p>0,0129560148</text:p>
          </table:table-cell>
          <table:table-cell table:formula="of:=IF(OR([.G128]&lt;[.G$157];[.G128]&gt;[.G$158]);na;[.G128])" office:value-type="float" office:value="0.273334400241262" calcext:value-type="float">
            <text:p>0,2733344002</text:p>
          </table:table-cell>
          <table:table-cell table:formula="of:=IF(OR([.H128]&lt;[.H$157];[.H128]&gt;[.H$158]);na;[.H128])" office:value-type="float" office:value="0.023207284692409" calcext:value-type="float">
            <text:p>0,0232072847</text:p>
          </table:table-cell>
          <table:table-cell table:formula="of:=IF(OR([.I128]&lt;[.I$157];[.I128]&gt;[.I$158]);na;[.I128])" office:value-type="float" office:value="0.278314184197185" calcext:value-type="float">
            <text:p>0,2783141842</text:p>
          </table:table-cell>
          <table:table-cell table:formula="of:=IF(OR([.J128]&lt;[.J$157];[.J128]&gt;[.J$158]);na;[.J128])" office:value-type="float" office:value="0.0644695087044923" calcext:value-type="float">
            <text:p>0,0644695087</text:p>
          </table:table-cell>
          <table:table-cell table:formula="of:=IF(OR([.K128]&lt;[.K$157];[.K128]&gt;[.K$158]);na;[.K128])" office:value-type="float" office:value="0.061605742040459" calcext:value-type="float">
            <text:p>0,061605742</text:p>
          </table:table-cell>
          <table:table-cell table:formula="of:=IF(OR([.L128]&lt;[.L$157];[.L128]&gt;[.L$158]);na;[.L128])" office:value-type="float" office:value="0.0246592553369982" calcext:value-type="float">
            <text:p>0,0246592553</text:p>
          </table:table-cell>
          <table:table-cell table:formula="of:=IF(OR([.M128]&lt;[.M$157];[.M128]&gt;[.M$158]);na;[.M128])" office:value-type="float" office:value="0.243433932455875" calcext:value-type="float">
            <text:p>0,2434339325</text:p>
          </table:table-cell>
          <table:table-cell table:formula="of:=IF(OR([.N128]&lt;[.N$157];[.N128]&gt;[.N$158]);na;[.N128])" office:value-type="float" office:value="0.0849037717542724" calcext:value-type="float">
            <text:p>0,0849037718</text:p>
          </table:table-cell>
          <table:table-cell table:formula="of:=IF(OR([.O128]&lt;[.O$157];[.O128]&gt;[.O$158]);na;[.O128])" office:value-type="float" office:value="0.277906250785185" calcext:value-type="float">
            <text:p>0,2779062508</text:p>
          </table:table-cell>
          <table:table-cell table:formula="of:=IF(OR([.P128]&lt;[.P$157];[.P128]&gt;[.P$158]);na;[.P128])" office:value-type="float" office:value="0.0255320557752235" calcext:value-type="float">
            <text:p>0,0255320558</text:p>
          </table:table-cell>
          <table:table-cell table:formula="of:=IF(OR([.Q128]&lt;[.Q$157];[.Q128]&gt;[.Q$158]);na;[.Q128])" office:value-type="string" office:string-value="" calcext:value-type="error">
            <text:p>#NOM ?</text:p>
          </table:table-cell>
          <table:table-cell table:formula="of:=IF(OR([.R128]&lt;[.R$157];[.R128]&gt;[.R$158]);na;[.R128])" office:value-type="float" office:value="0.0978643053578018" calcext:value-type="float">
            <text:p>0,0978643054</text:p>
          </table:table-cell>
          <table:table-cell table:formula="of:=IF(OR([.S128]&lt;[.S$157];[.S128]&gt;[.S$158]);na;[.S128])" office:value-type="float" office:value="0.405601548319322" calcext:value-type="float">
            <text:p>0,4056015483</text:p>
          </table:table-cell>
          <table:table-cell table:formula="of:=IF(OR([.T128]&lt;[.T$157];[.T128]&gt;[.T$158]);na;[.T128])" office:value-type="float" office:value="0.204297794543027" calcext:value-type="float">
            <text:p>0,2042977945</text:p>
          </table:table-cell>
          <table:table-cell table:formula="of:=IF(OR([.U128]&lt;[.U$157];[.U128]&gt;[.U$158]);na;[.U128])" office:value-type="float" office:value="0.265685963154486" calcext:value-type="float">
            <text:p>0,2656859632</text:p>
          </table:table-cell>
          <table:table-cell table:formula="of:=IF(OR([.V128]&lt;[.V$157];[.V128]&gt;[.V$158]);na;[.V128])" office:value-type="float" office:value="0.276777320344287" calcext:value-type="float">
            <text:p>0,2767773203</text:p>
          </table:table-cell>
          <table:table-cell table:number-columns-repeated="1002"/>
        </table:table-row>
        <table:table-row table:style-name="ro1">
          <table:table-cell office:value-type="float" office:value="35.4" calcext:value-type="float">
            <text:p>35,4</text:p>
          </table:table-cell>
          <table:table-cell table:formula="of:=IF(OR([.B129]&lt;[.B$157];[.B129]&gt;[.B$158]);na;[.B129])" office:value-type="float" office:value="0.0645405723114793" calcext:value-type="float">
            <text:p>0,0645405723</text:p>
          </table:table-cell>
          <table:table-cell table:formula="of:=IF(OR([.C129]&lt;[.C$157];[.C129]&gt;[.C$158]);na;[.C129])" office:value-type="float" office:value="0.0235622726857707" calcext:value-type="float">
            <text:p>0,0235622727</text:p>
          </table:table-cell>
          <table:table-cell table:formula="of:=IF(OR([.D129]&lt;[.D$157];[.D129]&gt;[.D$158]);na;[.D129])" office:value-type="float" office:value="0.0262885631654156" calcext:value-type="float">
            <text:p>0,0262885632</text:p>
          </table:table-cell>
          <table:table-cell table:formula="of:=IF(OR([.E129]&lt;[.E$157];[.E129]&gt;[.E$158]);na;[.E129])" office:value-type="float" office:value="1" calcext:value-type="float">
            <text:p>1</text:p>
          </table:table-cell>
          <table:table-cell table:formula="of:=IF(OR([.F129]&lt;[.F$157];[.F129]&gt;[.F$158]);na;[.F129])" office:value-type="float" office:value="0.00953786325671688" calcext:value-type="float">
            <text:p>0,0095378633</text:p>
          </table:table-cell>
          <table:table-cell table:formula="of:=IF(OR([.G129]&lt;[.G$157];[.G129]&gt;[.G$158]);na;[.G129])" office:value-type="float" office:value="0.258288584771084" calcext:value-type="float">
            <text:p>0,2582885848</text:p>
          </table:table-cell>
          <table:table-cell table:formula="of:=IF(OR([.H129]&lt;[.H$157];[.H129]&gt;[.H$158]);na;[.H129])" office:value-type="float" office:value="0.0218842114436533" calcext:value-type="float">
            <text:p>0,0218842114</text:p>
          </table:table-cell>
          <table:table-cell table:formula="of:=IF(OR([.I129]&lt;[.I$157];[.I129]&gt;[.I$158]);na;[.I129])" office:value-type="float" office:value="0.263051697671693" calcext:value-type="float">
            <text:p>0,2630516977</text:p>
          </table:table-cell>
          <table:table-cell table:formula="of:=IF(OR([.J129]&lt;[.J$157];[.J129]&gt;[.J$158]);na;[.J129])" office:value-type="float" office:value="0.0613224930409118" calcext:value-type="float">
            <text:p>0,061322493</text:p>
          </table:table-cell>
          <table:table-cell table:formula="of:=IF(OR([.K129]&lt;[.K$157];[.K129]&gt;[.K$158]);na;[.K129])" office:value-type="float" office:value="0.0571846610966666" calcext:value-type="float">
            <text:p>0,0571846611</text:p>
          </table:table-cell>
          <table:table-cell table:formula="of:=IF(OR([.L129]&lt;[.L$157];[.L129]&gt;[.L$158]);na;[.L129])" office:value-type="float" office:value="0.021954508603796" calcext:value-type="float">
            <text:p>0,0219545086</text:p>
          </table:table-cell>
          <table:table-cell table:formula="of:=IF(OR([.M129]&lt;[.M$157];[.M129]&gt;[.M$158]);na;[.M129])" office:value-type="float" office:value="0.237238663929403" calcext:value-type="float">
            <text:p>0,2372386639</text:p>
          </table:table-cell>
          <table:table-cell table:formula="of:=IF(OR([.N129]&lt;[.N$157];[.N129]&gt;[.N$158]);na;[.N129])" office:value-type="float" office:value="0.0782803916244713" calcext:value-type="float">
            <text:p>0,0782803916</text:p>
          </table:table-cell>
          <table:table-cell table:formula="of:=IF(OR([.O129]&lt;[.O$157];[.O129]&gt;[.O$158]);na;[.O129])" office:value-type="float" office:value="0.26320932299079" calcext:value-type="float">
            <text:p>0,263209323</text:p>
          </table:table-cell>
          <table:table-cell table:formula="of:=IF(OR([.P129]&lt;[.P$157];[.P129]&gt;[.P$158]);na;[.P129])" office:value-type="float" office:value="0.0238024782709494" calcext:value-type="float">
            <text:p>0,0238024783</text:p>
          </table:table-cell>
          <table:table-cell table:formula="of:=IF(OR([.Q129]&lt;[.Q$157];[.Q129]&gt;[.Q$158]);na;[.Q129])" office:value-type="float" office:value="0.0150322225237707" calcext:value-type="float">
            <text:p>0,0150322225</text:p>
          </table:table-cell>
          <table:table-cell table:formula="of:=IF(OR([.R129]&lt;[.R$157];[.R129]&gt;[.R$158]);na;[.R129])" office:value-type="float" office:value="0.094207635260539" calcext:value-type="float">
            <text:p>0,0942076353</text:p>
          </table:table-cell>
          <table:table-cell table:formula="of:=IF(OR([.S129]&lt;[.S$157];[.S129]&gt;[.S$158]);na;[.S129])" office:value-type="float" office:value="0.367534584108363" calcext:value-type="float">
            <text:p>0,3675345841</text:p>
          </table:table-cell>
          <table:table-cell table:formula="of:=IF(OR([.T129]&lt;[.T$157];[.T129]&gt;[.T$158]);na;[.T129])" office:value-type="float" office:value="0.20028527041116" calcext:value-type="float">
            <text:p>0,2002852704</text:p>
          </table:table-cell>
          <table:table-cell table:formula="of:=IF(OR([.U129]&lt;[.U$157];[.U129]&gt;[.U$158]);na;[.U129])" office:value-type="float" office:value="0.254479341658277" calcext:value-type="float">
            <text:p>0,2544793417</text:p>
          </table:table-cell>
          <table:table-cell table:formula="of:=IF(OR([.V129]&lt;[.V$157];[.V129]&gt;[.V$158]);na;[.V129])" office:value-type="float" office:value="0.260840423651253" calcext:value-type="float">
            <text:p>0,2608404237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IF(OR([.B130]&lt;[.B$157];[.B130]&gt;[.B$158]);na;[.B130])" office:value-type="float" office:value="0.0729678048446912" calcext:value-type="float">
            <text:p>0,0729678048</text:p>
          </table:table-cell>
          <table:table-cell table:formula="of:=IF(OR([.C130]&lt;[.C$157];[.C130]&gt;[.C$158]);na;[.C130])" office:value-type="float" office:value="0.0306688052414203" calcext:value-type="float">
            <text:p>0,0306688052</text:p>
          </table:table-cell>
          <table:table-cell table:formula="of:=IF(OR([.D130]&lt;[.D$157];[.D130]&gt;[.D$158]);na;[.D130])" office:value-type="float" office:value="0.0279316374577893" calcext:value-type="float">
            <text:p>0,0279316375</text:p>
          </table:table-cell>
          <table:table-cell table:formula="of:=IF(OR([.E130]&lt;[.E$157];[.E130]&gt;[.E$158]);na;[.E130])" office:value-type="float" office:value="1" calcext:value-type="float">
            <text:p>1</text:p>
          </table:table-cell>
          <table:table-cell table:formula="of:=IF(OR([.F130]&lt;[.F$157];[.F130]&gt;[.F$158]);na;[.F130])" office:value-type="float" office:value="0.0122442120456053" calcext:value-type="float">
            <text:p>0,012244212</text:p>
          </table:table-cell>
          <table:table-cell table:formula="of:=IF(OR([.G130]&lt;[.G$157];[.G130]&gt;[.G$158]);na;[.G130])" office:value-type="float" office:value="0.268585284503283" calcext:value-type="float">
            <text:p>0,2685852845</text:p>
          </table:table-cell>
          <table:table-cell table:formula="of:=IF(OR([.H130]&lt;[.H$157];[.H130]&gt;[.H$158]);na;[.H130])" office:value-type="float" office:value="0.0239637529357558" calcext:value-type="float">
            <text:p>0,0239637529</text:p>
          </table:table-cell>
          <table:table-cell table:formula="of:=IF(OR([.I130]&lt;[.I$157];[.I130]&gt;[.I$158]);na;[.I130])" office:value-type="float" office:value="0.266059522501146" calcext:value-type="float">
            <text:p>0,2660595225</text:p>
          </table:table-cell>
          <table:table-cell table:formula="of:=IF(OR([.J130]&lt;[.J$157];[.J130]&gt;[.J$158]);na;[.J130])" office:value-type="float" office:value="0.0628368380773908" calcext:value-type="float">
            <text:p>0,0628368381</text:p>
          </table:table-cell>
          <table:table-cell table:formula="of:=IF(OR([.K130]&lt;[.K$157];[.K130]&gt;[.K$158]);na;[.K130])" office:value-type="float" office:value="0.0600954369778955" calcext:value-type="float">
            <text:p>0,060095437</text:p>
          </table:table-cell>
          <table:table-cell table:formula="of:=IF(OR([.L130]&lt;[.L$157];[.L130]&gt;[.L$158]);na;[.L130])" office:value-type="float" office:value="0.0221313528197061" calcext:value-type="float">
            <text:p>0,0221313528</text:p>
          </table:table-cell>
          <table:table-cell table:formula="of:=IF(OR([.M130]&lt;[.M$157];[.M130]&gt;[.M$158]);na;[.M130])" office:value-type="float" office:value="0.238523167865177" calcext:value-type="float">
            <text:p>0,2385231679</text:p>
          </table:table-cell>
          <table:table-cell table:formula="of:=IF(OR([.N130]&lt;[.N$157];[.N130]&gt;[.N$158]);na;[.N130])" office:value-type="float" office:value="0.0833483503645616" calcext:value-type="float">
            <text:p>0,0833483504</text:p>
          </table:table-cell>
          <table:table-cell table:formula="of:=IF(OR([.O130]&lt;[.O$157];[.O130]&gt;[.O$158]);na;[.O130])" office:value-type="float" office:value="0.270409510500793" calcext:value-type="float">
            <text:p>0,2704095105</text:p>
          </table:table-cell>
          <table:table-cell table:formula="of:=IF(OR([.P130]&lt;[.P$157];[.P130]&gt;[.P$158]);na;[.P130])" office:value-type="float" office:value="0.0248253261558614" calcext:value-type="float">
            <text:p>0,0248253262</text:p>
          </table:table-cell>
          <table:table-cell table:formula="of:=IF(OR([.Q130]&lt;[.Q$157];[.Q130]&gt;[.Q$158]);na;[.Q130])" office:value-type="float" office:value="0.0174630860950655" calcext:value-type="float">
            <text:p>0,0174630861</text:p>
          </table:table-cell>
          <table:table-cell table:formula="of:=IF(OR([.R130]&lt;[.R$157];[.R130]&gt;[.R$158]);na;[.R130])" office:value-type="float" office:value="0.0935848412645495" calcext:value-type="float">
            <text:p>0,0935848413</text:p>
          </table:table-cell>
          <table:table-cell table:formula="of:=IF(OR([.S130]&lt;[.S$157];[.S130]&gt;[.S$158]);na;[.S130])" office:value-type="float" office:value="0.373354578782878" calcext:value-type="float">
            <text:p>0,3733545788</text:p>
          </table:table-cell>
          <table:table-cell table:formula="of:=IF(OR([.T130]&lt;[.T$157];[.T130]&gt;[.T$158]);na;[.T130])" office:value-type="float" office:value="0.196874473831746" calcext:value-type="float">
            <text:p>0,1968744738</text:p>
          </table:table-cell>
          <table:table-cell table:formula="of:=IF(OR([.U130]&lt;[.U$157];[.U130]&gt;[.U$158]);na;[.U130])" office:value-type="float" office:value="0.265198534307417" calcext:value-type="float">
            <text:p>0,2651985343</text:p>
          </table:table-cell>
          <table:table-cell table:formula="of:=IF(OR([.V130]&lt;[.V$157];[.V130]&gt;[.V$158]);na;[.V130])" office:value-type="float" office:value="0.266801319696" calcext:value-type="float">
            <text:p>0,2668013197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IF(OR([.B131]&lt;[.B$157];[.B131]&gt;[.B$158]);na;[.B131])" office:value-type="float" office:value="0.0686015646726645" calcext:value-type="float">
            <text:p>0,0686015647</text:p>
          </table:table-cell>
          <table:table-cell table:formula="of:=IF(OR([.C131]&lt;[.C$157];[.C131]&gt;[.C$158]);na;[.C131])" office:value-type="float" office:value="0.0217596604536675" calcext:value-type="float">
            <text:p>0,0217596605</text:p>
          </table:table-cell>
          <table:table-cell table:formula="of:=IF(OR([.D131]&lt;[.D$157];[.D131]&gt;[.D$158]);na;[.D131])" office:value-type="float" office:value="0.0301799451079216" calcext:value-type="float">
            <text:p>0,0301799451</text:p>
          </table:table-cell>
          <table:table-cell table:formula="of:=IF(OR([.E131]&lt;[.E$157];[.E131]&gt;[.E$158]);na;[.E131])" office:value-type="float" office:value="1" calcext:value-type="float">
            <text:p>1</text:p>
          </table:table-cell>
          <table:table-cell table:formula="of:=IF(OR([.F131]&lt;[.F$157];[.F131]&gt;[.F$158]);na;[.F131])" office:value-type="float" office:value="0.0105875366123504" calcext:value-type="float">
            <text:p>0,0105875366</text:p>
          </table:table-cell>
          <table:table-cell table:formula="of:=IF(OR([.G131]&lt;[.G$157];[.G131]&gt;[.G$158]);na;[.G131])" office:value-type="float" office:value="0.274367310564543" calcext:value-type="float">
            <text:p>0,2743673106</text:p>
          </table:table-cell>
          <table:table-cell table:formula="of:=IF(OR([.H131]&lt;[.H$157];[.H131]&gt;[.H$158]);na;[.H131])" office:value-type="float" office:value="0.022107477385784" calcext:value-type="float">
            <text:p>0,0221074774</text:p>
          </table:table-cell>
          <table:table-cell table:formula="of:=IF(OR([.I131]&lt;[.I$157];[.I131]&gt;[.I$158]);na;[.I131])" office:value-type="float" office:value="0.271689642778334" calcext:value-type="float">
            <text:p>0,2716896428</text:p>
          </table:table-cell>
          <table:table-cell table:formula="of:=IF(OR([.J131]&lt;[.J$157];[.J131]&gt;[.J$158]);na;[.J131])" office:value-type="float" office:value="0.0593791185816681" calcext:value-type="float">
            <text:p>0,0593791186</text:p>
          </table:table-cell>
          <table:table-cell table:formula="of:=IF(OR([.K131]&lt;[.K$157];[.K131]&gt;[.K$158]);na;[.K131])" office:value-type="float" office:value="0.0607028148058538" calcext:value-type="float">
            <text:p>0,0607028148</text:p>
          </table:table-cell>
          <table:table-cell table:formula="of:=IF(OR([.L131]&lt;[.L$157];[.L131]&gt;[.L$158]);na;[.L131])" office:value-type="float" office:value="0.0215206981334063" calcext:value-type="float">
            <text:p>0,0215206981</text:p>
          </table:table-cell>
          <table:table-cell table:formula="of:=IF(OR([.M131]&lt;[.M$157];[.M131]&gt;[.M$158]);na;[.M131])" office:value-type="float" office:value="0.242955090904482" calcext:value-type="float">
            <text:p>0,2429550909</text:p>
          </table:table-cell>
          <table:table-cell table:formula="of:=IF(OR([.N131]&lt;[.N$157];[.N131]&gt;[.N$158]);na;[.N131])" office:value-type="float" office:value="0.0805212479182926" calcext:value-type="float">
            <text:p>0,0805212479</text:p>
          </table:table-cell>
          <table:table-cell table:formula="of:=IF(OR([.O131]&lt;[.O$157];[.O131]&gt;[.O$158]);na;[.O131])" office:value-type="float" office:value="0.271908233576678" calcext:value-type="float">
            <text:p>0,2719082336</text:p>
          </table:table-cell>
          <table:table-cell table:formula="of:=IF(OR([.P131]&lt;[.P$157];[.P131]&gt;[.P$158]);na;[.P131])" office:value-type="float" office:value="0.0240200416382789" calcext:value-type="float">
            <text:p>0,0240200416</text:p>
          </table:table-cell>
          <table:table-cell table:formula="of:=IF(OR([.Q131]&lt;[.Q$157];[.Q131]&gt;[.Q$158]);na;[.Q131])" office:value-type="float" office:value="0.017838781824606" calcext:value-type="float">
            <text:p>0,0178387818</text:p>
          </table:table-cell>
          <table:table-cell table:formula="of:=IF(OR([.R131]&lt;[.R$157];[.R131]&gt;[.R$158]);na;[.R131])" office:value-type="float" office:value="0.0899162205475446" calcext:value-type="float">
            <text:p>0,0899162205</text:p>
          </table:table-cell>
          <table:table-cell table:formula="of:=IF(OR([.S131]&lt;[.S$157];[.S131]&gt;[.S$158]);na;[.S131])" office:value-type="float" office:value="0.363481123469817" calcext:value-type="float">
            <text:p>0,3634811235</text:p>
          </table:table-cell>
          <table:table-cell table:formula="of:=IF(OR([.T131]&lt;[.T$157];[.T131]&gt;[.T$158]);na;[.T131])" office:value-type="float" office:value="0.199425048143505" calcext:value-type="float">
            <text:p>0,1994250481</text:p>
          </table:table-cell>
          <table:table-cell table:formula="of:=IF(OR([.U131]&lt;[.U$157];[.U131]&gt;[.U$158]);na;[.U131])" office:value-type="float" office:value="0.253955982772094" calcext:value-type="float">
            <text:p>0,2539559828</text:p>
          </table:table-cell>
          <table:table-cell table:formula="of:=IF(OR([.V131]&lt;[.V$157];[.V131]&gt;[.V$158]);na;[.V131])" office:value-type="float" office:value="0.247637054357669" calcext:value-type="float">
            <text:p>0,2476370544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IF(OR([.B132]&lt;[.B$157];[.B132]&gt;[.B$158]);na;[.B132])" office:value-type="float" office:value="0.0716800105820358" calcext:value-type="float">
            <text:p>0,0716800106</text:p>
          </table:table-cell>
          <table:table-cell table:formula="of:=IF(OR([.C132]&lt;[.C$157];[.C132]&gt;[.C$158]);na;[.C132])" office:value-type="float" office:value="0.0221846491209532" calcext:value-type="float">
            <text:p>0,0221846491</text:p>
          </table:table-cell>
          <table:table-cell table:formula="of:=IF(OR([.D132]&lt;[.D$157];[.D132]&gt;[.D$158]);na;[.D132])" office:value-type="float" office:value="0.0263161730985165" calcext:value-type="float">
            <text:p>0,0263161731</text:p>
          </table:table-cell>
          <table:table-cell table:formula="of:=IF(OR([.E132]&lt;[.E$157];[.E132]&gt;[.E$158]);na;[.E132])" office:value-type="float" office:value="1" calcext:value-type="float">
            <text:p>1</text:p>
          </table:table-cell>
          <table:table-cell table:formula="of:=IF(OR([.F132]&lt;[.F$157];[.F132]&gt;[.F$158]);na;[.F132])" office:value-type="float" office:value="0.0129458664511476" calcext:value-type="float">
            <text:p>0,0129458665</text:p>
          </table:table-cell>
          <table:table-cell table:formula="of:=IF(OR([.G132]&lt;[.G$157];[.G132]&gt;[.G$158]);na;[.G132])" office:value-type="float" office:value="0.276520805739419" calcext:value-type="float">
            <text:p>0,2765208057</text:p>
          </table:table-cell>
          <table:table-cell table:formula="of:=IF(OR([.H132]&lt;[.H$157];[.H132]&gt;[.H$158]);na;[.H132])" office:value-type="float" office:value="0.0231621795832492" calcext:value-type="float">
            <text:p>0,0231621796</text:p>
          </table:table-cell>
          <table:table-cell table:formula="of:=IF(OR([.I132]&lt;[.I$157];[.I132]&gt;[.I$158]);na;[.I132])" office:value-type="float" office:value="0.277377953347307" calcext:value-type="float">
            <text:p>0,2773779533</text:p>
          </table:table-cell>
          <table:table-cell table:formula="of:=IF(OR([.J132]&lt;[.J$157];[.J132]&gt;[.J$158]);na;[.J132])" office:value-type="float" office:value="0.0606898996371057" calcext:value-type="float">
            <text:p>0,0606898996</text:p>
          </table:table-cell>
          <table:table-cell table:formula="of:=IF(OR([.K132]&lt;[.K$157];[.K132]&gt;[.K$158]);na;[.K132])" office:value-type="float" office:value="0.057819956124634" calcext:value-type="float">
            <text:p>0,0578199561</text:p>
          </table:table-cell>
          <table:table-cell table:formula="of:=IF(OR([.L132]&lt;[.L$157];[.L132]&gt;[.L$158]);na;[.L132])" office:value-type="float" office:value="0.0214895931470341" calcext:value-type="float">
            <text:p>0,0214895931</text:p>
          </table:table-cell>
          <table:table-cell table:formula="of:=IF(OR([.M132]&lt;[.M$157];[.M132]&gt;[.M$158]);na;[.M132])" office:value-type="float" office:value="0.236310475919791" calcext:value-type="float">
            <text:p>0,2363104759</text:p>
          </table:table-cell>
          <table:table-cell table:formula="of:=IF(OR([.N132]&lt;[.N$157];[.N132]&gt;[.N$158]);na;[.N132])" office:value-type="float" office:value="0.0820845383936304" calcext:value-type="float">
            <text:p>0,0820845384</text:p>
          </table:table-cell>
          <table:table-cell table:formula="of:=IF(OR([.O132]&lt;[.O$157];[.O132]&gt;[.O$158]);na;[.O132])" office:value-type="float" office:value="0.284366164492904" calcext:value-type="float">
            <text:p>0,2843661645</text:p>
          </table:table-cell>
          <table:table-cell table:formula="of:=IF(OR([.P132]&lt;[.P$157];[.P132]&gt;[.P$158]);na;[.P132])" office:value-type="float" office:value="0.0251544345068355" calcext:value-type="float">
            <text:p>0,0251544345</text:p>
          </table:table-cell>
          <table:table-cell table:formula="of:=IF(OR([.Q132]&lt;[.Q$157];[.Q132]&gt;[.Q$158]);na;[.Q132])" office:value-type="float" office:value="0.0160169336967373" calcext:value-type="float">
            <text:p>0,0160169337</text:p>
          </table:table-cell>
          <table:table-cell table:formula="of:=IF(OR([.R132]&lt;[.R$157];[.R132]&gt;[.R$158]);na;[.R132])" office:value-type="float" office:value="0.0931381696752625" calcext:value-type="float">
            <text:p>0,0931381697</text:p>
          </table:table-cell>
          <table:table-cell table:formula="of:=IF(OR([.S132]&lt;[.S$157];[.S132]&gt;[.S$158]);na;[.S132])" office:value-type="float" office:value="0.354183764562783" calcext:value-type="float">
            <text:p>0,3541837646</text:p>
          </table:table-cell>
          <table:table-cell table:formula="of:=IF(OR([.T132]&lt;[.T$157];[.T132]&gt;[.T$158]);na;[.T132])" office:value-type="float" office:value="0.189301852206092" calcext:value-type="float">
            <text:p>0,1893018522</text:p>
          </table:table-cell>
          <table:table-cell table:formula="of:=IF(OR([.U132]&lt;[.U$157];[.U132]&gt;[.U$158]);na;[.U132])" office:value-type="float" office:value="0.258638310501687" calcext:value-type="float">
            <text:p>0,2586383105</text:p>
          </table:table-cell>
          <table:table-cell table:formula="of:=IF(OR([.V132]&lt;[.V$157];[.V132]&gt;[.V$158]);na;[.V132])" office:value-type="float" office:value="0.258761852855441" calcext:value-type="float">
            <text:p>0,2587618529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IF(OR([.B133]&lt;[.B$157];[.B133]&gt;[.B$158]);na;[.B133])" office:value-type="float" office:value="0.0691605061778667" calcext:value-type="float">
            <text:p>0,0691605062</text:p>
          </table:table-cell>
          <table:table-cell table:formula="of:=IF(OR([.C133]&lt;[.C$157];[.C133]&gt;[.C$158]);na;[.C133])" office:value-type="float" office:value="0.0193740843142141" calcext:value-type="float">
            <text:p>0,0193740843</text:p>
          </table:table-cell>
          <table:table-cell table:formula="of:=IF(OR([.D133]&lt;[.D$157];[.D133]&gt;[.D$158]);na;[.D133])" office:value-type="float" office:value="0.029292868699767" calcext:value-type="float">
            <text:p>0,0292928687</text:p>
          </table:table-cell>
          <table:table-cell table:formula="of:=IF(OR([.E133]&lt;[.E$157];[.E133]&gt;[.E$158]);na;[.E133])" office:value-type="float" office:value="1" calcext:value-type="float">
            <text:p>1</text:p>
          </table:table-cell>
          <table:table-cell table:formula="of:=IF(OR([.F133]&lt;[.F$157];[.F133]&gt;[.F$158]);na;[.F133])" office:value-type="float" office:value="0.0106146569282401" calcext:value-type="float">
            <text:p>0,0106146569</text:p>
          </table:table-cell>
          <table:table-cell table:formula="of:=IF(OR([.G133]&lt;[.G$157];[.G133]&gt;[.G$158]);na;[.G133])" office:value-type="float" office:value="0.260712874608242" calcext:value-type="float">
            <text:p>0,2607128746</text:p>
          </table:table-cell>
          <table:table-cell table:formula="of:=IF(OR([.H133]&lt;[.H$157];[.H133]&gt;[.H$158]);na;[.H133])" office:value-type="float" office:value="0.0206581865079986" calcext:value-type="float">
            <text:p>0,0206581865</text:p>
          </table:table-cell>
          <table:table-cell table:formula="of:=IF(OR([.I133]&lt;[.I$157];[.I133]&gt;[.I$158]);na;[.I133])" office:value-type="float" office:value="0.258468830330122" calcext:value-type="float">
            <text:p>0,2584688303</text:p>
          </table:table-cell>
          <table:table-cell table:formula="of:=IF(OR([.J133]&lt;[.J$157];[.J133]&gt;[.J$158]);na;[.J133])" office:value-type="float" office:value="0.0592693472640114" calcext:value-type="float">
            <text:p>0,0592693473</text:p>
          </table:table-cell>
          <table:table-cell table:formula="of:=IF(OR([.K133]&lt;[.K$157];[.K133]&gt;[.K$158]);na;[.K133])" office:value-type="float" office:value="0.0560254210830608" calcext:value-type="float">
            <text:p>0,0560254211</text:p>
          </table:table-cell>
          <table:table-cell table:formula="of:=IF(OR([.L133]&lt;[.L$157];[.L133]&gt;[.L$158]);na;[.L133])" office:value-type="float" office:value="0.0208195819539327" calcext:value-type="float">
            <text:p>0,020819582</text:p>
          </table:table-cell>
          <table:table-cell table:formula="of:=IF(OR([.M133]&lt;[.M$157];[.M133]&gt;[.M$158]);na;[.M133])" office:value-type="float" office:value="0.226544420165375" calcext:value-type="float">
            <text:p>0,2265444202</text:p>
          </table:table-cell>
          <table:table-cell table:formula="of:=IF(OR([.N133]&lt;[.N$157];[.N133]&gt;[.N$158]);na;[.N133])" office:value-type="float" office:value="0.0797504310753351" calcext:value-type="float">
            <text:p>0,0797504311</text:p>
          </table:table-cell>
          <table:table-cell table:formula="of:=IF(OR([.O133]&lt;[.O$157];[.O133]&gt;[.O$158]);na;[.O133])" office:value-type="float" office:value="0.267140765573812" calcext:value-type="float">
            <text:p>0,2671407656</text:p>
          </table:table-cell>
          <table:table-cell table:formula="of:=IF(OR([.P133]&lt;[.P$157];[.P133]&gt;[.P$158]);na;[.P133])" office:value-type="float" office:value="0.0232032003110036" calcext:value-type="float">
            <text:p>0,0232032003</text:p>
          </table:table-cell>
          <table:table-cell table:formula="of:=IF(OR([.Q133]&lt;[.Q$157];[.Q133]&gt;[.Q$158]);na;[.Q133])" office:value-type="float" office:value="0.0148324671008447" calcext:value-type="float">
            <text:p>0,0148324671</text:p>
          </table:table-cell>
          <table:table-cell table:formula="of:=IF(OR([.R133]&lt;[.R$157];[.R133]&gt;[.R$158]);na;[.R133])" office:value-type="string" office:string-value="" calcext:value-type="error">
            <text:p>#NOM ?</text:p>
          </table:table-cell>
          <table:table-cell table:formula="of:=IF(OR([.S133]&lt;[.S$157];[.S133]&gt;[.S$158]);na;[.S133])" office:value-type="float" office:value="0.347984865650562" calcext:value-type="float">
            <text:p>0,3479848657</text:p>
          </table:table-cell>
          <table:table-cell table:formula="of:=IF(OR([.T133]&lt;[.T$157];[.T133]&gt;[.T$158]);na;[.T133])" office:value-type="float" office:value="0.180542343467042" calcext:value-type="float">
            <text:p>0,1805423435</text:p>
          </table:table-cell>
          <table:table-cell table:formula="of:=IF(OR([.U133]&lt;[.U$157];[.U133]&gt;[.U$158]);na;[.U133])" office:value-type="string" office:string-value="" calcext:value-type="error">
            <text:p>#NOM ?</text:p>
          </table:table-cell>
          <table:table-cell table:formula="of:=IF(OR([.V133]&lt;[.V$157];[.V133]&gt;[.V$158]);na;[.V133])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IF(OR([.B134]&lt;[.B$157];[.B134]&gt;[.B$158]);na;[.B134])" office:value-type="float" office:value="0.0754429155900514" calcext:value-type="float">
            <text:p>0,0754429156</text:p>
          </table:table-cell>
          <table:table-cell table:formula="of:=IF(OR([.C134]&lt;[.C$157];[.C134]&gt;[.C$158]);na;[.C134])" office:value-type="float" office:value="0.0227726991969973" calcext:value-type="float">
            <text:p>0,0227726992</text:p>
          </table:table-cell>
          <table:table-cell table:formula="of:=IF(OR([.D134]&lt;[.D$157];[.D134]&gt;[.D$158]);na;[.D134])" office:value-type="float" office:value="0.0345736566520273" calcext:value-type="float">
            <text:p>0,0345736567</text:p>
          </table:table-cell>
          <table:table-cell table:formula="of:=IF(OR([.E134]&lt;[.E$157];[.E134]&gt;[.E$158]);na;[.E134])" office:value-type="float" office:value="1" calcext:value-type="float">
            <text:p>1</text:p>
          </table:table-cell>
          <table:table-cell table:formula="of:=IF(OR([.F134]&lt;[.F$157];[.F134]&gt;[.F$158]);na;[.F134])" office:value-type="string" office:string-value="" calcext:value-type="error">
            <text:p>#NOM ?</text:p>
          </table:table-cell>
          <table:table-cell table:formula="of:=IF(OR([.G134]&lt;[.G$157];[.G134]&gt;[.G$158]);na;[.G134])" office:value-type="string" office:string-value="" calcext:value-type="error">
            <text:p>#NOM ?</text:p>
          </table:table-cell>
          <table:table-cell table:formula="of:=IF(OR([.H134]&lt;[.H$157];[.H134]&gt;[.H$158]);na;[.H134])" office:value-type="string" office:string-value="" calcext:value-type="error">
            <text:p>#NOM ?</text:p>
          </table:table-cell>
          <table:table-cell table:formula="of:=IF(OR([.I134]&lt;[.I$157];[.I134]&gt;[.I$158]);na;[.I134])" office:value-type="string" office:string-value="" calcext:value-type="error">
            <text:p>#NOM ?</text:p>
          </table:table-cell>
          <table:table-cell table:formula="of:=IF(OR([.J134]&lt;[.J$157];[.J134]&gt;[.J$158]);na;[.J134])" office:value-type="float" office:value="0.0661479897759663" calcext:value-type="float">
            <text:p>0,0661479898</text:p>
          </table:table-cell>
          <table:table-cell table:formula="of:=IF(OR([.K134]&lt;[.K$157];[.K134]&gt;[.K$158]);na;[.K134])" office:value-type="string" office:string-value="" calcext:value-type="error">
            <text:p>#NOM ?</text:p>
          </table:table-cell>
          <table:table-cell table:formula="of:=IF(OR([.L134]&lt;[.L$157];[.L134]&gt;[.L$158]);na;[.L134])" office:value-type="float" office:value="0.0225798921184751" calcext:value-type="float">
            <text:p>0,0225798921</text:p>
          </table:table-cell>
          <table:table-cell table:formula="of:=IF(OR([.M134]&lt;[.M$157];[.M134]&gt;[.M$158]);na;[.M134])" office:value-type="string" office:string-value="" calcext:value-type="error">
            <text:p>#NOM ?</text:p>
          </table:table-cell>
          <table:table-cell table:formula="of:=IF(OR([.N134]&lt;[.N$157];[.N134]&gt;[.N$158]);na;[.N134])" office:value-type="string" office:string-value="" calcext:value-type="error">
            <text:p>#NOM ?</text:p>
          </table:table-cell>
          <table:table-cell table:formula="of:=IF(OR([.O134]&lt;[.O$157];[.O134]&gt;[.O$158]);na;[.O134])" office:value-type="float" office:value="0.30527521435439" calcext:value-type="float">
            <text:p>0,3052752144</text:p>
          </table:table-cell>
          <table:table-cell table:formula="of:=IF(OR([.P134]&lt;[.P$157];[.P134]&gt;[.P$158]);na;[.P134])" office:value-type="float" office:value="0.0279683517298732" calcext:value-type="float">
            <text:p>0,0279683517</text:p>
          </table:table-cell>
          <table:table-cell table:formula="of:=IF(OR([.Q134]&lt;[.Q$157];[.Q134]&gt;[.Q$158]);na;[.Q134])" office:value-type="float" office:value="0.0152803753147438" calcext:value-type="float">
            <text:p>0,0152803753</text:p>
          </table:table-cell>
          <table:table-cell table:formula="of:=IF(OR([.R134]&lt;[.R$157];[.R134]&gt;[.R$158]);na;[.R134])" office:value-type="float" office:value="0.101481211786043" calcext:value-type="float">
            <text:p>0,1014812118</text:p>
          </table:table-cell>
          <table:table-cell table:formula="of:=IF(OR([.S134]&lt;[.S$157];[.S134]&gt;[.S$158]);na;[.S134])" office:value-type="string" office:string-value="" calcext:value-type="error">
            <text:p>#NOM ?</text:p>
          </table:table-cell>
          <table:table-cell table:formula="of:=IF(OR([.T134]&lt;[.T$157];[.T134]&gt;[.T$158]);na;[.T134])" office:value-type="float" office:value="0.212435751690919" calcext:value-type="float">
            <text:p>0,2124357517</text:p>
          </table:table-cell>
          <table:table-cell table:formula="of:=IF(OR([.U134]&lt;[.U$157];[.U134]&gt;[.U$158]);na;[.U134])" office:value-type="float" office:value="0.287218052897317" calcext:value-type="float">
            <text:p>0,2872180529</text:p>
          </table:table-cell>
          <table:table-cell table:formula="of:=IF(OR([.V134]&lt;[.V$157];[.V134]&gt;[.V$158]);na;[.V134])" office:value-type="float" office:value="0.280345594667222" calcext:value-type="float">
            <text:p>0,2803455947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[.B135]&lt;[.B$157];[.B135]&gt;[.B$158]);na;[.B135])" office:value-type="float" office:value="0.0703197338990149" calcext:value-type="float">
            <text:p>0,0703197339</text:p>
          </table:table-cell>
          <table:table-cell table:formula="of:=IF(OR([.C135]&lt;[.C$157];[.C135]&gt;[.C$158]);na;[.C135])" office:value-type="float" office:value="0.0217956695627349" calcext:value-type="float">
            <text:p>0,0217956696</text:p>
          </table:table-cell>
          <table:table-cell table:formula="of:=IF(OR([.D135]&lt;[.D$157];[.D135]&gt;[.D$158]);na;[.D135])" office:value-type="float" office:value="0.02834865954889" calcext:value-type="float">
            <text:p>0,0283486595</text:p>
          </table:table-cell>
          <table:table-cell table:formula="of:=IF(OR([.E135]&lt;[.E$157];[.E135]&gt;[.E$158]);na;[.E135])" office:value-type="float" office:value="1" calcext:value-type="float">
            <text:p>1</text:p>
          </table:table-cell>
          <table:table-cell table:formula="of:=IF(OR([.F135]&lt;[.F$157];[.F135]&gt;[.F$158]);na;[.F135])" office:value-type="float" office:value="0.0134782909707075" calcext:value-type="float">
            <text:p>0,013478291</text:p>
          </table:table-cell>
          <table:table-cell table:formula="of:=IF(OR([.G135]&lt;[.G$157];[.G135]&gt;[.G$158]);na;[.G135])" office:value-type="float" office:value="0.274474124424435" calcext:value-type="float">
            <text:p>0,2744741244</text:p>
          </table:table-cell>
          <table:table-cell table:formula="of:=IF(OR([.H135]&lt;[.H$157];[.H135]&gt;[.H$158]);na;[.H135])" office:value-type="float" office:value="0.0224252370853512" calcext:value-type="float">
            <text:p>0,0224252371</text:p>
          </table:table-cell>
          <table:table-cell table:formula="of:=IF(OR([.I135]&lt;[.I$157];[.I135]&gt;[.I$158]);na;[.I135])" office:value-type="float" office:value="0.259442491286739" calcext:value-type="float">
            <text:p>0,2594424913</text:p>
          </table:table-cell>
          <table:table-cell table:formula="of:=IF(OR([.J135]&lt;[.J$157];[.J135]&gt;[.J$158]);na;[.J135])" office:value-type="float" office:value="0.0605209828486236" calcext:value-type="float">
            <text:p>0,0605209828</text:p>
          </table:table-cell>
          <table:table-cell table:formula="of:=IF(OR([.K135]&lt;[.K$157];[.K135]&gt;[.K$158]);na;[.K135])" office:value-type="float" office:value="0.059208193245161" calcext:value-type="float">
            <text:p>0,0592081932</text:p>
          </table:table-cell>
          <table:table-cell table:formula="of:=IF(OR([.L135]&lt;[.L$157];[.L135]&gt;[.L$158]);na;[.L135])" office:value-type="float" office:value="0.0230570563911639" calcext:value-type="float">
            <text:p>0,0230570564</text:p>
          </table:table-cell>
          <table:table-cell table:formula="of:=IF(OR([.M135]&lt;[.M$157];[.M135]&gt;[.M$158]);na;[.M135])" office:value-type="float" office:value="0.241356818953244" calcext:value-type="float">
            <text:p>0,241356819</text:p>
          </table:table-cell>
          <table:table-cell table:formula="of:=IF(OR([.N135]&lt;[.N$157];[.N135]&gt;[.N$158]);na;[.N135])" office:value-type="float" office:value="0.0829655153865365" calcext:value-type="float">
            <text:p>0,0829655154</text:p>
          </table:table-cell>
          <table:table-cell table:formula="of:=IF(OR([.O135]&lt;[.O$157];[.O135]&gt;[.O$158]);na;[.O135])" office:value-type="float" office:value="0.286754107614097" calcext:value-type="float">
            <text:p>0,2867541076</text:p>
          </table:table-cell>
          <table:table-cell table:formula="of:=IF(OR([.P135]&lt;[.P$157];[.P135]&gt;[.P$158]);na;[.P135])" office:value-type="float" office:value="0.0249942402394686" calcext:value-type="float">
            <text:p>0,0249942402</text:p>
          </table:table-cell>
          <table:table-cell table:formula="of:=IF(OR([.Q135]&lt;[.Q$157];[.Q135]&gt;[.Q$158]);na;[.Q135])" office:value-type="float" office:value="0.0147009218926583" calcext:value-type="float">
            <text:p>0,0147009219</text:p>
          </table:table-cell>
          <table:table-cell table:formula="of:=IF(OR([.R135]&lt;[.R$157];[.R135]&gt;[.R$158]);na;[.R135])" office:value-type="float" office:value="0.0936656688387671" calcext:value-type="float">
            <text:p>0,0936656688</text:p>
          </table:table-cell>
          <table:table-cell table:formula="of:=IF(OR([.S135]&lt;[.S$157];[.S135]&gt;[.S$158]);na;[.S135])" office:value-type="float" office:value="0.367741712935554" calcext:value-type="float">
            <text:p>0,3677417129</text:p>
          </table:table-cell>
          <table:table-cell table:formula="of:=IF(OR([.T135]&lt;[.T$157];[.T135]&gt;[.T$158]);na;[.T135])" office:value-type="float" office:value="0.191717248398194" calcext:value-type="float">
            <text:p>0,1917172484</text:p>
          </table:table-cell>
          <table:table-cell table:formula="of:=IF(OR([.U135]&lt;[.U$157];[.U135]&gt;[.U$158]);na;[.U135])" office:value-type="float" office:value="0.273768035096992" calcext:value-type="float">
            <text:p>0,2737680351</text:p>
          </table:table-cell>
          <table:table-cell table:formula="of:=IF(OR([.V135]&lt;[.V$157];[.V135]&gt;[.V$158]);na;[.V135])" office:value-type="float" office:value="0.258608030905181" calcext:value-type="float">
            <text:p>0,2586080309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IF(OR([.B136]&lt;[.B$157];[.B136]&gt;[.B$158]);na;[.B136])" office:value-type="float" office:value="0.0738162981920808" calcext:value-type="float">
            <text:p>0,0738162982</text:p>
          </table:table-cell>
          <table:table-cell table:formula="of:=IF(OR([.C136]&lt;[.C$157];[.C136]&gt;[.C$158]);na;[.C136])" office:value-type="float" office:value="0.0225178974970524" calcext:value-type="float">
            <text:p>0,0225178975</text:p>
          </table:table-cell>
          <table:table-cell table:formula="of:=IF(OR([.D136]&lt;[.D$157];[.D136]&gt;[.D$158]);na;[.D136])" office:value-type="float" office:value="0.0273862288760026" calcext:value-type="float">
            <text:p>0,0273862289</text:p>
          </table:table-cell>
          <table:table-cell table:formula="of:=IF(OR([.E136]&lt;[.E$157];[.E136]&gt;[.E$158]);na;[.E136])" office:value-type="float" office:value="1" calcext:value-type="float">
            <text:p>1</text:p>
          </table:table-cell>
          <table:table-cell table:formula="of:=IF(OR([.F136]&lt;[.F$157];[.F136]&gt;[.F$158]);na;[.F136])" office:value-type="float" office:value="0.0101236514156064" calcext:value-type="float">
            <text:p>0,0101236514</text:p>
          </table:table-cell>
          <table:table-cell table:formula="of:=IF(OR([.G136]&lt;[.G$157];[.G136]&gt;[.G$158]);na;[.G136])" office:value-type="float" office:value="0.285287154374648" calcext:value-type="float">
            <text:p>0,2852871544</text:p>
          </table:table-cell>
          <table:table-cell table:formula="of:=IF(OR([.H136]&lt;[.H$157];[.H136]&gt;[.H$158]);na;[.H136])" office:value-type="float" office:value="0.0230426830506332" calcext:value-type="float">
            <text:p>0,0230426831</text:p>
          </table:table-cell>
          <table:table-cell table:formula="of:=IF(OR([.I136]&lt;[.I$157];[.I136]&gt;[.I$158]);na;[.I136])" office:value-type="float" office:value="0.273658908739605" calcext:value-type="float">
            <text:p>0,2736589087</text:p>
          </table:table-cell>
          <table:table-cell table:formula="of:=IF(OR([.J136]&lt;[.J$157];[.J136]&gt;[.J$158]);na;[.J136])" office:value-type="float" office:value="0.0634476544242724" calcext:value-type="float">
            <text:p>0,0634476544</text:p>
          </table:table-cell>
          <table:table-cell table:formula="of:=IF(OR([.K136]&lt;[.K$157];[.K136]&gt;[.K$158]);na;[.K136])" office:value-type="float" office:value="0.0591973294648131" calcext:value-type="float">
            <text:p>0,0591973295</text:p>
          </table:table-cell>
          <table:table-cell table:formula="of:=IF(OR([.L136]&lt;[.L$157];[.L136]&gt;[.L$158]);na;[.L136])" office:value-type="float" office:value="0.0224271581004688" calcext:value-type="float">
            <text:p>0,0224271581</text:p>
          </table:table-cell>
          <table:table-cell table:formula="of:=IF(OR([.M136]&lt;[.M$157];[.M136]&gt;[.M$158]);na;[.M136])" office:value-type="float" office:value="0.253250662027384" calcext:value-type="float">
            <text:p>0,253250662</text:p>
          </table:table-cell>
          <table:table-cell table:formula="of:=IF(OR([.N136]&lt;[.N$157];[.N136]&gt;[.N$158]);na;[.N136])" office:value-type="float" office:value="0.0833368219577203" calcext:value-type="float">
            <text:p>0,083336822</text:p>
          </table:table-cell>
          <table:table-cell table:formula="of:=IF(OR([.O136]&lt;[.O$157];[.O136]&gt;[.O$158]);na;[.O136])" office:value-type="float" office:value="0.294182910470365" calcext:value-type="float">
            <text:p>0,2941829105</text:p>
          </table:table-cell>
          <table:table-cell table:formula="of:=IF(OR([.P136]&lt;[.P$157];[.P136]&gt;[.P$158]);na;[.P136])" office:value-type="float" office:value="0.0261812796125564" calcext:value-type="float">
            <text:p>0,0261812796</text:p>
          </table:table-cell>
          <table:table-cell table:formula="of:=IF(OR([.Q136]&lt;[.Q$157];[.Q136]&gt;[.Q$158]);na;[.Q136])" office:value-type="float" office:value="0.0140743916976828" calcext:value-type="float">
            <text:p>0,0140743917</text:p>
          </table:table-cell>
          <table:table-cell table:formula="of:=IF(OR([.R136]&lt;[.R$157];[.R136]&gt;[.R$158]);na;[.R136])" office:value-type="float" office:value="0.095219372989765" calcext:value-type="float">
            <text:p>0,095219373</text:p>
          </table:table-cell>
          <table:table-cell table:formula="of:=IF(OR([.S136]&lt;[.S$157];[.S136]&gt;[.S$158]);na;[.S136])" office:value-type="float" office:value="0.357150586439015" calcext:value-type="float">
            <text:p>0,3571505864</text:p>
          </table:table-cell>
          <table:table-cell table:formula="of:=IF(OR([.T136]&lt;[.T$157];[.T136]&gt;[.T$158]);na;[.T136])" office:value-type="float" office:value="0.196635366698527" calcext:value-type="float">
            <text:p>0,1966353667</text:p>
          </table:table-cell>
          <table:table-cell table:formula="of:=IF(OR([.U136]&lt;[.U$157];[.U136]&gt;[.U$158]);na;[.U136])" office:value-type="float" office:value="0.270988626722827" calcext:value-type="float">
            <text:p>0,2709886267</text:p>
          </table:table-cell>
          <table:table-cell table:formula="of:=IF(OR([.V136]&lt;[.V$157];[.V136]&gt;[.V$158]);na;[.V136])" office:value-type="float" office:value="0.264619116912177" calcext:value-type="float">
            <text:p>0,2646191169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IF(OR([.B137]&lt;[.B$157];[.B137]&gt;[.B$158]);na;[.B137])" office:value-type="float" office:value="0.0720161269859957" calcext:value-type="float">
            <text:p>0,072016127</text:p>
          </table:table-cell>
          <table:table-cell table:formula="of:=IF(OR([.C137]&lt;[.C$157];[.C137]&gt;[.C$158]);na;[.C137])" office:value-type="float" office:value="0.020940806709204" calcext:value-type="float">
            <text:p>0,0209408067</text:p>
          </table:table-cell>
          <table:table-cell table:formula="of:=IF(OR([.D137]&lt;[.D$157];[.D137]&gt;[.D$158]);na;[.D137])" office:value-type="float" office:value="0.0300437586899128" calcext:value-type="float">
            <text:p>0,0300437587</text:p>
          </table:table-cell>
          <table:table-cell table:formula="of:=IF(OR([.E137]&lt;[.E$157];[.E137]&gt;[.E$158]);na;[.E137])" office:value-type="float" office:value="1" calcext:value-type="float">
            <text:p>1</text:p>
          </table:table-cell>
          <table:table-cell table:formula="of:=IF(OR([.F137]&lt;[.F$157];[.F137]&gt;[.F$158]);na;[.F137])" office:value-type="float" office:value="0.0103763896635687" calcext:value-type="float">
            <text:p>0,0103763897</text:p>
          </table:table-cell>
          <table:table-cell table:formula="of:=IF(OR([.G137]&lt;[.G$157];[.G137]&gt;[.G$158]);na;[.G137])" office:value-type="float" office:value="0.270230887541302" calcext:value-type="float">
            <text:p>0,2702308875</text:p>
          </table:table-cell>
          <table:table-cell table:formula="of:=IF(OR([.H137]&lt;[.H$157];[.H137]&gt;[.H$158]);na;[.H137])" office:value-type="float" office:value="0.0232888534687076" calcext:value-type="float">
            <text:p>0,0232888535</text:p>
          </table:table-cell>
          <table:table-cell table:formula="of:=IF(OR([.I137]&lt;[.I$157];[.I137]&gt;[.I$158]);na;[.I137])" office:value-type="float" office:value="0.265186920820222" calcext:value-type="float">
            <text:p>0,2651869208</text:p>
          </table:table-cell>
          <table:table-cell table:formula="of:=IF(OR([.J137]&lt;[.J$157];[.J137]&gt;[.J$158]);na;[.J137])" office:value-type="float" office:value="0.0632085997584051" calcext:value-type="float">
            <text:p>0,0632085998</text:p>
          </table:table-cell>
          <table:table-cell table:formula="of:=IF(OR([.K137]&lt;[.K$157];[.K137]&gt;[.K$158]);na;[.K137])" office:value-type="float" office:value="0.0589313149951366" calcext:value-type="float">
            <text:p>0,058931315</text:p>
          </table:table-cell>
          <table:table-cell table:formula="of:=IF(OR([.L137]&lt;[.L$157];[.L137]&gt;[.L$158]);na;[.L137])" office:value-type="float" office:value="0.0213950115068905" calcext:value-type="float">
            <text:p>0,0213950115</text:p>
          </table:table-cell>
          <table:table-cell table:formula="of:=IF(OR([.M137]&lt;[.M$157];[.M137]&gt;[.M$158]);na;[.M137])" office:value-type="float" office:value="0.245409694941047" calcext:value-type="float">
            <text:p>0,2454096949</text:p>
          </table:table-cell>
          <table:table-cell table:formula="of:=IF(OR([.N137]&lt;[.N$157];[.N137]&gt;[.N$158]);na;[.N137])" office:value-type="float" office:value="0.0789353050944107" calcext:value-type="float">
            <text:p>0,0789353051</text:p>
          </table:table-cell>
          <table:table-cell table:formula="of:=IF(OR([.O137]&lt;[.O$157];[.O137]&gt;[.O$158]);na;[.O137])" office:value-type="float" office:value="0.289363718946327" calcext:value-type="float">
            <text:p>0,2893637189</text:p>
          </table:table-cell>
          <table:table-cell table:formula="of:=IF(OR([.P137]&lt;[.P$157];[.P137]&gt;[.P$158]);na;[.P137])" office:value-type="float" office:value="0.0249078995808346" calcext:value-type="float">
            <text:p>0,0249078996</text:p>
          </table:table-cell>
          <table:table-cell table:formula="of:=IF(OR([.Q137]&lt;[.Q$157];[.Q137]&gt;[.Q$158]);na;[.Q137])" office:value-type="float" office:value="0.0150614155145668" calcext:value-type="float">
            <text:p>0,0150614155</text:p>
          </table:table-cell>
          <table:table-cell table:formula="of:=IF(OR([.R137]&lt;[.R$157];[.R137]&gt;[.R$158]);na;[.R137])" office:value-type="float" office:value="0.0945357877759082" calcext:value-type="float">
            <text:p>0,0945357878</text:p>
          </table:table-cell>
          <table:table-cell table:formula="of:=IF(OR([.S137]&lt;[.S$157];[.S137]&gt;[.S$158]);na;[.S137])" office:value-type="float" office:value="0.359991704167957" calcext:value-type="float">
            <text:p>0,3599917042</text:p>
          </table:table-cell>
          <table:table-cell table:formula="of:=IF(OR([.T137]&lt;[.T$157];[.T137]&gt;[.T$158]);na;[.T137])" office:value-type="float" office:value="0.199959926843534" calcext:value-type="float">
            <text:p>0,1999599268</text:p>
          </table:table-cell>
          <table:table-cell table:formula="of:=IF(OR([.U137]&lt;[.U$157];[.U137]&gt;[.U$158]);na;[.U137])" office:value-type="float" office:value="0.280347760885738" calcext:value-type="float">
            <text:p>0,2803477609</text:p>
          </table:table-cell>
          <table:table-cell table:formula="of:=IF(OR([.V137]&lt;[.V$157];[.V137]&gt;[.V$158]);na;[.V137])" office:value-type="float" office:value="0.270254631788318" calcext:value-type="float">
            <text:p>0,2702546318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IF(OR([.B138]&lt;[.B$157];[.B138]&gt;[.B$158]);na;[.B138])" office:value-type="float" office:value="0.0733703272782304" calcext:value-type="float">
            <text:p>0,0733703273</text:p>
          </table:table-cell>
          <table:table-cell table:formula="of:=IF(OR([.C138]&lt;[.C$157];[.C138]&gt;[.C$158]);na;[.C138])" office:value-type="float" office:value="0.0222565972458655" calcext:value-type="float">
            <text:p>0,0222565972</text:p>
          </table:table-cell>
          <table:table-cell table:formula="of:=IF(OR([.D138]&lt;[.D$157];[.D138]&gt;[.D$158]);na;[.D138])" office:value-type="float" office:value="0.0291241866624685" calcext:value-type="float">
            <text:p>0,0291241867</text:p>
          </table:table-cell>
          <table:table-cell table:formula="of:=IF(OR([.E138]&lt;[.E$157];[.E138]&gt;[.E$158]);na;[.E138])" office:value-type="float" office:value="1" calcext:value-type="float">
            <text:p>1</text:p>
          </table:table-cell>
          <table:table-cell table:formula="of:=IF(OR([.F138]&lt;[.F$157];[.F138]&gt;[.F$158]);na;[.F138])" office:value-type="float" office:value="0.0100709939604028" calcext:value-type="float">
            <text:p>0,010070994</text:p>
          </table:table-cell>
          <table:table-cell table:formula="of:=IF(OR([.G138]&lt;[.G$157];[.G138]&gt;[.G$158]);na;[.G138])" office:value-type="float" office:value="0.285475810295224" calcext:value-type="float">
            <text:p>0,2854758103</text:p>
          </table:table-cell>
          <table:table-cell table:formula="of:=IF(OR([.H138]&lt;[.H$157];[.H138]&gt;[.H$158]);na;[.H138])" office:value-type="float" office:value="0.0240176460431511" calcext:value-type="float">
            <text:p>0,024017646</text:p>
          </table:table-cell>
          <table:table-cell table:formula="of:=IF(OR([.I138]&lt;[.I$157];[.I138]&gt;[.I$158]);na;[.I138])" office:value-type="float" office:value="0.270476749571885" calcext:value-type="float">
            <text:p>0,2704767496</text:p>
          </table:table-cell>
          <table:table-cell table:formula="of:=IF(OR([.J138]&lt;[.J$157];[.J138]&gt;[.J$158]);na;[.J138])" office:value-type="float" office:value="0.0633821961797193" calcext:value-type="float">
            <text:p>0,0633821962</text:p>
          </table:table-cell>
          <table:table-cell table:formula="of:=IF(OR([.K138]&lt;[.K$157];[.K138]&gt;[.K$158]);na;[.K138])" office:value-type="float" office:value="0.0587517705996326" calcext:value-type="float">
            <text:p>0,0587517706</text:p>
          </table:table-cell>
          <table:table-cell table:formula="of:=IF(OR([.L138]&lt;[.L$157];[.L138]&gt;[.L$158]);na;[.L138])" office:value-type="float" office:value="0.0214722689009387" calcext:value-type="float">
            <text:p>0,0214722689</text:p>
          </table:table-cell>
          <table:table-cell table:formula="of:=IF(OR([.M138]&lt;[.M$157];[.M138]&gt;[.M$158]);na;[.M138])" office:value-type="float" office:value="0.244272429276963" calcext:value-type="float">
            <text:p>0,2442724293</text:p>
          </table:table-cell>
          <table:table-cell table:formula="of:=IF(OR([.N138]&lt;[.N$157];[.N138]&gt;[.N$158]);na;[.N138])" office:value-type="float" office:value="0.0840476376160401" calcext:value-type="float">
            <text:p>0,0840476376</text:p>
          </table:table-cell>
          <table:table-cell table:formula="of:=IF(OR([.O138]&lt;[.O$157];[.O138]&gt;[.O$158]);na;[.O138])" office:value-type="float" office:value="0.300056553672297" calcext:value-type="float">
            <text:p>0,3000565537</text:p>
          </table:table-cell>
          <table:table-cell table:formula="of:=IF(OR([.P138]&lt;[.P$157];[.P138]&gt;[.P$158]);na;[.P138])" office:value-type="float" office:value="0.0275557865775384" calcext:value-type="float">
            <text:p>0,0275557866</text:p>
          </table:table-cell>
          <table:table-cell table:formula="of:=IF(OR([.Q138]&lt;[.Q$157];[.Q138]&gt;[.Q$158]);na;[.Q138])" office:value-type="float" office:value="0.0152295843223999" calcext:value-type="float">
            <text:p>0,0152295843</text:p>
          </table:table-cell>
          <table:table-cell table:formula="of:=IF(OR([.R138]&lt;[.R$157];[.R138]&gt;[.R$158]);na;[.R138])" office:value-type="float" office:value="0.0988875622300298" calcext:value-type="float">
            <text:p>0,0988875622</text:p>
          </table:table-cell>
          <table:table-cell table:formula="of:=IF(OR([.S138]&lt;[.S$157];[.S138]&gt;[.S$158]);na;[.S138])" office:value-type="float" office:value="0.369642071235292" calcext:value-type="float">
            <text:p>0,3696420712</text:p>
          </table:table-cell>
          <table:table-cell table:formula="of:=IF(OR([.T138]&lt;[.T$157];[.T138]&gt;[.T$158]);na;[.T138])" office:value-type="float" office:value="0.201389004503663" calcext:value-type="float">
            <text:p>0,2013890045</text:p>
          </table:table-cell>
          <table:table-cell table:formula="of:=IF(OR([.U138]&lt;[.U$157];[.U138]&gt;[.U$158]);na;[.U138])" office:value-type="float" office:value="0.288923964615043" calcext:value-type="float">
            <text:p>0,2889239646</text:p>
          </table:table-cell>
          <table:table-cell table:formula="of:=IF(OR([.V138]&lt;[.V$157];[.V138]&gt;[.V$158]);na;[.V138])" office:value-type="float" office:value="0.269145524285634" calcext:value-type="float">
            <text:p>0,2691455243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[.B139]&lt;[.B$157];[.B139]&gt;[.B$158]);na;[.B139])" office:value-type="float" office:value="0.0733000565019794" calcext:value-type="float">
            <text:p>0,0733000565</text:p>
          </table:table-cell>
          <table:table-cell table:formula="of:=IF(OR([.C139]&lt;[.C$157];[.C139]&gt;[.C$158]);na;[.C139])" office:value-type="float" office:value="0.0217338375876904" calcext:value-type="float">
            <text:p>0,0217338376</text:p>
          </table:table-cell>
          <table:table-cell table:formula="of:=IF(OR([.D139]&lt;[.D$157];[.D139]&gt;[.D$158]);na;[.D139])" office:value-type="float" office:value="0.025134393394097" calcext:value-type="float">
            <text:p>0,0251343934</text:p>
          </table:table-cell>
          <table:table-cell table:formula="of:=IF(OR([.E139]&lt;[.E$157];[.E139]&gt;[.E$158]);na;[.E139])" office:value-type="float" office:value="1" calcext:value-type="float">
            <text:p>1</text:p>
          </table:table-cell>
          <table:table-cell table:formula="of:=IF(OR([.F139]&lt;[.F$157];[.F139]&gt;[.F$158]);na;[.F139])" office:value-type="float" office:value="0.0128153363395343" calcext:value-type="float">
            <text:p>0,0128153363</text:p>
          </table:table-cell>
          <table:table-cell table:formula="of:=IF(OR([.G139]&lt;[.G$157];[.G139]&gt;[.G$158]);na;[.G139])" office:value-type="float" office:value="0.28244367592013" calcext:value-type="float">
            <text:p>0,2824436759</text:p>
          </table:table-cell>
          <table:table-cell table:formula="of:=IF(OR([.H139]&lt;[.H$157];[.H139]&gt;[.H$158]);na;[.H139])" office:value-type="float" office:value="0.0241931002883442" calcext:value-type="float">
            <text:p>0,0241931003</text:p>
          </table:table-cell>
          <table:table-cell table:formula="of:=IF(OR([.I139]&lt;[.I$157];[.I139]&gt;[.I$158]);na;[.I139])" office:value-type="float" office:value="0.265952361867316" calcext:value-type="float">
            <text:p>0,2659523619</text:p>
          </table:table-cell>
          <table:table-cell table:formula="of:=IF(OR([.J139]&lt;[.J$157];[.J139]&gt;[.J$158]);na;[.J139])" office:value-type="float" office:value="0.0626312415377744" calcext:value-type="float">
            <text:p>0,0626312415</text:p>
          </table:table-cell>
          <table:table-cell table:formula="of:=IF(OR([.K139]&lt;[.K$157];[.K139]&gt;[.K$158]);na;[.K139])" office:value-type="float" office:value="0.0598758228092007" calcext:value-type="float">
            <text:p>0,0598758228</text:p>
          </table:table-cell>
          <table:table-cell table:formula="of:=IF(OR([.L139]&lt;[.L$157];[.L139]&gt;[.L$158]);na;[.L139])" office:value-type="float" office:value="0.0191732436185044" calcext:value-type="float">
            <text:p>0,0191732436</text:p>
          </table:table-cell>
          <table:table-cell table:formula="of:=IF(OR([.M139]&lt;[.M$157];[.M139]&gt;[.M$158]);na;[.M139])" office:value-type="float" office:value="0.248908284545" calcext:value-type="float">
            <text:p>0,2489082845</text:p>
          </table:table-cell>
          <table:table-cell table:formula="of:=IF(OR([.N139]&lt;[.N$157];[.N139]&gt;[.N$158]);na;[.N139])" office:value-type="string" office:string-value="" calcext:value-type="error">
            <text:p>#NOM ?</text:p>
          </table:table-cell>
          <table:table-cell table:formula="of:=IF(OR([.O139]&lt;[.O$157];[.O139]&gt;[.O$158]);na;[.O139])" office:value-type="float" office:value="0.287776153949309" calcext:value-type="float">
            <text:p>0,2877761539</text:p>
          </table:table-cell>
          <table:table-cell table:formula="of:=IF(OR([.P139]&lt;[.P$157];[.P139]&gt;[.P$158]);na;[.P139])" office:value-type="float" office:value="0.025940634792411" calcext:value-type="float">
            <text:p>0,0259406348</text:p>
          </table:table-cell>
          <table:table-cell table:formula="of:=IF(OR([.Q139]&lt;[.Q$157];[.Q139]&gt;[.Q$158]);na;[.Q139])" office:value-type="float" office:value="0.0148052421216488" calcext:value-type="float">
            <text:p>0,0148052421</text:p>
          </table:table-cell>
          <table:table-cell table:formula="of:=IF(OR([.R139]&lt;[.R$157];[.R139]&gt;[.R$158]);na;[.R139])" office:value-type="float" office:value="0.0965315794359667" calcext:value-type="float">
            <text:p>0,0965315794</text:p>
          </table:table-cell>
          <table:table-cell table:formula="of:=IF(OR([.S139]&lt;[.S$157];[.S139]&gt;[.S$158]);na;[.S139])" office:value-type="float" office:value="0.356706369475999" calcext:value-type="float">
            <text:p>0,3567063695</text:p>
          </table:table-cell>
          <table:table-cell table:formula="of:=IF(OR([.T139]&lt;[.T$157];[.T139]&gt;[.T$158]);na;[.T139])" office:value-type="float" office:value="0.190114614902091" calcext:value-type="float">
            <text:p>0,1901146149</text:p>
          </table:table-cell>
          <table:table-cell table:formula="of:=IF(OR([.U139]&lt;[.U$157];[.U139]&gt;[.U$158]);na;[.U139])" office:value-type="float" office:value="0.275947797761423" calcext:value-type="float">
            <text:p>0,2759477978</text:p>
          </table:table-cell>
          <table:table-cell table:formula="of:=IF(OR([.V139]&lt;[.V$157];[.V139]&gt;[.V$158]);na;[.V139])" office:value-type="float" office:value="0.259658906313704" calcext:value-type="float">
            <text:p>0,2596589063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IF(OR([.B140]&lt;[.B$157];[.B140]&gt;[.B$158]);na;[.B140])" office:value-type="float" office:value="0.071545718781064" calcext:value-type="float">
            <text:p>0,0715457188</text:p>
          </table:table-cell>
          <table:table-cell table:formula="of:=IF(OR([.C140]&lt;[.C$157];[.C140]&gt;[.C$158]);na;[.C140])" office:value-type="float" office:value="0.0201094741575922" calcext:value-type="float">
            <text:p>0,0201094742</text:p>
          </table:table-cell>
          <table:table-cell table:formula="of:=IF(OR([.D140]&lt;[.D$157];[.D140]&gt;[.D$158]);na;[.D140])" office:value-type="float" office:value="0.0295678589937418" calcext:value-type="float">
            <text:p>0,029567859</text:p>
          </table:table-cell>
          <table:table-cell table:formula="of:=IF(OR([.E140]&lt;[.E$157];[.E140]&gt;[.E$158]);na;[.E140])" office:value-type="float" office:value="1" calcext:value-type="float">
            <text:p>1</text:p>
          </table:table-cell>
          <table:table-cell table:formula="of:=IF(OR([.F140]&lt;[.F$157];[.F140]&gt;[.F$158]);na;[.F140])" office:value-type="float" office:value="0.0102159194201618" calcext:value-type="float">
            <text:p>0,0102159194</text:p>
          </table:table-cell>
          <table:table-cell table:formula="of:=IF(OR([.G140]&lt;[.G$157];[.G140]&gt;[.G$158]);na;[.G140])" office:value-type="float" office:value="0.275474481281727" calcext:value-type="float">
            <text:p>0,2754744813</text:p>
          </table:table-cell>
          <table:table-cell table:formula="of:=IF(OR([.H140]&lt;[.H$157];[.H140]&gt;[.H$158]);na;[.H140])" office:value-type="float" office:value="0.0222014000056031" calcext:value-type="float">
            <text:p>0,0222014</text:p>
          </table:table-cell>
          <table:table-cell table:formula="of:=IF(OR([.I140]&lt;[.I$157];[.I140]&gt;[.I$158]);na;[.I140])" office:value-type="float" office:value="0.264272756964943" calcext:value-type="float">
            <text:p>0,264272757</text:p>
          </table:table-cell>
          <table:table-cell table:formula="of:=IF(OR([.J140]&lt;[.J$157];[.J140]&gt;[.J$158]);na;[.J140])" office:value-type="float" office:value="0.0621720321264452" calcext:value-type="float">
            <text:p>0,0621720321</text:p>
          </table:table-cell>
          <table:table-cell table:formula="of:=IF(OR([.K140]&lt;[.K$157];[.K140]&gt;[.K$158]);na;[.K140])" office:value-type="float" office:value="0.0608661045877523" calcext:value-type="float">
            <text:p>0,0608661046</text:p>
          </table:table-cell>
          <table:table-cell table:formula="of:=IF(OR([.L140]&lt;[.L$157];[.L140]&gt;[.L$158]);na;[.L140])" office:value-type="float" office:value="0.0214052309845576" calcext:value-type="float">
            <text:p>0,021405231</text:p>
          </table:table-cell>
          <table:table-cell table:formula="of:=IF(OR([.M140]&lt;[.M$157];[.M140]&gt;[.M$158]);na;[.M140])" office:value-type="float" office:value="0.243462930451297" calcext:value-type="float">
            <text:p>0,2434629305</text:p>
          </table:table-cell>
          <table:table-cell table:formula="of:=IF(OR([.N140]&lt;[.N$157];[.N140]&gt;[.N$158]);na;[.N140])" office:value-type="float" office:value="0.0828338228098756" calcext:value-type="float">
            <text:p>0,0828338228</text:p>
          </table:table-cell>
          <table:table-cell table:formula="of:=IF(OR([.O140]&lt;[.O$157];[.O140]&gt;[.O$158]);na;[.O140])" office:value-type="float" office:value="0.289262684852049" calcext:value-type="float">
            <text:p>0,2892626849</text:p>
          </table:table-cell>
          <table:table-cell table:formula="of:=IF(OR([.P140]&lt;[.P$157];[.P140]&gt;[.P$158]);na;[.P140])" office:value-type="float" office:value="0.0261433660875431" calcext:value-type="float">
            <text:p>0,0261433661</text:p>
          </table:table-cell>
          <table:table-cell table:formula="of:=IF(OR([.Q140]&lt;[.Q$157];[.Q140]&gt;[.Q$158]);na;[.Q140])" office:value-type="float" office:value="0.0138764176792529" calcext:value-type="float">
            <text:p>0,0138764177</text:p>
          </table:table-cell>
          <table:table-cell table:formula="of:=IF(OR([.R140]&lt;[.R$157];[.R140]&gt;[.R$158]);na;[.R140])" office:value-type="float" office:value="0.0969691044656731" calcext:value-type="float">
            <text:p>0,0969691045</text:p>
          </table:table-cell>
          <table:table-cell table:formula="of:=IF(OR([.S140]&lt;[.S$157];[.S140]&gt;[.S$158]);na;[.S140])" office:value-type="float" office:value="0.356734096005587" calcext:value-type="float">
            <text:p>0,356734096</text:p>
          </table:table-cell>
          <table:table-cell table:formula="of:=IF(OR([.T140]&lt;[.T$157];[.T140]&gt;[.T$158]);na;[.T140])" office:value-type="float" office:value="0.191727454928282" calcext:value-type="float">
            <text:p>0,1917274549</text:p>
          </table:table-cell>
          <table:table-cell table:formula="of:=IF(OR([.U140]&lt;[.U$157];[.U140]&gt;[.U$158]);na;[.U140])" office:value-type="float" office:value="0.272587262846748" calcext:value-type="float">
            <text:p>0,2725872628</text:p>
          </table:table-cell>
          <table:table-cell table:formula="of:=IF(OR([.V140]&lt;[.V$157];[.V140]&gt;[.V$158]);na;[.V140])" office:value-type="float" office:value="0.26084590991605" calcext:value-type="float">
            <text:p>0,2608459099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IF(OR([.B141]&lt;[.B$157];[.B141]&gt;[.B$158]);na;[.B141])" office:value-type="float" office:value="0.0695302799456115" calcext:value-type="float">
            <text:p>0,0695302799</text:p>
          </table:table-cell>
          <table:table-cell table:formula="of:=IF(OR([.C141]&lt;[.C$157];[.C141]&gt;[.C$158]);na;[.C141])" office:value-type="float" office:value="0.019959937497517" calcext:value-type="float">
            <text:p>0,0199599375</text:p>
          </table:table-cell>
          <table:table-cell table:formula="of:=IF(OR([.D141]&lt;[.D$157];[.D141]&gt;[.D$158]);na;[.D141])" office:value-type="float" office:value="0.0252957004618001" calcext:value-type="float">
            <text:p>0,0252957005</text:p>
          </table:table-cell>
          <table:table-cell table:formula="of:=IF(OR([.E141]&lt;[.E$157];[.E141]&gt;[.E$158]);na;[.E141])" office:value-type="float" office:value="1" calcext:value-type="float">
            <text:p>1</text:p>
          </table:table-cell>
          <table:table-cell table:formula="of:=IF(OR([.F141]&lt;[.F$157];[.F141]&gt;[.F$158]);na;[.F141])" office:value-type="float" office:value="0.0100325233716836" calcext:value-type="float">
            <text:p>0,0100325234</text:p>
          </table:table-cell>
          <table:table-cell table:formula="of:=IF(OR([.G141]&lt;[.G$157];[.G141]&gt;[.G$158]);na;[.G141])" office:value-type="float" office:value="0.27288888583831" calcext:value-type="float">
            <text:p>0,2728888858</text:p>
          </table:table-cell>
          <table:table-cell table:formula="of:=IF(OR([.H141]&lt;[.H$157];[.H141]&gt;[.H$158]);na;[.H141])" office:value-type="float" office:value="0.021446416068464" calcext:value-type="float">
            <text:p>0,0214464161</text:p>
          </table:table-cell>
          <table:table-cell table:formula="of:=IF(OR([.I141]&lt;[.I$157];[.I141]&gt;[.I$158]);na;[.I141])" office:value-type="float" office:value="0.254016948279368" calcext:value-type="float">
            <text:p>0,2540169483</text:p>
          </table:table-cell>
          <table:table-cell table:formula="of:=IF(OR([.J141]&lt;[.J$157];[.J141]&gt;[.J$158]);na;[.J141])" office:value-type="float" office:value="0.0580548166142255" calcext:value-type="float">
            <text:p>0,0580548166</text:p>
          </table:table-cell>
          <table:table-cell table:formula="of:=IF(OR([.K141]&lt;[.K$157];[.K141]&gt;[.K$158]);na;[.K141])" office:value-type="string" office:string-value="" calcext:value-type="error">
            <text:p>#NOM ?</text:p>
          </table:table-cell>
          <table:table-cell table:formula="of:=IF(OR([.L141]&lt;[.L$157];[.L141]&gt;[.L$158]);na;[.L141])" office:value-type="float" office:value="0.0194913957292142" calcext:value-type="float">
            <text:p>0,0194913957</text:p>
          </table:table-cell>
          <table:table-cell table:formula="of:=IF(OR([.M141]&lt;[.M$157];[.M141]&gt;[.M$158]);na;[.M141])" office:value-type="float" office:value="0.236176054671233" calcext:value-type="float">
            <text:p>0,2361760547</text:p>
          </table:table-cell>
          <table:table-cell table:formula="of:=IF(OR([.N141]&lt;[.N$157];[.N141]&gt;[.N$158]);na;[.N141])" office:value-type="float" office:value="0.0796015333889767" calcext:value-type="float">
            <text:p>0,0796015334</text:p>
          </table:table-cell>
          <table:table-cell table:formula="of:=IF(OR([.O141]&lt;[.O$157];[.O141]&gt;[.O$158]);na;[.O141])" office:value-type="float" office:value="0.275984625547875" calcext:value-type="float">
            <text:p>0,2759846255</text:p>
          </table:table-cell>
          <table:table-cell table:formula="of:=IF(OR([.P141]&lt;[.P$157];[.P141]&gt;[.P$158]);na;[.P141])" office:value-type="float" office:value="0.0264076946250087" calcext:value-type="float">
            <text:p>0,0264076946</text:p>
          </table:table-cell>
          <table:table-cell table:formula="of:=IF(OR([.Q141]&lt;[.Q$157];[.Q141]&gt;[.Q$158]);na;[.Q141])" office:value-type="float" office:value="0.0141940719975261" calcext:value-type="float">
            <text:p>0,014194072</text:p>
          </table:table-cell>
          <table:table-cell table:formula="of:=IF(OR([.R141]&lt;[.R$157];[.R141]&gt;[.R$158]);na;[.R141])" office:value-type="float" office:value="0.0915519854217489" calcext:value-type="float">
            <text:p>0,0915519854</text:p>
          </table:table-cell>
          <table:table-cell table:formula="of:=IF(OR([.S141]&lt;[.S$157];[.S141]&gt;[.S$158]);na;[.S141])" office:value-type="float" office:value="0.347208413020819" calcext:value-type="float">
            <text:p>0,347208413</text:p>
          </table:table-cell>
          <table:table-cell table:formula="of:=IF(OR([.T141]&lt;[.T$157];[.T141]&gt;[.T$158]);na;[.T141])" office:value-type="float" office:value="0.187627003369914" calcext:value-type="float">
            <text:p>0,1876270034</text:p>
          </table:table-cell>
          <table:table-cell table:formula="of:=IF(OR([.U141]&lt;[.U$157];[.U141]&gt;[.U$158]);na;[.U141])" office:value-type="float" office:value="0.26590878654158" calcext:value-type="float">
            <text:p>0,2659087865</text:p>
          </table:table-cell>
          <table:table-cell table:formula="of:=IF(OR([.V141]&lt;[.V$157];[.V141]&gt;[.V$158]);na;[.V141])" office:value-type="float" office:value="0.249691531217572" calcext:value-type="float">
            <text:p>0,2496915312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IF(OR([.B142]&lt;[.B$157];[.B142]&gt;[.B$158]);na;[.B142])" office:value-type="float" office:value="0.0736802755399787" calcext:value-type="float">
            <text:p>0,0736802755</text:p>
          </table:table-cell>
          <table:table-cell table:formula="of:=IF(OR([.C142]&lt;[.C$157];[.C142]&gt;[.C$158]);na;[.C142])" office:value-type="float" office:value="0.0186595983532668" calcext:value-type="float">
            <text:p>0,0186595984</text:p>
          </table:table-cell>
          <table:table-cell table:formula="of:=IF(OR([.D142]&lt;[.D$157];[.D142]&gt;[.D$158]);na;[.D142])" office:value-type="float" office:value="0.0254347333461703" calcext:value-type="float">
            <text:p>0,0254347333</text:p>
          </table:table-cell>
          <table:table-cell table:formula="of:=IF(OR([.E142]&lt;[.E$157];[.E142]&gt;[.E$158]);na;[.E142])" office:value-type="float" office:value="1" calcext:value-type="float">
            <text:p>1</text:p>
          </table:table-cell>
          <table:table-cell table:formula="of:=IF(OR([.F142]&lt;[.F$157];[.F142]&gt;[.F$158]);na;[.F142])" office:value-type="float" office:value="0.010115736918223" calcext:value-type="float">
            <text:p>0,0101157369</text:p>
          </table:table-cell>
          <table:table-cell table:formula="of:=IF(OR([.G142]&lt;[.G$157];[.G142]&gt;[.G$158]);na;[.G142])" office:value-type="float" office:value="0.275706688774964" calcext:value-type="float">
            <text:p>0,2757066888</text:p>
          </table:table-cell>
          <table:table-cell table:formula="of:=IF(OR([.H142]&lt;[.H$157];[.H142]&gt;[.H$158]);na;[.H142])" office:value-type="float" office:value="0.0232190705981612" calcext:value-type="float">
            <text:p>0,0232190706</text:p>
          </table:table-cell>
          <table:table-cell table:formula="of:=IF(OR([.I142]&lt;[.I$157];[.I142]&gt;[.I$158]);na;[.I142])" office:value-type="float" office:value="0.255807816114491" calcext:value-type="float">
            <text:p>0,2558078161</text:p>
          </table:table-cell>
          <table:table-cell table:formula="of:=IF(OR([.J142]&lt;[.J$157];[.J142]&gt;[.J$158]);na;[.J142])" office:value-type="float" office:value="0.0619248689180293" calcext:value-type="float">
            <text:p>0,0619248689</text:p>
          </table:table-cell>
          <table:table-cell table:formula="of:=IF(OR([.K142]&lt;[.K$157];[.K142]&gt;[.K$158]);na;[.K142])" office:value-type="float" office:value="0.0582578941895712" calcext:value-type="float">
            <text:p>0,0582578942</text:p>
          </table:table-cell>
          <table:table-cell table:formula="of:=IF(OR([.L142]&lt;[.L$157];[.L142]&gt;[.L$158]);na;[.L142])" office:value-type="float" office:value="0.0194624720112496" calcext:value-type="float">
            <text:p>0,019462472</text:p>
          </table:table-cell>
          <table:table-cell table:formula="of:=IF(OR([.M142]&lt;[.M$157];[.M142]&gt;[.M$158]);na;[.M142])" office:value-type="float" office:value="0.247738119894478" calcext:value-type="float">
            <text:p>0,2477381199</text:p>
          </table:table-cell>
          <table:table-cell table:formula="of:=IF(OR([.N142]&lt;[.N$157];[.N142]&gt;[.N$158]);na;[.N142])" office:value-type="float" office:value="0.0801670449594284" calcext:value-type="float">
            <text:p>0,080167045</text:p>
          </table:table-cell>
          <table:table-cell table:formula="of:=IF(OR([.O142]&lt;[.O$157];[.O142]&gt;[.O$158]);na;[.O142])" office:value-type="float" office:value="0.280532535179488" calcext:value-type="float">
            <text:p>0,2805325352</text:p>
          </table:table-cell>
          <table:table-cell table:formula="of:=IF(OR([.P142]&lt;[.P$157];[.P142]&gt;[.P$158]);na;[.P142])" office:value-type="float" office:value="0.0252565877277031" calcext:value-type="float">
            <text:p>0,0252565877</text:p>
          </table:table-cell>
          <table:table-cell table:formula="of:=IF(OR([.Q142]&lt;[.Q$157];[.Q142]&gt;[.Q$158]);na;[.Q142])" office:value-type="float" office:value="0.0126601182201786" calcext:value-type="float">
            <text:p>0,0126601182</text:p>
          </table:table-cell>
          <table:table-cell table:formula="of:=IF(OR([.R142]&lt;[.R$157];[.R142]&gt;[.R$158]);na;[.R142])" office:value-type="float" office:value="0.092515795092843" calcext:value-type="float">
            <text:p>0,0925157951</text:p>
          </table:table-cell>
          <table:table-cell table:formula="of:=IF(OR([.S142]&lt;[.S$157];[.S142]&gt;[.S$158]);na;[.S142])" office:value-type="float" office:value="0.360936622302452" calcext:value-type="float">
            <text:p>0,3609366223</text:p>
          </table:table-cell>
          <table:table-cell table:formula="of:=IF(OR([.T142]&lt;[.T$157];[.T142]&gt;[.T$158]);na;[.T142])" office:value-type="float" office:value="0.18760857944607" calcext:value-type="float">
            <text:p>0,1876085794</text:p>
          </table:table-cell>
          <table:table-cell table:formula="of:=IF(OR([.U142]&lt;[.U$157];[.U142]&gt;[.U$158]);na;[.U142])" office:value-type="float" office:value="0.267392903027996" calcext:value-type="float">
            <text:p>0,267392903</text:p>
          </table:table-cell>
          <table:table-cell table:formula="of:=IF(OR([.V142]&lt;[.V$157];[.V142]&gt;[.V$158]);na;[.V142])" office:value-type="float" office:value="0.260783153578044" calcext:value-type="float">
            <text:p>0,2607831536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IF(OR([.B143]&lt;[.B$157];[.B143]&gt;[.B$158]);na;[.B143])" office:value-type="float" office:value="0.0717871897627536" calcext:value-type="float">
            <text:p>0,0717871898</text:p>
          </table:table-cell>
          <table:table-cell table:formula="of:=IF(OR([.C143]&lt;[.C$157];[.C143]&gt;[.C$158]);na;[.C143])" office:value-type="float" office:value="0.0199676121791545" calcext:value-type="float">
            <text:p>0,0199676122</text:p>
          </table:table-cell>
          <table:table-cell table:formula="of:=IF(OR([.D143]&lt;[.D$157];[.D143]&gt;[.D$158]);na;[.D143])" office:value-type="float" office:value="0.029058513729775" calcext:value-type="float">
            <text:p>0,0290585137</text:p>
          </table:table-cell>
          <table:table-cell table:formula="of:=IF(OR([.E143]&lt;[.E$157];[.E143]&gt;[.E$158]);na;[.E143])" office:value-type="float" office:value="1" calcext:value-type="float">
            <text:p>1</text:p>
          </table:table-cell>
          <table:table-cell table:formula="of:=IF(OR([.F143]&lt;[.F$157];[.F143]&gt;[.F$158]);na;[.F143])" office:value-type="float" office:value="0.011244786915157" calcext:value-type="float">
            <text:p>0,0112447869</text:p>
          </table:table-cell>
          <table:table-cell table:formula="of:=IF(OR([.G143]&lt;[.G$157];[.G143]&gt;[.G$158]);na;[.G143])" office:value-type="float" office:value="0.275078442975419" calcext:value-type="float">
            <text:p>0,275078443</text:p>
          </table:table-cell>
          <table:table-cell table:formula="of:=IF(OR([.H143]&lt;[.H$157];[.H143]&gt;[.H$158]);na;[.H143])" office:value-type="float" office:value="0.0238076472075458" calcext:value-type="float">
            <text:p>0,0238076472</text:p>
          </table:table-cell>
          <table:table-cell table:formula="of:=IF(OR([.I143]&lt;[.I$157];[.I143]&gt;[.I$158]);na;[.I143])" office:value-type="float" office:value="0.262161160118948" calcext:value-type="float">
            <text:p>0,2621611601</text:p>
          </table:table-cell>
          <table:table-cell table:formula="of:=IF(OR([.J143]&lt;[.J$157];[.J143]&gt;[.J$158]);na;[.J143])" office:value-type="float" office:value="0.0610955593840802" calcext:value-type="float">
            <text:p>0,0610955594</text:p>
          </table:table-cell>
          <table:table-cell table:formula="of:=IF(OR([.K143]&lt;[.K$157];[.K143]&gt;[.K$158]);na;[.K143])" office:value-type="float" office:value="0.0589557956266574" calcext:value-type="float">
            <text:p>0,0589557956</text:p>
          </table:table-cell>
          <table:table-cell table:formula="of:=IF(OR([.L143]&lt;[.L$157];[.L143]&gt;[.L$158]);na;[.L143])" office:value-type="float" office:value="0.0211106329236252" calcext:value-type="float">
            <text:p>0,0211106329</text:p>
          </table:table-cell>
          <table:table-cell table:formula="of:=IF(OR([.M143]&lt;[.M$157];[.M143]&gt;[.M$158]);na;[.M143])" office:value-type="float" office:value="0.241601450646344" calcext:value-type="float">
            <text:p>0,2416014506</text:p>
          </table:table-cell>
          <table:table-cell table:formula="of:=IF(OR([.N143]&lt;[.N$157];[.N143]&gt;[.N$158]);na;[.N143])" office:value-type="float" office:value="0.0808626617562039" calcext:value-type="float">
            <text:p>0,0808626618</text:p>
          </table:table-cell>
          <table:table-cell table:formula="of:=IF(OR([.O143]&lt;[.O$157];[.O143]&gt;[.O$158]);na;[.O143])" office:value-type="float" office:value="0.292996337909982" calcext:value-type="float">
            <text:p>0,2929963379</text:p>
          </table:table-cell>
          <table:table-cell table:formula="of:=IF(OR([.P143]&lt;[.P$157];[.P143]&gt;[.P$158]);na;[.P143])" office:value-type="float" office:value="0.0239498096815697" calcext:value-type="float">
            <text:p>0,0239498097</text:p>
          </table:table-cell>
          <table:table-cell table:formula="of:=IF(OR([.Q143]&lt;[.Q$157];[.Q143]&gt;[.Q$158]);na;[.Q143])" office:value-type="float" office:value="0.0140462138950489" calcext:value-type="float">
            <text:p>0,0140462139</text:p>
          </table:table-cell>
          <table:table-cell table:formula="of:=IF(OR([.R143]&lt;[.R$157];[.R143]&gt;[.R$158]);na;[.R143])" office:value-type="float" office:value="0.0954287911155695" calcext:value-type="float">
            <text:p>0,0954287911</text:p>
          </table:table-cell>
          <table:table-cell table:formula="of:=IF(OR([.S143]&lt;[.S$157];[.S143]&gt;[.S$158]);na;[.S143])" office:value-type="float" office:value="0.344432898801841" calcext:value-type="float">
            <text:p>0,3444328988</text:p>
          </table:table-cell>
          <table:table-cell table:formula="of:=IF(OR([.T143]&lt;[.T$157];[.T143]&gt;[.T$158]);na;[.T143])" office:value-type="float" office:value="0.193634498439647" calcext:value-type="float">
            <text:p>0,1936344984</text:p>
          </table:table-cell>
          <table:table-cell table:formula="of:=IF(OR([.U143]&lt;[.U$157];[.U143]&gt;[.U$158]);na;[.U143])" office:value-type="float" office:value="0.271020735283159" calcext:value-type="float">
            <text:p>0,2710207353</text:p>
          </table:table-cell>
          <table:table-cell table:formula="of:=IF(OR([.V143]&lt;[.V$157];[.V143]&gt;[.V$158]);na;[.V143])" office:value-type="float" office:value="0.260830390055802" calcext:value-type="float">
            <text:p>0,2608303901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IF(OR([.B144]&lt;[.B$157];[.B144]&gt;[.B$158]);na;[.B144])" office:value-type="float" office:value="0.0699201714691352" calcext:value-type="float">
            <text:p>0,0699201715</text:p>
          </table:table-cell>
          <table:table-cell table:formula="of:=IF(OR([.C144]&lt;[.C$157];[.C144]&gt;[.C$158]);na;[.C144])" office:value-type="float" office:value="0.0202673313728076" calcext:value-type="float">
            <text:p>0,0202673314</text:p>
          </table:table-cell>
          <table:table-cell table:formula="of:=IF(OR([.D144]&lt;[.D$157];[.D144]&gt;[.D$158]);na;[.D144])" office:value-type="float" office:value="0.0293973372766759" calcext:value-type="float">
            <text:p>0,0293973373</text:p>
          </table:table-cell>
          <table:table-cell table:formula="of:=IF(OR([.E144]&lt;[.E$157];[.E144]&gt;[.E$158]);na;[.E144])" office:value-type="float" office:value="1" calcext:value-type="float">
            <text:p>1</text:p>
          </table:table-cell>
          <table:table-cell table:formula="of:=IF(OR([.F144]&lt;[.F$157];[.F144]&gt;[.F$158]);na;[.F144])" office:value-type="float" office:value="0.00882703881918644" calcext:value-type="float">
            <text:p>0,0088270388</text:p>
          </table:table-cell>
          <table:table-cell table:formula="of:=IF(OR([.G144]&lt;[.G$157];[.G144]&gt;[.G$158]);na;[.G144])" office:value-type="float" office:value="0.275593622607919" calcext:value-type="float">
            <text:p>0,2755936226</text:p>
          </table:table-cell>
          <table:table-cell table:formula="of:=IF(OR([.H144]&lt;[.H$157];[.H144]&gt;[.H$158]);na;[.H144])" office:value-type="float" office:value="0.024136710232388" calcext:value-type="float">
            <text:p>0,0241367102</text:p>
          </table:table-cell>
          <table:table-cell table:formula="of:=IF(OR([.I144]&lt;[.I$157];[.I144]&gt;[.I$158]);na;[.I144])" office:value-type="float" office:value="0.258644845490581" calcext:value-type="float">
            <text:p>0,2586448455</text:p>
          </table:table-cell>
          <table:table-cell table:formula="of:=IF(OR([.J144]&lt;[.J$157];[.J144]&gt;[.J$158]);na;[.J144])" office:value-type="float" office:value="0.0604499564273398" calcext:value-type="float">
            <text:p>0,0604499564</text:p>
          </table:table-cell>
          <table:table-cell table:formula="of:=IF(OR([.K144]&lt;[.K$157];[.K144]&gt;[.K$158]);na;[.K144])" office:value-type="float" office:value="0.060506247763715" calcext:value-type="float">
            <text:p>0,0605062478</text:p>
          </table:table-cell>
          <table:table-cell table:formula="of:=IF(OR([.L144]&lt;[.L$157];[.L144]&gt;[.L$158]);na;[.L144])" office:value-type="float" office:value="0.0191188883649342" calcext:value-type="float">
            <text:p>0,0191188884</text:p>
          </table:table-cell>
          <table:table-cell table:formula="of:=IF(OR([.M144]&lt;[.M$157];[.M144]&gt;[.M$158]);na;[.M144])" office:value-type="float" office:value="0.246150803405955" calcext:value-type="float">
            <text:p>0,2461508034</text:p>
          </table:table-cell>
          <table:table-cell table:formula="of:=IF(OR([.N144]&lt;[.N$157];[.N144]&gt;[.N$158]);na;[.N144])" office:value-type="float" office:value="0.0814726021760938" calcext:value-type="float">
            <text:p>0,0814726022</text:p>
          </table:table-cell>
          <table:table-cell table:formula="of:=IF(OR([.O144]&lt;[.O$157];[.O144]&gt;[.O$158]);na;[.O144])" office:value-type="float" office:value="0.286359188902558" calcext:value-type="float">
            <text:p>0,2863591889</text:p>
          </table:table-cell>
          <table:table-cell table:formula="of:=IF(OR([.P144]&lt;[.P$157];[.P144]&gt;[.P$158]);na;[.P144])" office:value-type="float" office:value="0.0252861832242667" calcext:value-type="float">
            <text:p>0,0252861832</text:p>
          </table:table-cell>
          <table:table-cell table:formula="of:=IF(OR([.Q144]&lt;[.Q$157];[.Q144]&gt;[.Q$158]);na;[.Q144])" office:value-type="float" office:value="0.0145190014810303" calcext:value-type="float">
            <text:p>0,0145190015</text:p>
          </table:table-cell>
          <table:table-cell table:formula="of:=IF(OR([.R144]&lt;[.R$157];[.R144]&gt;[.R$158]);na;[.R144])" office:value-type="float" office:value="0.0955498055704614" calcext:value-type="float">
            <text:p>0,0955498056</text:p>
          </table:table-cell>
          <table:table-cell table:formula="of:=IF(OR([.S144]&lt;[.S$157];[.S144]&gt;[.S$158]);na;[.S144])" office:value-type="float" office:value="0.350860787990673" calcext:value-type="float">
            <text:p>0,350860788</text:p>
          </table:table-cell>
          <table:table-cell table:formula="of:=IF(OR([.T144]&lt;[.T$157];[.T144]&gt;[.T$158]);na;[.T144])" office:value-type="float" office:value="0.196087487578664" calcext:value-type="float">
            <text:p>0,1960874876</text:p>
          </table:table-cell>
          <table:table-cell table:formula="of:=IF(OR([.U144]&lt;[.U$157];[.U144]&gt;[.U$158]);na;[.U144])" office:value-type="float" office:value="0.265746845413777" calcext:value-type="float">
            <text:p>0,2657468454</text:p>
          </table:table-cell>
          <table:table-cell table:formula="of:=IF(OR([.V144]&lt;[.V$157];[.V144]&gt;[.V$158]);na;[.V144])" office:value-type="float" office:value="0.261325254182163" calcext:value-type="float">
            <text:p>0,2613252542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IF(OR([.B145]&lt;[.B$157];[.B145]&gt;[.B$158]);na;[.B145])" office:value-type="float" office:value="0.0696917858452551" calcext:value-type="float">
            <text:p>0,0696917858</text:p>
          </table:table-cell>
          <table:table-cell table:formula="of:=IF(OR([.C145]&lt;[.C$157];[.C145]&gt;[.C$158]);na;[.C145])" office:value-type="float" office:value="0.0198958162156011" calcext:value-type="float">
            <text:p>0,0198958162</text:p>
          </table:table-cell>
          <table:table-cell table:formula="of:=IF(OR([.D145]&lt;[.D$157];[.D145]&gt;[.D$158]);na;[.D145])" office:value-type="float" office:value="0.0268368828142993" calcext:value-type="float">
            <text:p>0,0268368828</text:p>
          </table:table-cell>
          <table:table-cell table:formula="of:=IF(OR([.E145]&lt;[.E$157];[.E145]&gt;[.E$158]);na;[.E145])" office:value-type="float" office:value="1" calcext:value-type="float">
            <text:p>1</text:p>
          </table:table-cell>
          <table:table-cell table:formula="of:=IF(OR([.F145]&lt;[.F$157];[.F145]&gt;[.F$158]);na;[.F145])" office:value-type="float" office:value="0.00866750618738248" calcext:value-type="float">
            <text:p>0,0086675062</text:p>
          </table:table-cell>
          <table:table-cell table:formula="of:=IF(OR([.G145]&lt;[.G$157];[.G145]&gt;[.G$158]);na;[.G145])" office:value-type="float" office:value="0.263326810905348" calcext:value-type="float">
            <text:p>0,2633268109</text:p>
          </table:table-cell>
          <table:table-cell table:formula="of:=IF(OR([.H145]&lt;[.H$157];[.H145]&gt;[.H$158]);na;[.H145])" office:value-type="float" office:value="0.021968671876504" calcext:value-type="float">
            <text:p>0,0219686719</text:p>
          </table:table-cell>
          <table:table-cell table:formula="of:=IF(OR([.I145]&lt;[.I$157];[.I145]&gt;[.I$158]);na;[.I145])" office:value-type="float" office:value="0.259745454589742" calcext:value-type="float">
            <text:p>0,2597454546</text:p>
          </table:table-cell>
          <table:table-cell table:formula="of:=IF(OR([.J145]&lt;[.J$157];[.J145]&gt;[.J$158]);na;[.J145])" office:value-type="float" office:value="0.0618450440932128" calcext:value-type="float">
            <text:p>0,0618450441</text:p>
          </table:table-cell>
          <table:table-cell table:formula="of:=IF(OR([.K145]&lt;[.K$157];[.K145]&gt;[.K$158]);na;[.K145])" office:value-type="float" office:value="0.0579860720355268" calcext:value-type="float">
            <text:p>0,057986072</text:p>
          </table:table-cell>
          <table:table-cell table:formula="of:=IF(OR([.L145]&lt;[.L$157];[.L145]&gt;[.L$158]);na;[.L145])" office:value-type="float" office:value="0.0205191856664725" calcext:value-type="float">
            <text:p>0,0205191857</text:p>
          </table:table-cell>
          <table:table-cell table:formula="of:=IF(OR([.M145]&lt;[.M$157];[.M145]&gt;[.M$158]);na;[.M145])" office:value-type="float" office:value="0.2363686835341" calcext:value-type="float">
            <text:p>0,2363686835</text:p>
          </table:table-cell>
          <table:table-cell table:formula="of:=IF(OR([.N145]&lt;[.N$157];[.N145]&gt;[.N$158]);na;[.N145])" office:value-type="float" office:value="0.0807595795752845" calcext:value-type="float">
            <text:p>0,0807595796</text:p>
          </table:table-cell>
          <table:table-cell table:formula="of:=IF(OR([.O145]&lt;[.O$157];[.O145]&gt;[.O$158]);na;[.O145])" office:value-type="float" office:value="0.278631882359298" calcext:value-type="float">
            <text:p>0,2786318824</text:p>
          </table:table-cell>
          <table:table-cell table:formula="of:=IF(OR([.P145]&lt;[.P$157];[.P145]&gt;[.P$158]);na;[.P145])" office:value-type="float" office:value="0.0255014085799268" calcext:value-type="float">
            <text:p>0,0255014086</text:p>
          </table:table-cell>
          <table:table-cell table:formula="of:=IF(OR([.Q145]&lt;[.Q$157];[.Q145]&gt;[.Q$158]);na;[.Q145])" office:value-type="float" office:value="0.0135866763759174" calcext:value-type="float">
            <text:p>0,0135866764</text:p>
          </table:table-cell>
          <table:table-cell table:formula="of:=IF(OR([.R145]&lt;[.R$157];[.R145]&gt;[.R$158]);na;[.R145])" office:value-type="float" office:value="0.0938973124304826" calcext:value-type="float">
            <text:p>0,0938973124</text:p>
          </table:table-cell>
          <table:table-cell table:formula="of:=IF(OR([.S145]&lt;[.S$157];[.S145]&gt;[.S$158]);na;[.S145])" office:value-type="float" office:value="0.348732057990303" calcext:value-type="float">
            <text:p>0,348732058</text:p>
          </table:table-cell>
          <table:table-cell table:formula="of:=IF(OR([.T145]&lt;[.T$157];[.T145]&gt;[.T$158]);na;[.T145])" office:value-type="float" office:value="0.187143863477411" calcext:value-type="float">
            <text:p>0,1871438635</text:p>
          </table:table-cell>
          <table:table-cell table:formula="of:=IF(OR([.U145]&lt;[.U$157];[.U145]&gt;[.U$158]);na;[.U145])" office:value-type="float" office:value="0.268639350186437" calcext:value-type="float">
            <text:p>0,2686393502</text:p>
          </table:table-cell>
          <table:table-cell table:formula="of:=IF(OR([.V145]&lt;[.V$157];[.V145]&gt;[.V$158]);na;[.V145])" office:value-type="float" office:value="0.26198632621215" calcext:value-type="float">
            <text:p>0,2619863262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IF(OR([.B146]&lt;[.B$157];[.B146]&gt;[.B$158]);na;[.B146])" office:value-type="float" office:value="0.0713995005072103" calcext:value-type="float">
            <text:p>0,0713995005</text:p>
          </table:table-cell>
          <table:table-cell table:formula="of:=IF(OR([.C146]&lt;[.C$157];[.C146]&gt;[.C$158]);na;[.C146])" office:value-type="float" office:value="0.0198653003441329" calcext:value-type="float">
            <text:p>0,0198653003</text:p>
          </table:table-cell>
          <table:table-cell table:formula="of:=IF(OR([.D146]&lt;[.D$157];[.D146]&gt;[.D$158]);na;[.D146])" office:value-type="float" office:value="0.025939014835343" calcext:value-type="float">
            <text:p>0,0259390148</text:p>
          </table:table-cell>
          <table:table-cell table:formula="of:=IF(OR([.E146]&lt;[.E$157];[.E146]&gt;[.E$158]);na;[.E146])" office:value-type="float" office:value="1" calcext:value-type="float">
            <text:p>1</text:p>
          </table:table-cell>
          <table:table-cell table:formula="of:=IF(OR([.F146]&lt;[.F$157];[.F146]&gt;[.F$158]);na;[.F146])" office:value-type="float" office:value="0.0142697851324851" calcext:value-type="float">
            <text:p>0,0142697851</text:p>
          </table:table-cell>
          <table:table-cell table:formula="of:=IF(OR([.G146]&lt;[.G$157];[.G146]&gt;[.G$158]);na;[.G146])" office:value-type="float" office:value="0.280662938684234" calcext:value-type="float">
            <text:p>0,2806629387</text:p>
          </table:table-cell>
          <table:table-cell table:formula="of:=IF(OR([.H146]&lt;[.H$157];[.H146]&gt;[.H$158]);na;[.H146])" office:value-type="float" office:value="0.0228734444497832" calcext:value-type="float">
            <text:p>0,0228734444</text:p>
          </table:table-cell>
          <table:table-cell table:formula="of:=IF(OR([.I146]&lt;[.I$157];[.I146]&gt;[.I$158]);na;[.I146])" office:value-type="float" office:value="0.259100766240894" calcext:value-type="float">
            <text:p>0,2591007662</text:p>
          </table:table-cell>
          <table:table-cell table:formula="of:=IF(OR([.J146]&lt;[.J$157];[.J146]&gt;[.J$158]);na;[.J146])" office:value-type="float" office:value="0.061189736814973" calcext:value-type="float">
            <text:p>0,0611897368</text:p>
          </table:table-cell>
          <table:table-cell table:formula="of:=IF(OR([.K146]&lt;[.K$157];[.K146]&gt;[.K$158]);na;[.K146])" office:value-type="float" office:value="0.060503136958809" calcext:value-type="float">
            <text:p>0,060503137</text:p>
          </table:table-cell>
          <table:table-cell table:formula="of:=IF(OR([.L146]&lt;[.L$157];[.L146]&gt;[.L$158]);na;[.L146])" office:value-type="float" office:value="0.0201993767621276" calcext:value-type="float">
            <text:p>0,0201993768</text:p>
          </table:table-cell>
          <table:table-cell table:formula="of:=IF(OR([.M146]&lt;[.M$157];[.M146]&gt;[.M$158]);na;[.M146])" office:value-type="float" office:value="0.245343580991383" calcext:value-type="float">
            <text:p>0,245343581</text:p>
          </table:table-cell>
          <table:table-cell table:formula="of:=IF(OR([.N146]&lt;[.N$157];[.N146]&gt;[.N$158]);na;[.N146])" office:value-type="float" office:value="0.0821786063221093" calcext:value-type="float">
            <text:p>0,0821786063</text:p>
          </table:table-cell>
          <table:table-cell table:formula="of:=IF(OR([.O146]&lt;[.O$157];[.O146]&gt;[.O$158]);na;[.O146])" office:value-type="float" office:value="0.28760570421141" calcext:value-type="float">
            <text:p>0,2876057042</text:p>
          </table:table-cell>
          <table:table-cell table:formula="of:=IF(OR([.P146]&lt;[.P$157];[.P146]&gt;[.P$158]);na;[.P146])" office:value-type="float" office:value="0.0245700296934137" calcext:value-type="float">
            <text:p>0,0245700297</text:p>
          </table:table-cell>
          <table:table-cell table:formula="of:=IF(OR([.Q146]&lt;[.Q$157];[.Q146]&gt;[.Q$158]);na;[.Q146])" office:value-type="float" office:value="0.0137367633390188" calcext:value-type="float">
            <text:p>0,0137367633</text:p>
          </table:table-cell>
          <table:table-cell table:formula="of:=IF(OR([.R146]&lt;[.R$157];[.R146]&gt;[.R$158]);na;[.R146])" office:value-type="float" office:value="0.0971555897477596" calcext:value-type="float">
            <text:p>0,0971555897</text:p>
          </table:table-cell>
          <table:table-cell table:formula="of:=IF(OR([.S146]&lt;[.S$157];[.S146]&gt;[.S$158]);na;[.S146])" office:value-type="float" office:value="0.361254075210995" calcext:value-type="float">
            <text:p>0,3612540752</text:p>
          </table:table-cell>
          <table:table-cell table:formula="of:=IF(OR([.T146]&lt;[.T$157];[.T146]&gt;[.T$158]);na;[.T146])" office:value-type="float" office:value="0.191518066743459" calcext:value-type="float">
            <text:p>0,1915180667</text:p>
          </table:table-cell>
          <table:table-cell table:formula="of:=IF(OR([.U146]&lt;[.U$157];[.U146]&gt;[.U$158]);na;[.U146])" office:value-type="float" office:value="0.269963711114589" calcext:value-type="float">
            <text:p>0,2699637111</text:p>
          </table:table-cell>
          <table:table-cell table:formula="of:=IF(OR([.V146]&lt;[.V$157];[.V146]&gt;[.V$158]);na;[.V146])" office:value-type="float" office:value="0.260646299957485" calcext:value-type="float">
            <text:p>0,2606463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IF(OR([.B147]&lt;[.B$157];[.B147]&gt;[.B$158]);na;[.B147])" office:value-type="float" office:value="0.0694000412270709" calcext:value-type="float">
            <text:p>0,0694000412</text:p>
          </table:table-cell>
          <table:table-cell table:formula="of:=IF(OR([.C147]&lt;[.C$157];[.C147]&gt;[.C$158]);na;[.C147])" office:value-type="float" office:value="0.019962130547771" calcext:value-type="float">
            <text:p>0,0199621305</text:p>
          </table:table-cell>
          <table:table-cell table:formula="of:=IF(OR([.D147]&lt;[.D$157];[.D147]&gt;[.D$158]);na;[.D147])" office:value-type="float" office:value="0.0258432188194825" calcext:value-type="float">
            <text:p>0,0258432188</text:p>
          </table:table-cell>
          <table:table-cell table:formula="of:=IF(OR([.E147]&lt;[.E$157];[.E147]&gt;[.E$158]);na;[.E147])" office:value-type="float" office:value="1" calcext:value-type="float">
            <text:p>1</text:p>
          </table:table-cell>
          <table:table-cell table:formula="of:=IF(OR([.F147]&lt;[.F$157];[.F147]&gt;[.F$158]);na;[.F147])" office:value-type="float" office:value="0.0111026624029882" calcext:value-type="float">
            <text:p>0,0111026624</text:p>
          </table:table-cell>
          <table:table-cell table:formula="of:=IF(OR([.G147]&lt;[.G$157];[.G147]&gt;[.G$158]);na;[.G147])" office:value-type="float" office:value="0.274823898827723" calcext:value-type="float">
            <text:p>0,2748238988</text:p>
          </table:table-cell>
          <table:table-cell table:formula="of:=IF(OR([.H147]&lt;[.H$157];[.H147]&gt;[.H$158]);na;[.H147])" office:value-type="float" office:value="0.0227342097966067" calcext:value-type="float">
            <text:p>0,0227342098</text:p>
          </table:table-cell>
          <table:table-cell table:formula="of:=IF(OR([.I147]&lt;[.I$157];[.I147]&gt;[.I$158]);na;[.I147])" office:value-type="float" office:value="0.266675090278284" calcext:value-type="float">
            <text:p>0,2666750903</text:p>
          </table:table-cell>
          <table:table-cell table:formula="of:=IF(OR([.J147]&lt;[.J$157];[.J147]&gt;[.J$158]);na;[.J147])" office:value-type="float" office:value="0.0649274472193945" calcext:value-type="float">
            <text:p>0,0649274472</text:p>
          </table:table-cell>
          <table:table-cell table:formula="of:=IF(OR([.K147]&lt;[.K$157];[.K147]&gt;[.K$158]);na;[.K147])" office:value-type="float" office:value="0.0610706700505228" calcext:value-type="float">
            <text:p>0,0610706701</text:p>
          </table:table-cell>
          <table:table-cell table:formula="of:=IF(OR([.L147]&lt;[.L$157];[.L147]&gt;[.L$158]);na;[.L147])" office:value-type="float" office:value="0.0197700651513986" calcext:value-type="float">
            <text:p>0,0197700652</text:p>
          </table:table-cell>
          <table:table-cell table:formula="of:=IF(OR([.M147]&lt;[.M$157];[.M147]&gt;[.M$158]);na;[.M147])" office:value-type="float" office:value="0.244284773617953" calcext:value-type="float">
            <text:p>0,2442847736</text:p>
          </table:table-cell>
          <table:table-cell table:formula="of:=IF(OR([.N147]&lt;[.N$157];[.N147]&gt;[.N$158]);na;[.N147])" office:value-type="float" office:value="0.0813560019714689" calcext:value-type="float">
            <text:p>0,081356002</text:p>
          </table:table-cell>
          <table:table-cell table:formula="of:=IF(OR([.O147]&lt;[.O$157];[.O147]&gt;[.O$158]);na;[.O147])" office:value-type="float" office:value="0.287293286339306" calcext:value-type="float">
            <text:p>0,2872932863</text:p>
          </table:table-cell>
          <table:table-cell table:formula="of:=IF(OR([.P147]&lt;[.P$157];[.P147]&gt;[.P$158]);na;[.P147])" office:value-type="float" office:value="0.0266711647930025" calcext:value-type="float">
            <text:p>0,0266711648</text:p>
          </table:table-cell>
          <table:table-cell table:formula="of:=IF(OR([.Q147]&lt;[.Q$157];[.Q147]&gt;[.Q$158]);na;[.Q147])" office:value-type="float" office:value="0.0141206188538343" calcext:value-type="float">
            <text:p>0,0141206189</text:p>
          </table:table-cell>
          <table:table-cell table:formula="of:=IF(OR([.R147]&lt;[.R$157];[.R147]&gt;[.R$158]);na;[.R147])" office:value-type="float" office:value="0.0978734387538631" calcext:value-type="float">
            <text:p>0,0978734388</text:p>
          </table:table-cell>
          <table:table-cell table:formula="of:=IF(OR([.S147]&lt;[.S$157];[.S147]&gt;[.S$158]);na;[.S147])" office:value-type="float" office:value="0.356113881073684" calcext:value-type="float">
            <text:p>0,3561138811</text:p>
          </table:table-cell>
          <table:table-cell table:formula="of:=IF(OR([.T147]&lt;[.T$157];[.T147]&gt;[.T$158]);na;[.T147])" office:value-type="float" office:value="0.197568435775318" calcext:value-type="float">
            <text:p>0,1975684358</text:p>
          </table:table-cell>
          <table:table-cell table:formula="of:=IF(OR([.U147]&lt;[.U$157];[.U147]&gt;[.U$158]);na;[.U147])" office:value-type="float" office:value="0.272212682060934" calcext:value-type="float">
            <text:p>0,2722126821</text:p>
          </table:table-cell>
          <table:table-cell table:formula="of:=IF(OR([.V147]&lt;[.V$157];[.V147]&gt;[.V$158]);na;[.V147])" office:value-type="float" office:value="0.264824918321248" calcext:value-type="float">
            <text:p>0,2648249183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IF(OR([.B148]&lt;[.B$157];[.B148]&gt;[.B$158]);na;[.B148])" office:value-type="float" office:value="0.0688396295318614" calcext:value-type="float">
            <text:p>0,0688396295</text:p>
          </table:table-cell>
          <table:table-cell table:formula="of:=IF(OR([.C148]&lt;[.C$157];[.C148]&gt;[.C$158]);na;[.C148])" office:value-type="float" office:value="0.0204283311692724" calcext:value-type="float">
            <text:p>0,0204283312</text:p>
          </table:table-cell>
          <table:table-cell table:formula="of:=IF(OR([.D148]&lt;[.D$157];[.D148]&gt;[.D$158]);na;[.D148])" office:value-type="float" office:value="0.0316541433918969" calcext:value-type="float">
            <text:p>0,0316541434</text:p>
          </table:table-cell>
          <table:table-cell table:formula="of:=IF(OR([.E148]&lt;[.E$157];[.E148]&gt;[.E$158]);na;[.E148])" office:value-type="float" office:value="1" calcext:value-type="float">
            <text:p>1</text:p>
          </table:table-cell>
          <table:table-cell table:formula="of:=IF(OR([.F148]&lt;[.F$157];[.F148]&gt;[.F$158]);na;[.F148])" office:value-type="float" office:value="0.00888588338249419" calcext:value-type="float">
            <text:p>0,0088858834</text:p>
          </table:table-cell>
          <table:table-cell table:formula="of:=IF(OR([.G148]&lt;[.G$157];[.G148]&gt;[.G$158]);na;[.G148])" office:value-type="float" office:value="0.26853870174847" calcext:value-type="float">
            <text:p>0,2685387017</text:p>
          </table:table-cell>
          <table:table-cell table:formula="of:=IF(OR([.H148]&lt;[.H$157];[.H148]&gt;[.H$158]);na;[.H148])" office:value-type="float" office:value="0.0212036494583155" calcext:value-type="float">
            <text:p>0,0212036495</text:p>
          </table:table-cell>
          <table:table-cell table:formula="of:=IF(OR([.I148]&lt;[.I$157];[.I148]&gt;[.I$158]);na;[.I148])" office:value-type="float" office:value="0.255003313103923" calcext:value-type="float">
            <text:p>0,2550033131</text:p>
          </table:table-cell>
          <table:table-cell table:formula="of:=IF(OR([.J148]&lt;[.J$157];[.J148]&gt;[.J$158]);na;[.J148])" office:value-type="float" office:value="0.0584831040972789" calcext:value-type="float">
            <text:p>0,0584831041</text:p>
          </table:table-cell>
          <table:table-cell table:formula="of:=IF(OR([.K148]&lt;[.K$157];[.K148]&gt;[.K$158]);na;[.K148])" office:value-type="float" office:value="0.0577064272275273" calcext:value-type="float">
            <text:p>0,0577064272</text:p>
          </table:table-cell>
          <table:table-cell table:formula="of:=IF(OR([.L148]&lt;[.L$157];[.L148]&gt;[.L$158]);na;[.L148])" office:value-type="float" office:value="0.0204975972206285" calcext:value-type="float">
            <text:p>0,0204975972</text:p>
          </table:table-cell>
          <table:table-cell table:formula="of:=IF(OR([.M148]&lt;[.M$157];[.M148]&gt;[.M$158]);na;[.M148])" office:value-type="float" office:value="0.236365936344714" calcext:value-type="float">
            <text:p>0,2363659363</text:p>
          </table:table-cell>
          <table:table-cell table:formula="of:=IF(OR([.N148]&lt;[.N$157];[.N148]&gt;[.N$158]);na;[.N148])" office:value-type="float" office:value="0.0782997936057127" calcext:value-type="float">
            <text:p>0,0782997936</text:p>
          </table:table-cell>
          <table:table-cell table:formula="of:=IF(OR([.O148]&lt;[.O$157];[.O148]&gt;[.O$158]);na;[.O148])" office:value-type="float" office:value="0.281660467261623" calcext:value-type="float">
            <text:p>0,2816604673</text:p>
          </table:table-cell>
          <table:table-cell table:formula="of:=IF(OR([.P148]&lt;[.P$157];[.P148]&gt;[.P$158]);na;[.P148])" office:value-type="float" office:value="0.0254350137689998" calcext:value-type="float">
            <text:p>0,0254350138</text:p>
          </table:table-cell>
          <table:table-cell table:formula="of:=IF(OR([.Q148]&lt;[.Q$157];[.Q148]&gt;[.Q$158]);na;[.Q148])" office:value-type="float" office:value="0.0138642729998495" calcext:value-type="float">
            <text:p>0,013864273</text:p>
          </table:table-cell>
          <table:table-cell table:formula="of:=IF(OR([.R148]&lt;[.R$157];[.R148]&gt;[.R$158]);na;[.R148])" office:value-type="float" office:value="0.093809210801976" calcext:value-type="float">
            <text:p>0,0938092108</text:p>
          </table:table-cell>
          <table:table-cell table:formula="of:=IF(OR([.S148]&lt;[.S$157];[.S148]&gt;[.S$158]);na;[.S148])" office:value-type="float" office:value="0.354728603771726" calcext:value-type="float">
            <text:p>0,3547286038</text:p>
          </table:table-cell>
          <table:table-cell table:formula="of:=IF(OR([.T148]&lt;[.T$157];[.T148]&gt;[.T$158]);na;[.T148])" office:value-type="float" office:value="0.195009251611153" calcext:value-type="float">
            <text:p>0,1950092516</text:p>
          </table:table-cell>
          <table:table-cell table:formula="of:=IF(OR([.U148]&lt;[.U$157];[.U148]&gt;[.U$158]);na;[.U148])" office:value-type="float" office:value="0.269115904466588" calcext:value-type="float">
            <text:p>0,2691159045</text:p>
          </table:table-cell>
          <table:table-cell table:formula="of:=IF(OR([.V148]&lt;[.V$157];[.V148]&gt;[.V$158]);na;[.V148])" office:value-type="float" office:value="0.256741617120342" calcext:value-type="float">
            <text:p>0,2567416171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IF(OR([.B149]&lt;[.B$157];[.B149]&gt;[.B$158]);na;[.B149])" office:value-type="float" office:value="0.0723821384717324" calcext:value-type="float">
            <text:p>0,0723821385</text:p>
          </table:table-cell>
          <table:table-cell table:formula="of:=IF(OR([.C149]&lt;[.C$157];[.C149]&gt;[.C$158]);na;[.C149])" office:value-type="float" office:value="0.0207058845258642" calcext:value-type="float">
            <text:p>0,0207058845</text:p>
          </table:table-cell>
          <table:table-cell table:formula="of:=IF(OR([.D149]&lt;[.D$157];[.D149]&gt;[.D$158]);na;[.D149])" office:value-type="float" office:value="0.0260179001390406" calcext:value-type="float">
            <text:p>0,0260179001</text:p>
          </table:table-cell>
          <table:table-cell table:formula="of:=IF(OR([.E149]&lt;[.E$157];[.E149]&gt;[.E$158]);na;[.E149])" office:value-type="float" office:value="1" calcext:value-type="float">
            <text:p>1</text:p>
          </table:table-cell>
          <table:table-cell table:formula="of:=IF(OR([.F149]&lt;[.F$157];[.F149]&gt;[.F$158]);na;[.F149])" office:value-type="float" office:value="0.00697853441113679" calcext:value-type="float">
            <text:p>0,0069785344</text:p>
          </table:table-cell>
          <table:table-cell table:formula="of:=IF(OR([.G149]&lt;[.G$157];[.G149]&gt;[.G$158]);na;[.G149])" office:value-type="float" office:value="0.270660023239024" calcext:value-type="float">
            <text:p>0,2706600232</text:p>
          </table:table-cell>
          <table:table-cell table:formula="of:=IF(OR([.H149]&lt;[.H$157];[.H149]&gt;[.H$158]);na;[.H149])" office:value-type="float" office:value="0.0245214688320802" calcext:value-type="float">
            <text:p>0,0245214688</text:p>
          </table:table-cell>
          <table:table-cell table:formula="of:=IF(OR([.I149]&lt;[.I$157];[.I149]&gt;[.I$158]);na;[.I149])" office:value-type="float" office:value="0.266837149940077" calcext:value-type="float">
            <text:p>0,2668371499</text:p>
          </table:table-cell>
          <table:table-cell table:formula="of:=IF(OR([.J149]&lt;[.J$157];[.J149]&gt;[.J$158]);na;[.J149])" office:value-type="float" office:value="0.0586892983844272" calcext:value-type="float">
            <text:p>0,0586892984</text:p>
          </table:table-cell>
          <table:table-cell table:formula="of:=IF(OR([.K149]&lt;[.K$157];[.K149]&gt;[.K$158]);na;[.K149])" office:value-type="float" office:value="0.0601507029480403" calcext:value-type="float">
            <text:p>0,0601507029</text:p>
          </table:table-cell>
          <table:table-cell table:formula="of:=IF(OR([.L149]&lt;[.L$157];[.L149]&gt;[.L$158]);na;[.L149])" office:value-type="float" office:value="0.0189087465384156" calcext:value-type="float">
            <text:p>0,0189087465</text:p>
          </table:table-cell>
          <table:table-cell table:formula="of:=IF(OR([.M149]&lt;[.M$157];[.M149]&gt;[.M$158]);na;[.M149])" office:value-type="float" office:value="0.238070837795505" calcext:value-type="float">
            <text:p>0,2380708378</text:p>
          </table:table-cell>
          <table:table-cell table:formula="of:=IF(OR([.N149]&lt;[.N$157];[.N149]&gt;[.N$158]);na;[.N149])" office:value-type="float" office:value="0.0788018611008226" calcext:value-type="float">
            <text:p>0,0788018611</text:p>
          </table:table-cell>
          <table:table-cell table:formula="of:=IF(OR([.O149]&lt;[.O$157];[.O149]&gt;[.O$158]);na;[.O149])" office:value-type="float" office:value="0.281987876525123" calcext:value-type="float">
            <text:p>0,2819878765</text:p>
          </table:table-cell>
          <table:table-cell table:formula="of:=IF(OR([.P149]&lt;[.P$157];[.P149]&gt;[.P$158]);na;[.P149])" office:value-type="float" office:value="0.0279097510561619" calcext:value-type="float">
            <text:p>0,0279097511</text:p>
          </table:table-cell>
          <table:table-cell table:formula="of:=IF(OR([.Q149]&lt;[.Q$157];[.Q149]&gt;[.Q$158]);na;[.Q149])" office:value-type="float" office:value="0.0149539127873669" calcext:value-type="float">
            <text:p>0,0149539128</text:p>
          </table:table-cell>
          <table:table-cell table:formula="of:=IF(OR([.R149]&lt;[.R$157];[.R149]&gt;[.R$158]);na;[.R149])" office:value-type="float" office:value="0.0962661887374178" calcext:value-type="float">
            <text:p>0,0962661887</text:p>
          </table:table-cell>
          <table:table-cell table:formula="of:=IF(OR([.S149]&lt;[.S$157];[.S149]&gt;[.S$158]);na;[.S149])" office:value-type="float" office:value="0.357997338803046" calcext:value-type="float">
            <text:p>0,3579973388</text:p>
          </table:table-cell>
          <table:table-cell table:formula="of:=IF(OR([.T149]&lt;[.T$157];[.T149]&gt;[.T$158]);na;[.T149])" office:value-type="float" office:value="0.195409517709449" calcext:value-type="float">
            <text:p>0,1954095177</text:p>
          </table:table-cell>
          <table:table-cell table:formula="of:=IF(OR([.U149]&lt;[.U$157];[.U149]&gt;[.U$158]);na;[.U149])" office:value-type="float" office:value="0.267558892147864" calcext:value-type="float">
            <text:p>0,2675588921</text:p>
          </table:table-cell>
          <table:table-cell table:formula="of:=IF(OR([.V149]&lt;[.V$157];[.V149]&gt;[.V$158]);na;[.V149])" office:value-type="float" office:value="0.264448844958507" calcext:value-type="float">
            <text:p>0,264448845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IF(OR([.B150]&lt;[.B$157];[.B150]&gt;[.B$158]);na;[.B150])" office:value-type="float" office:value="0.0733463592702495" calcext:value-type="float">
            <text:p>0,0733463593</text:p>
          </table:table-cell>
          <table:table-cell table:formula="of:=IF(OR([.C150]&lt;[.C$157];[.C150]&gt;[.C$158]);na;[.C150])" office:value-type="float" office:value="0.0216102768851333" calcext:value-type="float">
            <text:p>0,0216102769</text:p>
          </table:table-cell>
          <table:table-cell table:formula="of:=IF(OR([.D150]&lt;[.D$157];[.D150]&gt;[.D$158]);na;[.D150])" office:value-type="float" office:value="0.0261347207559251" calcext:value-type="float">
            <text:p>0,0261347208</text:p>
          </table:table-cell>
          <table:table-cell table:formula="of:=IF(OR([.E150]&lt;[.E$157];[.E150]&gt;[.E$158]);na;[.E150])" office:value-type="float" office:value="1" calcext:value-type="float">
            <text:p>1</text:p>
          </table:table-cell>
          <table:table-cell table:formula="of:=IF(OR([.F150]&lt;[.F$157];[.F150]&gt;[.F$158]);na;[.F150])" office:value-type="float" office:value="0.0117708634921181" calcext:value-type="float">
            <text:p>0,0117708635</text:p>
          </table:table-cell>
          <table:table-cell table:formula="of:=IF(OR([.G150]&lt;[.G$157];[.G150]&gt;[.G$158]);na;[.G150])" office:value-type="float" office:value="0.281268139494706" calcext:value-type="float">
            <text:p>0,2812681395</text:p>
          </table:table-cell>
          <table:table-cell table:formula="of:=IF(OR([.H150]&lt;[.H$157];[.H150]&gt;[.H$158]);na;[.H150])" office:value-type="float" office:value="0.0249881356571444" calcext:value-type="float">
            <text:p>0,0249881357</text:p>
          </table:table-cell>
          <table:table-cell table:formula="of:=IF(OR([.I150]&lt;[.I$157];[.I150]&gt;[.I$158]);na;[.I150])" office:value-type="float" office:value="0.284364830132059" calcext:value-type="float">
            <text:p>0,2843648301</text:p>
          </table:table-cell>
          <table:table-cell table:formula="of:=IF(OR([.J150]&lt;[.J$157];[.J150]&gt;[.J$158]);na;[.J150])" office:value-type="float" office:value="0.0629689032355945" calcext:value-type="float">
            <text:p>0,0629689032</text:p>
          </table:table-cell>
          <table:table-cell table:formula="of:=IF(OR([.K150]&lt;[.K$157];[.K150]&gt;[.K$158]);na;[.K150])" office:value-type="float" office:value="0.0617966542721619" calcext:value-type="float">
            <text:p>0,0617966543</text:p>
          </table:table-cell>
          <table:table-cell table:formula="of:=IF(OR([.L150]&lt;[.L$157];[.L150]&gt;[.L$158]);na;[.L150])" office:value-type="float" office:value="0.0222656320284312" calcext:value-type="float">
            <text:p>0,022265632</text:p>
          </table:table-cell>
          <table:table-cell table:formula="of:=IF(OR([.M150]&lt;[.M$157];[.M150]&gt;[.M$158]);na;[.M150])" office:value-type="float" office:value="0.250829178688718" calcext:value-type="float">
            <text:p>0,2508291787</text:p>
          </table:table-cell>
          <table:table-cell table:formula="of:=IF(OR([.N150]&lt;[.N$157];[.N150]&gt;[.N$158]);na;[.N150])" office:value-type="float" office:value="0.0853764109481755" calcext:value-type="float">
            <text:p>0,0853764109</text:p>
          </table:table-cell>
          <table:table-cell table:formula="of:=IF(OR([.O150]&lt;[.O$157];[.O150]&gt;[.O$158]);na;[.O150])" office:value-type="float" office:value="0.299540316943" calcext:value-type="float">
            <text:p>0,2995403169</text:p>
          </table:table-cell>
          <table:table-cell table:formula="of:=IF(OR([.P150]&lt;[.P$157];[.P150]&gt;[.P$158]);na;[.P150])" office:value-type="float" office:value="0.0266834894329009" calcext:value-type="float">
            <text:p>0,0266834894</text:p>
          </table:table-cell>
          <table:table-cell table:formula="of:=IF(OR([.Q150]&lt;[.Q$157];[.Q150]&gt;[.Q$158]);na;[.Q150])" office:value-type="float" office:value="0.0138738964622436" calcext:value-type="float">
            <text:p>0,0138738965</text:p>
          </table:table-cell>
          <table:table-cell table:formula="of:=IF(OR([.R150]&lt;[.R$157];[.R150]&gt;[.R$158]);na;[.R150])" office:value-type="float" office:value="0.100138928551509" calcext:value-type="float">
            <text:p>0,1001389286</text:p>
          </table:table-cell>
          <table:table-cell table:formula="of:=IF(OR([.S150]&lt;[.S$157];[.S150]&gt;[.S$158]);na;[.S150])" office:value-type="float" office:value="0.367183963321497" calcext:value-type="float">
            <text:p>0,3671839633</text:p>
          </table:table-cell>
          <table:table-cell table:formula="of:=IF(OR([.T150]&lt;[.T$157];[.T150]&gt;[.T$158]);na;[.T150])" office:value-type="float" office:value="0.203259290594174" calcext:value-type="float">
            <text:p>0,2032592906</text:p>
          </table:table-cell>
          <table:table-cell table:formula="of:=IF(OR([.U150]&lt;[.U$157];[.U150]&gt;[.U$158]);na;[.U150])" office:value-type="float" office:value="0.283793373924844" calcext:value-type="float">
            <text:p>0,2837933739</text:p>
          </table:table-cell>
          <table:table-cell table:formula="of:=IF(OR([.V150]&lt;[.V$157];[.V150]&gt;[.V$158]);na;[.V150])" office:value-type="float" office:value="0.266567035463328" calcext:value-type="float">
            <text:p>0,2665670355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IF(OR([.B151]&lt;[.B$157];[.B151]&gt;[.B$158]);na;[.B151])" office:value-type="float" office:value="0.0685543998601289" calcext:value-type="float">
            <text:p>0,0685543999</text:p>
          </table:table-cell>
          <table:table-cell table:formula="of:=IF(OR([.C151]&lt;[.C$157];[.C151]&gt;[.C$158]);na;[.C151])" office:value-type="float" office:value="0.0233959661126926" calcext:value-type="float">
            <text:p>0,0233959661</text:p>
          </table:table-cell>
          <table:table-cell table:formula="of:=IF(OR([.D151]&lt;[.D$157];[.D151]&gt;[.D$158]);na;[.D151])" office:value-type="float" office:value="0.0257796101222129" calcext:value-type="float">
            <text:p>0,0257796101</text:p>
          </table:table-cell>
          <table:table-cell table:formula="of:=IF(OR([.E151]&lt;[.E$157];[.E151]&gt;[.E$158]);na;[.E151])" office:value-type="float" office:value="1" calcext:value-type="float">
            <text:p>1</text:p>
          </table:table-cell>
          <table:table-cell table:formula="of:=IF(OR([.F151]&lt;[.F$157];[.F151]&gt;[.F$158]);na;[.F151])" office:value-type="float" office:value="0.0141944964648257" calcext:value-type="float">
            <text:p>0,0141944965</text:p>
          </table:table-cell>
          <table:table-cell table:formula="of:=IF(OR([.G151]&lt;[.G$157];[.G151]&gt;[.G$158]);na;[.G151])" office:value-type="float" office:value="0.274505055111575" calcext:value-type="float">
            <text:p>0,2745050551</text:p>
          </table:table-cell>
          <table:table-cell table:formula="of:=IF(OR([.H151]&lt;[.H$157];[.H151]&gt;[.H$158]);na;[.H151])" office:value-type="float" office:value="0.0231063360749279" calcext:value-type="float">
            <text:p>0,0231063361</text:p>
          </table:table-cell>
          <table:table-cell table:formula="of:=IF(OR([.I151]&lt;[.I$157];[.I151]&gt;[.I$158]);na;[.I151])" office:value-type="float" office:value="0.263981877993275" calcext:value-type="float">
            <text:p>0,263981878</text:p>
          </table:table-cell>
          <table:table-cell table:formula="of:=IF(OR([.J151]&lt;[.J$157];[.J151]&gt;[.J$158]);na;[.J151])" office:value-type="float" office:value="0.0624161406886419" calcext:value-type="float">
            <text:p>0,0624161407</text:p>
          </table:table-cell>
          <table:table-cell table:formula="of:=IF(OR([.K151]&lt;[.K$157];[.K151]&gt;[.K$158]);na;[.K151])" office:value-type="float" office:value="0.0595126802751786" calcext:value-type="float">
            <text:p>0,0595126803</text:p>
          </table:table-cell>
          <table:table-cell table:formula="of:=IF(OR([.L151]&lt;[.L$157];[.L151]&gt;[.L$158]);na;[.L151])" office:value-type="float" office:value="0.0202442105921595" calcext:value-type="float">
            <text:p>0,0202442106</text:p>
          </table:table-cell>
          <table:table-cell table:formula="of:=IF(OR([.M151]&lt;[.M$157];[.M151]&gt;[.M$158]);na;[.M151])" office:value-type="float" office:value="0.243264083743779" calcext:value-type="float">
            <text:p>0,2432640837</text:p>
          </table:table-cell>
          <table:table-cell table:formula="of:=IF(OR([.N151]&lt;[.N$157];[.N151]&gt;[.N$158]);na;[.N151])" office:value-type="float" office:value="0.0819819269055444" calcext:value-type="float">
            <text:p>0,0819819269</text:p>
          </table:table-cell>
          <table:table-cell table:formula="of:=IF(OR([.O151]&lt;[.O$157];[.O151]&gt;[.O$158]);na;[.O151])" office:value-type="float" office:value="0.28839427268735" calcext:value-type="float">
            <text:p>0,2883942727</text:p>
          </table:table-cell>
          <table:table-cell table:formula="of:=IF(OR([.P151]&lt;[.P$157];[.P151]&gt;[.P$158]);na;[.P151])" office:value-type="float" office:value="0.0255041024863806" calcext:value-type="float">
            <text:p>0,0255041025</text:p>
          </table:table-cell>
          <table:table-cell table:formula="of:=IF(OR([.Q151]&lt;[.Q$157];[.Q151]&gt;[.Q$158]);na;[.Q151])" office:value-type="float" office:value="0.015076158237099" calcext:value-type="float">
            <text:p>0,0150761582</text:p>
          </table:table-cell>
          <table:table-cell table:formula="of:=IF(OR([.R151]&lt;[.R$157];[.R151]&gt;[.R$158]);na;[.R151])" office:value-type="float" office:value="0.0955576073914499" calcext:value-type="float">
            <text:p>0,0955576074</text:p>
          </table:table-cell>
          <table:table-cell table:formula="of:=IF(OR([.S151]&lt;[.S$157];[.S151]&gt;[.S$158]);na;[.S151])" office:value-type="float" office:value="0.355186853488986" calcext:value-type="float">
            <text:p>0,3551868535</text:p>
          </table:table-cell>
          <table:table-cell table:formula="of:=IF(OR([.T151]&lt;[.T$157];[.T151]&gt;[.T$158]);na;[.T151])" office:value-type="float" office:value="0.197396081661614" calcext:value-type="float">
            <text:p>0,1973960817</text:p>
          </table:table-cell>
          <table:table-cell table:formula="of:=IF(OR([.U151]&lt;[.U$157];[.U151]&gt;[.U$158]);na;[.U151])" office:value-type="float" office:value="0.268401410100968" calcext:value-type="float">
            <text:p>0,2684014101</text:p>
          </table:table-cell>
          <table:table-cell table:formula="of:=IF(OR([.V151]&lt;[.V$157];[.V151]&gt;[.V$158]);na;[.V151])" office:value-type="float" office:value="0.266914066403204" calcext:value-type="float">
            <text:p>0,2669140664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[.B152]&lt;[.B$157];[.B152]&gt;[.B$158]);na;[.B152])" office:value-type="float" office:value="0.0716072328766351" calcext:value-type="float">
            <text:p>0,0716072329</text:p>
          </table:table-cell>
          <table:table-cell table:formula="of:=IF(OR([.C152]&lt;[.C$157];[.C152]&gt;[.C$158]);na;[.C152])" office:value-type="float" office:value="0.0224007810015353" calcext:value-type="float">
            <text:p>0,022400781</text:p>
          </table:table-cell>
          <table:table-cell table:formula="of:=IF(OR([.D152]&lt;[.D$157];[.D152]&gt;[.D$158]);na;[.D152])" office:value-type="float" office:value="0.0258272284198329" calcext:value-type="float">
            <text:p>0,0258272284</text:p>
          </table:table-cell>
          <table:table-cell table:formula="of:=IF(OR([.E152]&lt;[.E$157];[.E152]&gt;[.E$158]);na;[.E152])" office:value-type="float" office:value="1" calcext:value-type="float">
            <text:p>1</text:p>
          </table:table-cell>
          <table:table-cell table:formula="of:=IF(OR([.F152]&lt;[.F$157];[.F152]&gt;[.F$158]);na;[.F152])" office:value-type="float" office:value="0.0116252221191069" calcext:value-type="float">
            <text:p>0,0116252221</text:p>
          </table:table-cell>
          <table:table-cell table:formula="of:=IF(OR([.G152]&lt;[.G$157];[.G152]&gt;[.G$158]);na;[.G152])" office:value-type="float" office:value="0.262760678569936" calcext:value-type="float">
            <text:p>0,2627606786</text:p>
          </table:table-cell>
          <table:table-cell table:formula="of:=IF(OR([.H152]&lt;[.H$157];[.H152]&gt;[.H$158]);na;[.H152])" office:value-type="float" office:value="0.022527787977034" calcext:value-type="float">
            <text:p>0,022527788</text:p>
          </table:table-cell>
          <table:table-cell table:formula="of:=IF(OR([.I152]&lt;[.I$157];[.I152]&gt;[.I$158]);na;[.I152])" office:value-type="float" office:value="0.266782048764954" calcext:value-type="float">
            <text:p>0,2667820488</text:p>
          </table:table-cell>
          <table:table-cell table:formula="of:=IF(OR([.J152]&lt;[.J$157];[.J152]&gt;[.J$158]);na;[.J152])" office:value-type="float" office:value="0.0608795575393115" calcext:value-type="float">
            <text:p>0,0608795575</text:p>
          </table:table-cell>
          <table:table-cell table:formula="of:=IF(OR([.K152]&lt;[.K$157];[.K152]&gt;[.K$158]);na;[.K152])" office:value-type="float" office:value="0.0595922717235095" calcext:value-type="float">
            <text:p>0,0595922717</text:p>
          </table:table-cell>
          <table:table-cell table:formula="of:=IF(OR([.L152]&lt;[.L$157];[.L152]&gt;[.L$158]);na;[.L152])" office:value-type="float" office:value="0.0186696511361213" calcext:value-type="float">
            <text:p>0,0186696511</text:p>
          </table:table-cell>
          <table:table-cell table:formula="of:=IF(OR([.M152]&lt;[.M$157];[.M152]&gt;[.M$158]);na;[.M152])" office:value-type="float" office:value="0.245616718265681" calcext:value-type="float">
            <text:p>0,2456167183</text:p>
          </table:table-cell>
          <table:table-cell table:formula="of:=IF(OR([.N152]&lt;[.N$157];[.N152]&gt;[.N$158]);na;[.N152])" office:value-type="float" office:value="0.0795196639777176" calcext:value-type="float">
            <text:p>0,079519664</text:p>
          </table:table-cell>
          <table:table-cell table:formula="of:=IF(OR([.O152]&lt;[.O$157];[.O152]&gt;[.O$158]);na;[.O152])" office:value-type="float" office:value="0.281471531570271" calcext:value-type="float">
            <text:p>0,2814715316</text:p>
          </table:table-cell>
          <table:table-cell table:formula="of:=IF(OR([.P152]&lt;[.P$157];[.P152]&gt;[.P$158]);na;[.P152])" office:value-type="float" office:value="0.0257346095351175" calcext:value-type="float">
            <text:p>0,0257346095</text:p>
          </table:table-cell>
          <table:table-cell table:formula="of:=IF(OR([.Q152]&lt;[.Q$157];[.Q152]&gt;[.Q$158]);na;[.Q152])" office:value-type="float" office:value="0.0134583583336808" calcext:value-type="float">
            <text:p>0,0134583583</text:p>
          </table:table-cell>
          <table:table-cell table:formula="of:=IF(OR([.R152]&lt;[.R$157];[.R152]&gt;[.R$158]);na;[.R152])" office:value-type="float" office:value="0.0982297684536688" calcext:value-type="float">
            <text:p>0,0982297685</text:p>
          </table:table-cell>
          <table:table-cell table:formula="of:=IF(OR([.S152]&lt;[.S$157];[.S152]&gt;[.S$158]);na;[.S152])" office:value-type="float" office:value="0.358218496116766" calcext:value-type="float">
            <text:p>0,3582184961</text:p>
          </table:table-cell>
          <table:table-cell table:formula="of:=IF(OR([.T152]&lt;[.T$157];[.T152]&gt;[.T$158]);na;[.T152])" office:value-type="float" office:value="0.193815814831975" calcext:value-type="float">
            <text:p>0,1938158148</text:p>
          </table:table-cell>
          <table:table-cell table:formula="of:=IF(OR([.U152]&lt;[.U$157];[.U152]&gt;[.U$158]);na;[.U152])" office:value-type="float" office:value="0.26879057084715" calcext:value-type="float">
            <text:p>0,2687905708</text:p>
          </table:table-cell>
          <table:table-cell table:formula="of:=IF(OR([.V152]&lt;[.V$157];[.V152]&gt;[.V$158]);na;[.V152])" office:value-type="float" office:value="0.255847626589893" calcext:value-type="float">
            <text:p>0,2558476266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IF(OR([.B153]&lt;[.B$157];[.B153]&gt;[.B$158]);na;[.B153])" office:value-type="float" office:value="0.0690321588135665" calcext:value-type="float">
            <text:p>0,0690321588</text:p>
          </table:table-cell>
          <table:table-cell table:formula="of:=IF(OR([.C153]&lt;[.C$157];[.C153]&gt;[.C$158]);na;[.C153])" office:value-type="float" office:value="0.0233575376385254" calcext:value-type="float">
            <text:p>0,0233575376</text:p>
          </table:table-cell>
          <table:table-cell table:formula="of:=IF(OR([.D153]&lt;[.D$157];[.D153]&gt;[.D$158]);na;[.D153])" office:value-type="float" office:value="0.0287389257192921" calcext:value-type="float">
            <text:p>0,0287389257</text:p>
          </table:table-cell>
          <table:table-cell table:formula="of:=IF(OR([.E153]&lt;[.E$157];[.E153]&gt;[.E$158]);na;[.E153])" office:value-type="float" office:value="1" calcext:value-type="float">
            <text:p>1</text:p>
          </table:table-cell>
          <table:table-cell table:formula="of:=IF(OR([.F153]&lt;[.F$157];[.F153]&gt;[.F$158]);na;[.F153])" office:value-type="float" office:value="0.0119458392936717" calcext:value-type="float">
            <text:p>0,0119458393</text:p>
          </table:table-cell>
          <table:table-cell table:formula="of:=IF(OR([.G153]&lt;[.G$157];[.G153]&gt;[.G$158]);na;[.G153])" office:value-type="float" office:value="0.268112613002271" calcext:value-type="float">
            <text:p>0,268112613</text:p>
          </table:table-cell>
          <table:table-cell table:formula="of:=IF(OR([.H153]&lt;[.H$157];[.H153]&gt;[.H$158]);na;[.H153])" office:value-type="float" office:value="0.0229508340685483" calcext:value-type="float">
            <text:p>0,0229508341</text:p>
          </table:table-cell>
          <table:table-cell table:formula="of:=IF(OR([.I153]&lt;[.I$157];[.I153]&gt;[.I$158]);na;[.I153])" office:value-type="float" office:value="0.263957467179625" calcext:value-type="float">
            <text:p>0,2639574672</text:p>
          </table:table-cell>
          <table:table-cell table:formula="of:=IF(OR([.J153]&lt;[.J$157];[.J153]&gt;[.J$158]);na;[.J153])" office:value-type="float" office:value="0.060957785784302" calcext:value-type="float">
            <text:p>0,0609577858</text:p>
          </table:table-cell>
          <table:table-cell table:formula="of:=IF(OR([.K153]&lt;[.K$157];[.K153]&gt;[.K$158]);na;[.K153])" office:value-type="float" office:value="0.0629391967045242" calcext:value-type="float">
            <text:p>0,0629391967</text:p>
          </table:table-cell>
          <table:table-cell table:formula="of:=IF(OR([.L153]&lt;[.L$157];[.L153]&gt;[.L$158]);na;[.L153])" office:value-type="float" office:value="0.0196773285118552" calcext:value-type="float">
            <text:p>0,0196773285</text:p>
          </table:table-cell>
          <table:table-cell table:formula="of:=IF(OR([.M153]&lt;[.M$157];[.M153]&gt;[.M$158]);na;[.M153])" office:value-type="float" office:value="0.239461864785505" calcext:value-type="float">
            <text:p>0,2394618648</text:p>
          </table:table-cell>
          <table:table-cell table:formula="of:=IF(OR([.N153]&lt;[.N$157];[.N153]&gt;[.N$158]);na;[.N153])" office:value-type="float" office:value="0.0796424772860672" calcext:value-type="float">
            <text:p>0,0796424773</text:p>
          </table:table-cell>
          <table:table-cell table:formula="of:=IF(OR([.O153]&lt;[.O$157];[.O153]&gt;[.O$158]);na;[.O153])" office:value-type="float" office:value="0.282894978359734" calcext:value-type="float">
            <text:p>0,2828949784</text:p>
          </table:table-cell>
          <table:table-cell table:formula="of:=IF(OR([.P153]&lt;[.P$157];[.P153]&gt;[.P$158]);na;[.P153])" office:value-type="float" office:value="0.026474890855354" calcext:value-type="float">
            <text:p>0,0264748909</text:p>
          </table:table-cell>
          <table:table-cell table:formula="of:=IF(OR([.Q153]&lt;[.Q$157];[.Q153]&gt;[.Q$158]);na;[.Q153])" office:value-type="float" office:value="0.0137773866414026" calcext:value-type="float">
            <text:p>0,0137773866</text:p>
          </table:table-cell>
          <table:table-cell table:formula="of:=IF(OR([.R153]&lt;[.R$157];[.R153]&gt;[.R$158]);na;[.R153])" office:value-type="float" office:value="0.09794673205158" calcext:value-type="float">
            <text:p>0,0979467321</text:p>
          </table:table-cell>
          <table:table-cell table:formula="of:=IF(OR([.S153]&lt;[.S$157];[.S153]&gt;[.S$158]);na;[.S153])" office:value-type="float" office:value="0.348509899592305" calcext:value-type="float">
            <text:p>0,3485098996</text:p>
          </table:table-cell>
          <table:table-cell table:formula="of:=IF(OR([.T153]&lt;[.T$157];[.T153]&gt;[.T$158]);na;[.T153])" office:value-type="float" office:value="0.19403969270073" calcext:value-type="float">
            <text:p>0,1940396927</text:p>
          </table:table-cell>
          <table:table-cell table:formula="of:=IF(OR([.U153]&lt;[.U$157];[.U153]&gt;[.U$158]);na;[.U153])" office:value-type="float" office:value="0.272704626018403" calcext:value-type="float">
            <text:p>0,272704626</text:p>
          </table:table-cell>
          <table:table-cell table:formula="of:=IF(OR([.V153]&lt;[.V$157];[.V153]&gt;[.V$158]);na;[.V153])" office:value-type="float" office:value="0.259924244834426" calcext:value-type="float">
            <text:p>0,2599242448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IF(OR([.B154]&lt;[.B$157];[.B154]&gt;[.B$158]);na;[.B154])" office:value-type="float" office:value="0.0686839332265877" calcext:value-type="float">
            <text:p>0,0686839332</text:p>
          </table:table-cell>
          <table:table-cell table:formula="of:=IF(OR([.C154]&lt;[.C$157];[.C154]&gt;[.C$158]);na;[.C154])" office:value-type="float" office:value="0.0215914319127395" calcext:value-type="float">
            <text:p>0,0215914319</text:p>
          </table:table-cell>
          <table:table-cell table:formula="of:=IF(OR([.D154]&lt;[.D$157];[.D154]&gt;[.D$158]);na;[.D154])" office:value-type="float" office:value="0.0266200720105337" calcext:value-type="float">
            <text:p>0,026620072</text:p>
          </table:table-cell>
          <table:table-cell table:formula="of:=IF(OR([.E154]&lt;[.E$157];[.E154]&gt;[.E$158]);na;[.E154])" office:value-type="float" office:value="1" calcext:value-type="float">
            <text:p>1</text:p>
          </table:table-cell>
          <table:table-cell table:formula="of:=IF(OR([.F154]&lt;[.F$157];[.F154]&gt;[.F$158]);na;[.F154])" office:value-type="float" office:value="0.00714035196020342" calcext:value-type="float">
            <text:p>0,007140352</text:p>
          </table:table-cell>
          <table:table-cell table:formula="of:=IF(OR([.G154]&lt;[.G$157];[.G154]&gt;[.G$158]);na;[.G154])" office:value-type="float" office:value="0.264732791910378" calcext:value-type="float">
            <text:p>0,2647327919</text:p>
          </table:table-cell>
          <table:table-cell table:formula="of:=IF(OR([.H154]&lt;[.H$157];[.H154]&gt;[.H$158]);na;[.H154])" office:value-type="float" office:value="0.0237242454976662" calcext:value-type="float">
            <text:p>0,0237242455</text:p>
          </table:table-cell>
          <table:table-cell table:formula="of:=IF(OR([.I154]&lt;[.I$157];[.I154]&gt;[.I$158]);na;[.I154])" office:value-type="float" office:value="0.268339771377553" calcext:value-type="float">
            <text:p>0,2683397714</text:p>
          </table:table-cell>
          <table:table-cell table:formula="of:=IF(OR([.J154]&lt;[.J$157];[.J154]&gt;[.J$158]);na;[.J154])" office:value-type="float" office:value="0.0610850942696246" calcext:value-type="float">
            <text:p>0,0610850943</text:p>
          </table:table-cell>
          <table:table-cell table:formula="of:=IF(OR([.K154]&lt;[.K$157];[.K154]&gt;[.K$158]);na;[.K154])" office:value-type="float" office:value="0.0627484171698694" calcext:value-type="float">
            <text:p>0,0627484172</text:p>
          </table:table-cell>
          <table:table-cell table:formula="of:=IF(OR([.L154]&lt;[.L$157];[.L154]&gt;[.L$158]);na;[.L154])" office:value-type="float" office:value="0.0203765885399919" calcext:value-type="float">
            <text:p>0,0203765885</text:p>
          </table:table-cell>
          <table:table-cell table:formula="of:=IF(OR([.M154]&lt;[.M$157];[.M154]&gt;[.M$158]);na;[.M154])" office:value-type="float" office:value="0.243525266442926" calcext:value-type="float">
            <text:p>0,2435252664</text:p>
          </table:table-cell>
          <table:table-cell table:formula="of:=IF(OR([.N154]&lt;[.N$157];[.N154]&gt;[.N$158]);na;[.N154])" office:value-type="float" office:value="0.0784258649337383" calcext:value-type="float">
            <text:p>0,0784258649</text:p>
          </table:table-cell>
          <table:table-cell table:formula="of:=IF(OR([.O154]&lt;[.O$157];[.O154]&gt;[.O$158]);na;[.O154])" office:value-type="float" office:value="0.290010798897064" calcext:value-type="float">
            <text:p>0,2900107989</text:p>
          </table:table-cell>
          <table:table-cell table:formula="of:=IF(OR([.P154]&lt;[.P$157];[.P154]&gt;[.P$158]);na;[.P154])" office:value-type="float" office:value="0.0254650810020298" calcext:value-type="float">
            <text:p>0,025465081</text:p>
          </table:table-cell>
          <table:table-cell table:formula="of:=IF(OR([.Q154]&lt;[.Q$157];[.Q154]&gt;[.Q$158]);na;[.Q154])" office:value-type="float" office:value="0.0141906140557102" calcext:value-type="float">
            <text:p>0,0141906141</text:p>
          </table:table-cell>
          <table:table-cell table:formula="of:=IF(OR([.R154]&lt;[.R$157];[.R154]&gt;[.R$158]);na;[.R154])" office:value-type="float" office:value="0.0976435002319208" calcext:value-type="float">
            <text:p>0,0976435002</text:p>
          </table:table-cell>
          <table:table-cell table:formula="of:=IF(OR([.S154]&lt;[.S$157];[.S154]&gt;[.S$158]);na;[.S154])" office:value-type="float" office:value="0.355904765164036" calcext:value-type="float">
            <text:p>0,3559047652</text:p>
          </table:table-cell>
          <table:table-cell table:formula="of:=IF(OR([.T154]&lt;[.T$157];[.T154]&gt;[.T$158]);na;[.T154])" office:value-type="float" office:value="0.204889076655981" calcext:value-type="float">
            <text:p>0,2048890767</text:p>
          </table:table-cell>
          <table:table-cell table:formula="of:=IF(OR([.U154]&lt;[.U$157];[.U154]&gt;[.U$158]);na;[.U154])" office:value-type="float" office:value="0.277991330203343" calcext:value-type="float">
            <text:p>0,2779913302</text:p>
          </table:table-cell>
          <table:table-cell table:formula="of:=IF(OR([.V154]&lt;[.V$157];[.V154]&gt;[.V$158]);na;[.V154])" office:value-type="float" office:value="0.272180760343741" calcext:value-type="float">
            <text:p>0,2721807603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IF(OR([.B155]&lt;[.B$157];[.B155]&gt;[.B$158]);na;[.B155])" office:value-type="float" office:value="0.0698012099869411" calcext:value-type="float">
            <text:p>0,06980121</text:p>
          </table:table-cell>
          <table:table-cell table:formula="of:=IF(OR([.C155]&lt;[.C$157];[.C155]&gt;[.C$158]);na;[.C155])" office:value-type="float" office:value="0.022076987824757" calcext:value-type="float">
            <text:p>0,0220769878</text:p>
          </table:table-cell>
          <table:table-cell table:formula="of:=IF(OR([.D155]&lt;[.D$157];[.D155]&gt;[.D$158]);na;[.D155])" office:value-type="float" office:value="0.0269685164547264" calcext:value-type="float">
            <text:p>0,0269685165</text:p>
          </table:table-cell>
          <table:table-cell table:formula="of:=IF(OR([.E155]&lt;[.E$157];[.E155]&gt;[.E$158]);na;[.E155])" office:value-type="float" office:value="1" calcext:value-type="float">
            <text:p>1</text:p>
          </table:table-cell>
          <table:table-cell table:formula="of:=IF(OR([.F155]&lt;[.F$157];[.F155]&gt;[.F$158]);na;[.F155])" office:value-type="float" office:value="0.0121308934193914" calcext:value-type="float">
            <text:p>0,0121308934</text:p>
          </table:table-cell>
          <table:table-cell table:formula="of:=IF(OR([.G155]&lt;[.G$157];[.G155]&gt;[.G$158]);na;[.G155])" office:value-type="float" office:value="0.281943237987213" calcext:value-type="float">
            <text:p>0,281943238</text:p>
          </table:table-cell>
          <table:table-cell table:formula="of:=IF(OR([.H155]&lt;[.H$157];[.H155]&gt;[.H$158]);na;[.H155])" office:value-type="float" office:value="0.023889590803232" calcext:value-type="float">
            <text:p>0,0238895908</text:p>
          </table:table-cell>
          <table:table-cell table:formula="of:=IF(OR([.I155]&lt;[.I$157];[.I155]&gt;[.I$158]);na;[.I155])" office:value-type="float" office:value="0.271670206234394" calcext:value-type="float">
            <text:p>0,2716702062</text:p>
          </table:table-cell>
          <table:table-cell table:formula="of:=IF(OR([.J155]&lt;[.J$157];[.J155]&gt;[.J$158]);na;[.J155])" office:value-type="float" office:value="0.0644188207926491" calcext:value-type="float">
            <text:p>0,0644188208</text:p>
          </table:table-cell>
          <table:table-cell table:formula="of:=IF(OR([.K155]&lt;[.K$157];[.K155]&gt;[.K$158]);na;[.K155])" office:value-type="float" office:value="0.0645268984937959" calcext:value-type="float">
            <text:p>0,0645268985</text:p>
          </table:table-cell>
          <table:table-cell table:formula="of:=IF(OR([.L155]&lt;[.L$157];[.L155]&gt;[.L$158]);na;[.L155])" office:value-type="float" office:value="0.0211974986272222" calcext:value-type="float">
            <text:p>0,0211974986</text:p>
          </table:table-cell>
          <table:table-cell table:formula="of:=IF(OR([.M155]&lt;[.M$157];[.M155]&gt;[.M$158]);na;[.M155])" office:value-type="float" office:value="0.238672917221756" calcext:value-type="float">
            <text:p>0,2386729172</text:p>
          </table:table-cell>
          <table:table-cell table:formula="of:=IF(OR([.N155]&lt;[.N$157];[.N155]&gt;[.N$158]);na;[.N155])" office:value-type="float" office:value="0.080285759651257" calcext:value-type="float">
            <text:p>0,0802857597</text:p>
          </table:table-cell>
          <table:table-cell table:formula="of:=IF(OR([.O155]&lt;[.O$157];[.O155]&gt;[.O$158]);na;[.O155])" office:value-type="float" office:value="0.290771881229327" calcext:value-type="float">
            <text:p>0,2907718812</text:p>
          </table:table-cell>
          <table:table-cell table:formula="of:=IF(OR([.P155]&lt;[.P$157];[.P155]&gt;[.P$158]);na;[.P155])" office:value-type="float" office:value="0.0259173940680302" calcext:value-type="float">
            <text:p>0,0259173941</text:p>
          </table:table-cell>
          <table:table-cell table:formula="of:=IF(OR([.Q155]&lt;[.Q$157];[.Q155]&gt;[.Q$158]);na;[.Q155])" office:value-type="float" office:value="0.0146025724472149" calcext:value-type="float">
            <text:p>0,0146025724</text:p>
          </table:table-cell>
          <table:table-cell table:formula="of:=IF(OR([.R155]&lt;[.R$157];[.R155]&gt;[.R$158]);na;[.R155])" office:value-type="float" office:value="0.102205084296349" calcext:value-type="float">
            <text:p>0,1022050843</text:p>
          </table:table-cell>
          <table:table-cell table:formula="of:=IF(OR([.S155]&lt;[.S$157];[.S155]&gt;[.S$158]);na;[.S155])" office:value-type="float" office:value="0.354241305239851" calcext:value-type="float">
            <text:p>0,3542413052</text:p>
          </table:table-cell>
          <table:table-cell table:formula="of:=IF(OR([.T155]&lt;[.T$157];[.T155]&gt;[.T$158]);na;[.T155])" office:value-type="float" office:value="0.195700408520362" calcext:value-type="float">
            <text:p>0,1957004085</text:p>
          </table:table-cell>
          <table:table-cell table:formula="of:=IF(OR([.U155]&lt;[.U$157];[.U155]&gt;[.U$158]);na;[.U155])" office:value-type="float" office:value="0.276762090577169" calcext:value-type="float">
            <text:p>0,2767620906</text:p>
          </table:table-cell>
          <table:table-cell table:formula="of:=IF(OR([.V155]&lt;[.V$157];[.V155]&gt;[.V$158]);na;[.V155])" office:value-type="float" office:value="0.272227625723699" calcext:value-type="float">
            <text:p>0,2722276257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Valeurs calculé par elementR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00878731448456707" calcext:value-type="float">
            <text:p>0,00878731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286653381206284" calcext:value-type="float">
            <text:p>0,2866533812</text:p>
          </table:table-cell>
          <table:table-cell office:value-type="float" office:value="0.065299158080616" calcext:value-type="float">
            <text:p>0,0652991581</text:p>
          </table:table-cell>
          <table:table-cell office:value-type="float" office:value="0.0584134425350971" calcext:value-type="float">
            <text:p>0,05841344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776592364543826" calcext:value-type="float">
            <text:p>0,077659236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251776989058549" calcext:value-type="float">
            <text:p>0,2517769891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office:value-type="float" office:value="0.0664155377293176" calcext:value-type="float">
            <text:p>0,0664155377</text:p>
          </table:table-cell>
          <table:table-cell office:value-type="string" calcext:value-type="string">
            <text:p>NA</text:p>
          </table:table-cell>
          <table:table-cell office:value-type="float" office:value="0.0328766768769262" calcext:value-type="float">
            <text:p>0,0328766769</text:p>
          </table:table-cell>
          <table:table-cell office:value-type="float" office:value="1" calcext:value-type="float">
            <text:p>1</text:p>
          </table:table-cell>
          <table:table-cell office:value-type="float" office:value="0.0128469528372904" calcext:value-type="float">
            <text:p>0,0128469528</text:p>
          </table:table-cell>
          <table:table-cell office:value-type="float" office:value="0.257935751870858" calcext:value-type="float">
            <text:p>0,2579357519</text:p>
          </table:table-cell>
          <table:table-cell office:value-type="float" office:value="0.0222472205142155" calcext:value-type="float">
            <text:p>0,02224722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622186582339935" calcext:value-type="float">
            <text:p>0,0622186582</text:p>
          </table:table-cell>
          <table:table-cell office:value-type="string" calcext:value-type="string">
            <text:p>NA</text:p>
          </table:table-cell>
          <table:table-cell office:value-type="float" office:value="0.23600118631693" calcext:value-type="float">
            <text:p>0,2360011863</text:p>
          </table:table-cell>
          <table:table-cell office:value-type="float" office:value="0.0825925558612652" calcext:value-type="float">
            <text:p>0,0825925559</text:p>
          </table:table-cell>
          <table:table-cell office:value-type="float" office:value="0.263357683055031" calcext:value-type="float">
            <text:p>0,2633576831</text:p>
          </table:table-cell>
          <table:table-cell office:value-type="float" office:value="0.0258610006809988" calcext:value-type="float">
            <text:p>0,0258610007</text:p>
          </table:table-cell>
          <table:table-cell office:value-type="float" office:value="0.0182047133429485" calcext:value-type="float">
            <text:p>0,01820471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254930856424482" calcext:value-type="float">
            <text:p>0,2549308564</text:p>
          </table:table-cell>
          <table:table-cell office:value-type="string" calcext:value-type="string">
            <text:p>NA</text:p>
          </table:table-cell>
          <table:table-cell table:number-columns-repeated="1002"/>
        </table:table-row>
        <table:table-row table:style-name="ro1">
          <table:table-cell table:style-name="Default" office:value-type="float" office:value="31.8" calcext:value-type="float">
            <text:p>31,8</text:p>
          </table:table-cell>
          <table:table-cell office:value-type="float" office:value="0.0668812016261057" calcext:value-type="float">
            <text:p>0,0668812016</text:p>
          </table:table-cell>
          <table:table-cell office:value-type="string" calcext:value-type="string">
            <text:p>NA</text:p>
          </table:table-cell>
          <table:table-cell office:value-type="float" office:value="0.0317653210687217" calcext:value-type="float">
            <text:p>0,0317653211</text:p>
          </table:table-cell>
          <table:table-cell office:value-type="float" office:value="1" calcext:value-type="float">
            <text:p>1</text:p>
          </table:table-cell>
          <table:table-cell office:value-type="float" office:value="0.0119720361252223" calcext:value-type="float">
            <text:p>0,0119720361</text:p>
          </table:table-cell>
          <table:table-cell office:value-type="float" office:value="0.286461779621724" calcext:value-type="float">
            <text:p>0,2864617796</text:p>
          </table:table-cell>
          <table:table-cell office:value-type="float" office:value="0.0219771624795363" calcext:value-type="float">
            <text:p>0,0219771625</text:p>
          </table:table-cell>
          <table:table-cell office:value-type="float" office:value="0.27054222664534" calcext:value-type="float">
            <text:p>0,2705422266</text:p>
          </table:table-cell>
          <table:table-cell office:value-type="float" office:value="0.0620001552191361" calcext:value-type="float">
            <text:p>0,0620001552</text:p>
          </table:table-cell>
          <table:table-cell office:value-type="float" office:value="0.0587555624768991" calcext:value-type="float">
            <text:p>0,0587555625</text:p>
          </table:table-cell>
          <table:table-cell office:value-type="float" office:value="0.0238710199339379" calcext:value-type="float">
            <text:p>0,0238710199</text:p>
          </table:table-cell>
          <table:table-cell office:value-type="float" office:value="0.233060451073011" calcext:value-type="float">
            <text:p>0,2330604511</text:p>
          </table:table-cell>
          <table:table-cell office:value-type="float" office:value="0.0767831296578358" calcext:value-type="float">
            <text:p>0,0767831297</text:p>
          </table:table-cell>
          <table:table-cell office:value-type="float" office:value="0.265719240474997" calcext:value-type="float">
            <text:p>0,2657192405</text:p>
          </table:table-cell>
          <table:table-cell office:value-type="float" office:value="0.0265637082173609" calcext:value-type="float">
            <text:p>0,0265637082</text:p>
          </table:table-cell>
          <table:table-cell office:value-type="float" office:value="0.0179370184257517" calcext:value-type="float">
            <text:p>0,0179370184</text:p>
          </table:table-cell>
          <table:table-cell office:value-type="float" office:value="0.10035976817781" calcext:value-type="float">
            <text:p>0,1003597682</text:p>
          </table:table-cell>
          <table:table-cell office:value-type="float" office:value="0.404908793680266" calcext:value-type="float">
            <text:p>0,4049087937</text:p>
          </table:table-cell>
          <table:table-cell office:value-type="float" office:value="0.213388371984406" calcext:value-type="float">
            <text:p>0,213388372</text:p>
          </table:table-cell>
          <table:table-cell office:value-type="float" office:value="0.25253746275863" calcext:value-type="float">
            <text:p>0,2525374628</text:p>
          </table:table-cell>
          <table:table-cell office:value-type="float" office:value="0.274545503811783" calcext:value-type="float">
            <text:p>0,2745455038</text:p>
          </table:table-cell>
          <table:table-cell table:number-columns-repeated="1002"/>
        </table:table-row>
        <table:table-row table:style-name="ro1">
          <table:table-cell table:style-name="Default" office:value-type="float" office:value="33.6" calcext:value-type="float">
            <text:p>33,6</text:p>
          </table:table-cell>
          <table:table-cell office:value-type="float" office:value="0.070473938426401" calcext:value-type="float">
            <text:p>0,0704739384</text:p>
          </table:table-cell>
          <table:table-cell office:value-type="float" office:value="0.0269713754370615" calcext:value-type="float">
            <text:p>0,0269713754</text:p>
          </table:table-cell>
          <table:table-cell office:value-type="float" office:value="0.0295795570380372" calcext:value-type="float">
            <text:p>0,029579557</text:p>
          </table:table-cell>
          <table:table-cell office:value-type="float" office:value="1" calcext:value-type="float">
            <text:p>1</text:p>
          </table:table-cell>
          <table:table-cell office:value-type="float" office:value="0.0129560147965693" calcext:value-type="float">
            <text:p>0,0129560148</text:p>
          </table:table-cell>
          <table:table-cell office:value-type="float" office:value="0.273334400241262" calcext:value-type="float">
            <text:p>0,2733344002</text:p>
          </table:table-cell>
          <table:table-cell office:value-type="float" office:value="0.023207284692409" calcext:value-type="float">
            <text:p>0,0232072847</text:p>
          </table:table-cell>
          <table:table-cell office:value-type="float" office:value="0.278314184197185" calcext:value-type="float">
            <text:p>0,2783141842</text:p>
          </table:table-cell>
          <table:table-cell office:value-type="float" office:value="0.0644695087044923" calcext:value-type="float">
            <text:p>0,0644695087</text:p>
          </table:table-cell>
          <table:table-cell office:value-type="float" office:value="0.061605742040459" calcext:value-type="float">
            <text:p>0,061605742</text:p>
          </table:table-cell>
          <table:table-cell office:value-type="float" office:value="0.0246592553369982" calcext:value-type="float">
            <text:p>0,0246592553</text:p>
          </table:table-cell>
          <table:table-cell office:value-type="float" office:value="0.243433932455875" calcext:value-type="float">
            <text:p>0,2434339325</text:p>
          </table:table-cell>
          <table:table-cell office:value-type="float" office:value="0.0849037717542724" calcext:value-type="float">
            <text:p>0,0849037718</text:p>
          </table:table-cell>
          <table:table-cell office:value-type="float" office:value="0.277906250785185" calcext:value-type="float">
            <text:p>0,2779062508</text:p>
          </table:table-cell>
          <table:table-cell office:value-type="float" office:value="0.0255320557752235" calcext:value-type="float">
            <text:p>0,0255320558</text:p>
          </table:table-cell>
          <table:table-cell office:value-type="string" calcext:value-type="string">
            <text:p>NA</text:p>
          </table:table-cell>
          <table:table-cell office:value-type="float" office:value="0.0978643053578018" calcext:value-type="float">
            <text:p>0,0978643054</text:p>
          </table:table-cell>
          <table:table-cell office:value-type="float" office:value="0.405601548319322" calcext:value-type="float">
            <text:p>0,4056015483</text:p>
          </table:table-cell>
          <table:table-cell office:value-type="float" office:value="0.204297794543027" calcext:value-type="float">
            <text:p>0,2042977945</text:p>
          </table:table-cell>
          <table:table-cell office:value-type="float" office:value="0.265685963154486" calcext:value-type="float">
            <text:p>0,2656859632</text:p>
          </table:table-cell>
          <table:table-cell office:value-type="float" office:value="0.276777320344287" calcext:value-type="float">
            <text:p>0,2767773203</text:p>
          </table:table-cell>
          <table:table-cell table:number-columns-repeated="1002"/>
        </table:table-row>
        <table:table-row table:style-name="ro1">
          <table:table-cell table:style-name="Default" office:value-type="float" office:value="35.4" calcext:value-type="float">
            <text:p>35,4</text:p>
          </table:table-cell>
          <table:table-cell office:value-type="float" office:value="0.0645405723114793" calcext:value-type="float">
            <text:p>0,0645405723</text:p>
          </table:table-cell>
          <table:table-cell office:value-type="float" office:value="0.0235622726857707" calcext:value-type="float">
            <text:p>0,0235622727</text:p>
          </table:table-cell>
          <table:table-cell office:value-type="float" office:value="0.0262885631654156" calcext:value-type="float">
            <text:p>0,0262885632</text:p>
          </table:table-cell>
          <table:table-cell office:value-type="float" office:value="1" calcext:value-type="float">
            <text:p>1</text:p>
          </table:table-cell>
          <table:table-cell office:value-type="float" office:value="0.00953786325671688" calcext:value-type="float">
            <text:p>0,0095378633</text:p>
          </table:table-cell>
          <table:table-cell office:value-type="float" office:value="0.258288584771084" calcext:value-type="float">
            <text:p>0,2582885848</text:p>
          </table:table-cell>
          <table:table-cell office:value-type="float" office:value="0.0218842114436533" calcext:value-type="float">
            <text:p>0,0218842114</text:p>
          </table:table-cell>
          <table:table-cell office:value-type="float" office:value="0.263051697671693" calcext:value-type="float">
            <text:p>0,2630516977</text:p>
          </table:table-cell>
          <table:table-cell office:value-type="float" office:value="0.0613224930409118" calcext:value-type="float">
            <text:p>0,061322493</text:p>
          </table:table-cell>
          <table:table-cell office:value-type="float" office:value="0.0571846610966666" calcext:value-type="float">
            <text:p>0,0571846611</text:p>
          </table:table-cell>
          <table:table-cell office:value-type="float" office:value="0.021954508603796" calcext:value-type="float">
            <text:p>0,0219545086</text:p>
          </table:table-cell>
          <table:table-cell office:value-type="float" office:value="0.237238663929403" calcext:value-type="float">
            <text:p>0,2372386639</text:p>
          </table:table-cell>
          <table:table-cell office:value-type="float" office:value="0.0782803916244713" calcext:value-type="float">
            <text:p>0,0782803916</text:p>
          </table:table-cell>
          <table:table-cell office:value-type="float" office:value="0.26320932299079" calcext:value-type="float">
            <text:p>0,263209323</text:p>
          </table:table-cell>
          <table:table-cell office:value-type="float" office:value="0.0238024782709494" calcext:value-type="float">
            <text:p>0,0238024783</text:p>
          </table:table-cell>
          <table:table-cell office:value-type="float" office:value="0.0150322225237707" calcext:value-type="float">
            <text:p>0,0150322225</text:p>
          </table:table-cell>
          <table:table-cell office:value-type="float" office:value="0.094207635260539" calcext:value-type="float">
            <text:p>0,0942076353</text:p>
          </table:table-cell>
          <table:table-cell office:value-type="float" office:value="0.367534584108363" calcext:value-type="float">
            <text:p>0,3675345841</text:p>
          </table:table-cell>
          <table:table-cell office:value-type="float" office:value="0.20028527041116" calcext:value-type="float">
            <text:p>0,2002852704</text:p>
          </table:table-cell>
          <table:table-cell office:value-type="float" office:value="0.254479341658277" calcext:value-type="float">
            <text:p>0,2544793417</text:p>
          </table:table-cell>
          <table:table-cell office:value-type="float" office:value="0.260840423651253" calcext:value-type="float">
            <text:p>0,2608404237</text:p>
          </table:table-cell>
          <table:table-cell table:number-columns-repeated="1002"/>
        </table:table-row>
        <table:table-row table:style-name="ro1">
          <table:table-cell table:style-name="Default" office:value-type="float" office:value="37.1" calcext:value-type="float">
            <text:p>37,1</text:p>
          </table:table-cell>
          <table:table-cell office:value-type="float" office:value="0.0729678048446912" calcext:value-type="float">
            <text:p>0,0729678048</text:p>
          </table:table-cell>
          <table:table-cell office:value-type="float" office:value="0.0306688052414203" calcext:value-type="float">
            <text:p>0,0306688052</text:p>
          </table:table-cell>
          <table:table-cell office:value-type="float" office:value="0.0279316374577893" calcext:value-type="float">
            <text:p>0,0279316375</text:p>
          </table:table-cell>
          <table:table-cell office:value-type="float" office:value="1" calcext:value-type="float">
            <text:p>1</text:p>
          </table:table-cell>
          <table:table-cell office:value-type="float" office:value="0.0122442120456053" calcext:value-type="float">
            <text:p>0,012244212</text:p>
          </table:table-cell>
          <table:table-cell office:value-type="float" office:value="0.268585284503283" calcext:value-type="float">
            <text:p>0,2685852845</text:p>
          </table:table-cell>
          <table:table-cell office:value-type="float" office:value="0.0239637529357558" calcext:value-type="float">
            <text:p>0,0239637529</text:p>
          </table:table-cell>
          <table:table-cell office:value-type="float" office:value="0.266059522501146" calcext:value-type="float">
            <text:p>0,2660595225</text:p>
          </table:table-cell>
          <table:table-cell office:value-type="float" office:value="0.0628368380773908" calcext:value-type="float">
            <text:p>0,0628368381</text:p>
          </table:table-cell>
          <table:table-cell office:value-type="float" office:value="0.0600954369778955" calcext:value-type="float">
            <text:p>0,060095437</text:p>
          </table:table-cell>
          <table:table-cell office:value-type="float" office:value="0.0221313528197061" calcext:value-type="float">
            <text:p>0,0221313528</text:p>
          </table:table-cell>
          <table:table-cell office:value-type="float" office:value="0.238523167865177" calcext:value-type="float">
            <text:p>0,2385231679</text:p>
          </table:table-cell>
          <table:table-cell office:value-type="float" office:value="0.0833483503645616" calcext:value-type="float">
            <text:p>0,0833483504</text:p>
          </table:table-cell>
          <table:table-cell office:value-type="float" office:value="0.270409510500793" calcext:value-type="float">
            <text:p>0,2704095105</text:p>
          </table:table-cell>
          <table:table-cell office:value-type="float" office:value="0.0248253261558614" calcext:value-type="float">
            <text:p>0,0248253262</text:p>
          </table:table-cell>
          <table:table-cell office:value-type="float" office:value="0.0174630860950655" calcext:value-type="float">
            <text:p>0,0174630861</text:p>
          </table:table-cell>
          <table:table-cell office:value-type="float" office:value="0.0935848412645495" calcext:value-type="float">
            <text:p>0,0935848413</text:p>
          </table:table-cell>
          <table:table-cell office:value-type="float" office:value="0.373354578782878" calcext:value-type="float">
            <text:p>0,3733545788</text:p>
          </table:table-cell>
          <table:table-cell office:value-type="float" office:value="0.196874473831746" calcext:value-type="float">
            <text:p>0,1968744738</text:p>
          </table:table-cell>
          <table:table-cell office:value-type="float" office:value="0.265198534307417" calcext:value-type="float">
            <text:p>0,2651985343</text:p>
          </table:table-cell>
          <table:table-cell office:value-type="float" office:value="0.266801319696" calcext:value-type="float">
            <text:p>0,2668013197</text:p>
          </table:table-cell>
          <table:table-cell table:number-columns-repeated="1002"/>
        </table:table-row>
        <table:table-row table:style-name="ro1">
          <table:table-cell table:style-name="Default" office:value-type="float" office:value="38.9" calcext:value-type="float">
            <text:p>38,9</text:p>
          </table:table-cell>
          <table:table-cell office:value-type="float" office:value="0.0686015646726645" calcext:value-type="float">
            <text:p>0,0686015647</text:p>
          </table:table-cell>
          <table:table-cell office:value-type="float" office:value="0.0217596604536675" calcext:value-type="float">
            <text:p>0,0217596605</text:p>
          </table:table-cell>
          <table:table-cell office:value-type="float" office:value="0.0301799451079216" calcext:value-type="float">
            <text:p>0,0301799451</text:p>
          </table:table-cell>
          <table:table-cell office:value-type="float" office:value="1" calcext:value-type="float">
            <text:p>1</text:p>
          </table:table-cell>
          <table:table-cell office:value-type="float" office:value="0.0105875366123504" calcext:value-type="float">
            <text:p>0,0105875366</text:p>
          </table:table-cell>
          <table:table-cell office:value-type="float" office:value="0.274367310564543" calcext:value-type="float">
            <text:p>0,2743673106</text:p>
          </table:table-cell>
          <table:table-cell office:value-type="float" office:value="0.022107477385784" calcext:value-type="float">
            <text:p>0,0221074774</text:p>
          </table:table-cell>
          <table:table-cell office:value-type="float" office:value="0.271689642778334" calcext:value-type="float">
            <text:p>0,2716896428</text:p>
          </table:table-cell>
          <table:table-cell office:value-type="float" office:value="0.0593791185816681" calcext:value-type="float">
            <text:p>0,0593791186</text:p>
          </table:table-cell>
          <table:table-cell office:value-type="float" office:value="0.0607028148058538" calcext:value-type="float">
            <text:p>0,0607028148</text:p>
          </table:table-cell>
          <table:table-cell office:value-type="float" office:value="0.0215206981334063" calcext:value-type="float">
            <text:p>0,0215206981</text:p>
          </table:table-cell>
          <table:table-cell office:value-type="float" office:value="0.242955090904482" calcext:value-type="float">
            <text:p>0,2429550909</text:p>
          </table:table-cell>
          <table:table-cell office:value-type="float" office:value="0.0805212479182926" calcext:value-type="float">
            <text:p>0,0805212479</text:p>
          </table:table-cell>
          <table:table-cell office:value-type="float" office:value="0.271908233576678" calcext:value-type="float">
            <text:p>0,2719082336</text:p>
          </table:table-cell>
          <table:table-cell office:value-type="float" office:value="0.0240200416382789" calcext:value-type="float">
            <text:p>0,0240200416</text:p>
          </table:table-cell>
          <table:table-cell office:value-type="float" office:value="0.017838781824606" calcext:value-type="float">
            <text:p>0,0178387818</text:p>
          </table:table-cell>
          <table:table-cell office:value-type="float" office:value="0.0899162205475446" calcext:value-type="float">
            <text:p>0,0899162205</text:p>
          </table:table-cell>
          <table:table-cell office:value-type="float" office:value="0.363481123469817" calcext:value-type="float">
            <text:p>0,3634811235</text:p>
          </table:table-cell>
          <table:table-cell office:value-type="float" office:value="0.199425048143505" calcext:value-type="float">
            <text:p>0,1994250481</text:p>
          </table:table-cell>
          <table:table-cell office:value-type="float" office:value="0.253955982772094" calcext:value-type="float">
            <text:p>0,2539559828</text:p>
          </table:table-cell>
          <table:table-cell office:value-type="float" office:value="0.247637054357669" calcext:value-type="float">
            <text:p>0,2476370544</text:p>
          </table:table-cell>
          <table:table-cell table:number-columns-repeated="1002"/>
        </table:table-row>
        <table:table-row table:style-name="ro1">
          <table:table-cell table:style-name="Default" office:value-type="float" office:value="40.7" calcext:value-type="float">
            <text:p>40,7</text:p>
          </table:table-cell>
          <table:table-cell office:value-type="float" office:value="0.0716800105820358" calcext:value-type="float">
            <text:p>0,0716800106</text:p>
          </table:table-cell>
          <table:table-cell office:value-type="float" office:value="0.0221846491209532" calcext:value-type="float">
            <text:p>0,0221846491</text:p>
          </table:table-cell>
          <table:table-cell office:value-type="float" office:value="0.0263161730985165" calcext:value-type="float">
            <text:p>0,0263161731</text:p>
          </table:table-cell>
          <table:table-cell office:value-type="float" office:value="1" calcext:value-type="float">
            <text:p>1</text:p>
          </table:table-cell>
          <table:table-cell office:value-type="float" office:value="0.0129458664511476" calcext:value-type="float">
            <text:p>0,0129458665</text:p>
          </table:table-cell>
          <table:table-cell office:value-type="float" office:value="0.276520805739419" calcext:value-type="float">
            <text:p>0,2765208057</text:p>
          </table:table-cell>
          <table:table-cell office:value-type="float" office:value="0.0231621795832492" calcext:value-type="float">
            <text:p>0,0231621796</text:p>
          </table:table-cell>
          <table:table-cell office:value-type="float" office:value="0.277377953347307" calcext:value-type="float">
            <text:p>0,2773779533</text:p>
          </table:table-cell>
          <table:table-cell office:value-type="float" office:value="0.0606898996371057" calcext:value-type="float">
            <text:p>0,0606898996</text:p>
          </table:table-cell>
          <table:table-cell office:value-type="float" office:value="0.057819956124634" calcext:value-type="float">
            <text:p>0,0578199561</text:p>
          </table:table-cell>
          <table:table-cell office:value-type="float" office:value="0.0214895931470341" calcext:value-type="float">
            <text:p>0,0214895931</text:p>
          </table:table-cell>
          <table:table-cell office:value-type="float" office:value="0.236310475919791" calcext:value-type="float">
            <text:p>0,2363104759</text:p>
          </table:table-cell>
          <table:table-cell office:value-type="float" office:value="0.0820845383936304" calcext:value-type="float">
            <text:p>0,0820845384</text:p>
          </table:table-cell>
          <table:table-cell office:value-type="float" office:value="0.284366164492904" calcext:value-type="float">
            <text:p>0,2843661645</text:p>
          </table:table-cell>
          <table:table-cell office:value-type="float" office:value="0.0251544345068355" calcext:value-type="float">
            <text:p>0,0251544345</text:p>
          </table:table-cell>
          <table:table-cell office:value-type="float" office:value="0.0160169336967373" calcext:value-type="float">
            <text:p>0,0160169337</text:p>
          </table:table-cell>
          <table:table-cell office:value-type="float" office:value="0.0931381696752625" calcext:value-type="float">
            <text:p>0,0931381697</text:p>
          </table:table-cell>
          <table:table-cell office:value-type="float" office:value="0.354183764562783" calcext:value-type="float">
            <text:p>0,3541837646</text:p>
          </table:table-cell>
          <table:table-cell office:value-type="float" office:value="0.189301852206092" calcext:value-type="float">
            <text:p>0,1893018522</text:p>
          </table:table-cell>
          <table:table-cell office:value-type="float" office:value="0.258638310501687" calcext:value-type="float">
            <text:p>0,2586383105</text:p>
          </table:table-cell>
          <table:table-cell office:value-type="float" office:value="0.258761852855441" calcext:value-type="float">
            <text:p>0,2587618529</text:p>
          </table:table-cell>
          <table:table-cell table:number-columns-repeated="1002"/>
        </table:table-row>
        <table:table-row table:style-name="ro1">
          <table:table-cell table:style-name="Default" office:value-type="float" office:value="42.4" calcext:value-type="float">
            <text:p>42,4</text:p>
          </table:table-cell>
          <table:table-cell office:value-type="float" office:value="0.0691605061778667" calcext:value-type="float">
            <text:p>0,0691605062</text:p>
          </table:table-cell>
          <table:table-cell office:value-type="float" office:value="0.0193740843142141" calcext:value-type="float">
            <text:p>0,0193740843</text:p>
          </table:table-cell>
          <table:table-cell office:value-type="float" office:value="0.029292868699767" calcext:value-type="float">
            <text:p>0,0292928687</text:p>
          </table:table-cell>
          <table:table-cell office:value-type="float" office:value="1" calcext:value-type="float">
            <text:p>1</text:p>
          </table:table-cell>
          <table:table-cell office:value-type="float" office:value="0.0106146569282401" calcext:value-type="float">
            <text:p>0,0106146569</text:p>
          </table:table-cell>
          <table:table-cell office:value-type="float" office:value="0.260712874608242" calcext:value-type="float">
            <text:p>0,2607128746</text:p>
          </table:table-cell>
          <table:table-cell office:value-type="float" office:value="0.0206581865079986" calcext:value-type="float">
            <text:p>0,0206581865</text:p>
          </table:table-cell>
          <table:table-cell office:value-type="float" office:value="0.258468830330123" calcext:value-type="float">
            <text:p>0,2584688303</text:p>
          </table:table-cell>
          <table:table-cell office:value-type="float" office:value="0.0592693472640113" calcext:value-type="float">
            <text:p>0,0592693473</text:p>
          </table:table-cell>
          <table:table-cell office:value-type="float" office:value="0.0560254210830608" calcext:value-type="float">
            <text:p>0,0560254211</text:p>
          </table:table-cell>
          <table:table-cell office:value-type="float" office:value="0.0208195819539327" calcext:value-type="float">
            <text:p>0,020819582</text:p>
          </table:table-cell>
          <table:table-cell office:value-type="float" office:value="0.226544420165375" calcext:value-type="float">
            <text:p>0,2265444202</text:p>
          </table:table-cell>
          <table:table-cell office:value-type="float" office:value="0.0797504310753351" calcext:value-type="float">
            <text:p>0,0797504311</text:p>
          </table:table-cell>
          <table:table-cell office:value-type="float" office:value="0.267140765573812" calcext:value-type="float">
            <text:p>0,2671407656</text:p>
          </table:table-cell>
          <table:table-cell office:value-type="float" office:value="0.0232032003110036" calcext:value-type="float">
            <text:p>0,0232032003</text:p>
          </table:table-cell>
          <table:table-cell office:value-type="float" office:value="0.0148324671008447" calcext:value-type="float">
            <text:p>0,0148324671</text:p>
          </table:table-cell>
          <table:table-cell office:value-type="string" calcext:value-type="string">
            <text:p>NA</text:p>
          </table:table-cell>
          <table:table-cell office:value-type="float" office:value="0.347984865650563" calcext:value-type="float">
            <text:p>0,3479848657</text:p>
          </table:table-cell>
          <table:table-cell office:value-type="float" office:value="0.180542343467042" calcext:value-type="float">
            <text:p>0,180542343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2"/>
        </table:table-row>
        <table:table-row table:style-name="ro1">
          <table:table-cell table:style-name="Default" office:value-type="float" office:value="44.2" calcext:value-type="float">
            <text:p>44,2</text:p>
          </table:table-cell>
          <table:table-cell office:value-type="float" office:value="0.0754429155900514" calcext:value-type="float">
            <text:p>0,0754429156</text:p>
          </table:table-cell>
          <table:table-cell office:value-type="float" office:value="0.0227726991969973" calcext:value-type="float">
            <text:p>0,0227726992</text:p>
          </table:table-cell>
          <table:table-cell office:value-type="float" office:value="0.0345736566520273" calcext:value-type="float">
            <text:p>0,03457365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661479897759663" calcext:value-type="float">
            <text:p>0,0661479898</text:p>
          </table:table-cell>
          <table:table-cell office:value-type="string" calcext:value-type="string">
            <text:p>NA</text:p>
          </table:table-cell>
          <table:table-cell office:value-type="float" office:value="0.0225798921184751" calcext:value-type="float">
            <text:p>0,02257989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30527521435439" calcext:value-type="float">
            <text:p>0,3052752144</text:p>
          </table:table-cell>
          <table:table-cell office:value-type="float" office:value="0.0279683517298732" calcext:value-type="float">
            <text:p>0,0279683517</text:p>
          </table:table-cell>
          <table:table-cell office:value-type="float" office:value="0.0152803753147438" calcext:value-type="float">
            <text:p>0,0152803753</text:p>
          </table:table-cell>
          <table:table-cell office:value-type="float" office:value="0.101481211786043" calcext:value-type="float">
            <text:p>0,1014812118</text:p>
          </table:table-cell>
          <table:table-cell office:value-type="string" calcext:value-type="string">
            <text:p>NA</text:p>
          </table:table-cell>
          <table:table-cell office:value-type="float" office:value="0.212435751690919" calcext:value-type="float">
            <text:p>0,2124357517</text:p>
          </table:table-cell>
          <table:table-cell office:value-type="float" office:value="0.287218052897317" calcext:value-type="float">
            <text:p>0,2872180529</text:p>
          </table:table-cell>
          <table:table-cell office:value-type="float" office:value="0.280345594667222" calcext:value-type="float">
            <text:p>0,2803455947</text:p>
          </table:table-cell>
          <table:table-cell table:number-columns-repeated="1002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office:value-type="float" office:value="0.0703197338990149" calcext:value-type="float">
            <text:p>0,0703197339</text:p>
          </table:table-cell>
          <table:table-cell office:value-type="float" office:value="0.0217956695627349" calcext:value-type="float">
            <text:p>0,0217956696</text:p>
          </table:table-cell>
          <table:table-cell office:value-type="float" office:value="0.02834865954889" calcext:value-type="float">
            <text:p>0,0283486595</text:p>
          </table:table-cell>
          <table:table-cell office:value-type="float" office:value="1" calcext:value-type="float">
            <text:p>1</text:p>
          </table:table-cell>
          <table:table-cell office:value-type="float" office:value="0.0134782909707075" calcext:value-type="float">
            <text:p>0,013478291</text:p>
          </table:table-cell>
          <table:table-cell office:value-type="float" office:value="0.274474124424435" calcext:value-type="float">
            <text:p>0,2744741244</text:p>
          </table:table-cell>
          <table:table-cell office:value-type="float" office:value="0.0224252370853512" calcext:value-type="float">
            <text:p>0,0224252371</text:p>
          </table:table-cell>
          <table:table-cell office:value-type="float" office:value="0.259442491286739" calcext:value-type="float">
            <text:p>0,2594424913</text:p>
          </table:table-cell>
          <table:table-cell office:value-type="float" office:value="0.0605209828486236" calcext:value-type="float">
            <text:p>0,0605209828</text:p>
          </table:table-cell>
          <table:table-cell office:value-type="float" office:value="0.0592081932451609" calcext:value-type="float">
            <text:p>0,0592081932</text:p>
          </table:table-cell>
          <table:table-cell office:value-type="float" office:value="0.0230570563911639" calcext:value-type="float">
            <text:p>0,0230570564</text:p>
          </table:table-cell>
          <table:table-cell office:value-type="float" office:value="0.241356818953244" calcext:value-type="float">
            <text:p>0,241356819</text:p>
          </table:table-cell>
          <table:table-cell office:value-type="float" office:value="0.0829655153865365" calcext:value-type="float">
            <text:p>0,0829655154</text:p>
          </table:table-cell>
          <table:table-cell office:value-type="float" office:value="0.286754107614097" calcext:value-type="float">
            <text:p>0,2867541076</text:p>
          </table:table-cell>
          <table:table-cell office:value-type="float" office:value="0.0249942402394686" calcext:value-type="float">
            <text:p>0,0249942402</text:p>
          </table:table-cell>
          <table:table-cell office:value-type="float" office:value="0.0147009218926583" calcext:value-type="float">
            <text:p>0,0147009219</text:p>
          </table:table-cell>
          <table:table-cell office:value-type="float" office:value="0.0936656688387671" calcext:value-type="float">
            <text:p>0,0936656688</text:p>
          </table:table-cell>
          <table:table-cell office:value-type="float" office:value="0.367741712935554" calcext:value-type="float">
            <text:p>0,3677417129</text:p>
          </table:table-cell>
          <table:table-cell office:value-type="float" office:value="0.191717248398194" calcext:value-type="float">
            <text:p>0,1917172484</text:p>
          </table:table-cell>
          <table:table-cell office:value-type="float" office:value="0.273768035096992" calcext:value-type="float">
            <text:p>0,2737680351</text:p>
          </table:table-cell>
          <table:table-cell office:value-type="float" office:value="0.258608030905181" calcext:value-type="float">
            <text:p>0,2586080309</text:p>
          </table:table-cell>
          <table:table-cell table:number-columns-repeated="1002"/>
        </table:table-row>
        <table:table-row table:style-name="ro1">
          <table:table-cell table:style-name="Default" office:value-type="float" office:value="47.7" calcext:value-type="float">
            <text:p>47,7</text:p>
          </table:table-cell>
          <table:table-cell office:value-type="float" office:value="0.0738162981920808" calcext:value-type="float">
            <text:p>0,0738162982</text:p>
          </table:table-cell>
          <table:table-cell office:value-type="float" office:value="0.0225178974970524" calcext:value-type="float">
            <text:p>0,0225178975</text:p>
          </table:table-cell>
          <table:table-cell office:value-type="float" office:value="0.0273862288760026" calcext:value-type="float">
            <text:p>0,0273862289</text:p>
          </table:table-cell>
          <table:table-cell office:value-type="float" office:value="1" calcext:value-type="float">
            <text:p>1</text:p>
          </table:table-cell>
          <table:table-cell office:value-type="float" office:value="0.0101236514156064" calcext:value-type="float">
            <text:p>0,0101236514</text:p>
          </table:table-cell>
          <table:table-cell office:value-type="float" office:value="0.285287154374648" calcext:value-type="float">
            <text:p>0,2852871544</text:p>
          </table:table-cell>
          <table:table-cell office:value-type="float" office:value="0.0230426830506332" calcext:value-type="float">
            <text:p>0,0230426831</text:p>
          </table:table-cell>
          <table:table-cell office:value-type="float" office:value="0.273658908739605" calcext:value-type="float">
            <text:p>0,2736589087</text:p>
          </table:table-cell>
          <table:table-cell office:value-type="float" office:value="0.0634476544242724" calcext:value-type="float">
            <text:p>0,0634476544</text:p>
          </table:table-cell>
          <table:table-cell office:value-type="float" office:value="0.0591973294648131" calcext:value-type="float">
            <text:p>0,0591973295</text:p>
          </table:table-cell>
          <table:table-cell office:value-type="float" office:value="0.0224271581004688" calcext:value-type="float">
            <text:p>0,0224271581</text:p>
          </table:table-cell>
          <table:table-cell office:value-type="float" office:value="0.253250662027384" calcext:value-type="float">
            <text:p>0,253250662</text:p>
          </table:table-cell>
          <table:table-cell office:value-type="float" office:value="0.0833368219577204" calcext:value-type="float">
            <text:p>0,083336822</text:p>
          </table:table-cell>
          <table:table-cell office:value-type="float" office:value="0.294182910470365" calcext:value-type="float">
            <text:p>0,2941829105</text:p>
          </table:table-cell>
          <table:table-cell office:value-type="float" office:value="0.0261812796125564" calcext:value-type="float">
            <text:p>0,0261812796</text:p>
          </table:table-cell>
          <table:table-cell office:value-type="float" office:value="0.0140743916976828" calcext:value-type="float">
            <text:p>0,0140743917</text:p>
          </table:table-cell>
          <table:table-cell office:value-type="float" office:value="0.095219372989765" calcext:value-type="float">
            <text:p>0,095219373</text:p>
          </table:table-cell>
          <table:table-cell office:value-type="float" office:value="0.357150586439015" calcext:value-type="float">
            <text:p>0,3571505864</text:p>
          </table:table-cell>
          <table:table-cell office:value-type="float" office:value="0.196635366698527" calcext:value-type="float">
            <text:p>0,1966353667</text:p>
          </table:table-cell>
          <table:table-cell office:value-type="float" office:value="0.270988626722827" calcext:value-type="float">
            <text:p>0,2709886267</text:p>
          </table:table-cell>
          <table:table-cell office:value-type="float" office:value="0.264619116912177" calcext:value-type="float">
            <text:p>0,2646191169</text:p>
          </table:table-cell>
          <table:table-cell table:number-columns-repeated="1002"/>
        </table:table-row>
        <table:table-row table:style-name="ro1">
          <table:table-cell table:style-name="Default" office:value-type="float" office:value="49.5" calcext:value-type="float">
            <text:p>49,5</text:p>
          </table:table-cell>
          <table:table-cell office:value-type="float" office:value="0.0720161269859957" calcext:value-type="float">
            <text:p>0,072016127</text:p>
          </table:table-cell>
          <table:table-cell office:value-type="float" office:value="0.020940806709204" calcext:value-type="float">
            <text:p>0,0209408067</text:p>
          </table:table-cell>
          <table:table-cell office:value-type="float" office:value="0.0300437586899128" calcext:value-type="float">
            <text:p>0,0300437587</text:p>
          </table:table-cell>
          <table:table-cell office:value-type="float" office:value="1" calcext:value-type="float">
            <text:p>1</text:p>
          </table:table-cell>
          <table:table-cell office:value-type="float" office:value="0.0103763896635687" calcext:value-type="float">
            <text:p>0,0103763897</text:p>
          </table:table-cell>
          <table:table-cell office:value-type="float" office:value="0.270230887541302" calcext:value-type="float">
            <text:p>0,2702308875</text:p>
          </table:table-cell>
          <table:table-cell office:value-type="float" office:value="0.0232888534687076" calcext:value-type="float">
            <text:p>0,0232888535</text:p>
          </table:table-cell>
          <table:table-cell office:value-type="float" office:value="0.265186920820222" calcext:value-type="float">
            <text:p>0,2651869208</text:p>
          </table:table-cell>
          <table:table-cell office:value-type="float" office:value="0.0632085997584051" calcext:value-type="float">
            <text:p>0,0632085998</text:p>
          </table:table-cell>
          <table:table-cell office:value-type="float" office:value="0.0589313149951366" calcext:value-type="float">
            <text:p>0,058931315</text:p>
          </table:table-cell>
          <table:table-cell office:value-type="float" office:value="0.0213950115068905" calcext:value-type="float">
            <text:p>0,0213950115</text:p>
          </table:table-cell>
          <table:table-cell office:value-type="float" office:value="0.245409694941047" calcext:value-type="float">
            <text:p>0,2454096949</text:p>
          </table:table-cell>
          <table:table-cell office:value-type="float" office:value="0.0789353050944107" calcext:value-type="float">
            <text:p>0,0789353051</text:p>
          </table:table-cell>
          <table:table-cell office:value-type="float" office:value="0.289363718946327" calcext:value-type="float">
            <text:p>0,2893637189</text:p>
          </table:table-cell>
          <table:table-cell office:value-type="float" office:value="0.0249078995808346" calcext:value-type="float">
            <text:p>0,0249078996</text:p>
          </table:table-cell>
          <table:table-cell office:value-type="float" office:value="0.0150614155145668" calcext:value-type="float">
            <text:p>0,0150614155</text:p>
          </table:table-cell>
          <table:table-cell office:value-type="float" office:value="0.0945357877759083" calcext:value-type="float">
            <text:p>0,0945357878</text:p>
          </table:table-cell>
          <table:table-cell office:value-type="float" office:value="0.359991704167957" calcext:value-type="float">
            <text:p>0,3599917042</text:p>
          </table:table-cell>
          <table:table-cell office:value-type="float" office:value="0.199959926843534" calcext:value-type="float">
            <text:p>0,1999599268</text:p>
          </table:table-cell>
          <table:table-cell office:value-type="float" office:value="0.280347760885738" calcext:value-type="float">
            <text:p>0,2803477609</text:p>
          </table:table-cell>
          <table:table-cell office:value-type="float" office:value="0.270254631788318" calcext:value-type="float">
            <text:p>0,2702546318</text:p>
          </table:table-cell>
          <table:table-cell table:number-columns-repeated="1002"/>
        </table:table-row>
        <table:table-row table:style-name="ro1">
          <table:table-cell table:style-name="Default" office:value-type="float" office:value="51.3" calcext:value-type="float">
            <text:p>51,3</text:p>
          </table:table-cell>
          <table:table-cell office:value-type="float" office:value="0.0733703272782304" calcext:value-type="float">
            <text:p>0,0733703273</text:p>
          </table:table-cell>
          <table:table-cell office:value-type="float" office:value="0.0222565972458655" calcext:value-type="float">
            <text:p>0,0222565972</text:p>
          </table:table-cell>
          <table:table-cell office:value-type="float" office:value="0.0291241866624685" calcext:value-type="float">
            <text:p>0,0291241867</text:p>
          </table:table-cell>
          <table:table-cell office:value-type="float" office:value="1" calcext:value-type="float">
            <text:p>1</text:p>
          </table:table-cell>
          <table:table-cell office:value-type="float" office:value="0.0100709939604028" calcext:value-type="float">
            <text:p>0,010070994</text:p>
          </table:table-cell>
          <table:table-cell office:value-type="float" office:value="0.285475810295224" calcext:value-type="float">
            <text:p>0,2854758103</text:p>
          </table:table-cell>
          <table:table-cell office:value-type="float" office:value="0.0240176460431511" calcext:value-type="float">
            <text:p>0,024017646</text:p>
          </table:table-cell>
          <table:table-cell office:value-type="float" office:value="0.270476749571885" calcext:value-type="float">
            <text:p>0,2704767496</text:p>
          </table:table-cell>
          <table:table-cell office:value-type="float" office:value="0.0633821961797193" calcext:value-type="float">
            <text:p>0,0633821962</text:p>
          </table:table-cell>
          <table:table-cell office:value-type="float" office:value="0.0587517705996325" calcext:value-type="float">
            <text:p>0,0587517706</text:p>
          </table:table-cell>
          <table:table-cell office:value-type="float" office:value="0.0214722689009387" calcext:value-type="float">
            <text:p>0,0214722689</text:p>
          </table:table-cell>
          <table:table-cell office:value-type="float" office:value="0.244272429276963" calcext:value-type="float">
            <text:p>0,2442724293</text:p>
          </table:table-cell>
          <table:table-cell office:value-type="float" office:value="0.0840476376160401" calcext:value-type="float">
            <text:p>0,0840476376</text:p>
          </table:table-cell>
          <table:table-cell office:value-type="float" office:value="0.300056553672297" calcext:value-type="float">
            <text:p>0,3000565537</text:p>
          </table:table-cell>
          <table:table-cell office:value-type="float" office:value="0.0275557865775384" calcext:value-type="float">
            <text:p>0,0275557866</text:p>
          </table:table-cell>
          <table:table-cell office:value-type="float" office:value="0.0152295843223999" calcext:value-type="float">
            <text:p>0,0152295843</text:p>
          </table:table-cell>
          <table:table-cell office:value-type="float" office:value="0.0988875622300298" calcext:value-type="float">
            <text:p>0,0988875622</text:p>
          </table:table-cell>
          <table:table-cell office:value-type="float" office:value="0.369642071235292" calcext:value-type="float">
            <text:p>0,3696420712</text:p>
          </table:table-cell>
          <table:table-cell office:value-type="float" office:value="0.201389004503663" calcext:value-type="float">
            <text:p>0,2013890045</text:p>
          </table:table-cell>
          <table:table-cell office:value-type="float" office:value="0.288923964615043" calcext:value-type="float">
            <text:p>0,2889239646</text:p>
          </table:table-cell>
          <table:table-cell office:value-type="float" office:value="0.269145524285634" calcext:value-type="float">
            <text:p>0,2691455243</text:p>
          </table:table-cell>
          <table:table-cell table:number-columns-repeated="1002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office:value-type="float" office:value="0.0733000565019794" calcext:value-type="float">
            <text:p>0,0733000565</text:p>
          </table:table-cell>
          <table:table-cell office:value-type="float" office:value="0.0217338375876904" calcext:value-type="float">
            <text:p>0,0217338376</text:p>
          </table:table-cell>
          <table:table-cell office:value-type="float" office:value="0.025134393394097" calcext:value-type="float">
            <text:p>0,0251343934</text:p>
          </table:table-cell>
          <table:table-cell office:value-type="float" office:value="1" calcext:value-type="float">
            <text:p>1</text:p>
          </table:table-cell>
          <table:table-cell office:value-type="float" office:value="0.0128153363395343" calcext:value-type="float">
            <text:p>0,0128153363</text:p>
          </table:table-cell>
          <table:table-cell office:value-type="float" office:value="0.28244367592013" calcext:value-type="float">
            <text:p>0,2824436759</text:p>
          </table:table-cell>
          <table:table-cell office:value-type="float" office:value="0.0241931002883442" calcext:value-type="float">
            <text:p>0,0241931003</text:p>
          </table:table-cell>
          <table:table-cell office:value-type="float" office:value="0.265952361867316" calcext:value-type="float">
            <text:p>0,2659523619</text:p>
          </table:table-cell>
          <table:table-cell office:value-type="float" office:value="0.0626312415377744" calcext:value-type="float">
            <text:p>0,0626312415</text:p>
          </table:table-cell>
          <table:table-cell office:value-type="float" office:value="0.0598758228092007" calcext:value-type="float">
            <text:p>0,0598758228</text:p>
          </table:table-cell>
          <table:table-cell office:value-type="float" office:value="0.0191732436185044" calcext:value-type="float">
            <text:p>0,0191732436</text:p>
          </table:table-cell>
          <table:table-cell office:value-type="float" office:value="0.248908284545" calcext:value-type="float">
            <text:p>0,2489082845</text:p>
          </table:table-cell>
          <table:table-cell office:value-type="string" calcext:value-type="string">
            <text:p>NA</text:p>
          </table:table-cell>
          <table:table-cell office:value-type="float" office:value="0.287776153949309" calcext:value-type="float">
            <text:p>0,2877761539</text:p>
          </table:table-cell>
          <table:table-cell office:value-type="float" office:value="0.025940634792411" calcext:value-type="float">
            <text:p>0,0259406348</text:p>
          </table:table-cell>
          <table:table-cell office:value-type="float" office:value="0.0148052421216488" calcext:value-type="float">
            <text:p>0,0148052421</text:p>
          </table:table-cell>
          <table:table-cell office:value-type="float" office:value="0.0965315794359667" calcext:value-type="float">
            <text:p>0,0965315794</text:p>
          </table:table-cell>
          <table:table-cell office:value-type="float" office:value="0.356706369475999" calcext:value-type="float">
            <text:p>0,3567063695</text:p>
          </table:table-cell>
          <table:table-cell office:value-type="float" office:value="0.190114614902091" calcext:value-type="float">
            <text:p>0,1901146149</text:p>
          </table:table-cell>
          <table:table-cell office:value-type="float" office:value="0.275947797761423" calcext:value-type="float">
            <text:p>0,2759477978</text:p>
          </table:table-cell>
          <table:table-cell office:value-type="float" office:value="0.259658906313704" calcext:value-type="float">
            <text:p>0,2596589063</text:p>
          </table:table-cell>
          <table:table-cell table:number-columns-repeated="1002"/>
        </table:table-row>
        <table:table-row table:style-name="ro1">
          <table:table-cell table:style-name="Default" office:value-type="float" office:value="54.8" calcext:value-type="float">
            <text:p>54,8</text:p>
          </table:table-cell>
          <table:table-cell office:value-type="float" office:value="0.071545718781064" calcext:value-type="float">
            <text:p>0,0715457188</text:p>
          </table:table-cell>
          <table:table-cell office:value-type="float" office:value="0.0201094741575922" calcext:value-type="float">
            <text:p>0,0201094742</text:p>
          </table:table-cell>
          <table:table-cell office:value-type="float" office:value="0.0295678589937418" calcext:value-type="float">
            <text:p>0,029567859</text:p>
          </table:table-cell>
          <table:table-cell office:value-type="float" office:value="1" calcext:value-type="float">
            <text:p>1</text:p>
          </table:table-cell>
          <table:table-cell office:value-type="float" office:value="0.0102159194201618" calcext:value-type="float">
            <text:p>0,0102159194</text:p>
          </table:table-cell>
          <table:table-cell office:value-type="float" office:value="0.275474481281727" calcext:value-type="float">
            <text:p>0,2754744813</text:p>
          </table:table-cell>
          <table:table-cell office:value-type="float" office:value="0.0222014000056031" calcext:value-type="float">
            <text:p>0,0222014</text:p>
          </table:table-cell>
          <table:table-cell office:value-type="float" office:value="0.264272756964943" calcext:value-type="float">
            <text:p>0,264272757</text:p>
          </table:table-cell>
          <table:table-cell office:value-type="float" office:value="0.0621720321264452" calcext:value-type="float">
            <text:p>0,0621720321</text:p>
          </table:table-cell>
          <table:table-cell office:value-type="float" office:value="0.0608661045877523" calcext:value-type="float">
            <text:p>0,0608661046</text:p>
          </table:table-cell>
          <table:table-cell office:value-type="float" office:value="0.0214052309845576" calcext:value-type="float">
            <text:p>0,021405231</text:p>
          </table:table-cell>
          <table:table-cell office:value-type="float" office:value="0.243462930451297" calcext:value-type="float">
            <text:p>0,2434629305</text:p>
          </table:table-cell>
          <table:table-cell office:value-type="float" office:value="0.0828338228098756" calcext:value-type="float">
            <text:p>0,0828338228</text:p>
          </table:table-cell>
          <table:table-cell office:value-type="float" office:value="0.289262684852049" calcext:value-type="float">
            <text:p>0,2892626849</text:p>
          </table:table-cell>
          <table:table-cell office:value-type="float" office:value="0.0261433660875431" calcext:value-type="float">
            <text:p>0,0261433661</text:p>
          </table:table-cell>
          <table:table-cell office:value-type="float" office:value="0.0138764176792529" calcext:value-type="float">
            <text:p>0,0138764177</text:p>
          </table:table-cell>
          <table:table-cell office:value-type="float" office:value="0.0969691044656731" calcext:value-type="float">
            <text:p>0,0969691045</text:p>
          </table:table-cell>
          <table:table-cell office:value-type="float" office:value="0.356734096005587" calcext:value-type="float">
            <text:p>0,356734096</text:p>
          </table:table-cell>
          <table:table-cell office:value-type="float" office:value="0.191727454928282" calcext:value-type="float">
            <text:p>0,1917274549</text:p>
          </table:table-cell>
          <table:table-cell office:value-type="float" office:value="0.272587262846748" calcext:value-type="float">
            <text:p>0,2725872628</text:p>
          </table:table-cell>
          <table:table-cell office:value-type="float" office:value="0.26084590991605" calcext:value-type="float">
            <text:p>0,2608459099</text:p>
          </table:table-cell>
          <table:table-cell table:number-columns-repeated="1002"/>
        </table:table-row>
        <table:table-row table:style-name="ro1">
          <table:table-cell table:style-name="Default" office:value-type="float" office:value="56.6" calcext:value-type="float">
            <text:p>56,6</text:p>
          </table:table-cell>
          <table:table-cell office:value-type="float" office:value="0.0695302799456115" calcext:value-type="float">
            <text:p>0,0695302799</text:p>
          </table:table-cell>
          <table:table-cell office:value-type="float" office:value="0.019959937497517" calcext:value-type="float">
            <text:p>0,0199599375</text:p>
          </table:table-cell>
          <table:table-cell office:value-type="float" office:value="0.0252957004618001" calcext:value-type="float">
            <text:p>0,0252957005</text:p>
          </table:table-cell>
          <table:table-cell office:value-type="float" office:value="1" calcext:value-type="float">
            <text:p>1</text:p>
          </table:table-cell>
          <table:table-cell office:value-type="float" office:value="0.0100325233716836" calcext:value-type="float">
            <text:p>0,0100325234</text:p>
          </table:table-cell>
          <table:table-cell office:value-type="float" office:value="0.27288888583831" calcext:value-type="float">
            <text:p>0,2728888858</text:p>
          </table:table-cell>
          <table:table-cell office:value-type="float" office:value="0.021446416068464" calcext:value-type="float">
            <text:p>0,0214464161</text:p>
          </table:table-cell>
          <table:table-cell office:value-type="float" office:value="0.254016948279368" calcext:value-type="float">
            <text:p>0,2540169483</text:p>
          </table:table-cell>
          <table:table-cell office:value-type="float" office:value="0.0580548166142255" calcext:value-type="float">
            <text:p>0,0580548166</text:p>
          </table:table-cell>
          <table:table-cell office:value-type="string" calcext:value-type="string">
            <text:p>NA</text:p>
          </table:table-cell>
          <table:table-cell office:value-type="float" office:value="0.0194913957292142" calcext:value-type="float">
            <text:p>0,0194913957</text:p>
          </table:table-cell>
          <table:table-cell office:value-type="float" office:value="0.236176054671233" calcext:value-type="float">
            <text:p>0,2361760547</text:p>
          </table:table-cell>
          <table:table-cell office:value-type="float" office:value="0.0796015333889767" calcext:value-type="float">
            <text:p>0,0796015334</text:p>
          </table:table-cell>
          <table:table-cell office:value-type="float" office:value="0.275984625547875" calcext:value-type="float">
            <text:p>0,2759846255</text:p>
          </table:table-cell>
          <table:table-cell office:value-type="float" office:value="0.0264076946250087" calcext:value-type="float">
            <text:p>0,0264076946</text:p>
          </table:table-cell>
          <table:table-cell office:value-type="float" office:value="0.0141940719975261" calcext:value-type="float">
            <text:p>0,014194072</text:p>
          </table:table-cell>
          <table:table-cell office:value-type="float" office:value="0.0915519854217489" calcext:value-type="float">
            <text:p>0,0915519854</text:p>
          </table:table-cell>
          <table:table-cell office:value-type="float" office:value="0.347208413020819" calcext:value-type="float">
            <text:p>0,347208413</text:p>
          </table:table-cell>
          <table:table-cell office:value-type="float" office:value="0.187627003369914" calcext:value-type="float">
            <text:p>0,1876270034</text:p>
          </table:table-cell>
          <table:table-cell office:value-type="float" office:value="0.26590878654158" calcext:value-type="float">
            <text:p>0,2659087865</text:p>
          </table:table-cell>
          <table:table-cell office:value-type="float" office:value="0.249691531217572" calcext:value-type="float">
            <text:p>0,2496915312</text:p>
          </table:table-cell>
          <table:table-cell table:number-columns-repeated="1002"/>
        </table:table-row>
        <table:table-row table:style-name="ro1">
          <table:table-cell table:style-name="Default" office:value-type="float" office:value="58.3" calcext:value-type="float">
            <text:p>58,3</text:p>
          </table:table-cell>
          <table:table-cell office:value-type="float" office:value="0.0736802755399787" calcext:value-type="float">
            <text:p>0,0736802755</text:p>
          </table:table-cell>
          <table:table-cell office:value-type="float" office:value="0.0186595983532668" calcext:value-type="float">
            <text:p>0,0186595984</text:p>
          </table:table-cell>
          <table:table-cell office:value-type="float" office:value="0.0254347333461703" calcext:value-type="float">
            <text:p>0,0254347333</text:p>
          </table:table-cell>
          <table:table-cell office:value-type="float" office:value="1" calcext:value-type="float">
            <text:p>1</text:p>
          </table:table-cell>
          <table:table-cell office:value-type="float" office:value="0.010115736918223" calcext:value-type="float">
            <text:p>0,0101157369</text:p>
          </table:table-cell>
          <table:table-cell office:value-type="float" office:value="0.275706688774964" calcext:value-type="float">
            <text:p>0,2757066888</text:p>
          </table:table-cell>
          <table:table-cell office:value-type="float" office:value="0.0232190705981612" calcext:value-type="float">
            <text:p>0,0232190706</text:p>
          </table:table-cell>
          <table:table-cell office:value-type="float" office:value="0.255807816114491" calcext:value-type="float">
            <text:p>0,2558078161</text:p>
          </table:table-cell>
          <table:table-cell office:value-type="float" office:value="0.0619248689180293" calcext:value-type="float">
            <text:p>0,0619248689</text:p>
          </table:table-cell>
          <table:table-cell office:value-type="float" office:value="0.0582578941895712" calcext:value-type="float">
            <text:p>0,0582578942</text:p>
          </table:table-cell>
          <table:table-cell office:value-type="float" office:value="0.0194624720112496" calcext:value-type="float">
            <text:p>0,019462472</text:p>
          </table:table-cell>
          <table:table-cell office:value-type="float" office:value="0.247738119894478" calcext:value-type="float">
            <text:p>0,2477381199</text:p>
          </table:table-cell>
          <table:table-cell office:value-type="float" office:value="0.0801670449594284" calcext:value-type="float">
            <text:p>0,080167045</text:p>
          </table:table-cell>
          <table:table-cell office:value-type="float" office:value="0.280532535179488" calcext:value-type="float">
            <text:p>0,2805325352</text:p>
          </table:table-cell>
          <table:table-cell office:value-type="float" office:value="0.0252565877277031" calcext:value-type="float">
            <text:p>0,0252565877</text:p>
          </table:table-cell>
          <table:table-cell office:value-type="float" office:value="0.0126601182201786" calcext:value-type="float">
            <text:p>0,0126601182</text:p>
          </table:table-cell>
          <table:table-cell office:value-type="float" office:value="0.092515795092843" calcext:value-type="float">
            <text:p>0,0925157951</text:p>
          </table:table-cell>
          <table:table-cell office:value-type="float" office:value="0.360936622302452" calcext:value-type="float">
            <text:p>0,3609366223</text:p>
          </table:table-cell>
          <table:table-cell office:value-type="float" office:value="0.18760857944607" calcext:value-type="float">
            <text:p>0,1876085794</text:p>
          </table:table-cell>
          <table:table-cell office:value-type="float" office:value="0.267392903027996" calcext:value-type="float">
            <text:p>0,267392903</text:p>
          </table:table-cell>
          <table:table-cell office:value-type="float" office:value="0.260783153578044" calcext:value-type="float">
            <text:p>0,2607831536</text:p>
          </table:table-cell>
          <table:table-cell table:number-columns-repeated="1002"/>
        </table:table-row>
        <table:table-row table:style-name="ro1">
          <table:table-cell table:style-name="Default" office:value-type="float" office:value="60.1" calcext:value-type="float">
            <text:p>60,1</text:p>
          </table:table-cell>
          <table:table-cell office:value-type="float" office:value="0.0717871897627536" calcext:value-type="float">
            <text:p>0,0717871898</text:p>
          </table:table-cell>
          <table:table-cell office:value-type="float" office:value="0.0199676121791545" calcext:value-type="float">
            <text:p>0,0199676122</text:p>
          </table:table-cell>
          <table:table-cell office:value-type="float" office:value="0.029058513729775" calcext:value-type="float">
            <text:p>0,0290585137</text:p>
          </table:table-cell>
          <table:table-cell office:value-type="float" office:value="1" calcext:value-type="float">
            <text:p>1</text:p>
          </table:table-cell>
          <table:table-cell office:value-type="float" office:value="0.011244786915157" calcext:value-type="float">
            <text:p>0,0112447869</text:p>
          </table:table-cell>
          <table:table-cell office:value-type="float" office:value="0.275078442975419" calcext:value-type="float">
            <text:p>0,275078443</text:p>
          </table:table-cell>
          <table:table-cell office:value-type="float" office:value="0.0238076472075458" calcext:value-type="float">
            <text:p>0,0238076472</text:p>
          </table:table-cell>
          <table:table-cell office:value-type="float" office:value="0.262161160118948" calcext:value-type="float">
            <text:p>0,2621611601</text:p>
          </table:table-cell>
          <table:table-cell office:value-type="float" office:value="0.0610955593840802" calcext:value-type="float">
            <text:p>0,0610955594</text:p>
          </table:table-cell>
          <table:table-cell office:value-type="float" office:value="0.0589557956266574" calcext:value-type="float">
            <text:p>0,0589557956</text:p>
          </table:table-cell>
          <table:table-cell office:value-type="float" office:value="0.0211106329236252" calcext:value-type="float">
            <text:p>0,0211106329</text:p>
          </table:table-cell>
          <table:table-cell office:value-type="float" office:value="0.241601450646344" calcext:value-type="float">
            <text:p>0,2416014506</text:p>
          </table:table-cell>
          <table:table-cell office:value-type="float" office:value="0.0808626617562039" calcext:value-type="float">
            <text:p>0,0808626618</text:p>
          </table:table-cell>
          <table:table-cell office:value-type="float" office:value="0.292996337909982" calcext:value-type="float">
            <text:p>0,2929963379</text:p>
          </table:table-cell>
          <table:table-cell office:value-type="float" office:value="0.0239498096815697" calcext:value-type="float">
            <text:p>0,0239498097</text:p>
          </table:table-cell>
          <table:table-cell office:value-type="float" office:value="0.0140462138950489" calcext:value-type="float">
            <text:p>0,0140462139</text:p>
          </table:table-cell>
          <table:table-cell office:value-type="float" office:value="0.0954287911155695" calcext:value-type="float">
            <text:p>0,0954287911</text:p>
          </table:table-cell>
          <table:table-cell office:value-type="float" office:value="0.344432898801841" calcext:value-type="float">
            <text:p>0,3444328988</text:p>
          </table:table-cell>
          <table:table-cell office:value-type="float" office:value="0.193634498439647" calcext:value-type="float">
            <text:p>0,1936344984</text:p>
          </table:table-cell>
          <table:table-cell office:value-type="float" office:value="0.271020735283159" calcext:value-type="float">
            <text:p>0,2710207353</text:p>
          </table:table-cell>
          <table:table-cell office:value-type="float" office:value="0.260830390055802" calcext:value-type="float">
            <text:p>0,2608303901</text:p>
          </table:table-cell>
          <table:table-cell table:number-columns-repeated="1002"/>
        </table:table-row>
        <table:table-row table:style-name="ro1">
          <table:table-cell table:style-name="Default" office:value-type="float" office:value="61.9" calcext:value-type="float">
            <text:p>61,9</text:p>
          </table:table-cell>
          <table:table-cell office:value-type="float" office:value="0.0699201714691352" calcext:value-type="float">
            <text:p>0,0699201715</text:p>
          </table:table-cell>
          <table:table-cell office:value-type="float" office:value="0.0202673313728076" calcext:value-type="float">
            <text:p>0,0202673314</text:p>
          </table:table-cell>
          <table:table-cell office:value-type="float" office:value="0.0293973372766759" calcext:value-type="float">
            <text:p>0,0293973373</text:p>
          </table:table-cell>
          <table:table-cell office:value-type="float" office:value="1" calcext:value-type="float">
            <text:p>1</text:p>
          </table:table-cell>
          <table:table-cell office:value-type="float" office:value="0.00882703881918644" calcext:value-type="float">
            <text:p>0,0088270388</text:p>
          </table:table-cell>
          <table:table-cell office:value-type="float" office:value="0.275593622607919" calcext:value-type="float">
            <text:p>0,2755936226</text:p>
          </table:table-cell>
          <table:table-cell office:value-type="float" office:value="0.024136710232388" calcext:value-type="float">
            <text:p>0,0241367102</text:p>
          </table:table-cell>
          <table:table-cell office:value-type="float" office:value="0.258644845490581" calcext:value-type="float">
            <text:p>0,2586448455</text:p>
          </table:table-cell>
          <table:table-cell office:value-type="float" office:value="0.0604499564273398" calcext:value-type="float">
            <text:p>0,0604499564</text:p>
          </table:table-cell>
          <table:table-cell office:value-type="float" office:value="0.060506247763715" calcext:value-type="float">
            <text:p>0,0605062478</text:p>
          </table:table-cell>
          <table:table-cell office:value-type="float" office:value="0.0191188883649342" calcext:value-type="float">
            <text:p>0,0191188884</text:p>
          </table:table-cell>
          <table:table-cell office:value-type="float" office:value="0.246150803405955" calcext:value-type="float">
            <text:p>0,2461508034</text:p>
          </table:table-cell>
          <table:table-cell office:value-type="float" office:value="0.0814726021760938" calcext:value-type="float">
            <text:p>0,0814726022</text:p>
          </table:table-cell>
          <table:table-cell office:value-type="float" office:value="0.286359188902558" calcext:value-type="float">
            <text:p>0,2863591889</text:p>
          </table:table-cell>
          <table:table-cell office:value-type="float" office:value="0.0252861832242667" calcext:value-type="float">
            <text:p>0,0252861832</text:p>
          </table:table-cell>
          <table:table-cell office:value-type="float" office:value="0.0145190014810303" calcext:value-type="float">
            <text:p>0,0145190015</text:p>
          </table:table-cell>
          <table:table-cell office:value-type="float" office:value="0.0955498055704614" calcext:value-type="float">
            <text:p>0,0955498056</text:p>
          </table:table-cell>
          <table:table-cell office:value-type="float" office:value="0.350860787990673" calcext:value-type="float">
            <text:p>0,350860788</text:p>
          </table:table-cell>
          <table:table-cell office:value-type="float" office:value="0.196087487578664" calcext:value-type="float">
            <text:p>0,1960874876</text:p>
          </table:table-cell>
          <table:table-cell office:value-type="float" office:value="0.265746845413777" calcext:value-type="float">
            <text:p>0,2657468454</text:p>
          </table:table-cell>
          <table:table-cell office:value-type="float" office:value="0.261325254182163" calcext:value-type="float">
            <text:p>0,2613252542</text:p>
          </table:table-cell>
          <table:table-cell table:number-columns-repeated="1002"/>
        </table:table-row>
        <table:table-row table:style-name="ro1">
          <table:table-cell table:style-name="Default" office:value-type="float" office:value="63.6" calcext:value-type="float">
            <text:p>63,6</text:p>
          </table:table-cell>
          <table:table-cell office:value-type="float" office:value="0.0696917858452551" calcext:value-type="float">
            <text:p>0,0696917858</text:p>
          </table:table-cell>
          <table:table-cell office:value-type="float" office:value="0.0198958162156011" calcext:value-type="float">
            <text:p>0,0198958162</text:p>
          </table:table-cell>
          <table:table-cell office:value-type="float" office:value="0.0268368828142993" calcext:value-type="float">
            <text:p>0,0268368828</text:p>
          </table:table-cell>
          <table:table-cell office:value-type="float" office:value="1" calcext:value-type="float">
            <text:p>1</text:p>
          </table:table-cell>
          <table:table-cell office:value-type="float" office:value="0.00866750618738248" calcext:value-type="float">
            <text:p>0,0086675062</text:p>
          </table:table-cell>
          <table:table-cell office:value-type="float" office:value="0.263326810905348" calcext:value-type="float">
            <text:p>0,2633268109</text:p>
          </table:table-cell>
          <table:table-cell office:value-type="float" office:value="0.021968671876504" calcext:value-type="float">
            <text:p>0,0219686719</text:p>
          </table:table-cell>
          <table:table-cell office:value-type="float" office:value="0.259745454589742" calcext:value-type="float">
            <text:p>0,2597454546</text:p>
          </table:table-cell>
          <table:table-cell office:value-type="float" office:value="0.0618450440932128" calcext:value-type="float">
            <text:p>0,0618450441</text:p>
          </table:table-cell>
          <table:table-cell office:value-type="float" office:value="0.0579860720355268" calcext:value-type="float">
            <text:p>0,057986072</text:p>
          </table:table-cell>
          <table:table-cell office:value-type="float" office:value="0.0205191856664725" calcext:value-type="float">
            <text:p>0,0205191857</text:p>
          </table:table-cell>
          <table:table-cell office:value-type="float" office:value="0.2363686835341" calcext:value-type="float">
            <text:p>0,2363686835</text:p>
          </table:table-cell>
          <table:table-cell office:value-type="float" office:value="0.0807595795752844" calcext:value-type="float">
            <text:p>0,0807595796</text:p>
          </table:table-cell>
          <table:table-cell office:value-type="float" office:value="0.278631882359298" calcext:value-type="float">
            <text:p>0,2786318824</text:p>
          </table:table-cell>
          <table:table-cell office:value-type="float" office:value="0.0255014085799268" calcext:value-type="float">
            <text:p>0,0255014086</text:p>
          </table:table-cell>
          <table:table-cell office:value-type="float" office:value="0.0135866763759174" calcext:value-type="float">
            <text:p>0,0135866764</text:p>
          </table:table-cell>
          <table:table-cell office:value-type="float" office:value="0.0938973124304825" calcext:value-type="float">
            <text:p>0,0938973124</text:p>
          </table:table-cell>
          <table:table-cell office:value-type="float" office:value="0.348732057990303" calcext:value-type="float">
            <text:p>0,348732058</text:p>
          </table:table-cell>
          <table:table-cell office:value-type="float" office:value="0.187143863477411" calcext:value-type="float">
            <text:p>0,1871438635</text:p>
          </table:table-cell>
          <table:table-cell office:value-type="float" office:value="0.268639350186437" calcext:value-type="float">
            <text:p>0,2686393502</text:p>
          </table:table-cell>
          <table:table-cell office:value-type="float" office:value="0.26198632621215" calcext:value-type="float">
            <text:p>0,2619863262</text:p>
          </table:table-cell>
          <table:table-cell table:number-columns-repeated="1002"/>
        </table:table-row>
        <table:table-row table:style-name="ro1">
          <table:table-cell table:style-name="Default" office:value-type="float" office:value="65.4" calcext:value-type="float">
            <text:p>65,4</text:p>
          </table:table-cell>
          <table:table-cell office:value-type="float" office:value="0.0713995005072103" calcext:value-type="float">
            <text:p>0,0713995005</text:p>
          </table:table-cell>
          <table:table-cell office:value-type="float" office:value="0.0198653003441329" calcext:value-type="float">
            <text:p>0,0198653003</text:p>
          </table:table-cell>
          <table:table-cell office:value-type="float" office:value="0.025939014835343" calcext:value-type="float">
            <text:p>0,0259390148</text:p>
          </table:table-cell>
          <table:table-cell office:value-type="float" office:value="1" calcext:value-type="float">
            <text:p>1</text:p>
          </table:table-cell>
          <table:table-cell office:value-type="float" office:value="0.0142697851324851" calcext:value-type="float">
            <text:p>0,0142697851</text:p>
          </table:table-cell>
          <table:table-cell office:value-type="float" office:value="0.280662938684234" calcext:value-type="float">
            <text:p>0,2806629387</text:p>
          </table:table-cell>
          <table:table-cell office:value-type="float" office:value="0.0228734444497832" calcext:value-type="float">
            <text:p>0,0228734444</text:p>
          </table:table-cell>
          <table:table-cell office:value-type="float" office:value="0.259100766240894" calcext:value-type="float">
            <text:p>0,2591007662</text:p>
          </table:table-cell>
          <table:table-cell office:value-type="float" office:value="0.061189736814973" calcext:value-type="float">
            <text:p>0,0611897368</text:p>
          </table:table-cell>
          <table:table-cell office:value-type="float" office:value="0.060503136958809" calcext:value-type="float">
            <text:p>0,060503137</text:p>
          </table:table-cell>
          <table:table-cell office:value-type="float" office:value="0.0201993767621276" calcext:value-type="float">
            <text:p>0,0201993768</text:p>
          </table:table-cell>
          <table:table-cell office:value-type="float" office:value="0.245343580991383" calcext:value-type="float">
            <text:p>0,245343581</text:p>
          </table:table-cell>
          <table:table-cell office:value-type="float" office:value="0.0821786063221093" calcext:value-type="float">
            <text:p>0,0821786063</text:p>
          </table:table-cell>
          <table:table-cell office:value-type="float" office:value="0.28760570421141" calcext:value-type="float">
            <text:p>0,2876057042</text:p>
          </table:table-cell>
          <table:table-cell office:value-type="float" office:value="0.0245700296934137" calcext:value-type="float">
            <text:p>0,0245700297</text:p>
          </table:table-cell>
          <table:table-cell office:value-type="float" office:value="0.0137367633390188" calcext:value-type="float">
            <text:p>0,0137367633</text:p>
          </table:table-cell>
          <table:table-cell office:value-type="float" office:value="0.0971555897477596" calcext:value-type="float">
            <text:p>0,0971555897</text:p>
          </table:table-cell>
          <table:table-cell office:value-type="float" office:value="0.361254075210995" calcext:value-type="float">
            <text:p>0,3612540752</text:p>
          </table:table-cell>
          <table:table-cell office:value-type="float" office:value="0.191518066743459" calcext:value-type="float">
            <text:p>0,1915180667</text:p>
          </table:table-cell>
          <table:table-cell office:value-type="float" office:value="0.269963711114589" calcext:value-type="float">
            <text:p>0,2699637111</text:p>
          </table:table-cell>
          <table:table-cell office:value-type="float" office:value="0.260646299957485" calcext:value-type="float">
            <text:p>0,2606463</text:p>
          </table:table-cell>
          <table:table-cell table:number-columns-repeated="1002"/>
        </table:table-row>
        <table:table-row table:style-name="ro1">
          <table:table-cell table:style-name="Default" office:value-type="float" office:value="67.2" calcext:value-type="float">
            <text:p>67,2</text:p>
          </table:table-cell>
          <table:table-cell office:value-type="float" office:value="0.0694000412270709" calcext:value-type="float">
            <text:p>0,0694000412</text:p>
          </table:table-cell>
          <table:table-cell office:value-type="float" office:value="0.019962130547771" calcext:value-type="float">
            <text:p>0,0199621305</text:p>
          </table:table-cell>
          <table:table-cell office:value-type="float" office:value="0.0258432188194825" calcext:value-type="float">
            <text:p>0,0258432188</text:p>
          </table:table-cell>
          <table:table-cell office:value-type="float" office:value="1" calcext:value-type="float">
            <text:p>1</text:p>
          </table:table-cell>
          <table:table-cell office:value-type="float" office:value="0.0111026624029882" calcext:value-type="float">
            <text:p>0,0111026624</text:p>
          </table:table-cell>
          <table:table-cell office:value-type="float" office:value="0.274823898827723" calcext:value-type="float">
            <text:p>0,2748238988</text:p>
          </table:table-cell>
          <table:table-cell office:value-type="float" office:value="0.0227342097966067" calcext:value-type="float">
            <text:p>0,0227342098</text:p>
          </table:table-cell>
          <table:table-cell office:value-type="float" office:value="0.266675090278284" calcext:value-type="float">
            <text:p>0,2666750903</text:p>
          </table:table-cell>
          <table:table-cell office:value-type="float" office:value="0.0649274472193945" calcext:value-type="float">
            <text:p>0,0649274472</text:p>
          </table:table-cell>
          <table:table-cell office:value-type="float" office:value="0.0610706700505228" calcext:value-type="float">
            <text:p>0,0610706701</text:p>
          </table:table-cell>
          <table:table-cell office:value-type="float" office:value="0.0197700651513986" calcext:value-type="float">
            <text:p>0,0197700652</text:p>
          </table:table-cell>
          <table:table-cell office:value-type="float" office:value="0.244284773617954" calcext:value-type="float">
            <text:p>0,2442847736</text:p>
          </table:table-cell>
          <table:table-cell office:value-type="float" office:value="0.0813560019714689" calcext:value-type="float">
            <text:p>0,081356002</text:p>
          </table:table-cell>
          <table:table-cell office:value-type="float" office:value="0.287293286339306" calcext:value-type="float">
            <text:p>0,2872932863</text:p>
          </table:table-cell>
          <table:table-cell office:value-type="float" office:value="0.0266711647930025" calcext:value-type="float">
            <text:p>0,0266711648</text:p>
          </table:table-cell>
          <table:table-cell office:value-type="float" office:value="0.0141206188538343" calcext:value-type="float">
            <text:p>0,0141206189</text:p>
          </table:table-cell>
          <table:table-cell office:value-type="float" office:value="0.0978734387538631" calcext:value-type="float">
            <text:p>0,0978734388</text:p>
          </table:table-cell>
          <table:table-cell office:value-type="float" office:value="0.356113881073684" calcext:value-type="float">
            <text:p>0,3561138811</text:p>
          </table:table-cell>
          <table:table-cell office:value-type="float" office:value="0.197568435775318" calcext:value-type="float">
            <text:p>0,1975684358</text:p>
          </table:table-cell>
          <table:table-cell office:value-type="float" office:value="0.272212682060934" calcext:value-type="float">
            <text:p>0,2722126821</text:p>
          </table:table-cell>
          <table:table-cell office:value-type="float" office:value="0.264824918321248" calcext:value-type="float">
            <text:p>0,2648249183</text:p>
          </table:table-cell>
          <table:table-cell table:number-columns-repeated="1002"/>
        </table:table-row>
        <table:table-row table:style-name="ro1">
          <table:table-cell table:style-name="Default" office:value-type="float" office:value="68.9" calcext:value-type="float">
            <text:p>68,9</text:p>
          </table:table-cell>
          <table:table-cell office:value-type="float" office:value="0.0688396295318613" calcext:value-type="float">
            <text:p>0,0688396295</text:p>
          </table:table-cell>
          <table:table-cell office:value-type="float" office:value="0.0204283311692724" calcext:value-type="float">
            <text:p>0,0204283312</text:p>
          </table:table-cell>
          <table:table-cell office:value-type="float" office:value="0.0316541433918969" calcext:value-type="float">
            <text:p>0,0316541434</text:p>
          </table:table-cell>
          <table:table-cell office:value-type="float" office:value="1" calcext:value-type="float">
            <text:p>1</text:p>
          </table:table-cell>
          <table:table-cell office:value-type="float" office:value="0.00888588338249419" calcext:value-type="float">
            <text:p>0,0088858834</text:p>
          </table:table-cell>
          <table:table-cell office:value-type="float" office:value="0.26853870174847" calcext:value-type="float">
            <text:p>0,2685387017</text:p>
          </table:table-cell>
          <table:table-cell office:value-type="float" office:value="0.0212036494583155" calcext:value-type="float">
            <text:p>0,0212036495</text:p>
          </table:table-cell>
          <table:table-cell office:value-type="float" office:value="0.255003313103923" calcext:value-type="float">
            <text:p>0,2550033131</text:p>
          </table:table-cell>
          <table:table-cell office:value-type="float" office:value="0.0584831040972789" calcext:value-type="float">
            <text:p>0,0584831041</text:p>
          </table:table-cell>
          <table:table-cell office:value-type="float" office:value="0.0577064272275273" calcext:value-type="float">
            <text:p>0,0577064272</text:p>
          </table:table-cell>
          <table:table-cell office:value-type="float" office:value="0.0204975972206285" calcext:value-type="float">
            <text:p>0,0204975972</text:p>
          </table:table-cell>
          <table:table-cell office:value-type="float" office:value="0.236365936344714" calcext:value-type="float">
            <text:p>0,2363659363</text:p>
          </table:table-cell>
          <table:table-cell office:value-type="float" office:value="0.0782997936057127" calcext:value-type="float">
            <text:p>0,0782997936</text:p>
          </table:table-cell>
          <table:table-cell office:value-type="float" office:value="0.281660467261623" calcext:value-type="float">
            <text:p>0,2816604673</text:p>
          </table:table-cell>
          <table:table-cell office:value-type="float" office:value="0.0254350137689998" calcext:value-type="float">
            <text:p>0,0254350138</text:p>
          </table:table-cell>
          <table:table-cell office:value-type="float" office:value="0.0138642729998495" calcext:value-type="float">
            <text:p>0,013864273</text:p>
          </table:table-cell>
          <table:table-cell office:value-type="float" office:value="0.093809210801976" calcext:value-type="float">
            <text:p>0,0938092108</text:p>
          </table:table-cell>
          <table:table-cell office:value-type="float" office:value="0.354728603771726" calcext:value-type="float">
            <text:p>0,3547286038</text:p>
          </table:table-cell>
          <table:table-cell office:value-type="float" office:value="0.195009251611153" calcext:value-type="float">
            <text:p>0,1950092516</text:p>
          </table:table-cell>
          <table:table-cell office:value-type="float" office:value="0.269115904466589" calcext:value-type="float">
            <text:p>0,2691159045</text:p>
          </table:table-cell>
          <table:table-cell office:value-type="float" office:value="0.256741617120342" calcext:value-type="float">
            <text:p>0,2567416171</text:p>
          </table:table-cell>
          <table:table-cell table:number-columns-repeated="1002"/>
        </table:table-row>
        <table:table-row table:style-name="ro1">
          <table:table-cell table:style-name="Default" office:value-type="float" office:value="70.7" calcext:value-type="float">
            <text:p>70,7</text:p>
          </table:table-cell>
          <table:table-cell office:value-type="float" office:value="0.0723821384717324" calcext:value-type="float">
            <text:p>0,0723821385</text:p>
          </table:table-cell>
          <table:table-cell office:value-type="float" office:value="0.0207058845258642" calcext:value-type="float">
            <text:p>0,0207058845</text:p>
          </table:table-cell>
          <table:table-cell office:value-type="float" office:value="0.0260179001390406" calcext:value-type="float">
            <text:p>0,0260179001</text:p>
          </table:table-cell>
          <table:table-cell office:value-type="float" office:value="1" calcext:value-type="float">
            <text:p>1</text:p>
          </table:table-cell>
          <table:table-cell office:value-type="float" office:value="0.00697853441113679" calcext:value-type="float">
            <text:p>0,0069785344</text:p>
          </table:table-cell>
          <table:table-cell office:value-type="float" office:value="0.270660023239024" calcext:value-type="float">
            <text:p>0,2706600232</text:p>
          </table:table-cell>
          <table:table-cell office:value-type="float" office:value="0.0245214688320802" calcext:value-type="float">
            <text:p>0,0245214688</text:p>
          </table:table-cell>
          <table:table-cell office:value-type="float" office:value="0.266837149940077" calcext:value-type="float">
            <text:p>0,2668371499</text:p>
          </table:table-cell>
          <table:table-cell office:value-type="float" office:value="0.0586892983844272" calcext:value-type="float">
            <text:p>0,0586892984</text:p>
          </table:table-cell>
          <table:table-cell office:value-type="float" office:value="0.0601507029480403" calcext:value-type="float">
            <text:p>0,0601507029</text:p>
          </table:table-cell>
          <table:table-cell office:value-type="float" office:value="0.0189087465384156" calcext:value-type="float">
            <text:p>0,0189087465</text:p>
          </table:table-cell>
          <table:table-cell office:value-type="float" office:value="0.238070837795505" calcext:value-type="float">
            <text:p>0,2380708378</text:p>
          </table:table-cell>
          <table:table-cell office:value-type="float" office:value="0.0788018611008226" calcext:value-type="float">
            <text:p>0,0788018611</text:p>
          </table:table-cell>
          <table:table-cell office:value-type="float" office:value="0.281987876525123" calcext:value-type="float">
            <text:p>0,2819878765</text:p>
          </table:table-cell>
          <table:table-cell office:value-type="float" office:value="0.0279097510561619" calcext:value-type="float">
            <text:p>0,0279097511</text:p>
          </table:table-cell>
          <table:table-cell office:value-type="float" office:value="0.0149539127873669" calcext:value-type="float">
            <text:p>0,0149539128</text:p>
          </table:table-cell>
          <table:table-cell office:value-type="float" office:value="0.0962661887374178" calcext:value-type="float">
            <text:p>0,0962661887</text:p>
          </table:table-cell>
          <table:table-cell office:value-type="float" office:value="0.357997338803046" calcext:value-type="float">
            <text:p>0,3579973388</text:p>
          </table:table-cell>
          <table:table-cell office:value-type="float" office:value="0.195409517709449" calcext:value-type="float">
            <text:p>0,1954095177</text:p>
          </table:table-cell>
          <table:table-cell office:value-type="float" office:value="0.267558892147864" calcext:value-type="float">
            <text:p>0,2675588921</text:p>
          </table:table-cell>
          <table:table-cell office:value-type="float" office:value="0.264448844958507" calcext:value-type="float">
            <text:p>0,264448845</text:p>
          </table:table-cell>
          <table:table-cell table:number-columns-repeated="1002"/>
        </table:table-row>
        <table:table-row table:style-name="ro1">
          <table:table-cell table:style-name="Default" office:value-type="float" office:value="72.5" calcext:value-type="float">
            <text:p>72,5</text:p>
          </table:table-cell>
          <table:table-cell office:value-type="float" office:value="0.0733463592702495" calcext:value-type="float">
            <text:p>0,0733463593</text:p>
          </table:table-cell>
          <table:table-cell office:value-type="float" office:value="0.0216102768851333" calcext:value-type="float">
            <text:p>0,0216102769</text:p>
          </table:table-cell>
          <table:table-cell office:value-type="float" office:value="0.0261347207559251" calcext:value-type="float">
            <text:p>0,0261347208</text:p>
          </table:table-cell>
          <table:table-cell office:value-type="float" office:value="1" calcext:value-type="float">
            <text:p>1</text:p>
          </table:table-cell>
          <table:table-cell office:value-type="float" office:value="0.0117708634921181" calcext:value-type="float">
            <text:p>0,0117708635</text:p>
          </table:table-cell>
          <table:table-cell office:value-type="float" office:value="0.281268139494706" calcext:value-type="float">
            <text:p>0,2812681395</text:p>
          </table:table-cell>
          <table:table-cell office:value-type="float" office:value="0.0249881356571444" calcext:value-type="float">
            <text:p>0,0249881357</text:p>
          </table:table-cell>
          <table:table-cell office:value-type="float" office:value="0.284364830132059" calcext:value-type="float">
            <text:p>0,2843648301</text:p>
          </table:table-cell>
          <table:table-cell office:value-type="float" office:value="0.0629689032355945" calcext:value-type="float">
            <text:p>0,0629689032</text:p>
          </table:table-cell>
          <table:table-cell office:value-type="float" office:value="0.0617966542721619" calcext:value-type="float">
            <text:p>0,0617966543</text:p>
          </table:table-cell>
          <table:table-cell office:value-type="float" office:value="0.0222656320284312" calcext:value-type="float">
            <text:p>0,022265632</text:p>
          </table:table-cell>
          <table:table-cell office:value-type="float" office:value="0.250829178688718" calcext:value-type="float">
            <text:p>0,2508291787</text:p>
          </table:table-cell>
          <table:table-cell office:value-type="float" office:value="0.0853764109481755" calcext:value-type="float">
            <text:p>0,0853764109</text:p>
          </table:table-cell>
          <table:table-cell office:value-type="float" office:value="0.299540316943" calcext:value-type="float">
            <text:p>0,2995403169</text:p>
          </table:table-cell>
          <table:table-cell office:value-type="float" office:value="0.0266834894329009" calcext:value-type="float">
            <text:p>0,0266834894</text:p>
          </table:table-cell>
          <table:table-cell office:value-type="float" office:value="0.0138738964622436" calcext:value-type="float">
            <text:p>0,0138738965</text:p>
          </table:table-cell>
          <table:table-cell office:value-type="float" office:value="0.100138928551509" calcext:value-type="float">
            <text:p>0,1001389286</text:p>
          </table:table-cell>
          <table:table-cell office:value-type="float" office:value="0.367183963321497" calcext:value-type="float">
            <text:p>0,3671839633</text:p>
          </table:table-cell>
          <table:table-cell office:value-type="float" office:value="0.203259290594174" calcext:value-type="float">
            <text:p>0,2032592906</text:p>
          </table:table-cell>
          <table:table-cell office:value-type="float" office:value="0.283793373924844" calcext:value-type="float">
            <text:p>0,2837933739</text:p>
          </table:table-cell>
          <table:table-cell office:value-type="float" office:value="0.266567035463328" calcext:value-type="float">
            <text:p>0,2665670355</text:p>
          </table:table-cell>
          <table:table-cell table:number-columns-repeated="1002"/>
        </table:table-row>
        <table:table-row table:style-name="ro1">
          <table:table-cell table:style-name="Default" office:value-type="float" office:value="74.2" calcext:value-type="float">
            <text:p>74,2</text:p>
          </table:table-cell>
          <table:table-cell office:value-type="float" office:value="0.0685543998601289" calcext:value-type="float">
            <text:p>0,0685543999</text:p>
          </table:table-cell>
          <table:table-cell office:value-type="float" office:value="0.0233959661126926" calcext:value-type="float">
            <text:p>0,0233959661</text:p>
          </table:table-cell>
          <table:table-cell office:value-type="float" office:value="0.0257796101222129" calcext:value-type="float">
            <text:p>0,0257796101</text:p>
          </table:table-cell>
          <table:table-cell office:value-type="float" office:value="1" calcext:value-type="float">
            <text:p>1</text:p>
          </table:table-cell>
          <table:table-cell office:value-type="float" office:value="0.0141944964648257" calcext:value-type="float">
            <text:p>0,0141944965</text:p>
          </table:table-cell>
          <table:table-cell office:value-type="float" office:value="0.274505055111575" calcext:value-type="float">
            <text:p>0,2745050551</text:p>
          </table:table-cell>
          <table:table-cell office:value-type="float" office:value="0.0231063360749279" calcext:value-type="float">
            <text:p>0,0231063361</text:p>
          </table:table-cell>
          <table:table-cell office:value-type="float" office:value="0.263981877993275" calcext:value-type="float">
            <text:p>0,263981878</text:p>
          </table:table-cell>
          <table:table-cell office:value-type="float" office:value="0.0624161406886419" calcext:value-type="float">
            <text:p>0,0624161407</text:p>
          </table:table-cell>
          <table:table-cell office:value-type="float" office:value="0.0595126802751786" calcext:value-type="float">
            <text:p>0,0595126803</text:p>
          </table:table-cell>
          <table:table-cell office:value-type="float" office:value="0.0202442105921595" calcext:value-type="float">
            <text:p>0,0202442106</text:p>
          </table:table-cell>
          <table:table-cell office:value-type="float" office:value="0.243264083743779" calcext:value-type="float">
            <text:p>0,2432640837</text:p>
          </table:table-cell>
          <table:table-cell office:value-type="float" office:value="0.0819819269055444" calcext:value-type="float">
            <text:p>0,0819819269</text:p>
          </table:table-cell>
          <table:table-cell office:value-type="float" office:value="0.28839427268735" calcext:value-type="float">
            <text:p>0,2883942727</text:p>
          </table:table-cell>
          <table:table-cell office:value-type="float" office:value="0.0255041024863806" calcext:value-type="float">
            <text:p>0,0255041025</text:p>
          </table:table-cell>
          <table:table-cell office:value-type="float" office:value="0.015076158237099" calcext:value-type="float">
            <text:p>0,0150761582</text:p>
          </table:table-cell>
          <table:table-cell office:value-type="float" office:value="0.0955576073914499" calcext:value-type="float">
            <text:p>0,0955576074</text:p>
          </table:table-cell>
          <table:table-cell office:value-type="float" office:value="0.355186853488986" calcext:value-type="float">
            <text:p>0,3551868535</text:p>
          </table:table-cell>
          <table:table-cell office:value-type="float" office:value="0.197396081661614" calcext:value-type="float">
            <text:p>0,1973960817</text:p>
          </table:table-cell>
          <table:table-cell office:value-type="float" office:value="0.268401410100968" calcext:value-type="float">
            <text:p>0,2684014101</text:p>
          </table:table-cell>
          <table:table-cell office:value-type="float" office:value="0.266914066403204" calcext:value-type="float">
            <text:p>0,2669140664</text:p>
          </table:table-cell>
          <table:table-cell table:number-columns-repeated="1002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office:value-type="float" office:value="0.0716072328766351" calcext:value-type="float">
            <text:p>0,0716072329</text:p>
          </table:table-cell>
          <table:table-cell office:value-type="float" office:value="0.0224007810015353" calcext:value-type="float">
            <text:p>0,022400781</text:p>
          </table:table-cell>
          <table:table-cell office:value-type="float" office:value="0.0258272284198329" calcext:value-type="float">
            <text:p>0,0258272284</text:p>
          </table:table-cell>
          <table:table-cell office:value-type="float" office:value="1" calcext:value-type="float">
            <text:p>1</text:p>
          </table:table-cell>
          <table:table-cell office:value-type="float" office:value="0.0116252221191069" calcext:value-type="float">
            <text:p>0,0116252221</text:p>
          </table:table-cell>
          <table:table-cell office:value-type="float" office:value="0.262760678569936" calcext:value-type="float">
            <text:p>0,2627606786</text:p>
          </table:table-cell>
          <table:table-cell office:value-type="float" office:value="0.022527787977034" calcext:value-type="float">
            <text:p>0,022527788</text:p>
          </table:table-cell>
          <table:table-cell office:value-type="float" office:value="0.266782048764955" calcext:value-type="float">
            <text:p>0,2667820488</text:p>
          </table:table-cell>
          <table:table-cell office:value-type="float" office:value="0.0608795575393115" calcext:value-type="float">
            <text:p>0,0608795575</text:p>
          </table:table-cell>
          <table:table-cell office:value-type="float" office:value="0.0595922717235095" calcext:value-type="float">
            <text:p>0,0595922717</text:p>
          </table:table-cell>
          <table:table-cell office:value-type="float" office:value="0.0186696511361213" calcext:value-type="float">
            <text:p>0,0186696511</text:p>
          </table:table-cell>
          <table:table-cell office:value-type="float" office:value="0.245616718265681" calcext:value-type="float">
            <text:p>0,2456167183</text:p>
          </table:table-cell>
          <table:table-cell office:value-type="float" office:value="0.0795196639777176" calcext:value-type="float">
            <text:p>0,079519664</text:p>
          </table:table-cell>
          <table:table-cell office:value-type="float" office:value="0.281471531570271" calcext:value-type="float">
            <text:p>0,2814715316</text:p>
          </table:table-cell>
          <table:table-cell office:value-type="float" office:value="0.0257346095351175" calcext:value-type="float">
            <text:p>0,0257346095</text:p>
          </table:table-cell>
          <table:table-cell office:value-type="float" office:value="0.0134583583336808" calcext:value-type="float">
            <text:p>0,0134583583</text:p>
          </table:table-cell>
          <table:table-cell office:value-type="float" office:value="0.0982297684536688" calcext:value-type="float">
            <text:p>0,0982297685</text:p>
          </table:table-cell>
          <table:table-cell office:value-type="float" office:value="0.358218496116766" calcext:value-type="float">
            <text:p>0,3582184961</text:p>
          </table:table-cell>
          <table:table-cell office:value-type="float" office:value="0.193815814831975" calcext:value-type="float">
            <text:p>0,1938158148</text:p>
          </table:table-cell>
          <table:table-cell office:value-type="float" office:value="0.26879057084715" calcext:value-type="float">
            <text:p>0,2687905708</text:p>
          </table:table-cell>
          <table:table-cell office:value-type="float" office:value="0.255847626589893" calcext:value-type="float">
            <text:p>0,2558476266</text:p>
          </table:table-cell>
          <table:table-cell table:number-columns-repeated="1002"/>
        </table:table-row>
        <table:table-row table:style-name="ro1">
          <table:table-cell table:style-name="Default" office:value-type="float" office:value="77.8" calcext:value-type="float">
            <text:p>77,8</text:p>
          </table:table-cell>
          <table:table-cell office:value-type="float" office:value="0.0690321588135665" calcext:value-type="float">
            <text:p>0,0690321588</text:p>
          </table:table-cell>
          <table:table-cell office:value-type="float" office:value="0.0233575376385254" calcext:value-type="float">
            <text:p>0,0233575376</text:p>
          </table:table-cell>
          <table:table-cell office:value-type="float" office:value="0.0287389257192921" calcext:value-type="float">
            <text:p>0,0287389257</text:p>
          </table:table-cell>
          <table:table-cell office:value-type="float" office:value="1" calcext:value-type="float">
            <text:p>1</text:p>
          </table:table-cell>
          <table:table-cell office:value-type="float" office:value="0.0119458392936717" calcext:value-type="float">
            <text:p>0,0119458393</text:p>
          </table:table-cell>
          <table:table-cell office:value-type="float" office:value="0.268112613002271" calcext:value-type="float">
            <text:p>0,268112613</text:p>
          </table:table-cell>
          <table:table-cell office:value-type="float" office:value="0.0229508340685483" calcext:value-type="float">
            <text:p>0,0229508341</text:p>
          </table:table-cell>
          <table:table-cell office:value-type="float" office:value="0.263957467179625" calcext:value-type="float">
            <text:p>0,2639574672</text:p>
          </table:table-cell>
          <table:table-cell office:value-type="float" office:value="0.060957785784302" calcext:value-type="float">
            <text:p>0,0609577858</text:p>
          </table:table-cell>
          <table:table-cell office:value-type="float" office:value="0.0629391967045242" calcext:value-type="float">
            <text:p>0,0629391967</text:p>
          </table:table-cell>
          <table:table-cell office:value-type="float" office:value="0.0196773285118552" calcext:value-type="float">
            <text:p>0,0196773285</text:p>
          </table:table-cell>
          <table:table-cell office:value-type="float" office:value="0.239461864785505" calcext:value-type="float">
            <text:p>0,2394618648</text:p>
          </table:table-cell>
          <table:table-cell office:value-type="float" office:value="0.0796424772860672" calcext:value-type="float">
            <text:p>0,0796424773</text:p>
          </table:table-cell>
          <table:table-cell office:value-type="float" office:value="0.282894978359734" calcext:value-type="float">
            <text:p>0,2828949784</text:p>
          </table:table-cell>
          <table:table-cell office:value-type="float" office:value="0.026474890855354" calcext:value-type="float">
            <text:p>0,0264748909</text:p>
          </table:table-cell>
          <table:table-cell office:value-type="float" office:value="0.0137773866414026" calcext:value-type="float">
            <text:p>0,0137773866</text:p>
          </table:table-cell>
          <table:table-cell office:value-type="float" office:value="0.09794673205158" calcext:value-type="float">
            <text:p>0,0979467321</text:p>
          </table:table-cell>
          <table:table-cell office:value-type="float" office:value="0.348509899592305" calcext:value-type="float">
            <text:p>0,3485098996</text:p>
          </table:table-cell>
          <table:table-cell office:value-type="float" office:value="0.19403969270073" calcext:value-type="float">
            <text:p>0,1940396927</text:p>
          </table:table-cell>
          <table:table-cell office:value-type="float" office:value="0.272704626018403" calcext:value-type="float">
            <text:p>0,272704626</text:p>
          </table:table-cell>
          <table:table-cell office:value-type="float" office:value="0.259924244834426" calcext:value-type="float">
            <text:p>0,2599242448</text:p>
          </table:table-cell>
          <table:table-cell table:number-columns-repeated="1002"/>
        </table:table-row>
        <table:table-row table:style-name="ro1">
          <table:table-cell table:style-name="Default" office:value-type="float" office:value="79.5" calcext:value-type="float">
            <text:p>79,5</text:p>
          </table:table-cell>
          <table:table-cell office:value-type="float" office:value="0.0686839332265878" calcext:value-type="float">
            <text:p>0,0686839332</text:p>
          </table:table-cell>
          <table:table-cell office:value-type="float" office:value="0.0215914319127395" calcext:value-type="float">
            <text:p>0,0215914319</text:p>
          </table:table-cell>
          <table:table-cell office:value-type="float" office:value="0.0266200720105337" calcext:value-type="float">
            <text:p>0,026620072</text:p>
          </table:table-cell>
          <table:table-cell office:value-type="float" office:value="1" calcext:value-type="float">
            <text:p>1</text:p>
          </table:table-cell>
          <table:table-cell office:value-type="float" office:value="0.00714035196020342" calcext:value-type="float">
            <text:p>0,007140352</text:p>
          </table:table-cell>
          <table:table-cell office:value-type="float" office:value="0.264732791910378" calcext:value-type="float">
            <text:p>0,2647327919</text:p>
          </table:table-cell>
          <table:table-cell office:value-type="float" office:value="0.0237242454976662" calcext:value-type="float">
            <text:p>0,0237242455</text:p>
          </table:table-cell>
          <table:table-cell office:value-type="float" office:value="0.268339771377553" calcext:value-type="float">
            <text:p>0,2683397714</text:p>
          </table:table-cell>
          <table:table-cell office:value-type="float" office:value="0.0610850942696246" calcext:value-type="float">
            <text:p>0,0610850943</text:p>
          </table:table-cell>
          <table:table-cell office:value-type="float" office:value="0.0627484171698694" calcext:value-type="float">
            <text:p>0,0627484172</text:p>
          </table:table-cell>
          <table:table-cell office:value-type="float" office:value="0.0203765885399919" calcext:value-type="float">
            <text:p>0,0203765885</text:p>
          </table:table-cell>
          <table:table-cell office:value-type="float" office:value="0.243525266442926" calcext:value-type="float">
            <text:p>0,2435252664</text:p>
          </table:table-cell>
          <table:table-cell office:value-type="float" office:value="0.0784258649337383" calcext:value-type="float">
            <text:p>0,0784258649</text:p>
          </table:table-cell>
          <table:table-cell office:value-type="float" office:value="0.290010798897064" calcext:value-type="float">
            <text:p>0,2900107989</text:p>
          </table:table-cell>
          <table:table-cell office:value-type="float" office:value="0.0254650810020298" calcext:value-type="float">
            <text:p>0,025465081</text:p>
          </table:table-cell>
          <table:table-cell office:value-type="float" office:value="0.0141906140557102" calcext:value-type="float">
            <text:p>0,0141906141</text:p>
          </table:table-cell>
          <table:table-cell office:value-type="float" office:value="0.0976435002319208" calcext:value-type="float">
            <text:p>0,0976435002</text:p>
          </table:table-cell>
          <table:table-cell office:value-type="float" office:value="0.355904765164036" calcext:value-type="float">
            <text:p>0,3559047652</text:p>
          </table:table-cell>
          <table:table-cell office:value-type="float" office:value="0.204889076655981" calcext:value-type="float">
            <text:p>0,2048890767</text:p>
          </table:table-cell>
          <table:table-cell office:value-type="float" office:value="0.277991330203343" calcext:value-type="float">
            <text:p>0,2779913302</text:p>
          </table:table-cell>
          <table:table-cell office:value-type="float" office:value="0.272180760343741" calcext:value-type="float">
            <text:p>0,2721807603</text:p>
          </table:table-cell>
          <table:table-cell table:number-columns-repeated="1002"/>
        </table:table-row>
        <table:table-row table:style-name="ro1">
          <table:table-cell table:style-name="Default" office:value-type="float" office:value="81.3" calcext:value-type="float">
            <text:p>81,3</text:p>
          </table:table-cell>
          <table:table-cell office:value-type="float" office:value="0.0698012099869411" calcext:value-type="float">
            <text:p>0,06980121</text:p>
          </table:table-cell>
          <table:table-cell office:value-type="float" office:value="0.022076987824757" calcext:value-type="float">
            <text:p>0,0220769878</text:p>
          </table:table-cell>
          <table:table-cell office:value-type="float" office:value="0.0269685164547264" calcext:value-type="float">
            <text:p>0,0269685165</text:p>
          </table:table-cell>
          <table:table-cell office:value-type="float" office:value="1" calcext:value-type="float">
            <text:p>1</text:p>
          </table:table-cell>
          <table:table-cell office:value-type="float" office:value="0.0121308934193914" calcext:value-type="float">
            <text:p>0,0121308934</text:p>
          </table:table-cell>
          <table:table-cell office:value-type="float" office:value="0.281943237987213" calcext:value-type="float">
            <text:p>0,281943238</text:p>
          </table:table-cell>
          <table:table-cell office:value-type="float" office:value="0.023889590803232" calcext:value-type="float">
            <text:p>0,0238895908</text:p>
          </table:table-cell>
          <table:table-cell office:value-type="float" office:value="0.271670206234394" calcext:value-type="float">
            <text:p>0,2716702062</text:p>
          </table:table-cell>
          <table:table-cell office:value-type="float" office:value="0.0644188207926491" calcext:value-type="float">
            <text:p>0,0644188208</text:p>
          </table:table-cell>
          <table:table-cell office:value-type="float" office:value="0.0645268984937959" calcext:value-type="float">
            <text:p>0,0645268985</text:p>
          </table:table-cell>
          <table:table-cell office:value-type="float" office:value="0.0211974986272222" calcext:value-type="float">
            <text:p>0,0211974986</text:p>
          </table:table-cell>
          <table:table-cell office:value-type="float" office:value="0.238672917221756" calcext:value-type="float">
            <text:p>0,2386729172</text:p>
          </table:table-cell>
          <table:table-cell office:value-type="float" office:value="0.080285759651257" calcext:value-type="float">
            <text:p>0,0802857597</text:p>
          </table:table-cell>
          <table:table-cell office:value-type="float" office:value="0.290771881229327" calcext:value-type="float">
            <text:p>0,2907718812</text:p>
          </table:table-cell>
          <table:table-cell office:value-type="float" office:value="0.0259173940680302" calcext:value-type="float">
            <text:p>0,0259173941</text:p>
          </table:table-cell>
          <table:table-cell office:value-type="float" office:value="0.0146025724472149" calcext:value-type="float">
            <text:p>0,0146025724</text:p>
          </table:table-cell>
          <table:table-cell office:value-type="float" office:value="0.102205084296349" calcext:value-type="float">
            <text:p>0,1022050843</text:p>
          </table:table-cell>
          <table:table-cell office:value-type="float" office:value="0.354241305239851" calcext:value-type="float">
            <text:p>0,3542413052</text:p>
          </table:table-cell>
          <table:table-cell office:value-type="float" office:value="0.195700408520362" calcext:value-type="float">
            <text:p>0,1957004085</text:p>
          </table:table-cell>
          <table:table-cell office:value-type="float" office:value="0.276762090577169" calcext:value-type="float">
            <text:p>0,2767620906</text:p>
          </table:table-cell>
          <table:table-cell office:value-type="float" office:value="0.272227625723699" calcext:value-type="float">
            <text:p>0,2722276257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omparaison entre les deux types de traitement</text:p>
          </table:table-cell>
          <table:table-cell table:number-columns-repeated="1023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table:formula="of:=[.B161]-[.B195]" office:value-type="string" office:string-value="" calcext:value-type="error">
            <text:p>#NOM ?</text:p>
          </table:table-cell>
          <table:table-cell table:formula="of:=[.C161]-[.C195]" office:value-type="string" office:string-value="" calcext:value-type="error">
            <text:p>#NOM ?</text:p>
          </table:table-cell>
          <table:table-cell table:formula="of:=[.D161]-[.D195]" office:value-type="string" office:string-value="" calcext:value-type="error">
            <text:p>#NOM ?</text:p>
          </table:table-cell>
          <table:table-cell table:formula="of:=[.E161]-[.E195]" office:value-type="float" office:value="0" calcext:value-type="float">
            <text:p>0</text:p>
          </table:table-cell>
          <table:table-cell table:formula="of:=[.F161]-[.F195]" office:value-type="float" office:value="0" calcext:value-type="float">
            <text:p>0</text:p>
          </table:table-cell>
          <table:table-cell table:formula="of:=[.G161]-[.G195]" office:value-type="string" office:string-value="" calcext:value-type="error">
            <text:p>#NOM ?</text:p>
          </table:table-cell>
          <table:table-cell table:formula="of:=[.H161]-[.H195]" office:value-type="string" office:string-value="" calcext:value-type="error">
            <text:p>#NOM ?</text:p>
          </table:table-cell>
          <table:table-cell table:formula="of:=[.I161]-[.I195]" office:value-type="float" office:value="0" calcext:value-type="float">
            <text:p>0</text:p>
          </table:table-cell>
          <table:table-cell table:formula="of:=[.J161]-[.J195]" office:value-type="float" office:value="0" calcext:value-type="float">
            <text:p>0</text:p>
          </table:table-cell>
          <table:table-cell table:formula="of:=[.K161]-[.K195]" office:value-type="float" office:value="0" calcext:value-type="float">
            <text:p>0</text:p>
          </table:table-cell>
          <table:table-cell table:formula="of:=[.L161]-[.L195]" office:value-type="string" office:string-value="" calcext:value-type="error">
            <text:p>#NOM ?</text:p>
          </table:table-cell>
          <table:table-cell table:formula="of:=[.M161]-[.M195]" office:value-type="string" office:string-value="" calcext:value-type="error">
            <text:p>#NOM ?</text:p>
          </table:table-cell>
          <table:table-cell table:formula="of:=[.N161]-[.N195]" office:value-type="float" office:value="0" calcext:value-type="float">
            <text:p>0</text:p>
          </table:table-cell>
          <table:table-cell table:formula="of:=[.O161]-[.O195]" office:value-type="string" office:string-value="" calcext:value-type="error">
            <text:p>#NOM ?</text:p>
          </table:table-cell>
          <table:table-cell table:formula="of:=[.P161]-[.P195]" office:value-type="string" office:string-value="" calcext:value-type="error">
            <text:p>#NOM ?</text:p>
          </table:table-cell>
          <table:table-cell table:formula="of:=[.Q161]-[.Q195]" office:value-type="string" office:string-value="" calcext:value-type="error">
            <text:p>#NOM ?</text:p>
          </table:table-cell>
          <table:table-cell table:formula="of:=[.R161]-[.R195]" office:value-type="string" office:string-value="" calcext:value-type="error">
            <text:p>#NOM ?</text:p>
          </table:table-cell>
          <table:table-cell table:formula="of:=[.S161]-[.S195]" office:value-type="string" office:string-value="" calcext:value-type="error">
            <text:p>#NOM ?</text:p>
          </table:table-cell>
          <table:table-cell table:formula="of:=[.T161]-[.T195]" office:value-type="string" office:string-value="" calcext:value-type="error">
            <text:p>#NOM ?</text:p>
          </table:table-cell>
          <table:table-cell table:formula="of:=[.U161]-[.U195]" office:value-type="string" office:string-value="" calcext:value-type="error">
            <text:p>#NOM ?</text:p>
          </table:table-cell>
          <table:table-cell table:formula="of:=[.V161]-[.V195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table:formula="of:=[.B162]-[.B196]" office:value-type="float" office:value="0" calcext:value-type="float">
            <text:p>0</text:p>
          </table:table-cell>
          <table:table-cell table:formula="of:=[.C162]-[.C196]" office:value-type="string" office:string-value="" calcext:value-type="error">
            <text:p>#NOM ?</text:p>
          </table:table-cell>
          <table:table-cell table:formula="of:=[.D162]-[.D196]" office:value-type="float" office:value="0" calcext:value-type="float">
            <text:p>0</text:p>
          </table:table-cell>
          <table:table-cell table:formula="of:=[.E162]-[.E196]" office:value-type="float" office:value="0" calcext:value-type="float">
            <text:p>0</text:p>
          </table:table-cell>
          <table:table-cell table:formula="of:=[.F162]-[.F196]" office:value-type="float" office:value="0" calcext:value-type="float">
            <text:p>0</text:p>
          </table:table-cell>
          <table:table-cell table:formula="of:=[.G162]-[.G196]" office:value-type="float" office:value="0" calcext:value-type="float">
            <text:p>0</text:p>
          </table:table-cell>
          <table:table-cell table:formula="of:=[.H162]-[.H196]" office:value-type="float" office:value="0" calcext:value-type="float">
            <text:p>0</text:p>
          </table:table-cell>
          <table:table-cell table:formula="of:=[.I162]-[.I196]" office:value-type="string" office:string-value="" calcext:value-type="error">
            <text:p>#NOM ?</text:p>
          </table:table-cell>
          <table:table-cell table:formula="of:=[.J162]-[.J196]" office:value-type="string" office:string-value="" calcext:value-type="error">
            <text:p>#NOM ?</text:p>
          </table:table-cell>
          <table:table-cell table:formula="of:=[.K162]-[.K196]" office:value-type="float" office:value="0" calcext:value-type="float">
            <text:p>0</text:p>
          </table:table-cell>
          <table:table-cell table:formula="of:=[.L162]-[.L196]" office:value-type="string" office:string-value="" calcext:value-type="error">
            <text:p>#NOM ?</text:p>
          </table:table-cell>
          <table:table-cell table:formula="of:=[.M162]-[.M196]" office:value-type="float" office:value="0" calcext:value-type="float">
            <text:p>0</text:p>
          </table:table-cell>
          <table:table-cell table:formula="of:=[.N162]-[.N196]" office:value-type="float" office:value="0" calcext:value-type="float">
            <text:p>0</text:p>
          </table:table-cell>
          <table:table-cell table:formula="of:=[.O162]-[.O196]" office:value-type="float" office:value="0" calcext:value-type="float">
            <text:p>0</text:p>
          </table:table-cell>
          <table:table-cell table:formula="of:=[.P162]-[.P196]" office:value-type="float" office:value="0" calcext:value-type="float">
            <text:p>0</text:p>
          </table:table-cell>
          <table:table-cell table:formula="of:=[.Q162]-[.Q196]" office:value-type="float" office:value="0" calcext:value-type="float">
            <text:p>0</text:p>
          </table:table-cell>
          <table:table-cell table:formula="of:=[.R162]-[.R196]" office:value-type="string" office:string-value="" calcext:value-type="error">
            <text:p>#NOM ?</text:p>
          </table:table-cell>
          <table:table-cell table:formula="of:=[.S162]-[.S196]" office:value-type="string" office:string-value="" calcext:value-type="error">
            <text:p>#NOM ?</text:p>
          </table:table-cell>
          <table:table-cell table:formula="of:=[.T162]-[.T196]" office:value-type="string" office:string-value="" calcext:value-type="error">
            <text:p>#NOM ?</text:p>
          </table:table-cell>
          <table:table-cell table:formula="of:=[.U162]-[.U196]" office:value-type="float" office:value="0" calcext:value-type="float">
            <text:p>0</text:p>
          </table:table-cell>
          <table:table-cell table:formula="of:=[.V162]-[.V196]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table:style-name="Default" office:value-type="float" office:value="31.8" calcext:value-type="float">
            <text:p>31,8</text:p>
          </table:table-cell>
          <table:table-cell table:formula="of:=[.B163]-[.B197]" office:value-type="float" office:value="0" calcext:value-type="float">
            <text:p>0</text:p>
          </table:table-cell>
          <table:table-cell table:formula="of:=[.C163]-[.C197]" office:value-type="string" office:string-value="" calcext:value-type="error">
            <text:p>#NOM ?</text:p>
          </table:table-cell>
          <table:table-cell table:formula="of:=[.D163]-[.D197]" office:value-type="float" office:value="0" calcext:value-type="float">
            <text:p>0</text:p>
          </table:table-cell>
          <table:table-cell table:formula="of:=[.E163]-[.E197]" office:value-type="float" office:value="0" calcext:value-type="float">
            <text:p>0</text:p>
          </table:table-cell>
          <table:table-cell table:formula="of:=[.F163]-[.F197]" office:value-type="float" office:value="0" calcext:value-type="float">
            <text:p>0</text:p>
          </table:table-cell>
          <table:table-cell table:formula="of:=[.G163]-[.G197]" office:value-type="float" office:value="0" calcext:value-type="float">
            <text:p>0</text:p>
          </table:table-cell>
          <table:table-cell table:formula="of:=[.H163]-[.H197]" office:value-type="float" office:value="0" calcext:value-type="float">
            <text:p>0</text:p>
          </table:table-cell>
          <table:table-cell table:formula="of:=[.I163]-[.I197]" office:value-type="float" office:value="0" calcext:value-type="float">
            <text:p>0</text:p>
          </table:table-cell>
          <table:table-cell table:formula="of:=[.J163]-[.J197]" office:value-type="float" office:value="0" calcext:value-type="float">
            <text:p>0</text:p>
          </table:table-cell>
          <table:table-cell table:formula="of:=[.K163]-[.K197]" office:value-type="float" office:value="0" calcext:value-type="float">
            <text:p>0</text:p>
          </table:table-cell>
          <table:table-cell table:formula="of:=[.L163]-[.L197]" office:value-type="float" office:value="0" calcext:value-type="float">
            <text:p>0</text:p>
          </table:table-cell>
          <table:table-cell table:formula="of:=[.M163]-[.M197]" office:value-type="float" office:value="0" calcext:value-type="float">
            <text:p>0</text:p>
          </table:table-cell>
          <table:table-cell table:formula="of:=[.N163]-[.N197]" office:value-type="float" office:value="0" calcext:value-type="float">
            <text:p>0</text:p>
          </table:table-cell>
          <table:table-cell table:formula="of:=[.O163]-[.O197]" office:value-type="float" office:value="0" calcext:value-type="float">
            <text:p>0</text:p>
          </table:table-cell>
          <table:table-cell table:formula="of:=[.P163]-[.P197]" office:value-type="float" office:value="0" calcext:value-type="float">
            <text:p>0</text:p>
          </table:table-cell>
          <table:table-cell table:formula="of:=[.Q163]-[.Q197]" office:value-type="float" office:value="0" calcext:value-type="float">
            <text:p>0</text:p>
          </table:table-cell>
          <table:table-cell table:formula="of:=[.R163]-[.R197]" office:value-type="float" office:value="-4.57966997657877E-016" calcext:value-type="float">
            <text:p>-4,57966997657877E-016</text:p>
          </table:table-cell>
          <table:table-cell table:formula="of:=[.S163]-[.S197]" office:value-type="float" office:value="0" calcext:value-type="float">
            <text:p>0</text:p>
          </table:table-cell>
          <table:table-cell table:formula="of:=[.T163]-[.T197]" office:value-type="float" office:value="0" calcext:value-type="float">
            <text:p>0</text:p>
          </table:table-cell>
          <table:table-cell table:formula="of:=[.U163]-[.U197]" office:value-type="float" office:value="0" calcext:value-type="float">
            <text:p>0</text:p>
          </table:table-cell>
          <table:table-cell table:formula="of:=[.V163]-[.V19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3.6" calcext:value-type="float">
            <text:p>33,6</text:p>
          </table:table-cell>
          <table:table-cell table:formula="of:=[.B164]-[.B198]" office:value-type="float" office:value="0" calcext:value-type="float">
            <text:p>0</text:p>
          </table:table-cell>
          <table:table-cell table:formula="of:=[.C164]-[.C198]" office:value-type="float" office:value="0" calcext:value-type="float">
            <text:p>0</text:p>
          </table:table-cell>
          <table:table-cell table:formula="of:=[.D164]-[.D198]" office:value-type="float" office:value="0" calcext:value-type="float">
            <text:p>0</text:p>
          </table:table-cell>
          <table:table-cell table:formula="of:=[.E164]-[.E198]" office:value-type="float" office:value="0" calcext:value-type="float">
            <text:p>0</text:p>
          </table:table-cell>
          <table:table-cell table:formula="of:=[.F164]-[.F198]" office:value-type="float" office:value="0" calcext:value-type="float">
            <text:p>0</text:p>
          </table:table-cell>
          <table:table-cell table:formula="of:=[.G164]-[.G198]" office:value-type="float" office:value="0" calcext:value-type="float">
            <text:p>0</text:p>
          </table:table-cell>
          <table:table-cell table:formula="of:=[.H164]-[.H198]" office:value-type="float" office:value="0" calcext:value-type="float">
            <text:p>0</text:p>
          </table:table-cell>
          <table:table-cell table:formula="of:=[.I164]-[.I198]" office:value-type="float" office:value="0" calcext:value-type="float">
            <text:p>0</text:p>
          </table:table-cell>
          <table:table-cell table:formula="of:=[.J164]-[.J198]" office:value-type="float" office:value="0" calcext:value-type="float">
            <text:p>0</text:p>
          </table:table-cell>
          <table:table-cell table:formula="of:=[.K164]-[.K198]" office:value-type="float" office:value="0" calcext:value-type="float">
            <text:p>0</text:p>
          </table:table-cell>
          <table:table-cell table:formula="of:=[.L164]-[.L198]" office:value-type="float" office:value="0" calcext:value-type="float">
            <text:p>0</text:p>
          </table:table-cell>
          <table:table-cell table:formula="of:=[.M164]-[.M198]" office:value-type="float" office:value="0" calcext:value-type="float">
            <text:p>0</text:p>
          </table:table-cell>
          <table:table-cell table:formula="of:=[.N164]-[.N198]" office:value-type="float" office:value="0" calcext:value-type="float">
            <text:p>0</text:p>
          </table:table-cell>
          <table:table-cell table:formula="of:=[.O164]-[.O198]" office:value-type="float" office:value="0" calcext:value-type="float">
            <text:p>0</text:p>
          </table:table-cell>
          <table:table-cell table:formula="of:=[.P164]-[.P198]" office:value-type="float" office:value="0" calcext:value-type="float">
            <text:p>0</text:p>
          </table:table-cell>
          <table:table-cell table:formula="of:=[.Q164]-[.Q198]" office:value-type="string" office:string-value="" calcext:value-type="error">
            <text:p>#NOM ?</text:p>
          </table:table-cell>
          <table:table-cell table:formula="of:=[.R164]-[.R198]" office:value-type="float" office:value="0" calcext:value-type="float">
            <text:p>0</text:p>
          </table:table-cell>
          <table:table-cell table:formula="of:=[.S164]-[.S198]" office:value-type="float" office:value="0" calcext:value-type="float">
            <text:p>0</text:p>
          </table:table-cell>
          <table:table-cell table:formula="of:=[.T164]-[.T198]" office:value-type="float" office:value="0" calcext:value-type="float">
            <text:p>0</text:p>
          </table:table-cell>
          <table:table-cell table:formula="of:=[.U164]-[.U198]" office:value-type="float" office:value="0" calcext:value-type="float">
            <text:p>0</text:p>
          </table:table-cell>
          <table:table-cell table:formula="of:=[.V164]-[.V198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5.4" calcext:value-type="float">
            <text:p>35,4</text:p>
          </table:table-cell>
          <table:table-cell table:formula="of:=[.B165]-[.B199]" office:value-type="float" office:value="0" calcext:value-type="float">
            <text:p>0</text:p>
          </table:table-cell>
          <table:table-cell table:formula="of:=[.C165]-[.C199]" office:value-type="float" office:value="0" calcext:value-type="float">
            <text:p>0</text:p>
          </table:table-cell>
          <table:table-cell table:formula="of:=[.D165]-[.D199]" office:value-type="float" office:value="0" calcext:value-type="float">
            <text:p>0</text:p>
          </table:table-cell>
          <table:table-cell table:formula="of:=[.E165]-[.E199]" office:value-type="float" office:value="0" calcext:value-type="float">
            <text:p>0</text:p>
          </table:table-cell>
          <table:table-cell table:formula="of:=[.F165]-[.F199]" office:value-type="float" office:value="0" calcext:value-type="float">
            <text:p>0</text:p>
          </table:table-cell>
          <table:table-cell table:formula="of:=[.G165]-[.G199]" office:value-type="float" office:value="0" calcext:value-type="float">
            <text:p>0</text:p>
          </table:table-cell>
          <table:table-cell table:formula="of:=[.H165]-[.H199]" office:value-type="float" office:value="0" calcext:value-type="float">
            <text:p>0</text:p>
          </table:table-cell>
          <table:table-cell table:formula="of:=[.I165]-[.I199]" office:value-type="float" office:value="0" calcext:value-type="float">
            <text:p>0</text:p>
          </table:table-cell>
          <table:table-cell table:formula="of:=[.J165]-[.J199]" office:value-type="float" office:value="0" calcext:value-type="float">
            <text:p>0</text:p>
          </table:table-cell>
          <table:table-cell table:formula="of:=[.K165]-[.K199]" office:value-type="float" office:value="0" calcext:value-type="float">
            <text:p>0</text:p>
          </table:table-cell>
          <table:table-cell table:formula="of:=[.L165]-[.L199]" office:value-type="float" office:value="0" calcext:value-type="float">
            <text:p>0</text:p>
          </table:table-cell>
          <table:table-cell table:formula="of:=[.M165]-[.M199]" office:value-type="float" office:value="0" calcext:value-type="float">
            <text:p>0</text:p>
          </table:table-cell>
          <table:table-cell table:formula="of:=[.N165]-[.N199]" office:value-type="float" office:value="0" calcext:value-type="float">
            <text:p>0</text:p>
          </table:table-cell>
          <table:table-cell table:formula="of:=[.O165]-[.O199]" office:value-type="float" office:value="0" calcext:value-type="float">
            <text:p>0</text:p>
          </table:table-cell>
          <table:table-cell table:formula="of:=[.P165]-[.P199]" office:value-type="float" office:value="0" calcext:value-type="float">
            <text:p>0</text:p>
          </table:table-cell>
          <table:table-cell table:formula="of:=[.Q165]-[.Q199]" office:value-type="float" office:value="0" calcext:value-type="float">
            <text:p>0</text:p>
          </table:table-cell>
          <table:table-cell table:formula="of:=[.R165]-[.R199]" office:value-type="float" office:value="0" calcext:value-type="float">
            <text:p>0</text:p>
          </table:table-cell>
          <table:table-cell table:formula="of:=[.S165]-[.S199]" office:value-type="float" office:value="0" calcext:value-type="float">
            <text:p>0</text:p>
          </table:table-cell>
          <table:table-cell table:formula="of:=[.T165]-[.T199]" office:value-type="float" office:value="0" calcext:value-type="float">
            <text:p>0</text:p>
          </table:table-cell>
          <table:table-cell table:formula="of:=[.U165]-[.U199]" office:value-type="float" office:value="0" calcext:value-type="float">
            <text:p>0</text:p>
          </table:table-cell>
          <table:table-cell table:formula="of:=[.V165]-[.V199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7.1" calcext:value-type="float">
            <text:p>37,1</text:p>
          </table:table-cell>
          <table:table-cell table:formula="of:=[.B166]-[.B200]" office:value-type="float" office:value="0" calcext:value-type="float">
            <text:p>0</text:p>
          </table:table-cell>
          <table:table-cell table:formula="of:=[.C166]-[.C200]" office:value-type="float" office:value="0" calcext:value-type="float">
            <text:p>0</text:p>
          </table:table-cell>
          <table:table-cell table:formula="of:=[.D166]-[.D200]" office:value-type="float" office:value="0" calcext:value-type="float">
            <text:p>0</text:p>
          </table:table-cell>
          <table:table-cell table:formula="of:=[.E166]-[.E200]" office:value-type="float" office:value="0" calcext:value-type="float">
            <text:p>0</text:p>
          </table:table-cell>
          <table:table-cell table:formula="of:=[.F166]-[.F200]" office:value-type="float" office:value="0" calcext:value-type="float">
            <text:p>0</text:p>
          </table:table-cell>
          <table:table-cell table:formula="of:=[.G166]-[.G200]" office:value-type="float" office:value="0" calcext:value-type="float">
            <text:p>0</text:p>
          </table:table-cell>
          <table:table-cell table:formula="of:=[.H166]-[.H200]" office:value-type="float" office:value="0" calcext:value-type="float">
            <text:p>0</text:p>
          </table:table-cell>
          <table:table-cell table:formula="of:=[.I166]-[.I200]" office:value-type="float" office:value="0" calcext:value-type="float">
            <text:p>0</text:p>
          </table:table-cell>
          <table:table-cell table:formula="of:=[.J166]-[.J200]" office:value-type="float" office:value="0" calcext:value-type="float">
            <text:p>0</text:p>
          </table:table-cell>
          <table:table-cell table:formula="of:=[.K166]-[.K200]" office:value-type="float" office:value="0" calcext:value-type="float">
            <text:p>0</text:p>
          </table:table-cell>
          <table:table-cell table:formula="of:=[.L166]-[.L200]" office:value-type="float" office:value="0" calcext:value-type="float">
            <text:p>0</text:p>
          </table:table-cell>
          <table:table-cell table:formula="of:=[.M166]-[.M200]" office:value-type="float" office:value="0" calcext:value-type="float">
            <text:p>0</text:p>
          </table:table-cell>
          <table:table-cell table:formula="of:=[.N166]-[.N200]" office:value-type="float" office:value="0" calcext:value-type="float">
            <text:p>0</text:p>
          </table:table-cell>
          <table:table-cell table:formula="of:=[.O166]-[.O200]" office:value-type="float" office:value="0" calcext:value-type="float">
            <text:p>0</text:p>
          </table:table-cell>
          <table:table-cell table:formula="of:=[.P166]-[.P200]" office:value-type="float" office:value="0" calcext:value-type="float">
            <text:p>0</text:p>
          </table:table-cell>
          <table:table-cell table:formula="of:=[.Q166]-[.Q200]" office:value-type="float" office:value="0" calcext:value-type="float">
            <text:p>0</text:p>
          </table:table-cell>
          <table:table-cell table:formula="of:=[.R166]-[.R200]" office:value-type="float" office:value="0" calcext:value-type="float">
            <text:p>0</text:p>
          </table:table-cell>
          <table:table-cell table:formula="of:=[.S166]-[.S200]" office:value-type="float" office:value="0" calcext:value-type="float">
            <text:p>0</text:p>
          </table:table-cell>
          <table:table-cell table:formula="of:=[.T166]-[.T200]" office:value-type="float" office:value="0" calcext:value-type="float">
            <text:p>0</text:p>
          </table:table-cell>
          <table:table-cell table:formula="of:=[.U166]-[.U200]" office:value-type="float" office:value="0" calcext:value-type="float">
            <text:p>0</text:p>
          </table:table-cell>
          <table:table-cell table:formula="of:=[.V166]-[.V200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8.9" calcext:value-type="float">
            <text:p>38,9</text:p>
          </table:table-cell>
          <table:table-cell table:formula="of:=[.B167]-[.B201]" office:value-type="float" office:value="0" calcext:value-type="float">
            <text:p>0</text:p>
          </table:table-cell>
          <table:table-cell table:formula="of:=[.C167]-[.C201]" office:value-type="float" office:value="0" calcext:value-type="float">
            <text:p>0</text:p>
          </table:table-cell>
          <table:table-cell table:formula="of:=[.D167]-[.D201]" office:value-type="float" office:value="0" calcext:value-type="float">
            <text:p>0</text:p>
          </table:table-cell>
          <table:table-cell table:formula="of:=[.E167]-[.E201]" office:value-type="float" office:value="0" calcext:value-type="float">
            <text:p>0</text:p>
          </table:table-cell>
          <table:table-cell table:formula="of:=[.F167]-[.F201]" office:value-type="float" office:value="4.5102810375397E-017" calcext:value-type="float">
            <text:p>4,5102810375397E-017</text:p>
          </table:table-cell>
          <table:table-cell table:formula="of:=[.G167]-[.G201]" office:value-type="float" office:value="0" calcext:value-type="float">
            <text:p>0</text:p>
          </table:table-cell>
          <table:table-cell table:formula="of:=[.H167]-[.H201]" office:value-type="float" office:value="0" calcext:value-type="float">
            <text:p>0</text:p>
          </table:table-cell>
          <table:table-cell table:formula="of:=[.I167]-[.I201]" office:value-type="float" office:value="0" calcext:value-type="float">
            <text:p>0</text:p>
          </table:table-cell>
          <table:table-cell table:formula="of:=[.J167]-[.J201]" office:value-type="float" office:value="0" calcext:value-type="float">
            <text:p>0</text:p>
          </table:table-cell>
          <table:table-cell table:formula="of:=[.K167]-[.K201]" office:value-type="float" office:value="0" calcext:value-type="float">
            <text:p>0</text:p>
          </table:table-cell>
          <table:table-cell table:formula="of:=[.L167]-[.L201]" office:value-type="float" office:value="0" calcext:value-type="float">
            <text:p>0</text:p>
          </table:table-cell>
          <table:table-cell table:formula="of:=[.M167]-[.M201]" office:value-type="float" office:value="0" calcext:value-type="float">
            <text:p>0</text:p>
          </table:table-cell>
          <table:table-cell table:formula="of:=[.N167]-[.N201]" office:value-type="float" office:value="0" calcext:value-type="float">
            <text:p>0</text:p>
          </table:table-cell>
          <table:table-cell table:formula="of:=[.O167]-[.O201]" office:value-type="float" office:value="0" calcext:value-type="float">
            <text:p>0</text:p>
          </table:table-cell>
          <table:table-cell table:formula="of:=[.P167]-[.P201]" office:value-type="float" office:value="0" calcext:value-type="float">
            <text:p>0</text:p>
          </table:table-cell>
          <table:table-cell table:formula="of:=[.Q167]-[.Q201]" office:value-type="float" office:value="0" calcext:value-type="float">
            <text:p>0</text:p>
          </table:table-cell>
          <table:table-cell table:formula="of:=[.R167]-[.R201]" office:value-type="float" office:value="0" calcext:value-type="float">
            <text:p>0</text:p>
          </table:table-cell>
          <table:table-cell table:formula="of:=[.S167]-[.S201]" office:value-type="float" office:value="0" calcext:value-type="float">
            <text:p>0</text:p>
          </table:table-cell>
          <table:table-cell table:formula="of:=[.T167]-[.T201]" office:value-type="float" office:value="0" calcext:value-type="float">
            <text:p>0</text:p>
          </table:table-cell>
          <table:table-cell table:formula="of:=[.U167]-[.U201]" office:value-type="float" office:value="0" calcext:value-type="float">
            <text:p>0</text:p>
          </table:table-cell>
          <table:table-cell table:formula="of:=[.V167]-[.V20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0.7" calcext:value-type="float">
            <text:p>40,7</text:p>
          </table:table-cell>
          <table:table-cell table:formula="of:=[.B168]-[.B202]" office:value-type="float" office:value="0" calcext:value-type="float">
            <text:p>0</text:p>
          </table:table-cell>
          <table:table-cell table:formula="of:=[.C168]-[.C202]" office:value-type="float" office:value="0" calcext:value-type="float">
            <text:p>0</text:p>
          </table:table-cell>
          <table:table-cell table:formula="of:=[.D168]-[.D202]" office:value-type="float" office:value="0" calcext:value-type="float">
            <text:p>0</text:p>
          </table:table-cell>
          <table:table-cell table:formula="of:=[.E168]-[.E202]" office:value-type="float" office:value="0" calcext:value-type="float">
            <text:p>0</text:p>
          </table:table-cell>
          <table:table-cell table:formula="of:=[.F168]-[.F202]" office:value-type="float" office:value="0" calcext:value-type="float">
            <text:p>0</text:p>
          </table:table-cell>
          <table:table-cell table:formula="of:=[.G168]-[.G202]" office:value-type="float" office:value="0" calcext:value-type="float">
            <text:p>0</text:p>
          </table:table-cell>
          <table:table-cell table:formula="of:=[.H168]-[.H202]" office:value-type="float" office:value="0" calcext:value-type="float">
            <text:p>0</text:p>
          </table:table-cell>
          <table:table-cell table:formula="of:=[.I168]-[.I202]" office:value-type="float" office:value="0" calcext:value-type="float">
            <text:p>0</text:p>
          </table:table-cell>
          <table:table-cell table:formula="of:=[.J168]-[.J202]" office:value-type="float" office:value="0" calcext:value-type="float">
            <text:p>0</text:p>
          </table:table-cell>
          <table:table-cell table:formula="of:=[.K168]-[.K202]" office:value-type="float" office:value="0" calcext:value-type="float">
            <text:p>0</text:p>
          </table:table-cell>
          <table:table-cell table:formula="of:=[.L168]-[.L202]" office:value-type="float" office:value="0" calcext:value-type="float">
            <text:p>0</text:p>
          </table:table-cell>
          <table:table-cell table:formula="of:=[.M168]-[.M202]" office:value-type="float" office:value="0" calcext:value-type="float">
            <text:p>0</text:p>
          </table:table-cell>
          <table:table-cell table:formula="of:=[.N168]-[.N202]" office:value-type="float" office:value="0" calcext:value-type="float">
            <text:p>0</text:p>
          </table:table-cell>
          <table:table-cell table:formula="of:=[.O168]-[.O202]" office:value-type="float" office:value="0" calcext:value-type="float">
            <text:p>0</text:p>
          </table:table-cell>
          <table:table-cell table:formula="of:=[.P168]-[.P202]" office:value-type="float" office:value="0" calcext:value-type="float">
            <text:p>0</text:p>
          </table:table-cell>
          <table:table-cell table:formula="of:=[.Q168]-[.Q202]" office:value-type="float" office:value="0" calcext:value-type="float">
            <text:p>0</text:p>
          </table:table-cell>
          <table:table-cell table:formula="of:=[.R168]-[.R202]" office:value-type="float" office:value="0" calcext:value-type="float">
            <text:p>0</text:p>
          </table:table-cell>
          <table:table-cell table:formula="of:=[.S168]-[.S202]" office:value-type="float" office:value="0" calcext:value-type="float">
            <text:p>0</text:p>
          </table:table-cell>
          <table:table-cell table:formula="of:=[.T168]-[.T202]" office:value-type="float" office:value="0" calcext:value-type="float">
            <text:p>0</text:p>
          </table:table-cell>
          <table:table-cell table:formula="of:=[.U168]-[.U202]" office:value-type="float" office:value="0" calcext:value-type="float">
            <text:p>0</text:p>
          </table:table-cell>
          <table:table-cell table:formula="of:=[.V168]-[.V20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2.4" calcext:value-type="float">
            <text:p>42,4</text:p>
          </table:table-cell>
          <table:table-cell table:formula="of:=[.B169]-[.B203]" office:value-type="float" office:value="0" calcext:value-type="float">
            <text:p>0</text:p>
          </table:table-cell>
          <table:table-cell table:formula="of:=[.C169]-[.C203]" office:value-type="float" office:value="0" calcext:value-type="float">
            <text:p>0</text:p>
          </table:table-cell>
          <table:table-cell table:formula="of:=[.D169]-[.D203]" office:value-type="float" office:value="0" calcext:value-type="float">
            <text:p>0</text:p>
          </table:table-cell>
          <table:table-cell table:formula="of:=[.E169]-[.E203]" office:value-type="float" office:value="0" calcext:value-type="float">
            <text:p>0</text:p>
          </table:table-cell>
          <table:table-cell table:formula="of:=[.F169]-[.F203]" office:value-type="float" office:value="0" calcext:value-type="float">
            <text:p>0</text:p>
          </table:table-cell>
          <table:table-cell table:formula="of:=[.G169]-[.G203]" office:value-type="float" office:value="0" calcext:value-type="float">
            <text:p>0</text:p>
          </table:table-cell>
          <table:table-cell table:formula="of:=[.H169]-[.H203]" office:value-type="float" office:value="0" calcext:value-type="float">
            <text:p>0</text:p>
          </table:table-cell>
          <table:table-cell table:formula="of:=[.I169]-[.I203]" office:value-type="float" office:value="0" calcext:value-type="float">
            <text:p>0</text:p>
          </table:table-cell>
          <table:table-cell table:formula="of:=[.J169]-[.J203]" office:value-type="float" office:value="0" calcext:value-type="float">
            <text:p>0</text:p>
          </table:table-cell>
          <table:table-cell table:formula="of:=[.K169]-[.K203]" office:value-type="float" office:value="0" calcext:value-type="float">
            <text:p>0</text:p>
          </table:table-cell>
          <table:table-cell table:formula="of:=[.L169]-[.L203]" office:value-type="float" office:value="0" calcext:value-type="float">
            <text:p>0</text:p>
          </table:table-cell>
          <table:table-cell table:formula="of:=[.M169]-[.M203]" office:value-type="float" office:value="0" calcext:value-type="float">
            <text:p>0</text:p>
          </table:table-cell>
          <table:table-cell table:formula="of:=[.N169]-[.N203]" office:value-type="float" office:value="0" calcext:value-type="float">
            <text:p>0</text:p>
          </table:table-cell>
          <table:table-cell table:formula="of:=[.O169]-[.O203]" office:value-type="float" office:value="0" calcext:value-type="float">
            <text:p>0</text:p>
          </table:table-cell>
          <table:table-cell table:formula="of:=[.P169]-[.P203]" office:value-type="float" office:value="0" calcext:value-type="float">
            <text:p>0</text:p>
          </table:table-cell>
          <table:table-cell table:formula="of:=[.Q169]-[.Q203]" office:value-type="float" office:value="0" calcext:value-type="float">
            <text:p>0</text:p>
          </table:table-cell>
          <table:table-cell table:formula="of:=[.R169]-[.R203]" office:value-type="string" office:string-value="" calcext:value-type="error">
            <text:p>#NOM ?</text:p>
          </table:table-cell>
          <table:table-cell table:formula="of:=[.S169]-[.S203]" office:value-type="float" office:value="0" calcext:value-type="float">
            <text:p>0</text:p>
          </table:table-cell>
          <table:table-cell table:formula="of:=[.T169]-[.T203]" office:value-type="float" office:value="0" calcext:value-type="float">
            <text:p>0</text:p>
          </table:table-cell>
          <table:table-cell table:formula="of:=[.U169]-[.U203]" office:value-type="string" office:string-value="" calcext:value-type="error">
            <text:p>#NOM ?</text:p>
          </table:table-cell>
          <table:table-cell table:formula="of:=[.V169]-[.V203]" office:value-type="string" office:string-value="" calcext:value-type="error">
            <text:p>#NOM ?</text:p>
          </table:table-cell>
          <table:table-cell table:number-columns-repeated="1002"/>
        </table:table-row>
        <table:table-row table:style-name="ro1">
          <table:table-cell table:style-name="Default" office:value-type="float" office:value="44.2" calcext:value-type="float">
            <text:p>44,2</text:p>
          </table:table-cell>
          <table:table-cell table:formula="of:=[.B170]-[.B204]" office:value-type="float" office:value="0" calcext:value-type="float">
            <text:p>0</text:p>
          </table:table-cell>
          <table:table-cell table:formula="of:=[.C170]-[.C204]" office:value-type="float" office:value="0" calcext:value-type="float">
            <text:p>0</text:p>
          </table:table-cell>
          <table:table-cell table:formula="of:=[.D170]-[.D204]" office:value-type="float" office:value="0" calcext:value-type="float">
            <text:p>0</text:p>
          </table:table-cell>
          <table:table-cell table:formula="of:=[.E170]-[.E204]" office:value-type="float" office:value="0" calcext:value-type="float">
            <text:p>0</text:p>
          </table:table-cell>
          <table:table-cell table:formula="of:=[.F170]-[.F204]" office:value-type="string" office:string-value="" calcext:value-type="error">
            <text:p>#NOM ?</text:p>
          </table:table-cell>
          <table:table-cell table:formula="of:=[.G170]-[.G204]" office:value-type="string" office:string-value="" calcext:value-type="error">
            <text:p>#NOM ?</text:p>
          </table:table-cell>
          <table:table-cell table:formula="of:=[.H170]-[.H204]" office:value-type="string" office:string-value="" calcext:value-type="error">
            <text:p>#NOM ?</text:p>
          </table:table-cell>
          <table:table-cell table:formula="of:=[.I170]-[.I204]" office:value-type="string" office:string-value="" calcext:value-type="error">
            <text:p>#NOM ?</text:p>
          </table:table-cell>
          <table:table-cell table:formula="of:=[.J170]-[.J204]" office:value-type="float" office:value="0" calcext:value-type="float">
            <text:p>0</text:p>
          </table:table-cell>
          <table:table-cell table:formula="of:=[.K170]-[.K204]" office:value-type="string" office:string-value="" calcext:value-type="error">
            <text:p>#NOM ?</text:p>
          </table:table-cell>
          <table:table-cell table:formula="of:=[.L170]-[.L204]" office:value-type="float" office:value="0" calcext:value-type="float">
            <text:p>0</text:p>
          </table:table-cell>
          <table:table-cell table:formula="of:=[.M170]-[.M204]" office:value-type="string" office:string-value="" calcext:value-type="error">
            <text:p>#NOM ?</text:p>
          </table:table-cell>
          <table:table-cell table:formula="of:=[.N170]-[.N204]" office:value-type="string" office:string-value="" calcext:value-type="error">
            <text:p>#NOM ?</text:p>
          </table:table-cell>
          <table:table-cell table:formula="of:=[.O170]-[.O204]" office:value-type="float" office:value="0" calcext:value-type="float">
            <text:p>0</text:p>
          </table:table-cell>
          <table:table-cell table:formula="of:=[.P170]-[.P204]" office:value-type="float" office:value="0" calcext:value-type="float">
            <text:p>0</text:p>
          </table:table-cell>
          <table:table-cell table:formula="of:=[.Q170]-[.Q204]" office:value-type="float" office:value="0" calcext:value-type="float">
            <text:p>0</text:p>
          </table:table-cell>
          <table:table-cell table:formula="of:=[.R170]-[.R204]" office:value-type="float" office:value="0" calcext:value-type="float">
            <text:p>0</text:p>
          </table:table-cell>
          <table:table-cell table:formula="of:=[.S170]-[.S204]" office:value-type="string" office:string-value="" calcext:value-type="error">
            <text:p>#NOM ?</text:p>
          </table:table-cell>
          <table:table-cell table:formula="of:=[.T170]-[.T204]" office:value-type="float" office:value="0" calcext:value-type="float">
            <text:p>0</text:p>
          </table:table-cell>
          <table:table-cell table:formula="of:=[.U170]-[.U204]" office:value-type="float" office:value="0" calcext:value-type="float">
            <text:p>0</text:p>
          </table:table-cell>
          <table:table-cell table:formula="of:=[.V170]-[.V204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formula="of:=[.B171]-[.B205]" office:value-type="float" office:value="0" calcext:value-type="float">
            <text:p>0</text:p>
          </table:table-cell>
          <table:table-cell table:formula="of:=[.C171]-[.C205]" office:value-type="float" office:value="0" calcext:value-type="float">
            <text:p>0</text:p>
          </table:table-cell>
          <table:table-cell table:formula="of:=[.D171]-[.D205]" office:value-type="float" office:value="0" calcext:value-type="float">
            <text:p>0</text:p>
          </table:table-cell>
          <table:table-cell table:formula="of:=[.E171]-[.E205]" office:value-type="float" office:value="0" calcext:value-type="float">
            <text:p>0</text:p>
          </table:table-cell>
          <table:table-cell table:formula="of:=[.F171]-[.F205]" office:value-type="float" office:value="0" calcext:value-type="float">
            <text:p>0</text:p>
          </table:table-cell>
          <table:table-cell table:formula="of:=[.G171]-[.G205]" office:value-type="float" office:value="0" calcext:value-type="float">
            <text:p>0</text:p>
          </table:table-cell>
          <table:table-cell table:formula="of:=[.H171]-[.H205]" office:value-type="float" office:value="0" calcext:value-type="float">
            <text:p>0</text:p>
          </table:table-cell>
          <table:table-cell table:formula="of:=[.I171]-[.I205]" office:value-type="float" office:value="0" calcext:value-type="float">
            <text:p>0</text:p>
          </table:table-cell>
          <table:table-cell table:formula="of:=[.J171]-[.J205]" office:value-type="float" office:value="0" calcext:value-type="float">
            <text:p>0</text:p>
          </table:table-cell>
          <table:table-cell table:formula="of:=[.K171]-[.K205]" office:value-type="float" office:value="0" calcext:value-type="float">
            <text:p>0</text:p>
          </table:table-cell>
          <table:table-cell table:formula="of:=[.L171]-[.L205]" office:value-type="float" office:value="0" calcext:value-type="float">
            <text:p>0</text:p>
          </table:table-cell>
          <table:table-cell table:formula="of:=[.M171]-[.M205]" office:value-type="float" office:value="0" calcext:value-type="float">
            <text:p>0</text:p>
          </table:table-cell>
          <table:table-cell table:formula="of:=[.N171]-[.N205]" office:value-type="float" office:value="0" calcext:value-type="float">
            <text:p>0</text:p>
          </table:table-cell>
          <table:table-cell table:formula="of:=[.O171]-[.O205]" office:value-type="float" office:value="0" calcext:value-type="float">
            <text:p>0</text:p>
          </table:table-cell>
          <table:table-cell table:formula="of:=[.P171]-[.P205]" office:value-type="float" office:value="0" calcext:value-type="float">
            <text:p>0</text:p>
          </table:table-cell>
          <table:table-cell table:formula="of:=[.Q171]-[.Q205]" office:value-type="float" office:value="0" calcext:value-type="float">
            <text:p>0</text:p>
          </table:table-cell>
          <table:table-cell table:formula="of:=[.R171]-[.R205]" office:value-type="float" office:value="0" calcext:value-type="float">
            <text:p>0</text:p>
          </table:table-cell>
          <table:table-cell table:formula="of:=[.S171]-[.S205]" office:value-type="float" office:value="0" calcext:value-type="float">
            <text:p>0</text:p>
          </table:table-cell>
          <table:table-cell table:formula="of:=[.T171]-[.T205]" office:value-type="float" office:value="0" calcext:value-type="float">
            <text:p>0</text:p>
          </table:table-cell>
          <table:table-cell table:formula="of:=[.U171]-[.U205]" office:value-type="float" office:value="0" calcext:value-type="float">
            <text:p>0</text:p>
          </table:table-cell>
          <table:table-cell table:formula="of:=[.V171]-[.V205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7.7" calcext:value-type="float">
            <text:p>47,7</text:p>
          </table:table-cell>
          <table:table-cell table:formula="of:=[.B172]-[.B206]" office:value-type="float" office:value="0" calcext:value-type="float">
            <text:p>0</text:p>
          </table:table-cell>
          <table:table-cell table:formula="of:=[.C172]-[.C206]" office:value-type="float" office:value="0" calcext:value-type="float">
            <text:p>0</text:p>
          </table:table-cell>
          <table:table-cell table:formula="of:=[.D172]-[.D206]" office:value-type="float" office:value="0" calcext:value-type="float">
            <text:p>0</text:p>
          </table:table-cell>
          <table:table-cell table:formula="of:=[.E172]-[.E206]" office:value-type="float" office:value="0" calcext:value-type="float">
            <text:p>0</text:p>
          </table:table-cell>
          <table:table-cell table:formula="of:=[.F172]-[.F206]" office:value-type="float" office:value="0" calcext:value-type="float">
            <text:p>0</text:p>
          </table:table-cell>
          <table:table-cell table:formula="of:=[.G172]-[.G206]" office:value-type="float" office:value="0" calcext:value-type="float">
            <text:p>0</text:p>
          </table:table-cell>
          <table:table-cell table:formula="of:=[.H172]-[.H206]" office:value-type="float" office:value="0" calcext:value-type="float">
            <text:p>0</text:p>
          </table:table-cell>
          <table:table-cell table:formula="of:=[.I172]-[.I206]" office:value-type="float" office:value="0" calcext:value-type="float">
            <text:p>0</text:p>
          </table:table-cell>
          <table:table-cell table:formula="of:=[.J172]-[.J206]" office:value-type="float" office:value="0" calcext:value-type="float">
            <text:p>0</text:p>
          </table:table-cell>
          <table:table-cell table:formula="of:=[.K172]-[.K206]" office:value-type="float" office:value="0" calcext:value-type="float">
            <text:p>0</text:p>
          </table:table-cell>
          <table:table-cell table:formula="of:=[.L172]-[.L206]" office:value-type="float" office:value="0" calcext:value-type="float">
            <text:p>0</text:p>
          </table:table-cell>
          <table:table-cell table:formula="of:=[.M172]-[.M206]" office:value-type="float" office:value="0" calcext:value-type="float">
            <text:p>0</text:p>
          </table:table-cell>
          <table:table-cell table:formula="of:=[.N172]-[.N206]" office:value-type="float" office:value="0" calcext:value-type="float">
            <text:p>0</text:p>
          </table:table-cell>
          <table:table-cell table:formula="of:=[.O172]-[.O206]" office:value-type="float" office:value="0" calcext:value-type="float">
            <text:p>0</text:p>
          </table:table-cell>
          <table:table-cell table:formula="of:=[.P172]-[.P206]" office:value-type="float" office:value="0" calcext:value-type="float">
            <text:p>0</text:p>
          </table:table-cell>
          <table:table-cell table:formula="of:=[.Q172]-[.Q206]" office:value-type="float" office:value="0" calcext:value-type="float">
            <text:p>0</text:p>
          </table:table-cell>
          <table:table-cell table:formula="of:=[.R172]-[.R206]" office:value-type="float" office:value="0" calcext:value-type="float">
            <text:p>0</text:p>
          </table:table-cell>
          <table:table-cell table:formula="of:=[.S172]-[.S206]" office:value-type="float" office:value="0" calcext:value-type="float">
            <text:p>0</text:p>
          </table:table-cell>
          <table:table-cell table:formula="of:=[.T172]-[.T206]" office:value-type="float" office:value="0" calcext:value-type="float">
            <text:p>0</text:p>
          </table:table-cell>
          <table:table-cell table:formula="of:=[.U172]-[.U206]" office:value-type="float" office:value="0" calcext:value-type="float">
            <text:p>0</text:p>
          </table:table-cell>
          <table:table-cell table:formula="of:=[.V172]-[.V20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49.5" calcext:value-type="float">
            <text:p>49,5</text:p>
          </table:table-cell>
          <table:table-cell table:formula="of:=[.B173]-[.B207]" office:value-type="float" office:value="0" calcext:value-type="float">
            <text:p>0</text:p>
          </table:table-cell>
          <table:table-cell table:formula="of:=[.C173]-[.C207]" office:value-type="float" office:value="0" calcext:value-type="float">
            <text:p>0</text:p>
          </table:table-cell>
          <table:table-cell table:formula="of:=[.D173]-[.D207]" office:value-type="float" office:value="0" calcext:value-type="float">
            <text:p>0</text:p>
          </table:table-cell>
          <table:table-cell table:formula="of:=[.E173]-[.E207]" office:value-type="float" office:value="0" calcext:value-type="float">
            <text:p>0</text:p>
          </table:table-cell>
          <table:table-cell table:formula="of:=[.F173]-[.F207]" office:value-type="float" office:value="0" calcext:value-type="float">
            <text:p>0</text:p>
          </table:table-cell>
          <table:table-cell table:formula="of:=[.G173]-[.G207]" office:value-type="float" office:value="0" calcext:value-type="float">
            <text:p>0</text:p>
          </table:table-cell>
          <table:table-cell table:formula="of:=[.H173]-[.H207]" office:value-type="float" office:value="0" calcext:value-type="float">
            <text:p>0</text:p>
          </table:table-cell>
          <table:table-cell table:formula="of:=[.I173]-[.I207]" office:value-type="float" office:value="0" calcext:value-type="float">
            <text:p>0</text:p>
          </table:table-cell>
          <table:table-cell table:formula="of:=[.J173]-[.J207]" office:value-type="float" office:value="0" calcext:value-type="float">
            <text:p>0</text:p>
          </table:table-cell>
          <table:table-cell table:formula="of:=[.K173]-[.K207]" office:value-type="float" office:value="0" calcext:value-type="float">
            <text:p>0</text:p>
          </table:table-cell>
          <table:table-cell table:formula="of:=[.L173]-[.L207]" office:value-type="float" office:value="0" calcext:value-type="float">
            <text:p>0</text:p>
          </table:table-cell>
          <table:table-cell table:formula="of:=[.M173]-[.M207]" office:value-type="float" office:value="0" calcext:value-type="float">
            <text:p>0</text:p>
          </table:table-cell>
          <table:table-cell table:formula="of:=[.N173]-[.N207]" office:value-type="float" office:value="0" calcext:value-type="float">
            <text:p>0</text:p>
          </table:table-cell>
          <table:table-cell table:formula="of:=[.O173]-[.O207]" office:value-type="float" office:value="0" calcext:value-type="float">
            <text:p>0</text:p>
          </table:table-cell>
          <table:table-cell table:formula="of:=[.P173]-[.P207]" office:value-type="float" office:value="0" calcext:value-type="float">
            <text:p>0</text:p>
          </table:table-cell>
          <table:table-cell table:formula="of:=[.Q173]-[.Q207]" office:value-type="float" office:value="0" calcext:value-type="float">
            <text:p>0</text:p>
          </table:table-cell>
          <table:table-cell table:formula="of:=[.R173]-[.R207]" office:value-type="float" office:value="0" calcext:value-type="float">
            <text:p>0</text:p>
          </table:table-cell>
          <table:table-cell table:formula="of:=[.S173]-[.S207]" office:value-type="float" office:value="0" calcext:value-type="float">
            <text:p>0</text:p>
          </table:table-cell>
          <table:table-cell table:formula="of:=[.T173]-[.T207]" office:value-type="float" office:value="0" calcext:value-type="float">
            <text:p>0</text:p>
          </table:table-cell>
          <table:table-cell table:formula="of:=[.U173]-[.U207]" office:value-type="float" office:value="0" calcext:value-type="float">
            <text:p>0</text:p>
          </table:table-cell>
          <table:table-cell table:formula="of:=[.V173]-[.V20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51.3" calcext:value-type="float">
            <text:p>51,3</text:p>
          </table:table-cell>
          <table:table-cell table:formula="of:=[.B174]-[.B208]" office:value-type="float" office:value="0" calcext:value-type="float">
            <text:p>0</text:p>
          </table:table-cell>
          <table:table-cell table:formula="of:=[.C174]-[.C208]" office:value-type="float" office:value="0" calcext:value-type="float">
            <text:p>0</text:p>
          </table:table-cell>
          <table:table-cell table:formula="of:=[.D174]-[.D208]" office:value-type="float" office:value="0" calcext:value-type="float">
            <text:p>0</text:p>
          </table:table-cell>
          <table:table-cell table:formula="of:=[.E174]-[.E208]" office:value-type="float" office:value="0" calcext:value-type="float">
            <text:p>0</text:p>
          </table:table-cell>
          <table:table-cell table:formula="of:=[.F174]-[.F208]" office:value-type="float" office:value="0" calcext:value-type="float">
            <text:p>0</text:p>
          </table:table-cell>
          <table:table-cell table:formula="of:=[.G174]-[.G208]" office:value-type="float" office:value="0" calcext:value-type="float">
            <text:p>0</text:p>
          </table:table-cell>
          <table:table-cell table:formula="of:=[.H174]-[.H208]" office:value-type="float" office:value="0" calcext:value-type="float">
            <text:p>0</text:p>
          </table:table-cell>
          <table:table-cell table:formula="of:=[.I174]-[.I208]" office:value-type="float" office:value="0" calcext:value-type="float">
            <text:p>0</text:p>
          </table:table-cell>
          <table:table-cell table:formula="of:=[.J174]-[.J208]" office:value-type="float" office:value="0" calcext:value-type="float">
            <text:p>0</text:p>
          </table:table-cell>
          <table:table-cell table:formula="of:=[.K174]-[.K208]" office:value-type="float" office:value="0" calcext:value-type="float">
            <text:p>0</text:p>
          </table:table-cell>
          <table:table-cell table:formula="of:=[.L174]-[.L208]" office:value-type="float" office:value="0" calcext:value-type="float">
            <text:p>0</text:p>
          </table:table-cell>
          <table:table-cell table:formula="of:=[.M174]-[.M208]" office:value-type="float" office:value="0" calcext:value-type="float">
            <text:p>0</text:p>
          </table:table-cell>
          <table:table-cell table:formula="of:=[.N174]-[.N208]" office:value-type="float" office:value="0" calcext:value-type="float">
            <text:p>0</text:p>
          </table:table-cell>
          <table:table-cell table:formula="of:=[.O174]-[.O208]" office:value-type="float" office:value="0" calcext:value-type="float">
            <text:p>0</text:p>
          </table:table-cell>
          <table:table-cell table:formula="of:=[.P174]-[.P208]" office:value-type="float" office:value="0" calcext:value-type="float">
            <text:p>0</text:p>
          </table:table-cell>
          <table:table-cell table:formula="of:=[.Q174]-[.Q208]" office:value-type="float" office:value="0" calcext:value-type="float">
            <text:p>0</text:p>
          </table:table-cell>
          <table:table-cell table:formula="of:=[.R174]-[.R208]" office:value-type="float" office:value="0" calcext:value-type="float">
            <text:p>0</text:p>
          </table:table-cell>
          <table:table-cell table:formula="of:=[.S174]-[.S208]" office:value-type="float" office:value="0" calcext:value-type="float">
            <text:p>0</text:p>
          </table:table-cell>
          <table:table-cell table:formula="of:=[.T174]-[.T208]" office:value-type="float" office:value="0" calcext:value-type="float">
            <text:p>0</text:p>
          </table:table-cell>
          <table:table-cell table:formula="of:=[.U174]-[.U208]" office:value-type="float" office:value="0" calcext:value-type="float">
            <text:p>0</text:p>
          </table:table-cell>
          <table:table-cell table:formula="of:=[.V174]-[.V208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formula="of:=[.B175]-[.B209]" office:value-type="float" office:value="0" calcext:value-type="float">
            <text:p>0</text:p>
          </table:table-cell>
          <table:table-cell table:formula="of:=[.C175]-[.C209]" office:value-type="float" office:value="0" calcext:value-type="float">
            <text:p>0</text:p>
          </table:table-cell>
          <table:table-cell table:formula="of:=[.D175]-[.D209]" office:value-type="float" office:value="0" calcext:value-type="float">
            <text:p>0</text:p>
          </table:table-cell>
          <table:table-cell table:formula="of:=[.E175]-[.E209]" office:value-type="float" office:value="0" calcext:value-type="float">
            <text:p>0</text:p>
          </table:table-cell>
          <table:table-cell table:formula="of:=[.F175]-[.F209]" office:value-type="float" office:value="0" calcext:value-type="float">
            <text:p>0</text:p>
          </table:table-cell>
          <table:table-cell table:formula="of:=[.G175]-[.G209]" office:value-type="float" office:value="0" calcext:value-type="float">
            <text:p>0</text:p>
          </table:table-cell>
          <table:table-cell table:formula="of:=[.H175]-[.H209]" office:value-type="float" office:value="0" calcext:value-type="float">
            <text:p>0</text:p>
          </table:table-cell>
          <table:table-cell table:formula="of:=[.I175]-[.I209]" office:value-type="float" office:value="0" calcext:value-type="float">
            <text:p>0</text:p>
          </table:table-cell>
          <table:table-cell table:formula="of:=[.J175]-[.J209]" office:value-type="float" office:value="0" calcext:value-type="float">
            <text:p>0</text:p>
          </table:table-cell>
          <table:table-cell table:formula="of:=[.K175]-[.K209]" office:value-type="float" office:value="0" calcext:value-type="float">
            <text:p>0</text:p>
          </table:table-cell>
          <table:table-cell table:formula="of:=[.L175]-[.L209]" office:value-type="float" office:value="0" calcext:value-type="float">
            <text:p>0</text:p>
          </table:table-cell>
          <table:table-cell table:formula="of:=[.M175]-[.M209]" office:value-type="float" office:value="0" calcext:value-type="float">
            <text:p>0</text:p>
          </table:table-cell>
          <table:table-cell table:formula="of:=[.N175]-[.N209]" office:value-type="string" office:string-value="" calcext:value-type="error">
            <text:p>#NOM ?</text:p>
          </table:table-cell>
          <table:table-cell table:formula="of:=[.O175]-[.O209]" office:value-type="float" office:value="0" calcext:value-type="float">
            <text:p>0</text:p>
          </table:table-cell>
          <table:table-cell table:formula="of:=[.P175]-[.P209]" office:value-type="float" office:value="0" calcext:value-type="float">
            <text:p>0</text:p>
          </table:table-cell>
          <table:table-cell table:formula="of:=[.Q175]-[.Q209]" office:value-type="float" office:value="0" calcext:value-type="float">
            <text:p>0</text:p>
          </table:table-cell>
          <table:table-cell table:formula="of:=[.R175]-[.R209]" office:value-type="float" office:value="0" calcext:value-type="float">
            <text:p>0</text:p>
          </table:table-cell>
          <table:table-cell table:formula="of:=[.S175]-[.S209]" office:value-type="float" office:value="0" calcext:value-type="float">
            <text:p>0</text:p>
          </table:table-cell>
          <table:table-cell table:formula="of:=[.T175]-[.T209]" office:value-type="float" office:value="0" calcext:value-type="float">
            <text:p>0</text:p>
          </table:table-cell>
          <table:table-cell table:formula="of:=[.U175]-[.U209]" office:value-type="float" office:value="0" calcext:value-type="float">
            <text:p>0</text:p>
          </table:table-cell>
          <table:table-cell table:formula="of:=[.V175]-[.V209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54.8" calcext:value-type="float">
            <text:p>54,8</text:p>
          </table:table-cell>
          <table:table-cell table:formula="of:=[.B176]-[.B210]" office:value-type="float" office:value="0" calcext:value-type="float">
            <text:p>0</text:p>
          </table:table-cell>
          <table:table-cell table:formula="of:=[.C176]-[.C210]" office:value-type="float" office:value="0" calcext:value-type="float">
            <text:p>0</text:p>
          </table:table-cell>
          <table:table-cell table:formula="of:=[.D176]-[.D210]" office:value-type="float" office:value="0" calcext:value-type="float">
            <text:p>0</text:p>
          </table:table-cell>
          <table:table-cell table:formula="of:=[.E176]-[.E210]" office:value-type="float" office:value="0" calcext:value-type="float">
            <text:p>0</text:p>
          </table:table-cell>
          <table:table-cell table:formula="of:=[.F176]-[.F210]" office:value-type="float" office:value="0" calcext:value-type="float">
            <text:p>0</text:p>
          </table:table-cell>
          <table:table-cell table:formula="of:=[.G176]-[.G210]" office:value-type="float" office:value="0" calcext:value-type="float">
            <text:p>0</text:p>
          </table:table-cell>
          <table:table-cell table:formula="of:=[.H176]-[.H210]" office:value-type="float" office:value="0" calcext:value-type="float">
            <text:p>0</text:p>
          </table:table-cell>
          <table:table-cell table:formula="of:=[.I176]-[.I210]" office:value-type="float" office:value="0" calcext:value-type="float">
            <text:p>0</text:p>
          </table:table-cell>
          <table:table-cell table:formula="of:=[.J176]-[.J210]" office:value-type="float" office:value="0" calcext:value-type="float">
            <text:p>0</text:p>
          </table:table-cell>
          <table:table-cell table:formula="of:=[.K176]-[.K210]" office:value-type="float" office:value="0" calcext:value-type="float">
            <text:p>0</text:p>
          </table:table-cell>
          <table:table-cell table:formula="of:=[.L176]-[.L210]" office:value-type="float" office:value="0" calcext:value-type="float">
            <text:p>0</text:p>
          </table:table-cell>
          <table:table-cell table:formula="of:=[.M176]-[.M210]" office:value-type="float" office:value="0" calcext:value-type="float">
            <text:p>0</text:p>
          </table:table-cell>
          <table:table-cell table:formula="of:=[.N176]-[.N210]" office:value-type="float" office:value="0" calcext:value-type="float">
            <text:p>0</text:p>
          </table:table-cell>
          <table:table-cell table:formula="of:=[.O176]-[.O210]" office:value-type="float" office:value="0" calcext:value-type="float">
            <text:p>0</text:p>
          </table:table-cell>
          <table:table-cell table:formula="of:=[.P176]-[.P210]" office:value-type="float" office:value="0" calcext:value-type="float">
            <text:p>0</text:p>
          </table:table-cell>
          <table:table-cell table:formula="of:=[.Q176]-[.Q210]" office:value-type="float" office:value="0" calcext:value-type="float">
            <text:p>0</text:p>
          </table:table-cell>
          <table:table-cell table:formula="of:=[.R176]-[.R210]" office:value-type="float" office:value="0" calcext:value-type="float">
            <text:p>0</text:p>
          </table:table-cell>
          <table:table-cell table:formula="of:=[.S176]-[.S210]" office:value-type="float" office:value="0" calcext:value-type="float">
            <text:p>0</text:p>
          </table:table-cell>
          <table:table-cell table:formula="of:=[.T176]-[.T210]" office:value-type="float" office:value="0" calcext:value-type="float">
            <text:p>0</text:p>
          </table:table-cell>
          <table:table-cell table:formula="of:=[.U176]-[.U210]" office:value-type="float" office:value="0" calcext:value-type="float">
            <text:p>0</text:p>
          </table:table-cell>
          <table:table-cell table:formula="of:=[.V176]-[.V210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56.6" calcext:value-type="float">
            <text:p>56,6</text:p>
          </table:table-cell>
          <table:table-cell table:formula="of:=[.B177]-[.B211]" office:value-type="float" office:value="0" calcext:value-type="float">
            <text:p>0</text:p>
          </table:table-cell>
          <table:table-cell table:formula="of:=[.C177]-[.C211]" office:value-type="float" office:value="0" calcext:value-type="float">
            <text:p>0</text:p>
          </table:table-cell>
          <table:table-cell table:formula="of:=[.D177]-[.D211]" office:value-type="float" office:value="0" calcext:value-type="float">
            <text:p>0</text:p>
          </table:table-cell>
          <table:table-cell table:formula="of:=[.E177]-[.E211]" office:value-type="float" office:value="0" calcext:value-type="float">
            <text:p>0</text:p>
          </table:table-cell>
          <table:table-cell table:formula="of:=[.F177]-[.F211]" office:value-type="float" office:value="0" calcext:value-type="float">
            <text:p>0</text:p>
          </table:table-cell>
          <table:table-cell table:formula="of:=[.G177]-[.G211]" office:value-type="float" office:value="0" calcext:value-type="float">
            <text:p>0</text:p>
          </table:table-cell>
          <table:table-cell table:formula="of:=[.H177]-[.H211]" office:value-type="float" office:value="0" calcext:value-type="float">
            <text:p>0</text:p>
          </table:table-cell>
          <table:table-cell table:formula="of:=[.I177]-[.I211]" office:value-type="float" office:value="0" calcext:value-type="float">
            <text:p>0</text:p>
          </table:table-cell>
          <table:table-cell table:formula="of:=[.J177]-[.J211]" office:value-type="float" office:value="0" calcext:value-type="float">
            <text:p>0</text:p>
          </table:table-cell>
          <table:table-cell table:formula="of:=[.K177]-[.K211]" office:value-type="string" office:string-value="" calcext:value-type="error">
            <text:p>#NOM ?</text:p>
          </table:table-cell>
          <table:table-cell table:formula="of:=[.L177]-[.L211]" office:value-type="float" office:value="0" calcext:value-type="float">
            <text:p>0</text:p>
          </table:table-cell>
          <table:table-cell table:formula="of:=[.M177]-[.M211]" office:value-type="float" office:value="0" calcext:value-type="float">
            <text:p>0</text:p>
          </table:table-cell>
          <table:table-cell table:formula="of:=[.N177]-[.N211]" office:value-type="float" office:value="0" calcext:value-type="float">
            <text:p>0</text:p>
          </table:table-cell>
          <table:table-cell table:formula="of:=[.O177]-[.O211]" office:value-type="float" office:value="0" calcext:value-type="float">
            <text:p>0</text:p>
          </table:table-cell>
          <table:table-cell table:formula="of:=[.P177]-[.P211]" office:value-type="float" office:value="0" calcext:value-type="float">
            <text:p>0</text:p>
          </table:table-cell>
          <table:table-cell table:formula="of:=[.Q177]-[.Q211]" office:value-type="float" office:value="0" calcext:value-type="float">
            <text:p>0</text:p>
          </table:table-cell>
          <table:table-cell table:formula="of:=[.R177]-[.R211]" office:value-type="float" office:value="0" calcext:value-type="float">
            <text:p>0</text:p>
          </table:table-cell>
          <table:table-cell table:formula="of:=[.S177]-[.S211]" office:value-type="float" office:value="0" calcext:value-type="float">
            <text:p>0</text:p>
          </table:table-cell>
          <table:table-cell table:formula="of:=[.T177]-[.T211]" office:value-type="float" office:value="0" calcext:value-type="float">
            <text:p>0</text:p>
          </table:table-cell>
          <table:table-cell table:formula="of:=[.U177]-[.U211]" office:value-type="float" office:value="0" calcext:value-type="float">
            <text:p>0</text:p>
          </table:table-cell>
          <table:table-cell table:formula="of:=[.V177]-[.V21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58.3" calcext:value-type="float">
            <text:p>58,3</text:p>
          </table:table-cell>
          <table:table-cell table:formula="of:=[.B178]-[.B212]" office:value-type="float" office:value="0" calcext:value-type="float">
            <text:p>0</text:p>
          </table:table-cell>
          <table:table-cell table:formula="of:=[.C178]-[.C212]" office:value-type="float" office:value="0" calcext:value-type="float">
            <text:p>0</text:p>
          </table:table-cell>
          <table:table-cell table:formula="of:=[.D178]-[.D212]" office:value-type="float" office:value="0" calcext:value-type="float">
            <text:p>0</text:p>
          </table:table-cell>
          <table:table-cell table:formula="of:=[.E178]-[.E212]" office:value-type="float" office:value="0" calcext:value-type="float">
            <text:p>0</text:p>
          </table:table-cell>
          <table:table-cell table:formula="of:=[.F178]-[.F212]" office:value-type="float" office:value="-3.98986399474666E-017" calcext:value-type="float">
            <text:p>-3,98986399474666E-017</text:p>
          </table:table-cell>
          <table:table-cell table:formula="of:=[.G178]-[.G212]" office:value-type="float" office:value="0" calcext:value-type="float">
            <text:p>0</text:p>
          </table:table-cell>
          <table:table-cell table:formula="of:=[.H178]-[.H212]" office:value-type="float" office:value="0" calcext:value-type="float">
            <text:p>0</text:p>
          </table:table-cell>
          <table:table-cell table:formula="of:=[.I178]-[.I212]" office:value-type="float" office:value="0" calcext:value-type="float">
            <text:p>0</text:p>
          </table:table-cell>
          <table:table-cell table:formula="of:=[.J178]-[.J212]" office:value-type="float" office:value="0" calcext:value-type="float">
            <text:p>0</text:p>
          </table:table-cell>
          <table:table-cell table:formula="of:=[.K178]-[.K212]" office:value-type="float" office:value="0" calcext:value-type="float">
            <text:p>0</text:p>
          </table:table-cell>
          <table:table-cell table:formula="of:=[.L178]-[.L212]" office:value-type="float" office:value="0" calcext:value-type="float">
            <text:p>0</text:p>
          </table:table-cell>
          <table:table-cell table:formula="of:=[.M178]-[.M212]" office:value-type="float" office:value="0" calcext:value-type="float">
            <text:p>0</text:p>
          </table:table-cell>
          <table:table-cell table:formula="of:=[.N178]-[.N212]" office:value-type="float" office:value="0" calcext:value-type="float">
            <text:p>0</text:p>
          </table:table-cell>
          <table:table-cell table:formula="of:=[.O178]-[.O212]" office:value-type="float" office:value="0" calcext:value-type="float">
            <text:p>0</text:p>
          </table:table-cell>
          <table:table-cell table:formula="of:=[.P178]-[.P212]" office:value-type="float" office:value="0" calcext:value-type="float">
            <text:p>0</text:p>
          </table:table-cell>
          <table:table-cell table:formula="of:=[.Q178]-[.Q212]" office:value-type="float" office:value="0" calcext:value-type="float">
            <text:p>0</text:p>
          </table:table-cell>
          <table:table-cell table:formula="of:=[.R178]-[.R212]" office:value-type="float" office:value="0" calcext:value-type="float">
            <text:p>0</text:p>
          </table:table-cell>
          <table:table-cell table:formula="of:=[.S178]-[.S212]" office:value-type="float" office:value="0" calcext:value-type="float">
            <text:p>0</text:p>
          </table:table-cell>
          <table:table-cell table:formula="of:=[.T178]-[.T212]" office:value-type="float" office:value="0" calcext:value-type="float">
            <text:p>0</text:p>
          </table:table-cell>
          <table:table-cell table:formula="of:=[.U178]-[.U212]" office:value-type="float" office:value="0" calcext:value-type="float">
            <text:p>0</text:p>
          </table:table-cell>
          <table:table-cell table:formula="of:=[.V178]-[.V21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0.1" calcext:value-type="float">
            <text:p>60,1</text:p>
          </table:table-cell>
          <table:table-cell table:formula="of:=[.B179]-[.B213]" office:value-type="float" office:value="0" calcext:value-type="float">
            <text:p>0</text:p>
          </table:table-cell>
          <table:table-cell table:formula="of:=[.C179]-[.C213]" office:value-type="float" office:value="0" calcext:value-type="float">
            <text:p>0</text:p>
          </table:table-cell>
          <table:table-cell table:formula="of:=[.D179]-[.D213]" office:value-type="float" office:value="0" calcext:value-type="float">
            <text:p>0</text:p>
          </table:table-cell>
          <table:table-cell table:formula="of:=[.E179]-[.E213]" office:value-type="float" office:value="0" calcext:value-type="float">
            <text:p>0</text:p>
          </table:table-cell>
          <table:table-cell table:formula="of:=[.F179]-[.F213]" office:value-type="float" office:value="4.16333634234434E-017" calcext:value-type="float">
            <text:p>4,16333634234434E-017</text:p>
          </table:table-cell>
          <table:table-cell table:formula="of:=[.G179]-[.G213]" office:value-type="float" office:value="0" calcext:value-type="float">
            <text:p>0</text:p>
          </table:table-cell>
          <table:table-cell table:formula="of:=[.H179]-[.H213]" office:value-type="float" office:value="0" calcext:value-type="float">
            <text:p>0</text:p>
          </table:table-cell>
          <table:table-cell table:formula="of:=[.I179]-[.I213]" office:value-type="float" office:value="0" calcext:value-type="float">
            <text:p>0</text:p>
          </table:table-cell>
          <table:table-cell table:formula="of:=[.J179]-[.J213]" office:value-type="float" office:value="0" calcext:value-type="float">
            <text:p>0</text:p>
          </table:table-cell>
          <table:table-cell table:formula="of:=[.K179]-[.K213]" office:value-type="float" office:value="0" calcext:value-type="float">
            <text:p>0</text:p>
          </table:table-cell>
          <table:table-cell table:formula="of:=[.L179]-[.L213]" office:value-type="float" office:value="0" calcext:value-type="float">
            <text:p>0</text:p>
          </table:table-cell>
          <table:table-cell table:formula="of:=[.M179]-[.M213]" office:value-type="float" office:value="0" calcext:value-type="float">
            <text:p>0</text:p>
          </table:table-cell>
          <table:table-cell table:formula="of:=[.N179]-[.N213]" office:value-type="float" office:value="0" calcext:value-type="float">
            <text:p>0</text:p>
          </table:table-cell>
          <table:table-cell table:formula="of:=[.O179]-[.O213]" office:value-type="float" office:value="0" calcext:value-type="float">
            <text:p>0</text:p>
          </table:table-cell>
          <table:table-cell table:formula="of:=[.P179]-[.P213]" office:value-type="float" office:value="0" calcext:value-type="float">
            <text:p>0</text:p>
          </table:table-cell>
          <table:table-cell table:formula="of:=[.Q179]-[.Q213]" office:value-type="float" office:value="0" calcext:value-type="float">
            <text:p>0</text:p>
          </table:table-cell>
          <table:table-cell table:formula="of:=[.R179]-[.R213]" office:value-type="float" office:value="0" calcext:value-type="float">
            <text:p>0</text:p>
          </table:table-cell>
          <table:table-cell table:formula="of:=[.S179]-[.S213]" office:value-type="float" office:value="0" calcext:value-type="float">
            <text:p>0</text:p>
          </table:table-cell>
          <table:table-cell table:formula="of:=[.T179]-[.T213]" office:value-type="float" office:value="0" calcext:value-type="float">
            <text:p>0</text:p>
          </table:table-cell>
          <table:table-cell table:formula="of:=[.U179]-[.U213]" office:value-type="float" office:value="0" calcext:value-type="float">
            <text:p>0</text:p>
          </table:table-cell>
          <table:table-cell table:formula="of:=[.V179]-[.V213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1.9" calcext:value-type="float">
            <text:p>61,9</text:p>
          </table:table-cell>
          <table:table-cell table:formula="of:=[.B180]-[.B214]" office:value-type="float" office:value="0" calcext:value-type="float">
            <text:p>0</text:p>
          </table:table-cell>
          <table:table-cell table:formula="of:=[.C180]-[.C214]" office:value-type="float" office:value="0" calcext:value-type="float">
            <text:p>0</text:p>
          </table:table-cell>
          <table:table-cell table:formula="of:=[.D180]-[.D214]" office:value-type="float" office:value="0" calcext:value-type="float">
            <text:p>0</text:p>
          </table:table-cell>
          <table:table-cell table:formula="of:=[.E180]-[.E214]" office:value-type="float" office:value="0" calcext:value-type="float">
            <text:p>0</text:p>
          </table:table-cell>
          <table:table-cell table:formula="of:=[.F180]-[.F214]" office:value-type="float" office:value="0" calcext:value-type="float">
            <text:p>0</text:p>
          </table:table-cell>
          <table:table-cell table:formula="of:=[.G180]-[.G214]" office:value-type="float" office:value="0" calcext:value-type="float">
            <text:p>0</text:p>
          </table:table-cell>
          <table:table-cell table:formula="of:=[.H180]-[.H214]" office:value-type="float" office:value="0" calcext:value-type="float">
            <text:p>0</text:p>
          </table:table-cell>
          <table:table-cell table:formula="of:=[.I180]-[.I214]" office:value-type="float" office:value="0" calcext:value-type="float">
            <text:p>0</text:p>
          </table:table-cell>
          <table:table-cell table:formula="of:=[.J180]-[.J214]" office:value-type="float" office:value="0" calcext:value-type="float">
            <text:p>0</text:p>
          </table:table-cell>
          <table:table-cell table:formula="of:=[.K180]-[.K214]" office:value-type="float" office:value="0" calcext:value-type="float">
            <text:p>0</text:p>
          </table:table-cell>
          <table:table-cell table:formula="of:=[.L180]-[.L214]" office:value-type="float" office:value="0" calcext:value-type="float">
            <text:p>0</text:p>
          </table:table-cell>
          <table:table-cell table:formula="of:=[.M180]-[.M214]" office:value-type="float" office:value="0" calcext:value-type="float">
            <text:p>0</text:p>
          </table:table-cell>
          <table:table-cell table:formula="of:=[.N180]-[.N214]" office:value-type="float" office:value="0" calcext:value-type="float">
            <text:p>0</text:p>
          </table:table-cell>
          <table:table-cell table:formula="of:=[.O180]-[.O214]" office:value-type="float" office:value="0" calcext:value-type="float">
            <text:p>0</text:p>
          </table:table-cell>
          <table:table-cell table:formula="of:=[.P180]-[.P214]" office:value-type="float" office:value="0" calcext:value-type="float">
            <text:p>0</text:p>
          </table:table-cell>
          <table:table-cell table:formula="of:=[.Q180]-[.Q214]" office:value-type="float" office:value="0" calcext:value-type="float">
            <text:p>0</text:p>
          </table:table-cell>
          <table:table-cell table:formula="of:=[.R180]-[.R214]" office:value-type="float" office:value="0" calcext:value-type="float">
            <text:p>0</text:p>
          </table:table-cell>
          <table:table-cell table:formula="of:=[.S180]-[.S214]" office:value-type="float" office:value="0" calcext:value-type="float">
            <text:p>0</text:p>
          </table:table-cell>
          <table:table-cell table:formula="of:=[.T180]-[.T214]" office:value-type="float" office:value="0" calcext:value-type="float">
            <text:p>0</text:p>
          </table:table-cell>
          <table:table-cell table:formula="of:=[.U180]-[.U214]" office:value-type="float" office:value="0" calcext:value-type="float">
            <text:p>0</text:p>
          </table:table-cell>
          <table:table-cell table:formula="of:=[.V180]-[.V214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3.6" calcext:value-type="float">
            <text:p>63,6</text:p>
          </table:table-cell>
          <table:table-cell table:formula="of:=[.B181]-[.B215]" office:value-type="float" office:value="0" calcext:value-type="float">
            <text:p>0</text:p>
          </table:table-cell>
          <table:table-cell table:formula="of:=[.C181]-[.C215]" office:value-type="float" office:value="0" calcext:value-type="float">
            <text:p>0</text:p>
          </table:table-cell>
          <table:table-cell table:formula="of:=[.D181]-[.D215]" office:value-type="float" office:value="0" calcext:value-type="float">
            <text:p>0</text:p>
          </table:table-cell>
          <table:table-cell table:formula="of:=[.E181]-[.E215]" office:value-type="float" office:value="0" calcext:value-type="float">
            <text:p>0</text:p>
          </table:table-cell>
          <table:table-cell table:formula="of:=[.F181]-[.F215]" office:value-type="float" office:value="0" calcext:value-type="float">
            <text:p>0</text:p>
          </table:table-cell>
          <table:table-cell table:formula="of:=[.G181]-[.G215]" office:value-type="float" office:value="0" calcext:value-type="float">
            <text:p>0</text:p>
          </table:table-cell>
          <table:table-cell table:formula="of:=[.H181]-[.H215]" office:value-type="float" office:value="0" calcext:value-type="float">
            <text:p>0</text:p>
          </table:table-cell>
          <table:table-cell table:formula="of:=[.I181]-[.I215]" office:value-type="float" office:value="0" calcext:value-type="float">
            <text:p>0</text:p>
          </table:table-cell>
          <table:table-cell table:formula="of:=[.J181]-[.J215]" office:value-type="float" office:value="0" calcext:value-type="float">
            <text:p>0</text:p>
          </table:table-cell>
          <table:table-cell table:formula="of:=[.K181]-[.K215]" office:value-type="float" office:value="0" calcext:value-type="float">
            <text:p>0</text:p>
          </table:table-cell>
          <table:table-cell table:formula="of:=[.L181]-[.L215]" office:value-type="float" office:value="0" calcext:value-type="float">
            <text:p>0</text:p>
          </table:table-cell>
          <table:table-cell table:formula="of:=[.M181]-[.M215]" office:value-type="float" office:value="0" calcext:value-type="float">
            <text:p>0</text:p>
          </table:table-cell>
          <table:table-cell table:formula="of:=[.N181]-[.N215]" office:value-type="float" office:value="0" calcext:value-type="float">
            <text:p>0</text:p>
          </table:table-cell>
          <table:table-cell table:formula="of:=[.O181]-[.O215]" office:value-type="float" office:value="0" calcext:value-type="float">
            <text:p>0</text:p>
          </table:table-cell>
          <table:table-cell table:formula="of:=[.P181]-[.P215]" office:value-type="float" office:value="0" calcext:value-type="float">
            <text:p>0</text:p>
          </table:table-cell>
          <table:table-cell table:formula="of:=[.Q181]-[.Q215]" office:value-type="float" office:value="0" calcext:value-type="float">
            <text:p>0</text:p>
          </table:table-cell>
          <table:table-cell table:formula="of:=[.R181]-[.R215]" office:value-type="float" office:value="0" calcext:value-type="float">
            <text:p>0</text:p>
          </table:table-cell>
          <table:table-cell table:formula="of:=[.S181]-[.S215]" office:value-type="float" office:value="0" calcext:value-type="float">
            <text:p>0</text:p>
          </table:table-cell>
          <table:table-cell table:formula="of:=[.T181]-[.T215]" office:value-type="float" office:value="0" calcext:value-type="float">
            <text:p>0</text:p>
          </table:table-cell>
          <table:table-cell table:formula="of:=[.U181]-[.U215]" office:value-type="float" office:value="0" calcext:value-type="float">
            <text:p>0</text:p>
          </table:table-cell>
          <table:table-cell table:formula="of:=[.V181]-[.V215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5.4" calcext:value-type="float">
            <text:p>65,4</text:p>
          </table:table-cell>
          <table:table-cell table:formula="of:=[.B182]-[.B216]" office:value-type="float" office:value="0" calcext:value-type="float">
            <text:p>0</text:p>
          </table:table-cell>
          <table:table-cell table:formula="of:=[.C182]-[.C216]" office:value-type="float" office:value="0" calcext:value-type="float">
            <text:p>0</text:p>
          </table:table-cell>
          <table:table-cell table:formula="of:=[.D182]-[.D216]" office:value-type="float" office:value="0" calcext:value-type="float">
            <text:p>0</text:p>
          </table:table-cell>
          <table:table-cell table:formula="of:=[.E182]-[.E216]" office:value-type="float" office:value="0" calcext:value-type="float">
            <text:p>0</text:p>
          </table:table-cell>
          <table:table-cell table:formula="of:=[.F182]-[.F216]" office:value-type="float" office:value="0" calcext:value-type="float">
            <text:p>0</text:p>
          </table:table-cell>
          <table:table-cell table:formula="of:=[.G182]-[.G216]" office:value-type="float" office:value="0" calcext:value-type="float">
            <text:p>0</text:p>
          </table:table-cell>
          <table:table-cell table:formula="of:=[.H182]-[.H216]" office:value-type="float" office:value="0" calcext:value-type="float">
            <text:p>0</text:p>
          </table:table-cell>
          <table:table-cell table:formula="of:=[.I182]-[.I216]" office:value-type="float" office:value="0" calcext:value-type="float">
            <text:p>0</text:p>
          </table:table-cell>
          <table:table-cell table:formula="of:=[.J182]-[.J216]" office:value-type="float" office:value="0" calcext:value-type="float">
            <text:p>0</text:p>
          </table:table-cell>
          <table:table-cell table:formula="of:=[.K182]-[.K216]" office:value-type="float" office:value="0" calcext:value-type="float">
            <text:p>0</text:p>
          </table:table-cell>
          <table:table-cell table:formula="of:=[.L182]-[.L216]" office:value-type="float" office:value="0" calcext:value-type="float">
            <text:p>0</text:p>
          </table:table-cell>
          <table:table-cell table:formula="of:=[.M182]-[.M216]" office:value-type="float" office:value="0" calcext:value-type="float">
            <text:p>0</text:p>
          </table:table-cell>
          <table:table-cell table:formula="of:=[.N182]-[.N216]" office:value-type="float" office:value="0" calcext:value-type="float">
            <text:p>0</text:p>
          </table:table-cell>
          <table:table-cell table:formula="of:=[.O182]-[.O216]" office:value-type="float" office:value="0" calcext:value-type="float">
            <text:p>0</text:p>
          </table:table-cell>
          <table:table-cell table:formula="of:=[.P182]-[.P216]" office:value-type="float" office:value="0" calcext:value-type="float">
            <text:p>0</text:p>
          </table:table-cell>
          <table:table-cell table:formula="of:=[.Q182]-[.Q216]" office:value-type="float" office:value="0" calcext:value-type="float">
            <text:p>0</text:p>
          </table:table-cell>
          <table:table-cell table:formula="of:=[.R182]-[.R216]" office:value-type="float" office:value="0" calcext:value-type="float">
            <text:p>0</text:p>
          </table:table-cell>
          <table:table-cell table:formula="of:=[.S182]-[.S216]" office:value-type="float" office:value="0" calcext:value-type="float">
            <text:p>0</text:p>
          </table:table-cell>
          <table:table-cell table:formula="of:=[.T182]-[.T216]" office:value-type="float" office:value="0" calcext:value-type="float">
            <text:p>0</text:p>
          </table:table-cell>
          <table:table-cell table:formula="of:=[.U182]-[.U216]" office:value-type="float" office:value="0" calcext:value-type="float">
            <text:p>0</text:p>
          </table:table-cell>
          <table:table-cell table:formula="of:=[.V182]-[.V21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7.2" calcext:value-type="float">
            <text:p>67,2</text:p>
          </table:table-cell>
          <table:table-cell table:formula="of:=[.B183]-[.B217]" office:value-type="float" office:value="0" calcext:value-type="float">
            <text:p>0</text:p>
          </table:table-cell>
          <table:table-cell table:formula="of:=[.C183]-[.C217]" office:value-type="float" office:value="0" calcext:value-type="float">
            <text:p>0</text:p>
          </table:table-cell>
          <table:table-cell table:formula="of:=[.D183]-[.D217]" office:value-type="float" office:value="0" calcext:value-type="float">
            <text:p>0</text:p>
          </table:table-cell>
          <table:table-cell table:formula="of:=[.E183]-[.E217]" office:value-type="float" office:value="0" calcext:value-type="float">
            <text:p>0</text:p>
          </table:table-cell>
          <table:table-cell table:formula="of:=[.F183]-[.F217]" office:value-type="float" office:value="0" calcext:value-type="float">
            <text:p>0</text:p>
          </table:table-cell>
          <table:table-cell table:formula="of:=[.G183]-[.G217]" office:value-type="float" office:value="0" calcext:value-type="float">
            <text:p>0</text:p>
          </table:table-cell>
          <table:table-cell table:formula="of:=[.H183]-[.H217]" office:value-type="float" office:value="0" calcext:value-type="float">
            <text:p>0</text:p>
          </table:table-cell>
          <table:table-cell table:formula="of:=[.I183]-[.I217]" office:value-type="float" office:value="0" calcext:value-type="float">
            <text:p>0</text:p>
          </table:table-cell>
          <table:table-cell table:formula="of:=[.J183]-[.J217]" office:value-type="float" office:value="0" calcext:value-type="float">
            <text:p>0</text:p>
          </table:table-cell>
          <table:table-cell table:formula="of:=[.K183]-[.K217]" office:value-type="float" office:value="0" calcext:value-type="float">
            <text:p>0</text:p>
          </table:table-cell>
          <table:table-cell table:formula="of:=[.L183]-[.L217]" office:value-type="float" office:value="0" calcext:value-type="float">
            <text:p>0</text:p>
          </table:table-cell>
          <table:table-cell table:formula="of:=[.M183]-[.M217]" office:value-type="float" office:value="0" calcext:value-type="float">
            <text:p>0</text:p>
          </table:table-cell>
          <table:table-cell table:formula="of:=[.N183]-[.N217]" office:value-type="float" office:value="0" calcext:value-type="float">
            <text:p>0</text:p>
          </table:table-cell>
          <table:table-cell table:formula="of:=[.O183]-[.O217]" office:value-type="float" office:value="0" calcext:value-type="float">
            <text:p>0</text:p>
          </table:table-cell>
          <table:table-cell table:formula="of:=[.P183]-[.P217]" office:value-type="float" office:value="0" calcext:value-type="float">
            <text:p>0</text:p>
          </table:table-cell>
          <table:table-cell table:formula="of:=[.Q183]-[.Q217]" office:value-type="float" office:value="0" calcext:value-type="float">
            <text:p>0</text:p>
          </table:table-cell>
          <table:table-cell table:formula="of:=[.R183]-[.R217]" office:value-type="float" office:value="0" calcext:value-type="float">
            <text:p>0</text:p>
          </table:table-cell>
          <table:table-cell table:formula="of:=[.S183]-[.S217]" office:value-type="float" office:value="0" calcext:value-type="float">
            <text:p>0</text:p>
          </table:table-cell>
          <table:table-cell table:formula="of:=[.T183]-[.T217]" office:value-type="float" office:value="0" calcext:value-type="float">
            <text:p>0</text:p>
          </table:table-cell>
          <table:table-cell table:formula="of:=[.U183]-[.U217]" office:value-type="float" office:value="0" calcext:value-type="float">
            <text:p>0</text:p>
          </table:table-cell>
          <table:table-cell table:formula="of:=[.V183]-[.V217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68.9" calcext:value-type="float">
            <text:p>68,9</text:p>
          </table:table-cell>
          <table:table-cell table:formula="of:=[.B184]-[.B218]" office:value-type="float" office:value="0" calcext:value-type="float">
            <text:p>0</text:p>
          </table:table-cell>
          <table:table-cell table:formula="of:=[.C184]-[.C218]" office:value-type="float" office:value="0" calcext:value-type="float">
            <text:p>0</text:p>
          </table:table-cell>
          <table:table-cell table:formula="of:=[.D184]-[.D218]" office:value-type="float" office:value="0" calcext:value-type="float">
            <text:p>0</text:p>
          </table:table-cell>
          <table:table-cell table:formula="of:=[.E184]-[.E218]" office:value-type="float" office:value="0" calcext:value-type="float">
            <text:p>0</text:p>
          </table:table-cell>
          <table:table-cell table:formula="of:=[.F184]-[.F218]" office:value-type="float" office:value="0" calcext:value-type="float">
            <text:p>0</text:p>
          </table:table-cell>
          <table:table-cell table:formula="of:=[.G184]-[.G218]" office:value-type="float" office:value="0" calcext:value-type="float">
            <text:p>0</text:p>
          </table:table-cell>
          <table:table-cell table:formula="of:=[.H184]-[.H218]" office:value-type="float" office:value="0" calcext:value-type="float">
            <text:p>0</text:p>
          </table:table-cell>
          <table:table-cell table:formula="of:=[.I184]-[.I218]" office:value-type="float" office:value="0" calcext:value-type="float">
            <text:p>0</text:p>
          </table:table-cell>
          <table:table-cell table:formula="of:=[.J184]-[.J218]" office:value-type="float" office:value="0" calcext:value-type="float">
            <text:p>0</text:p>
          </table:table-cell>
          <table:table-cell table:formula="of:=[.K184]-[.K218]" office:value-type="float" office:value="0" calcext:value-type="float">
            <text:p>0</text:p>
          </table:table-cell>
          <table:table-cell table:formula="of:=[.L184]-[.L218]" office:value-type="float" office:value="0" calcext:value-type="float">
            <text:p>0</text:p>
          </table:table-cell>
          <table:table-cell table:formula="of:=[.M184]-[.M218]" office:value-type="float" office:value="0" calcext:value-type="float">
            <text:p>0</text:p>
          </table:table-cell>
          <table:table-cell table:formula="of:=[.N184]-[.N218]" office:value-type="float" office:value="0" calcext:value-type="float">
            <text:p>0</text:p>
          </table:table-cell>
          <table:table-cell table:formula="of:=[.O184]-[.O218]" office:value-type="float" office:value="0" calcext:value-type="float">
            <text:p>0</text:p>
          </table:table-cell>
          <table:table-cell table:formula="of:=[.P184]-[.P218]" office:value-type="float" office:value="0" calcext:value-type="float">
            <text:p>0</text:p>
          </table:table-cell>
          <table:table-cell table:formula="of:=[.Q184]-[.Q218]" office:value-type="float" office:value="0" calcext:value-type="float">
            <text:p>0</text:p>
          </table:table-cell>
          <table:table-cell table:formula="of:=[.R184]-[.R218]" office:value-type="float" office:value="0" calcext:value-type="float">
            <text:p>0</text:p>
          </table:table-cell>
          <table:table-cell table:formula="of:=[.S184]-[.S218]" office:value-type="float" office:value="0" calcext:value-type="float">
            <text:p>0</text:p>
          </table:table-cell>
          <table:table-cell table:formula="of:=[.T184]-[.T218]" office:value-type="float" office:value="0" calcext:value-type="float">
            <text:p>0</text:p>
          </table:table-cell>
          <table:table-cell table:formula="of:=[.U184]-[.U218]" office:value-type="float" office:value="0" calcext:value-type="float">
            <text:p>0</text:p>
          </table:table-cell>
          <table:table-cell table:formula="of:=[.V184]-[.V218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0.7" calcext:value-type="float">
            <text:p>70,7</text:p>
          </table:table-cell>
          <table:table-cell table:formula="of:=[.B185]-[.B219]" office:value-type="float" office:value="0" calcext:value-type="float">
            <text:p>0</text:p>
          </table:table-cell>
          <table:table-cell table:formula="of:=[.C185]-[.C219]" office:value-type="float" office:value="0" calcext:value-type="float">
            <text:p>0</text:p>
          </table:table-cell>
          <table:table-cell table:formula="of:=[.D185]-[.D219]" office:value-type="float" office:value="0" calcext:value-type="float">
            <text:p>0</text:p>
          </table:table-cell>
          <table:table-cell table:formula="of:=[.E185]-[.E219]" office:value-type="float" office:value="0" calcext:value-type="float">
            <text:p>0</text:p>
          </table:table-cell>
          <table:table-cell table:formula="of:=[.F185]-[.F219]" office:value-type="float" office:value="0" calcext:value-type="float">
            <text:p>0</text:p>
          </table:table-cell>
          <table:table-cell table:formula="of:=[.G185]-[.G219]" office:value-type="float" office:value="0" calcext:value-type="float">
            <text:p>0</text:p>
          </table:table-cell>
          <table:table-cell table:formula="of:=[.H185]-[.H219]" office:value-type="float" office:value="0" calcext:value-type="float">
            <text:p>0</text:p>
          </table:table-cell>
          <table:table-cell table:formula="of:=[.I185]-[.I219]" office:value-type="float" office:value="0" calcext:value-type="float">
            <text:p>0</text:p>
          </table:table-cell>
          <table:table-cell table:formula="of:=[.J185]-[.J219]" office:value-type="float" office:value="0" calcext:value-type="float">
            <text:p>0</text:p>
          </table:table-cell>
          <table:table-cell table:formula="of:=[.K185]-[.K219]" office:value-type="float" office:value="0" calcext:value-type="float">
            <text:p>0</text:p>
          </table:table-cell>
          <table:table-cell table:formula="of:=[.L185]-[.L219]" office:value-type="float" office:value="0" calcext:value-type="float">
            <text:p>0</text:p>
          </table:table-cell>
          <table:table-cell table:formula="of:=[.M185]-[.M219]" office:value-type="float" office:value="0" calcext:value-type="float">
            <text:p>0</text:p>
          </table:table-cell>
          <table:table-cell table:formula="of:=[.N185]-[.N219]" office:value-type="float" office:value="0" calcext:value-type="float">
            <text:p>0</text:p>
          </table:table-cell>
          <table:table-cell table:formula="of:=[.O185]-[.O219]" office:value-type="float" office:value="0" calcext:value-type="float">
            <text:p>0</text:p>
          </table:table-cell>
          <table:table-cell table:formula="of:=[.P185]-[.P219]" office:value-type="float" office:value="0" calcext:value-type="float">
            <text:p>0</text:p>
          </table:table-cell>
          <table:table-cell table:formula="of:=[.Q185]-[.Q219]" office:value-type="float" office:value="0" calcext:value-type="float">
            <text:p>0</text:p>
          </table:table-cell>
          <table:table-cell table:formula="of:=[.R185]-[.R219]" office:value-type="float" office:value="0" calcext:value-type="float">
            <text:p>0</text:p>
          </table:table-cell>
          <table:table-cell table:formula="of:=[.S185]-[.S219]" office:value-type="float" office:value="0" calcext:value-type="float">
            <text:p>0</text:p>
          </table:table-cell>
          <table:table-cell table:formula="of:=[.T185]-[.T219]" office:value-type="float" office:value="0" calcext:value-type="float">
            <text:p>0</text:p>
          </table:table-cell>
          <table:table-cell table:formula="of:=[.U185]-[.U219]" office:value-type="float" office:value="0" calcext:value-type="float">
            <text:p>0</text:p>
          </table:table-cell>
          <table:table-cell table:formula="of:=[.V185]-[.V219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2.5" calcext:value-type="float">
            <text:p>72,5</text:p>
          </table:table-cell>
          <table:table-cell table:formula="of:=[.B186]-[.B220]" office:value-type="float" office:value="0" calcext:value-type="float">
            <text:p>0</text:p>
          </table:table-cell>
          <table:table-cell table:formula="of:=[.C186]-[.C220]" office:value-type="float" office:value="0" calcext:value-type="float">
            <text:p>0</text:p>
          </table:table-cell>
          <table:table-cell table:formula="of:=[.D186]-[.D220]" office:value-type="float" office:value="0" calcext:value-type="float">
            <text:p>0</text:p>
          </table:table-cell>
          <table:table-cell table:formula="of:=[.E186]-[.E220]" office:value-type="float" office:value="0" calcext:value-type="float">
            <text:p>0</text:p>
          </table:table-cell>
          <table:table-cell table:formula="of:=[.F186]-[.F220]" office:value-type="float" office:value="0" calcext:value-type="float">
            <text:p>0</text:p>
          </table:table-cell>
          <table:table-cell table:formula="of:=[.G186]-[.G220]" office:value-type="float" office:value="0" calcext:value-type="float">
            <text:p>0</text:p>
          </table:table-cell>
          <table:table-cell table:formula="of:=[.H186]-[.H220]" office:value-type="float" office:value="0" calcext:value-type="float">
            <text:p>0</text:p>
          </table:table-cell>
          <table:table-cell table:formula="of:=[.I186]-[.I220]" office:value-type="float" office:value="0" calcext:value-type="float">
            <text:p>0</text:p>
          </table:table-cell>
          <table:table-cell table:formula="of:=[.J186]-[.J220]" office:value-type="float" office:value="0" calcext:value-type="float">
            <text:p>0</text:p>
          </table:table-cell>
          <table:table-cell table:formula="of:=[.K186]-[.K220]" office:value-type="float" office:value="0" calcext:value-type="float">
            <text:p>0</text:p>
          </table:table-cell>
          <table:table-cell table:formula="of:=[.L186]-[.L220]" office:value-type="float" office:value="0" calcext:value-type="float">
            <text:p>0</text:p>
          </table:table-cell>
          <table:table-cell table:formula="of:=[.M186]-[.M220]" office:value-type="float" office:value="0" calcext:value-type="float">
            <text:p>0</text:p>
          </table:table-cell>
          <table:table-cell table:formula="of:=[.N186]-[.N220]" office:value-type="float" office:value="0" calcext:value-type="float">
            <text:p>0</text:p>
          </table:table-cell>
          <table:table-cell table:formula="of:=[.O186]-[.O220]" office:value-type="float" office:value="0" calcext:value-type="float">
            <text:p>0</text:p>
          </table:table-cell>
          <table:table-cell table:formula="of:=[.P186]-[.P220]" office:value-type="float" office:value="0" calcext:value-type="float">
            <text:p>0</text:p>
          </table:table-cell>
          <table:table-cell table:formula="of:=[.Q186]-[.Q220]" office:value-type="float" office:value="0" calcext:value-type="float">
            <text:p>0</text:p>
          </table:table-cell>
          <table:table-cell table:formula="of:=[.R186]-[.R220]" office:value-type="float" office:value="0" calcext:value-type="float">
            <text:p>0</text:p>
          </table:table-cell>
          <table:table-cell table:formula="of:=[.S186]-[.S220]" office:value-type="float" office:value="0" calcext:value-type="float">
            <text:p>0</text:p>
          </table:table-cell>
          <table:table-cell table:formula="of:=[.T186]-[.T220]" office:value-type="float" office:value="0" calcext:value-type="float">
            <text:p>0</text:p>
          </table:table-cell>
          <table:table-cell table:formula="of:=[.U186]-[.U220]" office:value-type="float" office:value="0" calcext:value-type="float">
            <text:p>0</text:p>
          </table:table-cell>
          <table:table-cell table:formula="of:=[.V186]-[.V220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4.2" calcext:value-type="float">
            <text:p>74,2</text:p>
          </table:table-cell>
          <table:table-cell table:formula="of:=[.B187]-[.B221]" office:value-type="float" office:value="0" calcext:value-type="float">
            <text:p>0</text:p>
          </table:table-cell>
          <table:table-cell table:formula="of:=[.C187]-[.C221]" office:value-type="float" office:value="0" calcext:value-type="float">
            <text:p>0</text:p>
          </table:table-cell>
          <table:table-cell table:formula="of:=[.D187]-[.D221]" office:value-type="float" office:value="0" calcext:value-type="float">
            <text:p>0</text:p>
          </table:table-cell>
          <table:table-cell table:formula="of:=[.E187]-[.E221]" office:value-type="float" office:value="0" calcext:value-type="float">
            <text:p>0</text:p>
          </table:table-cell>
          <table:table-cell table:formula="of:=[.F187]-[.F221]" office:value-type="float" office:value="0" calcext:value-type="float">
            <text:p>0</text:p>
          </table:table-cell>
          <table:table-cell table:formula="of:=[.G187]-[.G221]" office:value-type="float" office:value="0" calcext:value-type="float">
            <text:p>0</text:p>
          </table:table-cell>
          <table:table-cell table:formula="of:=[.H187]-[.H221]" office:value-type="float" office:value="0" calcext:value-type="float">
            <text:p>0</text:p>
          </table:table-cell>
          <table:table-cell table:formula="of:=[.I187]-[.I221]" office:value-type="float" office:value="0" calcext:value-type="float">
            <text:p>0</text:p>
          </table:table-cell>
          <table:table-cell table:formula="of:=[.J187]-[.J221]" office:value-type="float" office:value="0" calcext:value-type="float">
            <text:p>0</text:p>
          </table:table-cell>
          <table:table-cell table:formula="of:=[.K187]-[.K221]" office:value-type="float" office:value="0" calcext:value-type="float">
            <text:p>0</text:p>
          </table:table-cell>
          <table:table-cell table:formula="of:=[.L187]-[.L221]" office:value-type="float" office:value="0" calcext:value-type="float">
            <text:p>0</text:p>
          </table:table-cell>
          <table:table-cell table:formula="of:=[.M187]-[.M221]" office:value-type="float" office:value="0" calcext:value-type="float">
            <text:p>0</text:p>
          </table:table-cell>
          <table:table-cell table:formula="of:=[.N187]-[.N221]" office:value-type="float" office:value="0" calcext:value-type="float">
            <text:p>0</text:p>
          </table:table-cell>
          <table:table-cell table:formula="of:=[.O187]-[.O221]" office:value-type="float" office:value="0" calcext:value-type="float">
            <text:p>0</text:p>
          </table:table-cell>
          <table:table-cell table:formula="of:=[.P187]-[.P221]" office:value-type="float" office:value="0" calcext:value-type="float">
            <text:p>0</text:p>
          </table:table-cell>
          <table:table-cell table:formula="of:=[.Q187]-[.Q221]" office:value-type="float" office:value="0" calcext:value-type="float">
            <text:p>0</text:p>
          </table:table-cell>
          <table:table-cell table:formula="of:=[.R187]-[.R221]" office:value-type="float" office:value="0" calcext:value-type="float">
            <text:p>0</text:p>
          </table:table-cell>
          <table:table-cell table:formula="of:=[.S187]-[.S221]" office:value-type="float" office:value="0" calcext:value-type="float">
            <text:p>0</text:p>
          </table:table-cell>
          <table:table-cell table:formula="of:=[.T187]-[.T221]" office:value-type="float" office:value="0" calcext:value-type="float">
            <text:p>0</text:p>
          </table:table-cell>
          <table:table-cell table:formula="of:=[.U187]-[.U221]" office:value-type="float" office:value="0" calcext:value-type="float">
            <text:p>0</text:p>
          </table:table-cell>
          <table:table-cell table:formula="of:=[.V187]-[.V221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formula="of:=[.B188]-[.B222]" office:value-type="float" office:value="0" calcext:value-type="float">
            <text:p>0</text:p>
          </table:table-cell>
          <table:table-cell table:formula="of:=[.C188]-[.C222]" office:value-type="float" office:value="0" calcext:value-type="float">
            <text:p>0</text:p>
          </table:table-cell>
          <table:table-cell table:formula="of:=[.D188]-[.D222]" office:value-type="float" office:value="0" calcext:value-type="float">
            <text:p>0</text:p>
          </table:table-cell>
          <table:table-cell table:formula="of:=[.E188]-[.E222]" office:value-type="float" office:value="0" calcext:value-type="float">
            <text:p>0</text:p>
          </table:table-cell>
          <table:table-cell table:formula="of:=[.F188]-[.F222]" office:value-type="float" office:value="0" calcext:value-type="float">
            <text:p>0</text:p>
          </table:table-cell>
          <table:table-cell table:formula="of:=[.G188]-[.G222]" office:value-type="float" office:value="0" calcext:value-type="float">
            <text:p>0</text:p>
          </table:table-cell>
          <table:table-cell table:formula="of:=[.H188]-[.H222]" office:value-type="float" office:value="0" calcext:value-type="float">
            <text:p>0</text:p>
          </table:table-cell>
          <table:table-cell table:formula="of:=[.I188]-[.I222]" office:value-type="float" office:value="0" calcext:value-type="float">
            <text:p>0</text:p>
          </table:table-cell>
          <table:table-cell table:formula="of:=[.J188]-[.J222]" office:value-type="float" office:value="0" calcext:value-type="float">
            <text:p>0</text:p>
          </table:table-cell>
          <table:table-cell table:formula="of:=[.K188]-[.K222]" office:value-type="float" office:value="0" calcext:value-type="float">
            <text:p>0</text:p>
          </table:table-cell>
          <table:table-cell table:formula="of:=[.L188]-[.L222]" office:value-type="float" office:value="0" calcext:value-type="float">
            <text:p>0</text:p>
          </table:table-cell>
          <table:table-cell table:formula="of:=[.M188]-[.M222]" office:value-type="float" office:value="0" calcext:value-type="float">
            <text:p>0</text:p>
          </table:table-cell>
          <table:table-cell table:formula="of:=[.N188]-[.N222]" office:value-type="float" office:value="0" calcext:value-type="float">
            <text:p>0</text:p>
          </table:table-cell>
          <table:table-cell table:formula="of:=[.O188]-[.O222]" office:value-type="float" office:value="0" calcext:value-type="float">
            <text:p>0</text:p>
          </table:table-cell>
          <table:table-cell table:formula="of:=[.P188]-[.P222]" office:value-type="float" office:value="0" calcext:value-type="float">
            <text:p>0</text:p>
          </table:table-cell>
          <table:table-cell table:formula="of:=[.Q188]-[.Q222]" office:value-type="float" office:value="0" calcext:value-type="float">
            <text:p>0</text:p>
          </table:table-cell>
          <table:table-cell table:formula="of:=[.R188]-[.R222]" office:value-type="float" office:value="0" calcext:value-type="float">
            <text:p>0</text:p>
          </table:table-cell>
          <table:table-cell table:formula="of:=[.S188]-[.S222]" office:value-type="float" office:value="0" calcext:value-type="float">
            <text:p>0</text:p>
          </table:table-cell>
          <table:table-cell table:formula="of:=[.T188]-[.T222]" office:value-type="float" office:value="0" calcext:value-type="float">
            <text:p>0</text:p>
          </table:table-cell>
          <table:table-cell table:formula="of:=[.U188]-[.U222]" office:value-type="float" office:value="0" calcext:value-type="float">
            <text:p>0</text:p>
          </table:table-cell>
          <table:table-cell table:formula="of:=[.V188]-[.V222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7.8" calcext:value-type="float">
            <text:p>77,8</text:p>
          </table:table-cell>
          <table:table-cell table:formula="of:=[.B189]-[.B223]" office:value-type="float" office:value="0" calcext:value-type="float">
            <text:p>0</text:p>
          </table:table-cell>
          <table:table-cell table:formula="of:=[.C189]-[.C223]" office:value-type="float" office:value="0" calcext:value-type="float">
            <text:p>0</text:p>
          </table:table-cell>
          <table:table-cell table:formula="of:=[.D189]-[.D223]" office:value-type="float" office:value="0" calcext:value-type="float">
            <text:p>0</text:p>
          </table:table-cell>
          <table:table-cell table:formula="of:=[.E189]-[.E223]" office:value-type="float" office:value="0" calcext:value-type="float">
            <text:p>0</text:p>
          </table:table-cell>
          <table:table-cell table:formula="of:=[.F189]-[.F223]" office:value-type="float" office:value="0" calcext:value-type="float">
            <text:p>0</text:p>
          </table:table-cell>
          <table:table-cell table:formula="of:=[.G189]-[.G223]" office:value-type="float" office:value="0" calcext:value-type="float">
            <text:p>0</text:p>
          </table:table-cell>
          <table:table-cell table:formula="of:=[.H189]-[.H223]" office:value-type="float" office:value="0" calcext:value-type="float">
            <text:p>0</text:p>
          </table:table-cell>
          <table:table-cell table:formula="of:=[.I189]-[.I223]" office:value-type="float" office:value="0" calcext:value-type="float">
            <text:p>0</text:p>
          </table:table-cell>
          <table:table-cell table:formula="of:=[.J189]-[.J223]" office:value-type="float" office:value="0" calcext:value-type="float">
            <text:p>0</text:p>
          </table:table-cell>
          <table:table-cell table:formula="of:=[.K189]-[.K223]" office:value-type="float" office:value="0" calcext:value-type="float">
            <text:p>0</text:p>
          </table:table-cell>
          <table:table-cell table:formula="of:=[.L189]-[.L223]" office:value-type="float" office:value="0" calcext:value-type="float">
            <text:p>0</text:p>
          </table:table-cell>
          <table:table-cell table:formula="of:=[.M189]-[.M223]" office:value-type="float" office:value="0" calcext:value-type="float">
            <text:p>0</text:p>
          </table:table-cell>
          <table:table-cell table:formula="of:=[.N189]-[.N223]" office:value-type="float" office:value="0" calcext:value-type="float">
            <text:p>0</text:p>
          </table:table-cell>
          <table:table-cell table:formula="of:=[.O189]-[.O223]" office:value-type="float" office:value="0" calcext:value-type="float">
            <text:p>0</text:p>
          </table:table-cell>
          <table:table-cell table:formula="of:=[.P189]-[.P223]" office:value-type="float" office:value="0" calcext:value-type="float">
            <text:p>0</text:p>
          </table:table-cell>
          <table:table-cell table:formula="of:=[.Q189]-[.Q223]" office:value-type="float" office:value="0" calcext:value-type="float">
            <text:p>0</text:p>
          </table:table-cell>
          <table:table-cell table:formula="of:=[.R189]-[.R223]" office:value-type="float" office:value="0" calcext:value-type="float">
            <text:p>0</text:p>
          </table:table-cell>
          <table:table-cell table:formula="of:=[.S189]-[.S223]" office:value-type="float" office:value="0" calcext:value-type="float">
            <text:p>0</text:p>
          </table:table-cell>
          <table:table-cell table:formula="of:=[.T189]-[.T223]" office:value-type="float" office:value="0" calcext:value-type="float">
            <text:p>0</text:p>
          </table:table-cell>
          <table:table-cell table:formula="of:=[.U189]-[.U223]" office:value-type="float" office:value="0" calcext:value-type="float">
            <text:p>0</text:p>
          </table:table-cell>
          <table:table-cell table:formula="of:=[.V189]-[.V223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79.5" calcext:value-type="float">
            <text:p>79,5</text:p>
          </table:table-cell>
          <table:table-cell table:formula="of:=[.B190]-[.B224]" office:value-type="float" office:value="0" calcext:value-type="float">
            <text:p>0</text:p>
          </table:table-cell>
          <table:table-cell table:formula="of:=[.C190]-[.C224]" office:value-type="float" office:value="0" calcext:value-type="float">
            <text:p>0</text:p>
          </table:table-cell>
          <table:table-cell table:formula="of:=[.D190]-[.D224]" office:value-type="float" office:value="0" calcext:value-type="float">
            <text:p>0</text:p>
          </table:table-cell>
          <table:table-cell table:formula="of:=[.E190]-[.E224]" office:value-type="float" office:value="0" calcext:value-type="float">
            <text:p>0</text:p>
          </table:table-cell>
          <table:table-cell table:formula="of:=[.F190]-[.F224]" office:value-type="float" office:value="0" calcext:value-type="float">
            <text:p>0</text:p>
          </table:table-cell>
          <table:table-cell table:formula="of:=[.G190]-[.G224]" office:value-type="float" office:value="0" calcext:value-type="float">
            <text:p>0</text:p>
          </table:table-cell>
          <table:table-cell table:formula="of:=[.H190]-[.H224]" office:value-type="float" office:value="0" calcext:value-type="float">
            <text:p>0</text:p>
          </table:table-cell>
          <table:table-cell table:formula="of:=[.I190]-[.I224]" office:value-type="float" office:value="0" calcext:value-type="float">
            <text:p>0</text:p>
          </table:table-cell>
          <table:table-cell table:formula="of:=[.J190]-[.J224]" office:value-type="float" office:value="0" calcext:value-type="float">
            <text:p>0</text:p>
          </table:table-cell>
          <table:table-cell table:formula="of:=[.K190]-[.K224]" office:value-type="float" office:value="0" calcext:value-type="float">
            <text:p>0</text:p>
          </table:table-cell>
          <table:table-cell table:formula="of:=[.L190]-[.L224]" office:value-type="float" office:value="0" calcext:value-type="float">
            <text:p>0</text:p>
          </table:table-cell>
          <table:table-cell table:formula="of:=[.M190]-[.M224]" office:value-type="float" office:value="0" calcext:value-type="float">
            <text:p>0</text:p>
          </table:table-cell>
          <table:table-cell table:formula="of:=[.N190]-[.N224]" office:value-type="float" office:value="0" calcext:value-type="float">
            <text:p>0</text:p>
          </table:table-cell>
          <table:table-cell table:formula="of:=[.O190]-[.O224]" office:value-type="float" office:value="0" calcext:value-type="float">
            <text:p>0</text:p>
          </table:table-cell>
          <table:table-cell table:formula="of:=[.P190]-[.P224]" office:value-type="float" office:value="0" calcext:value-type="float">
            <text:p>0</text:p>
          </table:table-cell>
          <table:table-cell table:formula="of:=[.Q190]-[.Q224]" office:value-type="float" office:value="0" calcext:value-type="float">
            <text:p>0</text:p>
          </table:table-cell>
          <table:table-cell table:formula="of:=[.R190]-[.R224]" office:value-type="float" office:value="0" calcext:value-type="float">
            <text:p>0</text:p>
          </table:table-cell>
          <table:table-cell table:formula="of:=[.S190]-[.S224]" office:value-type="float" office:value="0" calcext:value-type="float">
            <text:p>0</text:p>
          </table:table-cell>
          <table:table-cell table:formula="of:=[.T190]-[.T224]" office:value-type="float" office:value="0" calcext:value-type="float">
            <text:p>0</text:p>
          </table:table-cell>
          <table:table-cell table:formula="of:=[.U190]-[.U224]" office:value-type="float" office:value="0" calcext:value-type="float">
            <text:p>0</text:p>
          </table:table-cell>
          <table:table-cell table:formula="of:=[.V190]-[.V224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81.3" calcext:value-type="float">
            <text:p>81,3</text:p>
          </table:table-cell>
          <table:table-cell table:formula="of:=[.B191]-[.B225]" office:value-type="float" office:value="0" calcext:value-type="float">
            <text:p>0</text:p>
          </table:table-cell>
          <table:table-cell table:formula="of:=[.C191]-[.C225]" office:value-type="float" office:value="0" calcext:value-type="float">
            <text:p>0</text:p>
          </table:table-cell>
          <table:table-cell table:formula="of:=[.D191]-[.D225]" office:value-type="float" office:value="0" calcext:value-type="float">
            <text:p>0</text:p>
          </table:table-cell>
          <table:table-cell table:formula="of:=[.E191]-[.E225]" office:value-type="float" office:value="0" calcext:value-type="float">
            <text:p>0</text:p>
          </table:table-cell>
          <table:table-cell table:formula="of:=[.F191]-[.F225]" office:value-type="float" office:value="-4.68375338513738E-017" calcext:value-type="float">
            <text:p>-4,68375338513738E-017</text:p>
          </table:table-cell>
          <table:table-cell table:formula="of:=[.G191]-[.G225]" office:value-type="float" office:value="0" calcext:value-type="float">
            <text:p>0</text:p>
          </table:table-cell>
          <table:table-cell table:formula="of:=[.H191]-[.H225]" office:value-type="float" office:value="0" calcext:value-type="float">
            <text:p>0</text:p>
          </table:table-cell>
          <table:table-cell table:formula="of:=[.I191]-[.I225]" office:value-type="float" office:value="0" calcext:value-type="float">
            <text:p>0</text:p>
          </table:table-cell>
          <table:table-cell table:formula="of:=[.J191]-[.J225]" office:value-type="float" office:value="0" calcext:value-type="float">
            <text:p>0</text:p>
          </table:table-cell>
          <table:table-cell table:formula="of:=[.K191]-[.K225]" office:value-type="float" office:value="0" calcext:value-type="float">
            <text:p>0</text:p>
          </table:table-cell>
          <table:table-cell table:formula="of:=[.L191]-[.L225]" office:value-type="float" office:value="0" calcext:value-type="float">
            <text:p>0</text:p>
          </table:table-cell>
          <table:table-cell table:formula="of:=[.M191]-[.M225]" office:value-type="float" office:value="0" calcext:value-type="float">
            <text:p>0</text:p>
          </table:table-cell>
          <table:table-cell table:formula="of:=[.N191]-[.N225]" office:value-type="float" office:value="0" calcext:value-type="float">
            <text:p>0</text:p>
          </table:table-cell>
          <table:table-cell table:formula="of:=[.O191]-[.O225]" office:value-type="float" office:value="0" calcext:value-type="float">
            <text:p>0</text:p>
          </table:table-cell>
          <table:table-cell table:formula="of:=[.P191]-[.P225]" office:value-type="float" office:value="0" calcext:value-type="float">
            <text:p>0</text:p>
          </table:table-cell>
          <table:table-cell table:formula="of:=[.Q191]-[.Q225]" office:value-type="float" office:value="0" calcext:value-type="float">
            <text:p>0</text:p>
          </table:table-cell>
          <table:table-cell table:formula="of:=[.R191]-[.R225]" office:value-type="float" office:value="0" calcext:value-type="float">
            <text:p>0</text:p>
          </table:table-cell>
          <table:table-cell table:formula="of:=[.S191]-[.S225]" office:value-type="float" office:value="0" calcext:value-type="float">
            <text:p>0</text:p>
          </table:table-cell>
          <table:table-cell table:formula="of:=[.T191]-[.T225]" office:value-type="float" office:value="0" calcext:value-type="float">
            <text:p>0</text:p>
          </table:table-cell>
          <table:table-cell table:formula="of:=[.U191]-[.U225]" office:value-type="float" office:value="0" calcext:value-type="float">
            <text:p>0</text:p>
          </table:table-cell>
          <table:table-cell table:formula="of:=[.V191]-[.V225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Conclusion Très bonne similarité entre les deux types de traitements</text:p>
          </table:table-cell>
          <table:table-cell table:style-name="ce3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3:33:55.21015891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330" meta:object-count="0"/>
  </office:meta>
</office:document-meta>
</file>